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43mm"/>
    </style:style>
    <style:style style:name="co2" style:family="table-column">
      <style:table-column-properties fo:break-before="auto" style:column-width="5.31mm"/>
    </style:style>
    <style:style style:name="co3" style:family="table-column">
      <style:table-column-properties fo:break-before="auto" style:column-width="8.04mm"/>
    </style:style>
    <style:style style:name="co4" style:family="table-column">
      <style:table-column-properties fo:break-before="auto" style:column-width="8.64mm"/>
    </style:style>
    <style:style style:name="co5" style:family="table-column">
      <style:table-column-properties fo:break-before="auto" style:column-width="6.67mm"/>
    </style:style>
    <style:style style:name="co6" style:family="table-column">
      <style:table-column-properties fo:break-before="auto" style:column-width="23.6mm"/>
    </style:style>
    <style:style style:name="co7" style:family="table-column">
      <style:table-column-properties fo:break-before="auto" style:column-width="16.63mm"/>
    </style:style>
    <style:style style:name="co8" style:family="table-column">
      <style:table-column-properties fo:break-before="auto" style:column-width="24.2mm"/>
    </style:style>
    <style:style style:name="co9" style:family="table-column">
      <style:table-column-properties fo:break-before="auto" style:column-width="21.17mm"/>
    </style:style>
    <style:style style:name="co10" style:family="table-column">
      <style:table-column-properties fo:break-before="auto" style:column-width="8.94mm"/>
    </style:style>
    <style:style style:name="co11" style:family="table-column">
      <style:table-column-properties fo:break-before="auto" style:column-width="6.93mm"/>
    </style:style>
    <style:style style:name="co12" style:family="table-column">
      <style:table-column-properties fo:break-before="auto" style:column-width="9.37mm"/>
    </style:style>
    <style:style style:name="co13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11.48mm"/>
    </style:style>
    <style:style style:name="co15" style:family="table-column">
      <style:table-column-properties fo:break-before="auto" style:column-width="11.66mm"/>
    </style:style>
    <style:style style:name="co16" style:family="table-column">
      <style:table-column-properties fo:break-before="auto" style:column-width="13.48mm"/>
    </style:style>
    <style:style style:name="co17" style:family="table-column">
      <style:table-column-properties fo:break-before="auto" style:column-width="9.24mm"/>
    </style:style>
    <style:style style:name="co18" style:family="table-column">
      <style:table-column-properties fo:break-before="auto" style:column-width="1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PageStyle_5f_Безымянный_20_документ_20_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border="2.01pt solid #000000" style:rotation-align="none" style:vertical-align="middle"/>
      <style:paragraph-properties fo:text-align="center"/>
    </style:style>
    <style:style style:name="ce3" style:family="table-cell" style:parent-style-name="Default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border-left="2.01pt solid #000000" fo:border-right="none" style:rotation-align="none" fo:border-top="none"/>
      <style:paragraph-properties fo:text-align="end" fo:margin-left="0mm"/>
    </style:style>
    <style:style style:name="ce5" style:family="table-cell" style:parent-style-name="Default">
      <style:table-cell-properties fo:border-bottom="2.01pt solid #000000" style:diagonal-bl-tr="none" style:diagonal-tl-br="none" style:text-align-source="fix" style:repeat-content="false" fo:border-left="2.01pt solid #000000" fo:border-right="none" style:rotation-align="none" fo:border-top="none"/>
      <style:paragraph-properties fo:text-align="end" fo:margin-left="0mm"/>
    </style:style>
    <style:style style:name="ce6" style:family="table-cell" style:parent-style-name="Default">
      <style:table-cell-properties style:rotation-align="non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2.01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="2.01pt solid #000000" style:rotation-align="none"/>
    </style:style>
    <style:style style:name="ce9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end" fo:margin-left="0mm"/>
    </style:style>
    <style:style style:name="ce10" style:family="table-cell" style:parent-style-name="Default">
      <style:table-cell-properties fo:border-bottom="2.01pt solid #000000" style:diagonal-bl-tr="none" style:diagonal-tl-br="none" style:text-align-source="fix" style:repeat-content="false" fo:border-left="none" fo:border-right="none" style:rotation-align="none" fo:border-top="none"/>
      <style:paragraph-properties fo:text-align="end" fo:margin-left="0mm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border-left="none" fo:border-right="2.01pt solid #000000" style:rotation-align="none" fo:border-top="none"/>
      <style:paragraph-properties fo:text-align="end" fo:margin-left="0mm"/>
    </style:style>
    <style:style style:name="ce12" style:family="table-cell" style:parent-style-name="Default">
      <style:table-cell-properties fo:border-bottom="2.01pt solid #000000" style:diagonal-bl-tr="none" style:diagonal-tl-br="none" style:text-align-source="fix" style:repeat-content="false" fo:border-left="none" fo:border-right="2.01pt solid #000000" style:rotation-align="none" fo:border-top="none"/>
      <style:paragraph-properties fo:text-align="end" fo:margin-left="0mm"/>
    </style:style>
    <style:style style:name="ce13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ackground-color="transparent" fo:wrap-option="wrap" fo:border="0.99pt solid #000000" style:direction="ltr" style:rotation-angle="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style:diagonal-bl-tr="none" style:diagonal-tl-br="none" fo:background-color="transparent" fo:border="0.99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" style:family="table-cell" style:parent-style-name="Default">
      <style:table-cell-properties fo:border-bottom="none" fo:background-color="#43c330" style:diagonal-bl-tr="none" style:diagonal-tl-br="none" fo:border-left="2.01pt solid #000000" fo:border-right="none" style:rotation-align="none" fo:border-top="none"/>
    </style:style>
    <style:style style:name="ce17" style:family="table-cell" style:parent-style-name="Default">
      <style:table-cell-properties fo:border-bottom="none" fo:background-color="#43c330" style:diagonal-bl-tr="none" style:diagonal-tl-br="none" fo:border-left="2.01pt solid #000000" fo:border-right="none" style:rotation-align="none" fo:border-top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43c330" style:diagonal-bl-tr="none" style:diagonal-tl-br="none" fo:border-left="2.01pt solid #000000" fo:border-right="none" style:rotation-align="none" fo:border-top="none"/>
      <style:text-properties fo:color="#003d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fo:border-bottom="none" fo:background-color="#43c330" style:diagonal-bl-tr="none" style:diagonal-tl-br="none" fo:border-left="2.01pt solid #000000" fo:border-right="none" style:rotation-align="none" fo:border-top="non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Default">
      <style:table-cell-properties fo:border-bottom="none" fo:background-color="#43c330" style:diagonal-bl-tr="none" style:diagonal-tl-br="none" fo:border-left="2.01pt solid #000000" fo:border-right="none" style:rotation-align="none" fo:border-top="none"/>
      <style:text-properties fo:color="#003d7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Default">
      <style:table-cell-properties fo:border-bottom="2.01pt solid #000000" fo:background-color="#43c330" style:diagonal-bl-tr="none" style:diagonal-tl-br="none" fo:border-left="2.01pt solid #000000" fo:border-right="none" style:rotation-align="none" fo:border-top="none"/>
    </style:style>
    <style:style style:name="ce22" style:family="table-cell" style:parent-style-name="Default">
      <style:table-cell-properties fo:background-color="transparent" style:rotation-align="none"/>
    </style:style>
    <style:style style:name="ce23" style:family="table-cell" style:parent-style-name="Default">
      <style:table-cell-properties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ackground-color="#43c330" style:diagonal-bl-tr="none" style:diagonal-tl-br="none" fo:border="none" style:rotation-align="none"/>
    </style:style>
    <style:style style:name="ce25" style:family="table-cell" style:parent-style-name="Default">
      <style:table-cell-properties fo:background-color="#43c330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ackground-color="#43c330"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fo:background-color="#43c330" style:diagonal-bl-tr="none" style:diagonal-tl-br="none" fo:border="none" style:rotation-align="non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" style:family="table-cell" style:parent-style-name="Default">
      <style:table-cell-properties fo:background-color="#43c330"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9" style:family="table-cell" style:parent-style-name="Default">
      <style:table-cell-properties fo:border-bottom="2.01pt solid #000000" fo:background-color="#43c33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style:text-align-source="fix" style:repeat-content="false" fo:wrap-option="no-wrap" fo:border="0.99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Default">
      <style:table-cell-properties fo:background-color="#00a0fc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ackground-color="#f5cd53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ackground-color="#f5cd53"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Default">
      <style:table-cell-properties fo:background-color="#f5cd53" style:diagonal-bl-tr="none" style:diagonal-tl-br="none" fo:border="none" style:rotation-align="none"/>
    </style:style>
    <style:style style:name="ce36" style:family="table-cell" style:parent-style-name="Default">
      <style:table-cell-properties fo:background-color="#f5cd53" style:diagonal-bl-tr="none" style:diagonal-tl-br="none" fo:border="none" style:rotation-align="non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7" style:family="table-cell" style:parent-style-name="Default">
      <style:table-cell-properties fo:background-color="#f5cd53"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8" style:family="table-cell" style:parent-style-name="Default">
      <style:table-cell-properties fo:border-bottom="2.01pt solid #000000" fo:background-color="#f5cd53" style:diagonal-bl-tr="none" style:diagonal-tl-br="none" fo:border-left="none" fo:border-right="none" style:rotation-align="none" fo:border-top="none"/>
    </style:style>
    <style:style style:name="ce39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>
      <style:table-cell-properties style:diagonal-bl-tr="none" style:diagonal-tl-br="none" fo:border="none" style:rotation-align="none"/>
    </style:style>
    <style:style style:name="ce42" style:family="table-cell" style:parent-style-name="Default">
      <style:table-cell-properties style:diagonal-bl-tr="none" style:diagonal-tl-br="none" fo:border="none" style:rotation-align="none"/>
      <style:text-properties fo:color="#ce181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3" style:family="table-cell" style:parent-style-name="Default">
      <style:table-cell-properties style:diagonal-bl-tr="none" style:diagonal-tl-br="none" fo:border="none" style:rotation-align="none"/>
      <style:text-properties fo:color="#003d73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4" style:family="table-cell" style:parent-style-name="Default">
      <style:table-cell-properties fo:border-bottom="2.01pt solid #000000" style:diagonal-bl-tr="none" style:diagonal-tl-br="none" fo:border-left="none" fo:border-right="none" style:rotation-align="none" fo:border-top="none"/>
    </style:style>
    <style:style style:name="ce45" style:family="table-cell" style:parent-style-name="Default">
      <style:table-cell-properties style:diagonal-bl-tr="none" style:diagonal-tl-br="none" fo:background-color="transparent"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none" fo:border-right="2.01pt solid #000000" style:rotation-align="none" fo:border-top="none"/>
    </style:style>
    <style:style style:name="ce47" style:family="table-cell" style:parent-style-name="Default">
      <style:table-cell-properties fo:border-bottom="2.01pt solid #000000" style:diagonal-bl-tr="none" style:diagonal-tl-br="none" fo:border-left="none" fo:border-right="2.01pt solid #000000" style:rotation-align="none" fo:border-top="none"/>
    </style:style>
    <style:style style:name="ce48" style:family="table-cell" style:parent-style-name="Default">
      <style:table-cell-properties fo:border-bottom="none" style:text-align-source="fix" style:repeat-content="false" fo:border-left="2.01pt solid #000000" fo:border-right="none" style:rotation-align="none" fo:border-top="2.01pt solid #000000" style:vertical-align="middl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>
      <style:table-cell-properties fo:border-bottom="none" style:text-align-source="fix" style:repeat-content="false" fo:border-left="2.01pt solid #000000" fo:border-right="none" style:rotation-align="none" fo:border-top="none" style:vertical-align="middle"/>
      <style:paragraph-properties fo:text-align="center" fo:margin-left="0mm"/>
      <style:text-properties style:font-name="Arial" fo:font-weight="bold" style:font-weight-asian="bold" style:font-name-complex="Arial" style:font-weight-complex="bold"/>
    </style:style>
    <style:style style:name="ce50" style:family="table-cell" style:parent-style-name="Default">
      <style:table-cell-properties fo:border-bottom="none" fo:border-left="2.01pt solid #000000" fo:border-right="none" style:rotation-align="none" fo:border-top="none"/>
    </style:style>
    <style:style style:name="ce51" style:family="table-cell" style:parent-style-name="Default">
      <style:table-cell-properties fo:border-bottom="none" fo:background-color="#f5cd53" fo:border-left="2.01pt solid #000000" fo:border-right="none" style:rotation-align="none" fo:border-top="none"/>
    </style:style>
    <style:style style:name="ce52" style:family="table-cell" style:parent-style-name="Default">
      <style:table-cell-properties fo:border-bottom="none" fo:border-left="none" fo:border-right="none" style:rotation-align="none" fo:border-top="2.01pt solid #000000"/>
    </style:style>
    <style:style style:name="ce53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style:font-name="Arial" fo:font-weight="bold" style:font-weight-asian="bold" style:font-name-complex="Arial" style:font-weight-complex="bold"/>
    </style:style>
    <style:style style:name="ce54" style:family="table-cell" style:parent-style-name="Default">
      <style:table-cell-properties fo:background-color="#f5cd53" style:rotation-align="none"/>
    </style:style>
    <style:style style:name="ce55" style:family="table-cell" style:parent-style-name="Default">
      <style:table-cell-properties fo:border-bottom="none" fo:border-left="none" fo:border-right="2.01pt solid #000000" style:rotation-align="none" fo:border-top="2.01pt solid #000000"/>
    </style:style>
    <style:style style:name="ce56" style:family="table-cell" style:parent-style-name="Default">
      <style:table-cell-properties fo:border-bottom="none" style:text-align-source="fix" style:repeat-content="false" fo:border-left="none" fo:border-right="2.01pt solid #000000" style:rotation-align="none" fo:border-top="none" style:vertical-align="middle"/>
      <style:paragraph-properties fo:text-align="center" fo:margin-left="0mm"/>
      <style:text-properties style:font-name="Arial" fo:font-weight="bold" style:font-weight-asian="bold" style:font-name-complex="Arial" style:font-weight-complex="bold"/>
    </style:style>
    <style:style style:name="ce57" style:family="table-cell" style:parent-style-name="Default">
      <style:table-cell-properties fo:border-bottom="none" fo:border-left="none" fo:border-right="2.01pt solid #000000" style:rotation-align="none" fo:border-top="none"/>
    </style:style>
    <style:style style:name="ce58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74pt solid #000000" style:rotation-align="none"/>
    </style:style>
    <style:style style:name="ce60" style:family="table-cell" style:parent-style-name="Default">
      <style:table-cell-properties style:text-align-source="fix" style:repeat-content="false" fo:border="0.74pt solid #000000" style:rotation-align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00a0fc" fo:border="0.74pt solid #000000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Безымянный документ 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3" table:default-cell-style-name="ce6"/>
        <table:table-column table:style-name="co1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4" table:number-columns-repeated="2" table:default-cell-style-name="ce6"/>
        <table:table-column table:style-name="co1" table:number-columns-repeated="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2" table:default-cell-style-name="ce6"/>
        <table:table-column table:style-name="co5" table:default-cell-style-name="ce6"/>
        <table:table-column table:style-name="co6" table:default-cell-style-name="ce22"/>
        <table:table-column table:style-name="co7" table:default-cell-style-name="ce22"/>
        <table:table-column table:style-name="co8" table:default-cell-style-name="ce22"/>
        <table:table-column table:style-name="co9" table:default-cell-style-name="ce22"/>
        <table:table-column table:style-name="co10" table:number-columns-repeated="2" table:default-cell-style-name="ce6"/>
        <table:table-column table:style-name="co11" table:number-columns-repeated="2" table:default-cell-style-name="ce6"/>
        <table:table-column table:style-name="co10" table:number-columns-repeated="2" table:default-cell-style-name="ce6"/>
        <table:table-column table:style-name="co11" table:number-columns-repeated="2" table:default-cell-style-name="ce6"/>
        <table:table-column table:style-name="co10" table:number-columns-repeated="2" table:default-cell-style-name="ce6"/>
        <table:table-column table:style-name="co11" table:number-columns-repeated="2" table:default-cell-style-name="ce6"/>
        <table:table-column table:style-name="co10" table:number-columns-repeated="2" table:default-cell-style-name="ce6"/>
        <table:table-column table:style-name="co11" table:number-columns-repeated="2" table:default-cell-style-name="ce6"/>
        <table:table-column table:style-name="co12" table:default-cell-style-name="ce6"/>
        <table:table-column table:style-name="co13" table:number-columns-repeated="4" table:default-cell-style-name="ce6"/>
        <table:table-column table:style-name="co14" table:default-cell-style-name="ce6"/>
        <table:table-column table:style-name="co15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7" table:default-cell-style-name="ce6"/>
        <table:table-column table:style-name="co10" table:default-cell-style-name="ce6"/>
        <table:table-column table:style-name="co13" table:number-columns-repeated="971" table:default-cell-style-name="ce6"/>
        <table:table-row table:style-name="ro1">
          <table:table-cell table:style-name="ce1" office:value-type="string" calcext:value-type="string" table:number-columns-spanned="20" table:number-rows-spanned="2">
            <text:p>HEX DATA</text:p>
          </table:table-cell>
          <table:covered-table-cell table:number-columns-repeated="19" table:style-name="ce7"/>
          <table:table-cell/>
          <table:table-cell table:style-name="ce13" office:value-type="string" calcext:value-type="string" table:number-columns-spanned="20" table:number-rows-spanned="1">
            <text:p>DEC DATA</text:p>
          </table:table-cell>
          <table:covered-table-cell table:number-columns-repeated="3" table:style-name="ce23"/>
          <table:covered-table-cell table:number-columns-repeated="16" table:style-name="ce30"/>
          <table:table-cell/>
          <table:table-cell table:style-name="ce48" office:value-type="string" calcext:value-type="string" table:number-columns-spanned="4" table:number-rows-spanned="1">
            <text:p>Calculate geo coordinates</text:p>
          </table:table-cell>
          <table:covered-table-cell table:number-columns-repeated="2" table:style-name="ce52"/>
          <table:covered-table-cell table:style-name="ce55"/>
          <table:table-cell/>
          <table:table-cell table:style-name="ce58" office:value-type="string" calcext:value-type="string" table:number-columns-spanned="6" table:number-rows-spanned="2">
            <text:p>First row. Start date and time</text:p>
          </table:table-cell>
          <table:covered-table-cell table:number-columns-repeated="5" table:style-name="ce59"/>
          <table:table-cell table:number-columns-repeated="971"/>
        </table:table-row>
        <table:table-row table:style-name="ro2">
          <table:covered-table-cell table:style-name="ce2"/>
          <table:covered-table-cell table:number-columns-repeated="19" table:style-name="ce8"/>
          <table:table-cell/>
          <table:table-cell table:style-name="ce14" office:value-type="string" calcext:value-type="string">
            <text:p>signature</text:p>
          </table:table-cell>
          <table:table-cell table:style-name="ce14" office:value-type="string" calcext:value-type="string">
            <text:p>track number</text:p>
          </table:table-cell>
          <table:table-cell table:style-name="ce14" office:value-type="string" calcext:value-type="string">
            <text:p><text:s/>row count</text:p>
          </table:table-cell>
          <table:table-cell table:style-name="ce14" office:value-type="string" calcext:value-type="string">
            <text:p>row number</text:p>
          </table:table-cell>
          <table:table-cell table:style-name="ce31" office:value-type="string" calcext:value-type="string" table:number-columns-spanned="4" table:number-rows-spanned="1">
            <text:p>latitude1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longitude1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latitude2</text:p>
          </table:table-cell>
          <table:covered-table-cell table:number-columns-repeated="3" table:style-name="ce31"/>
          <table:table-cell table:style-name="ce31" office:value-type="string" calcext:value-type="string" table:number-columns-spanned="4" table:number-rows-spanned="1">
            <text:p>longitude3</text:p>
          </table:table-cell>
          <table:covered-table-cell table:number-columns-repeated="3" table:style-name="ce31"/>
          <table:table-cell/>
          <table:table-cell table:style-name="ce49" office:value-type="string" calcext:value-type="string">
            <text:p>latitude1</text:p>
          </table:table-cell>
          <table:table-cell table:style-name="ce53" office:value-type="string" calcext:value-type="string">
            <text:p>longitude1</text:p>
          </table:table-cell>
          <table:table-cell table:style-name="ce53" office:value-type="string" calcext:value-type="string">
            <text:p>latitude2</text:p>
          </table:table-cell>
          <table:table-cell table:style-name="ce56" office:value-type="string" calcext:value-type="string">
            <text:p>longitude2</text:p>
          </table:table-cell>
          <table:table-cell/>
          <table:covered-table-cell table:number-columns-repeated="6" table:style-name="ce59"/>
          <table:table-cell table:number-columns-repeated="971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table:formula="of:=1+[.A3]" office:value-type="float" office:value="2" calcext:value-type="float">
            <text:p>2</text:p>
          </table:table-cell>
          <table:table-cell table:style-name="ce3" table:formula="of:=1+[.B3]" office:value-type="float" office:value="3" calcext:value-type="float">
            <text:p>3</text:p>
          </table:table-cell>
          <table:table-cell table:style-name="ce3" table:formula="of:=1+[.C3]" office:value-type="float" office:value="4" calcext:value-type="float">
            <text:p>4</text:p>
          </table:table-cell>
          <table:table-cell table:style-name="ce3" table:formula="of:=1+[.D3]" office:value-type="float" office:value="5" calcext:value-type="float">
            <text:p>5</text:p>
          </table:table-cell>
          <table:table-cell table:style-name="ce3" table:formula="of:=1+[.E3]" office:value-type="float" office:value="6" calcext:value-type="float">
            <text:p>6</text:p>
          </table:table-cell>
          <table:table-cell table:style-name="ce3" table:formula="of:=1+[.F3]" office:value-type="float" office:value="7" calcext:value-type="float">
            <text:p>7</text:p>
          </table:table-cell>
          <table:table-cell table:style-name="ce3" table:formula="of:=1+[.G3]" office:value-type="float" office:value="8" calcext:value-type="float">
            <text:p>8</text:p>
          </table:table-cell>
          <table:table-cell table:style-name="ce3" table:formula="of:=1+[.H3]" office:value-type="float" office:value="9" calcext:value-type="float">
            <text:p>9</text:p>
          </table:table-cell>
          <table:table-cell table:style-name="ce3" table:formula="of:=1+[.I3]" office:value-type="float" office:value="10" calcext:value-type="float">
            <text:p>10</text:p>
          </table:table-cell>
          <table:table-cell table:style-name="ce3" table:formula="of:=1+[.J3]" office:value-type="float" office:value="11" calcext:value-type="float">
            <text:p>11</text:p>
          </table:table-cell>
          <table:table-cell table:style-name="ce3" table:formula="of:=1+[.K3]" office:value-type="float" office:value="12" calcext:value-type="float">
            <text:p>12</text:p>
          </table:table-cell>
          <table:table-cell table:style-name="ce3" table:formula="of:=1+[.L3]" office:value-type="float" office:value="13" calcext:value-type="float">
            <text:p>13</text:p>
          </table:table-cell>
          <table:table-cell table:style-name="ce3" table:formula="of:=1+[.M3]" office:value-type="float" office:value="14" calcext:value-type="float">
            <text:p>14</text:p>
          </table:table-cell>
          <table:table-cell table:style-name="ce3" table:formula="of:=1+[.N3]" office:value-type="float" office:value="15" calcext:value-type="float">
            <text:p>15</text:p>
          </table:table-cell>
          <table:table-cell table:style-name="ce3" table:formula="of:=1+[.O3]" office:value-type="float" office:value="16" calcext:value-type="float">
            <text:p>16</text:p>
          </table:table-cell>
          <table:table-cell table:style-name="ce3" table:formula="of:=1+[.P3]" office:value-type="float" office:value="17" calcext:value-type="float">
            <text:p>17</text:p>
          </table:table-cell>
          <table:table-cell table:style-name="ce3" table:formula="of:=1+[.Q3]" office:value-type="float" office:value="18" calcext:value-type="float">
            <text:p>18</text:p>
          </table:table-cell>
          <table:table-cell table:style-name="ce3" table:formula="of:=1+[.R3]" office:value-type="float" office:value="19" calcext:value-type="float">
            <text:p>19</text:p>
          </table:table-cell>
          <table:table-cell table:style-name="ce3" table:formula="of:=1+[.S3]" office:value-type="float" office:value="20" calcext:value-type="float">
            <text:p>20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style-name="ce15" table:formula="of:=1+[.V3]" office:value-type="float" office:value="2" calcext:value-type="float">
            <text:p>2</text:p>
          </table:table-cell>
          <table:table-cell table:style-name="ce15" table:formula="of:=1+[.W3]" office:value-type="float" office:value="3" calcext:value-type="float">
            <text:p>3</text:p>
          </table:table-cell>
          <table:table-cell table:style-name="ce15" table:formula="of:=1+[.X3]" office:value-type="float" office:value="4" calcext:value-type="float">
            <text:p>4</text:p>
          </table:table-cell>
          <table:table-cell table:style-name="ce15" table:formula="of:=1+[.Y3]" office:value-type="float" office:value="5" calcext:value-type="float">
            <text:p>5</text:p>
          </table:table-cell>
          <table:table-cell table:style-name="ce15" table:formula="of:=1+[.Z3]" office:value-type="float" office:value="6" calcext:value-type="float">
            <text:p>6</text:p>
          </table:table-cell>
          <table:table-cell table:style-name="ce15" table:formula="of:=1+[.AA3]" office:value-type="float" office:value="7" calcext:value-type="float">
            <text:p>7</text:p>
          </table:table-cell>
          <table:table-cell table:style-name="ce15" table:formula="of:=1+[.AB3]" office:value-type="float" office:value="8" calcext:value-type="float">
            <text:p>8</text:p>
          </table:table-cell>
          <table:table-cell table:style-name="ce15" table:formula="of:=1+[.AC3]" office:value-type="float" office:value="9" calcext:value-type="float">
            <text:p>9</text:p>
          </table:table-cell>
          <table:table-cell table:style-name="ce15" table:formula="of:=1+[.AD3]" office:value-type="float" office:value="10" calcext:value-type="float">
            <text:p>10</text:p>
          </table:table-cell>
          <table:table-cell table:style-name="ce15" table:formula="of:=1+[.AE3]" office:value-type="float" office:value="11" calcext:value-type="float">
            <text:p>11</text:p>
          </table:table-cell>
          <table:table-cell table:style-name="ce15" table:formula="of:=1+[.AF3]" office:value-type="float" office:value="12" calcext:value-type="float">
            <text:p>12</text:p>
          </table:table-cell>
          <table:table-cell table:style-name="ce15" table:formula="of:=1+[.AG3]" office:value-type="float" office:value="13" calcext:value-type="float">
            <text:p>13</text:p>
          </table:table-cell>
          <table:table-cell table:style-name="ce15" table:formula="of:=1+[.AH3]" office:value-type="float" office:value="14" calcext:value-type="float">
            <text:p>14</text:p>
          </table:table-cell>
          <table:table-cell table:style-name="ce15" table:formula="of:=1+[.AI3]" office:value-type="float" office:value="15" calcext:value-type="float">
            <text:p>15</text:p>
          </table:table-cell>
          <table:table-cell table:style-name="ce15" table:formula="of:=1+[.AJ3]" office:value-type="float" office:value="16" calcext:value-type="float">
            <text:p>16</text:p>
          </table:table-cell>
          <table:table-cell table:style-name="ce3" table:formula="of:=1+[.AK3]" office:value-type="float" office:value="17" calcext:value-type="float">
            <text:p>17</text:p>
          </table:table-cell>
          <table:table-cell table:style-name="ce3" table:formula="of:=1+[.AL3]" office:value-type="float" office:value="18" calcext:value-type="float">
            <text:p>18</text:p>
          </table:table-cell>
          <table:table-cell table:style-name="ce3" table:formula="of:=1+[.AM3]" office:value-type="float" office:value="19" calcext:value-type="float">
            <text:p>19</text:p>
          </table:table-cell>
          <table:table-cell table:style-name="ce3" table:formula="of:=1+[.AN3]" office:value-type="float" office:value="20" calcext:value-type="float">
            <text:p>20</text:p>
          </table:table-cell>
          <table:table-cell/>
          <table:table-cell table:style-name="ce50"/>
          <table:table-cell table:number-columns-repeated="2"/>
          <table:table-cell table:style-name="ce57"/>
          <table:table-cell/>
          <table:table-cell table:style-name="ce60" office:value-type="string" calcext:value-type="string">
            <text:p>year</text:p>
          </table:table-cell>
          <table:table-cell table:style-name="ce60" office:value-type="string" calcext:value-type="string">
            <text:p>month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hours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sec</text:p>
          </table:table-cell>
          <table:table-cell table:number-columns-repeated="97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0C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0A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];16)" office:value-type="float" office:value="83" calcext:value-type="float">
            <text:p>83</text:p>
          </table:table-cell>
          <table:table-cell table:style-name="ce24" table:formula="of:=DECIMAL([.B4];16)" office:value-type="float" office:value="0" calcext:value-type="float">
            <text:p>0</text:p>
          </table:table-cell>
          <table:table-cell table:style-name="ce24" table:formula="of:=DECIMAL([.C4];16)" office:value-type="float" office:value="215" calcext:value-type="float">
            <text:p>215</text:p>
          </table:table-cell>
          <table:table-cell table:style-name="ce24" table:formula="of:=DECIMAL([.D4];16)" office:value-type="float" office:value="1" calcext:value-type="float">
            <text:p>1</text:p>
          </table:table-cell>
          <table:table-cell table:style-name="ce32" table:formula="of:=DECIMAL([.E4];16)" office:value-type="float" office:value="226" calcext:value-type="float">
            <text:p>226</text:p>
          </table:table-cell>
          <table:table-cell table:style-name="ce32" table:formula="of:=DECIMAL([.F4];16)" office:value-type="float" office:value="7" calcext:value-type="float">
            <text:p>7</text:p>
          </table:table-cell>
          <table:table-cell table:style-name="ce32" table:formula="of:=DECIMAL([.G4];16)" office:value-type="float" office:value="12" calcext:value-type="float">
            <text:p>12</text:p>
          </table:table-cell>
          <table:table-cell table:style-name="ce32" table:formula="of:=DECIMAL([.H4];16)" office:value-type="float" office:value="16" calcext:value-type="float">
            <text:p>16</text:p>
          </table:table-cell>
          <table:table-cell table:style-name="ce32" table:formula="of:=DECIMAL([.I4];16)" office:value-type="float" office:value="10" calcext:value-type="float">
            <text:p>10</text:p>
          </table:table-cell>
          <table:table-cell table:style-name="ce32" table:formula="of:=DECIMAL([.J4];16)" office:value-type="float" office:value="21" calcext:value-type="float">
            <text:p>21</text:p>
          </table:table-cell>
          <table:table-cell table:style-name="ce32" table:formula="of:=DECIMAL([.K4];16)" office:value-type="float" office:value="8" calcext:value-type="float">
            <text:p>8</text:p>
          </table:table-cell>
          <table:table-cell table:style-name="ce45" table:formula="of:=DECIMAL([.L4];16)" office:value-type="float" office:value="0" calcext:value-type="float">
            <text:p>0</text:p>
          </table:table-cell>
          <table:table-cell table:style-name="ce33" table:formula="of:=DECIMAL([.M4];16)" office:value-type="float" office:value="232" calcext:value-type="float">
            <text:p>232</text:p>
          </table:table-cell>
          <table:table-cell table:style-name="ce35" table:formula="of:=DECIMAL([.N4];16)" office:value-type="float" office:value="191" calcext:value-type="float">
            <text:p>191</text:p>
          </table:table-cell>
          <table:table-cell table:style-name="ce35" table:formula="of:=DECIMAL([.O4];16)" office:value-type="float" office:value="71" calcext:value-type="float">
            <text:p>71</text:p>
          </table:table-cell>
          <table:table-cell table:style-name="ce35" table:formula="of:=DECIMAL([.P4];16)" office:value-type="float" office:value="3" calcext:value-type="float">
            <text:p>3</text:p>
          </table:table-cell>
          <table:table-cell table:style-name="ce41" table:formula="of:=DECIMAL([.Q4];16)" office:value-type="float" office:value="104" calcext:value-type="float">
            <text:p>104</text:p>
          </table:table-cell>
          <table:table-cell table:style-name="ce41" table:formula="of:=DECIMAL([.R4];16)" office:value-type="float" office:value="199" calcext:value-type="float">
            <text:p>199</text:p>
          </table:table-cell>
          <table:table-cell table:style-name="ce41" table:formula="of:=DECIMAL([.S4];16)" office:value-type="float" office:value="96" calcext:value-type="float">
            <text:p>96</text:p>
          </table:table-cell>
          <table:table-cell table:style-name="ce46" table:formula="of:=DECIMAL([.T4];16)" office:value-type="float" office:value="4" calcext:value-type="float">
            <text:p>4</text:p>
          </table:table-cell>
          <table:table-cell/>
          <table:table-cell table:style-name="ce50"/>
          <table:table-cell/>
          <table:table-cell table:style-name="ce54" table:formula="of:=([.AH4]+[.AI4]*256+[.AJ4]*256*256+[.AK4]*256*256*256)/1000000" office:value-type="float" office:value="55.033832" calcext:value-type="float">
            <text:p>55,033832</text:p>
          </table:table-cell>
          <table:table-cell table:style-name="ce57" table:formula="of:=([.AL4]+[.AM4]*256+[.AN4]*256*256+[.AO4]*256*256*256)/1000000" office:value-type="float" office:value="73.451368" calcext:value-type="float">
            <text:p>73,451368</text:p>
          </table:table-cell>
          <table:table-cell/>
          <table:table-cell table:style-name="ce61" table:formula="of:=[.Z4]+256*[.AA4]" office:value-type="float" office:value="2018" calcext:value-type="float">
            <text:p>2018</text:p>
          </table:table-cell>
          <table:table-cell table:style-name="ce61" table:formula="of:=[.AB4]" office:value-type="float" office:value="12" calcext:value-type="float">
            <text:p>12</text:p>
          </table:table-cell>
          <table:table-cell table:style-name="ce61" table:formula="of:=[.AC4]" office:value-type="float" office:value="16" calcext:value-type="float">
            <text:p>16</text:p>
          </table:table-cell>
          <table:table-cell table:style-name="ce61" table:formula="of:=[.AD4]" office:value-type="float" office:value="10" calcext:value-type="float">
            <text:p>10</text:p>
          </table:table-cell>
          <table:table-cell table:style-name="ce61" table:formula="of:=[.AE4]" office:value-type="float" office:value="21" calcext:value-type="float">
            <text:p>21</text:p>
          </table:table-cell>
          <table:table-cell table:style-name="ce61" table:formula="of:=[.AF4]" office:value-type="float" office:value="8" calcext:value-type="float">
            <text:p>8</text:p>
          </table:table-cell>
          <table:table-cell table:number-columns-repeated="971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5];16)" office:value-type="float" office:value="83" calcext:value-type="float">
            <text:p>83</text:p>
          </table:table-cell>
          <table:table-cell table:style-name="ce25" table:formula="of:=DECIMAL([.B5];16)" office:value-type="float" office:value="0" calcext:value-type="float">
            <text:p>0</text:p>
          </table:table-cell>
          <table:table-cell table:style-name="ce25" table:formula="of:=DECIMAL([.C5];16)" office:value-type="float" office:value="215" calcext:value-type="float">
            <text:p>215</text:p>
          </table:table-cell>
          <table:table-cell table:style-name="ce25" table:formula="of:=DECIMAL([.D5];16)" office:value-type="float" office:value="2" calcext:value-type="float">
            <text:p>2</text:p>
          </table:table-cell>
          <table:table-cell table:style-name="ce33" table:formula="of:=DECIMAL([.E5];16)" office:value-type="float" office:value="208" calcext:value-type="float">
            <text:p>208</text:p>
          </table:table-cell>
          <table:table-cell table:style-name="ce33" table:formula="of:=DECIMAL([.F5];16)" office:value-type="float" office:value="192" calcext:value-type="float">
            <text:p>192</text:p>
          </table:table-cell>
          <table:table-cell table:style-name="ce33" table:formula="of:=DECIMAL([.G5];16)" office:value-type="float" office:value="71" calcext:value-type="float">
            <text:p>71</text:p>
          </table:table-cell>
          <table:table-cell table:style-name="ce33" table:formula="of:=DECIMAL([.H5];16)" office:value-type="float" office:value="3" calcext:value-type="float">
            <text:p>3</text:p>
          </table:table-cell>
          <table:table-cell table:style-name="ce39" table:formula="of:=DECIMAL([.I5];16)" office:value-type="float" office:value="40" calcext:value-type="float">
            <text:p>40</text:p>
          </table:table-cell>
          <table:table-cell table:style-name="ce39" table:formula="of:=DECIMAL([.J5];16)" office:value-type="float" office:value="199" calcext:value-type="float">
            <text:p>199</text:p>
          </table:table-cell>
          <table:table-cell table:style-name="ce39" table:formula="of:=DECIMAL([.K5];16)" office:value-type="float" office:value="96" calcext:value-type="float">
            <text:p>96</text:p>
          </table:table-cell>
          <table:table-cell table:style-name="ce39" table:formula="of:=DECIMAL([.L5];16)" office:value-type="float" office:value="4" calcext:value-type="float">
            <text:p>4</text:p>
          </table:table-cell>
          <table:table-cell table:style-name="ce33" table:formula="of:=DECIMAL([.M5];16)" office:value-type="float" office:value="104" calcext:value-type="float">
            <text:p>104</text:p>
          </table:table-cell>
          <table:table-cell table:style-name="ce35" table:formula="of:=DECIMAL([.N5];16)" office:value-type="float" office:value="193" calcext:value-type="float">
            <text:p>193</text:p>
          </table:table-cell>
          <table:table-cell table:style-name="ce35" table:formula="of:=DECIMAL([.O5];16)" office:value-type="float" office:value="71" calcext:value-type="float">
            <text:p>71</text:p>
          </table:table-cell>
          <table:table-cell table:style-name="ce35" table:formula="of:=DECIMAL([.P5];16)" office:value-type="float" office:value="3" calcext:value-type="float">
            <text:p>3</text:p>
          </table:table-cell>
          <table:table-cell table:style-name="ce41" table:formula="of:=DECIMAL([.Q5];16)" office:value-type="float" office:value="40" calcext:value-type="float">
            <text:p>40</text:p>
          </table:table-cell>
          <table:table-cell table:style-name="ce41" table:formula="of:=DECIMAL([.R5];16)" office:value-type="float" office:value="200" calcext:value-type="float">
            <text:p>200</text:p>
          </table:table-cell>
          <table:table-cell table:style-name="ce41" table:formula="of:=DECIMAL([.S5];16)" office:value-type="float" office:value="96" calcext:value-type="float">
            <text:p>96</text:p>
          </table:table-cell>
          <table:table-cell table:style-name="ce46" table:formula="of:=DECIMAL([.T5];16)" office:value-type="float" office:value="4" calcext:value-type="float">
            <text:p>4</text:p>
          </table:table-cell>
          <table:table-cell/>
          <table:table-cell table:style-name="ce51" table:formula="of:=([.Z5]+[.AA5]*256+[.AB5]*256*256+[.AC5]*256*256*256)/1000000" office:value-type="float" office:value="55.034064" calcext:value-type="float">
            <text:p>55,034064</text:p>
          </table:table-cell>
          <table:table-cell table:formula="of:=([.AD5]+[.AE5]*256+[.AF5]*256*256+[.AG5]*256*256*256)/1000000" office:value-type="float" office:value="73.451304" calcext:value-type="float">
            <text:p>73,451304</text:p>
          </table:table-cell>
          <table:table-cell table:style-name="ce54" table:formula="of:=([.AH5]+[.AI5]*256+[.AJ5]*256*256+[.AK5]*256*256*256)/1000000" office:value-type="float" office:value="55.034216" calcext:value-type="float">
            <text:p>55,034216</text:p>
          </table:table-cell>
          <table:table-cell table:style-name="ce57" table:formula="of:=([.AL5]+[.AM5]*256+[.AN5]*256*256+[.AO5]*256*256*256)/1000000" office:value-type="float" office:value="73.45156" calcext:value-type="float">
            <text:p>73,451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6];16)" office:value-type="float" office:value="83" calcext:value-type="float">
            <text:p>83</text:p>
          </table:table-cell>
          <table:table-cell table:style-name="ce25" table:formula="of:=DECIMAL([.B6];16)" office:value-type="float" office:value="0" calcext:value-type="float">
            <text:p>0</text:p>
          </table:table-cell>
          <table:table-cell table:style-name="ce25" table:formula="of:=DECIMAL([.C6];16)" office:value-type="float" office:value="215" calcext:value-type="float">
            <text:p>215</text:p>
          </table:table-cell>
          <table:table-cell table:style-name="ce25" table:formula="of:=DECIMAL([.D6];16)" office:value-type="float" office:value="3" calcext:value-type="float">
            <text:p>3</text:p>
          </table:table-cell>
          <table:table-cell table:style-name="ce33" table:formula="of:=DECIMAL([.E6];16)" office:value-type="float" office:value="100" calcext:value-type="float">
            <text:p>100</text:p>
          </table:table-cell>
          <table:table-cell table:style-name="ce33" table:formula="of:=DECIMAL([.F6];16)" office:value-type="float" office:value="193" calcext:value-type="float">
            <text:p>193</text:p>
          </table:table-cell>
          <table:table-cell table:style-name="ce33" table:formula="of:=DECIMAL([.G6];16)" office:value-type="float" office:value="71" calcext:value-type="float">
            <text:p>71</text:p>
          </table:table-cell>
          <table:table-cell table:style-name="ce33" table:formula="of:=DECIMAL([.H6];16)" office:value-type="float" office:value="3" calcext:value-type="float">
            <text:p>3</text:p>
          </table:table-cell>
          <table:table-cell table:style-name="ce39" table:formula="of:=DECIMAL([.I6];16)" office:value-type="float" office:value="160" calcext:value-type="float">
            <text:p>160</text:p>
          </table:table-cell>
          <table:table-cell table:style-name="ce39" table:formula="of:=DECIMAL([.J6];16)" office:value-type="float" office:value="201" calcext:value-type="float">
            <text:p>201</text:p>
          </table:table-cell>
          <table:table-cell table:style-name="ce39" table:formula="of:=DECIMAL([.K6];16)" office:value-type="float" office:value="96" calcext:value-type="float">
            <text:p>96</text:p>
          </table:table-cell>
          <table:table-cell table:style-name="ce39" table:formula="of:=DECIMAL([.L6];16)" office:value-type="float" office:value="4" calcext:value-type="float">
            <text:p>4</text:p>
          </table:table-cell>
          <table:table-cell table:style-name="ce33" table:formula="of:=DECIMAL([.M6];16)" office:value-type="float" office:value="72" calcext:value-type="float">
            <text:p>72</text:p>
          </table:table-cell>
          <table:table-cell table:style-name="ce35" table:formula="of:=DECIMAL([.N6];16)" office:value-type="float" office:value="193" calcext:value-type="float">
            <text:p>193</text:p>
          </table:table-cell>
          <table:table-cell table:style-name="ce35" table:formula="of:=DECIMAL([.O6];16)" office:value-type="float" office:value="71" calcext:value-type="float">
            <text:p>71</text:p>
          </table:table-cell>
          <table:table-cell table:style-name="ce35" table:formula="of:=DECIMAL([.P6];16)" office:value-type="float" office:value="3" calcext:value-type="float">
            <text:p>3</text:p>
          </table:table-cell>
          <table:table-cell table:style-name="ce41" table:formula="of:=DECIMAL([.Q6];16)" office:value-type="float" office:value="80" calcext:value-type="float">
            <text:p>80</text:p>
          </table:table-cell>
          <table:table-cell table:style-name="ce41" table:formula="of:=DECIMAL([.R6];16)" office:value-type="float" office:value="203" calcext:value-type="float">
            <text:p>203</text:p>
          </table:table-cell>
          <table:table-cell table:style-name="ce41" table:formula="of:=DECIMAL([.S6];16)" office:value-type="float" office:value="96" calcext:value-type="float">
            <text:p>96</text:p>
          </table:table-cell>
          <table:table-cell table:style-name="ce46" table:formula="of:=DECIMAL([.T6];16)" office:value-type="float" office:value="4" calcext:value-type="float">
            <text:p>4</text:p>
          </table:table-cell>
          <table:table-cell/>
          <table:table-cell table:style-name="ce51" table:formula="of:=([.Z6]+[.AA6]*256+[.AB6]*256*256+[.AC6]*256*256*256)/1000000" office:value-type="float" office:value="55.034212" calcext:value-type="float">
            <text:p>55,034212</text:p>
          </table:table-cell>
          <table:table-cell table:formula="of:=([.AD6]+[.AE6]*256+[.AF6]*256*256+[.AG6]*256*256*256)/1000000" office:value-type="float" office:value="73.451936" calcext:value-type="float">
            <text:p>73,451936</text:p>
          </table:table-cell>
          <table:table-cell table:style-name="ce54" table:formula="of:=([.AH6]+[.AI6]*256+[.AJ6]*256*256+[.AK6]*256*256*256)/1000000" office:value-type="float" office:value="55.034184" calcext:value-type="float">
            <text:p>55,034184</text:p>
          </table:table-cell>
          <table:table-cell table:style-name="ce57" table:formula="of:=([.AL6]+[.AM6]*256+[.AN6]*256*256+[.AO6]*256*256*256)/1000000" office:value-type="float" office:value="73.452368" calcext:value-type="float">
            <text:p>73,4523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7];16)" office:value-type="float" office:value="83" calcext:value-type="float">
            <text:p>83</text:p>
          </table:table-cell>
          <table:table-cell table:style-name="ce25" table:formula="of:=DECIMAL([.B7];16)" office:value-type="float" office:value="0" calcext:value-type="float">
            <text:p>0</text:p>
          </table:table-cell>
          <table:table-cell table:style-name="ce25" table:formula="of:=DECIMAL([.C7];16)" office:value-type="float" office:value="215" calcext:value-type="float">
            <text:p>215</text:p>
          </table:table-cell>
          <table:table-cell table:style-name="ce25" table:formula="of:=DECIMAL([.D7];16)" office:value-type="float" office:value="4" calcext:value-type="float">
            <text:p>4</text:p>
          </table:table-cell>
          <table:table-cell table:style-name="ce33" table:formula="of:=DECIMAL([.E7];16)" office:value-type="float" office:value="80" calcext:value-type="float">
            <text:p>80</text:p>
          </table:table-cell>
          <table:table-cell table:style-name="ce33" table:formula="of:=DECIMAL([.F7];16)" office:value-type="float" office:value="193" calcext:value-type="float">
            <text:p>193</text:p>
          </table:table-cell>
          <table:table-cell table:style-name="ce33" table:formula="of:=DECIMAL([.G7];16)" office:value-type="float" office:value="71" calcext:value-type="float">
            <text:p>71</text:p>
          </table:table-cell>
          <table:table-cell table:style-name="ce33" table:formula="of:=DECIMAL([.H7];16)" office:value-type="float" office:value="3" calcext:value-type="float">
            <text:p>3</text:p>
          </table:table-cell>
          <table:table-cell table:style-name="ce39" table:formula="of:=DECIMAL([.I7];16)" office:value-type="float" office:value="240" calcext:value-type="float">
            <text:p>240</text:p>
          </table:table-cell>
          <table:table-cell table:style-name="ce39" table:formula="of:=DECIMAL([.J7];16)" office:value-type="float" office:value="204" calcext:value-type="float">
            <text:p>204</text:p>
          </table:table-cell>
          <table:table-cell table:style-name="ce39" table:formula="of:=DECIMAL([.K7];16)" office:value-type="float" office:value="96" calcext:value-type="float">
            <text:p>96</text:p>
          </table:table-cell>
          <table:table-cell table:style-name="ce39" table:formula="of:=DECIMAL([.L7];16)" office:value-type="float" office:value="4" calcext:value-type="float">
            <text:p>4</text:p>
          </table:table-cell>
          <table:table-cell table:style-name="ce33" table:formula="of:=DECIMAL([.M7];16)" office:value-type="float" office:value="108" calcext:value-type="float">
            <text:p>108</text:p>
          </table:table-cell>
          <table:table-cell table:style-name="ce35" table:formula="of:=DECIMAL([.N7];16)" office:value-type="float" office:value="193" calcext:value-type="float">
            <text:p>193</text:p>
          </table:table-cell>
          <table:table-cell table:style-name="ce35" table:formula="of:=DECIMAL([.O7];16)" office:value-type="float" office:value="71" calcext:value-type="float">
            <text:p>71</text:p>
          </table:table-cell>
          <table:table-cell table:style-name="ce35" table:formula="of:=DECIMAL([.P7];16)" office:value-type="float" office:value="3" calcext:value-type="float">
            <text:p>3</text:p>
          </table:table-cell>
          <table:table-cell table:style-name="ce41" table:formula="of:=DECIMAL([.Q7];16)" office:value-type="float" office:value="176" calcext:value-type="float">
            <text:p>176</text:p>
          </table:table-cell>
          <table:table-cell table:style-name="ce41" table:formula="of:=DECIMAL([.R7];16)" office:value-type="float" office:value="206" calcext:value-type="float">
            <text:p>206</text:p>
          </table:table-cell>
          <table:table-cell table:style-name="ce41" table:formula="of:=DECIMAL([.S7];16)" office:value-type="float" office:value="96" calcext:value-type="float">
            <text:p>96</text:p>
          </table:table-cell>
          <table:table-cell table:style-name="ce46" table:formula="of:=DECIMAL([.T7];16)" office:value-type="float" office:value="4" calcext:value-type="float">
            <text:p>4</text:p>
          </table:table-cell>
          <table:table-cell/>
          <table:table-cell table:style-name="ce51" table:formula="of:=([.Z7]+[.AA7]*256+[.AB7]*256*256+[.AC7]*256*256*256)/1000000" office:value-type="float" office:value="55.034192" calcext:value-type="float">
            <text:p>55,034192</text:p>
          </table:table-cell>
          <table:table-cell table:formula="of:=([.AD7]+[.AE7]*256+[.AF7]*256*256+[.AG7]*256*256*256)/1000000" office:value-type="float" office:value="73.452784" calcext:value-type="float">
            <text:p>73,452784</text:p>
          </table:table-cell>
          <table:table-cell table:style-name="ce54" table:formula="of:=([.AH7]+[.AI7]*256+[.AJ7]*256*256+[.AK7]*256*256*256)/1000000" office:value-type="float" office:value="55.03422" calcext:value-type="float">
            <text:p>55,03422</text:p>
          </table:table-cell>
          <table:table-cell table:style-name="ce57" table:formula="of:=([.AL7]+[.AM7]*256+[.AN7]*256*256+[.AO7]*256*256*256)/1000000" office:value-type="float" office:value="73.453232" calcext:value-type="float">
            <text:p>73,4532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8];16)" office:value-type="float" office:value="83" calcext:value-type="float">
            <text:p>83</text:p>
          </table:table-cell>
          <table:table-cell table:style-name="ce25" table:formula="of:=DECIMAL([.B8];16)" office:value-type="float" office:value="0" calcext:value-type="float">
            <text:p>0</text:p>
          </table:table-cell>
          <table:table-cell table:style-name="ce25" table:formula="of:=DECIMAL([.C8];16)" office:value-type="float" office:value="215" calcext:value-type="float">
            <text:p>215</text:p>
          </table:table-cell>
          <table:table-cell table:style-name="ce25" table:formula="of:=DECIMAL([.D8];16)" office:value-type="float" office:value="5" calcext:value-type="float">
            <text:p>5</text:p>
          </table:table-cell>
          <table:table-cell table:style-name="ce33" table:formula="of:=DECIMAL([.E8];16)" office:value-type="float" office:value="116" calcext:value-type="float">
            <text:p>116</text:p>
          </table:table-cell>
          <table:table-cell table:style-name="ce33" table:formula="of:=DECIMAL([.F8];16)" office:value-type="float" office:value="193" calcext:value-type="float">
            <text:p>193</text:p>
          </table:table-cell>
          <table:table-cell table:style-name="ce33" table:formula="of:=DECIMAL([.G8];16)" office:value-type="float" office:value="71" calcext:value-type="float">
            <text:p>71</text:p>
          </table:table-cell>
          <table:table-cell table:style-name="ce33" table:formula="of:=DECIMAL([.H8];16)" office:value-type="float" office:value="3" calcext:value-type="float">
            <text:p>3</text:p>
          </table:table-cell>
          <table:table-cell table:style-name="ce39" table:formula="of:=DECIMAL([.I8];16)" office:value-type="float" office:value="112" calcext:value-type="float">
            <text:p>112</text:p>
          </table:table-cell>
          <table:table-cell table:style-name="ce39" table:formula="of:=DECIMAL([.J8];16)" office:value-type="float" office:value="208" calcext:value-type="float">
            <text:p>208</text:p>
          </table:table-cell>
          <table:table-cell table:style-name="ce39" table:formula="of:=DECIMAL([.K8];16)" office:value-type="float" office:value="96" calcext:value-type="float">
            <text:p>96</text:p>
          </table:table-cell>
          <table:table-cell table:style-name="ce39" table:formula="of:=DECIMAL([.L8];16)" office:value-type="float" office:value="4" calcext:value-type="float">
            <text:p>4</text:p>
          </table:table-cell>
          <table:table-cell table:style-name="ce33" table:formula="of:=DECIMAL([.M8];16)" office:value-type="float" office:value="116" calcext:value-type="float">
            <text:p>116</text:p>
          </table:table-cell>
          <table:table-cell table:style-name="ce35" table:formula="of:=DECIMAL([.N8];16)" office:value-type="float" office:value="193" calcext:value-type="float">
            <text:p>193</text:p>
          </table:table-cell>
          <table:table-cell table:style-name="ce35" table:formula="of:=DECIMAL([.O8];16)" office:value-type="float" office:value="71" calcext:value-type="float">
            <text:p>71</text:p>
          </table:table-cell>
          <table:table-cell table:style-name="ce35" table:formula="of:=DECIMAL([.P8];16)" office:value-type="float" office:value="3" calcext:value-type="float">
            <text:p>3</text:p>
          </table:table-cell>
          <table:table-cell table:style-name="ce41" table:formula="of:=DECIMAL([.Q8];16)" office:value-type="float" office:value="96" calcext:value-type="float">
            <text:p>96</text:p>
          </table:table-cell>
          <table:table-cell table:style-name="ce41" table:formula="of:=DECIMAL([.R8];16)" office:value-type="float" office:value="209" calcext:value-type="float">
            <text:p>209</text:p>
          </table:table-cell>
          <table:table-cell table:style-name="ce41" table:formula="of:=DECIMAL([.S8];16)" office:value-type="float" office:value="96" calcext:value-type="float">
            <text:p>96</text:p>
          </table:table-cell>
          <table:table-cell table:style-name="ce46" table:formula="of:=DECIMAL([.T8];16)" office:value-type="float" office:value="4" calcext:value-type="float">
            <text:p>4</text:p>
          </table:table-cell>
          <table:table-cell/>
          <table:table-cell table:style-name="ce51" table:formula="of:=([.Z8]+[.AA8]*256+[.AB8]*256*256+[.AC8]*256*256*256)/1000000" office:value-type="float" office:value="55.034228" calcext:value-type="float">
            <text:p>55,034228</text:p>
          </table:table-cell>
          <table:table-cell table:formula="of:=([.AD8]+[.AE8]*256+[.AF8]*256*256+[.AG8]*256*256*256)/1000000" office:value-type="float" office:value="73.45368" calcext:value-type="float">
            <text:p>73,45368</text:p>
          </table:table-cell>
          <table:table-cell table:style-name="ce54" table:formula="of:=([.AH8]+[.AI8]*256+[.AJ8]*256*256+[.AK8]*256*256*256)/1000000" office:value-type="float" office:value="55.034228" calcext:value-type="float">
            <text:p>55,034228</text:p>
          </table:table-cell>
          <table:table-cell table:style-name="ce57" table:formula="of:=([.AL8]+[.AM8]*256+[.AN8]*256*256+[.AO8]*256*256*256)/1000000" office:value-type="float" office:value="73.45392" calcext:value-type="float">
            <text:p>73,453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9];16)" office:value-type="float" office:value="83" calcext:value-type="float">
            <text:p>83</text:p>
          </table:table-cell>
          <table:table-cell table:style-name="ce25" table:formula="of:=DECIMAL([.B9];16)" office:value-type="float" office:value="0" calcext:value-type="float">
            <text:p>0</text:p>
          </table:table-cell>
          <table:table-cell table:style-name="ce25" table:formula="of:=DECIMAL([.C9];16)" office:value-type="float" office:value="215" calcext:value-type="float">
            <text:p>215</text:p>
          </table:table-cell>
          <table:table-cell table:style-name="ce25" table:formula="of:=DECIMAL([.D9];16)" office:value-type="float" office:value="6" calcext:value-type="float">
            <text:p>6</text:p>
          </table:table-cell>
          <table:table-cell table:style-name="ce33" table:formula="of:=DECIMAL([.E9];16)" office:value-type="float" office:value="240" calcext:value-type="float">
            <text:p>240</text:p>
          </table:table-cell>
          <table:table-cell table:style-name="ce33" table:formula="of:=DECIMAL([.F9];16)" office:value-type="float" office:value="193" calcext:value-type="float">
            <text:p>193</text:p>
          </table:table-cell>
          <table:table-cell table:style-name="ce33" table:formula="of:=DECIMAL([.G9];16)" office:value-type="float" office:value="71" calcext:value-type="float">
            <text:p>71</text:p>
          </table:table-cell>
          <table:table-cell table:style-name="ce33" table:formula="of:=DECIMAL([.H9];16)" office:value-type="float" office:value="3" calcext:value-type="float">
            <text:p>3</text:p>
          </table:table-cell>
          <table:table-cell table:style-name="ce39" table:formula="of:=DECIMAL([.I9];16)" office:value-type="float" office:value="160" calcext:value-type="float">
            <text:p>160</text:p>
          </table:table-cell>
          <table:table-cell table:style-name="ce39" table:formula="of:=DECIMAL([.J9];16)" office:value-type="float" office:value="210" calcext:value-type="float">
            <text:p>210</text:p>
          </table:table-cell>
          <table:table-cell table:style-name="ce39" table:formula="of:=DECIMAL([.K9];16)" office:value-type="float" office:value="96" calcext:value-type="float">
            <text:p>96</text:p>
          </table:table-cell>
          <table:table-cell table:style-name="ce39" table:formula="of:=DECIMAL([.L9];16)" office:value-type="float" office:value="4" calcext:value-type="float">
            <text:p>4</text:p>
          </table:table-cell>
          <table:table-cell table:style-name="ce33" table:formula="of:=DECIMAL([.M9];16)" office:value-type="float" office:value="168" calcext:value-type="float">
            <text:p>168</text:p>
          </table:table-cell>
          <table:table-cell table:style-name="ce35" table:formula="of:=DECIMAL([.N9];16)" office:value-type="float" office:value="194" calcext:value-type="float">
            <text:p>194</text:p>
          </table:table-cell>
          <table:table-cell table:style-name="ce35" table:formula="of:=DECIMAL([.O9];16)" office:value-type="float" office:value="71" calcext:value-type="float">
            <text:p>71</text:p>
          </table:table-cell>
          <table:table-cell table:style-name="ce35" table:formula="of:=DECIMAL([.P9];16)" office:value-type="float" office:value="3" calcext:value-type="float">
            <text:p>3</text:p>
          </table:table-cell>
          <table:table-cell table:style-name="ce41" table:formula="of:=DECIMAL([.Q9];16)" office:value-type="float" office:value="32" calcext:value-type="float">
            <text:p>32</text:p>
          </table:table-cell>
          <table:table-cell table:style-name="ce41" table:formula="of:=DECIMAL([.R9];16)" office:value-type="float" office:value="211" calcext:value-type="float">
            <text:p>211</text:p>
          </table:table-cell>
          <table:table-cell table:style-name="ce41" table:formula="of:=DECIMAL([.S9];16)" office:value-type="float" office:value="96" calcext:value-type="float">
            <text:p>96</text:p>
          </table:table-cell>
          <table:table-cell table:style-name="ce46" table:formula="of:=DECIMAL([.T9];16)" office:value-type="float" office:value="4" calcext:value-type="float">
            <text:p>4</text:p>
          </table:table-cell>
          <table:table-cell/>
          <table:table-cell table:style-name="ce51" table:formula="of:=([.Z9]+[.AA9]*256+[.AB9]*256*256+[.AC9]*256*256*256)/1000000" office:value-type="float" office:value="55.034352" calcext:value-type="float">
            <text:p>55,034352</text:p>
          </table:table-cell>
          <table:table-cell table:formula="of:=([.AD9]+[.AE9]*256+[.AF9]*256*256+[.AG9]*256*256*256)/1000000" office:value-type="float" office:value="73.45424" calcext:value-type="float">
            <text:p>73,45424</text:p>
          </table:table-cell>
          <table:table-cell table:style-name="ce54" table:formula="of:=([.AH9]+[.AI9]*256+[.AJ9]*256*256+[.AK9]*256*256*256)/1000000" office:value-type="float" office:value="55.034536" calcext:value-type="float">
            <text:p>55,034536</text:p>
          </table:table-cell>
          <table:table-cell table:style-name="ce57" table:formula="of:=([.AL9]+[.AM9]*256+[.AN9]*256*256+[.AO9]*256*256*256)/1000000" office:value-type="float" office:value="73.454368" calcext:value-type="float">
            <text:p>73,4543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0];16)" office:value-type="float" office:value="83" calcext:value-type="float">
            <text:p>83</text:p>
          </table:table-cell>
          <table:table-cell table:style-name="ce25" table:formula="of:=DECIMAL([.B10];16)" office:value-type="float" office:value="0" calcext:value-type="float">
            <text:p>0</text:p>
          </table:table-cell>
          <table:table-cell table:style-name="ce25" table:formula="of:=DECIMAL([.C10];16)" office:value-type="float" office:value="215" calcext:value-type="float">
            <text:p>215</text:p>
          </table:table-cell>
          <table:table-cell table:style-name="ce25" table:formula="of:=DECIMAL([.D10];16)" office:value-type="float" office:value="7" calcext:value-type="float">
            <text:p>7</text:p>
          </table:table-cell>
          <table:table-cell table:style-name="ce33" table:formula="of:=DECIMAL([.E10];16)" office:value-type="float" office:value="248" calcext:value-type="float">
            <text:p>248</text:p>
          </table:table-cell>
          <table:table-cell table:style-name="ce33" table:formula="of:=DECIMAL([.F10];16)" office:value-type="float" office:value="194" calcext:value-type="float">
            <text:p>194</text:p>
          </table:table-cell>
          <table:table-cell table:style-name="ce33" table:formula="of:=DECIMAL([.G10];16)" office:value-type="float" office:value="71" calcext:value-type="float">
            <text:p>71</text:p>
          </table:table-cell>
          <table:table-cell table:style-name="ce33" table:formula="of:=DECIMAL([.H10];16)" office:value-type="float" office:value="3" calcext:value-type="float">
            <text:p>3</text:p>
          </table:table-cell>
          <table:table-cell table:style-name="ce39" table:formula="of:=DECIMAL([.I10];16)" office:value-type="float" office:value="88" calcext:value-type="float">
            <text:p>88</text:p>
          </table:table-cell>
          <table:table-cell table:style-name="ce39" table:formula="of:=DECIMAL([.J10];16)" office:value-type="float" office:value="212" calcext:value-type="float">
            <text:p>212</text:p>
          </table:table-cell>
          <table:table-cell table:style-name="ce39" table:formula="of:=DECIMAL([.K10];16)" office:value-type="float" office:value="96" calcext:value-type="float">
            <text:p>96</text:p>
          </table:table-cell>
          <table:table-cell table:style-name="ce39" table:formula="of:=DECIMAL([.L10];16)" office:value-type="float" office:value="4" calcext:value-type="float">
            <text:p>4</text:p>
          </table:table-cell>
          <table:table-cell table:style-name="ce33" table:formula="of:=DECIMAL([.M10];16)" office:value-type="float" office:value="8" calcext:value-type="float">
            <text:p>8</text:p>
          </table:table-cell>
          <table:table-cell table:style-name="ce35" table:formula="of:=DECIMAL([.N10];16)" office:value-type="float" office:value="195" calcext:value-type="float">
            <text:p>195</text:p>
          </table:table-cell>
          <table:table-cell table:style-name="ce35" table:formula="of:=DECIMAL([.O10];16)" office:value-type="float" office:value="71" calcext:value-type="float">
            <text:p>71</text:p>
          </table:table-cell>
          <table:table-cell table:style-name="ce35" table:formula="of:=DECIMAL([.P10];16)" office:value-type="float" office:value="3" calcext:value-type="float">
            <text:p>3</text:p>
          </table:table-cell>
          <table:table-cell table:style-name="ce41" table:formula="of:=DECIMAL([.Q10];16)" office:value-type="float" office:value="232" calcext:value-type="float">
            <text:p>232</text:p>
          </table:table-cell>
          <table:table-cell table:style-name="ce41" table:formula="of:=DECIMAL([.R10];16)" office:value-type="float" office:value="213" calcext:value-type="float">
            <text:p>213</text:p>
          </table:table-cell>
          <table:table-cell table:style-name="ce41" table:formula="of:=DECIMAL([.S10];16)" office:value-type="float" office:value="96" calcext:value-type="float">
            <text:p>96</text:p>
          </table:table-cell>
          <table:table-cell table:style-name="ce46" table:formula="of:=DECIMAL([.T10];16)" office:value-type="float" office:value="4" calcext:value-type="float">
            <text:p>4</text:p>
          </table:table-cell>
          <table:table-cell/>
          <table:table-cell table:style-name="ce51" table:formula="of:=([.Z10]+[.AA10]*256+[.AB10]*256*256+[.AC10]*256*256*256)/1000000" office:value-type="float" office:value="55.034616" calcext:value-type="float">
            <text:p>55,034616</text:p>
          </table:table-cell>
          <table:table-cell table:formula="of:=([.AD10]+[.AE10]*256+[.AF10]*256*256+[.AG10]*256*256*256)/1000000" office:value-type="float" office:value="73.45468" calcext:value-type="float">
            <text:p>73,45468</text:p>
          </table:table-cell>
          <table:table-cell table:style-name="ce54" table:formula="of:=([.AH10]+[.AI10]*256+[.AJ10]*256*256+[.AK10]*256*256*256)/1000000" office:value-type="float" office:value="55.034632" calcext:value-type="float">
            <text:p>55,034632</text:p>
          </table:table-cell>
          <table:table-cell table:style-name="ce57" table:formula="of:=([.AL10]+[.AM10]*256+[.AN10]*256*256+[.AO10]*256*256*256)/1000000" office:value-type="float" office:value="73.45508" calcext:value-type="float">
            <text:p>73,455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1];16)" office:value-type="float" office:value="83" calcext:value-type="float">
            <text:p>83</text:p>
          </table:table-cell>
          <table:table-cell table:style-name="ce25" table:formula="of:=DECIMAL([.B11];16)" office:value-type="float" office:value="0" calcext:value-type="float">
            <text:p>0</text:p>
          </table:table-cell>
          <table:table-cell table:style-name="ce25" table:formula="of:=DECIMAL([.C11];16)" office:value-type="float" office:value="215" calcext:value-type="float">
            <text:p>215</text:p>
          </table:table-cell>
          <table:table-cell table:style-name="ce25" table:formula="of:=DECIMAL([.D11];16)" office:value-type="float" office:value="8" calcext:value-type="float">
            <text:p>8</text:p>
          </table:table-cell>
          <table:table-cell table:style-name="ce33" table:formula="of:=DECIMAL([.E11];16)" office:value-type="float" office:value="76" calcext:value-type="float">
            <text:p>76</text:p>
          </table:table-cell>
          <table:table-cell table:style-name="ce33" table:formula="of:=DECIMAL([.F11];16)" office:value-type="float" office:value="195" calcext:value-type="float">
            <text:p>195</text:p>
          </table:table-cell>
          <table:table-cell table:style-name="ce33" table:formula="of:=DECIMAL([.G11];16)" office:value-type="float" office:value="71" calcext:value-type="float">
            <text:p>71</text:p>
          </table:table-cell>
          <table:table-cell table:style-name="ce33" table:formula="of:=DECIMAL([.H11];16)" office:value-type="float" office:value="3" calcext:value-type="float">
            <text:p>3</text:p>
          </table:table-cell>
          <table:table-cell table:style-name="ce39" table:formula="of:=DECIMAL([.I11];16)" office:value-type="float" office:value="200" calcext:value-type="float">
            <text:p>200</text:p>
          </table:table-cell>
          <table:table-cell table:style-name="ce39" table:formula="of:=DECIMAL([.J11];16)" office:value-type="float" office:value="214" calcext:value-type="float">
            <text:p>214</text:p>
          </table:table-cell>
          <table:table-cell table:style-name="ce39" table:formula="of:=DECIMAL([.K11];16)" office:value-type="float" office:value="96" calcext:value-type="float">
            <text:p>96</text:p>
          </table:table-cell>
          <table:table-cell table:style-name="ce39" table:formula="of:=DECIMAL([.L11];16)" office:value-type="float" office:value="4" calcext:value-type="float">
            <text:p>4</text:p>
          </table:table-cell>
          <table:table-cell table:style-name="ce33" table:formula="of:=DECIMAL([.M11];16)" office:value-type="float" office:value="216" calcext:value-type="float">
            <text:p>216</text:p>
          </table:table-cell>
          <table:table-cell table:style-name="ce35" table:formula="of:=DECIMAL([.N11];16)" office:value-type="float" office:value="195" calcext:value-type="float">
            <text:p>195</text:p>
          </table:table-cell>
          <table:table-cell table:style-name="ce35" table:formula="of:=DECIMAL([.O11];16)" office:value-type="float" office:value="71" calcext:value-type="float">
            <text:p>71</text:p>
          </table:table-cell>
          <table:table-cell table:style-name="ce35" table:formula="of:=DECIMAL([.P11];16)" office:value-type="float" office:value="3" calcext:value-type="float">
            <text:p>3</text:p>
          </table:table-cell>
          <table:table-cell table:style-name="ce41" table:formula="of:=DECIMAL([.Q11];16)" office:value-type="float" office:value="216" calcext:value-type="float">
            <text:p>216</text:p>
          </table:table-cell>
          <table:table-cell table:style-name="ce41" table:formula="of:=DECIMAL([.R11];16)" office:value-type="float" office:value="215" calcext:value-type="float">
            <text:p>215</text:p>
          </table:table-cell>
          <table:table-cell table:style-name="ce41" table:formula="of:=DECIMAL([.S11];16)" office:value-type="float" office:value="96" calcext:value-type="float">
            <text:p>96</text:p>
          </table:table-cell>
          <table:table-cell table:style-name="ce46" table:formula="of:=DECIMAL([.T11];16)" office:value-type="float" office:value="4" calcext:value-type="float">
            <text:p>4</text:p>
          </table:table-cell>
          <table:table-cell/>
          <table:table-cell table:style-name="ce51" table:formula="of:=([.Z11]+[.AA11]*256+[.AB11]*256*256+[.AC11]*256*256*256)/1000000" office:value-type="float" office:value="55.0347" calcext:value-type="float">
            <text:p>55,0347</text:p>
          </table:table-cell>
          <table:table-cell table:formula="of:=([.AD11]+[.AE11]*256+[.AF11]*256*256+[.AG11]*256*256*256)/1000000" office:value-type="float" office:value="73.455304" calcext:value-type="float">
            <text:p>73,455304</text:p>
          </table:table-cell>
          <table:table-cell table:style-name="ce54" table:formula="of:=([.AH11]+[.AI11]*256+[.AJ11]*256*256+[.AK11]*256*256*256)/1000000" office:value-type="float" office:value="55.03484" calcext:value-type="float">
            <text:p>55,03484</text:p>
          </table:table-cell>
          <table:table-cell table:style-name="ce57" table:formula="of:=([.AL11]+[.AM11]*256+[.AN11]*256*256+[.AO11]*256*256*256)/1000000" office:value-type="float" office:value="73.455576" calcext:value-type="float">
            <text:p>73,4555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2];16)" office:value-type="float" office:value="83" calcext:value-type="float">
            <text:p>83</text:p>
          </table:table-cell>
          <table:table-cell table:style-name="ce25" table:formula="of:=DECIMAL([.B12];16)" office:value-type="float" office:value="0" calcext:value-type="float">
            <text:p>0</text:p>
          </table:table-cell>
          <table:table-cell table:style-name="ce25" table:formula="of:=DECIMAL([.C12];16)" office:value-type="float" office:value="215" calcext:value-type="float">
            <text:p>215</text:p>
          </table:table-cell>
          <table:table-cell table:style-name="ce25" table:formula="of:=DECIMAL([.D12];16)" office:value-type="float" office:value="9" calcext:value-type="float">
            <text:p>9</text:p>
          </table:table-cell>
          <table:table-cell table:style-name="ce33" table:formula="of:=DECIMAL([.E12];16)" office:value-type="float" office:value="76" calcext:value-type="float">
            <text:p>76</text:p>
          </table:table-cell>
          <table:table-cell table:style-name="ce33" table:formula="of:=DECIMAL([.F12];16)" office:value-type="float" office:value="196" calcext:value-type="float">
            <text:p>196</text:p>
          </table:table-cell>
          <table:table-cell table:style-name="ce33" table:formula="of:=DECIMAL([.G12];16)" office:value-type="float" office:value="71" calcext:value-type="float">
            <text:p>71</text:p>
          </table:table-cell>
          <table:table-cell table:style-name="ce33" table:formula="of:=DECIMAL([.H12];16)" office:value-type="float" office:value="3" calcext:value-type="float">
            <text:p>3</text:p>
          </table:table-cell>
          <table:table-cell table:style-name="ce39" table:formula="of:=DECIMAL([.I12];16)" office:value-type="float" office:value="200" calcext:value-type="float">
            <text:p>200</text:p>
          </table:table-cell>
          <table:table-cell table:style-name="ce39" table:formula="of:=DECIMAL([.J12];16)" office:value-type="float" office:value="216" calcext:value-type="float">
            <text:p>216</text:p>
          </table:table-cell>
          <table:table-cell table:style-name="ce39" table:formula="of:=DECIMAL([.K12];16)" office:value-type="float" office:value="96" calcext:value-type="float">
            <text:p>96</text:p>
          </table:table-cell>
          <table:table-cell table:style-name="ce39" table:formula="of:=DECIMAL([.L12];16)" office:value-type="float" office:value="4" calcext:value-type="float">
            <text:p>4</text:p>
          </table:table-cell>
          <table:table-cell table:style-name="ce33" table:formula="of:=DECIMAL([.M12];16)" office:value-type="float" office:value="156" calcext:value-type="float">
            <text:p>156</text:p>
          </table:table-cell>
          <table:table-cell table:style-name="ce35" table:formula="of:=DECIMAL([.N12];16)" office:value-type="float" office:value="196" calcext:value-type="float">
            <text:p>196</text:p>
          </table:table-cell>
          <table:table-cell table:style-name="ce35" table:formula="of:=DECIMAL([.O12];16)" office:value-type="float" office:value="71" calcext:value-type="float">
            <text:p>71</text:p>
          </table:table-cell>
          <table:table-cell table:style-name="ce35" table:formula="of:=DECIMAL([.P12];16)" office:value-type="float" office:value="3" calcext:value-type="float">
            <text:p>3</text:p>
          </table:table-cell>
          <table:table-cell table:style-name="ce41" table:formula="of:=DECIMAL([.Q12];16)" office:value-type="float" office:value="232" calcext:value-type="float">
            <text:p>232</text:p>
          </table:table-cell>
          <table:table-cell table:style-name="ce41" table:formula="of:=DECIMAL([.R12];16)" office:value-type="float" office:value="217" calcext:value-type="float">
            <text:p>217</text:p>
          </table:table-cell>
          <table:table-cell table:style-name="ce41" table:formula="of:=DECIMAL([.S12];16)" office:value-type="float" office:value="96" calcext:value-type="float">
            <text:p>96</text:p>
          </table:table-cell>
          <table:table-cell table:style-name="ce46" table:formula="of:=DECIMAL([.T12];16)" office:value-type="float" office:value="4" calcext:value-type="float">
            <text:p>4</text:p>
          </table:table-cell>
          <table:table-cell/>
          <table:table-cell table:style-name="ce51" table:formula="of:=([.Z12]+[.AA12]*256+[.AB12]*256*256+[.AC12]*256*256*256)/1000000" office:value-type="float" office:value="55.034956" calcext:value-type="float">
            <text:p>55,034956</text:p>
          </table:table-cell>
          <table:table-cell table:formula="of:=([.AD12]+[.AE12]*256+[.AF12]*256*256+[.AG12]*256*256*256)/1000000" office:value-type="float" office:value="73.455816" calcext:value-type="float">
            <text:p>73,455816</text:p>
          </table:table-cell>
          <table:table-cell table:style-name="ce54" table:formula="of:=([.AH12]+[.AI12]*256+[.AJ12]*256*256+[.AK12]*256*256*256)/1000000" office:value-type="float" office:value="55.035036" calcext:value-type="float">
            <text:p>55,035036</text:p>
          </table:table-cell>
          <table:table-cell table:style-name="ce57" table:formula="of:=([.AL12]+[.AM12]*256+[.AN12]*256*256+[.AO12]*256*256*256)/1000000" office:value-type="float" office:value="73.456104" calcext:value-type="float">
            <text:p>73,4561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A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3];16)" office:value-type="float" office:value="83" calcext:value-type="float">
            <text:p>83</text:p>
          </table:table-cell>
          <table:table-cell table:style-name="ce25" table:formula="of:=DECIMAL([.B13];16)" office:value-type="float" office:value="0" calcext:value-type="float">
            <text:p>0</text:p>
          </table:table-cell>
          <table:table-cell table:style-name="ce25" table:formula="of:=DECIMAL([.C13];16)" office:value-type="float" office:value="215" calcext:value-type="float">
            <text:p>215</text:p>
          </table:table-cell>
          <table:table-cell table:style-name="ce25" table:formula="of:=DECIMAL([.D13];16)" office:value-type="float" office:value="10" calcext:value-type="float">
            <text:p>10</text:p>
          </table:table-cell>
          <table:table-cell table:style-name="ce33" table:formula="of:=DECIMAL([.E13];16)" office:value-type="float" office:value="216" calcext:value-type="float">
            <text:p>216</text:p>
          </table:table-cell>
          <table:table-cell table:style-name="ce33" table:formula="of:=DECIMAL([.F13];16)" office:value-type="float" office:value="196" calcext:value-type="float">
            <text:p>196</text:p>
          </table:table-cell>
          <table:table-cell table:style-name="ce33" table:formula="of:=DECIMAL([.G13];16)" office:value-type="float" office:value="71" calcext:value-type="float">
            <text:p>71</text:p>
          </table:table-cell>
          <table:table-cell table:style-name="ce33" table:formula="of:=DECIMAL([.H13];16)" office:value-type="float" office:value="3" calcext:value-type="float">
            <text:p>3</text:p>
          </table:table-cell>
          <table:table-cell table:style-name="ce39" table:formula="of:=DECIMAL([.I13];16)" office:value-type="float" office:value="248" calcext:value-type="float">
            <text:p>248</text:p>
          </table:table-cell>
          <table:table-cell table:style-name="ce39" table:formula="of:=DECIMAL([.J13];16)" office:value-type="float" office:value="218" calcext:value-type="float">
            <text:p>218</text:p>
          </table:table-cell>
          <table:table-cell table:style-name="ce39" table:formula="of:=DECIMAL([.K13];16)" office:value-type="float" office:value="96" calcext:value-type="float">
            <text:p>96</text:p>
          </table:table-cell>
          <table:table-cell table:style-name="ce39" table:formula="of:=DECIMAL([.L13];16)" office:value-type="float" office:value="4" calcext:value-type="float">
            <text:p>4</text:p>
          </table:table-cell>
          <table:table-cell table:style-name="ce33" table:formula="of:=DECIMAL([.M13];16)" office:value-type="float" office:value="132" calcext:value-type="float">
            <text:p>132</text:p>
          </table:table-cell>
          <table:table-cell table:style-name="ce35" table:formula="of:=DECIMAL([.N13];16)" office:value-type="float" office:value="197" calcext:value-type="float">
            <text:p>197</text:p>
          </table:table-cell>
          <table:table-cell table:style-name="ce35" table:formula="of:=DECIMAL([.O13];16)" office:value-type="float" office:value="71" calcext:value-type="float">
            <text:p>71</text:p>
          </table:table-cell>
          <table:table-cell table:style-name="ce35" table:formula="of:=DECIMAL([.P13];16)" office:value-type="float" office:value="3" calcext:value-type="float">
            <text:p>3</text:p>
          </table:table-cell>
          <table:table-cell table:style-name="ce41" table:formula="of:=DECIMAL([.Q13];16)" office:value-type="float" office:value="208" calcext:value-type="float">
            <text:p>208</text:p>
          </table:table-cell>
          <table:table-cell table:style-name="ce41" table:formula="of:=DECIMAL([.R13];16)" office:value-type="float" office:value="219" calcext:value-type="float">
            <text:p>219</text:p>
          </table:table-cell>
          <table:table-cell table:style-name="ce41" table:formula="of:=DECIMAL([.S13];16)" office:value-type="float" office:value="96" calcext:value-type="float">
            <text:p>96</text:p>
          </table:table-cell>
          <table:table-cell table:style-name="ce46" table:formula="of:=DECIMAL([.T13];16)" office:value-type="float" office:value="4" calcext:value-type="float">
            <text:p>4</text:p>
          </table:table-cell>
          <table:table-cell/>
          <table:table-cell table:style-name="ce51" table:formula="of:=([.Z13]+[.AA13]*256+[.AB13]*256*256+[.AC13]*256*256*256)/1000000" office:value-type="float" office:value="55.035096" calcext:value-type="float">
            <text:p>55,035096</text:p>
          </table:table-cell>
          <table:table-cell table:formula="of:=([.AD13]+[.AE13]*256+[.AF13]*256*256+[.AG13]*256*256*256)/1000000" office:value-type="float" office:value="73.456376" calcext:value-type="float">
            <text:p>73,456376</text:p>
          </table:table-cell>
          <table:table-cell table:style-name="ce54" table:formula="of:=([.AH13]+[.AI13]*256+[.AJ13]*256*256+[.AK13]*256*256*256)/1000000" office:value-type="float" office:value="55.035268" calcext:value-type="float">
            <text:p>55,035268</text:p>
          </table:table-cell>
          <table:table-cell table:style-name="ce57" table:formula="of:=([.AL13]+[.AM13]*256+[.AN13]*256*256+[.AO13]*256*256*256)/1000000" office:value-type="float" office:value="73.456592" calcext:value-type="float">
            <text:p>73,4565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B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4];16)" office:value-type="float" office:value="83" calcext:value-type="float">
            <text:p>83</text:p>
          </table:table-cell>
          <table:table-cell table:style-name="ce25" table:formula="of:=DECIMAL([.B14];16)" office:value-type="float" office:value="0" calcext:value-type="float">
            <text:p>0</text:p>
          </table:table-cell>
          <table:table-cell table:style-name="ce25" table:formula="of:=DECIMAL([.C14];16)" office:value-type="float" office:value="215" calcext:value-type="float">
            <text:p>215</text:p>
          </table:table-cell>
          <table:table-cell table:style-name="ce25" table:formula="of:=DECIMAL([.D14];16)" office:value-type="float" office:value="11" calcext:value-type="float">
            <text:p>11</text:p>
          </table:table-cell>
          <table:table-cell table:style-name="ce33" table:formula="of:=DECIMAL([.E14];16)" office:value-type="float" office:value="252" calcext:value-type="float">
            <text:p>252</text:p>
          </table:table-cell>
          <table:table-cell table:style-name="ce33" table:formula="of:=DECIMAL([.F14];16)" office:value-type="float" office:value="197" calcext:value-type="float">
            <text:p>197</text:p>
          </table:table-cell>
          <table:table-cell table:style-name="ce33" table:formula="of:=DECIMAL([.G14];16)" office:value-type="float" office:value="71" calcext:value-type="float">
            <text:p>71</text:p>
          </table:table-cell>
          <table:table-cell table:style-name="ce33" table:formula="of:=DECIMAL([.H14];16)" office:value-type="float" office:value="3" calcext:value-type="float">
            <text:p>3</text:p>
          </table:table-cell>
          <table:table-cell table:style-name="ce39" table:formula="of:=DECIMAL([.I14];16)" office:value-type="float" office:value="248" calcext:value-type="float">
            <text:p>248</text:p>
          </table:table-cell>
          <table:table-cell table:style-name="ce39" table:formula="of:=DECIMAL([.J14];16)" office:value-type="float" office:value="220" calcext:value-type="float">
            <text:p>220</text:p>
          </table:table-cell>
          <table:table-cell table:style-name="ce39" table:formula="of:=DECIMAL([.K14];16)" office:value-type="float" office:value="96" calcext:value-type="float">
            <text:p>96</text:p>
          </table:table-cell>
          <table:table-cell table:style-name="ce39" table:formula="of:=DECIMAL([.L14];16)" office:value-type="float" office:value="4" calcext:value-type="float">
            <text:p>4</text:p>
          </table:table-cell>
          <table:table-cell table:style-name="ce33" table:formula="of:=DECIMAL([.M14];16)" office:value-type="float" office:value="92" calcext:value-type="float">
            <text:p>92</text:p>
          </table:table-cell>
          <table:table-cell table:style-name="ce35" table:formula="of:=DECIMAL([.N14];16)" office:value-type="float" office:value="198" calcext:value-type="float">
            <text:p>198</text:p>
          </table:table-cell>
          <table:table-cell table:style-name="ce35" table:formula="of:=DECIMAL([.O14];16)" office:value-type="float" office:value="71" calcext:value-type="float">
            <text:p>71</text:p>
          </table:table-cell>
          <table:table-cell table:style-name="ce35" table:formula="of:=DECIMAL([.P14];16)" office:value-type="float" office:value="3" calcext:value-type="float">
            <text:p>3</text:p>
          </table:table-cell>
          <table:table-cell table:style-name="ce41" table:formula="of:=DECIMAL([.Q14];16)" office:value-type="float" office:value="80" calcext:value-type="float">
            <text:p>80</text:p>
          </table:table-cell>
          <table:table-cell table:style-name="ce41" table:formula="of:=DECIMAL([.R14];16)" office:value-type="float" office:value="222" calcext:value-type="float">
            <text:p>222</text:p>
          </table:table-cell>
          <table:table-cell table:style-name="ce41" table:formula="of:=DECIMAL([.S14];16)" office:value-type="float" office:value="96" calcext:value-type="float">
            <text:p>96</text:p>
          </table:table-cell>
          <table:table-cell table:style-name="ce46" table:formula="of:=DECIMAL([.T14];16)" office:value-type="float" office:value="4" calcext:value-type="float">
            <text:p>4</text:p>
          </table:table-cell>
          <table:table-cell/>
          <table:table-cell table:style-name="ce51" table:formula="of:=([.Z14]+[.AA14]*256+[.AB14]*256*256+[.AC14]*256*256*256)/1000000" office:value-type="float" office:value="55.035388" calcext:value-type="float">
            <text:p>55,035388</text:p>
          </table:table-cell>
          <table:table-cell table:formula="of:=([.AD14]+[.AE14]*256+[.AF14]*256*256+[.AG14]*256*256*256)/1000000" office:value-type="float" office:value="73.456888" calcext:value-type="float">
            <text:p>73,456888</text:p>
          </table:table-cell>
          <table:table-cell table:style-name="ce54" table:formula="of:=([.AH14]+[.AI14]*256+[.AJ14]*256*256+[.AK14]*256*256*256)/1000000" office:value-type="float" office:value="55.035484" calcext:value-type="float">
            <text:p>55,035484</text:p>
          </table:table-cell>
          <table:table-cell table:style-name="ce57" table:formula="of:=([.AL14]+[.AM14]*256+[.AN14]*256*256+[.AO14]*256*256*256)/1000000" office:value-type="float" office:value="73.457232" calcext:value-type="float">
            <text:p>73,4572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5];16)" office:value-type="float" office:value="83" calcext:value-type="float">
            <text:p>83</text:p>
          </table:table-cell>
          <table:table-cell table:style-name="ce25" table:formula="of:=DECIMAL([.B15];16)" office:value-type="float" office:value="0" calcext:value-type="float">
            <text:p>0</text:p>
          </table:table-cell>
          <table:table-cell table:style-name="ce25" table:formula="of:=DECIMAL([.C15];16)" office:value-type="float" office:value="215" calcext:value-type="float">
            <text:p>215</text:p>
          </table:table-cell>
          <table:table-cell table:style-name="ce25" table:formula="of:=DECIMAL([.D15];16)" office:value-type="float" office:value="12" calcext:value-type="float">
            <text:p>12</text:p>
          </table:table-cell>
          <table:table-cell table:style-name="ce33" table:formula="of:=DECIMAL([.E15];16)" office:value-type="float" office:value="188" calcext:value-type="float">
            <text:p>188</text:p>
          </table:table-cell>
          <table:table-cell table:style-name="ce33" table:formula="of:=DECIMAL([.F15];16)" office:value-type="float" office:value="198" calcext:value-type="float">
            <text:p>198</text:p>
          </table:table-cell>
          <table:table-cell table:style-name="ce33" table:formula="of:=DECIMAL([.G15];16)" office:value-type="float" office:value="71" calcext:value-type="float">
            <text:p>71</text:p>
          </table:table-cell>
          <table:table-cell table:style-name="ce33" table:formula="of:=DECIMAL([.H15];16)" office:value-type="float" office:value="3" calcext:value-type="float">
            <text:p>3</text:p>
          </table:table-cell>
          <table:table-cell table:style-name="ce39" table:formula="of:=DECIMAL([.I15];16)" office:value-type="float" office:value="16" calcext:value-type="float">
            <text:p>16</text:p>
          </table:table-cell>
          <table:table-cell table:style-name="ce39" table:formula="of:=DECIMAL([.J15];16)" office:value-type="float" office:value="223" calcext:value-type="float">
            <text:p>223</text:p>
          </table:table-cell>
          <table:table-cell table:style-name="ce39" table:formula="of:=DECIMAL([.K15];16)" office:value-type="float" office:value="96" calcext:value-type="float">
            <text:p>96</text:p>
          </table:table-cell>
          <table:table-cell table:style-name="ce39" table:formula="of:=DECIMAL([.L15];16)" office:value-type="float" office:value="4" calcext:value-type="float">
            <text:p>4</text:p>
          </table:table-cell>
          <table:table-cell table:style-name="ce33" table:formula="of:=DECIMAL([.M15];16)" office:value-type="float" office:value="100" calcext:value-type="float">
            <text:p>100</text:p>
          </table:table-cell>
          <table:table-cell table:style-name="ce35" table:formula="of:=DECIMAL([.N15];16)" office:value-type="float" office:value="199" calcext:value-type="float">
            <text:p>199</text:p>
          </table:table-cell>
          <table:table-cell table:style-name="ce35" table:formula="of:=DECIMAL([.O15];16)" office:value-type="float" office:value="71" calcext:value-type="float">
            <text:p>71</text:p>
          </table:table-cell>
          <table:table-cell table:style-name="ce35" table:formula="of:=DECIMAL([.P15];16)" office:value-type="float" office:value="3" calcext:value-type="float">
            <text:p>3</text:p>
          </table:table-cell>
          <table:table-cell table:style-name="ce41" table:formula="of:=DECIMAL([.Q15];16)" office:value-type="float" office:value="208" calcext:value-type="float">
            <text:p>208</text:p>
          </table:table-cell>
          <table:table-cell table:style-name="ce41" table:formula="of:=DECIMAL([.R15];16)" office:value-type="float" office:value="223" calcext:value-type="float">
            <text:p>223</text:p>
          </table:table-cell>
          <table:table-cell table:style-name="ce41" table:formula="of:=DECIMAL([.S15];16)" office:value-type="float" office:value="96" calcext:value-type="float">
            <text:p>96</text:p>
          </table:table-cell>
          <table:table-cell table:style-name="ce46" table:formula="of:=DECIMAL([.T15];16)" office:value-type="float" office:value="4" calcext:value-type="float">
            <text:p>4</text:p>
          </table:table-cell>
          <table:table-cell/>
          <table:table-cell table:style-name="ce51" table:formula="of:=([.Z15]+[.AA15]*256+[.AB15]*256*256+[.AC15]*256*256*256)/1000000" office:value-type="float" office:value="55.03558" calcext:value-type="float">
            <text:p>55,03558</text:p>
          </table:table-cell>
          <table:table-cell table:formula="of:=([.AD15]+[.AE15]*256+[.AF15]*256*256+[.AG15]*256*256*256)/1000000" office:value-type="float" office:value="73.457424" calcext:value-type="float">
            <text:p>73,457424</text:p>
          </table:table-cell>
          <table:table-cell table:style-name="ce54" table:formula="of:=([.AH15]+[.AI15]*256+[.AJ15]*256*256+[.AK15]*256*256*256)/1000000" office:value-type="float" office:value="55.035748" calcext:value-type="float">
            <text:p>55,035748</text:p>
          </table:table-cell>
          <table:table-cell table:style-name="ce57" table:formula="of:=([.AL15]+[.AM15]*256+[.AN15]*256*256+[.AO15]*256*256*256)/1000000" office:value-type="float" office:value="73.457616" calcext:value-type="float">
            <text:p>73,4576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D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6];16)" office:value-type="float" office:value="83" calcext:value-type="float">
            <text:p>83</text:p>
          </table:table-cell>
          <table:table-cell table:style-name="ce25" table:formula="of:=DECIMAL([.B16];16)" office:value-type="float" office:value="0" calcext:value-type="float">
            <text:p>0</text:p>
          </table:table-cell>
          <table:table-cell table:style-name="ce25" table:formula="of:=DECIMAL([.C16];16)" office:value-type="float" office:value="215" calcext:value-type="float">
            <text:p>215</text:p>
          </table:table-cell>
          <table:table-cell table:style-name="ce25" table:formula="of:=DECIMAL([.D16];16)" office:value-type="float" office:value="13" calcext:value-type="float">
            <text:p>13</text:p>
          </table:table-cell>
          <table:table-cell table:style-name="ce33" table:formula="of:=DECIMAL([.E16];16)" office:value-type="float" office:value="116" calcext:value-type="float">
            <text:p>116</text:p>
          </table:table-cell>
          <table:table-cell table:style-name="ce33" table:formula="of:=DECIMAL([.F16];16)" office:value-type="float" office:value="199" calcext:value-type="float">
            <text:p>199</text:p>
          </table:table-cell>
          <table:table-cell table:style-name="ce33" table:formula="of:=DECIMAL([.G16];16)" office:value-type="float" office:value="71" calcext:value-type="float">
            <text:p>71</text:p>
          </table:table-cell>
          <table:table-cell table:style-name="ce33" table:formula="of:=DECIMAL([.H16];16)" office:value-type="float" office:value="3" calcext:value-type="float">
            <text:p>3</text:p>
          </table:table-cell>
          <table:table-cell table:style-name="ce39" table:formula="of:=DECIMAL([.I16];16)" office:value-type="float" office:value="96" calcext:value-type="float">
            <text:p>96</text:p>
          </table:table-cell>
          <table:table-cell table:style-name="ce39" table:formula="of:=DECIMAL([.J16];16)" office:value-type="float" office:value="225" calcext:value-type="float">
            <text:p>225</text:p>
          </table:table-cell>
          <table:table-cell table:style-name="ce39" table:formula="of:=DECIMAL([.K16];16)" office:value-type="float" office:value="96" calcext:value-type="float">
            <text:p>96</text:p>
          </table:table-cell>
          <table:table-cell table:style-name="ce39" table:formula="of:=DECIMAL([.L16];16)" office:value-type="float" office:value="4" calcext:value-type="float">
            <text:p>4</text:p>
          </table:table-cell>
          <table:table-cell table:style-name="ce33" table:formula="of:=DECIMAL([.M16];16)" office:value-type="float" office:value="124" calcext:value-type="float">
            <text:p>124</text:p>
          </table:table-cell>
          <table:table-cell table:style-name="ce35" table:formula="of:=DECIMAL([.N16];16)" office:value-type="float" office:value="199" calcext:value-type="float">
            <text:p>199</text:p>
          </table:table-cell>
          <table:table-cell table:style-name="ce35" table:formula="of:=DECIMAL([.O16];16)" office:value-type="float" office:value="71" calcext:value-type="float">
            <text:p>71</text:p>
          </table:table-cell>
          <table:table-cell table:style-name="ce35" table:formula="of:=DECIMAL([.P16];16)" office:value-type="float" office:value="3" calcext:value-type="float">
            <text:p>3</text:p>
          </table:table-cell>
          <table:table-cell table:style-name="ce41" table:formula="of:=DECIMAL([.Q16];16)" office:value-type="float" office:value="8" calcext:value-type="float">
            <text:p>8</text:p>
          </table:table-cell>
          <table:table-cell table:style-name="ce41" table:formula="of:=DECIMAL([.R16];16)" office:value-type="float" office:value="227" calcext:value-type="float">
            <text:p>227</text:p>
          </table:table-cell>
          <table:table-cell table:style-name="ce41" table:formula="of:=DECIMAL([.S16];16)" office:value-type="float" office:value="96" calcext:value-type="float">
            <text:p>96</text:p>
          </table:table-cell>
          <table:table-cell table:style-name="ce46" table:formula="of:=DECIMAL([.T16];16)" office:value-type="float" office:value="4" calcext:value-type="float">
            <text:p>4</text:p>
          </table:table-cell>
          <table:table-cell/>
          <table:table-cell table:style-name="ce51" table:formula="of:=([.Z16]+[.AA16]*256+[.AB16]*256*256+[.AC16]*256*256*256)/1000000" office:value-type="float" office:value="55.035764" calcext:value-type="float">
            <text:p>55,035764</text:p>
          </table:table-cell>
          <table:table-cell table:formula="of:=([.AD16]+[.AE16]*256+[.AF16]*256*256+[.AG16]*256*256*256)/1000000" office:value-type="float" office:value="73.458016" calcext:value-type="float">
            <text:p>73,458016</text:p>
          </table:table-cell>
          <table:table-cell table:style-name="ce54" table:formula="of:=([.AH16]+[.AI16]*256+[.AJ16]*256*256+[.AK16]*256*256*256)/1000000" office:value-type="float" office:value="55.035772" calcext:value-type="float">
            <text:p>55,035772</text:p>
          </table:table-cell>
          <table:table-cell table:style-name="ce57" table:formula="of:=([.AL16]+[.AM16]*256+[.AN16]*256*256+[.AO16]*256*256*256)/1000000" office:value-type="float" office:value="73.45844" calcext:value-type="float">
            <text:p>73,458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E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7];16)" office:value-type="float" office:value="83" calcext:value-type="float">
            <text:p>83</text:p>
          </table:table-cell>
          <table:table-cell table:style-name="ce25" table:formula="of:=DECIMAL([.B17];16)" office:value-type="float" office:value="0" calcext:value-type="float">
            <text:p>0</text:p>
          </table:table-cell>
          <table:table-cell table:style-name="ce25" table:formula="of:=DECIMAL([.C17];16)" office:value-type="float" office:value="215" calcext:value-type="float">
            <text:p>215</text:p>
          </table:table-cell>
          <table:table-cell table:style-name="ce25" table:formula="of:=DECIMAL([.D17];16)" office:value-type="float" office:value="14" calcext:value-type="float">
            <text:p>14</text:p>
          </table:table-cell>
          <table:table-cell table:style-name="ce33" table:formula="of:=DECIMAL([.E17];16)" office:value-type="float" office:value="160" calcext:value-type="float">
            <text:p>160</text:p>
          </table:table-cell>
          <table:table-cell table:style-name="ce33" table:formula="of:=DECIMAL([.F17];16)" office:value-type="float" office:value="199" calcext:value-type="float">
            <text:p>199</text:p>
          </table:table-cell>
          <table:table-cell table:style-name="ce33" table:formula="of:=DECIMAL([.G17];16)" office:value-type="float" office:value="71" calcext:value-type="float">
            <text:p>71</text:p>
          </table:table-cell>
          <table:table-cell table:style-name="ce33" table:formula="of:=DECIMAL([.H17];16)" office:value-type="float" office:value="3" calcext:value-type="float">
            <text:p>3</text:p>
          </table:table-cell>
          <table:table-cell table:style-name="ce39" table:formula="of:=DECIMAL([.I17];16)" office:value-type="float" office:value="96" calcext:value-type="float">
            <text:p>96</text:p>
          </table:table-cell>
          <table:table-cell table:style-name="ce39" table:formula="of:=DECIMAL([.J17];16)" office:value-type="float" office:value="228" calcext:value-type="float">
            <text:p>228</text:p>
          </table:table-cell>
          <table:table-cell table:style-name="ce39" table:formula="of:=DECIMAL([.K17];16)" office:value-type="float" office:value="96" calcext:value-type="float">
            <text:p>96</text:p>
          </table:table-cell>
          <table:table-cell table:style-name="ce39" table:formula="of:=DECIMAL([.L17];16)" office:value-type="float" office:value="4" calcext:value-type="float">
            <text:p>4</text:p>
          </table:table-cell>
          <table:table-cell table:style-name="ce33" table:formula="of:=DECIMAL([.M17];16)" office:value-type="float" office:value="16" calcext:value-type="float">
            <text:p>16</text:p>
          </table:table-cell>
          <table:table-cell table:style-name="ce35" table:formula="of:=DECIMAL([.N17];16)" office:value-type="float" office:value="200" calcext:value-type="float">
            <text:p>200</text:p>
          </table:table-cell>
          <table:table-cell table:style-name="ce35" table:formula="of:=DECIMAL([.O17];16)" office:value-type="float" office:value="71" calcext:value-type="float">
            <text:p>71</text:p>
          </table:table-cell>
          <table:table-cell table:style-name="ce35" table:formula="of:=DECIMAL([.P17];16)" office:value-type="float" office:value="3" calcext:value-type="float">
            <text:p>3</text:p>
          </table:table-cell>
          <table:table-cell table:style-name="ce41" table:formula="of:=DECIMAL([.Q17];16)" office:value-type="float" office:value="208" calcext:value-type="float">
            <text:p>208</text:p>
          </table:table-cell>
          <table:table-cell table:style-name="ce41" table:formula="of:=DECIMAL([.R17];16)" office:value-type="float" office:value="229" calcext:value-type="float">
            <text:p>229</text:p>
          </table:table-cell>
          <table:table-cell table:style-name="ce41" table:formula="of:=DECIMAL([.S17];16)" office:value-type="float" office:value="96" calcext:value-type="float">
            <text:p>96</text:p>
          </table:table-cell>
          <table:table-cell table:style-name="ce46" table:formula="of:=DECIMAL([.T17];16)" office:value-type="float" office:value="4" calcext:value-type="float">
            <text:p>4</text:p>
          </table:table-cell>
          <table:table-cell/>
          <table:table-cell table:style-name="ce51" table:formula="of:=([.Z17]+[.AA17]*256+[.AB17]*256*256+[.AC17]*256*256*256)/1000000" office:value-type="float" office:value="55.035808" calcext:value-type="float">
            <text:p>55,035808</text:p>
          </table:table-cell>
          <table:table-cell table:formula="of:=([.AD17]+[.AE17]*256+[.AF17]*256*256+[.AG17]*256*256*256)/1000000" office:value-type="float" office:value="73.458784" calcext:value-type="float">
            <text:p>73,458784</text:p>
          </table:table-cell>
          <table:table-cell table:style-name="ce54" table:formula="of:=([.AH17]+[.AI17]*256+[.AJ17]*256*256+[.AK17]*256*256*256)/1000000" office:value-type="float" office:value="55.03592" calcext:value-type="float">
            <text:p>55,03592</text:p>
          </table:table-cell>
          <table:table-cell table:style-name="ce57" table:formula="of:=([.AL17]+[.AM17]*256+[.AN17]*256*256+[.AO17]*256*256*256)/1000000" office:value-type="float" office:value="73.459152" calcext:value-type="float">
            <text:p>73,45915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0F</text:p>
          </table:table-cell>
          <table:table-cell table:number-columns-repeated="2" table:style-name="ce9" office:value-type="string" calcext:value-type="string">
            <text:p>C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8];16)" office:value-type="float" office:value="83" calcext:value-type="float">
            <text:p>83</text:p>
          </table:table-cell>
          <table:table-cell table:style-name="ce25" table:formula="of:=DECIMAL([.B18];16)" office:value-type="float" office:value="0" calcext:value-type="float">
            <text:p>0</text:p>
          </table:table-cell>
          <table:table-cell table:style-name="ce25" table:formula="of:=DECIMAL([.C18];16)" office:value-type="float" office:value="215" calcext:value-type="float">
            <text:p>215</text:p>
          </table:table-cell>
          <table:table-cell table:style-name="ce25" table:formula="of:=DECIMAL([.D18];16)" office:value-type="float" office:value="15" calcext:value-type="float">
            <text:p>15</text:p>
          </table:table-cell>
          <table:table-cell table:style-name="ce33" table:formula="of:=DECIMAL([.E18];16)" office:value-type="float" office:value="200" calcext:value-type="float">
            <text:p>200</text:p>
          </table:table-cell>
          <table:table-cell table:style-name="ce33" table:formula="of:=DECIMAL([.F18];16)" office:value-type="float" office:value="200" calcext:value-type="float">
            <text:p>200</text:p>
          </table:table-cell>
          <table:table-cell table:style-name="ce33" table:formula="of:=DECIMAL([.G18];16)" office:value-type="float" office:value="71" calcext:value-type="float">
            <text:p>71</text:p>
          </table:table-cell>
          <table:table-cell table:style-name="ce33" table:formula="of:=DECIMAL([.H18];16)" office:value-type="float" office:value="3" calcext:value-type="float">
            <text:p>3</text:p>
          </table:table-cell>
          <table:table-cell table:style-name="ce39" table:formula="of:=DECIMAL([.I18];16)" office:value-type="float" office:value="152" calcext:value-type="float">
            <text:p>152</text:p>
          </table:table-cell>
          <table:table-cell table:style-name="ce39" table:formula="of:=DECIMAL([.J18];16)" office:value-type="float" office:value="230" calcext:value-type="float">
            <text:p>230</text:p>
          </table:table-cell>
          <table:table-cell table:style-name="ce39" table:formula="of:=DECIMAL([.K18];16)" office:value-type="float" office:value="96" calcext:value-type="float">
            <text:p>96</text:p>
          </table:table-cell>
          <table:table-cell table:style-name="ce39" table:formula="of:=DECIMAL([.L18];16)" office:value-type="float" office:value="4" calcext:value-type="float">
            <text:p>4</text:p>
          </table:table-cell>
          <table:table-cell table:style-name="ce33" table:formula="of:=DECIMAL([.M18];16)" office:value-type="float" office:value="132" calcext:value-type="float">
            <text:p>132</text:p>
          </table:table-cell>
          <table:table-cell table:style-name="ce35" table:formula="of:=DECIMAL([.N18];16)" office:value-type="float" office:value="201" calcext:value-type="float">
            <text:p>201</text:p>
          </table:table-cell>
          <table:table-cell table:style-name="ce35" table:formula="of:=DECIMAL([.O18];16)" office:value-type="float" office:value="71" calcext:value-type="float">
            <text:p>71</text:p>
          </table:table-cell>
          <table:table-cell table:style-name="ce35" table:formula="of:=DECIMAL([.P18];16)" office:value-type="float" office:value="3" calcext:value-type="float">
            <text:p>3</text:p>
          </table:table-cell>
          <table:table-cell table:style-name="ce41" table:formula="of:=DECIMAL([.Q18];16)" office:value-type="float" office:value="16" calcext:value-type="float">
            <text:p>16</text:p>
          </table:table-cell>
          <table:table-cell table:style-name="ce41" table:formula="of:=DECIMAL([.R18];16)" office:value-type="float" office:value="231" calcext:value-type="float">
            <text:p>231</text:p>
          </table:table-cell>
          <table:table-cell table:style-name="ce41" table:formula="of:=DECIMAL([.S18];16)" office:value-type="float" office:value="96" calcext:value-type="float">
            <text:p>96</text:p>
          </table:table-cell>
          <table:table-cell table:style-name="ce46" table:formula="of:=DECIMAL([.T18];16)" office:value-type="float" office:value="4" calcext:value-type="float">
            <text:p>4</text:p>
          </table:table-cell>
          <table:table-cell/>
          <table:table-cell table:style-name="ce51" table:formula="of:=([.Z18]+[.AA18]*256+[.AB18]*256*256+[.AC18]*256*256*256)/1000000" office:value-type="float" office:value="55.036104" calcext:value-type="float">
            <text:p>55,036104</text:p>
          </table:table-cell>
          <table:table-cell table:formula="of:=([.AD18]+[.AE18]*256+[.AF18]*256*256+[.AG18]*256*256*256)/1000000" office:value-type="float" office:value="73.459352" calcext:value-type="float">
            <text:p>73,459352</text:p>
          </table:table-cell>
          <table:table-cell table:style-name="ce54" table:formula="of:=([.AH18]+[.AI18]*256+[.AJ18]*256*256+[.AK18]*256*256*256)/1000000" office:value-type="float" office:value="55.036292" calcext:value-type="float">
            <text:p>55,036292</text:p>
          </table:table-cell>
          <table:table-cell table:style-name="ce57" table:formula="of:=([.AL18]+[.AM18]*256+[.AN18]*256*256+[.AO18]*256*256*256)/1000000" office:value-type="float" office:value="73.459472" calcext:value-type="float">
            <text:p>73,4594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19];16)" office:value-type="float" office:value="83" calcext:value-type="float">
            <text:p>83</text:p>
          </table:table-cell>
          <table:table-cell table:style-name="ce25" table:formula="of:=DECIMAL([.B19];16)" office:value-type="float" office:value="0" calcext:value-type="float">
            <text:p>0</text:p>
          </table:table-cell>
          <table:table-cell table:style-name="ce25" table:formula="of:=DECIMAL([.C19];16)" office:value-type="float" office:value="215" calcext:value-type="float">
            <text:p>215</text:p>
          </table:table-cell>
          <table:table-cell table:style-name="ce25" table:formula="of:=DECIMAL([.D19];16)" office:value-type="float" office:value="16" calcext:value-type="float">
            <text:p>16</text:p>
          </table:table-cell>
          <table:table-cell table:style-name="ce33" table:formula="of:=DECIMAL([.E19];16)" office:value-type="float" office:value="64" calcext:value-type="float">
            <text:p>64</text:p>
          </table:table-cell>
          <table:table-cell table:style-name="ce33" table:formula="of:=DECIMAL([.F19];16)" office:value-type="float" office:value="202" calcext:value-type="float">
            <text:p>202</text:p>
          </table:table-cell>
          <table:table-cell table:style-name="ce33" table:formula="of:=DECIMAL([.G19];16)" office:value-type="float" office:value="71" calcext:value-type="float">
            <text:p>71</text:p>
          </table:table-cell>
          <table:table-cell table:style-name="ce33" table:formula="of:=DECIMAL([.H19];16)" office:value-type="float" office:value="3" calcext:value-type="float">
            <text:p>3</text:p>
          </table:table-cell>
          <table:table-cell table:style-name="ce39" table:formula="of:=DECIMAL([.I19];16)" office:value-type="float" office:value="248" calcext:value-type="float">
            <text:p>248</text:p>
          </table:table-cell>
          <table:table-cell table:style-name="ce39" table:formula="of:=DECIMAL([.J19];16)" office:value-type="float" office:value="231" calcext:value-type="float">
            <text:p>231</text:p>
          </table:table-cell>
          <table:table-cell table:style-name="ce39" table:formula="of:=DECIMAL([.K19];16)" office:value-type="float" office:value="96" calcext:value-type="float">
            <text:p>96</text:p>
          </table:table-cell>
          <table:table-cell table:style-name="ce39" table:formula="of:=DECIMAL([.L19];16)" office:value-type="float" office:value="4" calcext:value-type="float">
            <text:p>4</text:p>
          </table:table-cell>
          <table:table-cell table:style-name="ce33" table:formula="of:=DECIMAL([.M19];16)" office:value-type="float" office:value="232" calcext:value-type="float">
            <text:p>232</text:p>
          </table:table-cell>
          <table:table-cell table:style-name="ce35" table:formula="of:=DECIMAL([.N19];16)" office:value-type="float" office:value="202" calcext:value-type="float">
            <text:p>202</text:p>
          </table:table-cell>
          <table:table-cell table:style-name="ce35" table:formula="of:=DECIMAL([.O19];16)" office:value-type="float" office:value="71" calcext:value-type="float">
            <text:p>71</text:p>
          </table:table-cell>
          <table:table-cell table:style-name="ce35" table:formula="of:=DECIMAL([.P19];16)" office:value-type="float" office:value="3" calcext:value-type="float">
            <text:p>3</text:p>
          </table:table-cell>
          <table:table-cell table:style-name="ce41" table:formula="of:=DECIMAL([.Q19];16)" office:value-type="float" office:value="224" calcext:value-type="float">
            <text:p>224</text:p>
          </table:table-cell>
          <table:table-cell table:style-name="ce41" table:formula="of:=DECIMAL([.R19];16)" office:value-type="float" office:value="232" calcext:value-type="float">
            <text:p>232</text:p>
          </table:table-cell>
          <table:table-cell table:style-name="ce41" table:formula="of:=DECIMAL([.S19];16)" office:value-type="float" office:value="96" calcext:value-type="float">
            <text:p>96</text:p>
          </table:table-cell>
          <table:table-cell table:style-name="ce46" table:formula="of:=DECIMAL([.T19];16)" office:value-type="float" office:value="4" calcext:value-type="float">
            <text:p>4</text:p>
          </table:table-cell>
          <table:table-cell/>
          <table:table-cell table:style-name="ce51" table:formula="of:=([.Z19]+[.AA19]*256+[.AB19]*256*256+[.AC19]*256*256*256)/1000000" office:value-type="float" office:value="55.03648" calcext:value-type="float">
            <text:p>55,03648</text:p>
          </table:table-cell>
          <table:table-cell table:formula="of:=([.AD19]+[.AE19]*256+[.AF19]*256*256+[.AG19]*256*256*256)/1000000" office:value-type="float" office:value="73.459704" calcext:value-type="float">
            <text:p>73,459704</text:p>
          </table:table-cell>
          <table:table-cell table:style-name="ce54" table:formula="of:=([.AH19]+[.AI19]*256+[.AJ19]*256*256+[.AK19]*256*256*256)/1000000" office:value-type="float" office:value="55.036648" calcext:value-type="float">
            <text:p>55,036648</text:p>
          </table:table-cell>
          <table:table-cell table:style-name="ce57" table:formula="of:=([.AL19]+[.AM19]*256+[.AN19]*256*256+[.AO19]*256*256*256)/1000000" office:value-type="float" office:value="73.459936" calcext:value-type="float">
            <text:p>73,4599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1" calcext:value-type="float">
            <text:p>11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0];16)" office:value-type="float" office:value="83" calcext:value-type="float">
            <text:p>83</text:p>
          </table:table-cell>
          <table:table-cell table:style-name="ce25" table:formula="of:=DECIMAL([.B20];16)" office:value-type="float" office:value="0" calcext:value-type="float">
            <text:p>0</text:p>
          </table:table-cell>
          <table:table-cell table:style-name="ce25" table:formula="of:=DECIMAL([.C20];16)" office:value-type="float" office:value="215" calcext:value-type="float">
            <text:p>215</text:p>
          </table:table-cell>
          <table:table-cell table:style-name="ce25" table:formula="of:=DECIMAL([.D20];16)" office:value-type="float" office:value="17" calcext:value-type="float">
            <text:p>17</text:p>
          </table:table-cell>
          <table:table-cell table:style-name="ce33" table:formula="of:=DECIMAL([.E20];16)" office:value-type="float" office:value="224" calcext:value-type="float">
            <text:p>224</text:p>
          </table:table-cell>
          <table:table-cell table:style-name="ce33" table:formula="of:=DECIMAL([.F20];16)" office:value-type="float" office:value="203" calcext:value-type="float">
            <text:p>203</text:p>
          </table:table-cell>
          <table:table-cell table:style-name="ce33" table:formula="of:=DECIMAL([.G20];16)" office:value-type="float" office:value="71" calcext:value-type="float">
            <text:p>71</text:p>
          </table:table-cell>
          <table:table-cell table:style-name="ce33" table:formula="of:=DECIMAL([.H20];16)" office:value-type="float" office:value="3" calcext:value-type="float">
            <text:p>3</text:p>
          </table:table-cell>
          <table:table-cell table:style-name="ce39" table:formula="of:=DECIMAL([.I20];16)" office:value-type="float" office:value="40" calcext:value-type="float">
            <text:p>40</text:p>
          </table:table-cell>
          <table:table-cell table:style-name="ce39" table:formula="of:=DECIMAL([.J20];16)" office:value-type="float" office:value="233" calcext:value-type="float">
            <text:p>233</text:p>
          </table:table-cell>
          <table:table-cell table:style-name="ce39" table:formula="of:=DECIMAL([.K20];16)" office:value-type="float" office:value="96" calcext:value-type="float">
            <text:p>96</text:p>
          </table:table-cell>
          <table:table-cell table:style-name="ce39" table:formula="of:=DECIMAL([.L20];16)" office:value-type="float" office:value="4" calcext:value-type="float">
            <text:p>4</text:p>
          </table:table-cell>
          <table:table-cell table:style-name="ce33" table:formula="of:=DECIMAL([.M20];16)" office:value-type="float" office:value="232" calcext:value-type="float">
            <text:p>232</text:p>
          </table:table-cell>
          <table:table-cell table:style-name="ce35" table:formula="of:=DECIMAL([.N20];16)" office:value-type="float" office:value="204" calcext:value-type="float">
            <text:p>204</text:p>
          </table:table-cell>
          <table:table-cell table:style-name="ce35" table:formula="of:=DECIMAL([.O20];16)" office:value-type="float" office:value="71" calcext:value-type="float">
            <text:p>71</text:p>
          </table:table-cell>
          <table:table-cell table:style-name="ce35" table:formula="of:=DECIMAL([.P20];16)" office:value-type="float" office:value="3" calcext:value-type="float">
            <text:p>3</text:p>
          </table:table-cell>
          <table:table-cell table:style-name="ce41" table:formula="of:=DECIMAL([.Q20];16)" office:value-type="float" office:value="56" calcext:value-type="float">
            <text:p>56</text:p>
          </table:table-cell>
          <table:table-cell table:style-name="ce41" table:formula="of:=DECIMAL([.R20];16)" office:value-type="float" office:value="233" calcext:value-type="float">
            <text:p>233</text:p>
          </table:table-cell>
          <table:table-cell table:style-name="ce41" table:formula="of:=DECIMAL([.S20];16)" office:value-type="float" office:value="96" calcext:value-type="float">
            <text:p>96</text:p>
          </table:table-cell>
          <table:table-cell table:style-name="ce46" table:formula="of:=DECIMAL([.T20];16)" office:value-type="float" office:value="4" calcext:value-type="float">
            <text:p>4</text:p>
          </table:table-cell>
          <table:table-cell/>
          <table:table-cell table:style-name="ce51" table:formula="of:=([.Z20]+[.AA20]*256+[.AB20]*256*256+[.AC20]*256*256*256)/1000000" office:value-type="float" office:value="55.036896" calcext:value-type="float">
            <text:p>55,036896</text:p>
          </table:table-cell>
          <table:table-cell table:formula="of:=([.AD20]+[.AE20]*256+[.AF20]*256*256+[.AG20]*256*256*256)/1000000" office:value-type="float" office:value="73.460008" calcext:value-type="float">
            <text:p>73,460008</text:p>
          </table:table-cell>
          <table:table-cell table:style-name="ce54" table:formula="of:=([.AH20]+[.AI20]*256+[.AJ20]*256*256+[.AK20]*256*256*256)/1000000" office:value-type="float" office:value="55.03716" calcext:value-type="float">
            <text:p>55,03716</text:p>
          </table:table-cell>
          <table:table-cell table:style-name="ce57" table:formula="of:=([.AL20]+[.AM20]*256+[.AN20]*256*256+[.AO20]*256*256*256)/1000000" office:value-type="float" office:value="73.460024" calcext:value-type="float">
            <text:p>73,4600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1];16)" office:value-type="float" office:value="83" calcext:value-type="float">
            <text:p>83</text:p>
          </table:table-cell>
          <table:table-cell table:style-name="ce25" table:formula="of:=DECIMAL([.B21];16)" office:value-type="float" office:value="0" calcext:value-type="float">
            <text:p>0</text:p>
          </table:table-cell>
          <table:table-cell table:style-name="ce25" table:formula="of:=DECIMAL([.C21];16)" office:value-type="float" office:value="215" calcext:value-type="float">
            <text:p>215</text:p>
          </table:table-cell>
          <table:table-cell table:style-name="ce25" table:formula="of:=DECIMAL([.D21];16)" office:value-type="float" office:value="18" calcext:value-type="float">
            <text:p>18</text:p>
          </table:table-cell>
          <table:table-cell table:style-name="ce33" table:formula="of:=DECIMAL([.E21];16)" office:value-type="float" office:value="216" calcext:value-type="float">
            <text:p>216</text:p>
          </table:table-cell>
          <table:table-cell table:style-name="ce33" table:formula="of:=DECIMAL([.F21];16)" office:value-type="float" office:value="205" calcext:value-type="float">
            <text:p>205</text:p>
          </table:table-cell>
          <table:table-cell table:style-name="ce33" table:formula="of:=DECIMAL([.G21];16)" office:value-type="float" office:value="71" calcext:value-type="float">
            <text:p>71</text:p>
          </table:table-cell>
          <table:table-cell table:style-name="ce33" table:formula="of:=DECIMAL([.H21];16)" office:value-type="float" office:value="3" calcext:value-type="float">
            <text:p>3</text:p>
          </table:table-cell>
          <table:table-cell table:style-name="ce39" table:formula="of:=DECIMAL([.I21];16)" office:value-type="float" office:value="104" calcext:value-type="float">
            <text:p>104</text:p>
          </table:table-cell>
          <table:table-cell table:style-name="ce39" table:formula="of:=DECIMAL([.J21];16)" office:value-type="float" office:value="233" calcext:value-type="float">
            <text:p>233</text:p>
          </table:table-cell>
          <table:table-cell table:style-name="ce39" table:formula="of:=DECIMAL([.K21];16)" office:value-type="float" office:value="96" calcext:value-type="float">
            <text:p>96</text:p>
          </table:table-cell>
          <table:table-cell table:style-name="ce39" table:formula="of:=DECIMAL([.L21];16)" office:value-type="float" office:value="4" calcext:value-type="float">
            <text:p>4</text:p>
          </table:table-cell>
          <table:table-cell table:style-name="ce33" table:formula="of:=DECIMAL([.M21];16)" office:value-type="float" office:value="212" calcext:value-type="float">
            <text:p>212</text:p>
          </table:table-cell>
          <table:table-cell table:style-name="ce35" table:formula="of:=DECIMAL([.N21];16)" office:value-type="float" office:value="206" calcext:value-type="float">
            <text:p>206</text:p>
          </table:table-cell>
          <table:table-cell table:style-name="ce35" table:formula="of:=DECIMAL([.O21];16)" office:value-type="float" office:value="71" calcext:value-type="float">
            <text:p>71</text:p>
          </table:table-cell>
          <table:table-cell table:style-name="ce35" table:formula="of:=DECIMAL([.P21];16)" office:value-type="float" office:value="3" calcext:value-type="float">
            <text:p>3</text:p>
          </table:table-cell>
          <table:table-cell table:style-name="ce41" table:formula="of:=DECIMAL([.Q21];16)" office:value-type="float" office:value="144" calcext:value-type="float">
            <text:p>144</text:p>
          </table:table-cell>
          <table:table-cell table:style-name="ce41" table:formula="of:=DECIMAL([.R21];16)" office:value-type="float" office:value="233" calcext:value-type="float">
            <text:p>233</text:p>
          </table:table-cell>
          <table:table-cell table:style-name="ce41" table:formula="of:=DECIMAL([.S21];16)" office:value-type="float" office:value="96" calcext:value-type="float">
            <text:p>96</text:p>
          </table:table-cell>
          <table:table-cell table:style-name="ce46" table:formula="of:=DECIMAL([.T21];16)" office:value-type="float" office:value="4" calcext:value-type="float">
            <text:p>4</text:p>
          </table:table-cell>
          <table:table-cell/>
          <table:table-cell table:style-name="ce51" table:formula="of:=([.Z21]+[.AA21]*256+[.AB21]*256*256+[.AC21]*256*256*256)/1000000" office:value-type="float" office:value="55.0374" calcext:value-type="float">
            <text:p>55,0374</text:p>
          </table:table-cell>
          <table:table-cell table:formula="of:=([.AD21]+[.AE21]*256+[.AF21]*256*256+[.AG21]*256*256*256)/1000000" office:value-type="float" office:value="73.460072" calcext:value-type="float">
            <text:p>73,460072</text:p>
          </table:table-cell>
          <table:table-cell table:style-name="ce54" table:formula="of:=([.AH21]+[.AI21]*256+[.AJ21]*256*256+[.AK21]*256*256*256)/1000000" office:value-type="float" office:value="55.037652" calcext:value-type="float">
            <text:p>55,037652</text:p>
          </table:table-cell>
          <table:table-cell table:style-name="ce57" table:formula="of:=([.AL21]+[.AM21]*256+[.AN21]*256*256+[.AO21]*256*256*256)/1000000" office:value-type="float" office:value="73.460112" calcext:value-type="float">
            <text:p>73,4601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3" calcext:value-type="float">
            <text:p>13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2];16)" office:value-type="float" office:value="83" calcext:value-type="float">
            <text:p>83</text:p>
          </table:table-cell>
          <table:table-cell table:style-name="ce25" table:formula="of:=DECIMAL([.B22];16)" office:value-type="float" office:value="0" calcext:value-type="float">
            <text:p>0</text:p>
          </table:table-cell>
          <table:table-cell table:style-name="ce25" table:formula="of:=DECIMAL([.C22];16)" office:value-type="float" office:value="215" calcext:value-type="float">
            <text:p>215</text:p>
          </table:table-cell>
          <table:table-cell table:style-name="ce25" table:formula="of:=DECIMAL([.D22];16)" office:value-type="float" office:value="19" calcext:value-type="float">
            <text:p>19</text:p>
          </table:table-cell>
          <table:table-cell table:style-name="ce33" table:formula="of:=DECIMAL([.E22];16)" office:value-type="float" office:value="212" calcext:value-type="float">
            <text:p>212</text:p>
          </table:table-cell>
          <table:table-cell table:style-name="ce33" table:formula="of:=DECIMAL([.F22];16)" office:value-type="float" office:value="207" calcext:value-type="float">
            <text:p>207</text:p>
          </table:table-cell>
          <table:table-cell table:style-name="ce33" table:formula="of:=DECIMAL([.G22];16)" office:value-type="float" office:value="71" calcext:value-type="float">
            <text:p>71</text:p>
          </table:table-cell>
          <table:table-cell table:style-name="ce33" table:formula="of:=DECIMAL([.H22];16)" office:value-type="float" office:value="3" calcext:value-type="float">
            <text:p>3</text:p>
          </table:table-cell>
          <table:table-cell table:style-name="ce39" table:formula="of:=DECIMAL([.I22];16)" office:value-type="float" office:value="184" calcext:value-type="float">
            <text:p>184</text:p>
          </table:table-cell>
          <table:table-cell table:style-name="ce39" table:formula="of:=DECIMAL([.J22];16)" office:value-type="float" office:value="233" calcext:value-type="float">
            <text:p>233</text:p>
          </table:table-cell>
          <table:table-cell table:style-name="ce39" table:formula="of:=DECIMAL([.K22];16)" office:value-type="float" office:value="96" calcext:value-type="float">
            <text:p>96</text:p>
          </table:table-cell>
          <table:table-cell table:style-name="ce39" table:formula="of:=DECIMAL([.L22];16)" office:value-type="float" office:value="4" calcext:value-type="float">
            <text:p>4</text:p>
          </table:table-cell>
          <table:table-cell table:style-name="ce33" table:formula="of:=DECIMAL([.M22];16)" office:value-type="float" office:value="92" calcext:value-type="float">
            <text:p>92</text:p>
          </table:table-cell>
          <table:table-cell table:style-name="ce35" table:formula="of:=DECIMAL([.N22];16)" office:value-type="float" office:value="208" calcext:value-type="float">
            <text:p>208</text:p>
          </table:table-cell>
          <table:table-cell table:style-name="ce35" table:formula="of:=DECIMAL([.O22];16)" office:value-type="float" office:value="71" calcext:value-type="float">
            <text:p>71</text:p>
          </table:table-cell>
          <table:table-cell table:style-name="ce35" table:formula="of:=DECIMAL([.P22];16)" office:value-type="float" office:value="3" calcext:value-type="float">
            <text:p>3</text:p>
          </table:table-cell>
          <table:table-cell table:style-name="ce41" table:formula="of:=DECIMAL([.Q22];16)" office:value-type="float" office:value="168" calcext:value-type="float">
            <text:p>168</text:p>
          </table:table-cell>
          <table:table-cell table:style-name="ce41" table:formula="of:=DECIMAL([.R22];16)" office:value-type="float" office:value="233" calcext:value-type="float">
            <text:p>233</text:p>
          </table:table-cell>
          <table:table-cell table:style-name="ce41" table:formula="of:=DECIMAL([.S22];16)" office:value-type="float" office:value="96" calcext:value-type="float">
            <text:p>96</text:p>
          </table:table-cell>
          <table:table-cell table:style-name="ce46" table:formula="of:=DECIMAL([.T22];16)" office:value-type="float" office:value="4" calcext:value-type="float">
            <text:p>4</text:p>
          </table:table-cell>
          <table:table-cell/>
          <table:table-cell table:style-name="ce51" table:formula="of:=([.Z22]+[.AA22]*256+[.AB22]*256*256+[.AC22]*256*256*256)/1000000" office:value-type="float" office:value="55.037908" calcext:value-type="float">
            <text:p>55,037908</text:p>
          </table:table-cell>
          <table:table-cell table:formula="of:=([.AD22]+[.AE22]*256+[.AF22]*256*256+[.AG22]*256*256*256)/1000000" office:value-type="float" office:value="73.460152" calcext:value-type="float">
            <text:p>73,460152</text:p>
          </table:table-cell>
          <table:table-cell table:style-name="ce54" table:formula="of:=([.AH22]+[.AI22]*256+[.AJ22]*256*256+[.AK22]*256*256*256)/1000000" office:value-type="float" office:value="55.038044" calcext:value-type="float">
            <text:p>55,038044</text:p>
          </table:table-cell>
          <table:table-cell table:style-name="ce57" table:formula="of:=([.AL22]+[.AM22]*256+[.AN22]*256*256+[.AO22]*256*256*256)/1000000" office:value-type="float" office:value="73.460136" calcext:value-type="float">
            <text:p>73,4601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3];16)" office:value-type="float" office:value="83" calcext:value-type="float">
            <text:p>83</text:p>
          </table:table-cell>
          <table:table-cell table:style-name="ce25" table:formula="of:=DECIMAL([.B23];16)" office:value-type="float" office:value="0" calcext:value-type="float">
            <text:p>0</text:p>
          </table:table-cell>
          <table:table-cell table:style-name="ce25" table:formula="of:=DECIMAL([.C23];16)" office:value-type="float" office:value="215" calcext:value-type="float">
            <text:p>215</text:p>
          </table:table-cell>
          <table:table-cell table:style-name="ce25" table:formula="of:=DECIMAL([.D23];16)" office:value-type="float" office:value="20" calcext:value-type="float">
            <text:p>20</text:p>
          </table:table-cell>
          <table:table-cell table:style-name="ce33" table:formula="of:=DECIMAL([.E23];16)" office:value-type="float" office:value="88" calcext:value-type="float">
            <text:p>88</text:p>
          </table:table-cell>
          <table:table-cell table:style-name="ce33" table:formula="of:=DECIMAL([.F23];16)" office:value-type="float" office:value="209" calcext:value-type="float">
            <text:p>209</text:p>
          </table:table-cell>
          <table:table-cell table:style-name="ce33" table:formula="of:=DECIMAL([.G23];16)" office:value-type="float" office:value="71" calcext:value-type="float">
            <text:p>71</text:p>
          </table:table-cell>
          <table:table-cell table:style-name="ce33" table:formula="of:=DECIMAL([.H23];16)" office:value-type="float" office:value="3" calcext:value-type="float">
            <text:p>3</text:p>
          </table:table-cell>
          <table:table-cell table:style-name="ce39" table:formula="of:=DECIMAL([.I23];16)" office:value-type="float" office:value="152" calcext:value-type="float">
            <text:p>152</text:p>
          </table:table-cell>
          <table:table-cell table:style-name="ce39" table:formula="of:=DECIMAL([.J23];16)" office:value-type="float" office:value="233" calcext:value-type="float">
            <text:p>233</text:p>
          </table:table-cell>
          <table:table-cell table:style-name="ce39" table:formula="of:=DECIMAL([.K23];16)" office:value-type="float" office:value="96" calcext:value-type="float">
            <text:p>96</text:p>
          </table:table-cell>
          <table:table-cell table:style-name="ce39" table:formula="of:=DECIMAL([.L23];16)" office:value-type="float" office:value="4" calcext:value-type="float">
            <text:p>4</text:p>
          </table:table-cell>
          <table:table-cell table:style-name="ce33" table:formula="of:=DECIMAL([.M23];16)" office:value-type="float" office:value="60" calcext:value-type="float">
            <text:p>60</text:p>
          </table:table-cell>
          <table:table-cell table:style-name="ce35" table:formula="of:=DECIMAL([.N23];16)" office:value-type="float" office:value="210" calcext:value-type="float">
            <text:p>210</text:p>
          </table:table-cell>
          <table:table-cell table:style-name="ce35" table:formula="of:=DECIMAL([.O23];16)" office:value-type="float" office:value="71" calcext:value-type="float">
            <text:p>71</text:p>
          </table:table-cell>
          <table:table-cell table:style-name="ce35" table:formula="of:=DECIMAL([.P23];16)" office:value-type="float" office:value="3" calcext:value-type="float">
            <text:p>3</text:p>
          </table:table-cell>
          <table:table-cell table:style-name="ce41" table:formula="of:=DECIMAL([.Q23];16)" office:value-type="float" office:value="96" calcext:value-type="float">
            <text:p>96</text:p>
          </table:table-cell>
          <table:table-cell table:style-name="ce41" table:formula="of:=DECIMAL([.R23];16)" office:value-type="float" office:value="233" calcext:value-type="float">
            <text:p>233</text:p>
          </table:table-cell>
          <table:table-cell table:style-name="ce41" table:formula="of:=DECIMAL([.S23];16)" office:value-type="float" office:value="96" calcext:value-type="float">
            <text:p>96</text:p>
          </table:table-cell>
          <table:table-cell table:style-name="ce46" table:formula="of:=DECIMAL([.T23];16)" office:value-type="float" office:value="4" calcext:value-type="float">
            <text:p>4</text:p>
          </table:table-cell>
          <table:table-cell/>
          <table:table-cell table:style-name="ce51" table:formula="of:=([.Z23]+[.AA23]*256+[.AB23]*256*256+[.AC23]*256*256*256)/1000000" office:value-type="float" office:value="55.038296" calcext:value-type="float">
            <text:p>55,038296</text:p>
          </table:table-cell>
          <table:table-cell table:formula="of:=([.AD23]+[.AE23]*256+[.AF23]*256*256+[.AG23]*256*256*256)/1000000" office:value-type="float" office:value="73.46012" calcext:value-type="float">
            <text:p>73,46012</text:p>
          </table:table-cell>
          <table:table-cell table:style-name="ce54" table:formula="of:=([.AH23]+[.AI23]*256+[.AJ23]*256*256+[.AK23]*256*256*256)/1000000" office:value-type="float" office:value="55.038524" calcext:value-type="float">
            <text:p>55,038524</text:p>
          </table:table-cell>
          <table:table-cell table:style-name="ce57" table:formula="of:=([.AL23]+[.AM23]*256+[.AN23]*256*256+[.AO23]*256*256*256)/1000000" office:value-type="float" office:value="73.460064" calcext:value-type="float">
            <text:p>73,4600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4];16)" office:value-type="float" office:value="83" calcext:value-type="float">
            <text:p>83</text:p>
          </table:table-cell>
          <table:table-cell table:style-name="ce25" table:formula="of:=DECIMAL([.B24];16)" office:value-type="float" office:value="0" calcext:value-type="float">
            <text:p>0</text:p>
          </table:table-cell>
          <table:table-cell table:style-name="ce25" table:formula="of:=DECIMAL([.C24];16)" office:value-type="float" office:value="215" calcext:value-type="float">
            <text:p>215</text:p>
          </table:table-cell>
          <table:table-cell table:style-name="ce25" table:formula="of:=DECIMAL([.D24];16)" office:value-type="float" office:value="21" calcext:value-type="float">
            <text:p>21</text:p>
          </table:table-cell>
          <table:table-cell table:style-name="ce33" table:formula="of:=DECIMAL([.E24];16)" office:value-type="float" office:value="32" calcext:value-type="float">
            <text:p>32</text:p>
          </table:table-cell>
          <table:table-cell table:style-name="ce33" table:formula="of:=DECIMAL([.F24];16)" office:value-type="float" office:value="211" calcext:value-type="float">
            <text:p>211</text:p>
          </table:table-cell>
          <table:table-cell table:style-name="ce33" table:formula="of:=DECIMAL([.G24];16)" office:value-type="float" office:value="71" calcext:value-type="float">
            <text:p>71</text:p>
          </table:table-cell>
          <table:table-cell table:style-name="ce33" table:formula="of:=DECIMAL([.H24];16)" office:value-type="float" office:value="3" calcext:value-type="float">
            <text:p>3</text:p>
          </table:table-cell>
          <table:table-cell table:style-name="ce39" table:formula="of:=DECIMAL([.I24];16)" office:value-type="float" office:value="200" calcext:value-type="float">
            <text:p>200</text:p>
          </table:table-cell>
          <table:table-cell table:style-name="ce39" table:formula="of:=DECIMAL([.J24];16)" office:value-type="float" office:value="232" calcext:value-type="float">
            <text:p>232</text:p>
          </table:table-cell>
          <table:table-cell table:style-name="ce39" table:formula="of:=DECIMAL([.K24];16)" office:value-type="float" office:value="96" calcext:value-type="float">
            <text:p>96</text:p>
          </table:table-cell>
          <table:table-cell table:style-name="ce39" table:formula="of:=DECIMAL([.L24];16)" office:value-type="float" office:value="4" calcext:value-type="float">
            <text:p>4</text:p>
          </table:table-cell>
          <table:table-cell table:style-name="ce33" table:formula="of:=DECIMAL([.M24];16)" office:value-type="float" office:value="188" calcext:value-type="float">
            <text:p>188</text:p>
          </table:table-cell>
          <table:table-cell table:style-name="ce35" table:formula="of:=DECIMAL([.N24];16)" office:value-type="float" office:value="211" calcext:value-type="float">
            <text:p>211</text:p>
          </table:table-cell>
          <table:table-cell table:style-name="ce35" table:formula="of:=DECIMAL([.O24];16)" office:value-type="float" office:value="71" calcext:value-type="float">
            <text:p>71</text:p>
          </table:table-cell>
          <table:table-cell table:style-name="ce35" table:formula="of:=DECIMAL([.P24];16)" office:value-type="float" office:value="3" calcext:value-type="float">
            <text:p>3</text:p>
          </table:table-cell>
          <table:table-cell table:style-name="ce41" table:formula="of:=DECIMAL([.Q24];16)" office:value-type="float" office:value="64" calcext:value-type="float">
            <text:p>64</text:p>
          </table:table-cell>
          <table:table-cell table:style-name="ce41" table:formula="of:=DECIMAL([.R24];16)" office:value-type="float" office:value="232" calcext:value-type="float">
            <text:p>232</text:p>
          </table:table-cell>
          <table:table-cell table:style-name="ce41" table:formula="of:=DECIMAL([.S24];16)" office:value-type="float" office:value="96" calcext:value-type="float">
            <text:p>96</text:p>
          </table:table-cell>
          <table:table-cell table:style-name="ce46" table:formula="of:=DECIMAL([.T24];16)" office:value-type="float" office:value="4" calcext:value-type="float">
            <text:p>4</text:p>
          </table:table-cell>
          <table:table-cell/>
          <table:table-cell table:style-name="ce51" table:formula="of:=([.Z24]+[.AA24]*256+[.AB24]*256*256+[.AC24]*256*256*256)/1000000" office:value-type="float" office:value="55.038752" calcext:value-type="float">
            <text:p>55,038752</text:p>
          </table:table-cell>
          <table:table-cell table:formula="of:=([.AD24]+[.AE24]*256+[.AF24]*256*256+[.AG24]*256*256*256)/1000000" office:value-type="float" office:value="73.459912" calcext:value-type="float">
            <text:p>73,459912</text:p>
          </table:table-cell>
          <table:table-cell table:style-name="ce54" table:formula="of:=([.AH24]+[.AI24]*256+[.AJ24]*256*256+[.AK24]*256*256*256)/1000000" office:value-type="float" office:value="55.038908" calcext:value-type="float">
            <text:p>55,038908</text:p>
          </table:table-cell>
          <table:table-cell table:style-name="ce57" table:formula="of:=([.AL24]+[.AM24]*256+[.AN24]*256*256+[.AO24]*256*256*256)/1000000" office:value-type="float" office:value="73.459776" calcext:value-type="float">
            <text:p>73,4597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5];16)" office:value-type="float" office:value="83" calcext:value-type="float">
            <text:p>83</text:p>
          </table:table-cell>
          <table:table-cell table:style-name="ce25" table:formula="of:=DECIMAL([.B25];16)" office:value-type="float" office:value="0" calcext:value-type="float">
            <text:p>0</text:p>
          </table:table-cell>
          <table:table-cell table:style-name="ce25" table:formula="of:=DECIMAL([.C25];16)" office:value-type="float" office:value="215" calcext:value-type="float">
            <text:p>215</text:p>
          </table:table-cell>
          <table:table-cell table:style-name="ce25" table:formula="of:=DECIMAL([.D25];16)" office:value-type="float" office:value="22" calcext:value-type="float">
            <text:p>22</text:p>
          </table:table-cell>
          <table:table-cell table:style-name="ce33" table:formula="of:=DECIMAL([.E25];16)" office:value-type="float" office:value="92" calcext:value-type="float">
            <text:p>92</text:p>
          </table:table-cell>
          <table:table-cell table:style-name="ce33" table:formula="of:=DECIMAL([.F25];16)" office:value-type="float" office:value="212" calcext:value-type="float">
            <text:p>212</text:p>
          </table:table-cell>
          <table:table-cell table:style-name="ce33" table:formula="of:=DECIMAL([.G25];16)" office:value-type="float" office:value="71" calcext:value-type="float">
            <text:p>71</text:p>
          </table:table-cell>
          <table:table-cell table:style-name="ce33" table:formula="of:=DECIMAL([.H25];16)" office:value-type="float" office:value="3" calcext:value-type="float">
            <text:p>3</text:p>
          </table:table-cell>
          <table:table-cell table:style-name="ce39" table:formula="of:=DECIMAL([.I25];16)" office:value-type="float" office:value="96" calcext:value-type="float">
            <text:p>96</text:p>
          </table:table-cell>
          <table:table-cell table:style-name="ce39" table:formula="of:=DECIMAL([.J25];16)" office:value-type="float" office:value="233" calcext:value-type="float">
            <text:p>233</text:p>
          </table:table-cell>
          <table:table-cell table:style-name="ce39" table:formula="of:=DECIMAL([.K25];16)" office:value-type="float" office:value="96" calcext:value-type="float">
            <text:p>96</text:p>
          </table:table-cell>
          <table:table-cell table:style-name="ce39" table:formula="of:=DECIMAL([.L25];16)" office:value-type="float" office:value="4" calcext:value-type="float">
            <text:p>4</text:p>
          </table:table-cell>
          <table:table-cell table:style-name="ce33" table:formula="of:=DECIMAL([.M25];16)" office:value-type="float" office:value="200" calcext:value-type="float">
            <text:p>200</text:p>
          </table:table-cell>
          <table:table-cell table:style-name="ce35" table:formula="of:=DECIMAL([.N25];16)" office:value-type="float" office:value="212" calcext:value-type="float">
            <text:p>212</text:p>
          </table:table-cell>
          <table:table-cell table:style-name="ce35" table:formula="of:=DECIMAL([.O25];16)" office:value-type="float" office:value="71" calcext:value-type="float">
            <text:p>71</text:p>
          </table:table-cell>
          <table:table-cell table:style-name="ce35" table:formula="of:=DECIMAL([.P25];16)" office:value-type="float" office:value="3" calcext:value-type="float">
            <text:p>3</text:p>
          </table:table-cell>
          <table:table-cell table:style-name="ce41" table:formula="of:=DECIMAL([.Q25];16)" office:value-type="float" office:value="120" calcext:value-type="float">
            <text:p>120</text:p>
          </table:table-cell>
          <table:table-cell table:style-name="ce41" table:formula="of:=DECIMAL([.R25];16)" office:value-type="float" office:value="234" calcext:value-type="float">
            <text:p>234</text:p>
          </table:table-cell>
          <table:table-cell table:style-name="ce41" table:formula="of:=DECIMAL([.S25];16)" office:value-type="float" office:value="96" calcext:value-type="float">
            <text:p>96</text:p>
          </table:table-cell>
          <table:table-cell table:style-name="ce46" table:formula="of:=DECIMAL([.T25];16)" office:value-type="float" office:value="4" calcext:value-type="float">
            <text:p>4</text:p>
          </table:table-cell>
          <table:table-cell/>
          <table:table-cell table:style-name="ce51" table:formula="of:=([.Z25]+[.AA25]*256+[.AB25]*256*256+[.AC25]*256*256*256)/1000000" office:value-type="float" office:value="55.039068" calcext:value-type="float">
            <text:p>55,039068</text:p>
          </table:table-cell>
          <table:table-cell table:formula="of:=([.AD25]+[.AE25]*256+[.AF25]*256*256+[.AG25]*256*256*256)/1000000" office:value-type="float" office:value="73.460064" calcext:value-type="float">
            <text:p>73,460064</text:p>
          </table:table-cell>
          <table:table-cell table:style-name="ce54" table:formula="of:=([.AH25]+[.AI25]*256+[.AJ25]*256*256+[.AK25]*256*256*256)/1000000" office:value-type="float" office:value="55.039176" calcext:value-type="float">
            <text:p>55,039176</text:p>
          </table:table-cell>
          <table:table-cell table:style-name="ce57" table:formula="of:=([.AL25]+[.AM25]*256+[.AN25]*256*256+[.AO25]*256*256*256)/1000000" office:value-type="float" office:value="73.460344" calcext:value-type="float">
            <text:p>73,4603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6];16)" office:value-type="float" office:value="83" calcext:value-type="float">
            <text:p>83</text:p>
          </table:table-cell>
          <table:table-cell table:style-name="ce25" table:formula="of:=DECIMAL([.B26];16)" office:value-type="float" office:value="0" calcext:value-type="float">
            <text:p>0</text:p>
          </table:table-cell>
          <table:table-cell table:style-name="ce25" table:formula="of:=DECIMAL([.C26];16)" office:value-type="float" office:value="215" calcext:value-type="float">
            <text:p>215</text:p>
          </table:table-cell>
          <table:table-cell table:style-name="ce25" table:formula="of:=DECIMAL([.D26];16)" office:value-type="float" office:value="23" calcext:value-type="float">
            <text:p>23</text:p>
          </table:table-cell>
          <table:table-cell table:style-name="ce33" table:formula="of:=DECIMAL([.E26];16)" office:value-type="float" office:value="156" calcext:value-type="float">
            <text:p>156</text:p>
          </table:table-cell>
          <table:table-cell table:style-name="ce33" table:formula="of:=DECIMAL([.F26];16)" office:value-type="float" office:value="213" calcext:value-type="float">
            <text:p>213</text:p>
          </table:table-cell>
          <table:table-cell table:style-name="ce33" table:formula="of:=DECIMAL([.G26];16)" office:value-type="float" office:value="71" calcext:value-type="float">
            <text:p>71</text:p>
          </table:table-cell>
          <table:table-cell table:style-name="ce33" table:formula="of:=DECIMAL([.H26];16)" office:value-type="float" office:value="3" calcext:value-type="float">
            <text:p>3</text:p>
          </table:table-cell>
          <table:table-cell table:style-name="ce39" table:formula="of:=DECIMAL([.I26];16)" office:value-type="float" office:value="240" calcext:value-type="float">
            <text:p>240</text:p>
          </table:table-cell>
          <table:table-cell table:style-name="ce39" table:formula="of:=DECIMAL([.J26];16)" office:value-type="float" office:value="234" calcext:value-type="float">
            <text:p>234</text:p>
          </table:table-cell>
          <table:table-cell table:style-name="ce39" table:formula="of:=DECIMAL([.K26];16)" office:value-type="float" office:value="96" calcext:value-type="float">
            <text:p>96</text:p>
          </table:table-cell>
          <table:table-cell table:style-name="ce39" table:formula="of:=DECIMAL([.L26];16)" office:value-type="float" office:value="4" calcext:value-type="float">
            <text:p>4</text:p>
          </table:table-cell>
          <table:table-cell table:style-name="ce33" table:formula="of:=DECIMAL([.M26];16)" office:value-type="float" office:value="60" calcext:value-type="float">
            <text:p>60</text:p>
          </table:table-cell>
          <table:table-cell table:style-name="ce35" table:formula="of:=DECIMAL([.N26];16)" office:value-type="float" office:value="213" calcext:value-type="float">
            <text:p>213</text:p>
          </table:table-cell>
          <table:table-cell table:style-name="ce35" table:formula="of:=DECIMAL([.O26];16)" office:value-type="float" office:value="71" calcext:value-type="float">
            <text:p>71</text:p>
          </table:table-cell>
          <table:table-cell table:style-name="ce35" table:formula="of:=DECIMAL([.P26];16)" office:value-type="float" office:value="3" calcext:value-type="float">
            <text:p>3</text:p>
          </table:table-cell>
          <table:table-cell table:style-name="ce41" table:formula="of:=DECIMAL([.Q26];16)" office:value-type="float" office:value="0" calcext:value-type="float">
            <text:p>0</text:p>
          </table:table-cell>
          <table:table-cell table:style-name="ce41" table:formula="of:=DECIMAL([.R26];16)" office:value-type="float" office:value="236" calcext:value-type="float">
            <text:p>236</text:p>
          </table:table-cell>
          <table:table-cell table:style-name="ce41" table:formula="of:=DECIMAL([.S26];16)" office:value-type="float" office:value="96" calcext:value-type="float">
            <text:p>96</text:p>
          </table:table-cell>
          <table:table-cell table:style-name="ce46" table:formula="of:=DECIMAL([.T26];16)" office:value-type="float" office:value="4" calcext:value-type="float">
            <text:p>4</text:p>
          </table:table-cell>
          <table:table-cell/>
          <table:table-cell table:style-name="ce51" table:formula="of:=([.Z26]+[.AA26]*256+[.AB26]*256*256+[.AC26]*256*256*256)/1000000" office:value-type="float" office:value="55.039388" calcext:value-type="float">
            <text:p>55,039388</text:p>
          </table:table-cell>
          <table:table-cell table:formula="of:=([.AD26]+[.AE26]*256+[.AF26]*256*256+[.AG26]*256*256*256)/1000000" office:value-type="float" office:value="73.460464" calcext:value-type="float">
            <text:p>73,460464</text:p>
          </table:table-cell>
          <table:table-cell table:style-name="ce54" table:formula="of:=([.AH26]+[.AI26]*256+[.AJ26]*256*256+[.AK26]*256*256*256)/1000000" office:value-type="float" office:value="55.039292" calcext:value-type="float">
            <text:p>55,039292</text:p>
          </table:table-cell>
          <table:table-cell table:style-name="ce57" table:formula="of:=([.AL26]+[.AM26]*256+[.AN26]*256*256+[.AO26]*256*256*256)/1000000" office:value-type="float" office:value="73.460736" calcext:value-type="float">
            <text:p>73,4607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7];16)" office:value-type="float" office:value="83" calcext:value-type="float">
            <text:p>83</text:p>
          </table:table-cell>
          <table:table-cell table:style-name="ce25" table:formula="of:=DECIMAL([.B27];16)" office:value-type="float" office:value="0" calcext:value-type="float">
            <text:p>0</text:p>
          </table:table-cell>
          <table:table-cell table:style-name="ce25" table:formula="of:=DECIMAL([.C27];16)" office:value-type="float" office:value="215" calcext:value-type="float">
            <text:p>215</text:p>
          </table:table-cell>
          <table:table-cell table:style-name="ce25" table:formula="of:=DECIMAL([.D27];16)" office:value-type="float" office:value="24" calcext:value-type="float">
            <text:p>24</text:p>
          </table:table-cell>
          <table:table-cell table:style-name="ce33" table:formula="of:=DECIMAL([.E27];16)" office:value-type="float" office:value="160" calcext:value-type="float">
            <text:p>160</text:p>
          </table:table-cell>
          <table:table-cell table:style-name="ce33" table:formula="of:=DECIMAL([.F27];16)" office:value-type="float" office:value="212" calcext:value-type="float">
            <text:p>212</text:p>
          </table:table-cell>
          <table:table-cell table:style-name="ce33" table:formula="of:=DECIMAL([.G27];16)" office:value-type="float" office:value="71" calcext:value-type="float">
            <text:p>71</text:p>
          </table:table-cell>
          <table:table-cell table:style-name="ce33" table:formula="of:=DECIMAL([.H27];16)" office:value-type="float" office:value="3" calcext:value-type="float">
            <text:p>3</text:p>
          </table:table-cell>
          <table:table-cell table:style-name="ce39" table:formula="of:=DECIMAL([.I27];16)" office:value-type="float" office:value="56" calcext:value-type="float">
            <text:p>56</text:p>
          </table:table-cell>
          <table:table-cell table:style-name="ce39" table:formula="of:=DECIMAL([.J27];16)" office:value-type="float" office:value="237" calcext:value-type="float">
            <text:p>237</text:p>
          </table:table-cell>
          <table:table-cell table:style-name="ce39" table:formula="of:=DECIMAL([.K27];16)" office:value-type="float" office:value="96" calcext:value-type="float">
            <text:p>96</text:p>
          </table:table-cell>
          <table:table-cell table:style-name="ce39" table:formula="of:=DECIMAL([.L27];16)" office:value-type="float" office:value="4" calcext:value-type="float">
            <text:p>4</text:p>
          </table:table-cell>
          <table:table-cell table:style-name="ce33" table:formula="of:=DECIMAL([.M27];16)" office:value-type="float" office:value="8" calcext:value-type="float">
            <text:p>8</text:p>
          </table:table-cell>
          <table:table-cell table:style-name="ce35" table:formula="of:=DECIMAL([.N27];16)" office:value-type="float" office:value="212" calcext:value-type="float">
            <text:p>212</text:p>
          </table:table-cell>
          <table:table-cell table:style-name="ce35" table:formula="of:=DECIMAL([.O27];16)" office:value-type="float" office:value="71" calcext:value-type="float">
            <text:p>71</text:p>
          </table:table-cell>
          <table:table-cell table:style-name="ce35" table:formula="of:=DECIMAL([.P27];16)" office:value-type="float" office:value="3" calcext:value-type="float">
            <text:p>3</text:p>
          </table:table-cell>
          <table:table-cell table:style-name="ce41" table:formula="of:=DECIMAL([.Q27];16)" office:value-type="float" office:value="80" calcext:value-type="float">
            <text:p>80</text:p>
          </table:table-cell>
          <table:table-cell table:style-name="ce41" table:formula="of:=DECIMAL([.R27];16)" office:value-type="float" office:value="238" calcext:value-type="float">
            <text:p>238</text:p>
          </table:table-cell>
          <table:table-cell table:style-name="ce41" table:formula="of:=DECIMAL([.S27];16)" office:value-type="float" office:value="96" calcext:value-type="float">
            <text:p>96</text:p>
          </table:table-cell>
          <table:table-cell table:style-name="ce46" table:formula="of:=DECIMAL([.T27];16)" office:value-type="float" office:value="4" calcext:value-type="float">
            <text:p>4</text:p>
          </table:table-cell>
          <table:table-cell/>
          <table:table-cell table:style-name="ce51" table:formula="of:=([.Z27]+[.AA27]*256+[.AB27]*256*256+[.AC27]*256*256*256)/1000000" office:value-type="float" office:value="55.039136" calcext:value-type="float">
            <text:p>55,039136</text:p>
          </table:table-cell>
          <table:table-cell table:formula="of:=([.AD27]+[.AE27]*256+[.AF27]*256*256+[.AG27]*256*256*256)/1000000" office:value-type="float" office:value="73.461048" calcext:value-type="float">
            <text:p>73,461048</text:p>
          </table:table-cell>
          <table:table-cell table:style-name="ce54" table:formula="of:=([.AH27]+[.AI27]*256+[.AJ27]*256*256+[.AK27]*256*256*256)/1000000" office:value-type="float" office:value="55.038984" calcext:value-type="float">
            <text:p>55,038984</text:p>
          </table:table-cell>
          <table:table-cell table:style-name="ce57" table:formula="of:=([.AL27]+[.AM27]*256+[.AN27]*256*256+[.AO27]*256*256*256)/1000000" office:value-type="float" office:value="73.461328" calcext:value-type="float">
            <text:p>73,4613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7" table:formula="of:=DECIMAL([.A28];16)" office:value-type="float" office:value="83" calcext:value-type="float">
            <text:p>83</text:p>
          </table:table-cell>
          <table:table-cell table:style-name="ce25" table:formula="of:=DECIMAL([.B28];16)" office:value-type="float" office:value="0" calcext:value-type="float">
            <text:p>0</text:p>
          </table:table-cell>
          <table:table-cell table:style-name="ce25" table:formula="of:=DECIMAL([.C28];16)" office:value-type="float" office:value="215" calcext:value-type="float">
            <text:p>215</text:p>
          </table:table-cell>
          <table:table-cell table:style-name="ce25" table:formula="of:=DECIMAL([.D28];16)" office:value-type="float" office:value="25" calcext:value-type="float">
            <text:p>25</text:p>
          </table:table-cell>
          <table:table-cell table:style-name="ce33" table:formula="of:=DECIMAL([.E28];16)" office:value-type="float" office:value="108" calcext:value-type="float">
            <text:p>108</text:p>
          </table:table-cell>
          <table:table-cell table:style-name="ce33" table:formula="of:=DECIMAL([.F28];16)" office:value-type="float" office:value="211" calcext:value-type="float">
            <text:p>211</text:p>
          </table:table-cell>
          <table:table-cell table:style-name="ce33" table:formula="of:=DECIMAL([.G28];16)" office:value-type="float" office:value="71" calcext:value-type="float">
            <text:p>71</text:p>
          </table:table-cell>
          <table:table-cell table:style-name="ce33" table:formula="of:=DECIMAL([.H28];16)" office:value-type="float" office:value="3" calcext:value-type="float">
            <text:p>3</text:p>
          </table:table-cell>
          <table:table-cell table:style-name="ce39" table:formula="of:=DECIMAL([.I28];16)" office:value-type="float" office:value="120" calcext:value-type="float">
            <text:p>120</text:p>
          </table:table-cell>
          <table:table-cell table:style-name="ce39" table:formula="of:=DECIMAL([.J28];16)" office:value-type="float" office:value="239" calcext:value-type="float">
            <text:p>239</text:p>
          </table:table-cell>
          <table:table-cell table:style-name="ce39" table:formula="of:=DECIMAL([.K28];16)" office:value-type="float" office:value="96" calcext:value-type="float">
            <text:p>96</text:p>
          </table:table-cell>
          <table:table-cell table:style-name="ce39" table:formula="of:=DECIMAL([.L28];16)" office:value-type="float" office:value="4" calcext:value-type="float">
            <text:p>4</text:p>
          </table:table-cell>
          <table:table-cell table:style-name="ce33" table:formula="of:=DECIMAL([.M28];16)" office:value-type="float" office:value="208" calcext:value-type="float">
            <text:p>208</text:p>
          </table:table-cell>
          <table:table-cell table:style-name="ce35" table:formula="of:=DECIMAL([.N28];16)" office:value-type="float" office:value="210" calcext:value-type="float">
            <text:p>210</text:p>
          </table:table-cell>
          <table:table-cell table:style-name="ce35" table:formula="of:=DECIMAL([.O28];16)" office:value-type="float" office:value="71" calcext:value-type="float">
            <text:p>71</text:p>
          </table:table-cell>
          <table:table-cell table:style-name="ce35" table:formula="of:=DECIMAL([.P28];16)" office:value-type="float" office:value="3" calcext:value-type="float">
            <text:p>3</text:p>
          </table:table-cell>
          <table:table-cell table:style-name="ce41" table:formula="of:=DECIMAL([.Q28];16)" office:value-type="float" office:value="80" calcext:value-type="float">
            <text:p>80</text:p>
          </table:table-cell>
          <table:table-cell table:style-name="ce41" table:formula="of:=DECIMAL([.R28];16)" office:value-type="float" office:value="240" calcext:value-type="float">
            <text:p>240</text:p>
          </table:table-cell>
          <table:table-cell table:style-name="ce41" table:formula="of:=DECIMAL([.S28];16)" office:value-type="float" office:value="96" calcext:value-type="float">
            <text:p>96</text:p>
          </table:table-cell>
          <table:table-cell table:style-name="ce46" table:formula="of:=DECIMAL([.T28];16)" office:value-type="float" office:value="4" calcext:value-type="float">
            <text:p>4</text:p>
          </table:table-cell>
          <table:table-cell/>
          <table:table-cell table:style-name="ce51" table:formula="of:=([.Z28]+[.AA28]*256+[.AB28]*256*256+[.AC28]*256*256*256)/1000000" office:value-type="float" office:value="55.038828" calcext:value-type="float">
            <text:p>55,038828</text:p>
          </table:table-cell>
          <table:table-cell table:formula="of:=([.AD28]+[.AE28]*256+[.AF28]*256*256+[.AG28]*256*256*256)/1000000" office:value-type="float" office:value="73.461624" calcext:value-type="float">
            <text:p>73,461624</text:p>
          </table:table-cell>
          <table:table-cell table:style-name="ce54" table:formula="of:=([.AH28]+[.AI28]*256+[.AJ28]*256*256+[.AK28]*256*256*256)/1000000" office:value-type="float" office:value="55.038672" calcext:value-type="float">
            <text:p>55,038672</text:p>
          </table:table-cell>
          <table:table-cell table:style-name="ce57" table:formula="of:=([.AL28]+[.AM28]*256+[.AN28]*256*256+[.AO28]*256*256*256)/1000000" office:value-type="float" office:value="73.46184" calcext:value-type="float">
            <text:p>73,461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8" table:formula="of:=DECIMAL([.A29];16)" office:value-type="float" office:value="83" calcext:value-type="float">
            <text:p>83</text:p>
          </table:table-cell>
          <table:table-cell table:style-name="ce26" table:formula="of:=DECIMAL([.B29];16)" office:value-type="float" office:value="0" calcext:value-type="float">
            <text:p>0</text:p>
          </table:table-cell>
          <table:table-cell table:style-name="ce26" table:formula="of:=DECIMAL([.C29];16)" office:value-type="float" office:value="215" calcext:value-type="float">
            <text:p>215</text:p>
          </table:table-cell>
          <table:table-cell table:style-name="ce26" table:formula="of:=DECIMAL([.D29];16)" office:value-type="float" office:value="26" calcext:value-type="float">
            <text:p>26</text:p>
          </table:table-cell>
          <table:table-cell table:style-name="ce34" table:formula="of:=DECIMAL([.E29];16)" office:value-type="float" office:value="96" calcext:value-type="float">
            <text:p>96</text:p>
          </table:table-cell>
          <table:table-cell table:style-name="ce34" table:formula="of:=DECIMAL([.F29];16)" office:value-type="float" office:value="211" calcext:value-type="float">
            <text:p>211</text:p>
          </table:table-cell>
          <table:table-cell table:style-name="ce34" table:formula="of:=DECIMAL([.G29];16)" office:value-type="float" office:value="71" calcext:value-type="float">
            <text:p>71</text:p>
          </table:table-cell>
          <table:table-cell table:style-name="ce34" table:formula="of:=DECIMAL([.H29];16)" office:value-type="float" office:value="3" calcext:value-type="float">
            <text:p>3</text:p>
          </table:table-cell>
          <table:table-cell table:style-name="ce40" table:formula="of:=DECIMAL([.I29];16)" office:value-type="float" office:value="152" calcext:value-type="float">
            <text:p>152</text:p>
          </table:table-cell>
          <table:table-cell table:style-name="ce40" table:formula="of:=DECIMAL([.J29];16)" office:value-type="float" office:value="239" calcext:value-type="float">
            <text:p>239</text:p>
          </table:table-cell>
          <table:table-cell table:style-name="ce40" table:formula="of:=DECIMAL([.K29];16)" office:value-type="float" office:value="96" calcext:value-type="float">
            <text:p>96</text:p>
          </table:table-cell>
          <table:table-cell table:style-name="ce40" table:formula="of:=DECIMAL([.L29];16)" office:value-type="float" office:value="4" calcext:value-type="float">
            <text:p>4</text:p>
          </table:table-cell>
          <table:table-cell table:style-name="ce34" table:formula="of:=DECIMAL([.M29];16)" office:value-type="float" office:value="220" calcext:value-type="float">
            <text:p>220</text:p>
          </table:table-cell>
          <table:table-cell table:style-name="ce34" table:formula="of:=DECIMAL([.N29];16)" office:value-type="float" office:value="211" calcext:value-type="float">
            <text:p>211</text:p>
          </table:table-cell>
          <table:table-cell table:style-name="ce34" table:formula="of:=DECIMAL([.O29];16)" office:value-type="float" office:value="71" calcext:value-type="float">
            <text:p>71</text:p>
          </table:table-cell>
          <table:table-cell table:style-name="ce34" table:formula="of:=DECIMAL([.P29];16)" office:value-type="float" office:value="3" calcext:value-type="float">
            <text:p>3</text:p>
          </table:table-cell>
          <table:table-cell table:style-name="ce40" table:formula="of:=DECIMAL([.Q29];16)" office:value-type="float" office:value="152" calcext:value-type="float">
            <text:p>152</text:p>
          </table:table-cell>
          <table:table-cell table:style-name="ce40" table:formula="of:=DECIMAL([.R29];16)" office:value-type="float" office:value="238" calcext:value-type="float">
            <text:p>238</text:p>
          </table:table-cell>
          <table:table-cell table:style-name="ce41" table:formula="of:=DECIMAL([.S29];16)" office:value-type="float" office:value="96" calcext:value-type="float">
            <text:p>96</text:p>
          </table:table-cell>
          <table:table-cell table:style-name="ce46" table:formula="of:=DECIMAL([.T29];16)" office:value-type="float" office:value="4" calcext:value-type="float">
            <text:p>4</text:p>
          </table:table-cell>
          <table:table-cell/>
          <table:table-cell table:style-name="ce51" table:formula="of:=([.Z29]+[.AA29]*256+[.AB29]*256*256+[.AC29]*256*256*256)/1000000" office:value-type="float" office:value="55.038816" calcext:value-type="float">
            <text:p>55,038816</text:p>
          </table:table-cell>
          <table:table-cell table:formula="of:=([.AD29]+[.AE29]*256+[.AF29]*256*256+[.AG29]*256*256*256)/1000000" office:value-type="float" office:value="73.461656" calcext:value-type="float">
            <text:p>73,461656</text:p>
          </table:table-cell>
          <table:table-cell table:style-name="ce54" table:formula="of:=([.AH29]+[.AI29]*256+[.AJ29]*256*256+[.AK29]*256*256*256)/1000000" office:value-type="float" office:value="55.03894" calcext:value-type="float">
            <text:p>55,03894</text:p>
          </table:table-cell>
          <table:table-cell table:style-name="ce57" table:formula="of:=([.AL29]+[.AM29]*256+[.AN29]*256*256+[.AO29]*256*256*256)/1000000" office:value-type="float" office:value="73.4614" calcext:value-type="float">
            <text:p>73,461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B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0];16)" office:value-type="float" office:value="83" calcext:value-type="float">
            <text:p>83</text:p>
          </table:table-cell>
          <table:table-cell table:style-name="ce24" table:formula="of:=DECIMAL([.B30];16)" office:value-type="float" office:value="0" calcext:value-type="float">
            <text:p>0</text:p>
          </table:table-cell>
          <table:table-cell table:style-name="ce24" table:formula="of:=DECIMAL([.C30];16)" office:value-type="float" office:value="215" calcext:value-type="float">
            <text:p>215</text:p>
          </table:table-cell>
          <table:table-cell table:style-name="ce24" table:formula="of:=DECIMAL([.D30];16)" office:value-type="float" office:value="27" calcext:value-type="float">
            <text:p>27</text:p>
          </table:table-cell>
          <table:table-cell table:style-name="ce35" table:formula="of:=DECIMAL([.E30];16)" office:value-type="float" office:value="100" calcext:value-type="float">
            <text:p>100</text:p>
          </table:table-cell>
          <table:table-cell table:style-name="ce35" table:formula="of:=DECIMAL([.F30];16)" office:value-type="float" office:value="212" calcext:value-type="float">
            <text:p>212</text:p>
          </table:table-cell>
          <table:table-cell table:style-name="ce35" table:formula="of:=DECIMAL([.G30];16)" office:value-type="float" office:value="71" calcext:value-type="float">
            <text:p>71</text:p>
          </table:table-cell>
          <table:table-cell table:style-name="ce35" table:formula="of:=DECIMAL([.H30];16)" office:value-type="float" office:value="3" calcext:value-type="float">
            <text:p>3</text:p>
          </table:table-cell>
          <table:table-cell table:style-name="ce41" table:formula="of:=DECIMAL([.I30];16)" office:value-type="float" office:value="160" calcext:value-type="float">
            <text:p>160</text:p>
          </table:table-cell>
          <table:table-cell table:style-name="ce41" table:formula="of:=DECIMAL([.J30];16)" office:value-type="float" office:value="237" calcext:value-type="float">
            <text:p>237</text:p>
          </table:table-cell>
          <table:table-cell table:style-name="ce41" table:formula="of:=DECIMAL([.K30];16)" office:value-type="float" office:value="96" calcext:value-type="float">
            <text:p>96</text:p>
          </table:table-cell>
          <table:table-cell table:style-name="ce41" table:formula="of:=DECIMAL([.L30];16)" office:value-type="float" office:value="4" calcext:value-type="float">
            <text:p>4</text:p>
          </table:table-cell>
          <table:table-cell table:style-name="ce35" table:formula="of:=DECIMAL([.M30];16)" office:value-type="float" office:value="252" calcext:value-type="float">
            <text:p>252</text:p>
          </table:table-cell>
          <table:table-cell table:style-name="ce35" table:formula="of:=DECIMAL([.N30];16)" office:value-type="float" office:value="212" calcext:value-type="float">
            <text:p>212</text:p>
          </table:table-cell>
          <table:table-cell table:style-name="ce35" table:formula="of:=DECIMAL([.O30];16)" office:value-type="float" office:value="71" calcext:value-type="float">
            <text:p>71</text:p>
          </table:table-cell>
          <table:table-cell table:style-name="ce35" table:formula="of:=DECIMAL([.P30];16)" office:value-type="float" office:value="3" calcext:value-type="float">
            <text:p>3</text:p>
          </table:table-cell>
          <table:table-cell table:style-name="ce41" table:formula="of:=DECIMAL([.Q30];16)" office:value-type="float" office:value="152" calcext:value-type="float">
            <text:p>152</text:p>
          </table:table-cell>
          <table:table-cell table:style-name="ce41" table:formula="of:=DECIMAL([.R30];16)" office:value-type="float" office:value="236" calcext:value-type="float">
            <text:p>236</text:p>
          </table:table-cell>
          <table:table-cell table:style-name="ce41" table:formula="of:=DECIMAL([.S30];16)" office:value-type="float" office:value="96" calcext:value-type="float">
            <text:p>96</text:p>
          </table:table-cell>
          <table:table-cell table:style-name="ce46" table:formula="of:=DECIMAL([.T30];16)" office:value-type="float" office:value="4" calcext:value-type="float">
            <text:p>4</text:p>
          </table:table-cell>
          <table:table-cell/>
          <table:table-cell table:style-name="ce51" table:formula="of:=([.Z30]+[.AA30]*256+[.AB30]*256*256+[.AC30]*256*256*256)/1000000" office:value-type="float" office:value="55.039076" calcext:value-type="float">
            <text:p>55,039076</text:p>
          </table:table-cell>
          <table:table-cell table:formula="of:=([.AD30]+[.AE30]*256+[.AF30]*256*256+[.AG30]*256*256*256)/1000000" office:value-type="float" office:value="73.461152" calcext:value-type="float">
            <text:p>73,461152</text:p>
          </table:table-cell>
          <table:table-cell table:style-name="ce54" table:formula="of:=([.AH30]+[.AI30]*256+[.AJ30]*256*256+[.AK30]*256*256*256)/1000000" office:value-type="float" office:value="55.039228" calcext:value-type="float">
            <text:p>55,039228</text:p>
          </table:table-cell>
          <table:table-cell table:style-name="ce57" table:formula="of:=([.AL30]+[.AM30]*256+[.AN30]*256*256+[.AO30]*256*256*256)/1000000" office:value-type="float" office:value="73.460888" calcext:value-type="float">
            <text:p>73,4608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C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1];16)" office:value-type="float" office:value="83" calcext:value-type="float">
            <text:p>83</text:p>
          </table:table-cell>
          <table:table-cell table:style-name="ce24" table:formula="of:=DECIMAL([.B31];16)" office:value-type="float" office:value="0" calcext:value-type="float">
            <text:p>0</text:p>
          </table:table-cell>
          <table:table-cell table:style-name="ce24" table:formula="of:=DECIMAL([.C31];16)" office:value-type="float" office:value="215" calcext:value-type="float">
            <text:p>215</text:p>
          </table:table-cell>
          <table:table-cell table:style-name="ce24" table:formula="of:=DECIMAL([.D31];16)" office:value-type="float" office:value="28" calcext:value-type="float">
            <text:p>28</text:p>
          </table:table-cell>
          <table:table-cell table:style-name="ce35" table:formula="of:=DECIMAL([.E31];16)" office:value-type="float" office:value="152" calcext:value-type="float">
            <text:p>152</text:p>
          </table:table-cell>
          <table:table-cell table:style-name="ce35" table:formula="of:=DECIMAL([.F31];16)" office:value-type="float" office:value="213" calcext:value-type="float">
            <text:p>213</text:p>
          </table:table-cell>
          <table:table-cell table:style-name="ce35" table:formula="of:=DECIMAL([.G31];16)" office:value-type="float" office:value="71" calcext:value-type="float">
            <text:p>71</text:p>
          </table:table-cell>
          <table:table-cell table:style-name="ce35" table:formula="of:=DECIMAL([.H31];16)" office:value-type="float" office:value="3" calcext:value-type="float">
            <text:p>3</text:p>
          </table:table-cell>
          <table:table-cell table:style-name="ce41" table:formula="of:=DECIMAL([.I31];16)" office:value-type="float" office:value="112" calcext:value-type="float">
            <text:p>112</text:p>
          </table:table-cell>
          <table:table-cell table:style-name="ce41" table:formula="of:=DECIMAL([.J31];16)" office:value-type="float" office:value="235" calcext:value-type="float">
            <text:p>235</text:p>
          </table:table-cell>
          <table:table-cell table:style-name="ce41" table:formula="of:=DECIMAL([.K31];16)" office:value-type="float" office:value="96" calcext:value-type="float">
            <text:p>96</text:p>
          </table:table-cell>
          <table:table-cell table:style-name="ce41" table:formula="of:=DECIMAL([.L31];16)" office:value-type="float" office:value="4" calcext:value-type="float">
            <text:p>4</text:p>
          </table:table-cell>
          <table:table-cell table:style-name="ce35" table:formula="of:=DECIMAL([.M31];16)" office:value-type="float" office:value="36" calcext:value-type="float">
            <text:p>36</text:p>
          </table:table-cell>
          <table:table-cell table:style-name="ce35" table:formula="of:=DECIMAL([.N31];16)" office:value-type="float" office:value="214" calcext:value-type="float">
            <text:p>214</text:p>
          </table:table-cell>
          <table:table-cell table:style-name="ce35" table:formula="of:=DECIMAL([.O31];16)" office:value-type="float" office:value="71" calcext:value-type="float">
            <text:p>71</text:p>
          </table:table-cell>
          <table:table-cell table:style-name="ce35" table:formula="of:=DECIMAL([.P31];16)" office:value-type="float" office:value="3" calcext:value-type="float">
            <text:p>3</text:p>
          </table:table-cell>
          <table:table-cell table:style-name="ce41" table:formula="of:=DECIMAL([.Q31];16)" office:value-type="float" office:value="88" calcext:value-type="float">
            <text:p>88</text:p>
          </table:table-cell>
          <table:table-cell table:style-name="ce41" table:formula="of:=DECIMAL([.R31];16)" office:value-type="float" office:value="234" calcext:value-type="float">
            <text:p>234</text:p>
          </table:table-cell>
          <table:table-cell table:style-name="ce41" table:formula="of:=DECIMAL([.S31];16)" office:value-type="float" office:value="96" calcext:value-type="float">
            <text:p>96</text:p>
          </table:table-cell>
          <table:table-cell table:style-name="ce46" table:formula="of:=DECIMAL([.T31];16)" office:value-type="float" office:value="4" calcext:value-type="float">
            <text:p>4</text:p>
          </table:table-cell>
          <table:table-cell/>
          <table:table-cell table:style-name="ce51" table:formula="of:=([.Z31]+[.AA31]*256+[.AB31]*256*256+[.AC31]*256*256*256)/1000000" office:value-type="float" office:value="55.039384" calcext:value-type="float">
            <text:p>55,039384</text:p>
          </table:table-cell>
          <table:table-cell table:formula="of:=([.AD31]+[.AE31]*256+[.AF31]*256*256+[.AG31]*256*256*256)/1000000" office:value-type="float" office:value="73.460592" calcext:value-type="float">
            <text:p>73,460592</text:p>
          </table:table-cell>
          <table:table-cell table:style-name="ce54" table:formula="of:=([.AH31]+[.AI31]*256+[.AJ31]*256*256+[.AK31]*256*256*256)/1000000" office:value-type="float" office:value="55.039524" calcext:value-type="float">
            <text:p>55,039524</text:p>
          </table:table-cell>
          <table:table-cell table:style-name="ce57" table:formula="of:=([.AL31]+[.AM31]*256+[.AN31]*256*256+[.AO31]*256*256*256)/1000000" office:value-type="float" office:value="73.460312" calcext:value-type="float">
            <text:p>73,4603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D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2];16)" office:value-type="float" office:value="83" calcext:value-type="float">
            <text:p>83</text:p>
          </table:table-cell>
          <table:table-cell table:style-name="ce24" table:formula="of:=DECIMAL([.B32];16)" office:value-type="float" office:value="0" calcext:value-type="float">
            <text:p>0</text:p>
          </table:table-cell>
          <table:table-cell table:style-name="ce24" table:formula="of:=DECIMAL([.C32];16)" office:value-type="float" office:value="215" calcext:value-type="float">
            <text:p>215</text:p>
          </table:table-cell>
          <table:table-cell table:style-name="ce24" table:formula="of:=DECIMAL([.D32];16)" office:value-type="float" office:value="29" calcext:value-type="float">
            <text:p>29</text:p>
          </table:table-cell>
          <table:table-cell table:style-name="ce35" table:formula="of:=DECIMAL([.E32];16)" office:value-type="float" office:value="192" calcext:value-type="float">
            <text:p>192</text:p>
          </table:table-cell>
          <table:table-cell table:style-name="ce35" table:formula="of:=DECIMAL([.F32];16)" office:value-type="float" office:value="214" calcext:value-type="float">
            <text:p>214</text:p>
          </table:table-cell>
          <table:table-cell table:style-name="ce35" table:formula="of:=DECIMAL([.G32];16)" office:value-type="float" office:value="71" calcext:value-type="float">
            <text:p>71</text:p>
          </table:table-cell>
          <table:table-cell table:style-name="ce35" table:formula="of:=DECIMAL([.H32];16)" office:value-type="float" office:value="3" calcext:value-type="float">
            <text:p>3</text:p>
          </table:table-cell>
          <table:table-cell table:style-name="ce41" table:formula="of:=DECIMAL([.I32];16)" office:value-type="float" office:value="40" calcext:value-type="float">
            <text:p>40</text:p>
          </table:table-cell>
          <table:table-cell table:style-name="ce41" table:formula="of:=DECIMAL([.J32];16)" office:value-type="float" office:value="233" calcext:value-type="float">
            <text:p>233</text:p>
          </table:table-cell>
          <table:table-cell table:style-name="ce41" table:formula="of:=DECIMAL([.K32];16)" office:value-type="float" office:value="96" calcext:value-type="float">
            <text:p>96</text:p>
          </table:table-cell>
          <table:table-cell table:style-name="ce41" table:formula="of:=DECIMAL([.L32];16)" office:value-type="float" office:value="4" calcext:value-type="float">
            <text:p>4</text:p>
          </table:table-cell>
          <table:table-cell table:style-name="ce35" table:formula="of:=DECIMAL([.M32];16)" office:value-type="float" office:value="92" calcext:value-type="float">
            <text:p>92</text:p>
          </table:table-cell>
          <table:table-cell table:style-name="ce35" table:formula="of:=DECIMAL([.N32];16)" office:value-type="float" office:value="215" calcext:value-type="float">
            <text:p>215</text:p>
          </table:table-cell>
          <table:table-cell table:style-name="ce35" table:formula="of:=DECIMAL([.O32];16)" office:value-type="float" office:value="71" calcext:value-type="float">
            <text:p>71</text:p>
          </table:table-cell>
          <table:table-cell table:style-name="ce35" table:formula="of:=DECIMAL([.P32];16)" office:value-type="float" office:value="3" calcext:value-type="float">
            <text:p>3</text:p>
          </table:table-cell>
          <table:table-cell table:style-name="ce41" table:formula="of:=DECIMAL([.Q32];16)" office:value-type="float" office:value="248" calcext:value-type="float">
            <text:p>248</text:p>
          </table:table-cell>
          <table:table-cell table:style-name="ce41" table:formula="of:=DECIMAL([.R32];16)" office:value-type="float" office:value="231" calcext:value-type="float">
            <text:p>231</text:p>
          </table:table-cell>
          <table:table-cell table:style-name="ce41" table:formula="of:=DECIMAL([.S32];16)" office:value-type="float" office:value="96" calcext:value-type="float">
            <text:p>96</text:p>
          </table:table-cell>
          <table:table-cell table:style-name="ce46" table:formula="of:=DECIMAL([.T32];16)" office:value-type="float" office:value="4" calcext:value-type="float">
            <text:p>4</text:p>
          </table:table-cell>
          <table:table-cell/>
          <table:table-cell table:style-name="ce51" table:formula="of:=([.Z32]+[.AA32]*256+[.AB32]*256*256+[.AC32]*256*256*256)/1000000" office:value-type="float" office:value="55.03968" calcext:value-type="float">
            <text:p>55,03968</text:p>
          </table:table-cell>
          <table:table-cell table:formula="of:=([.AD32]+[.AE32]*256+[.AF32]*256*256+[.AG32]*256*256*256)/1000000" office:value-type="float" office:value="73.460008" calcext:value-type="float">
            <text:p>73,460008</text:p>
          </table:table-cell>
          <table:table-cell table:style-name="ce54" table:formula="of:=([.AH32]+[.AI32]*256+[.AJ32]*256*256+[.AK32]*256*256*256)/1000000" office:value-type="float" office:value="55.039836" calcext:value-type="float">
            <text:p>55,039836</text:p>
          </table:table-cell>
          <table:table-cell table:style-name="ce57" table:formula="of:=([.AL32]+[.AM32]*256+[.AN32]*256*256+[.AO32]*256*256*256)/1000000" office:value-type="float" office:value="73.459704" calcext:value-type="float">
            <text:p>73,4597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E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3];16)" office:value-type="float" office:value="83" calcext:value-type="float">
            <text:p>83</text:p>
          </table:table-cell>
          <table:table-cell table:style-name="ce24" table:formula="of:=DECIMAL([.B33];16)" office:value-type="float" office:value="0" calcext:value-type="float">
            <text:p>0</text:p>
          </table:table-cell>
          <table:table-cell table:style-name="ce24" table:formula="of:=DECIMAL([.C33];16)" office:value-type="float" office:value="215" calcext:value-type="float">
            <text:p>215</text:p>
          </table:table-cell>
          <table:table-cell table:style-name="ce24" table:formula="of:=DECIMAL([.D33];16)" office:value-type="float" office:value="30" calcext:value-type="float">
            <text:p>30</text:p>
          </table:table-cell>
          <table:table-cell table:style-name="ce35" table:formula="of:=DECIMAL([.E33];16)" office:value-type="float" office:value="252" calcext:value-type="float">
            <text:p>252</text:p>
          </table:table-cell>
          <table:table-cell table:style-name="ce35" table:formula="of:=DECIMAL([.F33];16)" office:value-type="float" office:value="215" calcext:value-type="float">
            <text:p>215</text:p>
          </table:table-cell>
          <table:table-cell table:style-name="ce35" table:formula="of:=DECIMAL([.G33];16)" office:value-type="float" office:value="71" calcext:value-type="float">
            <text:p>71</text:p>
          </table:table-cell>
          <table:table-cell table:style-name="ce35" table:formula="of:=DECIMAL([.H33];16)" office:value-type="float" office:value="3" calcext:value-type="float">
            <text:p>3</text:p>
          </table:table-cell>
          <table:table-cell table:style-name="ce41" table:formula="of:=DECIMAL([.I33];16)" office:value-type="float" office:value="184" calcext:value-type="float">
            <text:p>184</text:p>
          </table:table-cell>
          <table:table-cell table:style-name="ce41" table:formula="of:=DECIMAL([.J33];16)" office:value-type="float" office:value="230" calcext:value-type="float">
            <text:p>230</text:p>
          </table:table-cell>
          <table:table-cell table:style-name="ce41" table:formula="of:=DECIMAL([.K33];16)" office:value-type="float" office:value="96" calcext:value-type="float">
            <text:p>96</text:p>
          </table:table-cell>
          <table:table-cell table:style-name="ce41" table:formula="of:=DECIMAL([.L33];16)" office:value-type="float" office:value="4" calcext:value-type="float">
            <text:p>4</text:p>
          </table:table-cell>
          <table:table-cell table:style-name="ce35" table:formula="of:=DECIMAL([.M33];16)" office:value-type="float" office:value="164" calcext:value-type="float">
            <text:p>164</text:p>
          </table:table-cell>
          <table:table-cell table:style-name="ce35" table:formula="of:=DECIMAL([.N33];16)" office:value-type="float" office:value="216" calcext:value-type="float">
            <text:p>216</text:p>
          </table:table-cell>
          <table:table-cell table:style-name="ce35" table:formula="of:=DECIMAL([.O33];16)" office:value-type="float" office:value="71" calcext:value-type="float">
            <text:p>71</text:p>
          </table:table-cell>
          <table:table-cell table:style-name="ce35" table:formula="of:=DECIMAL([.P33];16)" office:value-type="float" office:value="3" calcext:value-type="float">
            <text:p>3</text:p>
          </table:table-cell>
          <table:table-cell table:style-name="ce41" table:formula="of:=DECIMAL([.Q33];16)" office:value-type="float" office:value="136" calcext:value-type="float">
            <text:p>136</text:p>
          </table:table-cell>
          <table:table-cell table:style-name="ce41" table:formula="of:=DECIMAL([.R33];16)" office:value-type="float" office:value="229" calcext:value-type="float">
            <text:p>229</text:p>
          </table:table-cell>
          <table:table-cell table:style-name="ce41" table:formula="of:=DECIMAL([.S33];16)" office:value-type="float" office:value="96" calcext:value-type="float">
            <text:p>96</text:p>
          </table:table-cell>
          <table:table-cell table:style-name="ce46" table:formula="of:=DECIMAL([.T33];16)" office:value-type="float" office:value="4" calcext:value-type="float">
            <text:p>4</text:p>
          </table:table-cell>
          <table:table-cell/>
          <table:table-cell table:style-name="ce51" table:formula="of:=([.Z33]+[.AA33]*256+[.AB33]*256*256+[.AC33]*256*256*256)/1000000" office:value-type="float" office:value="55.039996" calcext:value-type="float">
            <text:p>55,039996</text:p>
          </table:table-cell>
          <table:table-cell table:formula="of:=([.AD33]+[.AE33]*256+[.AF33]*256*256+[.AG33]*256*256*256)/1000000" office:value-type="float" office:value="73.459384" calcext:value-type="float">
            <text:p>73,459384</text:p>
          </table:table-cell>
          <table:table-cell table:style-name="ce54" table:formula="of:=([.AH33]+[.AI33]*256+[.AJ33]*256*256+[.AK33]*256*256*256)/1000000" office:value-type="float" office:value="55.040164" calcext:value-type="float">
            <text:p>55,040164</text:p>
          </table:table-cell>
          <table:table-cell table:style-name="ce57" table:formula="of:=([.AL33]+[.AM33]*256+[.AN33]*256*256+[.AO33]*256*256*256)/1000000" office:value-type="float" office:value="73.45908" calcext:value-type="float">
            <text:p>73,459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1F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4];16)" office:value-type="float" office:value="83" calcext:value-type="float">
            <text:p>83</text:p>
          </table:table-cell>
          <table:table-cell table:style-name="ce24" table:formula="of:=DECIMAL([.B34];16)" office:value-type="float" office:value="0" calcext:value-type="float">
            <text:p>0</text:p>
          </table:table-cell>
          <table:table-cell table:style-name="ce24" table:formula="of:=DECIMAL([.C34];16)" office:value-type="float" office:value="215" calcext:value-type="float">
            <text:p>215</text:p>
          </table:table-cell>
          <table:table-cell table:style-name="ce24" table:formula="of:=DECIMAL([.D34];16)" office:value-type="float" office:value="31" calcext:value-type="float">
            <text:p>31</text:p>
          </table:table-cell>
          <table:table-cell table:style-name="ce35" table:formula="of:=DECIMAL([.E34];16)" office:value-type="float" office:value="92" calcext:value-type="float">
            <text:p>92</text:p>
          </table:table-cell>
          <table:table-cell table:style-name="ce35" table:formula="of:=DECIMAL([.F34];16)" office:value-type="float" office:value="217" calcext:value-type="float">
            <text:p>217</text:p>
          </table:table-cell>
          <table:table-cell table:style-name="ce35" table:formula="of:=DECIMAL([.G34];16)" office:value-type="float" office:value="71" calcext:value-type="float">
            <text:p>71</text:p>
          </table:table-cell>
          <table:table-cell table:style-name="ce35" table:formula="of:=DECIMAL([.H34];16)" office:value-type="float" office:value="3" calcext:value-type="float">
            <text:p>3</text:p>
          </table:table-cell>
          <table:table-cell table:style-name="ce41" table:formula="of:=DECIMAL([.I34];16)" office:value-type="float" office:value="104" calcext:value-type="float">
            <text:p>104</text:p>
          </table:table-cell>
          <table:table-cell table:style-name="ce41" table:formula="of:=DECIMAL([.J34];16)" office:value-type="float" office:value="228" calcext:value-type="float">
            <text:p>228</text:p>
          </table:table-cell>
          <table:table-cell table:style-name="ce41" table:formula="of:=DECIMAL([.K34];16)" office:value-type="float" office:value="96" calcext:value-type="float">
            <text:p>96</text:p>
          </table:table-cell>
          <table:table-cell table:style-name="ce41" table:formula="of:=DECIMAL([.L34];16)" office:value-type="float" office:value="4" calcext:value-type="float">
            <text:p>4</text:p>
          </table:table-cell>
          <table:table-cell table:style-name="ce35" table:formula="of:=DECIMAL([.M34];16)" office:value-type="float" office:value="24" calcext:value-type="float">
            <text:p>24</text:p>
          </table:table-cell>
          <table:table-cell table:style-name="ce35" table:formula="of:=DECIMAL([.N34];16)" office:value-type="float" office:value="218" calcext:value-type="float">
            <text:p>218</text:p>
          </table:table-cell>
          <table:table-cell table:style-name="ce35" table:formula="of:=DECIMAL([.O34];16)" office:value-type="float" office:value="71" calcext:value-type="float">
            <text:p>71</text:p>
          </table:table-cell>
          <table:table-cell table:style-name="ce35" table:formula="of:=DECIMAL([.P34];16)" office:value-type="float" office:value="3" calcext:value-type="float">
            <text:p>3</text:p>
          </table:table-cell>
          <table:table-cell table:style-name="ce41" table:formula="of:=DECIMAL([.Q34];16)" office:value-type="float" office:value="32" calcext:value-type="float">
            <text:p>32</text:p>
          </table:table-cell>
          <table:table-cell table:style-name="ce41" table:formula="of:=DECIMAL([.R34];16)" office:value-type="float" office:value="227" calcext:value-type="float">
            <text:p>227</text:p>
          </table:table-cell>
          <table:table-cell table:style-name="ce41" table:formula="of:=DECIMAL([.S34];16)" office:value-type="float" office:value="96" calcext:value-type="float">
            <text:p>96</text:p>
          </table:table-cell>
          <table:table-cell table:style-name="ce46" table:formula="of:=DECIMAL([.T34];16)" office:value-type="float" office:value="4" calcext:value-type="float">
            <text:p>4</text:p>
          </table:table-cell>
          <table:table-cell/>
          <table:table-cell table:style-name="ce51" table:formula="of:=([.Z34]+[.AA34]*256+[.AB34]*256*256+[.AC34]*256*256*256)/1000000" office:value-type="float" office:value="55.040348" calcext:value-type="float">
            <text:p>55,040348</text:p>
          </table:table-cell>
          <table:table-cell table:formula="of:=([.AD34]+[.AE34]*256+[.AF34]*256*256+[.AG34]*256*256*256)/1000000" office:value-type="float" office:value="73.458792" calcext:value-type="float">
            <text:p>73,458792</text:p>
          </table:table-cell>
          <table:table-cell table:style-name="ce54" table:formula="of:=([.AH34]+[.AI34]*256+[.AJ34]*256*256+[.AK34]*256*256*256)/1000000" office:value-type="float" office:value="55.040536" calcext:value-type="float">
            <text:p>55,040536</text:p>
          </table:table-cell>
          <table:table-cell table:style-name="ce57" table:formula="of:=([.AL34]+[.AM34]*256+[.AN34]*256*256+[.AO34]*256*256*256)/1000000" office:value-type="float" office:value="73.458464" calcext:value-type="float">
            <text:p>73,4584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5];16)" office:value-type="float" office:value="83" calcext:value-type="float">
            <text:p>83</text:p>
          </table:table-cell>
          <table:table-cell table:style-name="ce24" table:formula="of:=DECIMAL([.B35];16)" office:value-type="float" office:value="0" calcext:value-type="float">
            <text:p>0</text:p>
          </table:table-cell>
          <table:table-cell table:style-name="ce24" table:formula="of:=DECIMAL([.C35];16)" office:value-type="float" office:value="215" calcext:value-type="float">
            <text:p>215</text:p>
          </table:table-cell>
          <table:table-cell table:style-name="ce24" table:formula="of:=DECIMAL([.D35];16)" office:value-type="float" office:value="32" calcext:value-type="float">
            <text:p>32</text:p>
          </table:table-cell>
          <table:table-cell table:style-name="ce35" table:formula="of:=DECIMAL([.E35];16)" office:value-type="float" office:value="188" calcext:value-type="float">
            <text:p>188</text:p>
          </table:table-cell>
          <table:table-cell table:style-name="ce35" table:formula="of:=DECIMAL([.F35];16)" office:value-type="float" office:value="218" calcext:value-type="float">
            <text:p>218</text:p>
          </table:table-cell>
          <table:table-cell table:style-name="ce35" table:formula="of:=DECIMAL([.G35];16)" office:value-type="float" office:value="71" calcext:value-type="float">
            <text:p>71</text:p>
          </table:table-cell>
          <table:table-cell table:style-name="ce35" table:formula="of:=DECIMAL([.H35];16)" office:value-type="float" office:value="3" calcext:value-type="float">
            <text:p>3</text:p>
          </table:table-cell>
          <table:table-cell table:style-name="ce41" table:formula="of:=DECIMAL([.I35];16)" office:value-type="float" office:value="48" calcext:value-type="float">
            <text:p>48</text:p>
          </table:table-cell>
          <table:table-cell table:style-name="ce41" table:formula="of:=DECIMAL([.J35];16)" office:value-type="float" office:value="226" calcext:value-type="float">
            <text:p>226</text:p>
          </table:table-cell>
          <table:table-cell table:style-name="ce41" table:formula="of:=DECIMAL([.K35];16)" office:value-type="float" office:value="96" calcext:value-type="float">
            <text:p>96</text:p>
          </table:table-cell>
          <table:table-cell table:style-name="ce41" table:formula="of:=DECIMAL([.L35];16)" office:value-type="float" office:value="4" calcext:value-type="float">
            <text:p>4</text:p>
          </table:table-cell>
          <table:table-cell table:style-name="ce35" table:formula="of:=DECIMAL([.M35];16)" office:value-type="float" office:value="100" calcext:value-type="float">
            <text:p>100</text:p>
          </table:table-cell>
          <table:table-cell table:style-name="ce35" table:formula="of:=DECIMAL([.N35];16)" office:value-type="float" office:value="219" calcext:value-type="float">
            <text:p>219</text:p>
          </table:table-cell>
          <table:table-cell table:style-name="ce35" table:formula="of:=DECIMAL([.O35];16)" office:value-type="float" office:value="71" calcext:value-type="float">
            <text:p>71</text:p>
          </table:table-cell>
          <table:table-cell table:style-name="ce35" table:formula="of:=DECIMAL([.P35];16)" office:value-type="float" office:value="3" calcext:value-type="float">
            <text:p>3</text:p>
          </table:table-cell>
          <table:table-cell table:style-name="ce41" table:formula="of:=DECIMAL([.Q35];16)" office:value-type="float" office:value="32" calcext:value-type="float">
            <text:p>32</text:p>
          </table:table-cell>
          <table:table-cell table:style-name="ce41" table:formula="of:=DECIMAL([.R35];16)" office:value-type="float" office:value="225" calcext:value-type="float">
            <text:p>225</text:p>
          </table:table-cell>
          <table:table-cell table:style-name="ce41" table:formula="of:=DECIMAL([.S35];16)" office:value-type="float" office:value="96" calcext:value-type="float">
            <text:p>96</text:p>
          </table:table-cell>
          <table:table-cell table:style-name="ce46" table:formula="of:=DECIMAL([.T35];16)" office:value-type="float" office:value="4" calcext:value-type="float">
            <text:p>4</text:p>
          </table:table-cell>
          <table:table-cell/>
          <table:table-cell table:style-name="ce51" table:formula="of:=([.Z35]+[.AA35]*256+[.AB35]*256*256+[.AC35]*256*256*256)/1000000" office:value-type="float" office:value="55.0407" calcext:value-type="float">
            <text:p>55,0407</text:p>
          </table:table-cell>
          <table:table-cell table:formula="of:=([.AD35]+[.AE35]*256+[.AF35]*256*256+[.AG35]*256*256*256)/1000000" office:value-type="float" office:value="73.458224" calcext:value-type="float">
            <text:p>73,458224</text:p>
          </table:table-cell>
          <table:table-cell table:style-name="ce54" table:formula="of:=([.AH35]+[.AI35]*256+[.AJ35]*256*256+[.AK35]*256*256*256)/1000000" office:value-type="float" office:value="55.040868" calcext:value-type="float">
            <text:p>55,040868</text:p>
          </table:table-cell>
          <table:table-cell table:style-name="ce57" table:formula="of:=([.AL35]+[.AM35]*256+[.AN35]*256*256+[.AO35]*256*256*256)/1000000" office:value-type="float" office:value="73.457952" calcext:value-type="float">
            <text:p>73,45795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1" calcext:value-type="float">
            <text:p>2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6];16)" office:value-type="float" office:value="83" calcext:value-type="float">
            <text:p>83</text:p>
          </table:table-cell>
          <table:table-cell table:style-name="ce24" table:formula="of:=DECIMAL([.B36];16)" office:value-type="float" office:value="0" calcext:value-type="float">
            <text:p>0</text:p>
          </table:table-cell>
          <table:table-cell table:style-name="ce24" table:formula="of:=DECIMAL([.C36];16)" office:value-type="float" office:value="215" calcext:value-type="float">
            <text:p>215</text:p>
          </table:table-cell>
          <table:table-cell table:style-name="ce24" table:formula="of:=DECIMAL([.D36];16)" office:value-type="float" office:value="33" calcext:value-type="float">
            <text:p>33</text:p>
          </table:table-cell>
          <table:table-cell table:style-name="ce35" table:formula="of:=DECIMAL([.E36];16)" office:value-type="float" office:value="4" calcext:value-type="float">
            <text:p>4</text:p>
          </table:table-cell>
          <table:table-cell table:style-name="ce35" table:formula="of:=DECIMAL([.F36];16)" office:value-type="float" office:value="220" calcext:value-type="float">
            <text:p>220</text:p>
          </table:table-cell>
          <table:table-cell table:style-name="ce35" table:formula="of:=DECIMAL([.G36];16)" office:value-type="float" office:value="71" calcext:value-type="float">
            <text:p>71</text:p>
          </table:table-cell>
          <table:table-cell table:style-name="ce35" table:formula="of:=DECIMAL([.H36];16)" office:value-type="float" office:value="3" calcext:value-type="float">
            <text:p>3</text:p>
          </table:table-cell>
          <table:table-cell table:style-name="ce41" table:formula="of:=DECIMAL([.I36];16)" office:value-type="float" office:value="0" calcext:value-type="float">
            <text:p>0</text:p>
          </table:table-cell>
          <table:table-cell table:style-name="ce41" table:formula="of:=DECIMAL([.J36];16)" office:value-type="float" office:value="224" calcext:value-type="float">
            <text:p>224</text:p>
          </table:table-cell>
          <table:table-cell table:style-name="ce41" table:formula="of:=DECIMAL([.K36];16)" office:value-type="float" office:value="96" calcext:value-type="float">
            <text:p>96</text:p>
          </table:table-cell>
          <table:table-cell table:style-name="ce41" table:formula="of:=DECIMAL([.L36];16)" office:value-type="float" office:value="4" calcext:value-type="float">
            <text:p>4</text:p>
          </table:table-cell>
          <table:table-cell table:style-name="ce35" table:formula="of:=DECIMAL([.M36];16)" office:value-type="float" office:value="148" calcext:value-type="float">
            <text:p>148</text:p>
          </table:table-cell>
          <table:table-cell table:style-name="ce35" table:formula="of:=DECIMAL([.N36];16)" office:value-type="float" office:value="220" calcext:value-type="float">
            <text:p>220</text:p>
          </table:table-cell>
          <table:table-cell table:style-name="ce35" table:formula="of:=DECIMAL([.O36];16)" office:value-type="float" office:value="71" calcext:value-type="float">
            <text:p>71</text:p>
          </table:table-cell>
          <table:table-cell table:style-name="ce35" table:formula="of:=DECIMAL([.P36];16)" office:value-type="float" office:value="3" calcext:value-type="float">
            <text:p>3</text:p>
          </table:table-cell>
          <table:table-cell table:style-name="ce41" table:formula="of:=DECIMAL([.Q36];16)" office:value-type="float" office:value="0" calcext:value-type="float">
            <text:p>0</text:p>
          </table:table-cell>
          <table:table-cell table:style-name="ce41" table:formula="of:=DECIMAL([.R36];16)" office:value-type="float" office:value="223" calcext:value-type="float">
            <text:p>223</text:p>
          </table:table-cell>
          <table:table-cell table:style-name="ce41" table:formula="of:=DECIMAL([.S36];16)" office:value-type="float" office:value="96" calcext:value-type="float">
            <text:p>96</text:p>
          </table:table-cell>
          <table:table-cell table:style-name="ce46" table:formula="of:=DECIMAL([.T36];16)" office:value-type="float" office:value="4" calcext:value-type="float">
            <text:p>4</text:p>
          </table:table-cell>
          <table:table-cell/>
          <table:table-cell table:style-name="ce51" table:formula="of:=([.Z36]+[.AA36]*256+[.AB36]*256*256+[.AC36]*256*256*256)/1000000" office:value-type="float" office:value="55.041028" calcext:value-type="float">
            <text:p>55,041028</text:p>
          </table:table-cell>
          <table:table-cell table:formula="of:=([.AD36]+[.AE36]*256+[.AF36]*256*256+[.AG36]*256*256*256)/1000000" office:value-type="float" office:value="73.457664" calcext:value-type="float">
            <text:p>73,457664</text:p>
          </table:table-cell>
          <table:table-cell table:style-name="ce54" table:formula="of:=([.AH36]+[.AI36]*256+[.AJ36]*256*256+[.AK36]*256*256*256)/1000000" office:value-type="float" office:value="55.041172" calcext:value-type="float">
            <text:p>55,041172</text:p>
          </table:table-cell>
          <table:table-cell table:style-name="ce57" table:formula="of:=([.AL36]+[.AM36]*256+[.AN36]*256*256+[.AO36]*256*256*256)/1000000" office:value-type="float" office:value="73.457408" calcext:value-type="float">
            <text:p>73,4574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2" calcext:value-type="float">
            <text:p>22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7];16)" office:value-type="float" office:value="83" calcext:value-type="float">
            <text:p>83</text:p>
          </table:table-cell>
          <table:table-cell table:style-name="ce24" table:formula="of:=DECIMAL([.B37];16)" office:value-type="float" office:value="0" calcext:value-type="float">
            <text:p>0</text:p>
          </table:table-cell>
          <table:table-cell table:style-name="ce24" table:formula="of:=DECIMAL([.C37];16)" office:value-type="float" office:value="215" calcext:value-type="float">
            <text:p>215</text:p>
          </table:table-cell>
          <table:table-cell table:style-name="ce24" table:formula="of:=DECIMAL([.D37];16)" office:value-type="float" office:value="34" calcext:value-type="float">
            <text:p>34</text:p>
          </table:table-cell>
          <table:table-cell table:style-name="ce35" table:formula="of:=DECIMAL([.E37];16)" office:value-type="float" office:value="76" calcext:value-type="float">
            <text:p>76</text:p>
          </table:table-cell>
          <table:table-cell table:style-name="ce35" table:formula="of:=DECIMAL([.F37];16)" office:value-type="float" office:value="221" calcext:value-type="float">
            <text:p>221</text:p>
          </table:table-cell>
          <table:table-cell table:style-name="ce35" table:formula="of:=DECIMAL([.G37];16)" office:value-type="float" office:value="71" calcext:value-type="float">
            <text:p>71</text:p>
          </table:table-cell>
          <table:table-cell table:style-name="ce35" table:formula="of:=DECIMAL([.H37];16)" office:value-type="float" office:value="3" calcext:value-type="float">
            <text:p>3</text:p>
          </table:table-cell>
          <table:table-cell table:style-name="ce41" table:formula="of:=DECIMAL([.I37];16)" office:value-type="float" office:value="216" calcext:value-type="float">
            <text:p>216</text:p>
          </table:table-cell>
          <table:table-cell table:style-name="ce41" table:formula="of:=DECIMAL([.J37];16)" office:value-type="float" office:value="221" calcext:value-type="float">
            <text:p>221</text:p>
          </table:table-cell>
          <table:table-cell table:style-name="ce41" table:formula="of:=DECIMAL([.K37];16)" office:value-type="float" office:value="96" calcext:value-type="float">
            <text:p>96</text:p>
          </table:table-cell>
          <table:table-cell table:style-name="ce41" table:formula="of:=DECIMAL([.L37];16)" office:value-type="float" office:value="4" calcext:value-type="float">
            <text:p>4</text:p>
          </table:table-cell>
          <table:table-cell table:style-name="ce35" table:formula="of:=DECIMAL([.M37];16)" office:value-type="float" office:value="208" calcext:value-type="float">
            <text:p>208</text:p>
          </table:table-cell>
          <table:table-cell table:style-name="ce35" table:formula="of:=DECIMAL([.N37];16)" office:value-type="float" office:value="221" calcext:value-type="float">
            <text:p>221</text:p>
          </table:table-cell>
          <table:table-cell table:style-name="ce35" table:formula="of:=DECIMAL([.O37];16)" office:value-type="float" office:value="71" calcext:value-type="float">
            <text:p>71</text:p>
          </table:table-cell>
          <table:table-cell table:style-name="ce35" table:formula="of:=DECIMAL([.P37];16)" office:value-type="float" office:value="3" calcext:value-type="float">
            <text:p>3</text:p>
          </table:table-cell>
          <table:table-cell table:style-name="ce41" table:formula="of:=DECIMAL([.Q37];16)" office:value-type="float" office:value="208" calcext:value-type="float">
            <text:p>208</text:p>
          </table:table-cell>
          <table:table-cell table:style-name="ce41" table:formula="of:=DECIMAL([.R37];16)" office:value-type="float" office:value="220" calcext:value-type="float">
            <text:p>220</text:p>
          </table:table-cell>
          <table:table-cell table:style-name="ce41" table:formula="of:=DECIMAL([.S37];16)" office:value-type="float" office:value="96" calcext:value-type="float">
            <text:p>96</text:p>
          </table:table-cell>
          <table:table-cell table:style-name="ce46" table:formula="of:=DECIMAL([.T37];16)" office:value-type="float" office:value="4" calcext:value-type="float">
            <text:p>4</text:p>
          </table:table-cell>
          <table:table-cell/>
          <table:table-cell table:style-name="ce51" table:formula="of:=([.Z37]+[.AA37]*256+[.AB37]*256*256+[.AC37]*256*256*256)/1000000" office:value-type="float" office:value="55.041356" calcext:value-type="float">
            <text:p>55,041356</text:p>
          </table:table-cell>
          <table:table-cell table:formula="of:=([.AD37]+[.AE37]*256+[.AF37]*256*256+[.AG37]*256*256*256)/1000000" office:value-type="float" office:value="73.457112" calcext:value-type="float">
            <text:p>73,457112</text:p>
          </table:table-cell>
          <table:table-cell table:style-name="ce54" table:formula="of:=([.AH37]+[.AI37]*256+[.AJ37]*256*256+[.AK37]*256*256*256)/1000000" office:value-type="float" office:value="55.041488" calcext:value-type="float">
            <text:p>55,041488</text:p>
          </table:table-cell>
          <table:table-cell table:style-name="ce57" table:formula="of:=([.AL37]+[.AM37]*256+[.AN37]*256*256+[.AO37]*256*256*256)/1000000" office:value-type="float" office:value="73.456848" calcext:value-type="float">
            <text:p>73,4568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3" calcext:value-type="float">
            <text:p>2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8];16)" office:value-type="float" office:value="83" calcext:value-type="float">
            <text:p>83</text:p>
          </table:table-cell>
          <table:table-cell table:style-name="ce24" table:formula="of:=DECIMAL([.B38];16)" office:value-type="float" office:value="0" calcext:value-type="float">
            <text:p>0</text:p>
          </table:table-cell>
          <table:table-cell table:style-name="ce24" table:formula="of:=DECIMAL([.C38];16)" office:value-type="float" office:value="215" calcext:value-type="float">
            <text:p>215</text:p>
          </table:table-cell>
          <table:table-cell table:style-name="ce24" table:formula="of:=DECIMAL([.D38];16)" office:value-type="float" office:value="35" calcext:value-type="float">
            <text:p>35</text:p>
          </table:table-cell>
          <table:table-cell table:style-name="ce35" table:formula="of:=DECIMAL([.E38];16)" office:value-type="float" office:value="112" calcext:value-type="float">
            <text:p>112</text:p>
          </table:table-cell>
          <table:table-cell table:style-name="ce35" table:formula="of:=DECIMAL([.F38];16)" office:value-type="float" office:value="222" calcext:value-type="float">
            <text:p>222</text:p>
          </table:table-cell>
          <table:table-cell table:style-name="ce35" table:formula="of:=DECIMAL([.G38];16)" office:value-type="float" office:value="71" calcext:value-type="float">
            <text:p>71</text:p>
          </table:table-cell>
          <table:table-cell table:style-name="ce35" table:formula="of:=DECIMAL([.H38];16)" office:value-type="float" office:value="3" calcext:value-type="float">
            <text:p>3</text:p>
          </table:table-cell>
          <table:table-cell table:style-name="ce41" table:formula="of:=DECIMAL([.I38];16)" office:value-type="float" office:value="200" calcext:value-type="float">
            <text:p>200</text:p>
          </table:table-cell>
          <table:table-cell table:style-name="ce41" table:formula="of:=DECIMAL([.J38];16)" office:value-type="float" office:value="219" calcext:value-type="float">
            <text:p>219</text:p>
          </table:table-cell>
          <table:table-cell table:style-name="ce41" table:formula="of:=DECIMAL([.K38];16)" office:value-type="float" office:value="96" calcext:value-type="float">
            <text:p>96</text:p>
          </table:table-cell>
          <table:table-cell table:style-name="ce41" table:formula="of:=DECIMAL([.L38];16)" office:value-type="float" office:value="4" calcext:value-type="float">
            <text:p>4</text:p>
          </table:table-cell>
          <table:table-cell table:style-name="ce35" table:formula="of:=DECIMAL([.M38];16)" office:value-type="float" office:value="32" calcext:value-type="float">
            <text:p>32</text:p>
          </table:table-cell>
          <table:table-cell table:style-name="ce35" table:formula="of:=DECIMAL([.N38];16)" office:value-type="float" office:value="223" calcext:value-type="float">
            <text:p>223</text:p>
          </table:table-cell>
          <table:table-cell table:style-name="ce35" table:formula="of:=DECIMAL([.O38];16)" office:value-type="float" office:value="71" calcext:value-type="float">
            <text:p>71</text:p>
          </table:table-cell>
          <table:table-cell table:style-name="ce35" table:formula="of:=DECIMAL([.P38];16)" office:value-type="float" office:value="3" calcext:value-type="float">
            <text:p>3</text:p>
          </table:table-cell>
          <table:table-cell table:style-name="ce41" table:formula="of:=DECIMAL([.Q38];16)" office:value-type="float" office:value="144" calcext:value-type="float">
            <text:p>144</text:p>
          </table:table-cell>
          <table:table-cell table:style-name="ce41" table:formula="of:=DECIMAL([.R38];16)" office:value-type="float" office:value="218" calcext:value-type="float">
            <text:p>218</text:p>
          </table:table-cell>
          <table:table-cell table:style-name="ce41" table:formula="of:=DECIMAL([.S38];16)" office:value-type="float" office:value="96" calcext:value-type="float">
            <text:p>96</text:p>
          </table:table-cell>
          <table:table-cell table:style-name="ce46" table:formula="of:=DECIMAL([.T38];16)" office:value-type="float" office:value="4" calcext:value-type="float">
            <text:p>4</text:p>
          </table:table-cell>
          <table:table-cell/>
          <table:table-cell table:style-name="ce51" table:formula="of:=([.Z38]+[.AA38]*256+[.AB38]*256*256+[.AC38]*256*256*256)/1000000" office:value-type="float" office:value="55.041648" calcext:value-type="float">
            <text:p>55,041648</text:p>
          </table:table-cell>
          <table:table-cell table:formula="of:=([.AD38]+[.AE38]*256+[.AF38]*256*256+[.AG38]*256*256*256)/1000000" office:value-type="float" office:value="73.456584" calcext:value-type="float">
            <text:p>73,456584</text:p>
          </table:table-cell>
          <table:table-cell table:style-name="ce54" table:formula="of:=([.AH38]+[.AI38]*256+[.AJ38]*256*256+[.AK38]*256*256*256)/1000000" office:value-type="float" office:value="55.041824" calcext:value-type="float">
            <text:p>55,041824</text:p>
          </table:table-cell>
          <table:table-cell table:style-name="ce57" table:formula="of:=([.AL38]+[.AM38]*256+[.AN38]*256*256+[.AO38]*256*256*256)/1000000" office:value-type="float" office:value="73.456272" calcext:value-type="float">
            <text:p>73,4562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39];16)" office:value-type="float" office:value="83" calcext:value-type="float">
            <text:p>83</text:p>
          </table:table-cell>
          <table:table-cell table:style-name="ce24" table:formula="of:=DECIMAL([.B39];16)" office:value-type="float" office:value="0" calcext:value-type="float">
            <text:p>0</text:p>
          </table:table-cell>
          <table:table-cell table:style-name="ce24" table:formula="of:=DECIMAL([.C39];16)" office:value-type="float" office:value="215" calcext:value-type="float">
            <text:p>215</text:p>
          </table:table-cell>
          <table:table-cell table:style-name="ce24" table:formula="of:=DECIMAL([.D39];16)" office:value-type="float" office:value="36" calcext:value-type="float">
            <text:p>36</text:p>
          </table:table-cell>
          <table:table-cell table:style-name="ce35" table:formula="of:=DECIMAL([.E39];16)" office:value-type="float" office:value="196" calcext:value-type="float">
            <text:p>196</text:p>
          </table:table-cell>
          <table:table-cell table:style-name="ce35" table:formula="of:=DECIMAL([.F39];16)" office:value-type="float" office:value="223" calcext:value-type="float">
            <text:p>223</text:p>
          </table:table-cell>
          <table:table-cell table:style-name="ce35" table:formula="of:=DECIMAL([.G39];16)" office:value-type="float" office:value="71" calcext:value-type="float">
            <text:p>71</text:p>
          </table:table-cell>
          <table:table-cell table:style-name="ce35" table:formula="of:=DECIMAL([.H39];16)" office:value-type="float" office:value="3" calcext:value-type="float">
            <text:p>3</text:p>
          </table:table-cell>
          <table:table-cell table:style-name="ce41" table:formula="of:=DECIMAL([.I39];16)" office:value-type="float" office:value="104" calcext:value-type="float">
            <text:p>104</text:p>
          </table:table-cell>
          <table:table-cell table:style-name="ce41" table:formula="of:=DECIMAL([.J39];16)" office:value-type="float" office:value="217" calcext:value-type="float">
            <text:p>217</text:p>
          </table:table-cell>
          <table:table-cell table:style-name="ce41" table:formula="of:=DECIMAL([.K39];16)" office:value-type="float" office:value="96" calcext:value-type="float">
            <text:p>96</text:p>
          </table:table-cell>
          <table:table-cell table:style-name="ce41" table:formula="of:=DECIMAL([.L39];16)" office:value-type="float" office:value="4" calcext:value-type="float">
            <text:p>4</text:p>
          </table:table-cell>
          <table:table-cell table:style-name="ce35" table:formula="of:=DECIMAL([.M39];16)" office:value-type="float" office:value="100" calcext:value-type="float">
            <text:p>100</text:p>
          </table:table-cell>
          <table:table-cell table:style-name="ce35" table:formula="of:=DECIMAL([.N39];16)" office:value-type="float" office:value="224" calcext:value-type="float">
            <text:p>224</text:p>
          </table:table-cell>
          <table:table-cell table:style-name="ce35" table:formula="of:=DECIMAL([.O39];16)" office:value-type="float" office:value="71" calcext:value-type="float">
            <text:p>71</text:p>
          </table:table-cell>
          <table:table-cell table:style-name="ce35" table:formula="of:=DECIMAL([.P39];16)" office:value-type="float" office:value="3" calcext:value-type="float">
            <text:p>3</text:p>
          </table:table-cell>
          <table:table-cell table:style-name="ce41" table:formula="of:=DECIMAL([.Q39];16)" office:value-type="float" office:value="128" calcext:value-type="float">
            <text:p>128</text:p>
          </table:table-cell>
          <table:table-cell table:style-name="ce41" table:formula="of:=DECIMAL([.R39];16)" office:value-type="float" office:value="216" calcext:value-type="float">
            <text:p>216</text:p>
          </table:table-cell>
          <table:table-cell table:style-name="ce41" table:formula="of:=DECIMAL([.S39];16)" office:value-type="float" office:value="96" calcext:value-type="float">
            <text:p>96</text:p>
          </table:table-cell>
          <table:table-cell table:style-name="ce46" table:formula="of:=DECIMAL([.T39];16)" office:value-type="float" office:value="4" calcext:value-type="float">
            <text:p>4</text:p>
          </table:table-cell>
          <table:table-cell/>
          <table:table-cell table:style-name="ce51" table:formula="of:=([.Z39]+[.AA39]*256+[.AB39]*256*256+[.AC39]*256*256*256)/1000000" office:value-type="float" office:value="55.041988" calcext:value-type="float">
            <text:p>55,041988</text:p>
          </table:table-cell>
          <table:table-cell table:formula="of:=([.AD39]+[.AE39]*256+[.AF39]*256*256+[.AG39]*256*256*256)/1000000" office:value-type="float" office:value="73.455976" calcext:value-type="float">
            <text:p>73,455976</text:p>
          </table:table-cell>
          <table:table-cell table:style-name="ce54" table:formula="of:=([.AH39]+[.AI39]*256+[.AJ39]*256*256+[.AK39]*256*256*256)/1000000" office:value-type="float" office:value="55.042148" calcext:value-type="float">
            <text:p>55,042148</text:p>
          </table:table-cell>
          <table:table-cell table:style-name="ce57" table:formula="of:=([.AL39]+[.AM39]*256+[.AN39]*256*256+[.AO39]*256*256*256)/1000000" office:value-type="float" office:value="73.455744" calcext:value-type="float">
            <text:p>73,4557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5" calcext:value-type="float">
            <text:p>25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0];16)" office:value-type="float" office:value="83" calcext:value-type="float">
            <text:p>83</text:p>
          </table:table-cell>
          <table:table-cell table:style-name="ce24" table:formula="of:=DECIMAL([.B40];16)" office:value-type="float" office:value="0" calcext:value-type="float">
            <text:p>0</text:p>
          </table:table-cell>
          <table:table-cell table:style-name="ce24" table:formula="of:=DECIMAL([.C40];16)" office:value-type="float" office:value="215" calcext:value-type="float">
            <text:p>215</text:p>
          </table:table-cell>
          <table:table-cell table:style-name="ce24" table:formula="of:=DECIMAL([.D40];16)" office:value-type="float" office:value="37" calcext:value-type="float">
            <text:p>37</text:p>
          </table:table-cell>
          <table:table-cell table:style-name="ce35" table:formula="of:=DECIMAL([.E40];16)" office:value-type="float" office:value="16" calcext:value-type="float">
            <text:p>16</text:p>
          </table:table-cell>
          <table:table-cell table:style-name="ce35" table:formula="of:=DECIMAL([.F40];16)" office:value-type="float" office:value="225" calcext:value-type="float">
            <text:p>225</text:p>
          </table:table-cell>
          <table:table-cell table:style-name="ce35" table:formula="of:=DECIMAL([.G40];16)" office:value-type="float" office:value="71" calcext:value-type="float">
            <text:p>71</text:p>
          </table:table-cell>
          <table:table-cell table:style-name="ce35" table:formula="of:=DECIMAL([.H40];16)" office:value-type="float" office:value="3" calcext:value-type="float">
            <text:p>3</text:p>
          </table:table-cell>
          <table:table-cell table:style-name="ce41" table:formula="of:=DECIMAL([.I40];16)" office:value-type="float" office:value="88" calcext:value-type="float">
            <text:p>88</text:p>
          </table:table-cell>
          <table:table-cell table:style-name="ce41" table:formula="of:=DECIMAL([.J40];16)" office:value-type="float" office:value="215" calcext:value-type="float">
            <text:p>215</text:p>
          </table:table-cell>
          <table:table-cell table:style-name="ce41" table:formula="of:=DECIMAL([.K40];16)" office:value-type="float" office:value="96" calcext:value-type="float">
            <text:p>96</text:p>
          </table:table-cell>
          <table:table-cell table:style-name="ce41" table:formula="of:=DECIMAL([.L40];16)" office:value-type="float" office:value="4" calcext:value-type="float">
            <text:p>4</text:p>
          </table:table-cell>
          <table:table-cell table:style-name="ce35" table:formula="of:=DECIMAL([.M40];16)" office:value-type="float" office:value="164" calcext:value-type="float">
            <text:p>164</text:p>
          </table:table-cell>
          <table:table-cell table:style-name="ce35" table:formula="of:=DECIMAL([.N40];16)" office:value-type="float" office:value="225" calcext:value-type="float">
            <text:p>225</text:p>
          </table:table-cell>
          <table:table-cell table:style-name="ce35" table:formula="of:=DECIMAL([.O40];16)" office:value-type="float" office:value="71" calcext:value-type="float">
            <text:p>71</text:p>
          </table:table-cell>
          <table:table-cell table:style-name="ce35" table:formula="of:=DECIMAL([.P40];16)" office:value-type="float" office:value="3" calcext:value-type="float">
            <text:p>3</text:p>
          </table:table-cell>
          <table:table-cell table:style-name="ce41" table:formula="of:=DECIMAL([.Q40];16)" office:value-type="float" office:value="80" calcext:value-type="float">
            <text:p>80</text:p>
          </table:table-cell>
          <table:table-cell table:style-name="ce41" table:formula="of:=DECIMAL([.R40];16)" office:value-type="float" office:value="214" calcext:value-type="float">
            <text:p>214</text:p>
          </table:table-cell>
          <table:table-cell table:style-name="ce41" table:formula="of:=DECIMAL([.S40];16)" office:value-type="float" office:value="96" calcext:value-type="float">
            <text:p>96</text:p>
          </table:table-cell>
          <table:table-cell table:style-name="ce46" table:formula="of:=DECIMAL([.T40];16)" office:value-type="float" office:value="4" calcext:value-type="float">
            <text:p>4</text:p>
          </table:table-cell>
          <table:table-cell/>
          <table:table-cell table:style-name="ce51" table:formula="of:=([.Z40]+[.AA40]*256+[.AB40]*256*256+[.AC40]*256*256*256)/1000000" office:value-type="float" office:value="55.04232" calcext:value-type="float">
            <text:p>55,04232</text:p>
          </table:table-cell>
          <table:table-cell table:formula="of:=([.AD40]+[.AE40]*256+[.AF40]*256*256+[.AG40]*256*256*256)/1000000" office:value-type="float" office:value="73.455448" calcext:value-type="float">
            <text:p>73,455448</text:p>
          </table:table-cell>
          <table:table-cell table:style-name="ce54" table:formula="of:=([.AH40]+[.AI40]*256+[.AJ40]*256*256+[.AK40]*256*256*256)/1000000" office:value-type="float" office:value="55.042468" calcext:value-type="float">
            <text:p>55,042468</text:p>
          </table:table-cell>
          <table:table-cell table:style-name="ce57" table:formula="of:=([.AL40]+[.AM40]*256+[.AN40]*256*256+[.AO40]*256*256*256)/1000000" office:value-type="float" office:value="73.455184" calcext:value-type="float">
            <text:p>73,4551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6" calcext:value-type="float">
            <text:p>2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1];16)" office:value-type="float" office:value="83" calcext:value-type="float">
            <text:p>83</text:p>
          </table:table-cell>
          <table:table-cell table:style-name="ce24" table:formula="of:=DECIMAL([.B41];16)" office:value-type="float" office:value="0" calcext:value-type="float">
            <text:p>0</text:p>
          </table:table-cell>
          <table:table-cell table:style-name="ce24" table:formula="of:=DECIMAL([.C41];16)" office:value-type="float" office:value="215" calcext:value-type="float">
            <text:p>215</text:p>
          </table:table-cell>
          <table:table-cell table:style-name="ce24" table:formula="of:=DECIMAL([.D41];16)" office:value-type="float" office:value="38" calcext:value-type="float">
            <text:p>38</text:p>
          </table:table-cell>
          <table:table-cell table:style-name="ce35" table:formula="of:=DECIMAL([.E41];16)" office:value-type="float" office:value="96" calcext:value-type="float">
            <text:p>96</text:p>
          </table:table-cell>
          <table:table-cell table:style-name="ce35" table:formula="of:=DECIMAL([.F41];16)" office:value-type="float" office:value="226" calcext:value-type="float">
            <text:p>226</text:p>
          </table:table-cell>
          <table:table-cell table:style-name="ce35" table:formula="of:=DECIMAL([.G41];16)" office:value-type="float" office:value="71" calcext:value-type="float">
            <text:p>71</text:p>
          </table:table-cell>
          <table:table-cell table:style-name="ce35" table:formula="of:=DECIMAL([.H41];16)" office:value-type="float" office:value="3" calcext:value-type="float">
            <text:p>3</text:p>
          </table:table-cell>
          <table:table-cell table:style-name="ce41" table:formula="of:=DECIMAL([.I41];16)" office:value-type="float" office:value="40" calcext:value-type="float">
            <text:p>40</text:p>
          </table:table-cell>
          <table:table-cell table:style-name="ce41" table:formula="of:=DECIMAL([.J41];16)" office:value-type="float" office:value="213" calcext:value-type="float">
            <text:p>213</text:p>
          </table:table-cell>
          <table:table-cell table:style-name="ce41" table:formula="of:=DECIMAL([.K41];16)" office:value-type="float" office:value="96" calcext:value-type="float">
            <text:p>96</text:p>
          </table:table-cell>
          <table:table-cell table:style-name="ce41" table:formula="of:=DECIMAL([.L41];16)" office:value-type="float" office:value="4" calcext:value-type="float">
            <text:p>4</text:p>
          </table:table-cell>
          <table:table-cell table:style-name="ce35" table:formula="of:=DECIMAL([.M41];16)" office:value-type="float" office:value="32" calcext:value-type="float">
            <text:p>32</text:p>
          </table:table-cell>
          <table:table-cell table:style-name="ce35" table:formula="of:=DECIMAL([.N41];16)" office:value-type="float" office:value="227" calcext:value-type="float">
            <text:p>227</text:p>
          </table:table-cell>
          <table:table-cell table:style-name="ce35" table:formula="of:=DECIMAL([.O41];16)" office:value-type="float" office:value="71" calcext:value-type="float">
            <text:p>71</text:p>
          </table:table-cell>
          <table:table-cell table:style-name="ce35" table:formula="of:=DECIMAL([.P41];16)" office:value-type="float" office:value="3" calcext:value-type="float">
            <text:p>3</text:p>
          </table:table-cell>
          <table:table-cell table:style-name="ce41" table:formula="of:=DECIMAL([.Q41];16)" office:value-type="float" office:value="16" calcext:value-type="float">
            <text:p>16</text:p>
          </table:table-cell>
          <table:table-cell table:style-name="ce41" table:formula="of:=DECIMAL([.R41];16)" office:value-type="float" office:value="212" calcext:value-type="float">
            <text:p>212</text:p>
          </table:table-cell>
          <table:table-cell table:style-name="ce41" table:formula="of:=DECIMAL([.S41];16)" office:value-type="float" office:value="96" calcext:value-type="float">
            <text:p>96</text:p>
          </table:table-cell>
          <table:table-cell table:style-name="ce46" table:formula="of:=DECIMAL([.T41];16)" office:value-type="float" office:value="4" calcext:value-type="float">
            <text:p>4</text:p>
          </table:table-cell>
          <table:table-cell/>
          <table:table-cell table:style-name="ce51" table:formula="of:=([.Z41]+[.AA41]*256+[.AB41]*256*256+[.AC41]*256*256*256)/1000000" office:value-type="float" office:value="55.042656" calcext:value-type="float">
            <text:p>55,042656</text:p>
          </table:table-cell>
          <table:table-cell table:formula="of:=([.AD41]+[.AE41]*256+[.AF41]*256*256+[.AG41]*256*256*256)/1000000" office:value-type="float" office:value="73.454888" calcext:value-type="float">
            <text:p>73,454888</text:p>
          </table:table-cell>
          <table:table-cell table:style-name="ce54" table:formula="of:=([.AH41]+[.AI41]*256+[.AJ41]*256*256+[.AK41]*256*256*256)/1000000" office:value-type="float" office:value="55.042848" calcext:value-type="float">
            <text:p>55,042848</text:p>
          </table:table-cell>
          <table:table-cell table:style-name="ce57" table:formula="of:=([.AL41]+[.AM41]*256+[.AN41]*256*256+[.AO41]*256*256*256)/1000000" office:value-type="float" office:value="73.454608" calcext:value-type="float">
            <text:p>73,4546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7" calcext:value-type="float">
            <text:p>27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2];16)" office:value-type="float" office:value="83" calcext:value-type="float">
            <text:p>83</text:p>
          </table:table-cell>
          <table:table-cell table:style-name="ce24" table:formula="of:=DECIMAL([.B42];16)" office:value-type="float" office:value="0" calcext:value-type="float">
            <text:p>0</text:p>
          </table:table-cell>
          <table:table-cell table:style-name="ce24" table:formula="of:=DECIMAL([.C42];16)" office:value-type="float" office:value="215" calcext:value-type="float">
            <text:p>215</text:p>
          </table:table-cell>
          <table:table-cell table:style-name="ce24" table:formula="of:=DECIMAL([.D42];16)" office:value-type="float" office:value="39" calcext:value-type="float">
            <text:p>39</text:p>
          </table:table-cell>
          <table:table-cell table:style-name="ce35" table:formula="of:=DECIMAL([.E42];16)" office:value-type="float" office:value="220" calcext:value-type="float">
            <text:p>220</text:p>
          </table:table-cell>
          <table:table-cell table:style-name="ce35" table:formula="of:=DECIMAL([.F42];16)" office:value-type="float" office:value="227" calcext:value-type="float">
            <text:p>227</text:p>
          </table:table-cell>
          <table:table-cell table:style-name="ce35" table:formula="of:=DECIMAL([.G42];16)" office:value-type="float" office:value="71" calcext:value-type="float">
            <text:p>71</text:p>
          </table:table-cell>
          <table:table-cell table:style-name="ce35" table:formula="of:=DECIMAL([.H42];16)" office:value-type="float" office:value="3" calcext:value-type="float">
            <text:p>3</text:p>
          </table:table-cell>
          <table:table-cell table:style-name="ce41" table:formula="of:=DECIMAL([.I42];16)" office:value-type="float" office:value="224" calcext:value-type="float">
            <text:p>224</text:p>
          </table:table-cell>
          <table:table-cell table:style-name="ce41" table:formula="of:=DECIMAL([.J42];16)" office:value-type="float" office:value="210" calcext:value-type="float">
            <text:p>210</text:p>
          </table:table-cell>
          <table:table-cell table:style-name="ce41" table:formula="of:=DECIMAL([.K42];16)" office:value-type="float" office:value="96" calcext:value-type="float">
            <text:p>96</text:p>
          </table:table-cell>
          <table:table-cell table:style-name="ce41" table:formula="of:=DECIMAL([.L42];16)" office:value-type="float" office:value="4" calcext:value-type="float">
            <text:p>4</text:p>
          </table:table-cell>
          <table:table-cell table:style-name="ce35" table:formula="of:=DECIMAL([.M42];16)" office:value-type="float" office:value="124" calcext:value-type="float">
            <text:p>124</text:p>
          </table:table-cell>
          <table:table-cell table:style-name="ce35" table:formula="of:=DECIMAL([.N42];16)" office:value-type="float" office:value="228" calcext:value-type="float">
            <text:p>228</text:p>
          </table:table-cell>
          <table:table-cell table:style-name="ce35" table:formula="of:=DECIMAL([.O42];16)" office:value-type="float" office:value="71" calcext:value-type="float">
            <text:p>71</text:p>
          </table:table-cell>
          <table:table-cell table:style-name="ce35" table:formula="of:=DECIMAL([.P42];16)" office:value-type="float" office:value="3" calcext:value-type="float">
            <text:p>3</text:p>
          </table:table-cell>
          <table:table-cell table:style-name="ce41" table:formula="of:=DECIMAL([.Q42];16)" office:value-type="float" office:value="208" calcext:value-type="float">
            <text:p>208</text:p>
          </table:table-cell>
          <table:table-cell table:style-name="ce41" table:formula="of:=DECIMAL([.R42];16)" office:value-type="float" office:value="209" calcext:value-type="float">
            <text:p>209</text:p>
          </table:table-cell>
          <table:table-cell table:style-name="ce41" table:formula="of:=DECIMAL([.S42];16)" office:value-type="float" office:value="96" calcext:value-type="float">
            <text:p>96</text:p>
          </table:table-cell>
          <table:table-cell table:style-name="ce46" table:formula="of:=DECIMAL([.T42];16)" office:value-type="float" office:value="4" calcext:value-type="float">
            <text:p>4</text:p>
          </table:table-cell>
          <table:table-cell/>
          <table:table-cell table:style-name="ce51" table:formula="of:=([.Z42]+[.AA42]*256+[.AB42]*256*256+[.AC42]*256*256*256)/1000000" office:value-type="float" office:value="55.043036" calcext:value-type="float">
            <text:p>55,043036</text:p>
          </table:table-cell>
          <table:table-cell table:formula="of:=([.AD42]+[.AE42]*256+[.AF42]*256*256+[.AG42]*256*256*256)/1000000" office:value-type="float" office:value="73.454304" calcext:value-type="float">
            <text:p>73,454304</text:p>
          </table:table-cell>
          <table:table-cell table:style-name="ce54" table:formula="of:=([.AH42]+[.AI42]*256+[.AJ42]*256*256+[.AK42]*256*256*256)/1000000" office:value-type="float" office:value="55.043196" calcext:value-type="float">
            <text:p>55,043196</text:p>
          </table:table-cell>
          <table:table-cell table:style-name="ce57" table:formula="of:=([.AL42]+[.AM42]*256+[.AN42]*256*256+[.AO42]*256*256*256)/1000000" office:value-type="float" office:value="73.454032" calcext:value-type="float">
            <text:p>73,4540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3];16)" office:value-type="float" office:value="83" calcext:value-type="float">
            <text:p>83</text:p>
          </table:table-cell>
          <table:table-cell table:style-name="ce24" table:formula="of:=DECIMAL([.B43];16)" office:value-type="float" office:value="0" calcext:value-type="float">
            <text:p>0</text:p>
          </table:table-cell>
          <table:table-cell table:style-name="ce24" table:formula="of:=DECIMAL([.C43];16)" office:value-type="float" office:value="215" calcext:value-type="float">
            <text:p>215</text:p>
          </table:table-cell>
          <table:table-cell table:style-name="ce24" table:formula="of:=DECIMAL([.D43];16)" office:value-type="float" office:value="40" calcext:value-type="float">
            <text:p>40</text:p>
          </table:table-cell>
          <table:table-cell table:style-name="ce35" table:formula="of:=DECIMAL([.E43];16)" office:value-type="float" office:value="232" calcext:value-type="float">
            <text:p>232</text:p>
          </table:table-cell>
          <table:table-cell table:style-name="ce35" table:formula="of:=DECIMAL([.F43];16)" office:value-type="float" office:value="228" calcext:value-type="float">
            <text:p>228</text:p>
          </table:table-cell>
          <table:table-cell table:style-name="ce35" table:formula="of:=DECIMAL([.G43];16)" office:value-type="float" office:value="71" calcext:value-type="float">
            <text:p>71</text:p>
          </table:table-cell>
          <table:table-cell table:style-name="ce35" table:formula="of:=DECIMAL([.H43];16)" office:value-type="float" office:value="3" calcext:value-type="float">
            <text:p>3</text:p>
          </table:table-cell>
          <table:table-cell table:style-name="ce41" table:formula="of:=DECIMAL([.I43];16)" office:value-type="float" office:value="24" calcext:value-type="float">
            <text:p>24</text:p>
          </table:table-cell>
          <table:table-cell table:style-name="ce41" table:formula="of:=DECIMAL([.J43];16)" office:value-type="float" office:value="209" calcext:value-type="float">
            <text:p>209</text:p>
          </table:table-cell>
          <table:table-cell table:style-name="ce41" table:formula="of:=DECIMAL([.K43];16)" office:value-type="float" office:value="96" calcext:value-type="float">
            <text:p>96</text:p>
          </table:table-cell>
          <table:table-cell table:style-name="ce41" table:formula="of:=DECIMAL([.L43];16)" office:value-type="float" office:value="4" calcext:value-type="float">
            <text:p>4</text:p>
          </table:table-cell>
          <table:table-cell table:style-name="ce35" table:formula="of:=DECIMAL([.M43];16)" office:value-type="float" office:value="128" calcext:value-type="float">
            <text:p>128</text:p>
          </table:table-cell>
          <table:table-cell table:style-name="ce35" table:formula="of:=DECIMAL([.N43];16)" office:value-type="float" office:value="229" calcext:value-type="float">
            <text:p>229</text:p>
          </table:table-cell>
          <table:table-cell table:style-name="ce35" table:formula="of:=DECIMAL([.O43];16)" office:value-type="float" office:value="71" calcext:value-type="float">
            <text:p>71</text:p>
          </table:table-cell>
          <table:table-cell table:style-name="ce35" table:formula="of:=DECIMAL([.P43];16)" office:value-type="float" office:value="3" calcext:value-type="float">
            <text:p>3</text:p>
          </table:table-cell>
          <table:table-cell table:style-name="ce41" table:formula="of:=DECIMAL([.Q43];16)" office:value-type="float" office:value="24" calcext:value-type="float">
            <text:p>24</text:p>
          </table:table-cell>
          <table:table-cell table:style-name="ce41" table:formula="of:=DECIMAL([.R43];16)" office:value-type="float" office:value="208" calcext:value-type="float">
            <text:p>208</text:p>
          </table:table-cell>
          <table:table-cell table:style-name="ce41" table:formula="of:=DECIMAL([.S43];16)" office:value-type="float" office:value="96" calcext:value-type="float">
            <text:p>96</text:p>
          </table:table-cell>
          <table:table-cell table:style-name="ce46" table:formula="of:=DECIMAL([.T43];16)" office:value-type="float" office:value="4" calcext:value-type="float">
            <text:p>4</text:p>
          </table:table-cell>
          <table:table-cell/>
          <table:table-cell table:style-name="ce51" table:formula="of:=([.Z43]+[.AA43]*256+[.AB43]*256*256+[.AC43]*256*256*256)/1000000" office:value-type="float" office:value="55.043304" calcext:value-type="float">
            <text:p>55,043304</text:p>
          </table:table-cell>
          <table:table-cell table:formula="of:=([.AD43]+[.AE43]*256+[.AF43]*256*256+[.AG43]*256*256*256)/1000000" office:value-type="float" office:value="73.453848" calcext:value-type="float">
            <text:p>73,453848</text:p>
          </table:table-cell>
          <table:table-cell table:style-name="ce54" table:formula="of:=([.AH43]+[.AI43]*256+[.AJ43]*256*256+[.AK43]*256*256*256)/1000000" office:value-type="float" office:value="55.043456" calcext:value-type="float">
            <text:p>55,043456</text:p>
          </table:table-cell>
          <table:table-cell table:style-name="ce57" table:formula="of:=([.AL43]+[.AM43]*256+[.AN43]*256*256+[.AO43]*256*256*256)/1000000" office:value-type="float" office:value="73.453592" calcext:value-type="float">
            <text:p>73,4535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29" calcext:value-type="float">
            <text:p>29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4];16)" office:value-type="float" office:value="83" calcext:value-type="float">
            <text:p>83</text:p>
          </table:table-cell>
          <table:table-cell table:style-name="ce24" table:formula="of:=DECIMAL([.B44];16)" office:value-type="float" office:value="0" calcext:value-type="float">
            <text:p>0</text:p>
          </table:table-cell>
          <table:table-cell table:style-name="ce24" table:formula="of:=DECIMAL([.C44];16)" office:value-type="float" office:value="215" calcext:value-type="float">
            <text:p>215</text:p>
          </table:table-cell>
          <table:table-cell table:style-name="ce24" table:formula="of:=DECIMAL([.D44];16)" office:value-type="float" office:value="41" calcext:value-type="float">
            <text:p>41</text:p>
          </table:table-cell>
          <table:table-cell table:style-name="ce35" table:formula="of:=DECIMAL([.E44];16)" office:value-type="float" office:value="0" calcext:value-type="float">
            <text:p>0</text:p>
          </table:table-cell>
          <table:table-cell table:style-name="ce35" table:formula="of:=DECIMAL([.F44];16)" office:value-type="float" office:value="230" calcext:value-type="float">
            <text:p>230</text:p>
          </table:table-cell>
          <table:table-cell table:style-name="ce35" table:formula="of:=DECIMAL([.G44];16)" office:value-type="float" office:value="71" calcext:value-type="float">
            <text:p>71</text:p>
          </table:table-cell>
          <table:table-cell table:style-name="ce35" table:formula="of:=DECIMAL([.H44];16)" office:value-type="float" office:value="3" calcext:value-type="float">
            <text:p>3</text:p>
          </table:table-cell>
          <table:table-cell table:style-name="ce41" table:formula="of:=DECIMAL([.I44];16)" office:value-type="float" office:value="24" calcext:value-type="float">
            <text:p>24</text:p>
          </table:table-cell>
          <table:table-cell table:style-name="ce41" table:formula="of:=DECIMAL([.J44];16)" office:value-type="float" office:value="207" calcext:value-type="float">
            <text:p>207</text:p>
          </table:table-cell>
          <table:table-cell table:style-name="ce41" table:formula="of:=DECIMAL([.K44];16)" office:value-type="float" office:value="96" calcext:value-type="float">
            <text:p>96</text:p>
          </table:table-cell>
          <table:table-cell table:style-name="ce41" table:formula="of:=DECIMAL([.L44];16)" office:value-type="float" office:value="4" calcext:value-type="float">
            <text:p>4</text:p>
          </table:table-cell>
          <table:table-cell table:style-name="ce35" table:formula="of:=DECIMAL([.M44];16)" office:value-type="float" office:value="112" calcext:value-type="float">
            <text:p>112</text:p>
          </table:table-cell>
          <table:table-cell table:style-name="ce35" table:formula="of:=DECIMAL([.N44];16)" office:value-type="float" office:value="230" calcext:value-type="float">
            <text:p>230</text:p>
          </table:table-cell>
          <table:table-cell table:style-name="ce35" table:formula="of:=DECIMAL([.O44];16)" office:value-type="float" office:value="71" calcext:value-type="float">
            <text:p>71</text:p>
          </table:table-cell>
          <table:table-cell table:style-name="ce35" table:formula="of:=DECIMAL([.P44];16)" office:value-type="float" office:value="3" calcext:value-type="float">
            <text:p>3</text:p>
          </table:table-cell>
          <table:table-cell table:style-name="ce41" table:formula="of:=DECIMAL([.Q44];16)" office:value-type="float" office:value="120" calcext:value-type="float">
            <text:p>120</text:p>
          </table:table-cell>
          <table:table-cell table:style-name="ce41" table:formula="of:=DECIMAL([.R44];16)" office:value-type="float" office:value="206" calcext:value-type="float">
            <text:p>206</text:p>
          </table:table-cell>
          <table:table-cell table:style-name="ce41" table:formula="of:=DECIMAL([.S44];16)" office:value-type="float" office:value="96" calcext:value-type="float">
            <text:p>96</text:p>
          </table:table-cell>
          <table:table-cell table:style-name="ce46" table:formula="of:=DECIMAL([.T44];16)" office:value-type="float" office:value="4" calcext:value-type="float">
            <text:p>4</text:p>
          </table:table-cell>
          <table:table-cell/>
          <table:table-cell table:style-name="ce51" table:formula="of:=([.Z44]+[.AA44]*256+[.AB44]*256*256+[.AC44]*256*256*256)/1000000" office:value-type="float" office:value="55.043584" calcext:value-type="float">
            <text:p>55,043584</text:p>
          </table:table-cell>
          <table:table-cell table:formula="of:=([.AD44]+[.AE44]*256+[.AF44]*256*256+[.AG44]*256*256*256)/1000000" office:value-type="float" office:value="73.453336" calcext:value-type="float">
            <text:p>73,453336</text:p>
          </table:table-cell>
          <table:table-cell table:style-name="ce54" table:formula="of:=([.AH44]+[.AI44]*256+[.AJ44]*256*256+[.AK44]*256*256*256)/1000000" office:value-type="float" office:value="55.043696" calcext:value-type="float">
            <text:p>55,043696</text:p>
          </table:table-cell>
          <table:table-cell table:style-name="ce57" table:formula="of:=([.AL44]+[.AM44]*256+[.AN44]*256*256+[.AO44]*256*256*256)/1000000" office:value-type="float" office:value="73.453176" calcext:value-type="float">
            <text:p>73,4531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A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5];16)" office:value-type="float" office:value="83" calcext:value-type="float">
            <text:p>83</text:p>
          </table:table-cell>
          <table:table-cell table:style-name="ce24" table:formula="of:=DECIMAL([.B45];16)" office:value-type="float" office:value="0" calcext:value-type="float">
            <text:p>0</text:p>
          </table:table-cell>
          <table:table-cell table:style-name="ce24" table:formula="of:=DECIMAL([.C45];16)" office:value-type="float" office:value="215" calcext:value-type="float">
            <text:p>215</text:p>
          </table:table-cell>
          <table:table-cell table:style-name="ce24" table:formula="of:=DECIMAL([.D45];16)" office:value-type="float" office:value="42" calcext:value-type="float">
            <text:p>42</text:p>
          </table:table-cell>
          <table:table-cell table:style-name="ce35" table:formula="of:=DECIMAL([.E45];16)" office:value-type="float" office:value="8" calcext:value-type="float">
            <text:p>8</text:p>
          </table:table-cell>
          <table:table-cell table:style-name="ce35" table:formula="of:=DECIMAL([.F45];16)" office:value-type="float" office:value="231" calcext:value-type="float">
            <text:p>231</text:p>
          </table:table-cell>
          <table:table-cell table:style-name="ce35" table:formula="of:=DECIMAL([.G45];16)" office:value-type="float" office:value="71" calcext:value-type="float">
            <text:p>71</text:p>
          </table:table-cell>
          <table:table-cell table:style-name="ce35" table:formula="of:=DECIMAL([.H45];16)" office:value-type="float" office:value="3" calcext:value-type="float">
            <text:p>3</text:p>
          </table:table-cell>
          <table:table-cell table:style-name="ce41" table:formula="of:=DECIMAL([.I45];16)" office:value-type="float" office:value="88" calcext:value-type="float">
            <text:p>88</text:p>
          </table:table-cell>
          <table:table-cell table:style-name="ce41" table:formula="of:=DECIMAL([.J45];16)" office:value-type="float" office:value="205" calcext:value-type="float">
            <text:p>205</text:p>
          </table:table-cell>
          <table:table-cell table:style-name="ce41" table:formula="of:=DECIMAL([.K45];16)" office:value-type="float" office:value="96" calcext:value-type="float">
            <text:p>96</text:p>
          </table:table-cell>
          <table:table-cell table:style-name="ce41" table:formula="of:=DECIMAL([.L45];16)" office:value-type="float" office:value="4" calcext:value-type="float">
            <text:p>4</text:p>
          </table:table-cell>
          <table:table-cell table:style-name="ce35" table:formula="of:=DECIMAL([.M45];16)" office:value-type="float" office:value="168" calcext:value-type="float">
            <text:p>168</text:p>
          </table:table-cell>
          <table:table-cell table:style-name="ce35" table:formula="of:=DECIMAL([.N45];16)" office:value-type="float" office:value="231" calcext:value-type="float">
            <text:p>231</text:p>
          </table:table-cell>
          <table:table-cell table:style-name="ce35" table:formula="of:=DECIMAL([.O45];16)" office:value-type="float" office:value="71" calcext:value-type="float">
            <text:p>71</text:p>
          </table:table-cell>
          <table:table-cell table:style-name="ce35" table:formula="of:=DECIMAL([.P45];16)" office:value-type="float" office:value="3" calcext:value-type="float">
            <text:p>3</text:p>
          </table:table-cell>
          <table:table-cell table:style-name="ce41" table:formula="of:=DECIMAL([.Q45];16)" office:value-type="float" office:value="40" calcext:value-type="float">
            <text:p>40</text:p>
          </table:table-cell>
          <table:table-cell table:style-name="ce41" table:formula="of:=DECIMAL([.R45];16)" office:value-type="float" office:value="204" calcext:value-type="float">
            <text:p>204</text:p>
          </table:table-cell>
          <table:table-cell table:style-name="ce41" table:formula="of:=DECIMAL([.S45];16)" office:value-type="float" office:value="96" calcext:value-type="float">
            <text:p>96</text:p>
          </table:table-cell>
          <table:table-cell table:style-name="ce46" table:formula="of:=DECIMAL([.T45];16)" office:value-type="float" office:value="4" calcext:value-type="float">
            <text:p>4</text:p>
          </table:table-cell>
          <table:table-cell/>
          <table:table-cell table:style-name="ce51" table:formula="of:=([.Z45]+[.AA45]*256+[.AB45]*256*256+[.AC45]*256*256*256)/1000000" office:value-type="float" office:value="55.043848" calcext:value-type="float">
            <text:p>55,043848</text:p>
          </table:table-cell>
          <table:table-cell table:formula="of:=([.AD45]+[.AE45]*256+[.AF45]*256*256+[.AG45]*256*256*256)/1000000" office:value-type="float" office:value="73.452888" calcext:value-type="float">
            <text:p>73,452888</text:p>
          </table:table-cell>
          <table:table-cell table:style-name="ce54" table:formula="of:=([.AH45]+[.AI45]*256+[.AJ45]*256*256+[.AK45]*256*256*256)/1000000" office:value-type="float" office:value="55.044008" calcext:value-type="float">
            <text:p>55,044008</text:p>
          </table:table-cell>
          <table:table-cell table:style-name="ce57" table:formula="of:=([.AL45]+[.AM45]*256+[.AN45]*256*256+[.AO45]*256*256*256)/1000000" office:value-type="float" office:value="73.452584" calcext:value-type="float">
            <text:p>73,4525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B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6];16)" office:value-type="float" office:value="83" calcext:value-type="float">
            <text:p>83</text:p>
          </table:table-cell>
          <table:table-cell table:style-name="ce24" table:formula="of:=DECIMAL([.B46];16)" office:value-type="float" office:value="0" calcext:value-type="float">
            <text:p>0</text:p>
          </table:table-cell>
          <table:table-cell table:style-name="ce24" table:formula="of:=DECIMAL([.C46];16)" office:value-type="float" office:value="215" calcext:value-type="float">
            <text:p>215</text:p>
          </table:table-cell>
          <table:table-cell table:style-name="ce24" table:formula="of:=DECIMAL([.D46];16)" office:value-type="float" office:value="43" calcext:value-type="float">
            <text:p>43</text:p>
          </table:table-cell>
          <table:table-cell table:style-name="ce35" table:formula="of:=DECIMAL([.E46];16)" office:value-type="float" office:value="108" calcext:value-type="float">
            <text:p>108</text:p>
          </table:table-cell>
          <table:table-cell table:style-name="ce35" table:formula="of:=DECIMAL([.F46];16)" office:value-type="float" office:value="232" calcext:value-type="float">
            <text:p>232</text:p>
          </table:table-cell>
          <table:table-cell table:style-name="ce35" table:formula="of:=DECIMAL([.G46];16)" office:value-type="float" office:value="71" calcext:value-type="float">
            <text:p>71</text:p>
          </table:table-cell>
          <table:table-cell table:style-name="ce35" table:formula="of:=DECIMAL([.H46];16)" office:value-type="float" office:value="3" calcext:value-type="float">
            <text:p>3</text:p>
          </table:table-cell>
          <table:table-cell table:style-name="ce41" table:formula="of:=DECIMAL([.I46];16)" office:value-type="float" office:value="224" calcext:value-type="float">
            <text:p>224</text:p>
          </table:table-cell>
          <table:table-cell table:style-name="ce41" table:formula="of:=DECIMAL([.J46];16)" office:value-type="float" office:value="202" calcext:value-type="float">
            <text:p>202</text:p>
          </table:table-cell>
          <table:table-cell table:style-name="ce41" table:formula="of:=DECIMAL([.K46];16)" office:value-type="float" office:value="96" calcext:value-type="float">
            <text:p>96</text:p>
          </table:table-cell>
          <table:table-cell table:style-name="ce41" table:formula="of:=DECIMAL([.L46];16)" office:value-type="float" office:value="4" calcext:value-type="float">
            <text:p>4</text:p>
          </table:table-cell>
          <table:table-cell table:style-name="ce35" table:formula="of:=DECIMAL([.M46];16)" office:value-type="float" office:value="208" calcext:value-type="float">
            <text:p>208</text:p>
          </table:table-cell>
          <table:table-cell table:style-name="ce35" table:formula="of:=DECIMAL([.N46];16)" office:value-type="float" office:value="232" calcext:value-type="float">
            <text:p>232</text:p>
          </table:table-cell>
          <table:table-cell table:style-name="ce35" table:formula="of:=DECIMAL([.O46];16)" office:value-type="float" office:value="71" calcext:value-type="float">
            <text:p>71</text:p>
          </table:table-cell>
          <table:table-cell table:style-name="ce35" table:formula="of:=DECIMAL([.P46];16)" office:value-type="float" office:value="3" calcext:value-type="float">
            <text:p>3</text:p>
          </table:table-cell>
          <table:table-cell table:style-name="ce41" table:formula="of:=DECIMAL([.Q46];16)" office:value-type="float" office:value="56" calcext:value-type="float">
            <text:p>56</text:p>
          </table:table-cell>
          <table:table-cell table:style-name="ce41" table:formula="of:=DECIMAL([.R46];16)" office:value-type="float" office:value="202" calcext:value-type="float">
            <text:p>202</text:p>
          </table:table-cell>
          <table:table-cell table:style-name="ce41" table:formula="of:=DECIMAL([.S46];16)" office:value-type="float" office:value="96" calcext:value-type="float">
            <text:p>96</text:p>
          </table:table-cell>
          <table:table-cell table:style-name="ce46" table:formula="of:=DECIMAL([.T46];16)" office:value-type="float" office:value="4" calcext:value-type="float">
            <text:p>4</text:p>
          </table:table-cell>
          <table:table-cell/>
          <table:table-cell table:style-name="ce51" table:formula="of:=([.Z46]+[.AA46]*256+[.AB46]*256*256+[.AC46]*256*256*256)/1000000" office:value-type="float" office:value="55.044204" calcext:value-type="float">
            <text:p>55,044204</text:p>
          </table:table-cell>
          <table:table-cell table:formula="of:=([.AD46]+[.AE46]*256+[.AF46]*256*256+[.AG46]*256*256*256)/1000000" office:value-type="float" office:value="73.452256" calcext:value-type="float">
            <text:p>73,452256</text:p>
          </table:table-cell>
          <table:table-cell table:style-name="ce54" table:formula="of:=([.AH46]+[.AI46]*256+[.AJ46]*256*256+[.AK46]*256*256*256)/1000000" office:value-type="float" office:value="55.044304" calcext:value-type="float">
            <text:p>55,044304</text:p>
          </table:table-cell>
          <table:table-cell table:style-name="ce57" table:formula="of:=([.AL46]+[.AM46]*256+[.AN46]*256*256+[.AO46]*256*256*256)/1000000" office:value-type="float" office:value="73.452088" calcext:value-type="float">
            <text:p>73,4520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C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9C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7];16)" office:value-type="float" office:value="83" calcext:value-type="float">
            <text:p>83</text:p>
          </table:table-cell>
          <table:table-cell table:style-name="ce24" table:formula="of:=DECIMAL([.B47];16)" office:value-type="float" office:value="0" calcext:value-type="float">
            <text:p>0</text:p>
          </table:table-cell>
          <table:table-cell table:style-name="ce24" table:formula="of:=DECIMAL([.C47];16)" office:value-type="float" office:value="215" calcext:value-type="float">
            <text:p>215</text:p>
          </table:table-cell>
          <table:table-cell table:style-name="ce24" table:formula="of:=DECIMAL([.D47];16)" office:value-type="float" office:value="44" calcext:value-type="float">
            <text:p>44</text:p>
          </table:table-cell>
          <table:table-cell table:style-name="ce35" table:formula="of:=DECIMAL([.E47];16)" office:value-type="float" office:value="56" calcext:value-type="float">
            <text:p>56</text:p>
          </table:table-cell>
          <table:table-cell table:style-name="ce35" table:formula="of:=DECIMAL([.F47];16)" office:value-type="float" office:value="233" calcext:value-type="float">
            <text:p>233</text:p>
          </table:table-cell>
          <table:table-cell table:style-name="ce35" table:formula="of:=DECIMAL([.G47];16)" office:value-type="float" office:value="71" calcext:value-type="float">
            <text:p>71</text:p>
          </table:table-cell>
          <table:table-cell table:style-name="ce35" table:formula="of:=DECIMAL([.H47];16)" office:value-type="float" office:value="3" calcext:value-type="float">
            <text:p>3</text:p>
          </table:table-cell>
          <table:table-cell table:style-name="ce41" table:formula="of:=DECIMAL([.I47];16)" office:value-type="float" office:value="160" calcext:value-type="float">
            <text:p>160</text:p>
          </table:table-cell>
          <table:table-cell table:style-name="ce41" table:formula="of:=DECIMAL([.J47];16)" office:value-type="float" office:value="201" calcext:value-type="float">
            <text:p>201</text:p>
          </table:table-cell>
          <table:table-cell table:style-name="ce41" table:formula="of:=DECIMAL([.K47];16)" office:value-type="float" office:value="96" calcext:value-type="float">
            <text:p>96</text:p>
          </table:table-cell>
          <table:table-cell table:style-name="ce41" table:formula="of:=DECIMAL([.L47];16)" office:value-type="float" office:value="4" calcext:value-type="float">
            <text:p>4</text:p>
          </table:table-cell>
          <table:table-cell table:style-name="ce35" table:formula="of:=DECIMAL([.M47];16)" office:value-type="float" office:value="156" calcext:value-type="float">
            <text:p>156</text:p>
          </table:table-cell>
          <table:table-cell table:style-name="ce35" table:formula="of:=DECIMAL([.N47];16)" office:value-type="float" office:value="233" calcext:value-type="float">
            <text:p>233</text:p>
          </table:table-cell>
          <table:table-cell table:style-name="ce35" table:formula="of:=DECIMAL([.O47];16)" office:value-type="float" office:value="71" calcext:value-type="float">
            <text:p>71</text:p>
          </table:table-cell>
          <table:table-cell table:style-name="ce35" table:formula="of:=DECIMAL([.P47];16)" office:value-type="float" office:value="3" calcext:value-type="float">
            <text:p>3</text:p>
          </table:table-cell>
          <table:table-cell table:style-name="ce41" table:formula="of:=DECIMAL([.Q47];16)" office:value-type="float" office:value="240" calcext:value-type="float">
            <text:p>240</text:p>
          </table:table-cell>
          <table:table-cell table:style-name="ce41" table:formula="of:=DECIMAL([.R47];16)" office:value-type="float" office:value="200" calcext:value-type="float">
            <text:p>200</text:p>
          </table:table-cell>
          <table:table-cell table:style-name="ce41" table:formula="of:=DECIMAL([.S47];16)" office:value-type="float" office:value="96" calcext:value-type="float">
            <text:p>96</text:p>
          </table:table-cell>
          <table:table-cell table:style-name="ce46" table:formula="of:=DECIMAL([.T47];16)" office:value-type="float" office:value="4" calcext:value-type="float">
            <text:p>4</text:p>
          </table:table-cell>
          <table:table-cell/>
          <table:table-cell table:style-name="ce51" table:formula="of:=([.Z47]+[.AA47]*256+[.AB47]*256*256+[.AC47]*256*256*256)/1000000" office:value-type="float" office:value="55.044408" calcext:value-type="float">
            <text:p>55,044408</text:p>
          </table:table-cell>
          <table:table-cell table:formula="of:=([.AD47]+[.AE47]*256+[.AF47]*256*256+[.AG47]*256*256*256)/1000000" office:value-type="float" office:value="73.451936" calcext:value-type="float">
            <text:p>73,451936</text:p>
          </table:table-cell>
          <table:table-cell table:style-name="ce54" table:formula="of:=([.AH47]+[.AI47]*256+[.AJ47]*256*256+[.AK47]*256*256*256)/1000000" office:value-type="float" office:value="55.044508" calcext:value-type="float">
            <text:p>55,044508</text:p>
          </table:table-cell>
          <table:table-cell table:style-name="ce57" table:formula="of:=([.AL47]+[.AM47]*256+[.AN47]*256*256+[.AO47]*256*256*256)/1000000" office:value-type="float" office:value="73.45176" calcext:value-type="float">
            <text:p>73,451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D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8];16)" office:value-type="float" office:value="83" calcext:value-type="float">
            <text:p>83</text:p>
          </table:table-cell>
          <table:table-cell table:style-name="ce24" table:formula="of:=DECIMAL([.B48];16)" office:value-type="float" office:value="0" calcext:value-type="float">
            <text:p>0</text:p>
          </table:table-cell>
          <table:table-cell table:style-name="ce24" table:formula="of:=DECIMAL([.C48];16)" office:value-type="float" office:value="215" calcext:value-type="float">
            <text:p>215</text:p>
          </table:table-cell>
          <table:table-cell table:style-name="ce24" table:formula="of:=DECIMAL([.D48];16)" office:value-type="float" office:value="45" calcext:value-type="float">
            <text:p>45</text:p>
          </table:table-cell>
          <table:table-cell table:style-name="ce35" table:formula="of:=DECIMAL([.E48];16)" office:value-type="float" office:value="52" calcext:value-type="float">
            <text:p>52</text:p>
          </table:table-cell>
          <table:table-cell table:style-name="ce35" table:formula="of:=DECIMAL([.F48];16)" office:value-type="float" office:value="234" calcext:value-type="float">
            <text:p>234</text:p>
          </table:table-cell>
          <table:table-cell table:style-name="ce35" table:formula="of:=DECIMAL([.G48];16)" office:value-type="float" office:value="71" calcext:value-type="float">
            <text:p>71</text:p>
          </table:table-cell>
          <table:table-cell table:style-name="ce35" table:formula="of:=DECIMAL([.H48];16)" office:value-type="float" office:value="3" calcext:value-type="float">
            <text:p>3</text:p>
          </table:table-cell>
          <table:table-cell table:style-name="ce41" table:formula="of:=DECIMAL([.I48];16)" office:value-type="float" office:value="240" calcext:value-type="float">
            <text:p>240</text:p>
          </table:table-cell>
          <table:table-cell table:style-name="ce41" table:formula="of:=DECIMAL([.J48];16)" office:value-type="float" office:value="199" calcext:value-type="float">
            <text:p>199</text:p>
          </table:table-cell>
          <table:table-cell table:style-name="ce41" table:formula="of:=DECIMAL([.K48];16)" office:value-type="float" office:value="96" calcext:value-type="float">
            <text:p>96</text:p>
          </table:table-cell>
          <table:table-cell table:style-name="ce41" table:formula="of:=DECIMAL([.L48];16)" office:value-type="float" office:value="4" calcext:value-type="float">
            <text:p>4</text:p>
          </table:table-cell>
          <table:table-cell table:style-name="ce35" table:formula="of:=DECIMAL([.M48];16)" office:value-type="float" office:value="228" calcext:value-type="float">
            <text:p>228</text:p>
          </table:table-cell>
          <table:table-cell table:style-name="ce35" table:formula="of:=DECIMAL([.N48];16)" office:value-type="float" office:value="234" calcext:value-type="float">
            <text:p>234</text:p>
          </table:table-cell>
          <table:table-cell table:style-name="ce35" table:formula="of:=DECIMAL([.O48];16)" office:value-type="float" office:value="71" calcext:value-type="float">
            <text:p>71</text:p>
          </table:table-cell>
          <table:table-cell table:style-name="ce35" table:formula="of:=DECIMAL([.P48];16)" office:value-type="float" office:value="3" calcext:value-type="float">
            <text:p>3</text:p>
          </table:table-cell>
          <table:table-cell table:style-name="ce41" table:formula="of:=DECIMAL([.Q48];16)" office:value-type="float" office:value="176" calcext:value-type="float">
            <text:p>176</text:p>
          </table:table-cell>
          <table:table-cell table:style-name="ce41" table:formula="of:=DECIMAL([.R48];16)" office:value-type="float" office:value="198" calcext:value-type="float">
            <text:p>198</text:p>
          </table:table-cell>
          <table:table-cell table:style-name="ce41" table:formula="of:=DECIMAL([.S48];16)" office:value-type="float" office:value="96" calcext:value-type="float">
            <text:p>96</text:p>
          </table:table-cell>
          <table:table-cell table:style-name="ce46" table:formula="of:=DECIMAL([.T48];16)" office:value-type="float" office:value="4" calcext:value-type="float">
            <text:p>4</text:p>
          </table:table-cell>
          <table:table-cell/>
          <table:table-cell table:style-name="ce51" table:formula="of:=([.Z48]+[.AA48]*256+[.AB48]*256*256+[.AC48]*256*256*256)/1000000" office:value-type="float" office:value="55.04466" calcext:value-type="float">
            <text:p>55,04466</text:p>
          </table:table-cell>
          <table:table-cell table:formula="of:=([.AD48]+[.AE48]*256+[.AF48]*256*256+[.AG48]*256*256*256)/1000000" office:value-type="float" office:value="73.451504" calcext:value-type="float">
            <text:p>73,451504</text:p>
          </table:table-cell>
          <table:table-cell table:style-name="ce54" table:formula="of:=([.AH48]+[.AI48]*256+[.AJ48]*256*256+[.AK48]*256*256*256)/1000000" office:value-type="float" office:value="55.044836" calcext:value-type="float">
            <text:p>55,044836</text:p>
          </table:table-cell>
          <table:table-cell table:style-name="ce57" table:formula="of:=([.AL48]+[.AM48]*256+[.AN48]*256*256+[.AO48]*256*256*256)/1000000" office:value-type="float" office:value="73.451184" calcext:value-type="float">
            <text:p>73,4511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E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49];16)" office:value-type="float" office:value="83" calcext:value-type="float">
            <text:p>83</text:p>
          </table:table-cell>
          <table:table-cell table:style-name="ce24" table:formula="of:=DECIMAL([.B49];16)" office:value-type="float" office:value="0" calcext:value-type="float">
            <text:p>0</text:p>
          </table:table-cell>
          <table:table-cell table:style-name="ce24" table:formula="of:=DECIMAL([.C49];16)" office:value-type="float" office:value="215" calcext:value-type="float">
            <text:p>215</text:p>
          </table:table-cell>
          <table:table-cell table:style-name="ce24" table:formula="of:=DECIMAL([.D49];16)" office:value-type="float" office:value="46" calcext:value-type="float">
            <text:p>46</text:p>
          </table:table-cell>
          <table:table-cell table:style-name="ce35" table:formula="of:=DECIMAL([.E49];16)" office:value-type="float" office:value="128" calcext:value-type="float">
            <text:p>128</text:p>
          </table:table-cell>
          <table:table-cell table:style-name="ce35" table:formula="of:=DECIMAL([.F49];16)" office:value-type="float" office:value="235" calcext:value-type="float">
            <text:p>235</text:p>
          </table:table-cell>
          <table:table-cell table:style-name="ce35" table:formula="of:=DECIMAL([.G49];16)" office:value-type="float" office:value="71" calcext:value-type="float">
            <text:p>71</text:p>
          </table:table-cell>
          <table:table-cell table:style-name="ce35" table:formula="of:=DECIMAL([.H49];16)" office:value-type="float" office:value="3" calcext:value-type="float">
            <text:p>3</text:p>
          </table:table-cell>
          <table:table-cell table:style-name="ce41" table:formula="of:=DECIMAL([.I49];16)" office:value-type="float" office:value="168" calcext:value-type="float">
            <text:p>168</text:p>
          </table:table-cell>
          <table:table-cell table:style-name="ce41" table:formula="of:=DECIMAL([.J49];16)" office:value-type="float" office:value="197" calcext:value-type="float">
            <text:p>197</text:p>
          </table:table-cell>
          <table:table-cell table:style-name="ce41" table:formula="of:=DECIMAL([.K49];16)" office:value-type="float" office:value="96" calcext:value-type="float">
            <text:p>96</text:p>
          </table:table-cell>
          <table:table-cell table:style-name="ce41" table:formula="of:=DECIMAL([.L49];16)" office:value-type="float" office:value="4" calcext:value-type="float">
            <text:p>4</text:p>
          </table:table-cell>
          <table:table-cell table:style-name="ce35" table:formula="of:=DECIMAL([.M49];16)" office:value-type="float" office:value="48" calcext:value-type="float">
            <text:p>48</text:p>
          </table:table-cell>
          <table:table-cell table:style-name="ce35" table:formula="of:=DECIMAL([.N49];16)" office:value-type="float" office:value="236" calcext:value-type="float">
            <text:p>236</text:p>
          </table:table-cell>
          <table:table-cell table:style-name="ce35" table:formula="of:=DECIMAL([.O49];16)" office:value-type="float" office:value="71" calcext:value-type="float">
            <text:p>71</text:p>
          </table:table-cell>
          <table:table-cell table:style-name="ce35" table:formula="of:=DECIMAL([.P49];16)" office:value-type="float" office:value="3" calcext:value-type="float">
            <text:p>3</text:p>
          </table:table-cell>
          <table:table-cell table:style-name="ce41" table:formula="of:=DECIMAL([.Q49];16)" office:value-type="float" office:value="160" calcext:value-type="float">
            <text:p>160</text:p>
          </table:table-cell>
          <table:table-cell table:style-name="ce41" table:formula="of:=DECIMAL([.R49];16)" office:value-type="float" office:value="196" calcext:value-type="float">
            <text:p>196</text:p>
          </table:table-cell>
          <table:table-cell table:style-name="ce41" table:formula="of:=DECIMAL([.S49];16)" office:value-type="float" office:value="96" calcext:value-type="float">
            <text:p>96</text:p>
          </table:table-cell>
          <table:table-cell table:style-name="ce46" table:formula="of:=DECIMAL([.T49];16)" office:value-type="float" office:value="4" calcext:value-type="float">
            <text:p>4</text:p>
          </table:table-cell>
          <table:table-cell/>
          <table:table-cell table:style-name="ce51" table:formula="of:=([.Z49]+[.AA49]*256+[.AB49]*256*256+[.AC49]*256*256*256)/1000000" office:value-type="float" office:value="55.044992" calcext:value-type="float">
            <text:p>55,044992</text:p>
          </table:table-cell>
          <table:table-cell table:formula="of:=([.AD49]+[.AE49]*256+[.AF49]*256*256+[.AG49]*256*256*256)/1000000" office:value-type="float" office:value="73.45092" calcext:value-type="float">
            <text:p>73,45092</text:p>
          </table:table-cell>
          <table:table-cell table:style-name="ce54" table:formula="of:=([.AH49]+[.AI49]*256+[.AJ49]*256*256+[.AK49]*256*256*256)/1000000" office:value-type="float" office:value="55.045168" calcext:value-type="float">
            <text:p>55,045168</text:p>
          </table:table-cell>
          <table:table-cell table:style-name="ce57" table:formula="of:=([.AL49]+[.AM49]*256+[.AN49]*256*256+[.AO49]*256*256*256)/1000000" office:value-type="float" office:value="73.450656" calcext:value-type="float">
            <text:p>73,4506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2F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0];16)" office:value-type="float" office:value="83" calcext:value-type="float">
            <text:p>83</text:p>
          </table:table-cell>
          <table:table-cell table:style-name="ce24" table:formula="of:=DECIMAL([.B50];16)" office:value-type="float" office:value="0" calcext:value-type="float">
            <text:p>0</text:p>
          </table:table-cell>
          <table:table-cell table:style-name="ce24" table:formula="of:=DECIMAL([.C50];16)" office:value-type="float" office:value="215" calcext:value-type="float">
            <text:p>215</text:p>
          </table:table-cell>
          <table:table-cell table:style-name="ce24" table:formula="of:=DECIMAL([.D50];16)" office:value-type="float" office:value="47" calcext:value-type="float">
            <text:p>47</text:p>
          </table:table-cell>
          <table:table-cell table:style-name="ce35" table:formula="of:=DECIMAL([.E50];16)" office:value-type="float" office:value="208" calcext:value-type="float">
            <text:p>208</text:p>
          </table:table-cell>
          <table:table-cell table:style-name="ce35" table:formula="of:=DECIMAL([.F50];16)" office:value-type="float" office:value="236" calcext:value-type="float">
            <text:p>236</text:p>
          </table:table-cell>
          <table:table-cell table:style-name="ce35" table:formula="of:=DECIMAL([.G50];16)" office:value-type="float" office:value="71" calcext:value-type="float">
            <text:p>71</text:p>
          </table:table-cell>
          <table:table-cell table:style-name="ce35" table:formula="of:=DECIMAL([.H50];16)" office:value-type="float" office:value="3" calcext:value-type="float">
            <text:p>3</text:p>
          </table:table-cell>
          <table:table-cell table:style-name="ce41" table:formula="of:=DECIMAL([.I50];16)" office:value-type="float" office:value="104" calcext:value-type="float">
            <text:p>104</text:p>
          </table:table-cell>
          <table:table-cell table:style-name="ce41" table:formula="of:=DECIMAL([.J50];16)" office:value-type="float" office:value="195" calcext:value-type="float">
            <text:p>195</text:p>
          </table:table-cell>
          <table:table-cell table:style-name="ce41" table:formula="of:=DECIMAL([.K50];16)" office:value-type="float" office:value="96" calcext:value-type="float">
            <text:p>96</text:p>
          </table:table-cell>
          <table:table-cell table:style-name="ce41" table:formula="of:=DECIMAL([.L50];16)" office:value-type="float" office:value="4" calcext:value-type="float">
            <text:p>4</text:p>
          </table:table-cell>
          <table:table-cell table:style-name="ce35" table:formula="of:=DECIMAL([.M50];16)" office:value-type="float" office:value="152" calcext:value-type="float">
            <text:p>152</text:p>
          </table:table-cell>
          <table:table-cell table:style-name="ce35" table:formula="of:=DECIMAL([.N50];16)" office:value-type="float" office:value="237" calcext:value-type="float">
            <text:p>237</text:p>
          </table:table-cell>
          <table:table-cell table:style-name="ce35" table:formula="of:=DECIMAL([.O50];16)" office:value-type="float" office:value="71" calcext:value-type="float">
            <text:p>71</text:p>
          </table:table-cell>
          <table:table-cell table:style-name="ce35" table:formula="of:=DECIMAL([.P50];16)" office:value-type="float" office:value="3" calcext:value-type="float">
            <text:p>3</text:p>
          </table:table-cell>
          <table:table-cell table:style-name="ce41" table:formula="of:=DECIMAL([.Q50];16)" office:value-type="float" office:value="32" calcext:value-type="float">
            <text:p>32</text:p>
          </table:table-cell>
          <table:table-cell table:style-name="ce41" table:formula="of:=DECIMAL([.R50];16)" office:value-type="float" office:value="194" calcext:value-type="float">
            <text:p>194</text:p>
          </table:table-cell>
          <table:table-cell table:style-name="ce41" table:formula="of:=DECIMAL([.S50];16)" office:value-type="float" office:value="96" calcext:value-type="float">
            <text:p>96</text:p>
          </table:table-cell>
          <table:table-cell table:style-name="ce46" table:formula="of:=DECIMAL([.T50];16)" office:value-type="float" office:value="4" calcext:value-type="float">
            <text:p>4</text:p>
          </table:table-cell>
          <table:table-cell/>
          <table:table-cell table:style-name="ce51" table:formula="of:=([.Z50]+[.AA50]*256+[.AB50]*256*256+[.AC50]*256*256*256)/1000000" office:value-type="float" office:value="55.045328" calcext:value-type="float">
            <text:p>55,045328</text:p>
          </table:table-cell>
          <table:table-cell table:formula="of:=([.AD50]+[.AE50]*256+[.AF50]*256*256+[.AG50]*256*256*256)/1000000" office:value-type="float" office:value="73.450344" calcext:value-type="float">
            <text:p>73,450344</text:p>
          </table:table-cell>
          <table:table-cell table:style-name="ce54" table:formula="of:=([.AH50]+[.AI50]*256+[.AJ50]*256*256+[.AK50]*256*256*256)/1000000" office:value-type="float" office:value="55.045528" calcext:value-type="float">
            <text:p>55,045528</text:p>
          </table:table-cell>
          <table:table-cell table:style-name="ce57" table:formula="of:=([.AL50]+[.AM50]*256+[.AN50]*256*256+[.AO50]*256*256*256)/1000000" office:value-type="float" office:value="73.450016" calcext:value-type="float">
            <text:p>73,4500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1];16)" office:value-type="float" office:value="83" calcext:value-type="float">
            <text:p>83</text:p>
          </table:table-cell>
          <table:table-cell table:style-name="ce24" table:formula="of:=DECIMAL([.B51];16)" office:value-type="float" office:value="0" calcext:value-type="float">
            <text:p>0</text:p>
          </table:table-cell>
          <table:table-cell table:style-name="ce24" table:formula="of:=DECIMAL([.C51];16)" office:value-type="float" office:value="215" calcext:value-type="float">
            <text:p>215</text:p>
          </table:table-cell>
          <table:table-cell table:style-name="ce24" table:formula="of:=DECIMAL([.D51];16)" office:value-type="float" office:value="48" calcext:value-type="float">
            <text:p>48</text:p>
          </table:table-cell>
          <table:table-cell table:style-name="ce35" table:formula="of:=DECIMAL([.E51];16)" office:value-type="float" office:value="60" calcext:value-type="float">
            <text:p>60</text:p>
          </table:table-cell>
          <table:table-cell table:style-name="ce35" table:formula="of:=DECIMAL([.F51];16)" office:value-type="float" office:value="238" calcext:value-type="float">
            <text:p>238</text:p>
          </table:table-cell>
          <table:table-cell table:style-name="ce35" table:formula="of:=DECIMAL([.G51];16)" office:value-type="float" office:value="71" calcext:value-type="float">
            <text:p>71</text:p>
          </table:table-cell>
          <table:table-cell table:style-name="ce35" table:formula="of:=DECIMAL([.H51];16)" office:value-type="float" office:value="3" calcext:value-type="float">
            <text:p>3</text:p>
          </table:table-cell>
          <table:table-cell table:style-name="ce41" table:formula="of:=DECIMAL([.I51];16)" office:value-type="float" office:value="0" calcext:value-type="float">
            <text:p>0</text:p>
          </table:table-cell>
          <table:table-cell table:style-name="ce41" table:formula="of:=DECIMAL([.J51];16)" office:value-type="float" office:value="193" calcext:value-type="float">
            <text:p>193</text:p>
          </table:table-cell>
          <table:table-cell table:style-name="ce41" table:formula="of:=DECIMAL([.K51];16)" office:value-type="float" office:value="96" calcext:value-type="float">
            <text:p>96</text:p>
          </table:table-cell>
          <table:table-cell table:style-name="ce41" table:formula="of:=DECIMAL([.L51];16)" office:value-type="float" office:value="4" calcext:value-type="float">
            <text:p>4</text:p>
          </table:table-cell>
          <table:table-cell table:style-name="ce35" table:formula="of:=DECIMAL([.M51];16)" office:value-type="float" office:value="220" calcext:value-type="float">
            <text:p>220</text:p>
          </table:table-cell>
          <table:table-cell table:style-name="ce35" table:formula="of:=DECIMAL([.N51];16)" office:value-type="float" office:value="238" calcext:value-type="float">
            <text:p>238</text:p>
          </table:table-cell>
          <table:table-cell table:style-name="ce35" table:formula="of:=DECIMAL([.O51];16)" office:value-type="float" office:value="71" calcext:value-type="float">
            <text:p>71</text:p>
          </table:table-cell>
          <table:table-cell table:style-name="ce35" table:formula="of:=DECIMAL([.P51];16)" office:value-type="float" office:value="3" calcext:value-type="float">
            <text:p>3</text:p>
          </table:table-cell>
          <table:table-cell table:style-name="ce41" table:formula="of:=DECIMAL([.Q51];16)" office:value-type="float" office:value="248" calcext:value-type="float">
            <text:p>248</text:p>
          </table:table-cell>
          <table:table-cell table:style-name="ce41" table:formula="of:=DECIMAL([.R51];16)" office:value-type="float" office:value="191" calcext:value-type="float">
            <text:p>191</text:p>
          </table:table-cell>
          <table:table-cell table:style-name="ce41" table:formula="of:=DECIMAL([.S51];16)" office:value-type="float" office:value="96" calcext:value-type="float">
            <text:p>96</text:p>
          </table:table-cell>
          <table:table-cell table:style-name="ce46" table:formula="of:=DECIMAL([.T51];16)" office:value-type="float" office:value="4" calcext:value-type="float">
            <text:p>4</text:p>
          </table:table-cell>
          <table:table-cell/>
          <table:table-cell table:style-name="ce51" table:formula="of:=([.Z51]+[.AA51]*256+[.AB51]*256*256+[.AC51]*256*256*256)/1000000" office:value-type="float" office:value="55.045692" calcext:value-type="float">
            <text:p>55,045692</text:p>
          </table:table-cell>
          <table:table-cell table:formula="of:=([.AD51]+[.AE51]*256+[.AF51]*256*256+[.AG51]*256*256*256)/1000000" office:value-type="float" office:value="73.449728" calcext:value-type="float">
            <text:p>73,449728</text:p>
          </table:table-cell>
          <table:table-cell table:style-name="ce54" table:formula="of:=([.AH51]+[.AI51]*256+[.AJ51]*256*256+[.AK51]*256*256*256)/1000000" office:value-type="float" office:value="55.045852" calcext:value-type="float">
            <text:p>55,045852</text:p>
          </table:table-cell>
          <table:table-cell table:style-name="ce57" table:formula="of:=([.AL51]+[.AM51]*256+[.AN51]*256*256+[.AO51]*256*256*256)/1000000" office:value-type="float" office:value="73.449464" calcext:value-type="float">
            <text:p>73,449464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1" calcext:value-type="float">
            <text:p>31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B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9" table:formula="of:=DECIMAL([.A52];16)" office:value-type="float" office:value="83" calcext:value-type="float">
            <text:p>83</text:p>
          </table:table-cell>
          <table:table-cell table:style-name="ce27" table:formula="of:=DECIMAL([.B52];16)" office:value-type="float" office:value="0" calcext:value-type="float">
            <text:p>0</text:p>
          </table:table-cell>
          <table:table-cell table:style-name="ce27" table:formula="of:=DECIMAL([.C52];16)" office:value-type="float" office:value="215" calcext:value-type="float">
            <text:p>215</text:p>
          </table:table-cell>
          <table:table-cell table:style-name="ce27" table:formula="of:=DECIMAL([.D52];16)" office:value-type="float" office:value="49" calcext:value-type="float">
            <text:p>49</text:p>
          </table:table-cell>
          <table:table-cell table:style-name="ce36" table:formula="of:=DECIMAL([.E52];16)" office:value-type="float" office:value="44" calcext:value-type="float">
            <text:p>44</text:p>
          </table:table-cell>
          <table:table-cell table:style-name="ce36" table:formula="of:=DECIMAL([.F52];16)" office:value-type="float" office:value="239" calcext:value-type="float">
            <text:p>239</text:p>
          </table:table-cell>
          <table:table-cell table:style-name="ce36" table:formula="of:=DECIMAL([.G52];16)" office:value-type="float" office:value="71" calcext:value-type="float">
            <text:p>71</text:p>
          </table:table-cell>
          <table:table-cell table:style-name="ce36" table:formula="of:=DECIMAL([.H52];16)" office:value-type="float" office:value="3" calcext:value-type="float">
            <text:p>3</text:p>
          </table:table-cell>
          <table:table-cell table:style-name="ce42" table:formula="of:=DECIMAL([.I52];16)" office:value-type="float" office:value="56" calcext:value-type="float">
            <text:p>56</text:p>
          </table:table-cell>
          <table:table-cell table:style-name="ce42" table:formula="of:=DECIMAL([.J52];16)" office:value-type="float" office:value="191" calcext:value-type="float">
            <text:p>191</text:p>
          </table:table-cell>
          <table:table-cell table:style-name="ce42" table:formula="of:=DECIMAL([.K52];16)" office:value-type="float" office:value="96" calcext:value-type="float">
            <text:p>96</text:p>
          </table:table-cell>
          <table:table-cell table:style-name="ce42" table:formula="of:=DECIMAL([.L52];16)" office:value-type="float" office:value="4" calcext:value-type="float">
            <text:p>4</text:p>
          </table:table-cell>
          <table:table-cell table:style-name="ce36" table:formula="of:=DECIMAL([.M52];16)" office:value-type="float" office:value="148" calcext:value-type="float">
            <text:p>148</text:p>
          </table:table-cell>
          <table:table-cell table:style-name="ce36" table:formula="of:=DECIMAL([.N52];16)" office:value-type="float" office:value="239" calcext:value-type="float">
            <text:p>239</text:p>
          </table:table-cell>
          <table:table-cell table:style-name="ce36" table:formula="of:=DECIMAL([.O52];16)" office:value-type="float" office:value="71" calcext:value-type="float">
            <text:p>71</text:p>
          </table:table-cell>
          <table:table-cell table:style-name="ce36" table:formula="of:=DECIMAL([.P52];16)" office:value-type="float" office:value="3" calcext:value-type="float">
            <text:p>3</text:p>
          </table:table-cell>
          <table:table-cell table:style-name="ce42" table:formula="of:=DECIMAL([.Q52];16)" office:value-type="float" office:value="136" calcext:value-type="float">
            <text:p>136</text:p>
          </table:table-cell>
          <table:table-cell table:style-name="ce42" table:formula="of:=DECIMAL([.R52];16)" office:value-type="float" office:value="190" calcext:value-type="float">
            <text:p>190</text:p>
          </table:table-cell>
          <table:table-cell table:style-name="ce41" table:formula="of:=DECIMAL([.S52];16)" office:value-type="float" office:value="96" calcext:value-type="float">
            <text:p>96</text:p>
          </table:table-cell>
          <table:table-cell table:style-name="ce46" table:formula="of:=DECIMAL([.T52];16)" office:value-type="float" office:value="4" calcext:value-type="float">
            <text:p>4</text:p>
          </table:table-cell>
          <table:table-cell/>
          <table:table-cell table:style-name="ce51" table:formula="of:=([.Z52]+[.AA52]*256+[.AB52]*256*256+[.AC52]*256*256*256)/1000000" office:value-type="float" office:value="55.045932" calcext:value-type="float">
            <text:p>55,045932</text:p>
          </table:table-cell>
          <table:table-cell table:formula="of:=([.AD52]+[.AE52]*256+[.AF52]*256*256+[.AG52]*256*256*256)/1000000" office:value-type="float" office:value="73.449272" calcext:value-type="float">
            <text:p>73,449272</text:p>
          </table:table-cell>
          <table:table-cell table:style-name="ce54" table:formula="of:=([.AH52]+[.AI52]*256+[.AJ52]*256*256+[.AK52]*256*256*256)/1000000" office:value-type="float" office:value="55.046036" calcext:value-type="float">
            <text:p>55,046036</text:p>
          </table:table-cell>
          <table:table-cell table:style-name="ce57" table:formula="of:=([.AL52]+[.AM52]*256+[.AN52]*256*256+[.AO52]*256*256*256)/1000000" office:value-type="float" office:value="73.449096" calcext:value-type="float">
            <text:p>73,4490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2" calcext:value-type="float">
            <text:p>32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3];16)" office:value-type="float" office:value="83" calcext:value-type="float">
            <text:p>83</text:p>
          </table:table-cell>
          <table:table-cell table:style-name="ce24" table:formula="of:=DECIMAL([.B53];16)" office:value-type="float" office:value="0" calcext:value-type="float">
            <text:p>0</text:p>
          </table:table-cell>
          <table:table-cell table:style-name="ce24" table:formula="of:=DECIMAL([.C53];16)" office:value-type="float" office:value="215" calcext:value-type="float">
            <text:p>215</text:p>
          </table:table-cell>
          <table:table-cell table:style-name="ce24" table:formula="of:=DECIMAL([.D53];16)" office:value-type="float" office:value="50" calcext:value-type="float">
            <text:p>50</text:p>
          </table:table-cell>
          <table:table-cell table:style-name="ce35" table:formula="of:=DECIMAL([.E53];16)" office:value-type="float" office:value="20" calcext:value-type="float">
            <text:p>20</text:p>
          </table:table-cell>
          <table:table-cell table:style-name="ce35" table:formula="of:=DECIMAL([.F53];16)" office:value-type="float" office:value="239" calcext:value-type="float">
            <text:p>239</text:p>
          </table:table-cell>
          <table:table-cell table:style-name="ce35" table:formula="of:=DECIMAL([.G53];16)" office:value-type="float" office:value="71" calcext:value-type="float">
            <text:p>71</text:p>
          </table:table-cell>
          <table:table-cell table:style-name="ce35" table:formula="of:=DECIMAL([.H53];16)" office:value-type="float" office:value="3" calcext:value-type="float">
            <text:p>3</text:p>
          </table:table-cell>
          <table:table-cell table:style-name="ce41" table:formula="of:=DECIMAL([.I53];16)" office:value-type="float" office:value="88" calcext:value-type="float">
            <text:p>88</text:p>
          </table:table-cell>
          <table:table-cell table:style-name="ce41" table:formula="of:=DECIMAL([.J53];16)" office:value-type="float" office:value="191" calcext:value-type="float">
            <text:p>191</text:p>
          </table:table-cell>
          <table:table-cell table:style-name="ce41" table:formula="of:=DECIMAL([.K53];16)" office:value-type="float" office:value="96" calcext:value-type="float">
            <text:p>96</text:p>
          </table:table-cell>
          <table:table-cell table:style-name="ce41" table:formula="of:=DECIMAL([.L53];16)" office:value-type="float" office:value="4" calcext:value-type="float">
            <text:p>4</text:p>
          </table:table-cell>
          <table:table-cell table:style-name="ce35" table:formula="of:=DECIMAL([.M53];16)" office:value-type="float" office:value="152" calcext:value-type="float">
            <text:p>152</text:p>
          </table:table-cell>
          <table:table-cell table:style-name="ce35" table:formula="of:=DECIMAL([.N53];16)" office:value-type="float" office:value="238" calcext:value-type="float">
            <text:p>238</text:p>
          </table:table-cell>
          <table:table-cell table:style-name="ce35" table:formula="of:=DECIMAL([.O53];16)" office:value-type="float" office:value="71" calcext:value-type="float">
            <text:p>71</text:p>
          </table:table-cell>
          <table:table-cell table:style-name="ce35" table:formula="of:=DECIMAL([.P53];16)" office:value-type="float" office:value="3" calcext:value-type="float">
            <text:p>3</text:p>
          </table:table-cell>
          <table:table-cell table:style-name="ce41" table:formula="of:=DECIMAL([.Q53];16)" office:value-type="float" office:value="64" calcext:value-type="float">
            <text:p>64</text:p>
          </table:table-cell>
          <table:table-cell table:style-name="ce41" table:formula="of:=DECIMAL([.R53];16)" office:value-type="float" office:value="192" calcext:value-type="float">
            <text:p>192</text:p>
          </table:table-cell>
          <table:table-cell table:style-name="ce41" table:formula="of:=DECIMAL([.S53];16)" office:value-type="float" office:value="96" calcext:value-type="float">
            <text:p>96</text:p>
          </table:table-cell>
          <table:table-cell table:style-name="ce46" table:formula="of:=DECIMAL([.T53];16)" office:value-type="float" office:value="4" calcext:value-type="float">
            <text:p>4</text:p>
          </table:table-cell>
          <table:table-cell/>
          <table:table-cell table:style-name="ce51" table:formula="of:=([.Z53]+[.AA53]*256+[.AB53]*256*256+[.AC53]*256*256*256)/1000000" office:value-type="float" office:value="55.045908" calcext:value-type="float">
            <text:p>55,045908</text:p>
          </table:table-cell>
          <table:table-cell table:formula="of:=([.AD53]+[.AE53]*256+[.AF53]*256*256+[.AG53]*256*256*256)/1000000" office:value-type="float" office:value="73.449304" calcext:value-type="float">
            <text:p>73,449304</text:p>
          </table:table-cell>
          <table:table-cell table:style-name="ce54" table:formula="of:=([.AH53]+[.AI53]*256+[.AJ53]*256*256+[.AK53]*256*256*256)/1000000" office:value-type="float" office:value="55.045784" calcext:value-type="float">
            <text:p>55,045784</text:p>
          </table:table-cell>
          <table:table-cell table:style-name="ce57" table:formula="of:=([.AL53]+[.AM53]*256+[.AN53]*256*256+[.AO53]*256*256*256)/1000000" office:value-type="float" office:value="73.449536" calcext:value-type="float">
            <text:p>73,4495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3" calcext:value-type="float">
            <text:p>3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4];16)" office:value-type="float" office:value="83" calcext:value-type="float">
            <text:p>83</text:p>
          </table:table-cell>
          <table:table-cell table:style-name="ce24" table:formula="of:=DECIMAL([.B54];16)" office:value-type="float" office:value="0" calcext:value-type="float">
            <text:p>0</text:p>
          </table:table-cell>
          <table:table-cell table:style-name="ce24" table:formula="of:=DECIMAL([.C54];16)" office:value-type="float" office:value="215" calcext:value-type="float">
            <text:p>215</text:p>
          </table:table-cell>
          <table:table-cell table:style-name="ce24" table:formula="of:=DECIMAL([.D54];16)" office:value-type="float" office:value="51" calcext:value-type="float">
            <text:p>51</text:p>
          </table:table-cell>
          <table:table-cell table:style-name="ce35" table:formula="of:=DECIMAL([.E54];16)" office:value-type="float" office:value="16" calcext:value-type="float">
            <text:p>16</text:p>
          </table:table-cell>
          <table:table-cell table:style-name="ce35" table:formula="of:=DECIMAL([.F54];16)" office:value-type="float" office:value="238" calcext:value-type="float">
            <text:p>238</text:p>
          </table:table-cell>
          <table:table-cell table:style-name="ce35" table:formula="of:=DECIMAL([.G54];16)" office:value-type="float" office:value="71" calcext:value-type="float">
            <text:p>71</text:p>
          </table:table-cell>
          <table:table-cell table:style-name="ce35" table:formula="of:=DECIMAL([.H54];16)" office:value-type="float" office:value="3" calcext:value-type="float">
            <text:p>3</text:p>
          </table:table-cell>
          <table:table-cell table:style-name="ce41" table:formula="of:=DECIMAL([.I54];16)" office:value-type="float" office:value="80" calcext:value-type="float">
            <text:p>80</text:p>
          </table:table-cell>
          <table:table-cell table:style-name="ce41" table:formula="of:=DECIMAL([.J54];16)" office:value-type="float" office:value="193" calcext:value-type="float">
            <text:p>193</text:p>
          </table:table-cell>
          <table:table-cell table:style-name="ce41" table:formula="of:=DECIMAL([.K54];16)" office:value-type="float" office:value="96" calcext:value-type="float">
            <text:p>96</text:p>
          </table:table-cell>
          <table:table-cell table:style-name="ce41" table:formula="of:=DECIMAL([.L54];16)" office:value-type="float" office:value="4" calcext:value-type="float">
            <text:p>4</text:p>
          </table:table-cell>
          <table:table-cell table:style-name="ce35" table:formula="of:=DECIMAL([.M54];16)" office:value-type="float" office:value="120" calcext:value-type="float">
            <text:p>120</text:p>
          </table:table-cell>
          <table:table-cell table:style-name="ce35" table:formula="of:=DECIMAL([.N54];16)" office:value-type="float" office:value="237" calcext:value-type="float">
            <text:p>237</text:p>
          </table:table-cell>
          <table:table-cell table:style-name="ce35" table:formula="of:=DECIMAL([.O54];16)" office:value-type="float" office:value="71" calcext:value-type="float">
            <text:p>71</text:p>
          </table:table-cell>
          <table:table-cell table:style-name="ce35" table:formula="of:=DECIMAL([.P54];16)" office:value-type="float" office:value="3" calcext:value-type="float">
            <text:p>3</text:p>
          </table:table-cell>
          <table:table-cell table:style-name="ce41" table:formula="of:=DECIMAL([.Q54];16)" office:value-type="float" office:value="88" calcext:value-type="float">
            <text:p>88</text:p>
          </table:table-cell>
          <table:table-cell table:style-name="ce41" table:formula="of:=DECIMAL([.R54];16)" office:value-type="float" office:value="194" calcext:value-type="float">
            <text:p>194</text:p>
          </table:table-cell>
          <table:table-cell table:style-name="ce41" table:formula="of:=DECIMAL([.S54];16)" office:value-type="float" office:value="96" calcext:value-type="float">
            <text:p>96</text:p>
          </table:table-cell>
          <table:table-cell table:style-name="ce46" table:formula="of:=DECIMAL([.T54];16)" office:value-type="float" office:value="4" calcext:value-type="float">
            <text:p>4</text:p>
          </table:table-cell>
          <table:table-cell/>
          <table:table-cell table:style-name="ce51" table:formula="of:=([.Z54]+[.AA54]*256+[.AB54]*256*256+[.AC54]*256*256*256)/1000000" office:value-type="float" office:value="55.045648" calcext:value-type="float">
            <text:p>55,045648</text:p>
          </table:table-cell>
          <table:table-cell table:formula="of:=([.AD54]+[.AE54]*256+[.AF54]*256*256+[.AG54]*256*256*256)/1000000" office:value-type="float" office:value="73.449808" calcext:value-type="float">
            <text:p>73,449808</text:p>
          </table:table-cell>
          <table:table-cell table:style-name="ce54" table:formula="of:=([.AH54]+[.AI54]*256+[.AJ54]*256*256+[.AK54]*256*256*256)/1000000" office:value-type="float" office:value="55.045496" calcext:value-type="float">
            <text:p>55,045496</text:p>
          </table:table-cell>
          <table:table-cell table:style-name="ce57" table:formula="of:=([.AL54]+[.AM54]*256+[.AN54]*256*256+[.AO54]*256*256*256)/1000000" office:value-type="float" office:value="73.450072" calcext:value-type="float">
            <text:p>73,4500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5];16)" office:value-type="float" office:value="83" calcext:value-type="float">
            <text:p>83</text:p>
          </table:table-cell>
          <table:table-cell table:style-name="ce24" table:formula="of:=DECIMAL([.B55];16)" office:value-type="float" office:value="0" calcext:value-type="float">
            <text:p>0</text:p>
          </table:table-cell>
          <table:table-cell table:style-name="ce24" table:formula="of:=DECIMAL([.C55];16)" office:value-type="float" office:value="215" calcext:value-type="float">
            <text:p>215</text:p>
          </table:table-cell>
          <table:table-cell table:style-name="ce24" table:formula="of:=DECIMAL([.D55];16)" office:value-type="float" office:value="52" calcext:value-type="float">
            <text:p>52</text:p>
          </table:table-cell>
          <table:table-cell table:style-name="ce35" table:formula="of:=DECIMAL([.E55];16)" office:value-type="float" office:value="232" calcext:value-type="float">
            <text:p>232</text:p>
          </table:table-cell>
          <table:table-cell table:style-name="ce35" table:formula="of:=DECIMAL([.F55];16)" office:value-type="float" office:value="236" calcext:value-type="float">
            <text:p>236</text:p>
          </table:table-cell>
          <table:table-cell table:style-name="ce35" table:formula="of:=DECIMAL([.G55];16)" office:value-type="float" office:value="71" calcext:value-type="float">
            <text:p>71</text:p>
          </table:table-cell>
          <table:table-cell table:style-name="ce35" table:formula="of:=DECIMAL([.H55];16)" office:value-type="float" office:value="3" calcext:value-type="float">
            <text:p>3</text:p>
          </table:table-cell>
          <table:table-cell table:style-name="ce41" table:formula="of:=DECIMAL([.I55];16)" office:value-type="float" office:value="128" calcext:value-type="float">
            <text:p>128</text:p>
          </table:table-cell>
          <table:table-cell table:style-name="ce41" table:formula="of:=DECIMAL([.J55];16)" office:value-type="float" office:value="195" calcext:value-type="float">
            <text:p>195</text:p>
          </table:table-cell>
          <table:table-cell table:style-name="ce41" table:formula="of:=DECIMAL([.K55];16)" office:value-type="float" office:value="96" calcext:value-type="float">
            <text:p>96</text:p>
          </table:table-cell>
          <table:table-cell table:style-name="ce41" table:formula="of:=DECIMAL([.L55];16)" office:value-type="float" office:value="4" calcext:value-type="float">
            <text:p>4</text:p>
          </table:table-cell>
          <table:table-cell table:style-name="ce35" table:formula="of:=DECIMAL([.M55];16)" office:value-type="float" office:value="84" calcext:value-type="float">
            <text:p>84</text:p>
          </table:table-cell>
          <table:table-cell table:style-name="ce35" table:formula="of:=DECIMAL([.N55];16)" office:value-type="float" office:value="236" calcext:value-type="float">
            <text:p>236</text:p>
          </table:table-cell>
          <table:table-cell table:style-name="ce35" table:formula="of:=DECIMAL([.O55];16)" office:value-type="float" office:value="71" calcext:value-type="float">
            <text:p>71</text:p>
          </table:table-cell>
          <table:table-cell table:style-name="ce35" table:formula="of:=DECIMAL([.P55];16)" office:value-type="float" office:value="3" calcext:value-type="float">
            <text:p>3</text:p>
          </table:table-cell>
          <table:table-cell table:style-name="ce41" table:formula="of:=DECIMAL([.Q55];16)" office:value-type="float" office:value="152" calcext:value-type="float">
            <text:p>152</text:p>
          </table:table-cell>
          <table:table-cell table:style-name="ce41" table:formula="of:=DECIMAL([.R55];16)" office:value-type="float" office:value="196" calcext:value-type="float">
            <text:p>196</text:p>
          </table:table-cell>
          <table:table-cell table:style-name="ce41" table:formula="of:=DECIMAL([.S55];16)" office:value-type="float" office:value="96" calcext:value-type="float">
            <text:p>96</text:p>
          </table:table-cell>
          <table:table-cell table:style-name="ce46" table:formula="of:=DECIMAL([.T55];16)" office:value-type="float" office:value="4" calcext:value-type="float">
            <text:p>4</text:p>
          </table:table-cell>
          <table:table-cell/>
          <table:table-cell table:style-name="ce51" table:formula="of:=([.Z55]+[.AA55]*256+[.AB55]*256*256+[.AC55]*256*256*256)/1000000" office:value-type="float" office:value="55.045352" calcext:value-type="float">
            <text:p>55,045352</text:p>
          </table:table-cell>
          <table:table-cell table:formula="of:=([.AD55]+[.AE55]*256+[.AF55]*256*256+[.AG55]*256*256*256)/1000000" office:value-type="float" office:value="73.450368" calcext:value-type="float">
            <text:p>73,450368</text:p>
          </table:table-cell>
          <table:table-cell table:style-name="ce54" table:formula="of:=([.AH55]+[.AI55]*256+[.AJ55]*256*256+[.AK55]*256*256*256)/1000000" office:value-type="float" office:value="55.045204" calcext:value-type="float">
            <text:p>55,045204</text:p>
          </table:table-cell>
          <table:table-cell table:style-name="ce57" table:formula="of:=([.AL55]+[.AM55]*256+[.AN55]*256*256+[.AO55]*256*256*256)/1000000" office:value-type="float" office:value="73.450648" calcext:value-type="float">
            <text:p>73,4506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6];16)" office:value-type="float" office:value="83" calcext:value-type="float">
            <text:p>83</text:p>
          </table:table-cell>
          <table:table-cell table:style-name="ce24" table:formula="of:=DECIMAL([.B56];16)" office:value-type="float" office:value="0" calcext:value-type="float">
            <text:p>0</text:p>
          </table:table-cell>
          <table:table-cell table:style-name="ce24" table:formula="of:=DECIMAL([.C56];16)" office:value-type="float" office:value="215" calcext:value-type="float">
            <text:p>215</text:p>
          </table:table-cell>
          <table:table-cell table:style-name="ce24" table:formula="of:=DECIMAL([.D56];16)" office:value-type="float" office:value="53" calcext:value-type="float">
            <text:p>53</text:p>
          </table:table-cell>
          <table:table-cell table:style-name="ce35" table:formula="of:=DECIMAL([.E56];16)" office:value-type="float" office:value="196" calcext:value-type="float">
            <text:p>196</text:p>
          </table:table-cell>
          <table:table-cell table:style-name="ce35" table:formula="of:=DECIMAL([.F56];16)" office:value-type="float" office:value="235" calcext:value-type="float">
            <text:p>235</text:p>
          </table:table-cell>
          <table:table-cell table:style-name="ce35" table:formula="of:=DECIMAL([.G56];16)" office:value-type="float" office:value="71" calcext:value-type="float">
            <text:p>71</text:p>
          </table:table-cell>
          <table:table-cell table:style-name="ce35" table:formula="of:=DECIMAL([.H56];16)" office:value-type="float" office:value="3" calcext:value-type="float">
            <text:p>3</text:p>
          </table:table-cell>
          <table:table-cell table:style-name="ce41" table:formula="of:=DECIMAL([.I56];16)" office:value-type="float" office:value="136" calcext:value-type="float">
            <text:p>136</text:p>
          </table:table-cell>
          <table:table-cell table:style-name="ce41" table:formula="of:=DECIMAL([.J56];16)" office:value-type="float" office:value="197" calcext:value-type="float">
            <text:p>197</text:p>
          </table:table-cell>
          <table:table-cell table:style-name="ce41" table:formula="of:=DECIMAL([.K56];16)" office:value-type="float" office:value="96" calcext:value-type="float">
            <text:p>96</text:p>
          </table:table-cell>
          <table:table-cell table:style-name="ce41" table:formula="of:=DECIMAL([.L56];16)" office:value-type="float" office:value="4" calcext:value-type="float">
            <text:p>4</text:p>
          </table:table-cell>
          <table:table-cell table:style-name="ce35" table:formula="of:=DECIMAL([.M56];16)" office:value-type="float" office:value="28" calcext:value-type="float">
            <text:p>28</text:p>
          </table:table-cell>
          <table:table-cell table:style-name="ce35" table:formula="of:=DECIMAL([.N56];16)" office:value-type="float" office:value="235" calcext:value-type="float">
            <text:p>235</text:p>
          </table:table-cell>
          <table:table-cell table:style-name="ce35" table:formula="of:=DECIMAL([.O56];16)" office:value-type="float" office:value="71" calcext:value-type="float">
            <text:p>71</text:p>
          </table:table-cell>
          <table:table-cell table:style-name="ce35" table:formula="of:=DECIMAL([.P56];16)" office:value-type="float" office:value="3" calcext:value-type="float">
            <text:p>3</text:p>
          </table:table-cell>
          <table:table-cell table:style-name="ce41" table:formula="of:=DECIMAL([.Q56];16)" office:value-type="float" office:value="208" calcext:value-type="float">
            <text:p>208</text:p>
          </table:table-cell>
          <table:table-cell table:style-name="ce41" table:formula="of:=DECIMAL([.R56];16)" office:value-type="float" office:value="198" calcext:value-type="float">
            <text:p>198</text:p>
          </table:table-cell>
          <table:table-cell table:style-name="ce41" table:formula="of:=DECIMAL([.S56];16)" office:value-type="float" office:value="96" calcext:value-type="float">
            <text:p>96</text:p>
          </table:table-cell>
          <table:table-cell table:style-name="ce46" table:formula="of:=DECIMAL([.T56];16)" office:value-type="float" office:value="4" calcext:value-type="float">
            <text:p>4</text:p>
          </table:table-cell>
          <table:table-cell/>
          <table:table-cell table:style-name="ce51" table:formula="of:=([.Z56]+[.AA56]*256+[.AB56]*256*256+[.AC56]*256*256*256)/1000000" office:value-type="float" office:value="55.04506" calcext:value-type="float">
            <text:p>55,04506</text:p>
          </table:table-cell>
          <table:table-cell table:formula="of:=([.AD56]+[.AE56]*256+[.AF56]*256*256+[.AG56]*256*256*256)/1000000" office:value-type="float" office:value="73.450888" calcext:value-type="float">
            <text:p>73,450888</text:p>
          </table:table-cell>
          <table:table-cell table:style-name="ce54" table:formula="of:=([.AH56]+[.AI56]*256+[.AJ56]*256*256+[.AK56]*256*256*256)/1000000" office:value-type="float" office:value="55.044892" calcext:value-type="float">
            <text:p>55,044892</text:p>
          </table:table-cell>
          <table:table-cell table:style-name="ce57" table:formula="of:=([.AL56]+[.AM56]*256+[.AN56]*256*256+[.AO56]*256*256*256)/1000000" office:value-type="float" office:value="73.451216" calcext:value-type="float">
            <text:p>73,4512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6" calcext:value-type="float">
            <text:p>36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7];16)" office:value-type="float" office:value="83" calcext:value-type="float">
            <text:p>83</text:p>
          </table:table-cell>
          <table:table-cell table:style-name="ce24" table:formula="of:=DECIMAL([.B57];16)" office:value-type="float" office:value="0" calcext:value-type="float">
            <text:p>0</text:p>
          </table:table-cell>
          <table:table-cell table:style-name="ce24" table:formula="of:=DECIMAL([.C57];16)" office:value-type="float" office:value="215" calcext:value-type="float">
            <text:p>215</text:p>
          </table:table-cell>
          <table:table-cell table:style-name="ce24" table:formula="of:=DECIMAL([.D57];16)" office:value-type="float" office:value="54" calcext:value-type="float">
            <text:p>54</text:p>
          </table:table-cell>
          <table:table-cell table:style-name="ce35" table:formula="of:=DECIMAL([.E57];16)" office:value-type="float" office:value="100" calcext:value-type="float">
            <text:p>100</text:p>
          </table:table-cell>
          <table:table-cell table:style-name="ce35" table:formula="of:=DECIMAL([.F57];16)" office:value-type="float" office:value="234" calcext:value-type="float">
            <text:p>234</text:p>
          </table:table-cell>
          <table:table-cell table:style-name="ce35" table:formula="of:=DECIMAL([.G57];16)" office:value-type="float" office:value="71" calcext:value-type="float">
            <text:p>71</text:p>
          </table:table-cell>
          <table:table-cell table:style-name="ce35" table:formula="of:=DECIMAL([.H57];16)" office:value-type="float" office:value="3" calcext:value-type="float">
            <text:p>3</text:p>
          </table:table-cell>
          <table:table-cell table:style-name="ce41" table:formula="of:=DECIMAL([.I57];16)" office:value-type="float" office:value="248" calcext:value-type="float">
            <text:p>248</text:p>
          </table:table-cell>
          <table:table-cell table:style-name="ce41" table:formula="of:=DECIMAL([.J57];16)" office:value-type="float" office:value="199" calcext:value-type="float">
            <text:p>199</text:p>
          </table:table-cell>
          <table:table-cell table:style-name="ce41" table:formula="of:=DECIMAL([.K57];16)" office:value-type="float" office:value="96" calcext:value-type="float">
            <text:p>96</text:p>
          </table:table-cell>
          <table:table-cell table:style-name="ce41" table:formula="of:=DECIMAL([.L57];16)" office:value-type="float" office:value="4" calcext:value-type="float">
            <text:p>4</text:p>
          </table:table-cell>
          <table:table-cell table:style-name="ce35" table:formula="of:=DECIMAL([.M57];16)" office:value-type="float" office:value="204" calcext:value-type="float">
            <text:p>204</text:p>
          </table:table-cell>
          <table:table-cell table:style-name="ce35" table:formula="of:=DECIMAL([.N57];16)" office:value-type="float" office:value="233" calcext:value-type="float">
            <text:p>233</text:p>
          </table:table-cell>
          <table:table-cell table:style-name="ce35" table:formula="of:=DECIMAL([.O57];16)" office:value-type="float" office:value="71" calcext:value-type="float">
            <text:p>71</text:p>
          </table:table-cell>
          <table:table-cell table:style-name="ce35" table:formula="of:=DECIMAL([.P57];16)" office:value-type="float" office:value="3" calcext:value-type="float">
            <text:p>3</text:p>
          </table:table-cell>
          <table:table-cell table:style-name="ce41" table:formula="of:=DECIMAL([.Q57];16)" office:value-type="float" office:value="24" calcext:value-type="float">
            <text:p>24</text:p>
          </table:table-cell>
          <table:table-cell table:style-name="ce41" table:formula="of:=DECIMAL([.R57];16)" office:value-type="float" office:value="201" calcext:value-type="float">
            <text:p>201</text:p>
          </table:table-cell>
          <table:table-cell table:style-name="ce41" table:formula="of:=DECIMAL([.S57];16)" office:value-type="float" office:value="96" calcext:value-type="float">
            <text:p>96</text:p>
          </table:table-cell>
          <table:table-cell table:style-name="ce46" table:formula="of:=DECIMAL([.T57];16)" office:value-type="float" office:value="4" calcext:value-type="float">
            <text:p>4</text:p>
          </table:table-cell>
          <table:table-cell/>
          <table:table-cell table:style-name="ce51" table:formula="of:=([.Z57]+[.AA57]*256+[.AB57]*256*256+[.AC57]*256*256*256)/1000000" office:value-type="float" office:value="55.044708" calcext:value-type="float">
            <text:p>55,044708</text:p>
          </table:table-cell>
          <table:table-cell table:formula="of:=([.AD57]+[.AE57]*256+[.AF57]*256*256+[.AG57]*256*256*256)/1000000" office:value-type="float" office:value="73.451512" calcext:value-type="float">
            <text:p>73,451512</text:p>
          </table:table-cell>
          <table:table-cell table:style-name="ce54" table:formula="of:=([.AH57]+[.AI57]*256+[.AJ57]*256*256+[.AK57]*256*256*256)/1000000" office:value-type="float" office:value="55.044556" calcext:value-type="float">
            <text:p>55,044556</text:p>
          </table:table-cell>
          <table:table-cell table:style-name="ce57" table:formula="of:=([.AL57]+[.AM57]*256+[.AN57]*256*256+[.AO57]*256*256*256)/1000000" office:value-type="float" office:value="73.4518" calcext:value-type="float">
            <text:p>73,451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7" calcext:value-type="float">
            <text:p>3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8];16)" office:value-type="float" office:value="83" calcext:value-type="float">
            <text:p>83</text:p>
          </table:table-cell>
          <table:table-cell table:style-name="ce24" table:formula="of:=DECIMAL([.B58];16)" office:value-type="float" office:value="0" calcext:value-type="float">
            <text:p>0</text:p>
          </table:table-cell>
          <table:table-cell table:style-name="ce24" table:formula="of:=DECIMAL([.C58];16)" office:value-type="float" office:value="215" calcext:value-type="float">
            <text:p>215</text:p>
          </table:table-cell>
          <table:table-cell table:style-name="ce24" table:formula="of:=DECIMAL([.D58];16)" office:value-type="float" office:value="55" calcext:value-type="float">
            <text:p>55</text:p>
          </table:table-cell>
          <table:table-cell table:style-name="ce35" table:formula="of:=DECIMAL([.E58];16)" office:value-type="float" office:value="80" calcext:value-type="float">
            <text:p>80</text:p>
          </table:table-cell>
          <table:table-cell table:style-name="ce35" table:formula="of:=DECIMAL([.F58];16)" office:value-type="float" office:value="233" calcext:value-type="float">
            <text:p>233</text:p>
          </table:table-cell>
          <table:table-cell table:style-name="ce35" table:formula="of:=DECIMAL([.G58];16)" office:value-type="float" office:value="71" calcext:value-type="float">
            <text:p>71</text:p>
          </table:table-cell>
          <table:table-cell table:style-name="ce35" table:formula="of:=DECIMAL([.H58];16)" office:value-type="float" office:value="3" calcext:value-type="float">
            <text:p>3</text:p>
          </table:table-cell>
          <table:table-cell table:style-name="ce41" table:formula="of:=DECIMAL([.I58];16)" office:value-type="float" office:value="48" calcext:value-type="float">
            <text:p>48</text:p>
          </table:table-cell>
          <table:table-cell table:style-name="ce41" table:formula="of:=DECIMAL([.J58];16)" office:value-type="float" office:value="202" calcext:value-type="float">
            <text:p>202</text:p>
          </table:table-cell>
          <table:table-cell table:style-name="ce41" table:formula="of:=DECIMAL([.K58];16)" office:value-type="float" office:value="96" calcext:value-type="float">
            <text:p>96</text:p>
          </table:table-cell>
          <table:table-cell table:style-name="ce41" table:formula="of:=DECIMAL([.L58];16)" office:value-type="float" office:value="4" calcext:value-type="float">
            <text:p>4</text:p>
          </table:table-cell>
          <table:table-cell table:style-name="ce35" table:formula="of:=DECIMAL([.M58];16)" office:value-type="float" office:value="164" calcext:value-type="float">
            <text:p>164</text:p>
          </table:table-cell>
          <table:table-cell table:style-name="ce35" table:formula="of:=DECIMAL([.N58];16)" office:value-type="float" office:value="232" calcext:value-type="float">
            <text:p>232</text:p>
          </table:table-cell>
          <table:table-cell table:style-name="ce35" table:formula="of:=DECIMAL([.O58];16)" office:value-type="float" office:value="71" calcext:value-type="float">
            <text:p>71</text:p>
          </table:table-cell>
          <table:table-cell table:style-name="ce35" table:formula="of:=DECIMAL([.P58];16)" office:value-type="float" office:value="3" calcext:value-type="float">
            <text:p>3</text:p>
          </table:table-cell>
          <table:table-cell table:style-name="ce41" table:formula="of:=DECIMAL([.Q58];16)" office:value-type="float" office:value="112" calcext:value-type="float">
            <text:p>112</text:p>
          </table:table-cell>
          <table:table-cell table:style-name="ce41" table:formula="of:=DECIMAL([.R58];16)" office:value-type="float" office:value="203" calcext:value-type="float">
            <text:p>203</text:p>
          </table:table-cell>
          <table:table-cell table:style-name="ce41" table:formula="of:=DECIMAL([.S58];16)" office:value-type="float" office:value="96" calcext:value-type="float">
            <text:p>96</text:p>
          </table:table-cell>
          <table:table-cell table:style-name="ce46" table:formula="of:=DECIMAL([.T58];16)" office:value-type="float" office:value="4" calcext:value-type="float">
            <text:p>4</text:p>
          </table:table-cell>
          <table:table-cell/>
          <table:table-cell table:style-name="ce51" table:formula="of:=([.Z58]+[.AA58]*256+[.AB58]*256*256+[.AC58]*256*256*256)/1000000" office:value-type="float" office:value="55.044432" calcext:value-type="float">
            <text:p>55,044432</text:p>
          </table:table-cell>
          <table:table-cell table:formula="of:=([.AD58]+[.AE58]*256+[.AF58]*256*256+[.AG58]*256*256*256)/1000000" office:value-type="float" office:value="73.45208" calcext:value-type="float">
            <text:p>73,45208</text:p>
          </table:table-cell>
          <table:table-cell table:style-name="ce54" table:formula="of:=([.AH58]+[.AI58]*256+[.AJ58]*256*256+[.AK58]*256*256*256)/1000000" office:value-type="float" office:value="55.04426" calcext:value-type="float">
            <text:p>55,04426</text:p>
          </table:table-cell>
          <table:table-cell table:style-name="ce57" table:formula="of:=([.AL58]+[.AM58]*256+[.AN58]*256*256+[.AO58]*256*256*256)/1000000" office:value-type="float" office:value="73.4524" calcext:value-type="float">
            <text:p>73,45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59];16)" office:value-type="float" office:value="83" calcext:value-type="float">
            <text:p>83</text:p>
          </table:table-cell>
          <table:table-cell table:style-name="ce24" table:formula="of:=DECIMAL([.B59];16)" office:value-type="float" office:value="0" calcext:value-type="float">
            <text:p>0</text:p>
          </table:table-cell>
          <table:table-cell table:style-name="ce24" table:formula="of:=DECIMAL([.C59];16)" office:value-type="float" office:value="215" calcext:value-type="float">
            <text:p>215</text:p>
          </table:table-cell>
          <table:table-cell table:style-name="ce24" table:formula="of:=DECIMAL([.D59];16)" office:value-type="float" office:value="56" calcext:value-type="float">
            <text:p>56</text:p>
          </table:table-cell>
          <table:table-cell table:style-name="ce35" table:formula="of:=DECIMAL([.E59];16)" office:value-type="float" office:value="240" calcext:value-type="float">
            <text:p>240</text:p>
          </table:table-cell>
          <table:table-cell table:style-name="ce35" table:formula="of:=DECIMAL([.F59];16)" office:value-type="float" office:value="231" calcext:value-type="float">
            <text:p>231</text:p>
          </table:table-cell>
          <table:table-cell table:style-name="ce35" table:formula="of:=DECIMAL([.G59];16)" office:value-type="float" office:value="71" calcext:value-type="float">
            <text:p>71</text:p>
          </table:table-cell>
          <table:table-cell table:style-name="ce35" table:formula="of:=DECIMAL([.H59];16)" office:value-type="float" office:value="3" calcext:value-type="float">
            <text:p>3</text:p>
          </table:table-cell>
          <table:table-cell table:style-name="ce41" table:formula="of:=DECIMAL([.I59];16)" office:value-type="float" office:value="160" calcext:value-type="float">
            <text:p>160</text:p>
          </table:table-cell>
          <table:table-cell table:style-name="ce41" table:formula="of:=DECIMAL([.J59];16)" office:value-type="float" office:value="204" calcext:value-type="float">
            <text:p>204</text:p>
          </table:table-cell>
          <table:table-cell table:style-name="ce41" table:formula="of:=DECIMAL([.K59];16)" office:value-type="float" office:value="96" calcext:value-type="float">
            <text:p>96</text:p>
          </table:table-cell>
          <table:table-cell table:style-name="ce41" table:formula="of:=DECIMAL([.L59];16)" office:value-type="float" office:value="4" calcext:value-type="float">
            <text:p>4</text:p>
          </table:table-cell>
          <table:table-cell table:style-name="ce35" table:formula="of:=DECIMAL([.M59];16)" office:value-type="float" office:value="56" calcext:value-type="float">
            <text:p>56</text:p>
          </table:table-cell>
          <table:table-cell table:style-name="ce35" table:formula="of:=DECIMAL([.N59];16)" office:value-type="float" office:value="231" calcext:value-type="float">
            <text:p>231</text:p>
          </table:table-cell>
          <table:table-cell table:style-name="ce35" table:formula="of:=DECIMAL([.O59];16)" office:value-type="float" office:value="71" calcext:value-type="float">
            <text:p>71</text:p>
          </table:table-cell>
          <table:table-cell table:style-name="ce35" table:formula="of:=DECIMAL([.P59];16)" office:value-type="float" office:value="3" calcext:value-type="float">
            <text:p>3</text:p>
          </table:table-cell>
          <table:table-cell table:style-name="ce41" table:formula="of:=DECIMAL([.Q59];16)" office:value-type="float" office:value="200" calcext:value-type="float">
            <text:p>200</text:p>
          </table:table-cell>
          <table:table-cell table:style-name="ce41" table:formula="of:=DECIMAL([.R59];16)" office:value-type="float" office:value="205" calcext:value-type="float">
            <text:p>205</text:p>
          </table:table-cell>
          <table:table-cell table:style-name="ce41" table:formula="of:=DECIMAL([.S59];16)" office:value-type="float" office:value="96" calcext:value-type="float">
            <text:p>96</text:p>
          </table:table-cell>
          <table:table-cell table:style-name="ce46" table:formula="of:=DECIMAL([.T59];16)" office:value-type="float" office:value="4" calcext:value-type="float">
            <text:p>4</text:p>
          </table:table-cell>
          <table:table-cell/>
          <table:table-cell table:style-name="ce51" table:formula="of:=([.Z59]+[.AA59]*256+[.AB59]*256*256+[.AC59]*256*256*256)/1000000" office:value-type="float" office:value="55.04408" calcext:value-type="float">
            <text:p>55,04408</text:p>
          </table:table-cell>
          <table:table-cell table:formula="of:=([.AD59]+[.AE59]*256+[.AF59]*256*256+[.AG59]*256*256*256)/1000000" office:value-type="float" office:value="73.452704" calcext:value-type="float">
            <text:p>73,452704</text:p>
          </table:table-cell>
          <table:table-cell table:style-name="ce54" table:formula="of:=([.AH59]+[.AI59]*256+[.AJ59]*256*256+[.AK59]*256*256*256)/1000000" office:value-type="float" office:value="55.043896" calcext:value-type="float">
            <text:p>55,043896</text:p>
          </table:table-cell>
          <table:table-cell table:style-name="ce57" table:formula="of:=([.AL59]+[.AM59]*256+[.AN59]*256*256+[.AO59]*256*256*256)/1000000" office:value-type="float" office:value="73.453" calcext:value-type="float">
            <text:p>73,453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39" calcext:value-type="float">
            <text:p>39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0];16)" office:value-type="float" office:value="83" calcext:value-type="float">
            <text:p>83</text:p>
          </table:table-cell>
          <table:table-cell table:style-name="ce24" table:formula="of:=DECIMAL([.B60];16)" office:value-type="float" office:value="0" calcext:value-type="float">
            <text:p>0</text:p>
          </table:table-cell>
          <table:table-cell table:style-name="ce24" table:formula="of:=DECIMAL([.C60];16)" office:value-type="float" office:value="215" calcext:value-type="float">
            <text:p>215</text:p>
          </table:table-cell>
          <table:table-cell table:style-name="ce24" table:formula="of:=DECIMAL([.D60];16)" office:value-type="float" office:value="57" calcext:value-type="float">
            <text:p>57</text:p>
          </table:table-cell>
          <table:table-cell table:style-name="ce35" table:formula="of:=DECIMAL([.E60];16)" office:value-type="float" office:value="216" calcext:value-type="float">
            <text:p>216</text:p>
          </table:table-cell>
          <table:table-cell table:style-name="ce35" table:formula="of:=DECIMAL([.F60];16)" office:value-type="float" office:value="230" calcext:value-type="float">
            <text:p>230</text:p>
          </table:table-cell>
          <table:table-cell table:style-name="ce35" table:formula="of:=DECIMAL([.G60];16)" office:value-type="float" office:value="71" calcext:value-type="float">
            <text:p>71</text:p>
          </table:table-cell>
          <table:table-cell table:style-name="ce35" table:formula="of:=DECIMAL([.H60];16)" office:value-type="float" office:value="3" calcext:value-type="float">
            <text:p>3</text:p>
          </table:table-cell>
          <table:table-cell table:style-name="ce41" table:formula="of:=DECIMAL([.I60];16)" office:value-type="float" office:value="112" calcext:value-type="float">
            <text:p>112</text:p>
          </table:table-cell>
          <table:table-cell table:style-name="ce41" table:formula="of:=DECIMAL([.J60];16)" office:value-type="float" office:value="206" calcext:value-type="float">
            <text:p>206</text:p>
          </table:table-cell>
          <table:table-cell table:style-name="ce41" table:formula="of:=DECIMAL([.K60];16)" office:value-type="float" office:value="96" calcext:value-type="float">
            <text:p>96</text:p>
          </table:table-cell>
          <table:table-cell table:style-name="ce41" table:formula="of:=DECIMAL([.L60];16)" office:value-type="float" office:value="4" calcext:value-type="float">
            <text:p>4</text:p>
          </table:table-cell>
          <table:table-cell table:style-name="ce35" table:formula="of:=DECIMAL([.M60];16)" office:value-type="float" office:value="56" calcext:value-type="float">
            <text:p>56</text:p>
          </table:table-cell>
          <table:table-cell table:style-name="ce35" table:formula="of:=DECIMAL([.N60];16)" office:value-type="float" office:value="230" calcext:value-type="float">
            <text:p>230</text:p>
          </table:table-cell>
          <table:table-cell table:style-name="ce35" table:formula="of:=DECIMAL([.O60];16)" office:value-type="float" office:value="71" calcext:value-type="float">
            <text:p>71</text:p>
          </table:table-cell>
          <table:table-cell table:style-name="ce35" table:formula="of:=DECIMAL([.P60];16)" office:value-type="float" office:value="3" calcext:value-type="float">
            <text:p>3</text:p>
          </table:table-cell>
          <table:table-cell table:style-name="ce41" table:formula="of:=DECIMAL([.Q60];16)" office:value-type="float" office:value="144" calcext:value-type="float">
            <text:p>144</text:p>
          </table:table-cell>
          <table:table-cell table:style-name="ce41" table:formula="of:=DECIMAL([.R60];16)" office:value-type="float" office:value="207" calcext:value-type="float">
            <text:p>207</text:p>
          </table:table-cell>
          <table:table-cell table:style-name="ce41" table:formula="of:=DECIMAL([.S60];16)" office:value-type="float" office:value="96" calcext:value-type="float">
            <text:p>96</text:p>
          </table:table-cell>
          <table:table-cell table:style-name="ce46" table:formula="of:=DECIMAL([.T60];16)" office:value-type="float" office:value="4" calcext:value-type="float">
            <text:p>4</text:p>
          </table:table-cell>
          <table:table-cell/>
          <table:table-cell table:style-name="ce51" table:formula="of:=([.Z60]+[.AA60]*256+[.AB60]*256*256+[.AC60]*256*256*256)/1000000" office:value-type="float" office:value="55.0438" calcext:value-type="float">
            <text:p>55,0438</text:p>
          </table:table-cell>
          <table:table-cell table:formula="of:=([.AD60]+[.AE60]*256+[.AF60]*256*256+[.AG60]*256*256*256)/1000000" office:value-type="float" office:value="73.453168" calcext:value-type="float">
            <text:p>73,453168</text:p>
          </table:table-cell>
          <table:table-cell table:style-name="ce54" table:formula="of:=([.AH60]+[.AI60]*256+[.AJ60]*256*256+[.AK60]*256*256*256)/1000000" office:value-type="float" office:value="55.04364" calcext:value-type="float">
            <text:p>55,04364</text:p>
          </table:table-cell>
          <table:table-cell table:style-name="ce57" table:formula="of:=([.AL60]+[.AM60]*256+[.AN60]*256*256+[.AO60]*256*256*256)/1000000" office:value-type="float" office:value="73.453456" calcext:value-type="float">
            <text:p>73,4534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1];16)" office:value-type="float" office:value="83" calcext:value-type="float">
            <text:p>83</text:p>
          </table:table-cell>
          <table:table-cell table:style-name="ce24" table:formula="of:=DECIMAL([.B61];16)" office:value-type="float" office:value="0" calcext:value-type="float">
            <text:p>0</text:p>
          </table:table-cell>
          <table:table-cell table:style-name="ce24" table:formula="of:=DECIMAL([.C61];16)" office:value-type="float" office:value="215" calcext:value-type="float">
            <text:p>215</text:p>
          </table:table-cell>
          <table:table-cell table:style-name="ce24" table:formula="of:=DECIMAL([.D61];16)" office:value-type="float" office:value="58" calcext:value-type="float">
            <text:p>58</text:p>
          </table:table-cell>
          <table:table-cell table:style-name="ce35" table:formula="of:=DECIMAL([.E61];16)" office:value-type="float" office:value="144" calcext:value-type="float">
            <text:p>144</text:p>
          </table:table-cell>
          <table:table-cell table:style-name="ce35" table:formula="of:=DECIMAL([.F61];16)" office:value-type="float" office:value="229" calcext:value-type="float">
            <text:p>229</text:p>
          </table:table-cell>
          <table:table-cell table:style-name="ce35" table:formula="of:=DECIMAL([.G61];16)" office:value-type="float" office:value="71" calcext:value-type="float">
            <text:p>71</text:p>
          </table:table-cell>
          <table:table-cell table:style-name="ce35" table:formula="of:=DECIMAL([.H61];16)" office:value-type="float" office:value="3" calcext:value-type="float">
            <text:p>3</text:p>
          </table:table-cell>
          <table:table-cell table:style-name="ce41" table:formula="of:=DECIMAL([.I61];16)" office:value-type="float" office:value="200" calcext:value-type="float">
            <text:p>200</text:p>
          </table:table-cell>
          <table:table-cell table:style-name="ce41" table:formula="of:=DECIMAL([.J61];16)" office:value-type="float" office:value="208" calcext:value-type="float">
            <text:p>208</text:p>
          </table:table-cell>
          <table:table-cell table:style-name="ce41" table:formula="of:=DECIMAL([.K61];16)" office:value-type="float" office:value="96" calcext:value-type="float">
            <text:p>96</text:p>
          </table:table-cell>
          <table:table-cell table:style-name="ce41" table:formula="of:=DECIMAL([.L61];16)" office:value-type="float" office:value="4" calcext:value-type="float">
            <text:p>4</text:p>
          </table:table-cell>
          <table:table-cell table:style-name="ce35" table:formula="of:=DECIMAL([.M61];16)" office:value-type="float" office:value="244" calcext:value-type="float">
            <text:p>244</text:p>
          </table:table-cell>
          <table:table-cell table:style-name="ce35" table:formula="of:=DECIMAL([.N61];16)" office:value-type="float" office:value="228" calcext:value-type="float">
            <text:p>228</text:p>
          </table:table-cell>
          <table:table-cell table:style-name="ce35" table:formula="of:=DECIMAL([.O61];16)" office:value-type="float" office:value="71" calcext:value-type="float">
            <text:p>71</text:p>
          </table:table-cell>
          <table:table-cell table:style-name="ce35" table:formula="of:=DECIMAL([.P61];16)" office:value-type="float" office:value="3" calcext:value-type="float">
            <text:p>3</text:p>
          </table:table-cell>
          <table:table-cell table:style-name="ce41" table:formula="of:=DECIMAL([.Q61];16)" office:value-type="float" office:value="224" calcext:value-type="float">
            <text:p>224</text:p>
          </table:table-cell>
          <table:table-cell table:style-name="ce41" table:formula="of:=DECIMAL([.R61];16)" office:value-type="float" office:value="209" calcext:value-type="float">
            <text:p>209</text:p>
          </table:table-cell>
          <table:table-cell table:style-name="ce41" table:formula="of:=DECIMAL([.S61];16)" office:value-type="float" office:value="96" calcext:value-type="float">
            <text:p>96</text:p>
          </table:table-cell>
          <table:table-cell table:style-name="ce46" table:formula="of:=DECIMAL([.T61];16)" office:value-type="float" office:value="4" calcext:value-type="float">
            <text:p>4</text:p>
          </table:table-cell>
          <table:table-cell/>
          <table:table-cell table:style-name="ce51" table:formula="of:=([.Z61]+[.AA61]*256+[.AB61]*256*256+[.AC61]*256*256*256)/1000000" office:value-type="float" office:value="55.043472" calcext:value-type="float">
            <text:p>55,043472</text:p>
          </table:table-cell>
          <table:table-cell table:formula="of:=([.AD61]+[.AE61]*256+[.AF61]*256*256+[.AG61]*256*256*256)/1000000" office:value-type="float" office:value="73.453768" calcext:value-type="float">
            <text:p>73,453768</text:p>
          </table:table-cell>
          <table:table-cell table:style-name="ce54" table:formula="of:=([.AH61]+[.AI61]*256+[.AJ61]*256*256+[.AK61]*256*256*256)/1000000" office:value-type="float" office:value="55.043316" calcext:value-type="float">
            <text:p>55,043316</text:p>
          </table:table-cell>
          <table:table-cell table:style-name="ce57" table:formula="of:=([.AL61]+[.AM61]*256+[.AN61]*256*256+[.AO61]*256*256*256)/1000000" office:value-type="float" office:value="73.454048" calcext:value-type="float">
            <text:p>73,4540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B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2];16)" office:value-type="float" office:value="83" calcext:value-type="float">
            <text:p>83</text:p>
          </table:table-cell>
          <table:table-cell table:style-name="ce24" table:formula="of:=DECIMAL([.B62];16)" office:value-type="float" office:value="0" calcext:value-type="float">
            <text:p>0</text:p>
          </table:table-cell>
          <table:table-cell table:style-name="ce24" table:formula="of:=DECIMAL([.C62];16)" office:value-type="float" office:value="215" calcext:value-type="float">
            <text:p>215</text:p>
          </table:table-cell>
          <table:table-cell table:style-name="ce24" table:formula="of:=DECIMAL([.D62];16)" office:value-type="float" office:value="59" calcext:value-type="float">
            <text:p>59</text:p>
          </table:table-cell>
          <table:table-cell table:style-name="ce35" table:formula="of:=DECIMAL([.E62];16)" office:value-type="float" office:value="68" calcext:value-type="float">
            <text:p>68</text:p>
          </table:table-cell>
          <table:table-cell table:style-name="ce35" table:formula="of:=DECIMAL([.F62];16)" office:value-type="float" office:value="228" calcext:value-type="float">
            <text:p>228</text:p>
          </table:table-cell>
          <table:table-cell table:style-name="ce35" table:formula="of:=DECIMAL([.G62];16)" office:value-type="float" office:value="71" calcext:value-type="float">
            <text:p>71</text:p>
          </table:table-cell>
          <table:table-cell table:style-name="ce35" table:formula="of:=DECIMAL([.H62];16)" office:value-type="float" office:value="3" calcext:value-type="float">
            <text:p>3</text:p>
          </table:table-cell>
          <table:table-cell table:style-name="ce41" table:formula="of:=DECIMAL([.I62];16)" office:value-type="float" office:value="24" calcext:value-type="float">
            <text:p>24</text:p>
          </table:table-cell>
          <table:table-cell table:style-name="ce41" table:formula="of:=DECIMAL([.J62];16)" office:value-type="float" office:value="211" calcext:value-type="float">
            <text:p>211</text:p>
          </table:table-cell>
          <table:table-cell table:style-name="ce41" table:formula="of:=DECIMAL([.K62];16)" office:value-type="float" office:value="96" calcext:value-type="float">
            <text:p>96</text:p>
          </table:table-cell>
          <table:table-cell table:style-name="ce41" table:formula="of:=DECIMAL([.L62];16)" office:value-type="float" office:value="4" calcext:value-type="float">
            <text:p>4</text:p>
          </table:table-cell>
          <table:table-cell table:style-name="ce35" table:formula="of:=DECIMAL([.M62];16)" office:value-type="float" office:value="140" calcext:value-type="float">
            <text:p>140</text:p>
          </table:table-cell>
          <table:table-cell table:style-name="ce35" table:formula="of:=DECIMAL([.N62];16)" office:value-type="float" office:value="227" calcext:value-type="float">
            <text:p>227</text:p>
          </table:table-cell>
          <table:table-cell table:style-name="ce35" table:formula="of:=DECIMAL([.O62];16)" office:value-type="float" office:value="71" calcext:value-type="float">
            <text:p>71</text:p>
          </table:table-cell>
          <table:table-cell table:style-name="ce35" table:formula="of:=DECIMAL([.P62];16)" office:value-type="float" office:value="3" calcext:value-type="float">
            <text:p>3</text:p>
          </table:table-cell>
          <table:table-cell table:style-name="ce41" table:formula="of:=DECIMAL([.Q62];16)" office:value-type="float" office:value="56" calcext:value-type="float">
            <text:p>56</text:p>
          </table:table-cell>
          <table:table-cell table:style-name="ce41" table:formula="of:=DECIMAL([.R62];16)" office:value-type="float" office:value="212" calcext:value-type="float">
            <text:p>212</text:p>
          </table:table-cell>
          <table:table-cell table:style-name="ce41" table:formula="of:=DECIMAL([.S62];16)" office:value-type="float" office:value="96" calcext:value-type="float">
            <text:p>96</text:p>
          </table:table-cell>
          <table:table-cell table:style-name="ce46" table:formula="of:=DECIMAL([.T62];16)" office:value-type="float" office:value="4" calcext:value-type="float">
            <text:p>4</text:p>
          </table:table-cell>
          <table:table-cell/>
          <table:table-cell table:style-name="ce51" table:formula="of:=([.Z62]+[.AA62]*256+[.AB62]*256*256+[.AC62]*256*256*256)/1000000" office:value-type="float" office:value="55.04314" calcext:value-type="float">
            <text:p>55,04314</text:p>
          </table:table-cell>
          <table:table-cell table:formula="of:=([.AD62]+[.AE62]*256+[.AF62]*256*256+[.AG62]*256*256*256)/1000000" office:value-type="float" office:value="73.45436" calcext:value-type="float">
            <text:p>73,45436</text:p>
          </table:table-cell>
          <table:table-cell table:style-name="ce54" table:formula="of:=([.AH62]+[.AI62]*256+[.AJ62]*256*256+[.AK62]*256*256*256)/1000000" office:value-type="float" office:value="55.042956" calcext:value-type="float">
            <text:p>55,042956</text:p>
          </table:table-cell>
          <table:table-cell table:style-name="ce57" table:formula="of:=([.AL62]+[.AM62]*256+[.AN62]*256*256+[.AO62]*256*256*256)/1000000" office:value-type="float" office:value="73.454648" calcext:value-type="float">
            <text:p>73,4546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3];16)" office:value-type="float" office:value="83" calcext:value-type="float">
            <text:p>83</text:p>
          </table:table-cell>
          <table:table-cell table:style-name="ce24" table:formula="of:=DECIMAL([.B63];16)" office:value-type="float" office:value="0" calcext:value-type="float">
            <text:p>0</text:p>
          </table:table-cell>
          <table:table-cell table:style-name="ce24" table:formula="of:=DECIMAL([.C63];16)" office:value-type="float" office:value="215" calcext:value-type="float">
            <text:p>215</text:p>
          </table:table-cell>
          <table:table-cell table:style-name="ce24" table:formula="of:=DECIMAL([.D63];16)" office:value-type="float" office:value="60" calcext:value-type="float">
            <text:p>60</text:p>
          </table:table-cell>
          <table:table-cell table:style-name="ce35" table:formula="of:=DECIMAL([.E63];16)" office:value-type="float" office:value="224" calcext:value-type="float">
            <text:p>224</text:p>
          </table:table-cell>
          <table:table-cell table:style-name="ce35" table:formula="of:=DECIMAL([.F63];16)" office:value-type="float" office:value="226" calcext:value-type="float">
            <text:p>226</text:p>
          </table:table-cell>
          <table:table-cell table:style-name="ce35" table:formula="of:=DECIMAL([.G63];16)" office:value-type="float" office:value="71" calcext:value-type="float">
            <text:p>71</text:p>
          </table:table-cell>
          <table:table-cell table:style-name="ce35" table:formula="of:=DECIMAL([.H63];16)" office:value-type="float" office:value="3" calcext:value-type="float">
            <text:p>3</text:p>
          </table:table-cell>
          <table:table-cell table:style-name="ce41" table:formula="of:=DECIMAL([.I63];16)" office:value-type="float" office:value="80" calcext:value-type="float">
            <text:p>80</text:p>
          </table:table-cell>
          <table:table-cell table:style-name="ce41" table:formula="of:=DECIMAL([.J63];16)" office:value-type="float" office:value="213" calcext:value-type="float">
            <text:p>213</text:p>
          </table:table-cell>
          <table:table-cell table:style-name="ce41" table:formula="of:=DECIMAL([.K63];16)" office:value-type="float" office:value="96" calcext:value-type="float">
            <text:p>96</text:p>
          </table:table-cell>
          <table:table-cell table:style-name="ce41" table:formula="of:=DECIMAL([.L63];16)" office:value-type="float" office:value="4" calcext:value-type="float">
            <text:p>4</text:p>
          </table:table-cell>
          <table:table-cell table:style-name="ce35" table:formula="of:=DECIMAL([.M63];16)" office:value-type="float" office:value="52" calcext:value-type="float">
            <text:p>52</text:p>
          </table:table-cell>
          <table:table-cell table:style-name="ce35" table:formula="of:=DECIMAL([.N63];16)" office:value-type="float" office:value="226" calcext:value-type="float">
            <text:p>226</text:p>
          </table:table-cell>
          <table:table-cell table:style-name="ce35" table:formula="of:=DECIMAL([.O63];16)" office:value-type="float" office:value="71" calcext:value-type="float">
            <text:p>71</text:p>
          </table:table-cell>
          <table:table-cell table:style-name="ce35" table:formula="of:=DECIMAL([.P63];16)" office:value-type="float" office:value="3" calcext:value-type="float">
            <text:p>3</text:p>
          </table:table-cell>
          <table:table-cell table:style-name="ce41" table:formula="of:=DECIMAL([.Q63];16)" office:value-type="float" office:value="104" calcext:value-type="float">
            <text:p>104</text:p>
          </table:table-cell>
          <table:table-cell table:style-name="ce41" table:formula="of:=DECIMAL([.R63];16)" office:value-type="float" office:value="214" calcext:value-type="float">
            <text:p>214</text:p>
          </table:table-cell>
          <table:table-cell table:style-name="ce41" table:formula="of:=DECIMAL([.S63];16)" office:value-type="float" office:value="96" calcext:value-type="float">
            <text:p>96</text:p>
          </table:table-cell>
          <table:table-cell table:style-name="ce46" table:formula="of:=DECIMAL([.T63];16)" office:value-type="float" office:value="4" calcext:value-type="float">
            <text:p>4</text:p>
          </table:table-cell>
          <table:table-cell/>
          <table:table-cell table:style-name="ce51" table:formula="of:=([.Z63]+[.AA63]*256+[.AB63]*256*256+[.AC63]*256*256*256)/1000000" office:value-type="float" office:value="55.042784" calcext:value-type="float">
            <text:p>55,042784</text:p>
          </table:table-cell>
          <table:table-cell table:formula="of:=([.AD63]+[.AE63]*256+[.AF63]*256*256+[.AG63]*256*256*256)/1000000" office:value-type="float" office:value="73.454928" calcext:value-type="float">
            <text:p>73,454928</text:p>
          </table:table-cell>
          <table:table-cell table:style-name="ce54" table:formula="of:=([.AH63]+[.AI63]*256+[.AJ63]*256*256+[.AK63]*256*256*256)/1000000" office:value-type="float" office:value="55.042612" calcext:value-type="float">
            <text:p>55,042612</text:p>
          </table:table-cell>
          <table:table-cell table:style-name="ce57" table:formula="of:=([.AL63]+[.AM63]*256+[.AN63]*256*256+[.AO63]*256*256*256)/1000000" office:value-type="float" office:value="73.455208" calcext:value-type="float">
            <text:p>73,4552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D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4];16)" office:value-type="float" office:value="83" calcext:value-type="float">
            <text:p>83</text:p>
          </table:table-cell>
          <table:table-cell table:style-name="ce24" table:formula="of:=DECIMAL([.B64];16)" office:value-type="float" office:value="0" calcext:value-type="float">
            <text:p>0</text:p>
          </table:table-cell>
          <table:table-cell table:style-name="ce24" table:formula="of:=DECIMAL([.C64];16)" office:value-type="float" office:value="215" calcext:value-type="float">
            <text:p>215</text:p>
          </table:table-cell>
          <table:table-cell table:style-name="ce24" table:formula="of:=DECIMAL([.D64];16)" office:value-type="float" office:value="61" calcext:value-type="float">
            <text:p>61</text:p>
          </table:table-cell>
          <table:table-cell table:style-name="ce35" table:formula="of:=DECIMAL([.E64];16)" office:value-type="float" office:value="132" calcext:value-type="float">
            <text:p>132</text:p>
          </table:table-cell>
          <table:table-cell table:style-name="ce35" table:formula="of:=DECIMAL([.F64];16)" office:value-type="float" office:value="225" calcext:value-type="float">
            <text:p>225</text:p>
          </table:table-cell>
          <table:table-cell table:style-name="ce35" table:formula="of:=DECIMAL([.G64];16)" office:value-type="float" office:value="71" calcext:value-type="float">
            <text:p>71</text:p>
          </table:table-cell>
          <table:table-cell table:style-name="ce35" table:formula="of:=DECIMAL([.H64];16)" office:value-type="float" office:value="3" calcext:value-type="float">
            <text:p>3</text:p>
          </table:table-cell>
          <table:table-cell table:style-name="ce41" table:formula="of:=DECIMAL([.I64];16)" office:value-type="float" office:value="152" calcext:value-type="float">
            <text:p>152</text:p>
          </table:table-cell>
          <table:table-cell table:style-name="ce41" table:formula="of:=DECIMAL([.J64];16)" office:value-type="float" office:value="215" calcext:value-type="float">
            <text:p>215</text:p>
          </table:table-cell>
          <table:table-cell table:style-name="ce41" table:formula="of:=DECIMAL([.K64];16)" office:value-type="float" office:value="96" calcext:value-type="float">
            <text:p>96</text:p>
          </table:table-cell>
          <table:table-cell table:style-name="ce41" table:formula="of:=DECIMAL([.L64];16)" office:value-type="float" office:value="4" calcext:value-type="float">
            <text:p>4</text:p>
          </table:table-cell>
          <table:table-cell table:style-name="ce35" table:formula="of:=DECIMAL([.M64];16)" office:value-type="float" office:value="204" calcext:value-type="float">
            <text:p>204</text:p>
          </table:table-cell>
          <table:table-cell table:style-name="ce35" table:formula="of:=DECIMAL([.N64];16)" office:value-type="float" office:value="224" calcext:value-type="float">
            <text:p>224</text:p>
          </table:table-cell>
          <table:table-cell table:style-name="ce35" table:formula="of:=DECIMAL([.O64];16)" office:value-type="float" office:value="71" calcext:value-type="float">
            <text:p>71</text:p>
          </table:table-cell>
          <table:table-cell table:style-name="ce35" table:formula="of:=DECIMAL([.P64];16)" office:value-type="float" office:value="3" calcext:value-type="float">
            <text:p>3</text:p>
          </table:table-cell>
          <table:table-cell table:style-name="ce41" table:formula="of:=DECIMAL([.Q64];16)" office:value-type="float" office:value="176" calcext:value-type="float">
            <text:p>176</text:p>
          </table:table-cell>
          <table:table-cell table:style-name="ce41" table:formula="of:=DECIMAL([.R64];16)" office:value-type="float" office:value="216" calcext:value-type="float">
            <text:p>216</text:p>
          </table:table-cell>
          <table:table-cell table:style-name="ce41" table:formula="of:=DECIMAL([.S64];16)" office:value-type="float" office:value="96" calcext:value-type="float">
            <text:p>96</text:p>
          </table:table-cell>
          <table:table-cell table:style-name="ce46" table:formula="of:=DECIMAL([.T64];16)" office:value-type="float" office:value="4" calcext:value-type="float">
            <text:p>4</text:p>
          </table:table-cell>
          <table:table-cell/>
          <table:table-cell table:style-name="ce51" table:formula="of:=([.Z64]+[.AA64]*256+[.AB64]*256*256+[.AC64]*256*256*256)/1000000" office:value-type="float" office:value="55.042436" calcext:value-type="float">
            <text:p>55,042436</text:p>
          </table:table-cell>
          <table:table-cell table:formula="of:=([.AD64]+[.AE64]*256+[.AF64]*256*256+[.AG64]*256*256*256)/1000000" office:value-type="float" office:value="73.455512" calcext:value-type="float">
            <text:p>73,455512</text:p>
          </table:table-cell>
          <table:table-cell table:style-name="ce54" table:formula="of:=([.AH64]+[.AI64]*256+[.AJ64]*256*256+[.AK64]*256*256*256)/1000000" office:value-type="float" office:value="55.042252" calcext:value-type="float">
            <text:p>55,042252</text:p>
          </table:table-cell>
          <table:table-cell table:style-name="ce57" table:formula="of:=([.AL64]+[.AM64]*256+[.AN64]*256*256+[.AO64]*256*256*256)/1000000" office:value-type="float" office:value="73.455792" calcext:value-type="float">
            <text:p>73,4557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E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5];16)" office:value-type="float" office:value="83" calcext:value-type="float">
            <text:p>83</text:p>
          </table:table-cell>
          <table:table-cell table:style-name="ce24" table:formula="of:=DECIMAL([.B65];16)" office:value-type="float" office:value="0" calcext:value-type="float">
            <text:p>0</text:p>
          </table:table-cell>
          <table:table-cell table:style-name="ce24" table:formula="of:=DECIMAL([.C65];16)" office:value-type="float" office:value="215" calcext:value-type="float">
            <text:p>215</text:p>
          </table:table-cell>
          <table:table-cell table:style-name="ce24" table:formula="of:=DECIMAL([.D65];16)" office:value-type="float" office:value="62" calcext:value-type="float">
            <text:p>62</text:p>
          </table:table-cell>
          <table:table-cell table:style-name="ce35" table:formula="of:=DECIMAL([.E65];16)" office:value-type="float" office:value="36" calcext:value-type="float">
            <text:p>36</text:p>
          </table:table-cell>
          <table:table-cell table:style-name="ce35" table:formula="of:=DECIMAL([.F65];16)" office:value-type="float" office:value="224" calcext:value-type="float">
            <text:p>224</text:p>
          </table:table-cell>
          <table:table-cell table:style-name="ce35" table:formula="of:=DECIMAL([.G65];16)" office:value-type="float" office:value="71" calcext:value-type="float">
            <text:p>71</text:p>
          </table:table-cell>
          <table:table-cell table:style-name="ce35" table:formula="of:=DECIMAL([.H65];16)" office:value-type="float" office:value="3" calcext:value-type="float">
            <text:p>3</text:p>
          </table:table-cell>
          <table:table-cell table:style-name="ce41" table:formula="of:=DECIMAL([.I65];16)" office:value-type="float" office:value="248" calcext:value-type="float">
            <text:p>248</text:p>
          </table:table-cell>
          <table:table-cell table:style-name="ce41" table:formula="of:=DECIMAL([.J65];16)" office:value-type="float" office:value="217" calcext:value-type="float">
            <text:p>217</text:p>
          </table:table-cell>
          <table:table-cell table:style-name="ce41" table:formula="of:=DECIMAL([.K65];16)" office:value-type="float" office:value="96" calcext:value-type="float">
            <text:p>96</text:p>
          </table:table-cell>
          <table:table-cell table:style-name="ce41" table:formula="of:=DECIMAL([.L65];16)" office:value-type="float" office:value="4" calcext:value-type="float">
            <text:p>4</text:p>
          </table:table-cell>
          <table:table-cell table:style-name="ce35" table:formula="of:=DECIMAL([.M65];16)" office:value-type="float" office:value="136" calcext:value-type="float">
            <text:p>136</text:p>
          </table:table-cell>
          <table:table-cell table:style-name="ce35" table:formula="of:=DECIMAL([.N65];16)" office:value-type="float" office:value="223" calcext:value-type="float">
            <text:p>223</text:p>
          </table:table-cell>
          <table:table-cell table:style-name="ce35" table:formula="of:=DECIMAL([.O65];16)" office:value-type="float" office:value="71" calcext:value-type="float">
            <text:p>71</text:p>
          </table:table-cell>
          <table:table-cell table:style-name="ce35" table:formula="of:=DECIMAL([.P65];16)" office:value-type="float" office:value="3" calcext:value-type="float">
            <text:p>3</text:p>
          </table:table-cell>
          <table:table-cell table:style-name="ce41" table:formula="of:=DECIMAL([.Q65];16)" office:value-type="float" office:value="8" calcext:value-type="float">
            <text:p>8</text:p>
          </table:table-cell>
          <table:table-cell table:style-name="ce41" table:formula="of:=DECIMAL([.R65];16)" office:value-type="float" office:value="219" calcext:value-type="float">
            <text:p>219</text:p>
          </table:table-cell>
          <table:table-cell table:style-name="ce41" table:formula="of:=DECIMAL([.S65];16)" office:value-type="float" office:value="96" calcext:value-type="float">
            <text:p>96</text:p>
          </table:table-cell>
          <table:table-cell table:style-name="ce46" table:formula="of:=DECIMAL([.T65];16)" office:value-type="float" office:value="4" calcext:value-type="float">
            <text:p>4</text:p>
          </table:table-cell>
          <table:table-cell/>
          <table:table-cell table:style-name="ce51" table:formula="of:=([.Z65]+[.AA65]*256+[.AB65]*256*256+[.AC65]*256*256*256)/1000000" office:value-type="float" office:value="55.042084" calcext:value-type="float">
            <text:p>55,042084</text:p>
          </table:table-cell>
          <table:table-cell table:formula="of:=([.AD65]+[.AE65]*256+[.AF65]*256*256+[.AG65]*256*256*256)/1000000" office:value-type="float" office:value="73.45612" calcext:value-type="float">
            <text:p>73,45612</text:p>
          </table:table-cell>
          <table:table-cell table:style-name="ce54" table:formula="of:=([.AH65]+[.AI65]*256+[.AJ65]*256*256+[.AK65]*256*256*256)/1000000" office:value-type="float" office:value="55.041928" calcext:value-type="float">
            <text:p>55,041928</text:p>
          </table:table-cell>
          <table:table-cell table:style-name="ce57" table:formula="of:=([.AL65]+[.AM65]*256+[.AN65]*256*256+[.AO65]*256*256*256)/1000000" office:value-type="float" office:value="73.456392" calcext:value-type="float">
            <text:p>73,4563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3F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6];16)" office:value-type="float" office:value="83" calcext:value-type="float">
            <text:p>83</text:p>
          </table:table-cell>
          <table:table-cell table:style-name="ce24" table:formula="of:=DECIMAL([.B66];16)" office:value-type="float" office:value="0" calcext:value-type="float">
            <text:p>0</text:p>
          </table:table-cell>
          <table:table-cell table:style-name="ce24" table:formula="of:=DECIMAL([.C66];16)" office:value-type="float" office:value="215" calcext:value-type="float">
            <text:p>215</text:p>
          </table:table-cell>
          <table:table-cell table:style-name="ce24" table:formula="of:=DECIMAL([.D66];16)" office:value-type="float" office:value="63" calcext:value-type="float">
            <text:p>63</text:p>
          </table:table-cell>
          <table:table-cell table:style-name="ce35" table:formula="of:=DECIMAL([.E66];16)" office:value-type="float" office:value="28" calcext:value-type="float">
            <text:p>28</text:p>
          </table:table-cell>
          <table:table-cell table:style-name="ce35" table:formula="of:=DECIMAL([.F66];16)" office:value-type="float" office:value="223" calcext:value-type="float">
            <text:p>223</text:p>
          </table:table-cell>
          <table:table-cell table:style-name="ce35" table:formula="of:=DECIMAL([.G66];16)" office:value-type="float" office:value="71" calcext:value-type="float">
            <text:p>71</text:p>
          </table:table-cell>
          <table:table-cell table:style-name="ce35" table:formula="of:=DECIMAL([.H66];16)" office:value-type="float" office:value="3" calcext:value-type="float">
            <text:p>3</text:p>
          </table:table-cell>
          <table:table-cell table:style-name="ce41" table:formula="of:=DECIMAL([.I66];16)" office:value-type="float" office:value="184" calcext:value-type="float">
            <text:p>184</text:p>
          </table:table-cell>
          <table:table-cell table:style-name="ce41" table:formula="of:=DECIMAL([.J66];16)" office:value-type="float" office:value="219" calcext:value-type="float">
            <text:p>219</text:p>
          </table:table-cell>
          <table:table-cell table:style-name="ce41" table:formula="of:=DECIMAL([.K66];16)" office:value-type="float" office:value="96" calcext:value-type="float">
            <text:p>96</text:p>
          </table:table-cell>
          <table:table-cell table:style-name="ce41" table:formula="of:=DECIMAL([.L66];16)" office:value-type="float" office:value="4" calcext:value-type="float">
            <text:p>4</text:p>
          </table:table-cell>
          <table:table-cell table:style-name="ce35" table:formula="of:=DECIMAL([.M66];16)" office:value-type="float" office:value="104" calcext:value-type="float">
            <text:p>104</text:p>
          </table:table-cell>
          <table:table-cell table:style-name="ce35" table:formula="of:=DECIMAL([.N66];16)" office:value-type="float" office:value="222" calcext:value-type="float">
            <text:p>222</text:p>
          </table:table-cell>
          <table:table-cell table:style-name="ce35" table:formula="of:=DECIMAL([.O66];16)" office:value-type="float" office:value="71" calcext:value-type="float">
            <text:p>71</text:p>
          </table:table-cell>
          <table:table-cell table:style-name="ce35" table:formula="of:=DECIMAL([.P66];16)" office:value-type="float" office:value="3" calcext:value-type="float">
            <text:p>3</text:p>
          </table:table-cell>
          <table:table-cell table:style-name="ce41" table:formula="of:=DECIMAL([.Q66];16)" office:value-type="float" office:value="248" calcext:value-type="float">
            <text:p>248</text:p>
          </table:table-cell>
          <table:table-cell table:style-name="ce41" table:formula="of:=DECIMAL([.R66];16)" office:value-type="float" office:value="220" calcext:value-type="float">
            <text:p>220</text:p>
          </table:table-cell>
          <table:table-cell table:style-name="ce41" table:formula="of:=DECIMAL([.S66];16)" office:value-type="float" office:value="96" calcext:value-type="float">
            <text:p>96</text:p>
          </table:table-cell>
          <table:table-cell table:style-name="ce46" table:formula="of:=DECIMAL([.T66];16)" office:value-type="float" office:value="4" calcext:value-type="float">
            <text:p>4</text:p>
          </table:table-cell>
          <table:table-cell/>
          <table:table-cell table:style-name="ce51" table:formula="of:=([.Z66]+[.AA66]*256+[.AB66]*256*256+[.AC66]*256*256*256)/1000000" office:value-type="float" office:value="55.04182" calcext:value-type="float">
            <text:p>55,04182</text:p>
          </table:table-cell>
          <table:table-cell table:formula="of:=([.AD66]+[.AE66]*256+[.AF66]*256*256+[.AG66]*256*256*256)/1000000" office:value-type="float" office:value="73.456568" calcext:value-type="float">
            <text:p>73,456568</text:p>
          </table:table-cell>
          <table:table-cell table:style-name="ce54" table:formula="of:=([.AH66]+[.AI66]*256+[.AJ66]*256*256+[.AK66]*256*256*256)/1000000" office:value-type="float" office:value="55.04164" calcext:value-type="float">
            <text:p>55,04164</text:p>
          </table:table-cell>
          <table:table-cell table:style-name="ce57" table:formula="of:=([.AL66]+[.AM66]*256+[.AN66]*256*256+[.AO66]*256*256*256)/1000000" office:value-type="float" office:value="73.456888" calcext:value-type="float">
            <text:p>73,4568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7];16)" office:value-type="float" office:value="83" calcext:value-type="float">
            <text:p>83</text:p>
          </table:table-cell>
          <table:table-cell table:style-name="ce24" table:formula="of:=DECIMAL([.B67];16)" office:value-type="float" office:value="0" calcext:value-type="float">
            <text:p>0</text:p>
          </table:table-cell>
          <table:table-cell table:style-name="ce24" table:formula="of:=DECIMAL([.C67];16)" office:value-type="float" office:value="215" calcext:value-type="float">
            <text:p>215</text:p>
          </table:table-cell>
          <table:table-cell table:style-name="ce24" table:formula="of:=DECIMAL([.D67];16)" office:value-type="float" office:value="64" calcext:value-type="float">
            <text:p>64</text:p>
          </table:table-cell>
          <table:table-cell table:style-name="ce35" table:formula="of:=DECIMAL([.E67];16)" office:value-type="float" office:value="204" calcext:value-type="float">
            <text:p>204</text:p>
          </table:table-cell>
          <table:table-cell table:style-name="ce35" table:formula="of:=DECIMAL([.F67];16)" office:value-type="float" office:value="221" calcext:value-type="float">
            <text:p>221</text:p>
          </table:table-cell>
          <table:table-cell table:style-name="ce35" table:formula="of:=DECIMAL([.G67];16)" office:value-type="float" office:value="71" calcext:value-type="float">
            <text:p>71</text:p>
          </table:table-cell>
          <table:table-cell table:style-name="ce35" table:formula="of:=DECIMAL([.H67];16)" office:value-type="float" office:value="3" calcext:value-type="float">
            <text:p>3</text:p>
          </table:table-cell>
          <table:table-cell table:style-name="ce41" table:formula="of:=DECIMAL([.I67];16)" office:value-type="float" office:value="40" calcext:value-type="float">
            <text:p>40</text:p>
          </table:table-cell>
          <table:table-cell table:style-name="ce41" table:formula="of:=DECIMAL([.J67];16)" office:value-type="float" office:value="222" calcext:value-type="float">
            <text:p>222</text:p>
          </table:table-cell>
          <table:table-cell table:style-name="ce41" table:formula="of:=DECIMAL([.K67];16)" office:value-type="float" office:value="96" calcext:value-type="float">
            <text:p>96</text:p>
          </table:table-cell>
          <table:table-cell table:style-name="ce41" table:formula="of:=DECIMAL([.L67];16)" office:value-type="float" office:value="4" calcext:value-type="float">
            <text:p>4</text:p>
          </table:table-cell>
          <table:table-cell table:style-name="ce35" table:formula="of:=DECIMAL([.M67];16)" office:value-type="float" office:value="96" calcext:value-type="float">
            <text:p>96</text:p>
          </table:table-cell>
          <table:table-cell table:style-name="ce35" table:formula="of:=DECIMAL([.N67];16)" office:value-type="float" office:value="221" calcext:value-type="float">
            <text:p>221</text:p>
          </table:table-cell>
          <table:table-cell table:style-name="ce35" table:formula="of:=DECIMAL([.O67];16)" office:value-type="float" office:value="71" calcext:value-type="float">
            <text:p>71</text:p>
          </table:table-cell>
          <table:table-cell table:style-name="ce35" table:formula="of:=DECIMAL([.P67];16)" office:value-type="float" office:value="3" calcext:value-type="float">
            <text:p>3</text:p>
          </table:table-cell>
          <table:table-cell table:style-name="ce41" table:formula="of:=DECIMAL([.Q67];16)" office:value-type="float" office:value="0" calcext:value-type="float">
            <text:p>0</text:p>
          </table:table-cell>
          <table:table-cell table:style-name="ce41" table:formula="of:=DECIMAL([.R67];16)" office:value-type="float" office:value="223" calcext:value-type="float">
            <text:p>223</text:p>
          </table:table-cell>
          <table:table-cell table:style-name="ce41" table:formula="of:=DECIMAL([.S67];16)" office:value-type="float" office:value="96" calcext:value-type="float">
            <text:p>96</text:p>
          </table:table-cell>
          <table:table-cell table:style-name="ce46" table:formula="of:=DECIMAL([.T67];16)" office:value-type="float" office:value="4" calcext:value-type="float">
            <text:p>4</text:p>
          </table:table-cell>
          <table:table-cell/>
          <table:table-cell table:style-name="ce51" table:formula="of:=([.Z67]+[.AA67]*256+[.AB67]*256*256+[.AC67]*256*256*256)/1000000" office:value-type="float" office:value="55.041484" calcext:value-type="float">
            <text:p>55,041484</text:p>
          </table:table-cell>
          <table:table-cell table:formula="of:=([.AD67]+[.AE67]*256+[.AF67]*256*256+[.AG67]*256*256*256)/1000000" office:value-type="float" office:value="73.457192" calcext:value-type="float">
            <text:p>73,457192</text:p>
          </table:table-cell>
          <table:table-cell table:style-name="ce54" table:formula="of:=([.AH67]+[.AI67]*256+[.AJ67]*256*256+[.AK67]*256*256*256)/1000000" office:value-type="float" office:value="55.041376" calcext:value-type="float">
            <text:p>55,041376</text:p>
          </table:table-cell>
          <table:table-cell table:style-name="ce57" table:formula="of:=([.AL67]+[.AM67]*256+[.AN67]*256*256+[.AO67]*256*256*256)/1000000" office:value-type="float" office:value="73.457408" calcext:value-type="float">
            <text:p>73,4574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1" calcext:value-type="float">
            <text:p>41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8];16)" office:value-type="float" office:value="83" calcext:value-type="float">
            <text:p>83</text:p>
          </table:table-cell>
          <table:table-cell table:style-name="ce24" table:formula="of:=DECIMAL([.B68];16)" office:value-type="float" office:value="0" calcext:value-type="float">
            <text:p>0</text:p>
          </table:table-cell>
          <table:table-cell table:style-name="ce24" table:formula="of:=DECIMAL([.C68];16)" office:value-type="float" office:value="215" calcext:value-type="float">
            <text:p>215</text:p>
          </table:table-cell>
          <table:table-cell table:style-name="ce24" table:formula="of:=DECIMAL([.D68];16)" office:value-type="float" office:value="65" calcext:value-type="float">
            <text:p>65</text:p>
          </table:table-cell>
          <table:table-cell table:style-name="ce35" table:formula="of:=DECIMAL([.E68];16)" office:value-type="float" office:value="188" calcext:value-type="float">
            <text:p>188</text:p>
          </table:table-cell>
          <table:table-cell table:style-name="ce35" table:formula="of:=DECIMAL([.F68];16)" office:value-type="float" office:value="220" calcext:value-type="float">
            <text:p>220</text:p>
          </table:table-cell>
          <table:table-cell table:style-name="ce35" table:formula="of:=DECIMAL([.G68];16)" office:value-type="float" office:value="71" calcext:value-type="float">
            <text:p>71</text:p>
          </table:table-cell>
          <table:table-cell table:style-name="ce35" table:formula="of:=DECIMAL([.H68];16)" office:value-type="float" office:value="3" calcext:value-type="float">
            <text:p>3</text:p>
          </table:table-cell>
          <table:table-cell table:style-name="ce41" table:formula="of:=DECIMAL([.I68];16)" office:value-type="float" office:value="16" calcext:value-type="float">
            <text:p>16</text:p>
          </table:table-cell>
          <table:table-cell table:style-name="ce41" table:formula="of:=DECIMAL([.J68];16)" office:value-type="float" office:value="224" calcext:value-type="float">
            <text:p>224</text:p>
          </table:table-cell>
          <table:table-cell table:style-name="ce41" table:formula="of:=DECIMAL([.K68];16)" office:value-type="float" office:value="96" calcext:value-type="float">
            <text:p>96</text:p>
          </table:table-cell>
          <table:table-cell table:style-name="ce41" table:formula="of:=DECIMAL([.L68];16)" office:value-type="float" office:value="4" calcext:value-type="float">
            <text:p>4</text:p>
          </table:table-cell>
          <table:table-cell table:style-name="ce35" table:formula="of:=DECIMAL([.M68];16)" office:value-type="float" office:value="96" calcext:value-type="float">
            <text:p>96</text:p>
          </table:table-cell>
          <table:table-cell table:style-name="ce35" table:formula="of:=DECIMAL([.N68];16)" office:value-type="float" office:value="220" calcext:value-type="float">
            <text:p>220</text:p>
          </table:table-cell>
          <table:table-cell table:style-name="ce35" table:formula="of:=DECIMAL([.O68];16)" office:value-type="float" office:value="71" calcext:value-type="float">
            <text:p>71</text:p>
          </table:table-cell>
          <table:table-cell table:style-name="ce35" table:formula="of:=DECIMAL([.P68];16)" office:value-type="float" office:value="3" calcext:value-type="float">
            <text:p>3</text:p>
          </table:table-cell>
          <table:table-cell table:style-name="ce41" table:formula="of:=DECIMAL([.Q68];16)" office:value-type="float" office:value="208" calcext:value-type="float">
            <text:p>208</text:p>
          </table:table-cell>
          <table:table-cell table:style-name="ce41" table:formula="of:=DECIMAL([.R68];16)" office:value-type="float" office:value="224" calcext:value-type="float">
            <text:p>224</text:p>
          </table:table-cell>
          <table:table-cell table:style-name="ce41" table:formula="of:=DECIMAL([.S68];16)" office:value-type="float" office:value="96" calcext:value-type="float">
            <text:p>96</text:p>
          </table:table-cell>
          <table:table-cell table:style-name="ce46" table:formula="of:=DECIMAL([.T68];16)" office:value-type="float" office:value="4" calcext:value-type="float">
            <text:p>4</text:p>
          </table:table-cell>
          <table:table-cell/>
          <table:table-cell table:style-name="ce51" table:formula="of:=([.Z68]+[.AA68]*256+[.AB68]*256*256+[.AC68]*256*256*256)/1000000" office:value-type="float" office:value="55.041212" calcext:value-type="float">
            <text:p>55,041212</text:p>
          </table:table-cell>
          <table:table-cell table:formula="of:=([.AD68]+[.AE68]*256+[.AF68]*256*256+[.AG68]*256*256*256)/1000000" office:value-type="float" office:value="73.45768" calcext:value-type="float">
            <text:p>73,45768</text:p>
          </table:table-cell>
          <table:table-cell table:style-name="ce54" table:formula="of:=([.AH68]+[.AI68]*256+[.AJ68]*256*256+[.AK68]*256*256*256)/1000000" office:value-type="float" office:value="55.04112" calcext:value-type="float">
            <text:p>55,04112</text:p>
          </table:table-cell>
          <table:table-cell table:style-name="ce57" table:formula="of:=([.AL68]+[.AM68]*256+[.AN68]*256*256+[.AO68]*256*256*256)/1000000" office:value-type="float" office:value="73.457872" calcext:value-type="float">
            <text:p>73,4578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69];16)" office:value-type="float" office:value="83" calcext:value-type="float">
            <text:p>83</text:p>
          </table:table-cell>
          <table:table-cell table:style-name="ce24" table:formula="of:=DECIMAL([.B69];16)" office:value-type="float" office:value="0" calcext:value-type="float">
            <text:p>0</text:p>
          </table:table-cell>
          <table:table-cell table:style-name="ce24" table:formula="of:=DECIMAL([.C69];16)" office:value-type="float" office:value="215" calcext:value-type="float">
            <text:p>215</text:p>
          </table:table-cell>
          <table:table-cell table:style-name="ce24" table:formula="of:=DECIMAL([.D69];16)" office:value-type="float" office:value="66" calcext:value-type="float">
            <text:p>66</text:p>
          </table:table-cell>
          <table:table-cell table:style-name="ce35" table:formula="of:=DECIMAL([.E69];16)" office:value-type="float" office:value="196" calcext:value-type="float">
            <text:p>196</text:p>
          </table:table-cell>
          <table:table-cell table:style-name="ce35" table:formula="of:=DECIMAL([.F69];16)" office:value-type="float" office:value="219" calcext:value-type="float">
            <text:p>219</text:p>
          </table:table-cell>
          <table:table-cell table:style-name="ce35" table:formula="of:=DECIMAL([.G69];16)" office:value-type="float" office:value="71" calcext:value-type="float">
            <text:p>71</text:p>
          </table:table-cell>
          <table:table-cell table:style-name="ce35" table:formula="of:=DECIMAL([.H69];16)" office:value-type="float" office:value="3" calcext:value-type="float">
            <text:p>3</text:p>
          </table:table-cell>
          <table:table-cell table:style-name="ce41" table:formula="of:=DECIMAL([.I69];16)" office:value-type="float" office:value="24" calcext:value-type="float">
            <text:p>24</text:p>
          </table:table-cell>
          <table:table-cell table:style-name="ce41" table:formula="of:=DECIMAL([.J69];16)" office:value-type="float" office:value="226" calcext:value-type="float">
            <text:p>226</text:p>
          </table:table-cell>
          <table:table-cell table:style-name="ce41" table:formula="of:=DECIMAL([.K69];16)" office:value-type="float" office:value="96" calcext:value-type="float">
            <text:p>96</text:p>
          </table:table-cell>
          <table:table-cell table:style-name="ce41" table:formula="of:=DECIMAL([.L69];16)" office:value-type="float" office:value="4" calcext:value-type="float">
            <text:p>4</text:p>
          </table:table-cell>
          <table:table-cell table:style-name="ce35" table:formula="of:=DECIMAL([.M69];16)" office:value-type="float" office:value="36" calcext:value-type="float">
            <text:p>36</text:p>
          </table:table-cell>
          <table:table-cell table:style-name="ce35" table:formula="of:=DECIMAL([.N69];16)" office:value-type="float" office:value="219" calcext:value-type="float">
            <text:p>219</text:p>
          </table:table-cell>
          <table:table-cell table:style-name="ce35" table:formula="of:=DECIMAL([.O69];16)" office:value-type="float" office:value="71" calcext:value-type="float">
            <text:p>71</text:p>
          </table:table-cell>
          <table:table-cell table:style-name="ce35" table:formula="of:=DECIMAL([.P69];16)" office:value-type="float" office:value="3" calcext:value-type="float">
            <text:p>3</text:p>
          </table:table-cell>
          <table:table-cell table:style-name="ce41" table:formula="of:=DECIMAL([.Q69];16)" office:value-type="float" office:value="56" calcext:value-type="float">
            <text:p>56</text:p>
          </table:table-cell>
          <table:table-cell table:style-name="ce41" table:formula="of:=DECIMAL([.R69];16)" office:value-type="float" office:value="227" calcext:value-type="float">
            <text:p>227</text:p>
          </table:table-cell>
          <table:table-cell table:style-name="ce41" table:formula="of:=DECIMAL([.S69];16)" office:value-type="float" office:value="96" calcext:value-type="float">
            <text:p>96</text:p>
          </table:table-cell>
          <table:table-cell table:style-name="ce46" table:formula="of:=DECIMAL([.T69];16)" office:value-type="float" office:value="4" calcext:value-type="float">
            <text:p>4</text:p>
          </table:table-cell>
          <table:table-cell/>
          <table:table-cell table:style-name="ce51" table:formula="of:=([.Z69]+[.AA69]*256+[.AB69]*256*256+[.AC69]*256*256*256)/1000000" office:value-type="float" office:value="55.040964" calcext:value-type="float">
            <text:p>55,040964</text:p>
          </table:table-cell>
          <table:table-cell table:formula="of:=([.AD69]+[.AE69]*256+[.AF69]*256*256+[.AG69]*256*256*256)/1000000" office:value-type="float" office:value="73.4582" calcext:value-type="float">
            <text:p>73,4582</text:p>
          </table:table-cell>
          <table:table-cell table:style-name="ce54" table:formula="of:=([.AH69]+[.AI69]*256+[.AJ69]*256*256+[.AK69]*256*256*256)/1000000" office:value-type="float" office:value="55.040804" calcext:value-type="float">
            <text:p>55,040804</text:p>
          </table:table-cell>
          <table:table-cell table:style-name="ce57" table:formula="of:=([.AL69]+[.AM69]*256+[.AN69]*256*256+[.AO69]*256*256*256)/1000000" office:value-type="float" office:value="73.458488" calcext:value-type="float">
            <text:p>73,4584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3" calcext:value-type="float">
            <text:p>43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0];16)" office:value-type="float" office:value="83" calcext:value-type="float">
            <text:p>83</text:p>
          </table:table-cell>
          <table:table-cell table:style-name="ce24" table:formula="of:=DECIMAL([.B70];16)" office:value-type="float" office:value="0" calcext:value-type="float">
            <text:p>0</text:p>
          </table:table-cell>
          <table:table-cell table:style-name="ce24" table:formula="of:=DECIMAL([.C70];16)" office:value-type="float" office:value="215" calcext:value-type="float">
            <text:p>215</text:p>
          </table:table-cell>
          <table:table-cell table:style-name="ce24" table:formula="of:=DECIMAL([.D70];16)" office:value-type="float" office:value="67" calcext:value-type="float">
            <text:p>67</text:p>
          </table:table-cell>
          <table:table-cell table:style-name="ce35" table:formula="of:=DECIMAL([.E70];16)" office:value-type="float" office:value="124" calcext:value-type="float">
            <text:p>124</text:p>
          </table:table-cell>
          <table:table-cell table:style-name="ce35" table:formula="of:=DECIMAL([.F70];16)" office:value-type="float" office:value="218" calcext:value-type="float">
            <text:p>218</text:p>
          </table:table-cell>
          <table:table-cell table:style-name="ce35" table:formula="of:=DECIMAL([.G70];16)" office:value-type="float" office:value="71" calcext:value-type="float">
            <text:p>71</text:p>
          </table:table-cell>
          <table:table-cell table:style-name="ce35" table:formula="of:=DECIMAL([.H70];16)" office:value-type="float" office:value="3" calcext:value-type="float">
            <text:p>3</text:p>
          </table:table-cell>
          <table:table-cell table:style-name="ce41" table:formula="of:=DECIMAL([.I70];16)" office:value-type="float" office:value="80" calcext:value-type="float">
            <text:p>80</text:p>
          </table:table-cell>
          <table:table-cell table:style-name="ce41" table:formula="of:=DECIMAL([.J70];16)" office:value-type="float" office:value="228" calcext:value-type="float">
            <text:p>228</text:p>
          </table:table-cell>
          <table:table-cell table:style-name="ce41" table:formula="of:=DECIMAL([.K70];16)" office:value-type="float" office:value="96" calcext:value-type="float">
            <text:p>96</text:p>
          </table:table-cell>
          <table:table-cell table:style-name="ce41" table:formula="of:=DECIMAL([.L70];16)" office:value-type="float" office:value="4" calcext:value-type="float">
            <text:p>4</text:p>
          </table:table-cell>
          <table:table-cell table:style-name="ce35" table:formula="of:=DECIMAL([.M70];16)" office:value-type="float" office:value="196" calcext:value-type="float">
            <text:p>196</text:p>
          </table:table-cell>
          <table:table-cell table:style-name="ce35" table:formula="of:=DECIMAL([.N70];16)" office:value-type="float" office:value="217" calcext:value-type="float">
            <text:p>217</text:p>
          </table:table-cell>
          <table:table-cell table:style-name="ce35" table:formula="of:=DECIMAL([.O70];16)" office:value-type="float" office:value="71" calcext:value-type="float">
            <text:p>71</text:p>
          </table:table-cell>
          <table:table-cell table:style-name="ce35" table:formula="of:=DECIMAL([.P70];16)" office:value-type="float" office:value="3" calcext:value-type="float">
            <text:p>3</text:p>
          </table:table-cell>
          <table:table-cell table:style-name="ce41" table:formula="of:=DECIMAL([.Q70];16)" office:value-type="float" office:value="136" calcext:value-type="float">
            <text:p>136</text:p>
          </table:table-cell>
          <table:table-cell table:style-name="ce41" table:formula="of:=DECIMAL([.R70];16)" office:value-type="float" office:value="229" calcext:value-type="float">
            <text:p>229</text:p>
          </table:table-cell>
          <table:table-cell table:style-name="ce41" table:formula="of:=DECIMAL([.S70];16)" office:value-type="float" office:value="96" calcext:value-type="float">
            <text:p>96</text:p>
          </table:table-cell>
          <table:table-cell table:style-name="ce46" table:formula="of:=DECIMAL([.T70];16)" office:value-type="float" office:value="4" calcext:value-type="float">
            <text:p>4</text:p>
          </table:table-cell>
          <table:table-cell/>
          <table:table-cell table:style-name="ce51" table:formula="of:=([.Z70]+[.AA70]*256+[.AB70]*256*256+[.AC70]*256*256*256)/1000000" office:value-type="float" office:value="55.040636" calcext:value-type="float">
            <text:p>55,040636</text:p>
          </table:table-cell>
          <table:table-cell table:formula="of:=([.AD70]+[.AE70]*256+[.AF70]*256*256+[.AG70]*256*256*256)/1000000" office:value-type="float" office:value="73.458768" calcext:value-type="float">
            <text:p>73,458768</text:p>
          </table:table-cell>
          <table:table-cell table:style-name="ce54" table:formula="of:=([.AH70]+[.AI70]*256+[.AJ70]*256*256+[.AK70]*256*256*256)/1000000" office:value-type="float" office:value="55.040452" calcext:value-type="float">
            <text:p>55,040452</text:p>
          </table:table-cell>
          <table:table-cell table:style-name="ce57" table:formula="of:=([.AL70]+[.AM70]*256+[.AN70]*256*256+[.AO70]*256*256*256)/1000000" office:value-type="float" office:value="73.45908" calcext:value-type="float">
            <text:p>73,459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1];16)" office:value-type="float" office:value="83" calcext:value-type="float">
            <text:p>83</text:p>
          </table:table-cell>
          <table:table-cell table:style-name="ce24" table:formula="of:=DECIMAL([.B71];16)" office:value-type="float" office:value="0" calcext:value-type="float">
            <text:p>0</text:p>
          </table:table-cell>
          <table:table-cell table:style-name="ce24" table:formula="of:=DECIMAL([.C71];16)" office:value-type="float" office:value="215" calcext:value-type="float">
            <text:p>215</text:p>
          </table:table-cell>
          <table:table-cell table:style-name="ce24" table:formula="of:=DECIMAL([.D71];16)" office:value-type="float" office:value="68" calcext:value-type="float">
            <text:p>68</text:p>
          </table:table-cell>
          <table:table-cell table:style-name="ce35" table:formula="of:=DECIMAL([.E71];16)" office:value-type="float" office:value="92" calcext:value-type="float">
            <text:p>92</text:p>
          </table:table-cell>
          <table:table-cell table:style-name="ce35" table:formula="of:=DECIMAL([.F71];16)" office:value-type="float" office:value="217" calcext:value-type="float">
            <text:p>217</text:p>
          </table:table-cell>
          <table:table-cell table:style-name="ce35" table:formula="of:=DECIMAL([.G71];16)" office:value-type="float" office:value="71" calcext:value-type="float">
            <text:p>71</text:p>
          </table:table-cell>
          <table:table-cell table:style-name="ce35" table:formula="of:=DECIMAL([.H71];16)" office:value-type="float" office:value="3" calcext:value-type="float">
            <text:p>3</text:p>
          </table:table-cell>
          <table:table-cell table:style-name="ce41" table:formula="of:=DECIMAL([.I71];16)" office:value-type="float" office:value="48" calcext:value-type="float">
            <text:p>48</text:p>
          </table:table-cell>
          <table:table-cell table:style-name="ce41" table:formula="of:=DECIMAL([.J71];16)" office:value-type="float" office:value="230" calcext:value-type="float">
            <text:p>230</text:p>
          </table:table-cell>
          <table:table-cell table:style-name="ce41" table:formula="of:=DECIMAL([.K71];16)" office:value-type="float" office:value="96" calcext:value-type="float">
            <text:p>96</text:p>
          </table:table-cell>
          <table:table-cell table:style-name="ce41" table:formula="of:=DECIMAL([.L71];16)" office:value-type="float" office:value="4" calcext:value-type="float">
            <text:p>4</text:p>
          </table:table-cell>
          <table:table-cell table:style-name="ce35" table:formula="of:=DECIMAL([.M71];16)" office:value-type="float" office:value="160" calcext:value-type="float">
            <text:p>160</text:p>
          </table:table-cell>
          <table:table-cell table:style-name="ce35" table:formula="of:=DECIMAL([.N71];16)" office:value-type="float" office:value="216" calcext:value-type="float">
            <text:p>216</text:p>
          </table:table-cell>
          <table:table-cell table:style-name="ce35" table:formula="of:=DECIMAL([.O71];16)" office:value-type="float" office:value="71" calcext:value-type="float">
            <text:p>71</text:p>
          </table:table-cell>
          <table:table-cell table:style-name="ce35" table:formula="of:=DECIMAL([.P71];16)" office:value-type="float" office:value="3" calcext:value-type="float">
            <text:p>3</text:p>
          </table:table-cell>
          <table:table-cell table:style-name="ce41" table:formula="of:=DECIMAL([.Q71];16)" office:value-type="float" office:value="104" calcext:value-type="float">
            <text:p>104</text:p>
          </table:table-cell>
          <table:table-cell table:style-name="ce41" table:formula="of:=DECIMAL([.R71];16)" office:value-type="float" office:value="231" calcext:value-type="float">
            <text:p>231</text:p>
          </table:table-cell>
          <table:table-cell table:style-name="ce41" table:formula="of:=DECIMAL([.S71];16)" office:value-type="float" office:value="96" calcext:value-type="float">
            <text:p>96</text:p>
          </table:table-cell>
          <table:table-cell table:style-name="ce46" table:formula="of:=DECIMAL([.T71];16)" office:value-type="float" office:value="4" calcext:value-type="float">
            <text:p>4</text:p>
          </table:table-cell>
          <table:table-cell/>
          <table:table-cell table:style-name="ce51" table:formula="of:=([.Z71]+[.AA71]*256+[.AB71]*256*256+[.AC71]*256*256*256)/1000000" office:value-type="float" office:value="55.040348" calcext:value-type="float">
            <text:p>55,040348</text:p>
          </table:table-cell>
          <table:table-cell table:formula="of:=([.AD71]+[.AE71]*256+[.AF71]*256*256+[.AG71]*256*256*256)/1000000" office:value-type="float" office:value="73.459248" calcext:value-type="float">
            <text:p>73,459248</text:p>
          </table:table-cell>
          <table:table-cell table:style-name="ce54" table:formula="of:=([.AH71]+[.AI71]*256+[.AJ71]*256*256+[.AK71]*256*256*256)/1000000" office:value-type="float" office:value="55.04016" calcext:value-type="float">
            <text:p>55,04016</text:p>
          </table:table-cell>
          <table:table-cell table:style-name="ce57" table:formula="of:=([.AL71]+[.AM71]*256+[.AN71]*256*256+[.AO71]*256*256*256)/1000000" office:value-type="float" office:value="73.45956" calcext:value-type="float">
            <text:p>73,459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2];16)" office:value-type="float" office:value="83" calcext:value-type="float">
            <text:p>83</text:p>
          </table:table-cell>
          <table:table-cell table:style-name="ce24" table:formula="of:=DECIMAL([.B72];16)" office:value-type="float" office:value="0" calcext:value-type="float">
            <text:p>0</text:p>
          </table:table-cell>
          <table:table-cell table:style-name="ce24" table:formula="of:=DECIMAL([.C72];16)" office:value-type="float" office:value="215" calcext:value-type="float">
            <text:p>215</text:p>
          </table:table-cell>
          <table:table-cell table:style-name="ce24" table:formula="of:=DECIMAL([.D72];16)" office:value-type="float" office:value="69" calcext:value-type="float">
            <text:p>69</text:p>
          </table:table-cell>
          <table:table-cell table:style-name="ce35" table:formula="of:=DECIMAL([.E72];16)" office:value-type="float" office:value="248" calcext:value-type="float">
            <text:p>248</text:p>
          </table:table-cell>
          <table:table-cell table:style-name="ce35" table:formula="of:=DECIMAL([.F72];16)" office:value-type="float" office:value="215" calcext:value-type="float">
            <text:p>215</text:p>
          </table:table-cell>
          <table:table-cell table:style-name="ce35" table:formula="of:=DECIMAL([.G72];16)" office:value-type="float" office:value="71" calcext:value-type="float">
            <text:p>71</text:p>
          </table:table-cell>
          <table:table-cell table:style-name="ce35" table:formula="of:=DECIMAL([.H72];16)" office:value-type="float" office:value="3" calcext:value-type="float">
            <text:p>3</text:p>
          </table:table-cell>
          <table:table-cell table:style-name="ce41" table:formula="of:=DECIMAL([.I72];16)" office:value-type="float" office:value="136" calcext:value-type="float">
            <text:p>136</text:p>
          </table:table-cell>
          <table:table-cell table:style-name="ce41" table:formula="of:=DECIMAL([.J72];16)" office:value-type="float" office:value="232" calcext:value-type="float">
            <text:p>232</text:p>
          </table:table-cell>
          <table:table-cell table:style-name="ce41" table:formula="of:=DECIMAL([.K72];16)" office:value-type="float" office:value="96" calcext:value-type="float">
            <text:p>96</text:p>
          </table:table-cell>
          <table:table-cell table:style-name="ce41" table:formula="of:=DECIMAL([.L72];16)" office:value-type="float" office:value="4" calcext:value-type="float">
            <text:p>4</text:p>
          </table:table-cell>
          <table:table-cell table:style-name="ce35" table:formula="of:=DECIMAL([.M72];16)" office:value-type="float" office:value="64" calcext:value-type="float">
            <text:p>64</text:p>
          </table:table-cell>
          <table:table-cell table:style-name="ce35" table:formula="of:=DECIMAL([.N72];16)" office:value-type="float" office:value="215" calcext:value-type="float">
            <text:p>215</text:p>
          </table:table-cell>
          <table:table-cell table:style-name="ce35" table:formula="of:=DECIMAL([.O72];16)" office:value-type="float" office:value="71" calcext:value-type="float">
            <text:p>71</text:p>
          </table:table-cell>
          <table:table-cell table:style-name="ce35" table:formula="of:=DECIMAL([.P72];16)" office:value-type="float" office:value="3" calcext:value-type="float">
            <text:p>3</text:p>
          </table:table-cell>
          <table:table-cell table:style-name="ce41" table:formula="of:=DECIMAL([.Q72];16)" office:value-type="float" office:value="168" calcext:value-type="float">
            <text:p>168</text:p>
          </table:table-cell>
          <table:table-cell table:style-name="ce41" table:formula="of:=DECIMAL([.R72];16)" office:value-type="float" office:value="233" calcext:value-type="float">
            <text:p>233</text:p>
          </table:table-cell>
          <table:table-cell table:style-name="ce41" table:formula="of:=DECIMAL([.S72];16)" office:value-type="float" office:value="96" calcext:value-type="float">
            <text:p>96</text:p>
          </table:table-cell>
          <table:table-cell table:style-name="ce46" table:formula="of:=DECIMAL([.T72];16)" office:value-type="float" office:value="4" calcext:value-type="float">
            <text:p>4</text:p>
          </table:table-cell>
          <table:table-cell/>
          <table:table-cell table:style-name="ce51" table:formula="of:=([.Z72]+[.AA72]*256+[.AB72]*256*256+[.AC72]*256*256*256)/1000000" office:value-type="float" office:value="55.039992" calcext:value-type="float">
            <text:p>55,039992</text:p>
          </table:table-cell>
          <table:table-cell table:formula="of:=([.AD72]+[.AE72]*256+[.AF72]*256*256+[.AG72]*256*256*256)/1000000" office:value-type="float" office:value="73.459848" calcext:value-type="float">
            <text:p>73,459848</text:p>
          </table:table-cell>
          <table:table-cell table:style-name="ce54" table:formula="of:=([.AH72]+[.AI72]*256+[.AJ72]*256*256+[.AK72]*256*256*256)/1000000" office:value-type="float" office:value="55.039808" calcext:value-type="float">
            <text:p>55,039808</text:p>
          </table:table-cell>
          <table:table-cell table:style-name="ce57" table:formula="of:=([.AL72]+[.AM72]*256+[.AN72]*256*256+[.AO72]*256*256*256)/1000000" office:value-type="float" office:value="73.460136" calcext:value-type="float">
            <text:p>73,4601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6" calcext:value-type="float">
            <text:p>46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3];16)" office:value-type="float" office:value="83" calcext:value-type="float">
            <text:p>83</text:p>
          </table:table-cell>
          <table:table-cell table:style-name="ce24" table:formula="of:=DECIMAL([.B73];16)" office:value-type="float" office:value="0" calcext:value-type="float">
            <text:p>0</text:p>
          </table:table-cell>
          <table:table-cell table:style-name="ce24" table:formula="of:=DECIMAL([.C73];16)" office:value-type="float" office:value="215" calcext:value-type="float">
            <text:p>215</text:p>
          </table:table-cell>
          <table:table-cell table:style-name="ce24" table:formula="of:=DECIMAL([.D73];16)" office:value-type="float" office:value="70" calcext:value-type="float">
            <text:p>70</text:p>
          </table:table-cell>
          <table:table-cell table:style-name="ce35" table:formula="of:=DECIMAL([.E73];16)" office:value-type="float" office:value="140" calcext:value-type="float">
            <text:p>140</text:p>
          </table:table-cell>
          <table:table-cell table:style-name="ce35" table:formula="of:=DECIMAL([.F73];16)" office:value-type="float" office:value="214" calcext:value-type="float">
            <text:p>214</text:p>
          </table:table-cell>
          <table:table-cell table:style-name="ce35" table:formula="of:=DECIMAL([.G73];16)" office:value-type="float" office:value="71" calcext:value-type="float">
            <text:p>71</text:p>
          </table:table-cell>
          <table:table-cell table:style-name="ce35" table:formula="of:=DECIMAL([.H73];16)" office:value-type="float" office:value="3" calcext:value-type="float">
            <text:p>3</text:p>
          </table:table-cell>
          <table:table-cell table:style-name="ce41" table:formula="of:=DECIMAL([.I73];16)" office:value-type="float" office:value="216" calcext:value-type="float">
            <text:p>216</text:p>
          </table:table-cell>
          <table:table-cell table:style-name="ce41" table:formula="of:=DECIMAL([.J73];16)" office:value-type="float" office:value="234" calcext:value-type="float">
            <text:p>234</text:p>
          </table:table-cell>
          <table:table-cell table:style-name="ce41" table:formula="of:=DECIMAL([.K73];16)" office:value-type="float" office:value="96" calcext:value-type="float">
            <text:p>96</text:p>
          </table:table-cell>
          <table:table-cell table:style-name="ce41" table:formula="of:=DECIMAL([.L73];16)" office:value-type="float" office:value="4" calcext:value-type="float">
            <text:p>4</text:p>
          </table:table-cell>
          <table:table-cell table:style-name="ce35" table:formula="of:=DECIMAL([.M73];16)" office:value-type="float" office:value="240" calcext:value-type="float">
            <text:p>240</text:p>
          </table:table-cell>
          <table:table-cell table:style-name="ce35" table:formula="of:=DECIMAL([.N73];16)" office:value-type="float" office:value="213" calcext:value-type="float">
            <text:p>213</text:p>
          </table:table-cell>
          <table:table-cell table:style-name="ce35" table:formula="of:=DECIMAL([.O73];16)" office:value-type="float" office:value="71" calcext:value-type="float">
            <text:p>71</text:p>
          </table:table-cell>
          <table:table-cell table:style-name="ce35" table:formula="of:=DECIMAL([.P73];16)" office:value-type="float" office:value="3" calcext:value-type="float">
            <text:p>3</text:p>
          </table:table-cell>
          <table:table-cell table:style-name="ce41" table:formula="of:=DECIMAL([.Q73];16)" office:value-type="float" office:value="240" calcext:value-type="float">
            <text:p>240</text:p>
          </table:table-cell>
          <table:table-cell table:style-name="ce41" table:formula="of:=DECIMAL([.R73];16)" office:value-type="float" office:value="235" calcext:value-type="float">
            <text:p>235</text:p>
          </table:table-cell>
          <table:table-cell table:style-name="ce41" table:formula="of:=DECIMAL([.S73];16)" office:value-type="float" office:value="96" calcext:value-type="float">
            <text:p>96</text:p>
          </table:table-cell>
          <table:table-cell table:style-name="ce46" table:formula="of:=DECIMAL([.T73];16)" office:value-type="float" office:value="4" calcext:value-type="float">
            <text:p>4</text:p>
          </table:table-cell>
          <table:table-cell/>
          <table:table-cell table:style-name="ce51" table:formula="of:=([.Z73]+[.AA73]*256+[.AB73]*256*256+[.AC73]*256*256*256)/1000000" office:value-type="float" office:value="55.039628" calcext:value-type="float">
            <text:p>55,039628</text:p>
          </table:table-cell>
          <table:table-cell table:formula="of:=([.AD73]+[.AE73]*256+[.AF73]*256*256+[.AG73]*256*256*256)/1000000" office:value-type="float" office:value="73.46044" calcext:value-type="float">
            <text:p>73,46044</text:p>
          </table:table-cell>
          <table:table-cell table:style-name="ce54" table:formula="of:=([.AH73]+[.AI73]*256+[.AJ73]*256*256+[.AK73]*256*256*256)/1000000" office:value-type="float" office:value="55.039472" calcext:value-type="float">
            <text:p>55,039472</text:p>
          </table:table-cell>
          <table:table-cell table:style-name="ce57" table:formula="of:=([.AL73]+[.AM73]*256+[.AN73]*256*256+[.AO73]*256*256*256)/1000000" office:value-type="float" office:value="73.46072" calcext:value-type="float">
            <text:p>73,460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4];16)" office:value-type="float" office:value="83" calcext:value-type="float">
            <text:p>83</text:p>
          </table:table-cell>
          <table:table-cell table:style-name="ce24" table:formula="of:=DECIMAL([.B74];16)" office:value-type="float" office:value="0" calcext:value-type="float">
            <text:p>0</text:p>
          </table:table-cell>
          <table:table-cell table:style-name="ce24" table:formula="of:=DECIMAL([.C74];16)" office:value-type="float" office:value="215" calcext:value-type="float">
            <text:p>215</text:p>
          </table:table-cell>
          <table:table-cell table:style-name="ce24" table:formula="of:=DECIMAL([.D74];16)" office:value-type="float" office:value="71" calcext:value-type="float">
            <text:p>71</text:p>
          </table:table-cell>
          <table:table-cell table:style-name="ce35" table:formula="of:=DECIMAL([.E74];16)" office:value-type="float" office:value="56" calcext:value-type="float">
            <text:p>56</text:p>
          </table:table-cell>
          <table:table-cell table:style-name="ce35" table:formula="of:=DECIMAL([.F74];16)" office:value-type="float" office:value="213" calcext:value-type="float">
            <text:p>213</text:p>
          </table:table-cell>
          <table:table-cell table:style-name="ce35" table:formula="of:=DECIMAL([.G74];16)" office:value-type="float" office:value="71" calcext:value-type="float">
            <text:p>71</text:p>
          </table:table-cell>
          <table:table-cell table:style-name="ce35" table:formula="of:=DECIMAL([.H74];16)" office:value-type="float" office:value="3" calcext:value-type="float">
            <text:p>3</text:p>
          </table:table-cell>
          <table:table-cell table:style-name="ce41" table:formula="of:=DECIMAL([.I74];16)" office:value-type="float" office:value="64" calcext:value-type="float">
            <text:p>64</text:p>
          </table:table-cell>
          <table:table-cell table:style-name="ce41" table:formula="of:=DECIMAL([.J74];16)" office:value-type="float" office:value="237" calcext:value-type="float">
            <text:p>237</text:p>
          </table:table-cell>
          <table:table-cell table:style-name="ce41" table:formula="of:=DECIMAL([.K74];16)" office:value-type="float" office:value="96" calcext:value-type="float">
            <text:p>96</text:p>
          </table:table-cell>
          <table:table-cell table:style-name="ce41" table:formula="of:=DECIMAL([.L74];16)" office:value-type="float" office:value="4" calcext:value-type="float">
            <text:p>4</text:p>
          </table:table-cell>
          <table:table-cell table:style-name="ce35" table:formula="of:=DECIMAL([.M74];16)" office:value-type="float" office:value="136" calcext:value-type="float">
            <text:p>136</text:p>
          </table:table-cell>
          <table:table-cell table:style-name="ce35" table:formula="of:=DECIMAL([.N74];16)" office:value-type="float" office:value="212" calcext:value-type="float">
            <text:p>212</text:p>
          </table:table-cell>
          <table:table-cell table:style-name="ce35" table:formula="of:=DECIMAL([.O74];16)" office:value-type="float" office:value="71" calcext:value-type="float">
            <text:p>71</text:p>
          </table:table-cell>
          <table:table-cell table:style-name="ce35" table:formula="of:=DECIMAL([.P74];16)" office:value-type="float" office:value="3" calcext:value-type="float">
            <text:p>3</text:p>
          </table:table-cell>
          <table:table-cell table:style-name="ce41" table:formula="of:=DECIMAL([.Q74];16)" office:value-type="float" office:value="96" calcext:value-type="float">
            <text:p>96</text:p>
          </table:table-cell>
          <table:table-cell table:style-name="ce41" table:formula="of:=DECIMAL([.R74];16)" office:value-type="float" office:value="238" calcext:value-type="float">
            <text:p>238</text:p>
          </table:table-cell>
          <table:table-cell table:style-name="ce41" table:formula="of:=DECIMAL([.S74];16)" office:value-type="float" office:value="96" calcext:value-type="float">
            <text:p>96</text:p>
          </table:table-cell>
          <table:table-cell table:style-name="ce46" table:formula="of:=DECIMAL([.T74];16)" office:value-type="float" office:value="4" calcext:value-type="float">
            <text:p>4</text:p>
          </table:table-cell>
          <table:table-cell/>
          <table:table-cell table:style-name="ce51" table:formula="of:=([.Z74]+[.AA74]*256+[.AB74]*256*256+[.AC74]*256*256*256)/1000000" office:value-type="float" office:value="55.039288" calcext:value-type="float">
            <text:p>55,039288</text:p>
          </table:table-cell>
          <table:table-cell table:formula="of:=([.AD74]+[.AE74]*256+[.AF74]*256*256+[.AG74]*256*256*256)/1000000" office:value-type="float" office:value="73.461056" calcext:value-type="float">
            <text:p>73,461056</text:p>
          </table:table-cell>
          <table:table-cell table:style-name="ce54" table:formula="of:=([.AH74]+[.AI74]*256+[.AJ74]*256*256+[.AK74]*256*256*256)/1000000" office:value-type="float" office:value="55.039112" calcext:value-type="float">
            <text:p>55,039112</text:p>
          </table:table-cell>
          <table:table-cell table:style-name="ce57" table:formula="of:=([.AL74]+[.AM74]*256+[.AN74]*256*256+[.AO74]*256*256*256)/1000000" office:value-type="float" office:value="73.461344" calcext:value-type="float">
            <text:p>73,4613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5];16)" office:value-type="float" office:value="83" calcext:value-type="float">
            <text:p>83</text:p>
          </table:table-cell>
          <table:table-cell table:style-name="ce24" table:formula="of:=DECIMAL([.B75];16)" office:value-type="float" office:value="0" calcext:value-type="float">
            <text:p>0</text:p>
          </table:table-cell>
          <table:table-cell table:style-name="ce24" table:formula="of:=DECIMAL([.C75];16)" office:value-type="float" office:value="215" calcext:value-type="float">
            <text:p>215</text:p>
          </table:table-cell>
          <table:table-cell table:style-name="ce24" table:formula="of:=DECIMAL([.D75];16)" office:value-type="float" office:value="72" calcext:value-type="float">
            <text:p>72</text:p>
          </table:table-cell>
          <table:table-cell table:style-name="ce35" table:formula="of:=DECIMAL([.E75];16)" office:value-type="float" office:value="228" calcext:value-type="float">
            <text:p>228</text:p>
          </table:table-cell>
          <table:table-cell table:style-name="ce35" table:formula="of:=DECIMAL([.F75];16)" office:value-type="float" office:value="211" calcext:value-type="float">
            <text:p>211</text:p>
          </table:table-cell>
          <table:table-cell table:style-name="ce35" table:formula="of:=DECIMAL([.G75];16)" office:value-type="float" office:value="71" calcext:value-type="float">
            <text:p>71</text:p>
          </table:table-cell>
          <table:table-cell table:style-name="ce35" table:formula="of:=DECIMAL([.H75];16)" office:value-type="float" office:value="3" calcext:value-type="float">
            <text:p>3</text:p>
          </table:table-cell>
          <table:table-cell table:style-name="ce41" table:formula="of:=DECIMAL([.I75];16)" office:value-type="float" office:value="120" calcext:value-type="float">
            <text:p>120</text:p>
          </table:table-cell>
          <table:table-cell table:style-name="ce41" table:formula="of:=DECIMAL([.J75];16)" office:value-type="float" office:value="239" calcext:value-type="float">
            <text:p>239</text:p>
          </table:table-cell>
          <table:table-cell table:style-name="ce41" table:formula="of:=DECIMAL([.K75];16)" office:value-type="float" office:value="96" calcext:value-type="float">
            <text:p>96</text:p>
          </table:table-cell>
          <table:table-cell table:style-name="ce41" table:formula="of:=DECIMAL([.L75];16)" office:value-type="float" office:value="4" calcext:value-type="float">
            <text:p>4</text:p>
          </table:table-cell>
          <table:table-cell table:style-name="ce35" table:formula="of:=DECIMAL([.M75];16)" office:value-type="float" office:value="64" calcext:value-type="float">
            <text:p>64</text:p>
          </table:table-cell>
          <table:table-cell table:style-name="ce35" table:formula="of:=DECIMAL([.N75];16)" office:value-type="float" office:value="211" calcext:value-type="float">
            <text:p>211</text:p>
          </table:table-cell>
          <table:table-cell table:style-name="ce35" table:formula="of:=DECIMAL([.O75];16)" office:value-type="float" office:value="71" calcext:value-type="float">
            <text:p>71</text:p>
          </table:table-cell>
          <table:table-cell table:style-name="ce35" table:formula="of:=DECIMAL([.P75];16)" office:value-type="float" office:value="3" calcext:value-type="float">
            <text:p>3</text:p>
          </table:table-cell>
          <table:table-cell table:style-name="ce41" table:formula="of:=DECIMAL([.Q75];16)" office:value-type="float" office:value="168" calcext:value-type="float">
            <text:p>168</text:p>
          </table:table-cell>
          <table:table-cell table:style-name="ce41" table:formula="of:=DECIMAL([.R75];16)" office:value-type="float" office:value="240" calcext:value-type="float">
            <text:p>240</text:p>
          </table:table-cell>
          <table:table-cell table:style-name="ce41" table:formula="of:=DECIMAL([.S75];16)" office:value-type="float" office:value="96" calcext:value-type="float">
            <text:p>96</text:p>
          </table:table-cell>
          <table:table-cell table:style-name="ce46" table:formula="of:=DECIMAL([.T75];16)" office:value-type="float" office:value="4" calcext:value-type="float">
            <text:p>4</text:p>
          </table:table-cell>
          <table:table-cell/>
          <table:table-cell table:style-name="ce51" table:formula="of:=([.Z75]+[.AA75]*256+[.AB75]*256*256+[.AC75]*256*256*256)/1000000" office:value-type="float" office:value="55.038948" calcext:value-type="float">
            <text:p>55,038948</text:p>
          </table:table-cell>
          <table:table-cell table:formula="of:=([.AD75]+[.AE75]*256+[.AF75]*256*256+[.AG75]*256*256*256)/1000000" office:value-type="float" office:value="73.461624" calcext:value-type="float">
            <text:p>73,461624</text:p>
          </table:table-cell>
          <table:table-cell table:style-name="ce54" table:formula="of:=([.AH75]+[.AI75]*256+[.AJ75]*256*256+[.AK75]*256*256*256)/1000000" office:value-type="float" office:value="55.038784" calcext:value-type="float">
            <text:p>55,038784</text:p>
          </table:table-cell>
          <table:table-cell table:style-name="ce57" table:formula="of:=([.AL75]+[.AM75]*256+[.AN75]*256*256+[.AO75]*256*256*256)/1000000" office:value-type="float" office:value="73.461928" calcext:value-type="float">
            <text:p>73,461928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9" calcext:value-type="float">
            <text:p>49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0" table:formula="of:=DECIMAL([.A76];16)" office:value-type="float" office:value="83" calcext:value-type="float">
            <text:p>83</text:p>
          </table:table-cell>
          <table:table-cell table:style-name="ce28" table:formula="of:=DECIMAL([.B76];16)" office:value-type="float" office:value="0" calcext:value-type="float">
            <text:p>0</text:p>
          </table:table-cell>
          <table:table-cell table:style-name="ce28" table:formula="of:=DECIMAL([.C76];16)" office:value-type="float" office:value="215" calcext:value-type="float">
            <text:p>215</text:p>
          </table:table-cell>
          <table:table-cell table:style-name="ce28" table:formula="of:=DECIMAL([.D76];16)" office:value-type="float" office:value="73" calcext:value-type="float">
            <text:p>73</text:p>
          </table:table-cell>
          <table:table-cell table:style-name="ce37" table:formula="of:=DECIMAL([.E76];16)" office:value-type="float" office:value="192" calcext:value-type="float">
            <text:p>192</text:p>
          </table:table-cell>
          <table:table-cell table:style-name="ce37" table:formula="of:=DECIMAL([.F76];16)" office:value-type="float" office:value="211" calcext:value-type="float">
            <text:p>211</text:p>
          </table:table-cell>
          <table:table-cell table:style-name="ce37" table:formula="of:=DECIMAL([.G76];16)" office:value-type="float" office:value="71" calcext:value-type="float">
            <text:p>71</text:p>
          </table:table-cell>
          <table:table-cell table:style-name="ce37" table:formula="of:=DECIMAL([.H76];16)" office:value-type="float" office:value="3" calcext:value-type="float">
            <text:p>3</text:p>
          </table:table-cell>
          <table:table-cell table:style-name="ce43" table:formula="of:=DECIMAL([.I76];16)" office:value-type="float" office:value="168" calcext:value-type="float">
            <text:p>168</text:p>
          </table:table-cell>
          <table:table-cell table:style-name="ce43" table:formula="of:=DECIMAL([.J76];16)" office:value-type="float" office:value="239" calcext:value-type="float">
            <text:p>239</text:p>
          </table:table-cell>
          <table:table-cell table:style-name="ce43" table:formula="of:=DECIMAL([.K76];16)" office:value-type="float" office:value="96" calcext:value-type="float">
            <text:p>96</text:p>
          </table:table-cell>
          <table:table-cell table:style-name="ce43" table:formula="of:=DECIMAL([.L76];16)" office:value-type="float" office:value="4" calcext:value-type="float">
            <text:p>4</text:p>
          </table:table-cell>
          <table:table-cell table:style-name="ce37" table:formula="of:=DECIMAL([.M76];16)" office:value-type="float" office:value="76" calcext:value-type="float">
            <text:p>76</text:p>
          </table:table-cell>
          <table:table-cell table:style-name="ce37" table:formula="of:=DECIMAL([.N76];16)" office:value-type="float" office:value="212" calcext:value-type="float">
            <text:p>212</text:p>
          </table:table-cell>
          <table:table-cell table:style-name="ce37" table:formula="of:=DECIMAL([.O76];16)" office:value-type="float" office:value="71" calcext:value-type="float">
            <text:p>71</text:p>
          </table:table-cell>
          <table:table-cell table:style-name="ce37" table:formula="of:=DECIMAL([.P76];16)" office:value-type="float" office:value="3" calcext:value-type="float">
            <text:p>3</text:p>
          </table:table-cell>
          <table:table-cell table:style-name="ce43" table:formula="of:=DECIMAL([.Q76];16)" office:value-type="float" office:value="168" calcext:value-type="float">
            <text:p>168</text:p>
          </table:table-cell>
          <table:table-cell table:style-name="ce43" table:formula="of:=DECIMAL([.R76];16)" office:value-type="float" office:value="238" calcext:value-type="float">
            <text:p>238</text:p>
          </table:table-cell>
          <table:table-cell table:style-name="ce41" table:formula="of:=DECIMAL([.S76];16)" office:value-type="float" office:value="96" calcext:value-type="float">
            <text:p>96</text:p>
          </table:table-cell>
          <table:table-cell table:style-name="ce46" table:formula="of:=DECIMAL([.T76];16)" office:value-type="float" office:value="4" calcext:value-type="float">
            <text:p>4</text:p>
          </table:table-cell>
          <table:table-cell/>
          <table:table-cell table:style-name="ce51" table:formula="of:=([.Z76]+[.AA76]*256+[.AB76]*256*256+[.AC76]*256*256*256)/1000000" office:value-type="float" office:value="55.038912" calcext:value-type="float">
            <text:p>55,038912</text:p>
          </table:table-cell>
          <table:table-cell table:formula="of:=([.AD76]+[.AE76]*256+[.AF76]*256*256+[.AG76]*256*256*256)/1000000" office:value-type="float" office:value="73.461672" calcext:value-type="float">
            <text:p>73,461672</text:p>
          </table:table-cell>
          <table:table-cell table:style-name="ce54" table:formula="of:=([.AH76]+[.AI76]*256+[.AJ76]*256*256+[.AK76]*256*256*256)/1000000" office:value-type="float" office:value="55.039052" calcext:value-type="float">
            <text:p>55,039052</text:p>
          </table:table-cell>
          <table:table-cell table:style-name="ce57" table:formula="of:=([.AL76]+[.AM76]*256+[.AN76]*256*256+[.AO76]*256*256*256)/1000000" office:value-type="float" office:value="73.461416" calcext:value-type="float">
            <text:p>73,4614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A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7];16)" office:value-type="float" office:value="83" calcext:value-type="float">
            <text:p>83</text:p>
          </table:table-cell>
          <table:table-cell table:style-name="ce24" table:formula="of:=DECIMAL([.B77];16)" office:value-type="float" office:value="0" calcext:value-type="float">
            <text:p>0</text:p>
          </table:table-cell>
          <table:table-cell table:style-name="ce24" table:formula="of:=DECIMAL([.C77];16)" office:value-type="float" office:value="215" calcext:value-type="float">
            <text:p>215</text:p>
          </table:table-cell>
          <table:table-cell table:style-name="ce24" table:formula="of:=DECIMAL([.D77];16)" office:value-type="float" office:value="74" calcext:value-type="float">
            <text:p>74</text:p>
          </table:table-cell>
          <table:table-cell table:style-name="ce35" table:formula="of:=DECIMAL([.E77];16)" office:value-type="float" office:value="228" calcext:value-type="float">
            <text:p>228</text:p>
          </table:table-cell>
          <table:table-cell table:style-name="ce35" table:formula="of:=DECIMAL([.F77];16)" office:value-type="float" office:value="212" calcext:value-type="float">
            <text:p>212</text:p>
          </table:table-cell>
          <table:table-cell table:style-name="ce35" table:formula="of:=DECIMAL([.G77];16)" office:value-type="float" office:value="71" calcext:value-type="float">
            <text:p>71</text:p>
          </table:table-cell>
          <table:table-cell table:style-name="ce35" table:formula="of:=DECIMAL([.H77];16)" office:value-type="float" office:value="3" calcext:value-type="float">
            <text:p>3</text:p>
          </table:table-cell>
          <table:table-cell table:style-name="ce41" table:formula="of:=DECIMAL([.I77];16)" office:value-type="float" office:value="152" calcext:value-type="float">
            <text:p>152</text:p>
          </table:table-cell>
          <table:table-cell table:style-name="ce41" table:formula="of:=DECIMAL([.J77];16)" office:value-type="float" office:value="237" calcext:value-type="float">
            <text:p>237</text:p>
          </table:table-cell>
          <table:table-cell table:style-name="ce41" table:formula="of:=DECIMAL([.K77];16)" office:value-type="float" office:value="96" calcext:value-type="float">
            <text:p>96</text:p>
          </table:table-cell>
          <table:table-cell table:style-name="ce41" table:formula="of:=DECIMAL([.L77];16)" office:value-type="float" office:value="4" calcext:value-type="float">
            <text:p>4</text:p>
          </table:table-cell>
          <table:table-cell table:style-name="ce35" table:formula="of:=DECIMAL([.M77];16)" office:value-type="float" office:value="104" calcext:value-type="float">
            <text:p>104</text:p>
          </table:table-cell>
          <table:table-cell table:style-name="ce35" table:formula="of:=DECIMAL([.N77];16)" office:value-type="float" office:value="213" calcext:value-type="float">
            <text:p>213</text:p>
          </table:table-cell>
          <table:table-cell table:style-name="ce35" table:formula="of:=DECIMAL([.O77];16)" office:value-type="float" office:value="71" calcext:value-type="float">
            <text:p>71</text:p>
          </table:table-cell>
          <table:table-cell table:style-name="ce35" table:formula="of:=DECIMAL([.P77];16)" office:value-type="float" office:value="3" calcext:value-type="float">
            <text:p>3</text:p>
          </table:table-cell>
          <table:table-cell table:style-name="ce41" table:formula="of:=DECIMAL([.Q77];16)" office:value-type="float" office:value="152" calcext:value-type="float">
            <text:p>152</text:p>
          </table:table-cell>
          <table:table-cell table:style-name="ce41" table:formula="of:=DECIMAL([.R77];16)" office:value-type="float" office:value="236" calcext:value-type="float">
            <text:p>236</text:p>
          </table:table-cell>
          <table:table-cell table:style-name="ce41" table:formula="of:=DECIMAL([.S77];16)" office:value-type="float" office:value="96" calcext:value-type="float">
            <text:p>96</text:p>
          </table:table-cell>
          <table:table-cell table:style-name="ce46" table:formula="of:=DECIMAL([.T77];16)" office:value-type="float" office:value="4" calcext:value-type="float">
            <text:p>4</text:p>
          </table:table-cell>
          <table:table-cell/>
          <table:table-cell table:style-name="ce51" table:formula="of:=([.Z77]+[.AA77]*256+[.AB77]*256*256+[.AC77]*256*256*256)/1000000" office:value-type="float" office:value="55.039204" calcext:value-type="float">
            <text:p>55,039204</text:p>
          </table:table-cell>
          <table:table-cell table:formula="of:=([.AD77]+[.AE77]*256+[.AF77]*256*256+[.AG77]*256*256*256)/1000000" office:value-type="float" office:value="73.461144" calcext:value-type="float">
            <text:p>73,461144</text:p>
          </table:table-cell>
          <table:table-cell table:style-name="ce54" table:formula="of:=([.AH77]+[.AI77]*256+[.AJ77]*256*256+[.AK77]*256*256*256)/1000000" office:value-type="float" office:value="55.039336" calcext:value-type="float">
            <text:p>55,039336</text:p>
          </table:table-cell>
          <table:table-cell table:style-name="ce57" table:formula="of:=([.AL77]+[.AM77]*256+[.AN77]*256*256+[.AO77]*256*256*256)/1000000" office:value-type="float" office:value="73.460888" calcext:value-type="float">
            <text:p>73,4608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B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8];16)" office:value-type="float" office:value="83" calcext:value-type="float">
            <text:p>83</text:p>
          </table:table-cell>
          <table:table-cell table:style-name="ce24" table:formula="of:=DECIMAL([.B78];16)" office:value-type="float" office:value="0" calcext:value-type="float">
            <text:p>0</text:p>
          </table:table-cell>
          <table:table-cell table:style-name="ce24" table:formula="of:=DECIMAL([.C78];16)" office:value-type="float" office:value="215" calcext:value-type="float">
            <text:p>215</text:p>
          </table:table-cell>
          <table:table-cell table:style-name="ce24" table:formula="of:=DECIMAL([.D78];16)" office:value-type="float" office:value="75" calcext:value-type="float">
            <text:p>75</text:p>
          </table:table-cell>
          <table:table-cell table:style-name="ce35" table:formula="of:=DECIMAL([.E78];16)" office:value-type="float" office:value="220" calcext:value-type="float">
            <text:p>220</text:p>
          </table:table-cell>
          <table:table-cell table:style-name="ce35" table:formula="of:=DECIMAL([.F78];16)" office:value-type="float" office:value="213" calcext:value-type="float">
            <text:p>213</text:p>
          </table:table-cell>
          <table:table-cell table:style-name="ce35" table:formula="of:=DECIMAL([.G78];16)" office:value-type="float" office:value="71" calcext:value-type="float">
            <text:p>71</text:p>
          </table:table-cell>
          <table:table-cell table:style-name="ce35" table:formula="of:=DECIMAL([.H78];16)" office:value-type="float" office:value="3" calcext:value-type="float">
            <text:p>3</text:p>
          </table:table-cell>
          <table:table-cell table:style-name="ce41" table:formula="of:=DECIMAL([.I78];16)" office:value-type="float" office:value="96" calcext:value-type="float">
            <text:p>96</text:p>
          </table:table-cell>
          <table:table-cell table:style-name="ce41" table:formula="of:=DECIMAL([.J78];16)" office:value-type="float" office:value="235" calcext:value-type="float">
            <text:p>235</text:p>
          </table:table-cell>
          <table:table-cell table:style-name="ce41" table:formula="of:=DECIMAL([.K78];16)" office:value-type="float" office:value="96" calcext:value-type="float">
            <text:p>96</text:p>
          </table:table-cell>
          <table:table-cell table:style-name="ce41" table:formula="of:=DECIMAL([.L78];16)" office:value-type="float" office:value="4" calcext:value-type="float">
            <text:p>4</text:p>
          </table:table-cell>
          <table:table-cell table:style-name="ce35" table:formula="of:=DECIMAL([.M78];16)" office:value-type="float" office:value="84" calcext:value-type="float">
            <text:p>84</text:p>
          </table:table-cell>
          <table:table-cell table:style-name="ce35" table:formula="of:=DECIMAL([.N78];16)" office:value-type="float" office:value="214" calcext:value-type="float">
            <text:p>214</text:p>
          </table:table-cell>
          <table:table-cell table:style-name="ce35" table:formula="of:=DECIMAL([.O78];16)" office:value-type="float" office:value="71" calcext:value-type="float">
            <text:p>71</text:p>
          </table:table-cell>
          <table:table-cell table:style-name="ce35" table:formula="of:=DECIMAL([.P78];16)" office:value-type="float" office:value="3" calcext:value-type="float">
            <text:p>3</text:p>
          </table:table-cell>
          <table:table-cell table:style-name="ce41" table:formula="of:=DECIMAL([.Q78];16)" office:value-type="float" office:value="48" calcext:value-type="float">
            <text:p>48</text:p>
          </table:table-cell>
          <table:table-cell table:style-name="ce41" table:formula="of:=DECIMAL([.R78];16)" office:value-type="float" office:value="234" calcext:value-type="float">
            <text:p>234</text:p>
          </table:table-cell>
          <table:table-cell table:style-name="ce41" table:formula="of:=DECIMAL([.S78];16)" office:value-type="float" office:value="96" calcext:value-type="float">
            <text:p>96</text:p>
          </table:table-cell>
          <table:table-cell table:style-name="ce46" table:formula="of:=DECIMAL([.T78];16)" office:value-type="float" office:value="4" calcext:value-type="float">
            <text:p>4</text:p>
          </table:table-cell>
          <table:table-cell/>
          <table:table-cell table:style-name="ce51" table:formula="of:=([.Z78]+[.AA78]*256+[.AB78]*256*256+[.AC78]*256*256*256)/1000000" office:value-type="float" office:value="55.039452" calcext:value-type="float">
            <text:p>55,039452</text:p>
          </table:table-cell>
          <table:table-cell table:formula="of:=([.AD78]+[.AE78]*256+[.AF78]*256*256+[.AG78]*256*256*256)/1000000" office:value-type="float" office:value="73.460576" calcext:value-type="float">
            <text:p>73,460576</text:p>
          </table:table-cell>
          <table:table-cell table:style-name="ce54" table:formula="of:=([.AH78]+[.AI78]*256+[.AJ78]*256*256+[.AK78]*256*256*256)/1000000" office:value-type="float" office:value="55.039572" calcext:value-type="float">
            <text:p>55,039572</text:p>
          </table:table-cell>
          <table:table-cell table:style-name="ce57" table:formula="of:=([.AL78]+[.AM78]*256+[.AN78]*256*256+[.AO78]*256*256*256)/1000000" office:value-type="float" office:value="73.460272" calcext:value-type="float">
            <text:p>73,4602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79];16)" office:value-type="float" office:value="83" calcext:value-type="float">
            <text:p>83</text:p>
          </table:table-cell>
          <table:table-cell table:style-name="ce24" table:formula="of:=DECIMAL([.B79];16)" office:value-type="float" office:value="0" calcext:value-type="float">
            <text:p>0</text:p>
          </table:table-cell>
          <table:table-cell table:style-name="ce24" table:formula="of:=DECIMAL([.C79];16)" office:value-type="float" office:value="215" calcext:value-type="float">
            <text:p>215</text:p>
          </table:table-cell>
          <table:table-cell table:style-name="ce24" table:formula="of:=DECIMAL([.D79];16)" office:value-type="float" office:value="76" calcext:value-type="float">
            <text:p>76</text:p>
          </table:table-cell>
          <table:table-cell table:style-name="ce35" table:formula="of:=DECIMAL([.E79];16)" office:value-type="float" office:value="228" calcext:value-type="float">
            <text:p>228</text:p>
          </table:table-cell>
          <table:table-cell table:style-name="ce35" table:formula="of:=DECIMAL([.F79];16)" office:value-type="float" office:value="214" calcext:value-type="float">
            <text:p>214</text:p>
          </table:table-cell>
          <table:table-cell table:style-name="ce35" table:formula="of:=DECIMAL([.G79];16)" office:value-type="float" office:value="71" calcext:value-type="float">
            <text:p>71</text:p>
          </table:table-cell>
          <table:table-cell table:style-name="ce35" table:formula="of:=DECIMAL([.H79];16)" office:value-type="float" office:value="3" calcext:value-type="float">
            <text:p>3</text:p>
          </table:table-cell>
          <table:table-cell table:style-name="ce41" table:formula="of:=DECIMAL([.I79];16)" office:value-type="float" office:value="80" calcext:value-type="float">
            <text:p>80</text:p>
          </table:table-cell>
          <table:table-cell table:style-name="ce41" table:formula="of:=DECIMAL([.J79];16)" office:value-type="float" office:value="233" calcext:value-type="float">
            <text:p>233</text:p>
          </table:table-cell>
          <table:table-cell table:style-name="ce41" table:formula="of:=DECIMAL([.K79];16)" office:value-type="float" office:value="96" calcext:value-type="float">
            <text:p>96</text:p>
          </table:table-cell>
          <table:table-cell table:style-name="ce41" table:formula="of:=DECIMAL([.L79];16)" office:value-type="float" office:value="4" calcext:value-type="float">
            <text:p>4</text:p>
          </table:table-cell>
          <table:table-cell table:style-name="ce35" table:formula="of:=DECIMAL([.M79];16)" office:value-type="float" office:value="120" calcext:value-type="float">
            <text:p>120</text:p>
          </table:table-cell>
          <table:table-cell table:style-name="ce35" table:formula="of:=DECIMAL([.N79];16)" office:value-type="float" office:value="215" calcext:value-type="float">
            <text:p>215</text:p>
          </table:table-cell>
          <table:table-cell table:style-name="ce35" table:formula="of:=DECIMAL([.O79];16)" office:value-type="float" office:value="71" calcext:value-type="float">
            <text:p>71</text:p>
          </table:table-cell>
          <table:table-cell table:style-name="ce35" table:formula="of:=DECIMAL([.P79];16)" office:value-type="float" office:value="3" calcext:value-type="float">
            <text:p>3</text:p>
          </table:table-cell>
          <table:table-cell table:style-name="ce41" table:formula="of:=DECIMAL([.Q79];16)" office:value-type="float" office:value="24" calcext:value-type="float">
            <text:p>24</text:p>
          </table:table-cell>
          <table:table-cell table:style-name="ce41" table:formula="of:=DECIMAL([.R79];16)" office:value-type="float" office:value="232" calcext:value-type="float">
            <text:p>232</text:p>
          </table:table-cell>
          <table:table-cell table:style-name="ce41" table:formula="of:=DECIMAL([.S79];16)" office:value-type="float" office:value="96" calcext:value-type="float">
            <text:p>96</text:p>
          </table:table-cell>
          <table:table-cell table:style-name="ce46" table:formula="of:=DECIMAL([.T79];16)" office:value-type="float" office:value="4" calcext:value-type="float">
            <text:p>4</text:p>
          </table:table-cell>
          <table:table-cell/>
          <table:table-cell table:style-name="ce51" table:formula="of:=([.Z79]+[.AA79]*256+[.AB79]*256*256+[.AC79]*256*256*256)/1000000" office:value-type="float" office:value="55.039716" calcext:value-type="float">
            <text:p>55,039716</text:p>
          </table:table-cell>
          <table:table-cell table:formula="of:=([.AD79]+[.AE79]*256+[.AF79]*256*256+[.AG79]*256*256*256)/1000000" office:value-type="float" office:value="73.460048" calcext:value-type="float">
            <text:p>73,460048</text:p>
          </table:table-cell>
          <table:table-cell table:style-name="ce54" table:formula="of:=([.AH79]+[.AI79]*256+[.AJ79]*256*256+[.AK79]*256*256*256)/1000000" office:value-type="float" office:value="55.039864" calcext:value-type="float">
            <text:p>55,039864</text:p>
          </table:table-cell>
          <table:table-cell table:style-name="ce57" table:formula="of:=([.AL79]+[.AM79]*256+[.AN79]*256*256+[.AO79]*256*256*256)/1000000" office:value-type="float" office:value="73.459736" calcext:value-type="float">
            <text:p>73,4597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D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0];16)" office:value-type="float" office:value="83" calcext:value-type="float">
            <text:p>83</text:p>
          </table:table-cell>
          <table:table-cell table:style-name="ce24" table:formula="of:=DECIMAL([.B80];16)" office:value-type="float" office:value="0" calcext:value-type="float">
            <text:p>0</text:p>
          </table:table-cell>
          <table:table-cell table:style-name="ce24" table:formula="of:=DECIMAL([.C80];16)" office:value-type="float" office:value="215" calcext:value-type="float">
            <text:p>215</text:p>
          </table:table-cell>
          <table:table-cell table:style-name="ce24" table:formula="of:=DECIMAL([.D80];16)" office:value-type="float" office:value="77" calcext:value-type="float">
            <text:p>77</text:p>
          </table:table-cell>
          <table:table-cell table:style-name="ce35" table:formula="of:=DECIMAL([.E80];16)" office:value-type="float" office:value="248" calcext:value-type="float">
            <text:p>248</text:p>
          </table:table-cell>
          <table:table-cell table:style-name="ce35" table:formula="of:=DECIMAL([.F80];16)" office:value-type="float" office:value="215" calcext:value-type="float">
            <text:p>215</text:p>
          </table:table-cell>
          <table:table-cell table:style-name="ce35" table:formula="of:=DECIMAL([.G80];16)" office:value-type="float" office:value="71" calcext:value-type="float">
            <text:p>71</text:p>
          </table:table-cell>
          <table:table-cell table:style-name="ce35" table:formula="of:=DECIMAL([.H80];16)" office:value-type="float" office:value="3" calcext:value-type="float">
            <text:p>3</text:p>
          </table:table-cell>
          <table:table-cell table:style-name="ce41" table:formula="of:=DECIMAL([.I80];16)" office:value-type="float" office:value="56" calcext:value-type="float">
            <text:p>56</text:p>
          </table:table-cell>
          <table:table-cell table:style-name="ce41" table:formula="of:=DECIMAL([.J80];16)" office:value-type="float" office:value="231" calcext:value-type="float">
            <text:p>231</text:p>
          </table:table-cell>
          <table:table-cell table:style-name="ce41" table:formula="of:=DECIMAL([.K80];16)" office:value-type="float" office:value="96" calcext:value-type="float">
            <text:p>96</text:p>
          </table:table-cell>
          <table:table-cell table:style-name="ce41" table:formula="of:=DECIMAL([.L80];16)" office:value-type="float" office:value="4" calcext:value-type="float">
            <text:p>4</text:p>
          </table:table-cell>
          <table:table-cell table:style-name="ce35" table:formula="of:=DECIMAL([.M80];16)" office:value-type="float" office:value="136" calcext:value-type="float">
            <text:p>136</text:p>
          </table:table-cell>
          <table:table-cell table:style-name="ce35" table:formula="of:=DECIMAL([.N80];16)" office:value-type="float" office:value="216" calcext:value-type="float">
            <text:p>216</text:p>
          </table:table-cell>
          <table:table-cell table:style-name="ce35" table:formula="of:=DECIMAL([.O80];16)" office:value-type="float" office:value="71" calcext:value-type="float">
            <text:p>71</text:p>
          </table:table-cell>
          <table:table-cell table:style-name="ce35" table:formula="of:=DECIMAL([.P80];16)" office:value-type="float" office:value="3" calcext:value-type="float">
            <text:p>3</text:p>
          </table:table-cell>
          <table:table-cell table:style-name="ce41" table:formula="of:=DECIMAL([.Q80];16)" office:value-type="float" office:value="96" calcext:value-type="float">
            <text:p>96</text:p>
          </table:table-cell>
          <table:table-cell table:style-name="ce41" table:formula="of:=DECIMAL([.R80];16)" office:value-type="float" office:value="230" calcext:value-type="float">
            <text:p>230</text:p>
          </table:table-cell>
          <table:table-cell table:style-name="ce41" table:formula="of:=DECIMAL([.S80];16)" office:value-type="float" office:value="96" calcext:value-type="float">
            <text:p>96</text:p>
          </table:table-cell>
          <table:table-cell table:style-name="ce46" table:formula="of:=DECIMAL([.T80];16)" office:value-type="float" office:value="4" calcext:value-type="float">
            <text:p>4</text:p>
          </table:table-cell>
          <table:table-cell/>
          <table:table-cell table:style-name="ce51" table:formula="of:=([.Z80]+[.AA80]*256+[.AB80]*256*256+[.AC80]*256*256*256)/1000000" office:value-type="float" office:value="55.039992" calcext:value-type="float">
            <text:p>55,039992</text:p>
          </table:table-cell>
          <table:table-cell table:formula="of:=([.AD80]+[.AE80]*256+[.AF80]*256*256+[.AG80]*256*256*256)/1000000" office:value-type="float" office:value="73.459512" calcext:value-type="float">
            <text:p>73,459512</text:p>
          </table:table-cell>
          <table:table-cell table:style-name="ce54" table:formula="of:=([.AH80]+[.AI80]*256+[.AJ80]*256*256+[.AK80]*256*256*256)/1000000" office:value-type="float" office:value="55.040136" calcext:value-type="float">
            <text:p>55,040136</text:p>
          </table:table-cell>
          <table:table-cell table:style-name="ce57" table:formula="of:=([.AL80]+[.AM80]*256+[.AN80]*256*256+[.AO80]*256*256*256)/1000000" office:value-type="float" office:value="73.459296" calcext:value-type="float">
            <text:p>73,4592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E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1];16)" office:value-type="float" office:value="83" calcext:value-type="float">
            <text:p>83</text:p>
          </table:table-cell>
          <table:table-cell table:style-name="ce24" table:formula="of:=DECIMAL([.B81];16)" office:value-type="float" office:value="0" calcext:value-type="float">
            <text:p>0</text:p>
          </table:table-cell>
          <table:table-cell table:style-name="ce24" table:formula="of:=DECIMAL([.C81];16)" office:value-type="float" office:value="215" calcext:value-type="float">
            <text:p>215</text:p>
          </table:table-cell>
          <table:table-cell table:style-name="ce24" table:formula="of:=DECIMAL([.D81];16)" office:value-type="float" office:value="78" calcext:value-type="float">
            <text:p>78</text:p>
          </table:table-cell>
          <table:table-cell table:style-name="ce35" table:formula="of:=DECIMAL([.E81];16)" office:value-type="float" office:value="36" calcext:value-type="float">
            <text:p>36</text:p>
          </table:table-cell>
          <table:table-cell table:style-name="ce35" table:formula="of:=DECIMAL([.F81];16)" office:value-type="float" office:value="217" calcext:value-type="float">
            <text:p>217</text:p>
          </table:table-cell>
          <table:table-cell table:style-name="ce35" table:formula="of:=DECIMAL([.G81];16)" office:value-type="float" office:value="71" calcext:value-type="float">
            <text:p>71</text:p>
          </table:table-cell>
          <table:table-cell table:style-name="ce35" table:formula="of:=DECIMAL([.H81];16)" office:value-type="float" office:value="3" calcext:value-type="float">
            <text:p>3</text:p>
          </table:table-cell>
          <table:table-cell table:style-name="ce41" table:formula="of:=DECIMAL([.I81];16)" office:value-type="float" office:value="16" calcext:value-type="float">
            <text:p>16</text:p>
          </table:table-cell>
          <table:table-cell table:style-name="ce41" table:formula="of:=DECIMAL([.J81];16)" office:value-type="float" office:value="229" calcext:value-type="float">
            <text:p>229</text:p>
          </table:table-cell>
          <table:table-cell table:style-name="ce41" table:formula="of:=DECIMAL([.K81];16)" office:value-type="float" office:value="96" calcext:value-type="float">
            <text:p>96</text:p>
          </table:table-cell>
          <table:table-cell table:style-name="ce41" table:formula="of:=DECIMAL([.L81];16)" office:value-type="float" office:value="4" calcext:value-type="float">
            <text:p>4</text:p>
          </table:table-cell>
          <table:table-cell table:style-name="ce35" table:formula="of:=DECIMAL([.M81];16)" office:value-type="float" office:value="196" calcext:value-type="float">
            <text:p>196</text:p>
          </table:table-cell>
          <table:table-cell table:style-name="ce35" table:formula="of:=DECIMAL([.N81];16)" office:value-type="float" office:value="217" calcext:value-type="float">
            <text:p>217</text:p>
          </table:table-cell>
          <table:table-cell table:style-name="ce35" table:formula="of:=DECIMAL([.O81];16)" office:value-type="float" office:value="71" calcext:value-type="float">
            <text:p>71</text:p>
          </table:table-cell>
          <table:table-cell table:style-name="ce35" table:formula="of:=DECIMAL([.P81];16)" office:value-type="float" office:value="3" calcext:value-type="float">
            <text:p>3</text:p>
          </table:table-cell>
          <table:table-cell table:style-name="ce41" table:formula="of:=DECIMAL([.Q81];16)" office:value-type="float" office:value="232" calcext:value-type="float">
            <text:p>232</text:p>
          </table:table-cell>
          <table:table-cell table:style-name="ce41" table:formula="of:=DECIMAL([.R81];16)" office:value-type="float" office:value="227" calcext:value-type="float">
            <text:p>227</text:p>
          </table:table-cell>
          <table:table-cell table:style-name="ce41" table:formula="of:=DECIMAL([.S81];16)" office:value-type="float" office:value="96" calcext:value-type="float">
            <text:p>96</text:p>
          </table:table-cell>
          <table:table-cell table:style-name="ce46" table:formula="of:=DECIMAL([.T81];16)" office:value-type="float" office:value="4" calcext:value-type="float">
            <text:p>4</text:p>
          </table:table-cell>
          <table:table-cell/>
          <table:table-cell table:style-name="ce51" table:formula="of:=([.Z81]+[.AA81]*256+[.AB81]*256*256+[.AC81]*256*256*256)/1000000" office:value-type="float" office:value="55.040292" calcext:value-type="float">
            <text:p>55,040292</text:p>
          </table:table-cell>
          <table:table-cell table:formula="of:=([.AD81]+[.AE81]*256+[.AF81]*256*256+[.AG81]*256*256*256)/1000000" office:value-type="float" office:value="73.45896" calcext:value-type="float">
            <text:p>73,45896</text:p>
          </table:table-cell>
          <table:table-cell table:style-name="ce54" table:formula="of:=([.AH81]+[.AI81]*256+[.AJ81]*256*256+[.AK81]*256*256*256)/1000000" office:value-type="float" office:value="55.040452" calcext:value-type="float">
            <text:p>55,040452</text:p>
          </table:table-cell>
          <table:table-cell table:style-name="ce57" table:formula="of:=([.AL81]+[.AM81]*256+[.AN81]*256*256+[.AO81]*256*256*256)/1000000" office:value-type="float" office:value="73.458664" calcext:value-type="float">
            <text:p>73,4586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4F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2];16)" office:value-type="float" office:value="83" calcext:value-type="float">
            <text:p>83</text:p>
          </table:table-cell>
          <table:table-cell table:style-name="ce24" table:formula="of:=DECIMAL([.B82];16)" office:value-type="float" office:value="0" calcext:value-type="float">
            <text:p>0</text:p>
          </table:table-cell>
          <table:table-cell table:style-name="ce24" table:formula="of:=DECIMAL([.C82];16)" office:value-type="float" office:value="215" calcext:value-type="float">
            <text:p>215</text:p>
          </table:table-cell>
          <table:table-cell table:style-name="ce24" table:formula="of:=DECIMAL([.D82];16)" office:value-type="float" office:value="79" calcext:value-type="float">
            <text:p>79</text:p>
          </table:table-cell>
          <table:table-cell table:style-name="ce35" table:formula="of:=DECIMAL([.E82];16)" office:value-type="float" office:value="28" calcext:value-type="float">
            <text:p>28</text:p>
          </table:table-cell>
          <table:table-cell table:style-name="ce35" table:formula="of:=DECIMAL([.F82];16)" office:value-type="float" office:value="218" calcext:value-type="float">
            <text:p>218</text:p>
          </table:table-cell>
          <table:table-cell table:style-name="ce35" table:formula="of:=DECIMAL([.G82];16)" office:value-type="float" office:value="71" calcext:value-type="float">
            <text:p>71</text:p>
          </table:table-cell>
          <table:table-cell table:style-name="ce35" table:formula="of:=DECIMAL([.H82];16)" office:value-type="float" office:value="3" calcext:value-type="float">
            <text:p>3</text:p>
          </table:table-cell>
          <table:table-cell table:style-name="ce41" table:formula="of:=DECIMAL([.I82];16)" office:value-type="float" office:value="48" calcext:value-type="float">
            <text:p>48</text:p>
          </table:table-cell>
          <table:table-cell table:style-name="ce41" table:formula="of:=DECIMAL([.J82];16)" office:value-type="float" office:value="227" calcext:value-type="float">
            <text:p>227</text:p>
          </table:table-cell>
          <table:table-cell table:style-name="ce41" table:formula="of:=DECIMAL([.K82];16)" office:value-type="float" office:value="96" calcext:value-type="float">
            <text:p>96</text:p>
          </table:table-cell>
          <table:table-cell table:style-name="ce41" table:formula="of:=DECIMAL([.L82];16)" office:value-type="float" office:value="4" calcext:value-type="float">
            <text:p>4</text:p>
          </table:table-cell>
          <table:table-cell table:style-name="ce35" table:formula="of:=DECIMAL([.M82];16)" office:value-type="float" office:value="160" calcext:value-type="float">
            <text:p>160</text:p>
          </table:table-cell>
          <table:table-cell table:style-name="ce35" table:formula="of:=DECIMAL([.N82];16)" office:value-type="float" office:value="218" calcext:value-type="float">
            <text:p>218</text:p>
          </table:table-cell>
          <table:table-cell table:style-name="ce35" table:formula="of:=DECIMAL([.O82];16)" office:value-type="float" office:value="71" calcext:value-type="float">
            <text:p>71</text:p>
          </table:table-cell>
          <table:table-cell table:style-name="ce35" table:formula="of:=DECIMAL([.P82];16)" office:value-type="float" office:value="3" calcext:value-type="float">
            <text:p>3</text:p>
          </table:table-cell>
          <table:table-cell table:style-name="ce41" table:formula="of:=DECIMAL([.Q82];16)" office:value-type="float" office:value="72" calcext:value-type="float">
            <text:p>72</text:p>
          </table:table-cell>
          <table:table-cell table:style-name="ce41" table:formula="of:=DECIMAL([.R82];16)" office:value-type="float" office:value="226" calcext:value-type="float">
            <text:p>226</text:p>
          </table:table-cell>
          <table:table-cell table:style-name="ce41" table:formula="of:=DECIMAL([.S82];16)" office:value-type="float" office:value="96" calcext:value-type="float">
            <text:p>96</text:p>
          </table:table-cell>
          <table:table-cell table:style-name="ce46" table:formula="of:=DECIMAL([.T82];16)" office:value-type="float" office:value="4" calcext:value-type="float">
            <text:p>4</text:p>
          </table:table-cell>
          <table:table-cell/>
          <table:table-cell table:style-name="ce51" table:formula="of:=([.Z82]+[.AA82]*256+[.AB82]*256*256+[.AC82]*256*256*256)/1000000" office:value-type="float" office:value="55.04054" calcext:value-type="float">
            <text:p>55,04054</text:p>
          </table:table-cell>
          <table:table-cell table:formula="of:=([.AD82]+[.AE82]*256+[.AF82]*256*256+[.AG82]*256*256*256)/1000000" office:value-type="float" office:value="73.45848" calcext:value-type="float">
            <text:p>73,45848</text:p>
          </table:table-cell>
          <table:table-cell table:style-name="ce54" table:formula="of:=([.AH82]+[.AI82]*256+[.AJ82]*256*256+[.AK82]*256*256*256)/1000000" office:value-type="float" office:value="55.040672" calcext:value-type="float">
            <text:p>55,040672</text:p>
          </table:table-cell>
          <table:table-cell table:style-name="ce57" table:formula="of:=([.AL82]+[.AM82]*256+[.AN82]*256*256+[.AO82]*256*256*256)/1000000" office:value-type="float" office:value="73.458248" calcext:value-type="float">
            <text:p>73,4582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3];16)" office:value-type="float" office:value="83" calcext:value-type="float">
            <text:p>83</text:p>
          </table:table-cell>
          <table:table-cell table:style-name="ce24" table:formula="of:=DECIMAL([.B83];16)" office:value-type="float" office:value="0" calcext:value-type="float">
            <text:p>0</text:p>
          </table:table-cell>
          <table:table-cell table:style-name="ce24" table:formula="of:=DECIMAL([.C83];16)" office:value-type="float" office:value="215" calcext:value-type="float">
            <text:p>215</text:p>
          </table:table-cell>
          <table:table-cell table:style-name="ce24" table:formula="of:=DECIMAL([.D83];16)" office:value-type="float" office:value="80" calcext:value-type="float">
            <text:p>80</text:p>
          </table:table-cell>
          <table:table-cell table:style-name="ce35" table:formula="of:=DECIMAL([.E83];16)" office:value-type="float" office:value="36" calcext:value-type="float">
            <text:p>36</text:p>
          </table:table-cell>
          <table:table-cell table:style-name="ce35" table:formula="of:=DECIMAL([.F83];16)" office:value-type="float" office:value="219" calcext:value-type="float">
            <text:p>219</text:p>
          </table:table-cell>
          <table:table-cell table:style-name="ce35" table:formula="of:=DECIMAL([.G83];16)" office:value-type="float" office:value="71" calcext:value-type="float">
            <text:p>71</text:p>
          </table:table-cell>
          <table:table-cell table:style-name="ce35" table:formula="of:=DECIMAL([.H83];16)" office:value-type="float" office:value="3" calcext:value-type="float">
            <text:p>3</text:p>
          </table:table-cell>
          <table:table-cell table:style-name="ce41" table:formula="of:=DECIMAL([.I83];16)" office:value-type="float" office:value="40" calcext:value-type="float">
            <text:p>40</text:p>
          </table:table-cell>
          <table:table-cell table:style-name="ce41" table:formula="of:=DECIMAL([.J83];16)" office:value-type="float" office:value="225" calcext:value-type="float">
            <text:p>225</text:p>
          </table:table-cell>
          <table:table-cell table:style-name="ce41" table:formula="of:=DECIMAL([.K83];16)" office:value-type="float" office:value="96" calcext:value-type="float">
            <text:p>96</text:p>
          </table:table-cell>
          <table:table-cell table:style-name="ce41" table:formula="of:=DECIMAL([.L83];16)" office:value-type="float" office:value="4" calcext:value-type="float">
            <text:p>4</text:p>
          </table:table-cell>
          <table:table-cell table:style-name="ce35" table:formula="of:=DECIMAL([.M83];16)" office:value-type="float" office:value="180" calcext:value-type="float">
            <text:p>180</text:p>
          </table:table-cell>
          <table:table-cell table:style-name="ce35" table:formula="of:=DECIMAL([.N83];16)" office:value-type="float" office:value="219" calcext:value-type="float">
            <text:p>219</text:p>
          </table:table-cell>
          <table:table-cell table:style-name="ce35" table:formula="of:=DECIMAL([.O83];16)" office:value-type="float" office:value="71" calcext:value-type="float">
            <text:p>71</text:p>
          </table:table-cell>
          <table:table-cell table:style-name="ce35" table:formula="of:=DECIMAL([.P83];16)" office:value-type="float" office:value="3" calcext:value-type="float">
            <text:p>3</text:p>
          </table:table-cell>
          <table:table-cell table:style-name="ce41" table:formula="of:=DECIMAL([.Q83];16)" office:value-type="float" office:value="24" calcext:value-type="float">
            <text:p>24</text:p>
          </table:table-cell>
          <table:table-cell table:style-name="ce41" table:formula="of:=DECIMAL([.R83];16)" office:value-type="float" office:value="224" calcext:value-type="float">
            <text:p>224</text:p>
          </table:table-cell>
          <table:table-cell table:style-name="ce41" table:formula="of:=DECIMAL([.S83];16)" office:value-type="float" office:value="96" calcext:value-type="float">
            <text:p>96</text:p>
          </table:table-cell>
          <table:table-cell table:style-name="ce46" table:formula="of:=DECIMAL([.T83];16)" office:value-type="float" office:value="4" calcext:value-type="float">
            <text:p>4</text:p>
          </table:table-cell>
          <table:table-cell/>
          <table:table-cell table:style-name="ce51" table:formula="of:=([.Z83]+[.AA83]*256+[.AB83]*256*256+[.AC83]*256*256*256)/1000000" office:value-type="float" office:value="55.040804" calcext:value-type="float">
            <text:p>55,040804</text:p>
          </table:table-cell>
          <table:table-cell table:formula="of:=([.AD83]+[.AE83]*256+[.AF83]*256*256+[.AG83]*256*256*256)/1000000" office:value-type="float" office:value="73.45796" calcext:value-type="float">
            <text:p>73,45796</text:p>
          </table:table-cell>
          <table:table-cell table:style-name="ce54" table:formula="of:=([.AH83]+[.AI83]*256+[.AJ83]*256*256+[.AK83]*256*256*256)/1000000" office:value-type="float" office:value="55.040948" calcext:value-type="float">
            <text:p>55,040948</text:p>
          </table:table-cell>
          <table:table-cell table:style-name="ce57" table:formula="of:=([.AL83]+[.AM83]*256+[.AN83]*256*256+[.AO83]*256*256*256)/1000000" office:value-type="float" office:value="73.457688" calcext:value-type="float">
            <text:p>73,4576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1" calcext:value-type="float">
            <text:p>51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4];16)" office:value-type="float" office:value="83" calcext:value-type="float">
            <text:p>83</text:p>
          </table:table-cell>
          <table:table-cell table:style-name="ce24" table:formula="of:=DECIMAL([.B84];16)" office:value-type="float" office:value="0" calcext:value-type="float">
            <text:p>0</text:p>
          </table:table-cell>
          <table:table-cell table:style-name="ce24" table:formula="of:=DECIMAL([.C84];16)" office:value-type="float" office:value="215" calcext:value-type="float">
            <text:p>215</text:p>
          </table:table-cell>
          <table:table-cell table:style-name="ce24" table:formula="of:=DECIMAL([.D84];16)" office:value-type="float" office:value="81" calcext:value-type="float">
            <text:p>81</text:p>
          </table:table-cell>
          <table:table-cell table:style-name="ce35" table:formula="of:=DECIMAL([.E84];16)" office:value-type="float" office:value="72" calcext:value-type="float">
            <text:p>72</text:p>
          </table:table-cell>
          <table:table-cell table:style-name="ce35" table:formula="of:=DECIMAL([.F84];16)" office:value-type="float" office:value="220" calcext:value-type="float">
            <text:p>220</text:p>
          </table:table-cell>
          <table:table-cell table:style-name="ce35" table:formula="of:=DECIMAL([.G84];16)" office:value-type="float" office:value="71" calcext:value-type="float">
            <text:p>71</text:p>
          </table:table-cell>
          <table:table-cell table:style-name="ce35" table:formula="of:=DECIMAL([.H84];16)" office:value-type="float" office:value="3" calcext:value-type="float">
            <text:p>3</text:p>
          </table:table-cell>
          <table:table-cell table:style-name="ce41" table:formula="of:=DECIMAL([.I84];16)" office:value-type="float" office:value="16" calcext:value-type="float">
            <text:p>16</text:p>
          </table:table-cell>
          <table:table-cell table:style-name="ce41" table:formula="of:=DECIMAL([.J84];16)" office:value-type="float" office:value="223" calcext:value-type="float">
            <text:p>223</text:p>
          </table:table-cell>
          <table:table-cell table:style-name="ce41" table:formula="of:=DECIMAL([.K84];16)" office:value-type="float" office:value="96" calcext:value-type="float">
            <text:p>96</text:p>
          </table:table-cell>
          <table:table-cell table:style-name="ce41" table:formula="of:=DECIMAL([.L84];16)" office:value-type="float" office:value="4" calcext:value-type="float">
            <text:p>4</text:p>
          </table:table-cell>
          <table:table-cell table:style-name="ce35" table:formula="of:=DECIMAL([.M84];16)" office:value-type="float" office:value="240" calcext:value-type="float">
            <text:p>240</text:p>
          </table:table-cell>
          <table:table-cell table:style-name="ce35" table:formula="of:=DECIMAL([.N84];16)" office:value-type="float" office:value="220" calcext:value-type="float">
            <text:p>220</text:p>
          </table:table-cell>
          <table:table-cell table:style-name="ce35" table:formula="of:=DECIMAL([.O84];16)" office:value-type="float" office:value="71" calcext:value-type="float">
            <text:p>71</text:p>
          </table:table-cell>
          <table:table-cell table:style-name="ce35" table:formula="of:=DECIMAL([.P84];16)" office:value-type="float" office:value="3" calcext:value-type="float">
            <text:p>3</text:p>
          </table:table-cell>
          <table:table-cell table:style-name="ce41" table:formula="of:=DECIMAL([.Q84];16)" office:value-type="float" office:value="224" calcext:value-type="float">
            <text:p>224</text:p>
          </table:table-cell>
          <table:table-cell table:style-name="ce41" table:formula="of:=DECIMAL([.R84];16)" office:value-type="float" office:value="221" calcext:value-type="float">
            <text:p>221</text:p>
          </table:table-cell>
          <table:table-cell table:style-name="ce41" table:formula="of:=DECIMAL([.S84];16)" office:value-type="float" office:value="96" calcext:value-type="float">
            <text:p>96</text:p>
          </table:table-cell>
          <table:table-cell table:style-name="ce46" table:formula="of:=DECIMAL([.T84];16)" office:value-type="float" office:value="4" calcext:value-type="float">
            <text:p>4</text:p>
          </table:table-cell>
          <table:table-cell/>
          <table:table-cell table:style-name="ce51" table:formula="of:=([.Z84]+[.AA84]*256+[.AB84]*256*256+[.AC84]*256*256*256)/1000000" office:value-type="float" office:value="55.041096" calcext:value-type="float">
            <text:p>55,041096</text:p>
          </table:table-cell>
          <table:table-cell table:formula="of:=([.AD84]+[.AE84]*256+[.AF84]*256*256+[.AG84]*256*256*256)/1000000" office:value-type="float" office:value="73.457424" calcext:value-type="float">
            <text:p>73,457424</text:p>
          </table:table-cell>
          <table:table-cell table:style-name="ce54" table:formula="of:=([.AH84]+[.AI84]*256+[.AJ84]*256*256+[.AK84]*256*256*256)/1000000" office:value-type="float" office:value="55.041264" calcext:value-type="float">
            <text:p>55,041264</text:p>
          </table:table-cell>
          <table:table-cell table:style-name="ce57" table:formula="of:=([.AL84]+[.AM84]*256+[.AN84]*256*256+[.AO84]*256*256*256)/1000000" office:value-type="float" office:value="73.45712" calcext:value-type="float">
            <text:p>73,457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5];16)" office:value-type="float" office:value="83" calcext:value-type="float">
            <text:p>83</text:p>
          </table:table-cell>
          <table:table-cell table:style-name="ce24" table:formula="of:=DECIMAL([.B85];16)" office:value-type="float" office:value="0" calcext:value-type="float">
            <text:p>0</text:p>
          </table:table-cell>
          <table:table-cell table:style-name="ce24" table:formula="of:=DECIMAL([.C85];16)" office:value-type="float" office:value="215" calcext:value-type="float">
            <text:p>215</text:p>
          </table:table-cell>
          <table:table-cell table:style-name="ce24" table:formula="of:=DECIMAL([.D85];16)" office:value-type="float" office:value="82" calcext:value-type="float">
            <text:p>82</text:p>
          </table:table-cell>
          <table:table-cell table:style-name="ce35" table:formula="of:=DECIMAL([.E85];16)" office:value-type="float" office:value="140" calcext:value-type="float">
            <text:p>140</text:p>
          </table:table-cell>
          <table:table-cell table:style-name="ce35" table:formula="of:=DECIMAL([.F85];16)" office:value-type="float" office:value="221" calcext:value-type="float">
            <text:p>221</text:p>
          </table:table-cell>
          <table:table-cell table:style-name="ce35" table:formula="of:=DECIMAL([.G85];16)" office:value-type="float" office:value="71" calcext:value-type="float">
            <text:p>71</text:p>
          </table:table-cell>
          <table:table-cell table:style-name="ce35" table:formula="of:=DECIMAL([.H85];16)" office:value-type="float" office:value="3" calcext:value-type="float">
            <text:p>3</text:p>
          </table:table-cell>
          <table:table-cell table:style-name="ce41" table:formula="of:=DECIMAL([.I85];16)" office:value-type="float" office:value="176" calcext:value-type="float">
            <text:p>176</text:p>
          </table:table-cell>
          <table:table-cell table:style-name="ce41" table:formula="of:=DECIMAL([.J85];16)" office:value-type="float" office:value="220" calcext:value-type="float">
            <text:p>220</text:p>
          </table:table-cell>
          <table:table-cell table:style-name="ce41" table:formula="of:=DECIMAL([.K85];16)" office:value-type="float" office:value="96" calcext:value-type="float">
            <text:p>96</text:p>
          </table:table-cell>
          <table:table-cell table:style-name="ce41" table:formula="of:=DECIMAL([.L85];16)" office:value-type="float" office:value="4" calcext:value-type="float">
            <text:p>4</text:p>
          </table:table-cell>
          <table:table-cell table:style-name="ce35" table:formula="of:=DECIMAL([.M85];16)" office:value-type="float" office:value="32" calcext:value-type="float">
            <text:p>32</text:p>
          </table:table-cell>
          <table:table-cell table:style-name="ce35" table:formula="of:=DECIMAL([.N85];16)" office:value-type="float" office:value="222" calcext:value-type="float">
            <text:p>222</text:p>
          </table:table-cell>
          <table:table-cell table:style-name="ce35" table:formula="of:=DECIMAL([.O85];16)" office:value-type="float" office:value="71" calcext:value-type="float">
            <text:p>71</text:p>
          </table:table-cell>
          <table:table-cell table:style-name="ce35" table:formula="of:=DECIMAL([.P85];16)" office:value-type="float" office:value="3" calcext:value-type="float">
            <text:p>3</text:p>
          </table:table-cell>
          <table:table-cell table:style-name="ce41" table:formula="of:=DECIMAL([.Q85];16)" office:value-type="float" office:value="144" calcext:value-type="float">
            <text:p>144</text:p>
          </table:table-cell>
          <table:table-cell table:style-name="ce41" table:formula="of:=DECIMAL([.R85];16)" office:value-type="float" office:value="219" calcext:value-type="float">
            <text:p>219</text:p>
          </table:table-cell>
          <table:table-cell table:style-name="ce41" table:formula="of:=DECIMAL([.S85];16)" office:value-type="float" office:value="96" calcext:value-type="float">
            <text:p>96</text:p>
          </table:table-cell>
          <table:table-cell table:style-name="ce46" table:formula="of:=DECIMAL([.T85];16)" office:value-type="float" office:value="4" calcext:value-type="float">
            <text:p>4</text:p>
          </table:table-cell>
          <table:table-cell/>
          <table:table-cell table:style-name="ce51" table:formula="of:=([.Z85]+[.AA85]*256+[.AB85]*256*256+[.AC85]*256*256*256)/1000000" office:value-type="float" office:value="55.04142" calcext:value-type="float">
            <text:p>55,04142</text:p>
          </table:table-cell>
          <table:table-cell table:formula="of:=([.AD85]+[.AE85]*256+[.AF85]*256*256+[.AG85]*256*256*256)/1000000" office:value-type="float" office:value="73.456816" calcext:value-type="float">
            <text:p>73,456816</text:p>
          </table:table-cell>
          <table:table-cell table:style-name="ce54" table:formula="of:=([.AH85]+[.AI85]*256+[.AJ85]*256*256+[.AK85]*256*256*256)/1000000" office:value-type="float" office:value="55.041568" calcext:value-type="float">
            <text:p>55,041568</text:p>
          </table:table-cell>
          <table:table-cell table:style-name="ce57" table:formula="of:=([.AL85]+[.AM85]*256+[.AN85]*256*256+[.AO85]*256*256*256)/1000000" office:value-type="float" office:value="73.456528" calcext:value-type="float">
            <text:p>73,4565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6];16)" office:value-type="float" office:value="83" calcext:value-type="float">
            <text:p>83</text:p>
          </table:table-cell>
          <table:table-cell table:style-name="ce24" table:formula="of:=DECIMAL([.B86];16)" office:value-type="float" office:value="0" calcext:value-type="float">
            <text:p>0</text:p>
          </table:table-cell>
          <table:table-cell table:style-name="ce24" table:formula="of:=DECIMAL([.C86];16)" office:value-type="float" office:value="215" calcext:value-type="float">
            <text:p>215</text:p>
          </table:table-cell>
          <table:table-cell table:style-name="ce24" table:formula="of:=DECIMAL([.D86];16)" office:value-type="float" office:value="83" calcext:value-type="float">
            <text:p>83</text:p>
          </table:table-cell>
          <table:table-cell table:style-name="ce35" table:formula="of:=DECIMAL([.E86];16)" office:value-type="float" office:value="184" calcext:value-type="float">
            <text:p>184</text:p>
          </table:table-cell>
          <table:table-cell table:style-name="ce35" table:formula="of:=DECIMAL([.F86];16)" office:value-type="float" office:value="222" calcext:value-type="float">
            <text:p>222</text:p>
          </table:table-cell>
          <table:table-cell table:style-name="ce35" table:formula="of:=DECIMAL([.G86];16)" office:value-type="float" office:value="71" calcext:value-type="float">
            <text:p>71</text:p>
          </table:table-cell>
          <table:table-cell table:style-name="ce35" table:formula="of:=DECIMAL([.H86];16)" office:value-type="float" office:value="3" calcext:value-type="float">
            <text:p>3</text:p>
          </table:table-cell>
          <table:table-cell table:style-name="ce41" table:formula="of:=DECIMAL([.I86];16)" office:value-type="float" office:value="144" calcext:value-type="float">
            <text:p>144</text:p>
          </table:table-cell>
          <table:table-cell table:style-name="ce41" table:formula="of:=DECIMAL([.J86];16)" office:value-type="float" office:value="218" calcext:value-type="float">
            <text:p>218</text:p>
          </table:table-cell>
          <table:table-cell table:style-name="ce41" table:formula="of:=DECIMAL([.K86];16)" office:value-type="float" office:value="96" calcext:value-type="float">
            <text:p>96</text:p>
          </table:table-cell>
          <table:table-cell table:style-name="ce41" table:formula="of:=DECIMAL([.L86];16)" office:value-type="float" office:value="4" calcext:value-type="float">
            <text:p>4</text:p>
          </table:table-cell>
          <table:table-cell table:style-name="ce35" table:formula="of:=DECIMAL([.M86];16)" office:value-type="float" office:value="88" calcext:value-type="float">
            <text:p>88</text:p>
          </table:table-cell>
          <table:table-cell table:style-name="ce35" table:formula="of:=DECIMAL([.N86];16)" office:value-type="float" office:value="223" calcext:value-type="float">
            <text:p>223</text:p>
          </table:table-cell>
          <table:table-cell table:style-name="ce35" table:formula="of:=DECIMAL([.O86];16)" office:value-type="float" office:value="71" calcext:value-type="float">
            <text:p>71</text:p>
          </table:table-cell>
          <table:table-cell table:style-name="ce35" table:formula="of:=DECIMAL([.P86];16)" office:value-type="float" office:value="3" calcext:value-type="float">
            <text:p>3</text:p>
          </table:table-cell>
          <table:table-cell table:style-name="ce41" table:formula="of:=DECIMAL([.Q86];16)" office:value-type="float" office:value="128" calcext:value-type="float">
            <text:p>128</text:p>
          </table:table-cell>
          <table:table-cell table:style-name="ce41" table:formula="of:=DECIMAL([.R86];16)" office:value-type="float" office:value="217" calcext:value-type="float">
            <text:p>217</text:p>
          </table:table-cell>
          <table:table-cell table:style-name="ce41" table:formula="of:=DECIMAL([.S86];16)" office:value-type="float" office:value="96" calcext:value-type="float">
            <text:p>96</text:p>
          </table:table-cell>
          <table:table-cell table:style-name="ce46" table:formula="of:=DECIMAL([.T86];16)" office:value-type="float" office:value="4" calcext:value-type="float">
            <text:p>4</text:p>
          </table:table-cell>
          <table:table-cell/>
          <table:table-cell table:style-name="ce51" table:formula="of:=([.Z86]+[.AA86]*256+[.AB86]*256*256+[.AC86]*256*256*256)/1000000" office:value-type="float" office:value="55.04172" calcext:value-type="float">
            <text:p>55,04172</text:p>
          </table:table-cell>
          <table:table-cell table:formula="of:=([.AD86]+[.AE86]*256+[.AF86]*256*256+[.AG86]*256*256*256)/1000000" office:value-type="float" office:value="73.456272" calcext:value-type="float">
            <text:p>73,456272</text:p>
          </table:table-cell>
          <table:table-cell table:style-name="ce54" table:formula="of:=([.AH86]+[.AI86]*256+[.AJ86]*256*256+[.AK86]*256*256*256)/1000000" office:value-type="float" office:value="55.04188" calcext:value-type="float">
            <text:p>55,04188</text:p>
          </table:table-cell>
          <table:table-cell table:style-name="ce57" table:formula="of:=([.AL86]+[.AM86]*256+[.AN86]*256*256+[.AO86]*256*256*256)/1000000" office:value-type="float" office:value="73.456" calcext:value-type="float">
            <text:p>73,4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7];16)" office:value-type="float" office:value="83" calcext:value-type="float">
            <text:p>83</text:p>
          </table:table-cell>
          <table:table-cell table:style-name="ce24" table:formula="of:=DECIMAL([.B87];16)" office:value-type="float" office:value="0" calcext:value-type="float">
            <text:p>0</text:p>
          </table:table-cell>
          <table:table-cell table:style-name="ce24" table:formula="of:=DECIMAL([.C87];16)" office:value-type="float" office:value="215" calcext:value-type="float">
            <text:p>215</text:p>
          </table:table-cell>
          <table:table-cell table:style-name="ce24" table:formula="of:=DECIMAL([.D87];16)" office:value-type="float" office:value="84" calcext:value-type="float">
            <text:p>84</text:p>
          </table:table-cell>
          <table:table-cell table:style-name="ce35" table:formula="of:=DECIMAL([.E87];16)" office:value-type="float" office:value="248" calcext:value-type="float">
            <text:p>248</text:p>
          </table:table-cell>
          <table:table-cell table:style-name="ce35" table:formula="of:=DECIMAL([.F87];16)" office:value-type="float" office:value="223" calcext:value-type="float">
            <text:p>223</text:p>
          </table:table-cell>
          <table:table-cell table:style-name="ce35" table:formula="of:=DECIMAL([.G87];16)" office:value-type="float" office:value="71" calcext:value-type="float">
            <text:p>71</text:p>
          </table:table-cell>
          <table:table-cell table:style-name="ce35" table:formula="of:=DECIMAL([.H87];16)" office:value-type="float" office:value="3" calcext:value-type="float">
            <text:p>3</text:p>
          </table:table-cell>
          <table:table-cell table:style-name="ce41" table:formula="of:=DECIMAL([.I87];16)" office:value-type="float" office:value="136" calcext:value-type="float">
            <text:p>136</text:p>
          </table:table-cell>
          <table:table-cell table:style-name="ce41" table:formula="of:=DECIMAL([.J87];16)" office:value-type="float" office:value="216" calcext:value-type="float">
            <text:p>216</text:p>
          </table:table-cell>
          <table:table-cell table:style-name="ce41" table:formula="of:=DECIMAL([.K87];16)" office:value-type="float" office:value="96" calcext:value-type="float">
            <text:p>96</text:p>
          </table:table-cell>
          <table:table-cell table:style-name="ce41" table:formula="of:=DECIMAL([.L87];16)" office:value-type="float" office:value="4" calcext:value-type="float">
            <text:p>4</text:p>
          </table:table-cell>
          <table:table-cell table:style-name="ce35" table:formula="of:=DECIMAL([.M87];16)" office:value-type="float" office:value="144" calcext:value-type="float">
            <text:p>144</text:p>
          </table:table-cell>
          <table:table-cell table:style-name="ce35" table:formula="of:=DECIMAL([.N87];16)" office:value-type="float" office:value="224" calcext:value-type="float">
            <text:p>224</text:p>
          </table:table-cell>
          <table:table-cell table:style-name="ce35" table:formula="of:=DECIMAL([.O87];16)" office:value-type="float" office:value="71" calcext:value-type="float">
            <text:p>71</text:p>
          </table:table-cell>
          <table:table-cell table:style-name="ce35" table:formula="of:=DECIMAL([.P87];16)" office:value-type="float" office:value="3" calcext:value-type="float">
            <text:p>3</text:p>
          </table:table-cell>
          <table:table-cell table:style-name="ce41" table:formula="of:=DECIMAL([.Q87];16)" office:value-type="float" office:value="136" calcext:value-type="float">
            <text:p>136</text:p>
          </table:table-cell>
          <table:table-cell table:style-name="ce41" table:formula="of:=DECIMAL([.R87];16)" office:value-type="float" office:value="215" calcext:value-type="float">
            <text:p>215</text:p>
          </table:table-cell>
          <table:table-cell table:style-name="ce41" table:formula="of:=DECIMAL([.S87];16)" office:value-type="float" office:value="96" calcext:value-type="float">
            <text:p>96</text:p>
          </table:table-cell>
          <table:table-cell table:style-name="ce46" table:formula="of:=DECIMAL([.T87];16)" office:value-type="float" office:value="4" calcext:value-type="float">
            <text:p>4</text:p>
          </table:table-cell>
          <table:table-cell/>
          <table:table-cell table:style-name="ce51" table:formula="of:=([.Z87]+[.AA87]*256+[.AB87]*256*256+[.AC87]*256*256*256)/1000000" office:value-type="float" office:value="55.04204" calcext:value-type="float">
            <text:p>55,04204</text:p>
          </table:table-cell>
          <table:table-cell table:formula="of:=([.AD87]+[.AE87]*256+[.AF87]*256*256+[.AG87]*256*256*256)/1000000" office:value-type="float" office:value="73.455752" calcext:value-type="float">
            <text:p>73,455752</text:p>
          </table:table-cell>
          <table:table-cell table:style-name="ce54" table:formula="of:=([.AH87]+[.AI87]*256+[.AJ87]*256*256+[.AK87]*256*256*256)/1000000" office:value-type="float" office:value="55.042192" calcext:value-type="float">
            <text:p>55,042192</text:p>
          </table:table-cell>
          <table:table-cell table:style-name="ce57" table:formula="of:=([.AL87]+[.AM87]*256+[.AN87]*256*256+[.AO87]*256*256*256)/1000000" office:value-type="float" office:value="73.455496" calcext:value-type="float">
            <text:p>73,4554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8];16)" office:value-type="float" office:value="83" calcext:value-type="float">
            <text:p>83</text:p>
          </table:table-cell>
          <table:table-cell table:style-name="ce24" table:formula="of:=DECIMAL([.B88];16)" office:value-type="float" office:value="0" calcext:value-type="float">
            <text:p>0</text:p>
          </table:table-cell>
          <table:table-cell table:style-name="ce24" table:formula="of:=DECIMAL([.C88];16)" office:value-type="float" office:value="215" calcext:value-type="float">
            <text:p>215</text:p>
          </table:table-cell>
          <table:table-cell table:style-name="ce24" table:formula="of:=DECIMAL([.D88];16)" office:value-type="float" office:value="85" calcext:value-type="float">
            <text:p>85</text:p>
          </table:table-cell>
          <table:table-cell table:style-name="ce35" table:formula="of:=DECIMAL([.E88];16)" office:value-type="float" office:value="12" calcext:value-type="float">
            <text:p>12</text:p>
          </table:table-cell>
          <table:table-cell table:style-name="ce35" table:formula="of:=DECIMAL([.F88];16)" office:value-type="float" office:value="225" calcext:value-type="float">
            <text:p>225</text:p>
          </table:table-cell>
          <table:table-cell table:style-name="ce35" table:formula="of:=DECIMAL([.G88];16)" office:value-type="float" office:value="71" calcext:value-type="float">
            <text:p>71</text:p>
          </table:table-cell>
          <table:table-cell table:style-name="ce35" table:formula="of:=DECIMAL([.H88];16)" office:value-type="float" office:value="3" calcext:value-type="float">
            <text:p>3</text:p>
          </table:table-cell>
          <table:table-cell table:style-name="ce41" table:formula="of:=DECIMAL([.I88];16)" office:value-type="float" office:value="120" calcext:value-type="float">
            <text:p>120</text:p>
          </table:table-cell>
          <table:table-cell table:style-name="ce41" table:formula="of:=DECIMAL([.J88];16)" office:value-type="float" office:value="214" calcext:value-type="float">
            <text:p>214</text:p>
          </table:table-cell>
          <table:table-cell table:style-name="ce41" table:formula="of:=DECIMAL([.K88];16)" office:value-type="float" office:value="96" calcext:value-type="float">
            <text:p>96</text:p>
          </table:table-cell>
          <table:table-cell table:style-name="ce41" table:formula="of:=DECIMAL([.L88];16)" office:value-type="float" office:value="4" calcext:value-type="float">
            <text:p>4</text:p>
          </table:table-cell>
          <table:table-cell table:style-name="ce35" table:formula="of:=DECIMAL([.M88];16)" office:value-type="float" office:value="164" calcext:value-type="float">
            <text:p>164</text:p>
          </table:table-cell>
          <table:table-cell table:style-name="ce35" table:formula="of:=DECIMAL([.N88];16)" office:value-type="float" office:value="225" calcext:value-type="float">
            <text:p>225</text:p>
          </table:table-cell>
          <table:table-cell table:style-name="ce35" table:formula="of:=DECIMAL([.O88];16)" office:value-type="float" office:value="71" calcext:value-type="float">
            <text:p>71</text:p>
          </table:table-cell>
          <table:table-cell table:style-name="ce35" table:formula="of:=DECIMAL([.P88];16)" office:value-type="float" office:value="3" calcext:value-type="float">
            <text:p>3</text:p>
          </table:table-cell>
          <table:table-cell table:style-name="ce41" table:formula="of:=DECIMAL([.Q88];16)" office:value-type="float" office:value="72" calcext:value-type="float">
            <text:p>72</text:p>
          </table:table-cell>
          <table:table-cell table:style-name="ce41" table:formula="of:=DECIMAL([.R88];16)" office:value-type="float" office:value="213" calcext:value-type="float">
            <text:p>213</text:p>
          </table:table-cell>
          <table:table-cell table:style-name="ce41" table:formula="of:=DECIMAL([.S88];16)" office:value-type="float" office:value="96" calcext:value-type="float">
            <text:p>96</text:p>
          </table:table-cell>
          <table:table-cell table:style-name="ce46" table:formula="of:=DECIMAL([.T88];16)" office:value-type="float" office:value="4" calcext:value-type="float">
            <text:p>4</text:p>
          </table:table-cell>
          <table:table-cell/>
          <table:table-cell table:style-name="ce51" table:formula="of:=([.Z88]+[.AA88]*256+[.AB88]*256*256+[.AC88]*256*256*256)/1000000" office:value-type="float" office:value="55.042316" calcext:value-type="float">
            <text:p>55,042316</text:p>
          </table:table-cell>
          <table:table-cell table:formula="of:=([.AD88]+[.AE88]*256+[.AF88]*256*256+[.AG88]*256*256*256)/1000000" office:value-type="float" office:value="73.455224" calcext:value-type="float">
            <text:p>73,455224</text:p>
          </table:table-cell>
          <table:table-cell table:style-name="ce54" table:formula="of:=([.AH88]+[.AI88]*256+[.AJ88]*256*256+[.AK88]*256*256*256)/1000000" office:value-type="float" office:value="55.042468" calcext:value-type="float">
            <text:p>55,042468</text:p>
          </table:table-cell>
          <table:table-cell table:style-name="ce57" table:formula="of:=([.AL88]+[.AM88]*256+[.AN88]*256*256+[.AO88]*256*256*256)/1000000" office:value-type="float" office:value="73.45492" calcext:value-type="float">
            <text:p>73,454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89];16)" office:value-type="float" office:value="83" calcext:value-type="float">
            <text:p>83</text:p>
          </table:table-cell>
          <table:table-cell table:style-name="ce24" table:formula="of:=DECIMAL([.B89];16)" office:value-type="float" office:value="0" calcext:value-type="float">
            <text:p>0</text:p>
          </table:table-cell>
          <table:table-cell table:style-name="ce24" table:formula="of:=DECIMAL([.C89];16)" office:value-type="float" office:value="215" calcext:value-type="float">
            <text:p>215</text:p>
          </table:table-cell>
          <table:table-cell table:style-name="ce24" table:formula="of:=DECIMAL([.D89];16)" office:value-type="float" office:value="86" calcext:value-type="float">
            <text:p>86</text:p>
          </table:table-cell>
          <table:table-cell table:style-name="ce35" table:formula="of:=DECIMAL([.E89];16)" office:value-type="float" office:value="80" calcext:value-type="float">
            <text:p>80</text:p>
          </table:table-cell>
          <table:table-cell table:style-name="ce35" table:formula="of:=DECIMAL([.F89];16)" office:value-type="float" office:value="226" calcext:value-type="float">
            <text:p>226</text:p>
          </table:table-cell>
          <table:table-cell table:style-name="ce35" table:formula="of:=DECIMAL([.G89];16)" office:value-type="float" office:value="71" calcext:value-type="float">
            <text:p>71</text:p>
          </table:table-cell>
          <table:table-cell table:style-name="ce35" table:formula="of:=DECIMAL([.H89];16)" office:value-type="float" office:value="3" calcext:value-type="float">
            <text:p>3</text:p>
          </table:table-cell>
          <table:table-cell table:style-name="ce41" table:formula="of:=DECIMAL([.I89];16)" office:value-type="float" office:value="48" calcext:value-type="float">
            <text:p>48</text:p>
          </table:table-cell>
          <table:table-cell table:style-name="ce41" table:formula="of:=DECIMAL([.J89];16)" office:value-type="float" office:value="212" calcext:value-type="float">
            <text:p>212</text:p>
          </table:table-cell>
          <table:table-cell table:style-name="ce41" table:formula="of:=DECIMAL([.K89];16)" office:value-type="float" office:value="96" calcext:value-type="float">
            <text:p>96</text:p>
          </table:table-cell>
          <table:table-cell table:style-name="ce41" table:formula="of:=DECIMAL([.L89];16)" office:value-type="float" office:value="4" calcext:value-type="float">
            <text:p>4</text:p>
          </table:table-cell>
          <table:table-cell table:style-name="ce35" table:formula="of:=DECIMAL([.M89];16)" office:value-type="float" office:value="248" calcext:value-type="float">
            <text:p>248</text:p>
          </table:table-cell>
          <table:table-cell table:style-name="ce35" table:formula="of:=DECIMAL([.N89];16)" office:value-type="float" office:value="226" calcext:value-type="float">
            <text:p>226</text:p>
          </table:table-cell>
          <table:table-cell table:style-name="ce35" table:formula="of:=DECIMAL([.O89];16)" office:value-type="float" office:value="71" calcext:value-type="float">
            <text:p>71</text:p>
          </table:table-cell>
          <table:table-cell table:style-name="ce35" table:formula="of:=DECIMAL([.P89];16)" office:value-type="float" office:value="3" calcext:value-type="float">
            <text:p>3</text:p>
          </table:table-cell>
          <table:table-cell table:style-name="ce41" table:formula="of:=DECIMAL([.Q89];16)" office:value-type="float" office:value="8" calcext:value-type="float">
            <text:p>8</text:p>
          </table:table-cell>
          <table:table-cell table:style-name="ce41" table:formula="of:=DECIMAL([.R89];16)" office:value-type="float" office:value="211" calcext:value-type="float">
            <text:p>211</text:p>
          </table:table-cell>
          <table:table-cell table:style-name="ce41" table:formula="of:=DECIMAL([.S89];16)" office:value-type="float" office:value="96" calcext:value-type="float">
            <text:p>96</text:p>
          </table:table-cell>
          <table:table-cell table:style-name="ce46" table:formula="of:=DECIMAL([.T89];16)" office:value-type="float" office:value="4" calcext:value-type="float">
            <text:p>4</text:p>
          </table:table-cell>
          <table:table-cell/>
          <table:table-cell table:style-name="ce51" table:formula="of:=([.Z89]+[.AA89]*256+[.AB89]*256*256+[.AC89]*256*256*256)/1000000" office:value-type="float" office:value="55.04264" calcext:value-type="float">
            <text:p>55,04264</text:p>
          </table:table-cell>
          <table:table-cell table:formula="of:=([.AD89]+[.AE89]*256+[.AF89]*256*256+[.AG89]*256*256*256)/1000000" office:value-type="float" office:value="73.45464" calcext:value-type="float">
            <text:p>73,45464</text:p>
          </table:table-cell>
          <table:table-cell table:style-name="ce54" table:formula="of:=([.AH89]+[.AI89]*256+[.AJ89]*256*256+[.AK89]*256*256*256)/1000000" office:value-type="float" office:value="55.042808" calcext:value-type="float">
            <text:p>55,042808</text:p>
          </table:table-cell>
          <table:table-cell table:style-name="ce57" table:formula="of:=([.AL89]+[.AM89]*256+[.AN89]*256*256+[.AO89]*256*256*256)/1000000" office:value-type="float" office:value="73.454344" calcext:value-type="float">
            <text:p>73,4543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0];16)" office:value-type="float" office:value="83" calcext:value-type="float">
            <text:p>83</text:p>
          </table:table-cell>
          <table:table-cell table:style-name="ce24" table:formula="of:=DECIMAL([.B90];16)" office:value-type="float" office:value="0" calcext:value-type="float">
            <text:p>0</text:p>
          </table:table-cell>
          <table:table-cell table:style-name="ce24" table:formula="of:=DECIMAL([.C90];16)" office:value-type="float" office:value="215" calcext:value-type="float">
            <text:p>215</text:p>
          </table:table-cell>
          <table:table-cell table:style-name="ce24" table:formula="of:=DECIMAL([.D90];16)" office:value-type="float" office:value="87" calcext:value-type="float">
            <text:p>87</text:p>
          </table:table-cell>
          <table:table-cell table:style-name="ce35" table:formula="of:=DECIMAL([.E90];16)" office:value-type="float" office:value="176" calcext:value-type="float">
            <text:p>176</text:p>
          </table:table-cell>
          <table:table-cell table:style-name="ce35" table:formula="of:=DECIMAL([.F90];16)" office:value-type="float" office:value="227" calcext:value-type="float">
            <text:p>227</text:p>
          </table:table-cell>
          <table:table-cell table:style-name="ce35" table:formula="of:=DECIMAL([.G90];16)" office:value-type="float" office:value="71" calcext:value-type="float">
            <text:p>71</text:p>
          </table:table-cell>
          <table:table-cell table:style-name="ce35" table:formula="of:=DECIMAL([.H90];16)" office:value-type="float" office:value="3" calcext:value-type="float">
            <text:p>3</text:p>
          </table:table-cell>
          <table:table-cell table:style-name="ce41" table:formula="of:=DECIMAL([.I90];16)" office:value-type="float" office:value="200" calcext:value-type="float">
            <text:p>200</text:p>
          </table:table-cell>
          <table:table-cell table:style-name="ce41" table:formula="of:=DECIMAL([.J90];16)" office:value-type="float" office:value="209" calcext:value-type="float">
            <text:p>209</text:p>
          </table:table-cell>
          <table:table-cell table:style-name="ce41" table:formula="of:=DECIMAL([.K90];16)" office:value-type="float" office:value="96" calcext:value-type="float">
            <text:p>96</text:p>
          </table:table-cell>
          <table:table-cell table:style-name="ce41" table:formula="of:=DECIMAL([.L90];16)" office:value-type="float" office:value="4" calcext:value-type="float">
            <text:p>4</text:p>
          </table:table-cell>
          <table:table-cell table:style-name="ce35" table:formula="of:=DECIMAL([.M90];16)" office:value-type="float" office:value="64" calcext:value-type="float">
            <text:p>64</text:p>
          </table:table-cell>
          <table:table-cell table:style-name="ce35" table:formula="of:=DECIMAL([.N90];16)" office:value-type="float" office:value="228" calcext:value-type="float">
            <text:p>228</text:p>
          </table:table-cell>
          <table:table-cell table:style-name="ce35" table:formula="of:=DECIMAL([.O90];16)" office:value-type="float" office:value="71" calcext:value-type="float">
            <text:p>71</text:p>
          </table:table-cell>
          <table:table-cell table:style-name="ce35" table:formula="of:=DECIMAL([.P90];16)" office:value-type="float" office:value="3" calcext:value-type="float">
            <text:p>3</text:p>
          </table:table-cell>
          <table:table-cell table:style-name="ce41" table:formula="of:=DECIMAL([.Q90];16)" office:value-type="float" office:value="224" calcext:value-type="float">
            <text:p>224</text:p>
          </table:table-cell>
          <table:table-cell table:style-name="ce41" table:formula="of:=DECIMAL([.R90];16)" office:value-type="float" office:value="208" calcext:value-type="float">
            <text:p>208</text:p>
          </table:table-cell>
          <table:table-cell table:style-name="ce41" table:formula="of:=DECIMAL([.S90];16)" office:value-type="float" office:value="96" calcext:value-type="float">
            <text:p>96</text:p>
          </table:table-cell>
          <table:table-cell table:style-name="ce46" table:formula="of:=DECIMAL([.T90];16)" office:value-type="float" office:value="4" calcext:value-type="float">
            <text:p>4</text:p>
          </table:table-cell>
          <table:table-cell/>
          <table:table-cell table:style-name="ce51" table:formula="of:=([.Z90]+[.AA90]*256+[.AB90]*256*256+[.AC90]*256*256*256)/1000000" office:value-type="float" office:value="55.042992" calcext:value-type="float">
            <text:p>55,042992</text:p>
          </table:table-cell>
          <table:table-cell table:formula="of:=([.AD90]+[.AE90]*256+[.AF90]*256*256+[.AG90]*256*256*256)/1000000" office:value-type="float" office:value="73.454024" calcext:value-type="float">
            <text:p>73,454024</text:p>
          </table:table-cell>
          <table:table-cell table:style-name="ce54" table:formula="of:=([.AH90]+[.AI90]*256+[.AJ90]*256*256+[.AK90]*256*256*256)/1000000" office:value-type="float" office:value="55.043136" calcext:value-type="float">
            <text:p>55,043136</text:p>
          </table:table-cell>
          <table:table-cell table:style-name="ce57" table:formula="of:=([.AL90]+[.AM90]*256+[.AN90]*256*256+[.AO90]*256*256*256)/1000000" office:value-type="float" office:value="73.453792" calcext:value-type="float">
            <text:p>73,4537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1];16)" office:value-type="float" office:value="83" calcext:value-type="float">
            <text:p>83</text:p>
          </table:table-cell>
          <table:table-cell table:style-name="ce24" table:formula="of:=DECIMAL([.B91];16)" office:value-type="float" office:value="0" calcext:value-type="float">
            <text:p>0</text:p>
          </table:table-cell>
          <table:table-cell table:style-name="ce24" table:formula="of:=DECIMAL([.C91];16)" office:value-type="float" office:value="215" calcext:value-type="float">
            <text:p>215</text:p>
          </table:table-cell>
          <table:table-cell table:style-name="ce24" table:formula="of:=DECIMAL([.D91];16)" office:value-type="float" office:value="88" calcext:value-type="float">
            <text:p>88</text:p>
          </table:table-cell>
          <table:table-cell table:style-name="ce35" table:formula="of:=DECIMAL([.E91];16)" office:value-type="float" office:value="192" calcext:value-type="float">
            <text:p>192</text:p>
          </table:table-cell>
          <table:table-cell table:style-name="ce35" table:formula="of:=DECIMAL([.F91];16)" office:value-type="float" office:value="228" calcext:value-type="float">
            <text:p>228</text:p>
          </table:table-cell>
          <table:table-cell table:style-name="ce35" table:formula="of:=DECIMAL([.G91];16)" office:value-type="float" office:value="71" calcext:value-type="float">
            <text:p>71</text:p>
          </table:table-cell>
          <table:table-cell table:style-name="ce35" table:formula="of:=DECIMAL([.H91];16)" office:value-type="float" office:value="3" calcext:value-type="float">
            <text:p>3</text:p>
          </table:table-cell>
          <table:table-cell table:style-name="ce41" table:formula="of:=DECIMAL([.I91];16)" office:value-type="float" office:value="152" calcext:value-type="float">
            <text:p>152</text:p>
          </table:table-cell>
          <table:table-cell table:style-name="ce41" table:formula="of:=DECIMAL([.J91];16)" office:value-type="float" office:value="207" calcext:value-type="float">
            <text:p>207</text:p>
          </table:table-cell>
          <table:table-cell table:style-name="ce41" table:formula="of:=DECIMAL([.K91];16)" office:value-type="float" office:value="96" calcext:value-type="float">
            <text:p>96</text:p>
          </table:table-cell>
          <table:table-cell table:style-name="ce41" table:formula="of:=DECIMAL([.L91];16)" office:value-type="float" office:value="4" calcext:value-type="float">
            <text:p>4</text:p>
          </table:table-cell>
          <table:table-cell table:style-name="ce35" table:formula="of:=DECIMAL([.M91];16)" office:value-type="float" office:value="100" calcext:value-type="float">
            <text:p>100</text:p>
          </table:table-cell>
          <table:table-cell table:style-name="ce35" table:formula="of:=DECIMAL([.N91];16)" office:value-type="float" office:value="229" calcext:value-type="float">
            <text:p>229</text:p>
          </table:table-cell>
          <table:table-cell table:style-name="ce35" table:formula="of:=DECIMAL([.O91];16)" office:value-type="float" office:value="71" calcext:value-type="float">
            <text:p>71</text:p>
          </table:table-cell>
          <table:table-cell table:style-name="ce35" table:formula="of:=DECIMAL([.P91];16)" office:value-type="float" office:value="3" calcext:value-type="float">
            <text:p>3</text:p>
          </table:table-cell>
          <table:table-cell table:style-name="ce41" table:formula="of:=DECIMAL([.Q91];16)" office:value-type="float" office:value="152" calcext:value-type="float">
            <text:p>152</text:p>
          </table:table-cell>
          <table:table-cell table:style-name="ce41" table:formula="of:=DECIMAL([.R91];16)" office:value-type="float" office:value="206" calcext:value-type="float">
            <text:p>206</text:p>
          </table:table-cell>
          <table:table-cell table:style-name="ce41" table:formula="of:=DECIMAL([.S91];16)" office:value-type="float" office:value="96" calcext:value-type="float">
            <text:p>96</text:p>
          </table:table-cell>
          <table:table-cell table:style-name="ce46" table:formula="of:=DECIMAL([.T91];16)" office:value-type="float" office:value="4" calcext:value-type="float">
            <text:p>4</text:p>
          </table:table-cell>
          <table:table-cell/>
          <table:table-cell table:style-name="ce51" table:formula="of:=([.Z91]+[.AA91]*256+[.AB91]*256*256+[.AC91]*256*256*256)/1000000" office:value-type="float" office:value="55.043264" calcext:value-type="float">
            <text:p>55,043264</text:p>
          </table:table-cell>
          <table:table-cell table:formula="of:=([.AD91]+[.AE91]*256+[.AF91]*256*256+[.AG91]*256*256*256)/1000000" office:value-type="float" office:value="73.453464" calcext:value-type="float">
            <text:p>73,453464</text:p>
          </table:table-cell>
          <table:table-cell table:style-name="ce54" table:formula="of:=([.AH91]+[.AI91]*256+[.AJ91]*256*256+[.AK91]*256*256*256)/1000000" office:value-type="float" office:value="55.043428" calcext:value-type="float">
            <text:p>55,043428</text:p>
          </table:table-cell>
          <table:table-cell table:style-name="ce57" table:formula="of:=([.AL91]+[.AM91]*256+[.AN91]*256*256+[.AO91]*256*256*256)/1000000" office:value-type="float" office:value="73.453208" calcext:value-type="float">
            <text:p>73,4532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2];16)" office:value-type="float" office:value="83" calcext:value-type="float">
            <text:p>83</text:p>
          </table:table-cell>
          <table:table-cell table:style-name="ce24" table:formula="of:=DECIMAL([.B92];16)" office:value-type="float" office:value="0" calcext:value-type="float">
            <text:p>0</text:p>
          </table:table-cell>
          <table:table-cell table:style-name="ce24" table:formula="of:=DECIMAL([.C92];16)" office:value-type="float" office:value="215" calcext:value-type="float">
            <text:p>215</text:p>
          </table:table-cell>
          <table:table-cell table:style-name="ce24" table:formula="of:=DECIMAL([.D92];16)" office:value-type="float" office:value="89" calcext:value-type="float">
            <text:p>89</text:p>
          </table:table-cell>
          <table:table-cell table:style-name="ce35" table:formula="of:=DECIMAL([.E92];16)" office:value-type="float" office:value="32" calcext:value-type="float">
            <text:p>32</text:p>
          </table:table-cell>
          <table:table-cell table:style-name="ce35" table:formula="of:=DECIMAL([.F92];16)" office:value-type="float" office:value="230" calcext:value-type="float">
            <text:p>230</text:p>
          </table:table-cell>
          <table:table-cell table:style-name="ce35" table:formula="of:=DECIMAL([.G92];16)" office:value-type="float" office:value="71" calcext:value-type="float">
            <text:p>71</text:p>
          </table:table-cell>
          <table:table-cell table:style-name="ce35" table:formula="of:=DECIMAL([.H92];16)" office:value-type="float" office:value="3" calcext:value-type="float">
            <text:p>3</text:p>
          </table:table-cell>
          <table:table-cell table:style-name="ce41" table:formula="of:=DECIMAL([.I92];16)" office:value-type="float" office:value="200" calcext:value-type="float">
            <text:p>200</text:p>
          </table:table-cell>
          <table:table-cell table:style-name="ce41" table:formula="of:=DECIMAL([.J92];16)" office:value-type="float" office:value="205" calcext:value-type="float">
            <text:p>205</text:p>
          </table:table-cell>
          <table:table-cell table:style-name="ce41" table:formula="of:=DECIMAL([.K92];16)" office:value-type="float" office:value="96" calcext:value-type="float">
            <text:p>96</text:p>
          </table:table-cell>
          <table:table-cell table:style-name="ce41" table:formula="of:=DECIMAL([.L92];16)" office:value-type="float" office:value="4" calcext:value-type="float">
            <text:p>4</text:p>
          </table:table-cell>
          <table:table-cell table:style-name="ce35" table:formula="of:=DECIMAL([.M92];16)" office:value-type="float" office:value="212" calcext:value-type="float">
            <text:p>212</text:p>
          </table:table-cell>
          <table:table-cell table:style-name="ce35" table:formula="of:=DECIMAL([.N92];16)" office:value-type="float" office:value="230" calcext:value-type="float">
            <text:p>230</text:p>
          </table:table-cell>
          <table:table-cell table:style-name="ce35" table:formula="of:=DECIMAL([.O92];16)" office:value-type="float" office:value="71" calcext:value-type="float">
            <text:p>71</text:p>
          </table:table-cell>
          <table:table-cell table:style-name="ce35" table:formula="of:=DECIMAL([.P92];16)" office:value-type="float" office:value="3" calcext:value-type="float">
            <text:p>3</text:p>
          </table:table-cell>
          <table:table-cell table:style-name="ce41" table:formula="of:=DECIMAL([.Q92];16)" office:value-type="float" office:value="208" calcext:value-type="float">
            <text:p>208</text:p>
          </table:table-cell>
          <table:table-cell table:style-name="ce41" table:formula="of:=DECIMAL([.R92];16)" office:value-type="float" office:value="204" calcext:value-type="float">
            <text:p>204</text:p>
          </table:table-cell>
          <table:table-cell table:style-name="ce41" table:formula="of:=DECIMAL([.S92];16)" office:value-type="float" office:value="96" calcext:value-type="float">
            <text:p>96</text:p>
          </table:table-cell>
          <table:table-cell table:style-name="ce46" table:formula="of:=DECIMAL([.T92];16)" office:value-type="float" office:value="4" calcext:value-type="float">
            <text:p>4</text:p>
          </table:table-cell>
          <table:table-cell/>
          <table:table-cell table:style-name="ce51" table:formula="of:=([.Z92]+[.AA92]*256+[.AB92]*256*256+[.AC92]*256*256*256)/1000000" office:value-type="float" office:value="55.043616" calcext:value-type="float">
            <text:p>55,043616</text:p>
          </table:table-cell>
          <table:table-cell table:formula="of:=([.AD92]+[.AE92]*256+[.AF92]*256*256+[.AG92]*256*256*256)/1000000" office:value-type="float" office:value="73.453" calcext:value-type="float">
            <text:p>73,453</text:p>
          </table:table-cell>
          <table:table-cell table:style-name="ce54" table:formula="of:=([.AH92]+[.AI92]*256+[.AJ92]*256*256+[.AK92]*256*256*256)/1000000" office:value-type="float" office:value="55.043796" calcext:value-type="float">
            <text:p>55,043796</text:p>
          </table:table-cell>
          <table:table-cell table:style-name="ce57" table:formula="of:=([.AL92]+[.AM92]*256+[.AN92]*256*256+[.AO92]*256*256*256)/1000000" office:value-type="float" office:value="73.452752" calcext:value-type="float">
            <text:p>73,45275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A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3];16)" office:value-type="float" office:value="83" calcext:value-type="float">
            <text:p>83</text:p>
          </table:table-cell>
          <table:table-cell table:style-name="ce24" table:formula="of:=DECIMAL([.B93];16)" office:value-type="float" office:value="0" calcext:value-type="float">
            <text:p>0</text:p>
          </table:table-cell>
          <table:table-cell table:style-name="ce24" table:formula="of:=DECIMAL([.C93];16)" office:value-type="float" office:value="215" calcext:value-type="float">
            <text:p>215</text:p>
          </table:table-cell>
          <table:table-cell table:style-name="ce24" table:formula="of:=DECIMAL([.D93];16)" office:value-type="float" office:value="90" calcext:value-type="float">
            <text:p>90</text:p>
          </table:table-cell>
          <table:table-cell table:style-name="ce35" table:formula="of:=DECIMAL([.E93];16)" office:value-type="float" office:value="108" calcext:value-type="float">
            <text:p>108</text:p>
          </table:table-cell>
          <table:table-cell table:style-name="ce35" table:formula="of:=DECIMAL([.F93];16)" office:value-type="float" office:value="231" calcext:value-type="float">
            <text:p>231</text:p>
          </table:table-cell>
          <table:table-cell table:style-name="ce35" table:formula="of:=DECIMAL([.G93];16)" office:value-type="float" office:value="71" calcext:value-type="float">
            <text:p>71</text:p>
          </table:table-cell>
          <table:table-cell table:style-name="ce35" table:formula="of:=DECIMAL([.H93];16)" office:value-type="float" office:value="3" calcext:value-type="float">
            <text:p>3</text:p>
          </table:table-cell>
          <table:table-cell table:style-name="ce41" table:formula="of:=DECIMAL([.I93];16)" office:value-type="float" office:value="144" calcext:value-type="float">
            <text:p>144</text:p>
          </table:table-cell>
          <table:table-cell table:style-name="ce41" table:formula="of:=DECIMAL([.J93];16)" office:value-type="float" office:value="203" calcext:value-type="float">
            <text:p>203</text:p>
          </table:table-cell>
          <table:table-cell table:style-name="ce41" table:formula="of:=DECIMAL([.K93];16)" office:value-type="float" office:value="96" calcext:value-type="float">
            <text:p>96</text:p>
          </table:table-cell>
          <table:table-cell table:style-name="ce41" table:formula="of:=DECIMAL([.L93];16)" office:value-type="float" office:value="4" calcext:value-type="float">
            <text:p>4</text:p>
          </table:table-cell>
          <table:table-cell table:style-name="ce35" table:formula="of:=DECIMAL([.M93];16)" office:value-type="float" office:value="8" calcext:value-type="float">
            <text:p>8</text:p>
          </table:table-cell>
          <table:table-cell table:style-name="ce35" table:formula="of:=DECIMAL([.N93];16)" office:value-type="float" office:value="232" calcext:value-type="float">
            <text:p>232</text:p>
          </table:table-cell>
          <table:table-cell table:style-name="ce35" table:formula="of:=DECIMAL([.O93];16)" office:value-type="float" office:value="71" calcext:value-type="float">
            <text:p>71</text:p>
          </table:table-cell>
          <table:table-cell table:style-name="ce35" table:formula="of:=DECIMAL([.P93];16)" office:value-type="float" office:value="3" calcext:value-type="float">
            <text:p>3</text:p>
          </table:table-cell>
          <table:table-cell table:style-name="ce41" table:formula="of:=DECIMAL([.Q93];16)" office:value-type="float" office:value="80" calcext:value-type="float">
            <text:p>80</text:p>
          </table:table-cell>
          <table:table-cell table:style-name="ce41" table:formula="of:=DECIMAL([.R93];16)" office:value-type="float" office:value="202" calcext:value-type="float">
            <text:p>202</text:p>
          </table:table-cell>
          <table:table-cell table:style-name="ce41" table:formula="of:=DECIMAL([.S93];16)" office:value-type="float" office:value="96" calcext:value-type="float">
            <text:p>96</text:p>
          </table:table-cell>
          <table:table-cell table:style-name="ce46" table:formula="of:=DECIMAL([.T93];16)" office:value-type="float" office:value="4" calcext:value-type="float">
            <text:p>4</text:p>
          </table:table-cell>
          <table:table-cell/>
          <table:table-cell table:style-name="ce51" table:formula="of:=([.Z93]+[.AA93]*256+[.AB93]*256*256+[.AC93]*256*256*256)/1000000" office:value-type="float" office:value="55.043948" calcext:value-type="float">
            <text:p>55,043948</text:p>
          </table:table-cell>
          <table:table-cell table:formula="of:=([.AD93]+[.AE93]*256+[.AF93]*256*256+[.AG93]*256*256*256)/1000000" office:value-type="float" office:value="73.452432" calcext:value-type="float">
            <text:p>73,452432</text:p>
          </table:table-cell>
          <table:table-cell table:style-name="ce54" table:formula="of:=([.AH93]+[.AI93]*256+[.AJ93]*256*256+[.AK93]*256*256*256)/1000000" office:value-type="float" office:value="55.044104" calcext:value-type="float">
            <text:p>55,044104</text:p>
          </table:table-cell>
          <table:table-cell table:style-name="ce57" table:formula="of:=([.AL93]+[.AM93]*256+[.AN93]*256*256+[.AO93]*256*256*256)/1000000" office:value-type="float" office:value="73.452112" calcext:value-type="float">
            <text:p>73,4521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B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4];16)" office:value-type="float" office:value="83" calcext:value-type="float">
            <text:p>83</text:p>
          </table:table-cell>
          <table:table-cell table:style-name="ce24" table:formula="of:=DECIMAL([.B94];16)" office:value-type="float" office:value="0" calcext:value-type="float">
            <text:p>0</text:p>
          </table:table-cell>
          <table:table-cell table:style-name="ce24" table:formula="of:=DECIMAL([.C94];16)" office:value-type="float" office:value="215" calcext:value-type="float">
            <text:p>215</text:p>
          </table:table-cell>
          <table:table-cell table:style-name="ce24" table:formula="of:=DECIMAL([.D94];16)" office:value-type="float" office:value="91" calcext:value-type="float">
            <text:p>91</text:p>
          </table:table-cell>
          <table:table-cell table:style-name="ce35" table:formula="of:=DECIMAL([.E94];16)" office:value-type="float" office:value="200" calcext:value-type="float">
            <text:p>200</text:p>
          </table:table-cell>
          <table:table-cell table:style-name="ce35" table:formula="of:=DECIMAL([.F94];16)" office:value-type="float" office:value="232" calcext:value-type="float">
            <text:p>232</text:p>
          </table:table-cell>
          <table:table-cell table:style-name="ce35" table:formula="of:=DECIMAL([.G94];16)" office:value-type="float" office:value="71" calcext:value-type="float">
            <text:p>71</text:p>
          </table:table-cell>
          <table:table-cell table:style-name="ce35" table:formula="of:=DECIMAL([.H94];16)" office:value-type="float" office:value="3" calcext:value-type="float">
            <text:p>3</text:p>
          </table:table-cell>
          <table:table-cell table:style-name="ce41" table:formula="of:=DECIMAL([.I94];16)" office:value-type="float" office:value="56" calcext:value-type="float">
            <text:p>56</text:p>
          </table:table-cell>
          <table:table-cell table:style-name="ce41" table:formula="of:=DECIMAL([.J94];16)" office:value-type="float" office:value="201" calcext:value-type="float">
            <text:p>201</text:p>
          </table:table-cell>
          <table:table-cell table:style-name="ce41" table:formula="of:=DECIMAL([.K94];16)" office:value-type="float" office:value="96" calcext:value-type="float">
            <text:p>96</text:p>
          </table:table-cell>
          <table:table-cell table:style-name="ce41" table:formula="of:=DECIMAL([.L94];16)" office:value-type="float" office:value="4" calcext:value-type="float">
            <text:p>4</text:p>
          </table:table-cell>
          <table:table-cell table:style-name="ce35" table:formula="of:=DECIMAL([.M94];16)" office:value-type="float" office:value="84" calcext:value-type="float">
            <text:p>84</text:p>
          </table:table-cell>
          <table:table-cell table:style-name="ce35" table:formula="of:=DECIMAL([.N94];16)" office:value-type="float" office:value="233" calcext:value-type="float">
            <text:p>233</text:p>
          </table:table-cell>
          <table:table-cell table:style-name="ce35" table:formula="of:=DECIMAL([.O94];16)" office:value-type="float" office:value="71" calcext:value-type="float">
            <text:p>71</text:p>
          </table:table-cell>
          <table:table-cell table:style-name="ce35" table:formula="of:=DECIMAL([.P94];16)" office:value-type="float" office:value="3" calcext:value-type="float">
            <text:p>3</text:p>
          </table:table-cell>
          <table:table-cell table:style-name="ce41" table:formula="of:=DECIMAL([.Q94];16)" office:value-type="float" office:value="56" calcext:value-type="float">
            <text:p>56</text:p>
          </table:table-cell>
          <table:table-cell table:style-name="ce41" table:formula="of:=DECIMAL([.R94];16)" office:value-type="float" office:value="200" calcext:value-type="float">
            <text:p>200</text:p>
          </table:table-cell>
          <table:table-cell table:style-name="ce41" table:formula="of:=DECIMAL([.S94];16)" office:value-type="float" office:value="96" calcext:value-type="float">
            <text:p>96</text:p>
          </table:table-cell>
          <table:table-cell table:style-name="ce46" table:formula="of:=DECIMAL([.T94];16)" office:value-type="float" office:value="4" calcext:value-type="float">
            <text:p>4</text:p>
          </table:table-cell>
          <table:table-cell/>
          <table:table-cell table:style-name="ce51" table:formula="of:=([.Z94]+[.AA94]*256+[.AB94]*256*256+[.AC94]*256*256*256)/1000000" office:value-type="float" office:value="55.044296" calcext:value-type="float">
            <text:p>55,044296</text:p>
          </table:table-cell>
          <table:table-cell table:formula="of:=([.AD94]+[.AE94]*256+[.AF94]*256*256+[.AG94]*256*256*256)/1000000" office:value-type="float" office:value="73.451832" calcext:value-type="float">
            <text:p>73,451832</text:p>
          </table:table-cell>
          <table:table-cell table:style-name="ce54" table:formula="of:=([.AH94]+[.AI94]*256+[.AJ94]*256*256+[.AK94]*256*256*256)/1000000" office:value-type="float" office:value="55.044436" calcext:value-type="float">
            <text:p>55,044436</text:p>
          </table:table-cell>
          <table:table-cell table:style-name="ce57" table:formula="of:=([.AL94]+[.AM94]*256+[.AN94]*256*256+[.AO94]*256*256*256)/1000000" office:value-type="float" office:value="73.451576" calcext:value-type="float">
            <text:p>73,4515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C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5];16)" office:value-type="float" office:value="83" calcext:value-type="float">
            <text:p>83</text:p>
          </table:table-cell>
          <table:table-cell table:style-name="ce24" table:formula="of:=DECIMAL([.B95];16)" office:value-type="float" office:value="0" calcext:value-type="float">
            <text:p>0</text:p>
          </table:table-cell>
          <table:table-cell table:style-name="ce24" table:formula="of:=DECIMAL([.C95];16)" office:value-type="float" office:value="215" calcext:value-type="float">
            <text:p>215</text:p>
          </table:table-cell>
          <table:table-cell table:style-name="ce24" table:formula="of:=DECIMAL([.D95];16)" office:value-type="float" office:value="92" calcext:value-type="float">
            <text:p>92</text:p>
          </table:table-cell>
          <table:table-cell table:style-name="ce35" table:formula="of:=DECIMAL([.E95];16)" office:value-type="float" office:value="20" calcext:value-type="float">
            <text:p>20</text:p>
          </table:table-cell>
          <table:table-cell table:style-name="ce35" table:formula="of:=DECIMAL([.F95];16)" office:value-type="float" office:value="234" calcext:value-type="float">
            <text:p>234</text:p>
          </table:table-cell>
          <table:table-cell table:style-name="ce35" table:formula="of:=DECIMAL([.G95];16)" office:value-type="float" office:value="71" calcext:value-type="float">
            <text:p>71</text:p>
          </table:table-cell>
          <table:table-cell table:style-name="ce35" table:formula="of:=DECIMAL([.H95];16)" office:value-type="float" office:value="3" calcext:value-type="float">
            <text:p>3</text:p>
          </table:table-cell>
          <table:table-cell table:style-name="ce41" table:formula="of:=DECIMAL([.I95];16)" office:value-type="float" office:value="56" calcext:value-type="float">
            <text:p>56</text:p>
          </table:table-cell>
          <table:table-cell table:style-name="ce41" table:formula="of:=DECIMAL([.J95];16)" office:value-type="float" office:value="199" calcext:value-type="float">
            <text:p>199</text:p>
          </table:table-cell>
          <table:table-cell table:style-name="ce41" table:formula="of:=DECIMAL([.K95];16)" office:value-type="float" office:value="96" calcext:value-type="float">
            <text:p>96</text:p>
          </table:table-cell>
          <table:table-cell table:style-name="ce41" table:formula="of:=DECIMAL([.L95];16)" office:value-type="float" office:value="4" calcext:value-type="float">
            <text:p>4</text:p>
          </table:table-cell>
          <table:table-cell table:style-name="ce35" table:formula="of:=DECIMAL([.M95];16)" office:value-type="float" office:value="180" calcext:value-type="float">
            <text:p>180</text:p>
          </table:table-cell>
          <table:table-cell table:style-name="ce35" table:formula="of:=DECIMAL([.N95];16)" office:value-type="float" office:value="234" calcext:value-type="float">
            <text:p>234</text:p>
          </table:table-cell>
          <table:table-cell table:style-name="ce35" table:formula="of:=DECIMAL([.O95];16)" office:value-type="float" office:value="71" calcext:value-type="float">
            <text:p>71</text:p>
          </table:table-cell>
          <table:table-cell table:style-name="ce35" table:formula="of:=DECIMAL([.P95];16)" office:value-type="float" office:value="3" calcext:value-type="float">
            <text:p>3</text:p>
          </table:table-cell>
          <table:table-cell table:style-name="ce41" table:formula="of:=DECIMAL([.Q95];16)" office:value-type="float" office:value="48" calcext:value-type="float">
            <text:p>48</text:p>
          </table:table-cell>
          <table:table-cell table:style-name="ce41" table:formula="of:=DECIMAL([.R95];16)" office:value-type="float" office:value="198" calcext:value-type="float">
            <text:p>198</text:p>
          </table:table-cell>
          <table:table-cell table:style-name="ce41" table:formula="of:=DECIMAL([.S95];16)" office:value-type="float" office:value="96" calcext:value-type="float">
            <text:p>96</text:p>
          </table:table-cell>
          <table:table-cell table:style-name="ce46" table:formula="of:=DECIMAL([.T95];16)" office:value-type="float" office:value="4" calcext:value-type="float">
            <text:p>4</text:p>
          </table:table-cell>
          <table:table-cell/>
          <table:table-cell table:style-name="ce51" table:formula="of:=([.Z95]+[.AA95]*256+[.AB95]*256*256+[.AC95]*256*256*256)/1000000" office:value-type="float" office:value="55.044628" calcext:value-type="float">
            <text:p>55,044628</text:p>
          </table:table-cell>
          <table:table-cell table:formula="of:=([.AD95]+[.AE95]*256+[.AF95]*256*256+[.AG95]*256*256*256)/1000000" office:value-type="float" office:value="73.45132" calcext:value-type="float">
            <text:p>73,45132</text:p>
          </table:table-cell>
          <table:table-cell table:style-name="ce54" table:formula="of:=([.AH95]+[.AI95]*256+[.AJ95]*256*256+[.AK95]*256*256*256)/1000000" office:value-type="float" office:value="55.044788" calcext:value-type="float">
            <text:p>55,044788</text:p>
          </table:table-cell>
          <table:table-cell table:style-name="ce57" table:formula="of:=([.AL95]+[.AM95]*256+[.AN95]*256*256+[.AO95]*256*256*256)/1000000" office:value-type="float" office:value="73.451056" calcext:value-type="float">
            <text:p>73,4510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D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6];16)" office:value-type="float" office:value="83" calcext:value-type="float">
            <text:p>83</text:p>
          </table:table-cell>
          <table:table-cell table:style-name="ce24" table:formula="of:=DECIMAL([.B96];16)" office:value-type="float" office:value="0" calcext:value-type="float">
            <text:p>0</text:p>
          </table:table-cell>
          <table:table-cell table:style-name="ce24" table:formula="of:=DECIMAL([.C96];16)" office:value-type="float" office:value="215" calcext:value-type="float">
            <text:p>215</text:p>
          </table:table-cell>
          <table:table-cell table:style-name="ce24" table:formula="of:=DECIMAL([.D96];16)" office:value-type="float" office:value="93" calcext:value-type="float">
            <text:p>93</text:p>
          </table:table-cell>
          <table:table-cell table:style-name="ce35" table:formula="of:=DECIMAL([.E96];16)" office:value-type="float" office:value="64" calcext:value-type="float">
            <text:p>64</text:p>
          </table:table-cell>
          <table:table-cell table:style-name="ce35" table:formula="of:=DECIMAL([.F96];16)" office:value-type="float" office:value="235" calcext:value-type="float">
            <text:p>235</text:p>
          </table:table-cell>
          <table:table-cell table:style-name="ce35" table:formula="of:=DECIMAL([.G96];16)" office:value-type="float" office:value="71" calcext:value-type="float">
            <text:p>71</text:p>
          </table:table-cell>
          <table:table-cell table:style-name="ce35" table:formula="of:=DECIMAL([.H96];16)" office:value-type="float" office:value="3" calcext:value-type="float">
            <text:p>3</text:p>
          </table:table-cell>
          <table:table-cell table:style-name="ce41" table:formula="of:=DECIMAL([.I96];16)" office:value-type="float" office:value="8" calcext:value-type="float">
            <text:p>8</text:p>
          </table:table-cell>
          <table:table-cell table:style-name="ce41" table:formula="of:=DECIMAL([.J96];16)" office:value-type="float" office:value="197" calcext:value-type="float">
            <text:p>197</text:p>
          </table:table-cell>
          <table:table-cell table:style-name="ce41" table:formula="of:=DECIMAL([.K96];16)" office:value-type="float" office:value="96" calcext:value-type="float">
            <text:p>96</text:p>
          </table:table-cell>
          <table:table-cell table:style-name="ce41" table:formula="of:=DECIMAL([.L96];16)" office:value-type="float" office:value="4" calcext:value-type="float">
            <text:p>4</text:p>
          </table:table-cell>
          <table:table-cell table:style-name="ce35" table:formula="of:=DECIMAL([.M96];16)" office:value-type="float" office:value="232" calcext:value-type="float">
            <text:p>232</text:p>
          </table:table-cell>
          <table:table-cell table:style-name="ce35" table:formula="of:=DECIMAL([.N96];16)" office:value-type="float" office:value="235" calcext:value-type="float">
            <text:p>235</text:p>
          </table:table-cell>
          <table:table-cell table:style-name="ce35" table:formula="of:=DECIMAL([.O96];16)" office:value-type="float" office:value="71" calcext:value-type="float">
            <text:p>71</text:p>
          </table:table-cell>
          <table:table-cell table:style-name="ce35" table:formula="of:=DECIMAL([.P96];16)" office:value-type="float" office:value="3" calcext:value-type="float">
            <text:p>3</text:p>
          </table:table-cell>
          <table:table-cell table:style-name="ce41" table:formula="of:=DECIMAL([.Q96];16)" office:value-type="float" office:value="40" calcext:value-type="float">
            <text:p>40</text:p>
          </table:table-cell>
          <table:table-cell table:style-name="ce41" table:formula="of:=DECIMAL([.R96];16)" office:value-type="float" office:value="196" calcext:value-type="float">
            <text:p>196</text:p>
          </table:table-cell>
          <table:table-cell table:style-name="ce41" table:formula="of:=DECIMAL([.S96];16)" office:value-type="float" office:value="96" calcext:value-type="float">
            <text:p>96</text:p>
          </table:table-cell>
          <table:table-cell table:style-name="ce46" table:formula="of:=DECIMAL([.T96];16)" office:value-type="float" office:value="4" calcext:value-type="float">
            <text:p>4</text:p>
          </table:table-cell>
          <table:table-cell/>
          <table:table-cell table:style-name="ce51" table:formula="of:=([.Z96]+[.AA96]*256+[.AB96]*256*256+[.AC96]*256*256*256)/1000000" office:value-type="float" office:value="55.044928" calcext:value-type="float">
            <text:p>55,044928</text:p>
          </table:table-cell>
          <table:table-cell table:formula="of:=([.AD96]+[.AE96]*256+[.AF96]*256*256+[.AG96]*256*256*256)/1000000" office:value-type="float" office:value="73.45076" calcext:value-type="float">
            <text:p>73,45076</text:p>
          </table:table-cell>
          <table:table-cell table:style-name="ce54" table:formula="of:=([.AH96]+[.AI96]*256+[.AJ96]*256*256+[.AK96]*256*256*256)/1000000" office:value-type="float" office:value="55.045096" calcext:value-type="float">
            <text:p>55,045096</text:p>
          </table:table-cell>
          <table:table-cell table:style-name="ce57" table:formula="of:=([.AL96]+[.AM96]*256+[.AN96]*256*256+[.AO96]*256*256*256)/1000000" office:value-type="float" office:value="73.450536" calcext:value-type="float">
            <text:p>73,4505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E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7];16)" office:value-type="float" office:value="83" calcext:value-type="float">
            <text:p>83</text:p>
          </table:table-cell>
          <table:table-cell table:style-name="ce24" table:formula="of:=DECIMAL([.B97];16)" office:value-type="float" office:value="0" calcext:value-type="float">
            <text:p>0</text:p>
          </table:table-cell>
          <table:table-cell table:style-name="ce24" table:formula="of:=DECIMAL([.C97];16)" office:value-type="float" office:value="215" calcext:value-type="float">
            <text:p>215</text:p>
          </table:table-cell>
          <table:table-cell table:style-name="ce24" table:formula="of:=DECIMAL([.D97];16)" office:value-type="float" office:value="94" calcext:value-type="float">
            <text:p>94</text:p>
          </table:table-cell>
          <table:table-cell table:style-name="ce35" table:formula="of:=DECIMAL([.E97];16)" office:value-type="float" office:value="124" calcext:value-type="float">
            <text:p>124</text:p>
          </table:table-cell>
          <table:table-cell table:style-name="ce35" table:formula="of:=DECIMAL([.F97];16)" office:value-type="float" office:value="236" calcext:value-type="float">
            <text:p>236</text:p>
          </table:table-cell>
          <table:table-cell table:style-name="ce35" table:formula="of:=DECIMAL([.G97];16)" office:value-type="float" office:value="71" calcext:value-type="float">
            <text:p>71</text:p>
          </table:table-cell>
          <table:table-cell table:style-name="ce35" table:formula="of:=DECIMAL([.H97];16)" office:value-type="float" office:value="3" calcext:value-type="float">
            <text:p>3</text:p>
          </table:table-cell>
          <table:table-cell table:style-name="ce41" table:formula="of:=DECIMAL([.I97];16)" office:value-type="float" office:value="16" calcext:value-type="float">
            <text:p>16</text:p>
          </table:table-cell>
          <table:table-cell table:style-name="ce41" table:formula="of:=DECIMAL([.J97];16)" office:value-type="float" office:value="195" calcext:value-type="float">
            <text:p>195</text:p>
          </table:table-cell>
          <table:table-cell table:style-name="ce41" table:formula="of:=DECIMAL([.K97];16)" office:value-type="float" office:value="96" calcext:value-type="float">
            <text:p>96</text:p>
          </table:table-cell>
          <table:table-cell table:style-name="ce41" table:formula="of:=DECIMAL([.L97];16)" office:value-type="float" office:value="4" calcext:value-type="float">
            <text:p>4</text:p>
          </table:table-cell>
          <table:table-cell table:style-name="ce35" table:formula="of:=DECIMAL([.M97];16)" office:value-type="float" office:value="232" calcext:value-type="float">
            <text:p>232</text:p>
          </table:table-cell>
          <table:table-cell table:style-name="ce35" table:formula="of:=DECIMAL([.N97];16)" office:value-type="float" office:value="236" calcext:value-type="float">
            <text:p>236</text:p>
          </table:table-cell>
          <table:table-cell table:style-name="ce35" table:formula="of:=DECIMAL([.O97];16)" office:value-type="float" office:value="71" calcext:value-type="float">
            <text:p>71</text:p>
          </table:table-cell>
          <table:table-cell table:style-name="ce35" table:formula="of:=DECIMAL([.P97];16)" office:value-type="float" office:value="3" calcext:value-type="float">
            <text:p>3</text:p>
          </table:table-cell>
          <table:table-cell table:style-name="ce41" table:formula="of:=DECIMAL([.Q97];16)" office:value-type="float" office:value="216" calcext:value-type="float">
            <text:p>216</text:p>
          </table:table-cell>
          <table:table-cell table:style-name="ce41" table:formula="of:=DECIMAL([.R97];16)" office:value-type="float" office:value="193" calcext:value-type="float">
            <text:p>193</text:p>
          </table:table-cell>
          <table:table-cell table:style-name="ce41" table:formula="of:=DECIMAL([.S97];16)" office:value-type="float" office:value="96" calcext:value-type="float">
            <text:p>96</text:p>
          </table:table-cell>
          <table:table-cell table:style-name="ce46" table:formula="of:=DECIMAL([.T97];16)" office:value-type="float" office:value="4" calcext:value-type="float">
            <text:p>4</text:p>
          </table:table-cell>
          <table:table-cell/>
          <table:table-cell table:style-name="ce51" table:formula="of:=([.Z97]+[.AA97]*256+[.AB97]*256*256+[.AC97]*256*256*256)/1000000" office:value-type="float" office:value="55.045244" calcext:value-type="float">
            <text:p>55,045244</text:p>
          </table:table-cell>
          <table:table-cell table:formula="of:=([.AD97]+[.AE97]*256+[.AF97]*256*256+[.AG97]*256*256*256)/1000000" office:value-type="float" office:value="73.450256" calcext:value-type="float">
            <text:p>73,450256</text:p>
          </table:table-cell>
          <table:table-cell table:style-name="ce54" table:formula="of:=([.AH97]+[.AI97]*256+[.AJ97]*256*256+[.AK97]*256*256*256)/1000000" office:value-type="float" office:value="55.045352" calcext:value-type="float">
            <text:p>55,045352</text:p>
          </table:table-cell>
          <table:table-cell table:style-name="ce57" table:formula="of:=([.AL97]+[.AM97]*256+[.AN97]*256*256+[.AO97]*256*256*256)/1000000" office:value-type="float" office:value="73.449944" calcext:value-type="float">
            <text:p>73,4499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5F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98];16)" office:value-type="float" office:value="83" calcext:value-type="float">
            <text:p>83</text:p>
          </table:table-cell>
          <table:table-cell table:style-name="ce24" table:formula="of:=DECIMAL([.B98];16)" office:value-type="float" office:value="0" calcext:value-type="float">
            <text:p>0</text:p>
          </table:table-cell>
          <table:table-cell table:style-name="ce24" table:formula="of:=DECIMAL([.C98];16)" office:value-type="float" office:value="215" calcext:value-type="float">
            <text:p>215</text:p>
          </table:table-cell>
          <table:table-cell table:style-name="ce24" table:formula="of:=DECIMAL([.D98];16)" office:value-type="float" office:value="95" calcext:value-type="float">
            <text:p>95</text:p>
          </table:table-cell>
          <table:table-cell table:style-name="ce35" table:formula="of:=DECIMAL([.E98];16)" office:value-type="float" office:value="136" calcext:value-type="float">
            <text:p>136</text:p>
          </table:table-cell>
          <table:table-cell table:style-name="ce35" table:formula="of:=DECIMAL([.F98];16)" office:value-type="float" office:value="237" calcext:value-type="float">
            <text:p>237</text:p>
          </table:table-cell>
          <table:table-cell table:style-name="ce35" table:formula="of:=DECIMAL([.G98];16)" office:value-type="float" office:value="71" calcext:value-type="float">
            <text:p>71</text:p>
          </table:table-cell>
          <table:table-cell table:style-name="ce35" table:formula="of:=DECIMAL([.H98];16)" office:value-type="float" office:value="3" calcext:value-type="float">
            <text:p>3</text:p>
          </table:table-cell>
          <table:table-cell table:style-name="ce41" table:formula="of:=DECIMAL([.I98];16)" office:value-type="float" office:value="168" calcext:value-type="float">
            <text:p>168</text:p>
          </table:table-cell>
          <table:table-cell table:style-name="ce41" table:formula="of:=DECIMAL([.J98];16)" office:value-type="float" office:value="192" calcext:value-type="float">
            <text:p>192</text:p>
          </table:table-cell>
          <table:table-cell table:style-name="ce41" table:formula="of:=DECIMAL([.K98];16)" office:value-type="float" office:value="96" calcext:value-type="float">
            <text:p>96</text:p>
          </table:table-cell>
          <table:table-cell table:style-name="ce41" table:formula="of:=DECIMAL([.L98];16)" office:value-type="float" office:value="4" calcext:value-type="float">
            <text:p>4</text:p>
          </table:table-cell>
          <table:table-cell table:style-name="ce35" table:formula="of:=DECIMAL([.M98];16)" office:value-type="float" office:value="96" calcext:value-type="float">
            <text:p>96</text:p>
          </table:table-cell>
          <table:table-cell table:style-name="ce35" table:formula="of:=DECIMAL([.N98];16)" office:value-type="float" office:value="238" calcext:value-type="float">
            <text:p>238</text:p>
          </table:table-cell>
          <table:table-cell table:style-name="ce35" table:formula="of:=DECIMAL([.O98];16)" office:value-type="float" office:value="71" calcext:value-type="float">
            <text:p>71</text:p>
          </table:table-cell>
          <table:table-cell table:style-name="ce35" table:formula="of:=DECIMAL([.P98];16)" office:value-type="float" office:value="3" calcext:value-type="float">
            <text:p>3</text:p>
          </table:table-cell>
          <table:table-cell table:style-name="ce41" table:formula="of:=DECIMAL([.Q98];16)" office:value-type="float" office:value="176" calcext:value-type="float">
            <text:p>176</text:p>
          </table:table-cell>
          <table:table-cell table:style-name="ce41" table:formula="of:=DECIMAL([.R98];16)" office:value-type="float" office:value="191" calcext:value-type="float">
            <text:p>191</text:p>
          </table:table-cell>
          <table:table-cell table:style-name="ce41" table:formula="of:=DECIMAL([.S98];16)" office:value-type="float" office:value="96" calcext:value-type="float">
            <text:p>96</text:p>
          </table:table-cell>
          <table:table-cell table:style-name="ce46" table:formula="of:=DECIMAL([.T98];16)" office:value-type="float" office:value="4" calcext:value-type="float">
            <text:p>4</text:p>
          </table:table-cell>
          <table:table-cell/>
          <table:table-cell table:style-name="ce51" table:formula="of:=([.Z98]+[.AA98]*256+[.AB98]*256*256+[.AC98]*256*256*256)/1000000" office:value-type="float" office:value="55.045512" calcext:value-type="float">
            <text:p>55,045512</text:p>
          </table:table-cell>
          <table:table-cell table:formula="of:=([.AD98]+[.AE98]*256+[.AF98]*256*256+[.AG98]*256*256*256)/1000000" office:value-type="float" office:value="73.44964" calcext:value-type="float">
            <text:p>73,44964</text:p>
          </table:table-cell>
          <table:table-cell table:style-name="ce54" table:formula="of:=([.AH98]+[.AI98]*256+[.AJ98]*256*256+[.AK98]*256*256*256)/1000000" office:value-type="float" office:value="55.045728" calcext:value-type="float">
            <text:p>55,045728</text:p>
          </table:table-cell>
          <table:table-cell table:style-name="ce57" table:formula="of:=([.AL98]+[.AM98]*256+[.AN98]*256*256+[.AO98]*256*256*256)/1000000" office:value-type="float" office:value="73.449392" calcext:value-type="float">
            <text:p>73,449392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B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9" table:formula="of:=DECIMAL([.A99];16)" office:value-type="float" office:value="83" calcext:value-type="float">
            <text:p>83</text:p>
          </table:table-cell>
          <table:table-cell table:style-name="ce27" table:formula="of:=DECIMAL([.B99];16)" office:value-type="float" office:value="0" calcext:value-type="float">
            <text:p>0</text:p>
          </table:table-cell>
          <table:table-cell table:style-name="ce27" table:formula="of:=DECIMAL([.C99];16)" office:value-type="float" office:value="215" calcext:value-type="float">
            <text:p>215</text:p>
          </table:table-cell>
          <table:table-cell table:style-name="ce27" table:formula="of:=DECIMAL([.D99];16)" office:value-type="float" office:value="96" calcext:value-type="float">
            <text:p>96</text:p>
          </table:table-cell>
          <table:table-cell table:style-name="ce36" table:formula="of:=DECIMAL([.E99];16)" office:value-type="float" office:value="208" calcext:value-type="float">
            <text:p>208</text:p>
          </table:table-cell>
          <table:table-cell table:style-name="ce36" table:formula="of:=DECIMAL([.F99];16)" office:value-type="float" office:value="238" calcext:value-type="float">
            <text:p>238</text:p>
          </table:table-cell>
          <table:table-cell table:style-name="ce36" table:formula="of:=DECIMAL([.G99];16)" office:value-type="float" office:value="71" calcext:value-type="float">
            <text:p>71</text:p>
          </table:table-cell>
          <table:table-cell table:style-name="ce36" table:formula="of:=DECIMAL([.H99];16)" office:value-type="float" office:value="3" calcext:value-type="float">
            <text:p>3</text:p>
          </table:table-cell>
          <table:table-cell table:style-name="ce42" table:formula="of:=DECIMAL([.I99];16)" office:value-type="float" office:value="216" calcext:value-type="float">
            <text:p>216</text:p>
          </table:table-cell>
          <table:table-cell table:style-name="ce42" table:formula="of:=DECIMAL([.J99];16)" office:value-type="float" office:value="190" calcext:value-type="float">
            <text:p>190</text:p>
          </table:table-cell>
          <table:table-cell table:style-name="ce42" table:formula="of:=DECIMAL([.K99];16)" office:value-type="float" office:value="96" calcext:value-type="float">
            <text:p>96</text:p>
          </table:table-cell>
          <table:table-cell table:style-name="ce42" table:formula="of:=DECIMAL([.L99];16)" office:value-type="float" office:value="4" calcext:value-type="float">
            <text:p>4</text:p>
          </table:table-cell>
          <table:table-cell table:style-name="ce36" table:formula="of:=DECIMAL([.M99];16)" office:value-type="float" office:value="116" calcext:value-type="float">
            <text:p>116</text:p>
          </table:table-cell>
          <table:table-cell table:style-name="ce36" table:formula="of:=DECIMAL([.N99];16)" office:value-type="float" office:value="238" calcext:value-type="float">
            <text:p>238</text:p>
          </table:table-cell>
          <table:table-cell table:style-name="ce36" table:formula="of:=DECIMAL([.O99];16)" office:value-type="float" office:value="71" calcext:value-type="float">
            <text:p>71</text:p>
          </table:table-cell>
          <table:table-cell table:style-name="ce36" table:formula="of:=DECIMAL([.P99];16)" office:value-type="float" office:value="3" calcext:value-type="float">
            <text:p>3</text:p>
          </table:table-cell>
          <table:table-cell table:style-name="ce42" table:formula="of:=DECIMAL([.Q99];16)" office:value-type="float" office:value="240" calcext:value-type="float">
            <text:p>240</text:p>
          </table:table-cell>
          <table:table-cell table:style-name="ce42" table:formula="of:=DECIMAL([.R99];16)" office:value-type="float" office:value="191" calcext:value-type="float">
            <text:p>191</text:p>
          </table:table-cell>
          <table:table-cell table:style-name="ce41" table:formula="of:=DECIMAL([.S99];16)" office:value-type="float" office:value="96" calcext:value-type="float">
            <text:p>96</text:p>
          </table:table-cell>
          <table:table-cell table:style-name="ce46" table:formula="of:=DECIMAL([.T99];16)" office:value-type="float" office:value="4" calcext:value-type="float">
            <text:p>4</text:p>
          </table:table-cell>
          <table:table-cell/>
          <table:table-cell table:style-name="ce51" table:formula="of:=([.Z99]+[.AA99]*256+[.AB99]*256*256+[.AC99]*256*256*256)/1000000" office:value-type="float" office:value="55.04584" calcext:value-type="float">
            <text:p>55,04584</text:p>
          </table:table-cell>
          <table:table-cell table:formula="of:=([.AD99]+[.AE99]*256+[.AF99]*256*256+[.AG99]*256*256*256)/1000000" office:value-type="float" office:value="73.449176" calcext:value-type="float">
            <text:p>73,449176</text:p>
          </table:table-cell>
          <table:table-cell table:style-name="ce54" table:formula="of:=([.AH99]+[.AI99]*256+[.AJ99]*256*256+[.AK99]*256*256*256)/1000000" office:value-type="float" office:value="55.045748" calcext:value-type="float">
            <text:p>55,045748</text:p>
          </table:table-cell>
          <table:table-cell table:style-name="ce57" table:formula="of:=([.AL99]+[.AM99]*256+[.AN99]*256*256+[.AO99]*256*256*256)/1000000" office:value-type="float" office:value="73.449456" calcext:value-type="float">
            <text:p>73,4494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0];16)" office:value-type="float" office:value="83" calcext:value-type="float">
            <text:p>83</text:p>
          </table:table-cell>
          <table:table-cell table:style-name="ce24" table:formula="of:=DECIMAL([.B100];16)" office:value-type="float" office:value="0" calcext:value-type="float">
            <text:p>0</text:p>
          </table:table-cell>
          <table:table-cell table:style-name="ce24" table:formula="of:=DECIMAL([.C100];16)" office:value-type="float" office:value="215" calcext:value-type="float">
            <text:p>215</text:p>
          </table:table-cell>
          <table:table-cell table:style-name="ce24" table:formula="of:=DECIMAL([.D100];16)" office:value-type="float" office:value="97" calcext:value-type="float">
            <text:p>97</text:p>
          </table:table-cell>
          <table:table-cell table:style-name="ce35" table:formula="of:=DECIMAL([.E100];16)" office:value-type="float" office:value="248" calcext:value-type="float">
            <text:p>248</text:p>
          </table:table-cell>
          <table:table-cell table:style-name="ce35" table:formula="of:=DECIMAL([.F100];16)" office:value-type="float" office:value="237" calcext:value-type="float">
            <text:p>237</text:p>
          </table:table-cell>
          <table:table-cell table:style-name="ce35" table:formula="of:=DECIMAL([.G100];16)" office:value-type="float" office:value="71" calcext:value-type="float">
            <text:p>71</text:p>
          </table:table-cell>
          <table:table-cell table:style-name="ce35" table:formula="of:=DECIMAL([.H100];16)" office:value-type="float" office:value="3" calcext:value-type="float">
            <text:p>3</text:p>
          </table:table-cell>
          <table:table-cell table:style-name="ce41" table:formula="of:=DECIMAL([.I100];16)" office:value-type="float" office:value="8" calcext:value-type="float">
            <text:p>8</text:p>
          </table:table-cell>
          <table:table-cell table:style-name="ce41" table:formula="of:=DECIMAL([.J100];16)" office:value-type="float" office:value="193" calcext:value-type="float">
            <text:p>193</text:p>
          </table:table-cell>
          <table:table-cell table:style-name="ce41" table:formula="of:=DECIMAL([.K100];16)" office:value-type="float" office:value="96" calcext:value-type="float">
            <text:p>96</text:p>
          </table:table-cell>
          <table:table-cell table:style-name="ce41" table:formula="of:=DECIMAL([.L100];16)" office:value-type="float" office:value="4" calcext:value-type="float">
            <text:p>4</text:p>
          </table:table-cell>
          <table:table-cell table:style-name="ce35" table:formula="of:=DECIMAL([.M100];16)" office:value-type="float" office:value="136" calcext:value-type="float">
            <text:p>136</text:p>
          </table:table-cell>
          <table:table-cell table:style-name="ce35" table:formula="of:=DECIMAL([.N100];16)" office:value-type="float" office:value="237" calcext:value-type="float">
            <text:p>237</text:p>
          </table:table-cell>
          <table:table-cell table:style-name="ce35" table:formula="of:=DECIMAL([.O100];16)" office:value-type="float" office:value="71" calcext:value-type="float">
            <text:p>71</text:p>
          </table:table-cell>
          <table:table-cell table:style-name="ce35" table:formula="of:=DECIMAL([.P100];16)" office:value-type="float" office:value="3" calcext:value-type="float">
            <text:p>3</text:p>
          </table:table-cell>
          <table:table-cell table:style-name="ce41" table:formula="of:=DECIMAL([.Q100];16)" office:value-type="float" office:value="232" calcext:value-type="float">
            <text:p>232</text:p>
          </table:table-cell>
          <table:table-cell table:style-name="ce41" table:formula="of:=DECIMAL([.R100];16)" office:value-type="float" office:value="193" calcext:value-type="float">
            <text:p>193</text:p>
          </table:table-cell>
          <table:table-cell table:style-name="ce41" table:formula="of:=DECIMAL([.S100];16)" office:value-type="float" office:value="96" calcext:value-type="float">
            <text:p>96</text:p>
          </table:table-cell>
          <table:table-cell table:style-name="ce46" table:formula="of:=DECIMAL([.T100];16)" office:value-type="float" office:value="4" calcext:value-type="float">
            <text:p>4</text:p>
          </table:table-cell>
          <table:table-cell/>
          <table:table-cell table:style-name="ce51" table:formula="of:=([.Z100]+[.AA100]*256+[.AB100]*256*256+[.AC100]*256*256*256)/1000000" office:value-type="float" office:value="55.045624" calcext:value-type="float">
            <text:p>55,045624</text:p>
          </table:table-cell>
          <table:table-cell table:formula="of:=([.AD100]+[.AE100]*256+[.AF100]*256*256+[.AG100]*256*256*256)/1000000" office:value-type="float" office:value="73.449736" calcext:value-type="float">
            <text:p>73,449736</text:p>
          </table:table-cell>
          <table:table-cell table:style-name="ce54" table:formula="of:=([.AH100]+[.AI100]*256+[.AJ100]*256*256+[.AK100]*256*256*256)/1000000" office:value-type="float" office:value="55.045512" calcext:value-type="float">
            <text:p>55,045512</text:p>
          </table:table-cell>
          <table:table-cell table:style-name="ce57" table:formula="of:=([.AL100]+[.AM100]*256+[.AN100]*256*256+[.AO100]*256*256*256)/1000000" office:value-type="float" office:value="73.44996" calcext:value-type="float">
            <text:p>73,449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1];16)" office:value-type="float" office:value="83" calcext:value-type="float">
            <text:p>83</text:p>
          </table:table-cell>
          <table:table-cell table:style-name="ce24" table:formula="of:=DECIMAL([.B101];16)" office:value-type="float" office:value="0" calcext:value-type="float">
            <text:p>0</text:p>
          </table:table-cell>
          <table:table-cell table:style-name="ce24" table:formula="of:=DECIMAL([.C101];16)" office:value-type="float" office:value="215" calcext:value-type="float">
            <text:p>215</text:p>
          </table:table-cell>
          <table:table-cell table:style-name="ce24" table:formula="of:=DECIMAL([.D101];16)" office:value-type="float" office:value="98" calcext:value-type="float">
            <text:p>98</text:p>
          </table:table-cell>
          <table:table-cell table:style-name="ce35" table:formula="of:=DECIMAL([.E101];16)" office:value-type="float" office:value="248" calcext:value-type="float">
            <text:p>248</text:p>
          </table:table-cell>
          <table:table-cell table:style-name="ce35" table:formula="of:=DECIMAL([.F101];16)" office:value-type="float" office:value="236" calcext:value-type="float">
            <text:p>236</text:p>
          </table:table-cell>
          <table:table-cell table:style-name="ce35" table:formula="of:=DECIMAL([.G101];16)" office:value-type="float" office:value="71" calcext:value-type="float">
            <text:p>71</text:p>
          </table:table-cell>
          <table:table-cell table:style-name="ce35" table:formula="of:=DECIMAL([.H101];16)" office:value-type="float" office:value="3" calcext:value-type="float">
            <text:p>3</text:p>
          </table:table-cell>
          <table:table-cell table:style-name="ce41" table:formula="of:=DECIMAL([.I101];16)" office:value-type="float" office:value="224" calcext:value-type="float">
            <text:p>224</text:p>
          </table:table-cell>
          <table:table-cell table:style-name="ce41" table:formula="of:=DECIMAL([.J101];16)" office:value-type="float" office:value="194" calcext:value-type="float">
            <text:p>194</text:p>
          </table:table-cell>
          <table:table-cell table:style-name="ce41" table:formula="of:=DECIMAL([.K101];16)" office:value-type="float" office:value="96" calcext:value-type="float">
            <text:p>96</text:p>
          </table:table-cell>
          <table:table-cell table:style-name="ce41" table:formula="of:=DECIMAL([.L101];16)" office:value-type="float" office:value="4" calcext:value-type="float">
            <text:p>4</text:p>
          </table:table-cell>
          <table:table-cell table:style-name="ce35" table:formula="of:=DECIMAL([.M101];16)" office:value-type="float" office:value="132" calcext:value-type="float">
            <text:p>132</text:p>
          </table:table-cell>
          <table:table-cell table:style-name="ce35" table:formula="of:=DECIMAL([.N101];16)" office:value-type="float" office:value="236" calcext:value-type="float">
            <text:p>236</text:p>
          </table:table-cell>
          <table:table-cell table:style-name="ce35" table:formula="of:=DECIMAL([.O101];16)" office:value-type="float" office:value="71" calcext:value-type="float">
            <text:p>71</text:p>
          </table:table-cell>
          <table:table-cell table:style-name="ce35" table:formula="of:=DECIMAL([.P101];16)" office:value-type="float" office:value="3" calcext:value-type="float">
            <text:p>3</text:p>
          </table:table-cell>
          <table:table-cell table:style-name="ce41" table:formula="of:=DECIMAL([.Q101];16)" office:value-type="float" office:value="224" calcext:value-type="float">
            <text:p>224</text:p>
          </table:table-cell>
          <table:table-cell table:style-name="ce41" table:formula="of:=DECIMAL([.R101];16)" office:value-type="float" office:value="195" calcext:value-type="float">
            <text:p>195</text:p>
          </table:table-cell>
          <table:table-cell table:style-name="ce41" table:formula="of:=DECIMAL([.S101];16)" office:value-type="float" office:value="96" calcext:value-type="float">
            <text:p>96</text:p>
          </table:table-cell>
          <table:table-cell table:style-name="ce46" table:formula="of:=DECIMAL([.T101];16)" office:value-type="float" office:value="4" calcext:value-type="float">
            <text:p>4</text:p>
          </table:table-cell>
          <table:table-cell/>
          <table:table-cell table:style-name="ce51" table:formula="of:=([.Z101]+[.AA101]*256+[.AB101]*256*256+[.AC101]*256*256*256)/1000000" office:value-type="float" office:value="55.045368" calcext:value-type="float">
            <text:p>55,045368</text:p>
          </table:table-cell>
          <table:table-cell table:formula="of:=([.AD101]+[.AE101]*256+[.AF101]*256*256+[.AG101]*256*256*256)/1000000" office:value-type="float" office:value="73.450208" calcext:value-type="float">
            <text:p>73,450208</text:p>
          </table:table-cell>
          <table:table-cell table:style-name="ce54" table:formula="of:=([.AH101]+[.AI101]*256+[.AJ101]*256*256+[.AK101]*256*256*256)/1000000" office:value-type="float" office:value="55.045252" calcext:value-type="float">
            <text:p>55,045252</text:p>
          </table:table-cell>
          <table:table-cell table:style-name="ce57" table:formula="of:=([.AL101]+[.AM101]*256+[.AN101]*256*256+[.AO101]*256*256*256)/1000000" office:value-type="float" office:value="73.450464" calcext:value-type="float">
            <text:p>73,4504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3" calcext:value-type="float">
            <text:p>6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2];16)" office:value-type="float" office:value="83" calcext:value-type="float">
            <text:p>83</text:p>
          </table:table-cell>
          <table:table-cell table:style-name="ce24" table:formula="of:=DECIMAL([.B102];16)" office:value-type="float" office:value="0" calcext:value-type="float">
            <text:p>0</text:p>
          </table:table-cell>
          <table:table-cell table:style-name="ce24" table:formula="of:=DECIMAL([.C102];16)" office:value-type="float" office:value="215" calcext:value-type="float">
            <text:p>215</text:p>
          </table:table-cell>
          <table:table-cell table:style-name="ce24" table:formula="of:=DECIMAL([.D102];16)" office:value-type="float" office:value="99" calcext:value-type="float">
            <text:p>99</text:p>
          </table:table-cell>
          <table:table-cell table:style-name="ce35" table:formula="of:=DECIMAL([.E102];16)" office:value-type="float" office:value="4" calcext:value-type="float">
            <text:p>4</text:p>
          </table:table-cell>
          <table:table-cell table:style-name="ce35" table:formula="of:=DECIMAL([.F102];16)" office:value-type="float" office:value="236" calcext:value-type="float">
            <text:p>236</text:p>
          </table:table-cell>
          <table:table-cell table:style-name="ce35" table:formula="of:=DECIMAL([.G102];16)" office:value-type="float" office:value="71" calcext:value-type="float">
            <text:p>71</text:p>
          </table:table-cell>
          <table:table-cell table:style-name="ce35" table:formula="of:=DECIMAL([.H102];16)" office:value-type="float" office:value="3" calcext:value-type="float">
            <text:p>3</text:p>
          </table:table-cell>
          <table:table-cell table:style-name="ce41" table:formula="of:=DECIMAL([.I102];16)" office:value-type="float" office:value="232" calcext:value-type="float">
            <text:p>232</text:p>
          </table:table-cell>
          <table:table-cell table:style-name="ce41" table:formula="of:=DECIMAL([.J102];16)" office:value-type="float" office:value="196" calcext:value-type="float">
            <text:p>196</text:p>
          </table:table-cell>
          <table:table-cell table:style-name="ce41" table:formula="of:=DECIMAL([.K102];16)" office:value-type="float" office:value="96" calcext:value-type="float">
            <text:p>96</text:p>
          </table:table-cell>
          <table:table-cell table:style-name="ce41" table:formula="of:=DECIMAL([.L102];16)" office:value-type="float" office:value="4" calcext:value-type="float">
            <text:p>4</text:p>
          </table:table-cell>
          <table:table-cell table:style-name="ce35" table:formula="of:=DECIMAL([.M102];16)" office:value-type="float" office:value="136" calcext:value-type="float">
            <text:p>136</text:p>
          </table:table-cell>
          <table:table-cell table:style-name="ce35" table:formula="of:=DECIMAL([.N102];16)" office:value-type="float" office:value="235" calcext:value-type="float">
            <text:p>235</text:p>
          </table:table-cell>
          <table:table-cell table:style-name="ce35" table:formula="of:=DECIMAL([.O102];16)" office:value-type="float" office:value="71" calcext:value-type="float">
            <text:p>71</text:p>
          </table:table-cell>
          <table:table-cell table:style-name="ce35" table:formula="of:=DECIMAL([.P102];16)" office:value-type="float" office:value="3" calcext:value-type="float">
            <text:p>3</text:p>
          </table:table-cell>
          <table:table-cell table:style-name="ce41" table:formula="of:=DECIMAL([.Q102];16)" office:value-type="float" office:value="24" calcext:value-type="float">
            <text:p>24</text:p>
          </table:table-cell>
          <table:table-cell table:style-name="ce41" table:formula="of:=DECIMAL([.R102];16)" office:value-type="float" office:value="198" calcext:value-type="float">
            <text:p>198</text:p>
          </table:table-cell>
          <table:table-cell table:style-name="ce41" table:formula="of:=DECIMAL([.S102];16)" office:value-type="float" office:value="96" calcext:value-type="float">
            <text:p>96</text:p>
          </table:table-cell>
          <table:table-cell table:style-name="ce46" table:formula="of:=DECIMAL([.T102];16)" office:value-type="float" office:value="4" calcext:value-type="float">
            <text:p>4</text:p>
          </table:table-cell>
          <table:table-cell/>
          <table:table-cell table:style-name="ce51" table:formula="of:=([.Z102]+[.AA102]*256+[.AB102]*256*256+[.AC102]*256*256*256)/1000000" office:value-type="float" office:value="55.045124" calcext:value-type="float">
            <text:p>55,045124</text:p>
          </table:table-cell>
          <table:table-cell table:formula="of:=([.AD102]+[.AE102]*256+[.AF102]*256*256+[.AG102]*256*256*256)/1000000" office:value-type="float" office:value="73.450728" calcext:value-type="float">
            <text:p>73,450728</text:p>
          </table:table-cell>
          <table:table-cell table:style-name="ce54" table:formula="of:=([.AH102]+[.AI102]*256+[.AJ102]*256*256+[.AK102]*256*256*256)/1000000" office:value-type="float" office:value="55.045" calcext:value-type="float">
            <text:p>55,045</text:p>
          </table:table-cell>
          <table:table-cell table:style-name="ce57" table:formula="of:=([.AL102]+[.AM102]*256+[.AN102]*256*256+[.AO102]*256*256*256)/1000000" office:value-type="float" office:value="73.451032" calcext:value-type="float">
            <text:p>73,4510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3];16)" office:value-type="float" office:value="83" calcext:value-type="float">
            <text:p>83</text:p>
          </table:table-cell>
          <table:table-cell table:style-name="ce24" table:formula="of:=DECIMAL([.B103];16)" office:value-type="float" office:value="0" calcext:value-type="float">
            <text:p>0</text:p>
          </table:table-cell>
          <table:table-cell table:style-name="ce24" table:formula="of:=DECIMAL([.C103];16)" office:value-type="float" office:value="215" calcext:value-type="float">
            <text:p>215</text:p>
          </table:table-cell>
          <table:table-cell table:style-name="ce24" table:formula="of:=DECIMAL([.D103];16)" office:value-type="float" office:value="100" calcext:value-type="float">
            <text:p>100</text:p>
          </table:table-cell>
          <table:table-cell table:style-name="ce35" table:formula="of:=DECIMAL([.E103];16)" office:value-type="float" office:value="4" calcext:value-type="float">
            <text:p>4</text:p>
          </table:table-cell>
          <table:table-cell table:style-name="ce35" table:formula="of:=DECIMAL([.F103];16)" office:value-type="float" office:value="235" calcext:value-type="float">
            <text:p>235</text:p>
          </table:table-cell>
          <table:table-cell table:style-name="ce35" table:formula="of:=DECIMAL([.G103];16)" office:value-type="float" office:value="71" calcext:value-type="float">
            <text:p>71</text:p>
          </table:table-cell>
          <table:table-cell table:style-name="ce35" table:formula="of:=DECIMAL([.H103];16)" office:value-type="float" office:value="3" calcext:value-type="float">
            <text:p>3</text:p>
          </table:table-cell>
          <table:table-cell table:style-name="ce41" table:formula="of:=DECIMAL([.I103];16)" office:value-type="float" office:value="48" calcext:value-type="float">
            <text:p>48</text:p>
          </table:table-cell>
          <table:table-cell table:style-name="ce41" table:formula="of:=DECIMAL([.J103];16)" office:value-type="float" office:value="199" calcext:value-type="float">
            <text:p>199</text:p>
          </table:table-cell>
          <table:table-cell table:style-name="ce41" table:formula="of:=DECIMAL([.K103];16)" office:value-type="float" office:value="96" calcext:value-type="float">
            <text:p>96</text:p>
          </table:table-cell>
          <table:table-cell table:style-name="ce41" table:formula="of:=DECIMAL([.L103];16)" office:value-type="float" office:value="4" calcext:value-type="float">
            <text:p>4</text:p>
          </table:table-cell>
          <table:table-cell table:style-name="ce35" table:formula="of:=DECIMAL([.M103];16)" office:value-type="float" office:value="124" calcext:value-type="float">
            <text:p>124</text:p>
          </table:table-cell>
          <table:table-cell table:style-name="ce35" table:formula="of:=DECIMAL([.N103];16)" office:value-type="float" office:value="234" calcext:value-type="float">
            <text:p>234</text:p>
          </table:table-cell>
          <table:table-cell table:style-name="ce35" table:formula="of:=DECIMAL([.O103];16)" office:value-type="float" office:value="71" calcext:value-type="float">
            <text:p>71</text:p>
          </table:table-cell>
          <table:table-cell table:style-name="ce35" table:formula="of:=DECIMAL([.P103];16)" office:value-type="float" office:value="3" calcext:value-type="float">
            <text:p>3</text:p>
          </table:table-cell>
          <table:table-cell table:style-name="ce41" table:formula="of:=DECIMAL([.Q103];16)" office:value-type="float" office:value="80" calcext:value-type="float">
            <text:p>80</text:p>
          </table:table-cell>
          <table:table-cell table:style-name="ce41" table:formula="of:=DECIMAL([.R103];16)" office:value-type="float" office:value="200" calcext:value-type="float">
            <text:p>200</text:p>
          </table:table-cell>
          <table:table-cell table:style-name="ce41" table:formula="of:=DECIMAL([.S103];16)" office:value-type="float" office:value="96" calcext:value-type="float">
            <text:p>96</text:p>
          </table:table-cell>
          <table:table-cell table:style-name="ce46" table:formula="of:=DECIMAL([.T103];16)" office:value-type="float" office:value="4" calcext:value-type="float">
            <text:p>4</text:p>
          </table:table-cell>
          <table:table-cell/>
          <table:table-cell table:style-name="ce51" table:formula="of:=([.Z103]+[.AA103]*256+[.AB103]*256*256+[.AC103]*256*256*256)/1000000" office:value-type="float" office:value="55.044868" calcext:value-type="float">
            <text:p>55,044868</text:p>
          </table:table-cell>
          <table:table-cell table:formula="of:=([.AD103]+[.AE103]*256+[.AF103]*256*256+[.AG103]*256*256*256)/1000000" office:value-type="float" office:value="73.451312" calcext:value-type="float">
            <text:p>73,451312</text:p>
          </table:table-cell>
          <table:table-cell table:style-name="ce54" table:formula="of:=([.AH103]+[.AI103]*256+[.AJ103]*256*256+[.AK103]*256*256*256)/1000000" office:value-type="float" office:value="55.044732" calcext:value-type="float">
            <text:p>55,044732</text:p>
          </table:table-cell>
          <table:table-cell table:style-name="ce57" table:formula="of:=([.AL103]+[.AM103]*256+[.AN103]*256*256+[.AO103]*256*256*256)/1000000" office:value-type="float" office:value="73.4516" calcext:value-type="float">
            <text:p>73,45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5" calcext:value-type="float">
            <text:p>65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4];16)" office:value-type="float" office:value="83" calcext:value-type="float">
            <text:p>83</text:p>
          </table:table-cell>
          <table:table-cell table:style-name="ce24" table:formula="of:=DECIMAL([.B104];16)" office:value-type="float" office:value="0" calcext:value-type="float">
            <text:p>0</text:p>
          </table:table-cell>
          <table:table-cell table:style-name="ce24" table:formula="of:=DECIMAL([.C104];16)" office:value-type="float" office:value="215" calcext:value-type="float">
            <text:p>215</text:p>
          </table:table-cell>
          <table:table-cell table:style-name="ce24" table:formula="of:=DECIMAL([.D104];16)" office:value-type="float" office:value="101" calcext:value-type="float">
            <text:p>101</text:p>
          </table:table-cell>
          <table:table-cell table:style-name="ce35" table:formula="of:=DECIMAL([.E104];16)" office:value-type="float" office:value="244" calcext:value-type="float">
            <text:p>244</text:p>
          </table:table-cell>
          <table:table-cell table:style-name="ce35" table:formula="of:=DECIMAL([.F104];16)" office:value-type="float" office:value="233" calcext:value-type="float">
            <text:p>233</text:p>
          </table:table-cell>
          <table:table-cell table:style-name="ce35" table:formula="of:=DECIMAL([.G104];16)" office:value-type="float" office:value="71" calcext:value-type="float">
            <text:p>71</text:p>
          </table:table-cell>
          <table:table-cell table:style-name="ce35" table:formula="of:=DECIMAL([.H104];16)" office:value-type="float" office:value="3" calcext:value-type="float">
            <text:p>3</text:p>
          </table:table-cell>
          <table:table-cell table:style-name="ce41" table:formula="of:=DECIMAL([.I104];16)" office:value-type="float" office:value="96" calcext:value-type="float">
            <text:p>96</text:p>
          </table:table-cell>
          <table:table-cell table:style-name="ce41" table:formula="of:=DECIMAL([.J104];16)" office:value-type="float" office:value="201" calcext:value-type="float">
            <text:p>201</text:p>
          </table:table-cell>
          <table:table-cell table:style-name="ce41" table:formula="of:=DECIMAL([.K104];16)" office:value-type="float" office:value="96" calcext:value-type="float">
            <text:p>96</text:p>
          </table:table-cell>
          <table:table-cell table:style-name="ce41" table:formula="of:=DECIMAL([.L104];16)" office:value-type="float" office:value="4" calcext:value-type="float">
            <text:p>4</text:p>
          </table:table-cell>
          <table:table-cell table:style-name="ce35" table:formula="of:=DECIMAL([.M104];16)" office:value-type="float" office:value="112" calcext:value-type="float">
            <text:p>112</text:p>
          </table:table-cell>
          <table:table-cell table:style-name="ce35" table:formula="of:=DECIMAL([.N104];16)" office:value-type="float" office:value="233" calcext:value-type="float">
            <text:p>233</text:p>
          </table:table-cell>
          <table:table-cell table:style-name="ce35" table:formula="of:=DECIMAL([.O104];16)" office:value-type="float" office:value="71" calcext:value-type="float">
            <text:p>71</text:p>
          </table:table-cell>
          <table:table-cell table:style-name="ce35" table:formula="of:=DECIMAL([.P104];16)" office:value-type="float" office:value="3" calcext:value-type="float">
            <text:p>3</text:p>
          </table:table-cell>
          <table:table-cell table:style-name="ce41" table:formula="of:=DECIMAL([.Q104];16)" office:value-type="float" office:value="136" calcext:value-type="float">
            <text:p>136</text:p>
          </table:table-cell>
          <table:table-cell table:style-name="ce41" table:formula="of:=DECIMAL([.R104];16)" office:value-type="float" office:value="202" calcext:value-type="float">
            <text:p>202</text:p>
          </table:table-cell>
          <table:table-cell table:style-name="ce41" table:formula="of:=DECIMAL([.S104];16)" office:value-type="float" office:value="96" calcext:value-type="float">
            <text:p>96</text:p>
          </table:table-cell>
          <table:table-cell table:style-name="ce46" table:formula="of:=DECIMAL([.T104];16)" office:value-type="float" office:value="4" calcext:value-type="float">
            <text:p>4</text:p>
          </table:table-cell>
          <table:table-cell/>
          <table:table-cell table:style-name="ce51" table:formula="of:=([.Z104]+[.AA104]*256+[.AB104]*256*256+[.AC104]*256*256*256)/1000000" office:value-type="float" office:value="55.044596" calcext:value-type="float">
            <text:p>55,044596</text:p>
          </table:table-cell>
          <table:table-cell table:formula="of:=([.AD104]+[.AE104]*256+[.AF104]*256*256+[.AG104]*256*256*256)/1000000" office:value-type="float" office:value="73.451872" calcext:value-type="float">
            <text:p>73,451872</text:p>
          </table:table-cell>
          <table:table-cell table:style-name="ce54" table:formula="of:=([.AH104]+[.AI104]*256+[.AJ104]*256*256+[.AK104]*256*256*256)/1000000" office:value-type="float" office:value="55.044464" calcext:value-type="float">
            <text:p>55,044464</text:p>
          </table:table-cell>
          <table:table-cell table:style-name="ce57" table:formula="of:=([.AL104]+[.AM104]*256+[.AN104]*256*256+[.AO104]*256*256*256)/1000000" office:value-type="float" office:value="73.452168" calcext:value-type="float">
            <text:p>73,4521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6" calcext:value-type="float">
            <text:p>66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5];16)" office:value-type="float" office:value="83" calcext:value-type="float">
            <text:p>83</text:p>
          </table:table-cell>
          <table:table-cell table:style-name="ce24" table:formula="of:=DECIMAL([.B105];16)" office:value-type="float" office:value="0" calcext:value-type="float">
            <text:p>0</text:p>
          </table:table-cell>
          <table:table-cell table:style-name="ce24" table:formula="of:=DECIMAL([.C105];16)" office:value-type="float" office:value="215" calcext:value-type="float">
            <text:p>215</text:p>
          </table:table-cell>
          <table:table-cell table:style-name="ce24" table:formula="of:=DECIMAL([.D105];16)" office:value-type="float" office:value="102" calcext:value-type="float">
            <text:p>102</text:p>
          </table:table-cell>
          <table:table-cell table:style-name="ce35" table:formula="of:=DECIMAL([.E105];16)" office:value-type="float" office:value="216" calcext:value-type="float">
            <text:p>216</text:p>
          </table:table-cell>
          <table:table-cell table:style-name="ce35" table:formula="of:=DECIMAL([.F105];16)" office:value-type="float" office:value="232" calcext:value-type="float">
            <text:p>232</text:p>
          </table:table-cell>
          <table:table-cell table:style-name="ce35" table:formula="of:=DECIMAL([.G105];16)" office:value-type="float" office:value="71" calcext:value-type="float">
            <text:p>71</text:p>
          </table:table-cell>
          <table:table-cell table:style-name="ce35" table:formula="of:=DECIMAL([.H105];16)" office:value-type="float" office:value="3" calcext:value-type="float">
            <text:p>3</text:p>
          </table:table-cell>
          <table:table-cell table:style-name="ce41" table:formula="of:=DECIMAL([.I105];16)" office:value-type="float" office:value="200" calcext:value-type="float">
            <text:p>200</text:p>
          </table:table-cell>
          <table:table-cell table:style-name="ce41" table:formula="of:=DECIMAL([.J105];16)" office:value-type="float" office:value="203" calcext:value-type="float">
            <text:p>203</text:p>
          </table:table-cell>
          <table:table-cell table:style-name="ce41" table:formula="of:=DECIMAL([.K105];16)" office:value-type="float" office:value="96" calcext:value-type="float">
            <text:p>96</text:p>
          </table:table-cell>
          <table:table-cell table:style-name="ce41" table:formula="of:=DECIMAL([.L105];16)" office:value-type="float" office:value="4" calcext:value-type="float">
            <text:p>4</text:p>
          </table:table-cell>
          <table:table-cell table:style-name="ce35" table:formula="of:=DECIMAL([.M105];16)" office:value-type="float" office:value="36" calcext:value-type="float">
            <text:p>36</text:p>
          </table:table-cell>
          <table:table-cell table:style-name="ce35" table:formula="of:=DECIMAL([.N105];16)" office:value-type="float" office:value="232" calcext:value-type="float">
            <text:p>232</text:p>
          </table:table-cell>
          <table:table-cell table:style-name="ce35" table:formula="of:=DECIMAL([.O105];16)" office:value-type="float" office:value="71" calcext:value-type="float">
            <text:p>71</text:p>
          </table:table-cell>
          <table:table-cell table:style-name="ce35" table:formula="of:=DECIMAL([.P105];16)" office:value-type="float" office:value="3" calcext:value-type="float">
            <text:p>3</text:p>
          </table:table-cell>
          <table:table-cell table:style-name="ce41" table:formula="of:=DECIMAL([.Q105];16)" office:value-type="float" office:value="224" calcext:value-type="float">
            <text:p>224</text:p>
          </table:table-cell>
          <table:table-cell table:style-name="ce41" table:formula="of:=DECIMAL([.R105];16)" office:value-type="float" office:value="204" calcext:value-type="float">
            <text:p>204</text:p>
          </table:table-cell>
          <table:table-cell table:style-name="ce41" table:formula="of:=DECIMAL([.S105];16)" office:value-type="float" office:value="96" calcext:value-type="float">
            <text:p>96</text:p>
          </table:table-cell>
          <table:table-cell table:style-name="ce46" table:formula="of:=DECIMAL([.T105];16)" office:value-type="float" office:value="4" calcext:value-type="float">
            <text:p>4</text:p>
          </table:table-cell>
          <table:table-cell/>
          <table:table-cell table:style-name="ce51" table:formula="of:=([.Z105]+[.AA105]*256+[.AB105]*256*256+[.AC105]*256*256*256)/1000000" office:value-type="float" office:value="55.044312" calcext:value-type="float">
            <text:p>55,044312</text:p>
          </table:table-cell>
          <table:table-cell table:formula="of:=([.AD105]+[.AE105]*256+[.AF105]*256*256+[.AG105]*256*256*256)/1000000" office:value-type="float" office:value="73.452488" calcext:value-type="float">
            <text:p>73,452488</text:p>
          </table:table-cell>
          <table:table-cell table:style-name="ce54" table:formula="of:=([.AH105]+[.AI105]*256+[.AJ105]*256*256+[.AK105]*256*256*256)/1000000" office:value-type="float" office:value="55.044132" calcext:value-type="float">
            <text:p>55,044132</text:p>
          </table:table-cell>
          <table:table-cell table:style-name="ce57" table:formula="of:=([.AL105]+[.AM105]*256+[.AN105]*256*256+[.AO105]*256*256*256)/1000000" office:value-type="float" office:value="73.452768" calcext:value-type="float">
            <text:p>73,4527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7" calcext:value-type="float">
            <text:p>67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6];16)" office:value-type="float" office:value="83" calcext:value-type="float">
            <text:p>83</text:p>
          </table:table-cell>
          <table:table-cell table:style-name="ce24" table:formula="of:=DECIMAL([.B106];16)" office:value-type="float" office:value="0" calcext:value-type="float">
            <text:p>0</text:p>
          </table:table-cell>
          <table:table-cell table:style-name="ce24" table:formula="of:=DECIMAL([.C106];16)" office:value-type="float" office:value="215" calcext:value-type="float">
            <text:p>215</text:p>
          </table:table-cell>
          <table:table-cell table:style-name="ce24" table:formula="of:=DECIMAL([.D106];16)" office:value-type="float" office:value="103" calcext:value-type="float">
            <text:p>103</text:p>
          </table:table-cell>
          <table:table-cell table:style-name="ce35" table:formula="of:=DECIMAL([.E106];16)" office:value-type="float" office:value="124" calcext:value-type="float">
            <text:p>124</text:p>
          </table:table-cell>
          <table:table-cell table:style-name="ce35" table:formula="of:=DECIMAL([.F106];16)" office:value-type="float" office:value="231" calcext:value-type="float">
            <text:p>231</text:p>
          </table:table-cell>
          <table:table-cell table:style-name="ce35" table:formula="of:=DECIMAL([.G106];16)" office:value-type="float" office:value="71" calcext:value-type="float">
            <text:p>71</text:p>
          </table:table-cell>
          <table:table-cell table:style-name="ce35" table:formula="of:=DECIMAL([.H106];16)" office:value-type="float" office:value="3" calcext:value-type="float">
            <text:p>3</text:p>
          </table:table-cell>
          <table:table-cell table:style-name="ce41" table:formula="of:=DECIMAL([.I106];16)" office:value-type="float" office:value="8" calcext:value-type="float">
            <text:p>8</text:p>
          </table:table-cell>
          <table:table-cell table:style-name="ce41" table:formula="of:=DECIMAL([.J106];16)" office:value-type="float" office:value="206" calcext:value-type="float">
            <text:p>206</text:p>
          </table:table-cell>
          <table:table-cell table:style-name="ce41" table:formula="of:=DECIMAL([.K106];16)" office:value-type="float" office:value="96" calcext:value-type="float">
            <text:p>96</text:p>
          </table:table-cell>
          <table:table-cell table:style-name="ce41" table:formula="of:=DECIMAL([.L106];16)" office:value-type="float" office:value="4" calcext:value-type="float">
            <text:p>4</text:p>
          </table:table-cell>
          <table:table-cell table:style-name="ce35" table:formula="of:=DECIMAL([.M106];16)" office:value-type="float" office:value="228" calcext:value-type="float">
            <text:p>228</text:p>
          </table:table-cell>
          <table:table-cell table:style-name="ce35" table:formula="of:=DECIMAL([.N106];16)" office:value-type="float" office:value="230" calcext:value-type="float">
            <text:p>230</text:p>
          </table:table-cell>
          <table:table-cell table:style-name="ce35" table:formula="of:=DECIMAL([.O106];16)" office:value-type="float" office:value="71" calcext:value-type="float">
            <text:p>71</text:p>
          </table:table-cell>
          <table:table-cell table:style-name="ce35" table:formula="of:=DECIMAL([.P106];16)" office:value-type="float" office:value="3" calcext:value-type="float">
            <text:p>3</text:p>
          </table:table-cell>
          <table:table-cell table:style-name="ce41" table:formula="of:=DECIMAL([.Q106];16)" office:value-type="float" office:value="0" calcext:value-type="float">
            <text:p>0</text:p>
          </table:table-cell>
          <table:table-cell table:style-name="ce41" table:formula="of:=DECIMAL([.R106];16)" office:value-type="float" office:value="207" calcext:value-type="float">
            <text:p>207</text:p>
          </table:table-cell>
          <table:table-cell table:style-name="ce41" table:formula="of:=DECIMAL([.S106];16)" office:value-type="float" office:value="96" calcext:value-type="float">
            <text:p>96</text:p>
          </table:table-cell>
          <table:table-cell table:style-name="ce46" table:formula="of:=DECIMAL([.T106];16)" office:value-type="float" office:value="4" calcext:value-type="float">
            <text:p>4</text:p>
          </table:table-cell>
          <table:table-cell/>
          <table:table-cell table:style-name="ce51" table:formula="of:=([.Z106]+[.AA106]*256+[.AB106]*256*256+[.AC106]*256*256*256)/1000000" office:value-type="float" office:value="55.043964" calcext:value-type="float">
            <text:p>55,043964</text:p>
          </table:table-cell>
          <table:table-cell table:formula="of:=([.AD106]+[.AE106]*256+[.AF106]*256*256+[.AG106]*256*256*256)/1000000" office:value-type="float" office:value="73.453064" calcext:value-type="float">
            <text:p>73,453064</text:p>
          </table:table-cell>
          <table:table-cell table:style-name="ce54" table:formula="of:=([.AH106]+[.AI106]*256+[.AJ106]*256*256+[.AK106]*256*256*256)/1000000" office:value-type="float" office:value="55.043812" calcext:value-type="float">
            <text:p>55,043812</text:p>
          </table:table-cell>
          <table:table-cell table:style-name="ce57" table:formula="of:=([.AL106]+[.AM106]*256+[.AN106]*256*256+[.AO106]*256*256*256)/1000000" office:value-type="float" office:value="73.453312" calcext:value-type="float">
            <text:p>73,4533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7];16)" office:value-type="float" office:value="83" calcext:value-type="float">
            <text:p>83</text:p>
          </table:table-cell>
          <table:table-cell table:style-name="ce24" table:formula="of:=DECIMAL([.B107];16)" office:value-type="float" office:value="0" calcext:value-type="float">
            <text:p>0</text:p>
          </table:table-cell>
          <table:table-cell table:style-name="ce24" table:formula="of:=DECIMAL([.C107];16)" office:value-type="float" office:value="215" calcext:value-type="float">
            <text:p>215</text:p>
          </table:table-cell>
          <table:table-cell table:style-name="ce24" table:formula="of:=DECIMAL([.D107];16)" office:value-type="float" office:value="104" calcext:value-type="float">
            <text:p>104</text:p>
          </table:table-cell>
          <table:table-cell table:style-name="ce35" table:formula="of:=DECIMAL([.E107];16)" office:value-type="float" office:value="84" calcext:value-type="float">
            <text:p>84</text:p>
          </table:table-cell>
          <table:table-cell table:style-name="ce35" table:formula="of:=DECIMAL([.F107];16)" office:value-type="float" office:value="230" calcext:value-type="float">
            <text:p>230</text:p>
          </table:table-cell>
          <table:table-cell table:style-name="ce35" table:formula="of:=DECIMAL([.G107];16)" office:value-type="float" office:value="71" calcext:value-type="float">
            <text:p>71</text:p>
          </table:table-cell>
          <table:table-cell table:style-name="ce35" table:formula="of:=DECIMAL([.H107];16)" office:value-type="float" office:value="3" calcext:value-type="float">
            <text:p>3</text:p>
          </table:table-cell>
          <table:table-cell table:style-name="ce41" table:formula="of:=DECIMAL([.I107];16)" office:value-type="float" office:value="32" calcext:value-type="float">
            <text:p>32</text:p>
          </table:table-cell>
          <table:table-cell table:style-name="ce41" table:formula="of:=DECIMAL([.J107];16)" office:value-type="float" office:value="208" calcext:value-type="float">
            <text:p>208</text:p>
          </table:table-cell>
          <table:table-cell table:style-name="ce41" table:formula="of:=DECIMAL([.K107];16)" office:value-type="float" office:value="96" calcext:value-type="float">
            <text:p>96</text:p>
          </table:table-cell>
          <table:table-cell table:style-name="ce41" table:formula="of:=DECIMAL([.L107];16)" office:value-type="float" office:value="4" calcext:value-type="float">
            <text:p>4</text:p>
          </table:table-cell>
          <table:table-cell table:style-name="ce35" table:formula="of:=DECIMAL([.M107];16)" office:value-type="float" office:value="192" calcext:value-type="float">
            <text:p>192</text:p>
          </table:table-cell>
          <table:table-cell table:style-name="ce35" table:formula="of:=DECIMAL([.N107];16)" office:value-type="float" office:value="229" calcext:value-type="float">
            <text:p>229</text:p>
          </table:table-cell>
          <table:table-cell table:style-name="ce35" table:formula="of:=DECIMAL([.O107];16)" office:value-type="float" office:value="71" calcext:value-type="float">
            <text:p>71</text:p>
          </table:table-cell>
          <table:table-cell table:style-name="ce35" table:formula="of:=DECIMAL([.P107];16)" office:value-type="float" office:value="3" calcext:value-type="float">
            <text:p>3</text:p>
          </table:table-cell>
          <table:table-cell table:style-name="ce41" table:formula="of:=DECIMAL([.Q107];16)" office:value-type="float" office:value="32" calcext:value-type="float">
            <text:p>32</text:p>
          </table:table-cell>
          <table:table-cell table:style-name="ce41" table:formula="of:=DECIMAL([.R107];16)" office:value-type="float" office:value="209" calcext:value-type="float">
            <text:p>209</text:p>
          </table:table-cell>
          <table:table-cell table:style-name="ce41" table:formula="of:=DECIMAL([.S107];16)" office:value-type="float" office:value="96" calcext:value-type="float">
            <text:p>96</text:p>
          </table:table-cell>
          <table:table-cell table:style-name="ce46" table:formula="of:=DECIMAL([.T107];16)" office:value-type="float" office:value="4" calcext:value-type="float">
            <text:p>4</text:p>
          </table:table-cell>
          <table:table-cell/>
          <table:table-cell table:style-name="ce51" table:formula="of:=([.Z107]+[.AA107]*256+[.AB107]*256*256+[.AC107]*256*256*256)/1000000" office:value-type="float" office:value="55.043668" calcext:value-type="float">
            <text:p>55,043668</text:p>
          </table:table-cell>
          <table:table-cell table:formula="of:=([.AD107]+[.AE107]*256+[.AF107]*256*256+[.AG107]*256*256*256)/1000000" office:value-type="float" office:value="73.4536" calcext:value-type="float">
            <text:p>73,4536</text:p>
          </table:table-cell>
          <table:table-cell table:style-name="ce54" table:formula="of:=([.AH107]+[.AI107]*256+[.AJ107]*256*256+[.AK107]*256*256*256)/1000000" office:value-type="float" office:value="55.04352" calcext:value-type="float">
            <text:p>55,04352</text:p>
          </table:table-cell>
          <table:table-cell table:style-name="ce57" table:formula="of:=([.AL107]+[.AM107]*256+[.AN107]*256*256+[.AO107]*256*256*256)/1000000" office:value-type="float" office:value="73.453856" calcext:value-type="float">
            <text:p>73,4538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9" calcext:value-type="float">
            <text:p>69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8];16)" office:value-type="float" office:value="83" calcext:value-type="float">
            <text:p>83</text:p>
          </table:table-cell>
          <table:table-cell table:style-name="ce24" table:formula="of:=DECIMAL([.B108];16)" office:value-type="float" office:value="0" calcext:value-type="float">
            <text:p>0</text:p>
          </table:table-cell>
          <table:table-cell table:style-name="ce24" table:formula="of:=DECIMAL([.C108];16)" office:value-type="float" office:value="215" calcext:value-type="float">
            <text:p>215</text:p>
          </table:table-cell>
          <table:table-cell table:style-name="ce24" table:formula="of:=DECIMAL([.D108];16)" office:value-type="float" office:value="105" calcext:value-type="float">
            <text:p>105</text:p>
          </table:table-cell>
          <table:table-cell table:style-name="ce35" table:formula="of:=DECIMAL([.E108];16)" office:value-type="float" office:value="40" calcext:value-type="float">
            <text:p>40</text:p>
          </table:table-cell>
          <table:table-cell table:style-name="ce35" table:formula="of:=DECIMAL([.F108];16)" office:value-type="float" office:value="229" calcext:value-type="float">
            <text:p>229</text:p>
          </table:table-cell>
          <table:table-cell table:style-name="ce35" table:formula="of:=DECIMAL([.G108];16)" office:value-type="float" office:value="71" calcext:value-type="float">
            <text:p>71</text:p>
          </table:table-cell>
          <table:table-cell table:style-name="ce35" table:formula="of:=DECIMAL([.H108];16)" office:value-type="float" office:value="3" calcext:value-type="float">
            <text:p>3</text:p>
          </table:table-cell>
          <table:table-cell table:style-name="ce41" table:formula="of:=DECIMAL([.I108];16)" office:value-type="float" office:value="40" calcext:value-type="float">
            <text:p>40</text:p>
          </table:table-cell>
          <table:table-cell table:style-name="ce41" table:formula="of:=DECIMAL([.J108];16)" office:value-type="float" office:value="210" calcext:value-type="float">
            <text:p>210</text:p>
          </table:table-cell>
          <table:table-cell table:style-name="ce41" table:formula="of:=DECIMAL([.K108];16)" office:value-type="float" office:value="96" calcext:value-type="float">
            <text:p>96</text:p>
          </table:table-cell>
          <table:table-cell table:style-name="ce41" table:formula="of:=DECIMAL([.L108];16)" office:value-type="float" office:value="4" calcext:value-type="float">
            <text:p>4</text:p>
          </table:table-cell>
          <table:table-cell table:style-name="ce35" table:formula="of:=DECIMAL([.M108];16)" office:value-type="float" office:value="120" calcext:value-type="float">
            <text:p>120</text:p>
          </table:table-cell>
          <table:table-cell table:style-name="ce35" table:formula="of:=DECIMAL([.N108];16)" office:value-type="float" office:value="228" calcext:value-type="float">
            <text:p>228</text:p>
          </table:table-cell>
          <table:table-cell table:style-name="ce35" table:formula="of:=DECIMAL([.O108];16)" office:value-type="float" office:value="71" calcext:value-type="float">
            <text:p>71</text:p>
          </table:table-cell>
          <table:table-cell table:style-name="ce35" table:formula="of:=DECIMAL([.P108];16)" office:value-type="float" office:value="3" calcext:value-type="float">
            <text:p>3</text:p>
          </table:table-cell>
          <table:table-cell table:style-name="ce41" table:formula="of:=DECIMAL([.Q108];16)" office:value-type="float" office:value="80" calcext:value-type="float">
            <text:p>80</text:p>
          </table:table-cell>
          <table:table-cell table:style-name="ce41" table:formula="of:=DECIMAL([.R108];16)" office:value-type="float" office:value="211" calcext:value-type="float">
            <text:p>211</text:p>
          </table:table-cell>
          <table:table-cell table:style-name="ce41" table:formula="of:=DECIMAL([.S108];16)" office:value-type="float" office:value="96" calcext:value-type="float">
            <text:p>96</text:p>
          </table:table-cell>
          <table:table-cell table:style-name="ce46" table:formula="of:=DECIMAL([.T108];16)" office:value-type="float" office:value="4" calcext:value-type="float">
            <text:p>4</text:p>
          </table:table-cell>
          <table:table-cell/>
          <table:table-cell table:style-name="ce51" table:formula="of:=([.Z108]+[.AA108]*256+[.AB108]*256*256+[.AC108]*256*256*256)/1000000" office:value-type="float" office:value="55.043368" calcext:value-type="float">
            <text:p>55,043368</text:p>
          </table:table-cell>
          <table:table-cell table:formula="of:=([.AD108]+[.AE108]*256+[.AF108]*256*256+[.AG108]*256*256*256)/1000000" office:value-type="float" office:value="73.45412" calcext:value-type="float">
            <text:p>73,45412</text:p>
          </table:table-cell>
          <table:table-cell table:style-name="ce54" table:formula="of:=([.AH108]+[.AI108]*256+[.AJ108]*256*256+[.AK108]*256*256*256)/1000000" office:value-type="float" office:value="55.043192" calcext:value-type="float">
            <text:p>55,043192</text:p>
          </table:table-cell>
          <table:table-cell table:style-name="ce57" table:formula="of:=([.AL108]+[.AM108]*256+[.AN108]*256*256+[.AO108]*256*256*256)/1000000" office:value-type="float" office:value="73.454416" calcext:value-type="float">
            <text:p>73,4544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A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09];16)" office:value-type="float" office:value="83" calcext:value-type="float">
            <text:p>83</text:p>
          </table:table-cell>
          <table:table-cell table:style-name="ce24" table:formula="of:=DECIMAL([.B109];16)" office:value-type="float" office:value="0" calcext:value-type="float">
            <text:p>0</text:p>
          </table:table-cell>
          <table:table-cell table:style-name="ce24" table:formula="of:=DECIMAL([.C109];16)" office:value-type="float" office:value="215" calcext:value-type="float">
            <text:p>215</text:p>
          </table:table-cell>
          <table:table-cell table:style-name="ce24" table:formula="of:=DECIMAL([.D109];16)" office:value-type="float" office:value="106" calcext:value-type="float">
            <text:p>106</text:p>
          </table:table-cell>
          <table:table-cell table:style-name="ce35" table:formula="of:=DECIMAL([.E109];16)" office:value-type="float" office:value="196" calcext:value-type="float">
            <text:p>196</text:p>
          </table:table-cell>
          <table:table-cell table:style-name="ce35" table:formula="of:=DECIMAL([.F109];16)" office:value-type="float" office:value="227" calcext:value-type="float">
            <text:p>227</text:p>
          </table:table-cell>
          <table:table-cell table:style-name="ce35" table:formula="of:=DECIMAL([.G109];16)" office:value-type="float" office:value="71" calcext:value-type="float">
            <text:p>71</text:p>
          </table:table-cell>
          <table:table-cell table:style-name="ce35" table:formula="of:=DECIMAL([.H109];16)" office:value-type="float" office:value="3" calcext:value-type="float">
            <text:p>3</text:p>
          </table:table-cell>
          <table:table-cell table:style-name="ce41" table:formula="of:=DECIMAL([.I109];16)" office:value-type="float" office:value="136" calcext:value-type="float">
            <text:p>136</text:p>
          </table:table-cell>
          <table:table-cell table:style-name="ce41" table:formula="of:=DECIMAL([.J109];16)" office:value-type="float" office:value="212" calcext:value-type="float">
            <text:p>212</text:p>
          </table:table-cell>
          <table:table-cell table:style-name="ce41" table:formula="of:=DECIMAL([.K109];16)" office:value-type="float" office:value="96" calcext:value-type="float">
            <text:p>96</text:p>
          </table:table-cell>
          <table:table-cell table:style-name="ce41" table:formula="of:=DECIMAL([.L109];16)" office:value-type="float" office:value="4" calcext:value-type="float">
            <text:p>4</text:p>
          </table:table-cell>
          <table:table-cell table:style-name="ce35" table:formula="of:=DECIMAL([.M109];16)" office:value-type="float" office:value="28" calcext:value-type="float">
            <text:p>28</text:p>
          </table:table-cell>
          <table:table-cell table:style-name="ce35" table:formula="of:=DECIMAL([.N109];16)" office:value-type="float" office:value="227" calcext:value-type="float">
            <text:p>227</text:p>
          </table:table-cell>
          <table:table-cell table:style-name="ce35" table:formula="of:=DECIMAL([.O109];16)" office:value-type="float" office:value="71" calcext:value-type="float">
            <text:p>71</text:p>
          </table:table-cell>
          <table:table-cell table:style-name="ce35" table:formula="of:=DECIMAL([.P109];16)" office:value-type="float" office:value="3" calcext:value-type="float">
            <text:p>3</text:p>
          </table:table-cell>
          <table:table-cell table:style-name="ce41" table:formula="of:=DECIMAL([.Q109];16)" office:value-type="float" office:value="136" calcext:value-type="float">
            <text:p>136</text:p>
          </table:table-cell>
          <table:table-cell table:style-name="ce41" table:formula="of:=DECIMAL([.R109];16)" office:value-type="float" office:value="213" calcext:value-type="float">
            <text:p>213</text:p>
          </table:table-cell>
          <table:table-cell table:style-name="ce41" table:formula="of:=DECIMAL([.S109];16)" office:value-type="float" office:value="96" calcext:value-type="float">
            <text:p>96</text:p>
          </table:table-cell>
          <table:table-cell table:style-name="ce46" table:formula="of:=DECIMAL([.T109];16)" office:value-type="float" office:value="4" calcext:value-type="float">
            <text:p>4</text:p>
          </table:table-cell>
          <table:table-cell/>
          <table:table-cell table:style-name="ce51" table:formula="of:=([.Z109]+[.AA109]*256+[.AB109]*256*256+[.AC109]*256*256*256)/1000000" office:value-type="float" office:value="55.043012" calcext:value-type="float">
            <text:p>55,043012</text:p>
          </table:table-cell>
          <table:table-cell table:formula="of:=([.AD109]+[.AE109]*256+[.AF109]*256*256+[.AG109]*256*256*256)/1000000" office:value-type="float" office:value="73.454728" calcext:value-type="float">
            <text:p>73,454728</text:p>
          </table:table-cell>
          <table:table-cell table:style-name="ce54" table:formula="of:=([.AH109]+[.AI109]*256+[.AJ109]*256*256+[.AK109]*256*256*256)/1000000" office:value-type="float" office:value="55.042844" calcext:value-type="float">
            <text:p>55,042844</text:p>
          </table:table-cell>
          <table:table-cell table:style-name="ce57" table:formula="of:=([.AL109]+[.AM109]*256+[.AN109]*256*256+[.AO109]*256*256*256)/1000000" office:value-type="float" office:value="73.454984" calcext:value-type="float">
            <text:p>73,4549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B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0];16)" office:value-type="float" office:value="83" calcext:value-type="float">
            <text:p>83</text:p>
          </table:table-cell>
          <table:table-cell table:style-name="ce24" table:formula="of:=DECIMAL([.B110];16)" office:value-type="float" office:value="0" calcext:value-type="float">
            <text:p>0</text:p>
          </table:table-cell>
          <table:table-cell table:style-name="ce24" table:formula="of:=DECIMAL([.C110];16)" office:value-type="float" office:value="215" calcext:value-type="float">
            <text:p>215</text:p>
          </table:table-cell>
          <table:table-cell table:style-name="ce24" table:formula="of:=DECIMAL([.D110];16)" office:value-type="float" office:value="107" calcext:value-type="float">
            <text:p>107</text:p>
          </table:table-cell>
          <table:table-cell table:style-name="ce35" table:formula="of:=DECIMAL([.E110];16)" office:value-type="float" office:value="128" calcext:value-type="float">
            <text:p>128</text:p>
          </table:table-cell>
          <table:table-cell table:style-name="ce35" table:formula="of:=DECIMAL([.F110];16)" office:value-type="float" office:value="226" calcext:value-type="float">
            <text:p>226</text:p>
          </table:table-cell>
          <table:table-cell table:style-name="ce35" table:formula="of:=DECIMAL([.G110];16)" office:value-type="float" office:value="71" calcext:value-type="float">
            <text:p>71</text:p>
          </table:table-cell>
          <table:table-cell table:style-name="ce35" table:formula="of:=DECIMAL([.H110];16)" office:value-type="float" office:value="3" calcext:value-type="float">
            <text:p>3</text:p>
          </table:table-cell>
          <table:table-cell table:style-name="ce41" table:formula="of:=DECIMAL([.I110];16)" office:value-type="float" office:value="184" calcext:value-type="float">
            <text:p>184</text:p>
          </table:table-cell>
          <table:table-cell table:style-name="ce41" table:formula="of:=DECIMAL([.J110];16)" office:value-type="float" office:value="214" calcext:value-type="float">
            <text:p>214</text:p>
          </table:table-cell>
          <table:table-cell table:style-name="ce41" table:formula="of:=DECIMAL([.K110];16)" office:value-type="float" office:value="96" calcext:value-type="float">
            <text:p>96</text:p>
          </table:table-cell>
          <table:table-cell table:style-name="ce41" table:formula="of:=DECIMAL([.L110];16)" office:value-type="float" office:value="4" calcext:value-type="float">
            <text:p>4</text:p>
          </table:table-cell>
          <table:table-cell table:style-name="ce35" table:formula="of:=DECIMAL([.M110];16)" office:value-type="float" office:value="196" calcext:value-type="float">
            <text:p>196</text:p>
          </table:table-cell>
          <table:table-cell table:style-name="ce35" table:formula="of:=DECIMAL([.N110];16)" office:value-type="float" office:value="225" calcext:value-type="float">
            <text:p>225</text:p>
          </table:table-cell>
          <table:table-cell table:style-name="ce35" table:formula="of:=DECIMAL([.O110];16)" office:value-type="float" office:value="71" calcext:value-type="float">
            <text:p>71</text:p>
          </table:table-cell>
          <table:table-cell table:style-name="ce35" table:formula="of:=DECIMAL([.P110];16)" office:value-type="float" office:value="3" calcext:value-type="float">
            <text:p>3</text:p>
          </table:table-cell>
          <table:table-cell table:style-name="ce41" table:formula="of:=DECIMAL([.Q110];16)" office:value-type="float" office:value="232" calcext:value-type="float">
            <text:p>232</text:p>
          </table:table-cell>
          <table:table-cell table:style-name="ce41" table:formula="of:=DECIMAL([.R110];16)" office:value-type="float" office:value="215" calcext:value-type="float">
            <text:p>215</text:p>
          </table:table-cell>
          <table:table-cell table:style-name="ce41" table:formula="of:=DECIMAL([.S110];16)" office:value-type="float" office:value="96" calcext:value-type="float">
            <text:p>96</text:p>
          </table:table-cell>
          <table:table-cell table:style-name="ce46" table:formula="of:=DECIMAL([.T110];16)" office:value-type="float" office:value="4" calcext:value-type="float">
            <text:p>4</text:p>
          </table:table-cell>
          <table:table-cell/>
          <table:table-cell table:style-name="ce51" table:formula="of:=([.Z110]+[.AA110]*256+[.AB110]*256*256+[.AC110]*256*256*256)/1000000" office:value-type="float" office:value="55.042688" calcext:value-type="float">
            <text:p>55,042688</text:p>
          </table:table-cell>
          <table:table-cell table:formula="of:=([.AD110]+[.AE110]*256+[.AF110]*256*256+[.AG110]*256*256*256)/1000000" office:value-type="float" office:value="73.455288" calcext:value-type="float">
            <text:p>73,455288</text:p>
          </table:table-cell>
          <table:table-cell table:style-name="ce54" table:formula="of:=([.AH110]+[.AI110]*256+[.AJ110]*256*256+[.AK110]*256*256*256)/1000000" office:value-type="float" office:value="55.0425" calcext:value-type="float">
            <text:p>55,0425</text:p>
          </table:table-cell>
          <table:table-cell table:style-name="ce57" table:formula="of:=([.AL110]+[.AM110]*256+[.AN110]*256*256+[.AO110]*256*256*256)/1000000" office:value-type="float" office:value="73.455592" calcext:value-type="float">
            <text:p>73,4555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C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1];16)" office:value-type="float" office:value="83" calcext:value-type="float">
            <text:p>83</text:p>
          </table:table-cell>
          <table:table-cell table:style-name="ce24" table:formula="of:=DECIMAL([.B111];16)" office:value-type="float" office:value="0" calcext:value-type="float">
            <text:p>0</text:p>
          </table:table-cell>
          <table:table-cell table:style-name="ce24" table:formula="of:=DECIMAL([.C111];16)" office:value-type="float" office:value="215" calcext:value-type="float">
            <text:p>215</text:p>
          </table:table-cell>
          <table:table-cell table:style-name="ce24" table:formula="of:=DECIMAL([.D111];16)" office:value-type="float" office:value="108" calcext:value-type="float">
            <text:p>108</text:p>
          </table:table-cell>
          <table:table-cell table:style-name="ce35" table:formula="of:=DECIMAL([.E111];16)" office:value-type="float" office:value="16" calcext:value-type="float">
            <text:p>16</text:p>
          </table:table-cell>
          <table:table-cell table:style-name="ce35" table:formula="of:=DECIMAL([.F111];16)" office:value-type="float" office:value="225" calcext:value-type="float">
            <text:p>225</text:p>
          </table:table-cell>
          <table:table-cell table:style-name="ce35" table:formula="of:=DECIMAL([.G111];16)" office:value-type="float" office:value="71" calcext:value-type="float">
            <text:p>71</text:p>
          </table:table-cell>
          <table:table-cell table:style-name="ce35" table:formula="of:=DECIMAL([.H111];16)" office:value-type="float" office:value="3" calcext:value-type="float">
            <text:p>3</text:p>
          </table:table-cell>
          <table:table-cell table:style-name="ce41" table:formula="of:=DECIMAL([.I111];16)" office:value-type="float" office:value="40" calcext:value-type="float">
            <text:p>40</text:p>
          </table:table-cell>
          <table:table-cell table:style-name="ce41" table:formula="of:=DECIMAL([.J111];16)" office:value-type="float" office:value="217" calcext:value-type="float">
            <text:p>217</text:p>
          </table:table-cell>
          <table:table-cell table:style-name="ce41" table:formula="of:=DECIMAL([.K111];16)" office:value-type="float" office:value="96" calcext:value-type="float">
            <text:p>96</text:p>
          </table:table-cell>
          <table:table-cell table:style-name="ce41" table:formula="of:=DECIMAL([.L111];16)" office:value-type="float" office:value="4" calcext:value-type="float">
            <text:p>4</text:p>
          </table:table-cell>
          <table:table-cell table:style-name="ce35" table:formula="of:=DECIMAL([.M111];16)" office:value-type="float" office:value="100" calcext:value-type="float">
            <text:p>100</text:p>
          </table:table-cell>
          <table:table-cell table:style-name="ce35" table:formula="of:=DECIMAL([.N111];16)" office:value-type="float" office:value="224" calcext:value-type="float">
            <text:p>224</text:p>
          </table:table-cell>
          <table:table-cell table:style-name="ce35" table:formula="of:=DECIMAL([.O111];16)" office:value-type="float" office:value="71" calcext:value-type="float">
            <text:p>71</text:p>
          </table:table-cell>
          <table:table-cell table:style-name="ce35" table:formula="of:=DECIMAL([.P111];16)" office:value-type="float" office:value="3" calcext:value-type="float">
            <text:p>3</text:p>
          </table:table-cell>
          <table:table-cell table:style-name="ce41" table:formula="of:=DECIMAL([.Q111];16)" office:value-type="float" office:value="88" calcext:value-type="float">
            <text:p>88</text:p>
          </table:table-cell>
          <table:table-cell table:style-name="ce41" table:formula="of:=DECIMAL([.R111];16)" office:value-type="float" office:value="218" calcext:value-type="float">
            <text:p>218</text:p>
          </table:table-cell>
          <table:table-cell table:style-name="ce41" table:formula="of:=DECIMAL([.S111];16)" office:value-type="float" office:value="96" calcext:value-type="float">
            <text:p>96</text:p>
          </table:table-cell>
          <table:table-cell table:style-name="ce46" table:formula="of:=DECIMAL([.T111];16)" office:value-type="float" office:value="4" calcext:value-type="float">
            <text:p>4</text:p>
          </table:table-cell>
          <table:table-cell/>
          <table:table-cell table:style-name="ce51" table:formula="of:=([.Z111]+[.AA111]*256+[.AB111]*256*256+[.AC111]*256*256*256)/1000000" office:value-type="float" office:value="55.04232" calcext:value-type="float">
            <text:p>55,04232</text:p>
          </table:table-cell>
          <table:table-cell table:formula="of:=([.AD111]+[.AE111]*256+[.AF111]*256*256+[.AG111]*256*256*256)/1000000" office:value-type="float" office:value="73.455912" calcext:value-type="float">
            <text:p>73,455912</text:p>
          </table:table-cell>
          <table:table-cell table:style-name="ce54" table:formula="of:=([.AH111]+[.AI111]*256+[.AJ111]*256*256+[.AK111]*256*256*256)/1000000" office:value-type="float" office:value="55.042148" calcext:value-type="float">
            <text:p>55,042148</text:p>
          </table:table-cell>
          <table:table-cell table:style-name="ce57" table:formula="of:=([.AL111]+[.AM111]*256+[.AN111]*256*256+[.AO111]*256*256*256)/1000000" office:value-type="float" office:value="73.456216" calcext:value-type="float">
            <text:p>73,4562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D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2];16)" office:value-type="float" office:value="83" calcext:value-type="float">
            <text:p>83</text:p>
          </table:table-cell>
          <table:table-cell table:style-name="ce24" table:formula="of:=DECIMAL([.B112];16)" office:value-type="float" office:value="0" calcext:value-type="float">
            <text:p>0</text:p>
          </table:table-cell>
          <table:table-cell table:style-name="ce24" table:formula="of:=DECIMAL([.C112];16)" office:value-type="float" office:value="215" calcext:value-type="float">
            <text:p>215</text:p>
          </table:table-cell>
          <table:table-cell table:style-name="ce24" table:formula="of:=DECIMAL([.D112];16)" office:value-type="float" office:value="109" calcext:value-type="float">
            <text:p>109</text:p>
          </table:table-cell>
          <table:table-cell table:style-name="ce35" table:formula="of:=DECIMAL([.E112];16)" office:value-type="float" office:value="188" calcext:value-type="float">
            <text:p>188</text:p>
          </table:table-cell>
          <table:table-cell table:style-name="ce35" table:formula="of:=DECIMAL([.F112];16)" office:value-type="float" office:value="223" calcext:value-type="float">
            <text:p>223</text:p>
          </table:table-cell>
          <table:table-cell table:style-name="ce35" table:formula="of:=DECIMAL([.G112];16)" office:value-type="float" office:value="71" calcext:value-type="float">
            <text:p>71</text:p>
          </table:table-cell>
          <table:table-cell table:style-name="ce35" table:formula="of:=DECIMAL([.H112];16)" office:value-type="float" office:value="3" calcext:value-type="float">
            <text:p>3</text:p>
          </table:table-cell>
          <table:table-cell table:style-name="ce41" table:formula="of:=DECIMAL([.I112];16)" office:value-type="float" office:value="128" calcext:value-type="float">
            <text:p>128</text:p>
          </table:table-cell>
          <table:table-cell table:style-name="ce41" table:formula="of:=DECIMAL([.J112];16)" office:value-type="float" office:value="219" calcext:value-type="float">
            <text:p>219</text:p>
          </table:table-cell>
          <table:table-cell table:style-name="ce41" table:formula="of:=DECIMAL([.K112];16)" office:value-type="float" office:value="96" calcext:value-type="float">
            <text:p>96</text:p>
          </table:table-cell>
          <table:table-cell table:style-name="ce41" table:formula="of:=DECIMAL([.L112];16)" office:value-type="float" office:value="4" calcext:value-type="float">
            <text:p>4</text:p>
          </table:table-cell>
          <table:table-cell table:style-name="ce35" table:formula="of:=DECIMAL([.M112];16)" office:value-type="float" office:value="12" calcext:value-type="float">
            <text:p>12</text:p>
          </table:table-cell>
          <table:table-cell table:style-name="ce35" table:formula="of:=DECIMAL([.N112];16)" office:value-type="float" office:value="223" calcext:value-type="float">
            <text:p>223</text:p>
          </table:table-cell>
          <table:table-cell table:style-name="ce35" table:formula="of:=DECIMAL([.O112];16)" office:value-type="float" office:value="71" calcext:value-type="float">
            <text:p>71</text:p>
          </table:table-cell>
          <table:table-cell table:style-name="ce35" table:formula="of:=DECIMAL([.P112];16)" office:value-type="float" office:value="3" calcext:value-type="float">
            <text:p>3</text:p>
          </table:table-cell>
          <table:table-cell table:style-name="ce41" table:formula="of:=DECIMAL([.Q112];16)" office:value-type="float" office:value="192" calcext:value-type="float">
            <text:p>192</text:p>
          </table:table-cell>
          <table:table-cell table:style-name="ce41" table:formula="of:=DECIMAL([.R112];16)" office:value-type="float" office:value="220" calcext:value-type="float">
            <text:p>220</text:p>
          </table:table-cell>
          <table:table-cell table:style-name="ce41" table:formula="of:=DECIMAL([.S112];16)" office:value-type="float" office:value="96" calcext:value-type="float">
            <text:p>96</text:p>
          </table:table-cell>
          <table:table-cell table:style-name="ce46" table:formula="of:=DECIMAL([.T112];16)" office:value-type="float" office:value="4" calcext:value-type="float">
            <text:p>4</text:p>
          </table:table-cell>
          <table:table-cell/>
          <table:table-cell table:style-name="ce51" table:formula="of:=([.Z112]+[.AA112]*256+[.AB112]*256*256+[.AC112]*256*256*256)/1000000" office:value-type="float" office:value="55.04198" calcext:value-type="float">
            <text:p>55,04198</text:p>
          </table:table-cell>
          <table:table-cell table:formula="of:=([.AD112]+[.AE112]*256+[.AF112]*256*256+[.AG112]*256*256*256)/1000000" office:value-type="float" office:value="73.456512" calcext:value-type="float">
            <text:p>73,456512</text:p>
          </table:table-cell>
          <table:table-cell table:style-name="ce54" table:formula="of:=([.AH112]+[.AI112]*256+[.AJ112]*256*256+[.AK112]*256*256*256)/1000000" office:value-type="float" office:value="55.041804" calcext:value-type="float">
            <text:p>55,041804</text:p>
          </table:table-cell>
          <table:table-cell table:style-name="ce57" table:formula="of:=([.AL112]+[.AM112]*256+[.AN112]*256*256+[.AO112]*256*256*256)/1000000" office:value-type="float" office:value="73.456832" calcext:value-type="float">
            <text:p>73,4568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E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3];16)" office:value-type="float" office:value="83" calcext:value-type="float">
            <text:p>83</text:p>
          </table:table-cell>
          <table:table-cell table:style-name="ce24" table:formula="of:=DECIMAL([.B113];16)" office:value-type="float" office:value="0" calcext:value-type="float">
            <text:p>0</text:p>
          </table:table-cell>
          <table:table-cell table:style-name="ce24" table:formula="of:=DECIMAL([.C113];16)" office:value-type="float" office:value="215" calcext:value-type="float">
            <text:p>215</text:p>
          </table:table-cell>
          <table:table-cell table:style-name="ce24" table:formula="of:=DECIMAL([.D113];16)" office:value-type="float" office:value="110" calcext:value-type="float">
            <text:p>110</text:p>
          </table:table-cell>
          <table:table-cell table:style-name="ce35" table:formula="of:=DECIMAL([.E113];16)" office:value-type="float" office:value="120" calcext:value-type="float">
            <text:p>120</text:p>
          </table:table-cell>
          <table:table-cell table:style-name="ce35" table:formula="of:=DECIMAL([.F113];16)" office:value-type="float" office:value="222" calcext:value-type="float">
            <text:p>222</text:p>
          </table:table-cell>
          <table:table-cell table:style-name="ce35" table:formula="of:=DECIMAL([.G113];16)" office:value-type="float" office:value="71" calcext:value-type="float">
            <text:p>71</text:p>
          </table:table-cell>
          <table:table-cell table:style-name="ce35" table:formula="of:=DECIMAL([.H113];16)" office:value-type="float" office:value="3" calcext:value-type="float">
            <text:p>3</text:p>
          </table:table-cell>
          <table:table-cell table:style-name="ce41" table:formula="of:=DECIMAL([.I113];16)" office:value-type="float" office:value="200" calcext:value-type="float">
            <text:p>200</text:p>
          </table:table-cell>
          <table:table-cell table:style-name="ce41" table:formula="of:=DECIMAL([.J113];16)" office:value-type="float" office:value="221" calcext:value-type="float">
            <text:p>221</text:p>
          </table:table-cell>
          <table:table-cell table:style-name="ce41" table:formula="of:=DECIMAL([.K113];16)" office:value-type="float" office:value="96" calcext:value-type="float">
            <text:p>96</text:p>
          </table:table-cell>
          <table:table-cell table:style-name="ce41" table:formula="of:=DECIMAL([.L113];16)" office:value-type="float" office:value="4" calcext:value-type="float">
            <text:p>4</text:p>
          </table:table-cell>
          <table:table-cell table:style-name="ce35" table:formula="of:=DECIMAL([.M113];16)" office:value-type="float" office:value="208" calcext:value-type="float">
            <text:p>208</text:p>
          </table:table-cell>
          <table:table-cell table:style-name="ce35" table:formula="of:=DECIMAL([.N113];16)" office:value-type="float" office:value="221" calcext:value-type="float">
            <text:p>221</text:p>
          </table:table-cell>
          <table:table-cell table:style-name="ce35" table:formula="of:=DECIMAL([.O113];16)" office:value-type="float" office:value="71" calcext:value-type="float">
            <text:p>71</text:p>
          </table:table-cell>
          <table:table-cell table:style-name="ce35" table:formula="of:=DECIMAL([.P113];16)" office:value-type="float" office:value="3" calcext:value-type="float">
            <text:p>3</text:p>
          </table:table-cell>
          <table:table-cell table:style-name="ce41" table:formula="of:=DECIMAL([.Q113];16)" office:value-type="float" office:value="240" calcext:value-type="float">
            <text:p>240</text:p>
          </table:table-cell>
          <table:table-cell table:style-name="ce41" table:formula="of:=DECIMAL([.R113];16)" office:value-type="float" office:value="222" calcext:value-type="float">
            <text:p>222</text:p>
          </table:table-cell>
          <table:table-cell table:style-name="ce41" table:formula="of:=DECIMAL([.S113];16)" office:value-type="float" office:value="96" calcext:value-type="float">
            <text:p>96</text:p>
          </table:table-cell>
          <table:table-cell table:style-name="ce46" table:formula="of:=DECIMAL([.T113];16)" office:value-type="float" office:value="4" calcext:value-type="float">
            <text:p>4</text:p>
          </table:table-cell>
          <table:table-cell/>
          <table:table-cell table:style-name="ce51" table:formula="of:=([.Z113]+[.AA113]*256+[.AB113]*256*256+[.AC113]*256*256*256)/1000000" office:value-type="float" office:value="55.041656" calcext:value-type="float">
            <text:p>55,041656</text:p>
          </table:table-cell>
          <table:table-cell table:formula="of:=([.AD113]+[.AE113]*256+[.AF113]*256*256+[.AG113]*256*256*256)/1000000" office:value-type="float" office:value="73.457096" calcext:value-type="float">
            <text:p>73,457096</text:p>
          </table:table-cell>
          <table:table-cell table:style-name="ce54" table:formula="of:=([.AH113]+[.AI113]*256+[.AJ113]*256*256+[.AK113]*256*256*256)/1000000" office:value-type="float" office:value="55.041488" calcext:value-type="float">
            <text:p>55,041488</text:p>
          </table:table-cell>
          <table:table-cell table:style-name="ce57" table:formula="of:=([.AL113]+[.AM113]*256+[.AN113]*256*256+[.AO113]*256*256*256)/1000000" office:value-type="float" office:value="73.457392" calcext:value-type="float">
            <text:p>73,4573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6F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4];16)" office:value-type="float" office:value="83" calcext:value-type="float">
            <text:p>83</text:p>
          </table:table-cell>
          <table:table-cell table:style-name="ce24" table:formula="of:=DECIMAL([.B114];16)" office:value-type="float" office:value="0" calcext:value-type="float">
            <text:p>0</text:p>
          </table:table-cell>
          <table:table-cell table:style-name="ce24" table:formula="of:=DECIMAL([.C114];16)" office:value-type="float" office:value="215" calcext:value-type="float">
            <text:p>215</text:p>
          </table:table-cell>
          <table:table-cell table:style-name="ce24" table:formula="of:=DECIMAL([.D114];16)" office:value-type="float" office:value="111" calcext:value-type="float">
            <text:p>111</text:p>
          </table:table-cell>
          <table:table-cell table:style-name="ce35" table:formula="of:=DECIMAL([.E114];16)" office:value-type="float" office:value="16" calcext:value-type="float">
            <text:p>16</text:p>
          </table:table-cell>
          <table:table-cell table:style-name="ce35" table:formula="of:=DECIMAL([.F114];16)" office:value-type="float" office:value="221" calcext:value-type="float">
            <text:p>221</text:p>
          </table:table-cell>
          <table:table-cell table:style-name="ce35" table:formula="of:=DECIMAL([.G114];16)" office:value-type="float" office:value="71" calcext:value-type="float">
            <text:p>71</text:p>
          </table:table-cell>
          <table:table-cell table:style-name="ce35" table:formula="of:=DECIMAL([.H114];16)" office:value-type="float" office:value="3" calcext:value-type="float">
            <text:p>3</text:p>
          </table:table-cell>
          <table:table-cell table:style-name="ce41" table:formula="of:=DECIMAL([.I114];16)" office:value-type="float" office:value="48" calcext:value-type="float">
            <text:p>48</text:p>
          </table:table-cell>
          <table:table-cell table:style-name="ce41" table:formula="of:=DECIMAL([.J114];16)" office:value-type="float" office:value="224" calcext:value-type="float">
            <text:p>224</text:p>
          </table:table-cell>
          <table:table-cell table:style-name="ce41" table:formula="of:=DECIMAL([.K114];16)" office:value-type="float" office:value="96" calcext:value-type="float">
            <text:p>96</text:p>
          </table:table-cell>
          <table:table-cell table:style-name="ce41" table:formula="of:=DECIMAL([.L114];16)" office:value-type="float" office:value="4" calcext:value-type="float">
            <text:p>4</text:p>
          </table:table-cell>
          <table:table-cell table:style-name="ce35" table:formula="of:=DECIMAL([.M114];16)" office:value-type="float" office:value="100" calcext:value-type="float">
            <text:p>100</text:p>
          </table:table-cell>
          <table:table-cell table:style-name="ce35" table:formula="of:=DECIMAL([.N114];16)" office:value-type="float" office:value="220" calcext:value-type="float">
            <text:p>220</text:p>
          </table:table-cell>
          <table:table-cell table:style-name="ce35" table:formula="of:=DECIMAL([.O114];16)" office:value-type="float" office:value="71" calcext:value-type="float">
            <text:p>71</text:p>
          </table:table-cell>
          <table:table-cell table:style-name="ce35" table:formula="of:=DECIMAL([.P114];16)" office:value-type="float" office:value="3" calcext:value-type="float">
            <text:p>3</text:p>
          </table:table-cell>
          <table:table-cell table:style-name="ce41" table:formula="of:=DECIMAL([.Q114];16)" office:value-type="float" office:value="72" calcext:value-type="float">
            <text:p>72</text:p>
          </table:table-cell>
          <table:table-cell table:style-name="ce41" table:formula="of:=DECIMAL([.R114];16)" office:value-type="float" office:value="225" calcext:value-type="float">
            <text:p>225</text:p>
          </table:table-cell>
          <table:table-cell table:style-name="ce41" table:formula="of:=DECIMAL([.S114];16)" office:value-type="float" office:value="96" calcext:value-type="float">
            <text:p>96</text:p>
          </table:table-cell>
          <table:table-cell table:style-name="ce46" table:formula="of:=DECIMAL([.T114];16)" office:value-type="float" office:value="4" calcext:value-type="float">
            <text:p>4</text:p>
          </table:table-cell>
          <table:table-cell/>
          <table:table-cell table:style-name="ce51" table:formula="of:=([.Z114]+[.AA114]*256+[.AB114]*256*256+[.AC114]*256*256*256)/1000000" office:value-type="float" office:value="55.041296" calcext:value-type="float">
            <text:p>55,041296</text:p>
          </table:table-cell>
          <table:table-cell table:formula="of:=([.AD114]+[.AE114]*256+[.AF114]*256*256+[.AG114]*256*256*256)/1000000" office:value-type="float" office:value="73.457712" calcext:value-type="float">
            <text:p>73,457712</text:p>
          </table:table-cell>
          <table:table-cell table:style-name="ce54" table:formula="of:=([.AH114]+[.AI114]*256+[.AJ114]*256*256+[.AK114]*256*256*256)/1000000" office:value-type="float" office:value="55.041124" calcext:value-type="float">
            <text:p>55,041124</text:p>
          </table:table-cell>
          <table:table-cell table:style-name="ce57" table:formula="of:=([.AL114]+[.AM114]*256+[.AN114]*256*256+[.AO114]*256*256*256)/1000000" office:value-type="float" office:value="73.457992" calcext:value-type="float">
            <text:p>73,4579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5];16)" office:value-type="float" office:value="83" calcext:value-type="float">
            <text:p>83</text:p>
          </table:table-cell>
          <table:table-cell table:style-name="ce24" table:formula="of:=DECIMAL([.B115];16)" office:value-type="float" office:value="0" calcext:value-type="float">
            <text:p>0</text:p>
          </table:table-cell>
          <table:table-cell table:style-name="ce24" table:formula="of:=DECIMAL([.C115];16)" office:value-type="float" office:value="215" calcext:value-type="float">
            <text:p>215</text:p>
          </table:table-cell>
          <table:table-cell table:style-name="ce24" table:formula="of:=DECIMAL([.D115];16)" office:value-type="float" office:value="112" calcext:value-type="float">
            <text:p>112</text:p>
          </table:table-cell>
          <table:table-cell table:style-name="ce35" table:formula="of:=DECIMAL([.E115];16)" office:value-type="float" office:value="180" calcext:value-type="float">
            <text:p>180</text:p>
          </table:table-cell>
          <table:table-cell table:style-name="ce35" table:formula="of:=DECIMAL([.F115];16)" office:value-type="float" office:value="219" calcext:value-type="float">
            <text:p>219</text:p>
          </table:table-cell>
          <table:table-cell table:style-name="ce35" table:formula="of:=DECIMAL([.G115];16)" office:value-type="float" office:value="71" calcext:value-type="float">
            <text:p>71</text:p>
          </table:table-cell>
          <table:table-cell table:style-name="ce35" table:formula="of:=DECIMAL([.H115];16)" office:value-type="float" office:value="3" calcext:value-type="float">
            <text:p>3</text:p>
          </table:table-cell>
          <table:table-cell table:style-name="ce41" table:formula="of:=DECIMAL([.I115];16)" office:value-type="float" office:value="120" calcext:value-type="float">
            <text:p>120</text:p>
          </table:table-cell>
          <table:table-cell table:style-name="ce41" table:formula="of:=DECIMAL([.J115];16)" office:value-type="float" office:value="226" calcext:value-type="float">
            <text:p>226</text:p>
          </table:table-cell>
          <table:table-cell table:style-name="ce41" table:formula="of:=DECIMAL([.K115];16)" office:value-type="float" office:value="96" calcext:value-type="float">
            <text:p>96</text:p>
          </table:table-cell>
          <table:table-cell table:style-name="ce41" table:formula="of:=DECIMAL([.L115];16)" office:value-type="float" office:value="4" calcext:value-type="float">
            <text:p>4</text:p>
          </table:table-cell>
          <table:table-cell table:style-name="ce35" table:formula="of:=DECIMAL([.M115];16)" office:value-type="float" office:value="248" calcext:value-type="float">
            <text:p>248</text:p>
          </table:table-cell>
          <table:table-cell table:style-name="ce35" table:formula="of:=DECIMAL([.N115];16)" office:value-type="float" office:value="218" calcext:value-type="float">
            <text:p>218</text:p>
          </table:table-cell>
          <table:table-cell table:style-name="ce35" table:formula="of:=DECIMAL([.O115];16)" office:value-type="float" office:value="71" calcext:value-type="float">
            <text:p>71</text:p>
          </table:table-cell>
          <table:table-cell table:style-name="ce35" table:formula="of:=DECIMAL([.P115];16)" office:value-type="float" office:value="3" calcext:value-type="float">
            <text:p>3</text:p>
          </table:table-cell>
          <table:table-cell table:style-name="ce41" table:formula="of:=DECIMAL([.Q115];16)" office:value-type="float" office:value="152" calcext:value-type="float">
            <text:p>152</text:p>
          </table:table-cell>
          <table:table-cell table:style-name="ce41" table:formula="of:=DECIMAL([.R115];16)" office:value-type="float" office:value="227" calcext:value-type="float">
            <text:p>227</text:p>
          </table:table-cell>
          <table:table-cell table:style-name="ce41" table:formula="of:=DECIMAL([.S115];16)" office:value-type="float" office:value="96" calcext:value-type="float">
            <text:p>96</text:p>
          </table:table-cell>
          <table:table-cell table:style-name="ce46" table:formula="of:=DECIMAL([.T115];16)" office:value-type="float" office:value="4" calcext:value-type="float">
            <text:p>4</text:p>
          </table:table-cell>
          <table:table-cell/>
          <table:table-cell table:style-name="ce51" table:formula="of:=([.Z115]+[.AA115]*256+[.AB115]*256*256+[.AC115]*256*256*256)/1000000" office:value-type="float" office:value="55.040948" calcext:value-type="float">
            <text:p>55,040948</text:p>
          </table:table-cell>
          <table:table-cell table:formula="of:=([.AD115]+[.AE115]*256+[.AF115]*256*256+[.AG115]*256*256*256)/1000000" office:value-type="float" office:value="73.458296" calcext:value-type="float">
            <text:p>73,458296</text:p>
          </table:table-cell>
          <table:table-cell table:style-name="ce54" table:formula="of:=([.AH115]+[.AI115]*256+[.AJ115]*256*256+[.AK115]*256*256*256)/1000000" office:value-type="float" office:value="55.04076" calcext:value-type="float">
            <text:p>55,04076</text:p>
          </table:table-cell>
          <table:table-cell table:style-name="ce57" table:formula="of:=([.AL115]+[.AM115]*256+[.AN115]*256*256+[.AO115]*256*256*256)/1000000" office:value-type="float" office:value="73.458584" calcext:value-type="float">
            <text:p>73,4585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1" calcext:value-type="float">
            <text:p>7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6];16)" office:value-type="float" office:value="83" calcext:value-type="float">
            <text:p>83</text:p>
          </table:table-cell>
          <table:table-cell table:style-name="ce24" table:formula="of:=DECIMAL([.B116];16)" office:value-type="float" office:value="0" calcext:value-type="float">
            <text:p>0</text:p>
          </table:table-cell>
          <table:table-cell table:style-name="ce24" table:formula="of:=DECIMAL([.C116];16)" office:value-type="float" office:value="215" calcext:value-type="float">
            <text:p>215</text:p>
          </table:table-cell>
          <table:table-cell table:style-name="ce24" table:formula="of:=DECIMAL([.D116];16)" office:value-type="float" office:value="113" calcext:value-type="float">
            <text:p>113</text:p>
          </table:table-cell>
          <table:table-cell table:style-name="ce35" table:formula="of:=DECIMAL([.E116];16)" office:value-type="float" office:value="96" calcext:value-type="float">
            <text:p>96</text:p>
          </table:table-cell>
          <table:table-cell table:style-name="ce35" table:formula="of:=DECIMAL([.F116];16)" office:value-type="float" office:value="218" calcext:value-type="float">
            <text:p>218</text:p>
          </table:table-cell>
          <table:table-cell table:style-name="ce35" table:formula="of:=DECIMAL([.G116];16)" office:value-type="float" office:value="71" calcext:value-type="float">
            <text:p>71</text:p>
          </table:table-cell>
          <table:table-cell table:style-name="ce35" table:formula="of:=DECIMAL([.H116];16)" office:value-type="float" office:value="3" calcext:value-type="float">
            <text:p>3</text:p>
          </table:table-cell>
          <table:table-cell table:style-name="ce41" table:formula="of:=DECIMAL([.I116];16)" office:value-type="float" office:value="192" calcext:value-type="float">
            <text:p>192</text:p>
          </table:table-cell>
          <table:table-cell table:style-name="ce41" table:formula="of:=DECIMAL([.J116];16)" office:value-type="float" office:value="228" calcext:value-type="float">
            <text:p>228</text:p>
          </table:table-cell>
          <table:table-cell table:style-name="ce41" table:formula="of:=DECIMAL([.K116];16)" office:value-type="float" office:value="96" calcext:value-type="float">
            <text:p>96</text:p>
          </table:table-cell>
          <table:table-cell table:style-name="ce41" table:formula="of:=DECIMAL([.L116];16)" office:value-type="float" office:value="4" calcext:value-type="float">
            <text:p>4</text:p>
          </table:table-cell>
          <table:table-cell table:style-name="ce35" table:formula="of:=DECIMAL([.M116];16)" office:value-type="float" office:value="172" calcext:value-type="float">
            <text:p>172</text:p>
          </table:table-cell>
          <table:table-cell table:style-name="ce35" table:formula="of:=DECIMAL([.N116];16)" office:value-type="float" office:value="217" calcext:value-type="float">
            <text:p>217</text:p>
          </table:table-cell>
          <table:table-cell table:style-name="ce35" table:formula="of:=DECIMAL([.O116];16)" office:value-type="float" office:value="71" calcext:value-type="float">
            <text:p>71</text:p>
          </table:table-cell>
          <table:table-cell table:style-name="ce35" table:formula="of:=DECIMAL([.P116];16)" office:value-type="float" office:value="3" calcext:value-type="float">
            <text:p>3</text:p>
          </table:table-cell>
          <table:table-cell table:style-name="ce41" table:formula="of:=DECIMAL([.Q116];16)" office:value-type="float" office:value="16" calcext:value-type="float">
            <text:p>16</text:p>
          </table:table-cell>
          <table:table-cell table:style-name="ce41" table:formula="of:=DECIMAL([.R116];16)" office:value-type="float" office:value="230" calcext:value-type="float">
            <text:p>230</text:p>
          </table:table-cell>
          <table:table-cell table:style-name="ce41" table:formula="of:=DECIMAL([.S116];16)" office:value-type="float" office:value="96" calcext:value-type="float">
            <text:p>96</text:p>
          </table:table-cell>
          <table:table-cell table:style-name="ce46" table:formula="of:=DECIMAL([.T116];16)" office:value-type="float" office:value="4" calcext:value-type="float">
            <text:p>4</text:p>
          </table:table-cell>
          <table:table-cell/>
          <table:table-cell table:style-name="ce51" table:formula="of:=([.Z116]+[.AA116]*256+[.AB116]*256*256+[.AC116]*256*256*256)/1000000" office:value-type="float" office:value="55.040608" calcext:value-type="float">
            <text:p>55,040608</text:p>
          </table:table-cell>
          <table:table-cell table:formula="of:=([.AD116]+[.AE116]*256+[.AF116]*256*256+[.AG116]*256*256*256)/1000000" office:value-type="float" office:value="73.45888" calcext:value-type="float">
            <text:p>73,45888</text:p>
          </table:table-cell>
          <table:table-cell table:style-name="ce54" table:formula="of:=([.AH116]+[.AI116]*256+[.AJ116]*256*256+[.AK116]*256*256*256)/1000000" office:value-type="float" office:value="55.040428" calcext:value-type="float">
            <text:p>55,040428</text:p>
          </table:table-cell>
          <table:table-cell table:style-name="ce57" table:formula="of:=([.AL116]+[.AM116]*256+[.AN116]*256*256+[.AO116]*256*256*256)/1000000" office:value-type="float" office:value="73.459216" calcext:value-type="float">
            <text:p>73,4592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2" calcext:value-type="float">
            <text:p>72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7];16)" office:value-type="float" office:value="83" calcext:value-type="float">
            <text:p>83</text:p>
          </table:table-cell>
          <table:table-cell table:style-name="ce24" table:formula="of:=DECIMAL([.B117];16)" office:value-type="float" office:value="0" calcext:value-type="float">
            <text:p>0</text:p>
          </table:table-cell>
          <table:table-cell table:style-name="ce24" table:formula="of:=DECIMAL([.C117];16)" office:value-type="float" office:value="215" calcext:value-type="float">
            <text:p>215</text:p>
          </table:table-cell>
          <table:table-cell table:style-name="ce24" table:formula="of:=DECIMAL([.D117];16)" office:value-type="float" office:value="114" calcext:value-type="float">
            <text:p>114</text:p>
          </table:table-cell>
          <table:table-cell table:style-name="ce35" table:formula="of:=DECIMAL([.E117];16)" office:value-type="float" office:value="252" calcext:value-type="float">
            <text:p>252</text:p>
          </table:table-cell>
          <table:table-cell table:style-name="ce35" table:formula="of:=DECIMAL([.F117];16)" office:value-type="float" office:value="216" calcext:value-type="float">
            <text:p>216</text:p>
          </table:table-cell>
          <table:table-cell table:style-name="ce35" table:formula="of:=DECIMAL([.G117];16)" office:value-type="float" office:value="71" calcext:value-type="float">
            <text:p>71</text:p>
          </table:table-cell>
          <table:table-cell table:style-name="ce35" table:formula="of:=DECIMAL([.H117];16)" office:value-type="float" office:value="3" calcext:value-type="float">
            <text:p>3</text:p>
          </table:table-cell>
          <table:table-cell table:style-name="ce41" table:formula="of:=DECIMAL([.I117];16)" office:value-type="float" office:value="40" calcext:value-type="float">
            <text:p>40</text:p>
          </table:table-cell>
          <table:table-cell table:style-name="ce41" table:formula="of:=DECIMAL([.J117];16)" office:value-type="float" office:value="231" calcext:value-type="float">
            <text:p>231</text:p>
          </table:table-cell>
          <table:table-cell table:style-name="ce41" table:formula="of:=DECIMAL([.K117];16)" office:value-type="float" office:value="96" calcext:value-type="float">
            <text:p>96</text:p>
          </table:table-cell>
          <table:table-cell table:style-name="ce41" table:formula="of:=DECIMAL([.L117];16)" office:value-type="float" office:value="4" calcext:value-type="float">
            <text:p>4</text:p>
          </table:table-cell>
          <table:table-cell table:style-name="ce35" table:formula="of:=DECIMAL([.M117];16)" office:value-type="float" office:value="96" calcext:value-type="float">
            <text:p>96</text:p>
          </table:table-cell>
          <table:table-cell table:style-name="ce35" table:formula="of:=DECIMAL([.N117];16)" office:value-type="float" office:value="216" calcext:value-type="float">
            <text:p>216</text:p>
          </table:table-cell>
          <table:table-cell table:style-name="ce35" table:formula="of:=DECIMAL([.O117];16)" office:value-type="float" office:value="71" calcext:value-type="float">
            <text:p>71</text:p>
          </table:table-cell>
          <table:table-cell table:style-name="ce35" table:formula="of:=DECIMAL([.P117];16)" office:value-type="float" office:value="3" calcext:value-type="float">
            <text:p>3</text:p>
          </table:table-cell>
          <table:table-cell table:style-name="ce41" table:formula="of:=DECIMAL([.Q117];16)" office:value-type="float" office:value="96" calcext:value-type="float">
            <text:p>96</text:p>
          </table:table-cell>
          <table:table-cell table:style-name="ce41" table:formula="of:=DECIMAL([.R117];16)" office:value-type="float" office:value="232" calcext:value-type="float">
            <text:p>232</text:p>
          </table:table-cell>
          <table:table-cell table:style-name="ce41" table:formula="of:=DECIMAL([.S117];16)" office:value-type="float" office:value="96" calcext:value-type="float">
            <text:p>96</text:p>
          </table:table-cell>
          <table:table-cell table:style-name="ce46" table:formula="of:=DECIMAL([.T117];16)" office:value-type="float" office:value="4" calcext:value-type="float">
            <text:p>4</text:p>
          </table:table-cell>
          <table:table-cell/>
          <table:table-cell table:style-name="ce51" table:formula="of:=([.Z117]+[.AA117]*256+[.AB117]*256*256+[.AC117]*256*256*256)/1000000" office:value-type="float" office:value="55.040252" calcext:value-type="float">
            <text:p>55,040252</text:p>
          </table:table-cell>
          <table:table-cell table:formula="of:=([.AD117]+[.AE117]*256+[.AF117]*256*256+[.AG117]*256*256*256)/1000000" office:value-type="float" office:value="73.459496" calcext:value-type="float">
            <text:p>73,459496</text:p>
          </table:table-cell>
          <table:table-cell table:style-name="ce54" table:formula="of:=([.AH117]+[.AI117]*256+[.AJ117]*256*256+[.AK117]*256*256*256)/1000000" office:value-type="float" office:value="55.040096" calcext:value-type="float">
            <text:p>55,040096</text:p>
          </table:table-cell>
          <table:table-cell table:style-name="ce57" table:formula="of:=([.AL117]+[.AM117]*256+[.AN117]*256*256+[.AO117]*256*256*256)/1000000" office:value-type="float" office:value="73.459808" calcext:value-type="float">
            <text:p>73,4598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3" calcext:value-type="float">
            <text:p>73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8];16)" office:value-type="float" office:value="83" calcext:value-type="float">
            <text:p>83</text:p>
          </table:table-cell>
          <table:table-cell table:style-name="ce24" table:formula="of:=DECIMAL([.B118];16)" office:value-type="float" office:value="0" calcext:value-type="float">
            <text:p>0</text:p>
          </table:table-cell>
          <table:table-cell table:style-name="ce24" table:formula="of:=DECIMAL([.C118];16)" office:value-type="float" office:value="215" calcext:value-type="float">
            <text:p>215</text:p>
          </table:table-cell>
          <table:table-cell table:style-name="ce24" table:formula="of:=DECIMAL([.D118];16)" office:value-type="float" office:value="115" calcext:value-type="float">
            <text:p>115</text:p>
          </table:table-cell>
          <table:table-cell table:style-name="ce35" table:formula="of:=DECIMAL([.E118];16)" office:value-type="float" office:value="188" calcext:value-type="float">
            <text:p>188</text:p>
          </table:table-cell>
          <table:table-cell table:style-name="ce35" table:formula="of:=DECIMAL([.F118];16)" office:value-type="float" office:value="215" calcext:value-type="float">
            <text:p>215</text:p>
          </table:table-cell>
          <table:table-cell table:style-name="ce35" table:formula="of:=DECIMAL([.G118];16)" office:value-type="float" office:value="71" calcext:value-type="float">
            <text:p>71</text:p>
          </table:table-cell>
          <table:table-cell table:style-name="ce35" table:formula="of:=DECIMAL([.H118];16)" office:value-type="float" office:value="3" calcext:value-type="float">
            <text:p>3</text:p>
          </table:table-cell>
          <table:table-cell table:style-name="ce41" table:formula="of:=DECIMAL([.I118];16)" office:value-type="float" office:value="176" calcext:value-type="float">
            <text:p>176</text:p>
          </table:table-cell>
          <table:table-cell table:style-name="ce41" table:formula="of:=DECIMAL([.J118];16)" office:value-type="float" office:value="233" calcext:value-type="float">
            <text:p>233</text:p>
          </table:table-cell>
          <table:table-cell table:style-name="ce41" table:formula="of:=DECIMAL([.K118];16)" office:value-type="float" office:value="96" calcext:value-type="float">
            <text:p>96</text:p>
          </table:table-cell>
          <table:table-cell table:style-name="ce41" table:formula="of:=DECIMAL([.L118];16)" office:value-type="float" office:value="4" calcext:value-type="float">
            <text:p>4</text:p>
          </table:table-cell>
          <table:table-cell table:style-name="ce35" table:formula="of:=DECIMAL([.M118];16)" office:value-type="float" office:value="40" calcext:value-type="float">
            <text:p>40</text:p>
          </table:table-cell>
          <table:table-cell table:style-name="ce35" table:formula="of:=DECIMAL([.N118];16)" office:value-type="float" office:value="215" calcext:value-type="float">
            <text:p>215</text:p>
          </table:table-cell>
          <table:table-cell table:style-name="ce35" table:formula="of:=DECIMAL([.O118];16)" office:value-type="float" office:value="71" calcext:value-type="float">
            <text:p>71</text:p>
          </table:table-cell>
          <table:table-cell table:style-name="ce35" table:formula="of:=DECIMAL([.P118];16)" office:value-type="float" office:value="3" calcext:value-type="float">
            <text:p>3</text:p>
          </table:table-cell>
          <table:table-cell table:style-name="ce41" table:formula="of:=DECIMAL([.Q118];16)" office:value-type="float" office:value="232" calcext:value-type="float">
            <text:p>232</text:p>
          </table:table-cell>
          <table:table-cell table:style-name="ce41" table:formula="of:=DECIMAL([.R118];16)" office:value-type="float" office:value="234" calcext:value-type="float">
            <text:p>234</text:p>
          </table:table-cell>
          <table:table-cell table:style-name="ce41" table:formula="of:=DECIMAL([.S118];16)" office:value-type="float" office:value="96" calcext:value-type="float">
            <text:p>96</text:p>
          </table:table-cell>
          <table:table-cell table:style-name="ce46" table:formula="of:=DECIMAL([.T118];16)" office:value-type="float" office:value="4" calcext:value-type="float">
            <text:p>4</text:p>
          </table:table-cell>
          <table:table-cell/>
          <table:table-cell table:style-name="ce51" table:formula="of:=([.Z118]+[.AA118]*256+[.AB118]*256*256+[.AC118]*256*256*256)/1000000" office:value-type="float" office:value="55.039932" calcext:value-type="float">
            <text:p>55,039932</text:p>
          </table:table-cell>
          <table:table-cell table:formula="of:=([.AD118]+[.AE118]*256+[.AF118]*256*256+[.AG118]*256*256*256)/1000000" office:value-type="float" office:value="73.460144" calcext:value-type="float">
            <text:p>73,460144</text:p>
          </table:table-cell>
          <table:table-cell table:style-name="ce54" table:formula="of:=([.AH118]+[.AI118]*256+[.AJ118]*256*256+[.AK118]*256*256*256)/1000000" office:value-type="float" office:value="55.039784" calcext:value-type="float">
            <text:p>55,039784</text:p>
          </table:table-cell>
          <table:table-cell table:style-name="ce57" table:formula="of:=([.AL118]+[.AM118]*256+[.AN118]*256*256+[.AO118]*256*256*256)/1000000" office:value-type="float" office:value="73.460456" calcext:value-type="float">
            <text:p>73,4604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number-columns-repeated="2"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19];16)" office:value-type="float" office:value="83" calcext:value-type="float">
            <text:p>83</text:p>
          </table:table-cell>
          <table:table-cell table:style-name="ce24" table:formula="of:=DECIMAL([.B119];16)" office:value-type="float" office:value="0" calcext:value-type="float">
            <text:p>0</text:p>
          </table:table-cell>
          <table:table-cell table:style-name="ce24" table:formula="of:=DECIMAL([.C119];16)" office:value-type="float" office:value="215" calcext:value-type="float">
            <text:p>215</text:p>
          </table:table-cell>
          <table:table-cell table:style-name="ce24" table:formula="of:=DECIMAL([.D119];16)" office:value-type="float" office:value="116" calcext:value-type="float">
            <text:p>116</text:p>
          </table:table-cell>
          <table:table-cell table:style-name="ce35" table:formula="of:=DECIMAL([.E119];16)" office:value-type="float" office:value="116" calcext:value-type="float">
            <text:p>116</text:p>
          </table:table-cell>
          <table:table-cell table:style-name="ce35" table:formula="of:=DECIMAL([.F119];16)" office:value-type="float" office:value="214" calcext:value-type="float">
            <text:p>214</text:p>
          </table:table-cell>
          <table:table-cell table:style-name="ce35" table:formula="of:=DECIMAL([.G119];16)" office:value-type="float" office:value="71" calcext:value-type="float">
            <text:p>71</text:p>
          </table:table-cell>
          <table:table-cell table:style-name="ce35" table:formula="of:=DECIMAL([.H119];16)" office:value-type="float" office:value="3" calcext:value-type="float">
            <text:p>3</text:p>
          </table:table-cell>
          <table:table-cell table:style-name="ce41" table:formula="of:=DECIMAL([.I119];16)" office:value-type="float" office:value="16" calcext:value-type="float">
            <text:p>16</text:p>
          </table:table-cell>
          <table:table-cell table:style-name="ce41" table:formula="of:=DECIMAL([.J119];16)" office:value-type="float" office:value="236" calcext:value-type="float">
            <text:p>236</text:p>
          </table:table-cell>
          <table:table-cell table:style-name="ce41" table:formula="of:=DECIMAL([.K119];16)" office:value-type="float" office:value="96" calcext:value-type="float">
            <text:p>96</text:p>
          </table:table-cell>
          <table:table-cell table:style-name="ce41" table:formula="of:=DECIMAL([.L119];16)" office:value-type="float" office:value="4" calcext:value-type="float">
            <text:p>4</text:p>
          </table:table-cell>
          <table:table-cell table:style-name="ce35" table:formula="of:=DECIMAL([.M119];16)" office:value-type="float" office:value="216" calcext:value-type="float">
            <text:p>216</text:p>
          </table:table-cell>
          <table:table-cell table:style-name="ce35" table:formula="of:=DECIMAL([.N119];16)" office:value-type="float" office:value="213" calcext:value-type="float">
            <text:p>213</text:p>
          </table:table-cell>
          <table:table-cell table:style-name="ce35" table:formula="of:=DECIMAL([.O119];16)" office:value-type="float" office:value="71" calcext:value-type="float">
            <text:p>71</text:p>
          </table:table-cell>
          <table:table-cell table:style-name="ce35" table:formula="of:=DECIMAL([.P119];16)" office:value-type="float" office:value="3" calcext:value-type="float">
            <text:p>3</text:p>
          </table:table-cell>
          <table:table-cell table:style-name="ce41" table:formula="of:=DECIMAL([.Q119];16)" office:value-type="float" office:value="48" calcext:value-type="float">
            <text:p>48</text:p>
          </table:table-cell>
          <table:table-cell table:style-name="ce41" table:formula="of:=DECIMAL([.R119];16)" office:value-type="float" office:value="237" calcext:value-type="float">
            <text:p>237</text:p>
          </table:table-cell>
          <table:table-cell table:style-name="ce41" table:formula="of:=DECIMAL([.S119];16)" office:value-type="float" office:value="96" calcext:value-type="float">
            <text:p>96</text:p>
          </table:table-cell>
          <table:table-cell table:style-name="ce46" table:formula="of:=DECIMAL([.T119];16)" office:value-type="float" office:value="4" calcext:value-type="float">
            <text:p>4</text:p>
          </table:table-cell>
          <table:table-cell/>
          <table:table-cell table:style-name="ce51" table:formula="of:=([.Z119]+[.AA119]*256+[.AB119]*256*256+[.AC119]*256*256*256)/1000000" office:value-type="float" office:value="55.039604" calcext:value-type="float">
            <text:p>55,039604</text:p>
          </table:table-cell>
          <table:table-cell table:formula="of:=([.AD119]+[.AE119]*256+[.AF119]*256*256+[.AG119]*256*256*256)/1000000" office:value-type="float" office:value="73.460752" calcext:value-type="float">
            <text:p>73,460752</text:p>
          </table:table-cell>
          <table:table-cell table:style-name="ce54" table:formula="of:=([.AH119]+[.AI119]*256+[.AJ119]*256*256+[.AK119]*256*256*256)/1000000" office:value-type="float" office:value="55.039448" calcext:value-type="float">
            <text:p>55,039448</text:p>
          </table:table-cell>
          <table:table-cell table:style-name="ce57" table:formula="of:=([.AL119]+[.AM119]*256+[.AN119]*256*256+[.AO119]*256*256*256)/1000000" office:value-type="float" office:value="73.46104" calcext:value-type="float">
            <text:p>73,461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5" calcext:value-type="float">
            <text:p>75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0];16)" office:value-type="float" office:value="83" calcext:value-type="float">
            <text:p>83</text:p>
          </table:table-cell>
          <table:table-cell table:style-name="ce24" table:formula="of:=DECIMAL([.B120];16)" office:value-type="float" office:value="0" calcext:value-type="float">
            <text:p>0</text:p>
          </table:table-cell>
          <table:table-cell table:style-name="ce24" table:formula="of:=DECIMAL([.C120];16)" office:value-type="float" office:value="215" calcext:value-type="float">
            <text:p>215</text:p>
          </table:table-cell>
          <table:table-cell table:style-name="ce24" table:formula="of:=DECIMAL([.D120];16)" office:value-type="float" office:value="117" calcext:value-type="float">
            <text:p>117</text:p>
          </table:table-cell>
          <table:table-cell table:style-name="ce35" table:formula="of:=DECIMAL([.E120];16)" office:value-type="float" office:value="56" calcext:value-type="float">
            <text:p>56</text:p>
          </table:table-cell>
          <table:table-cell table:style-name="ce35" table:formula="of:=DECIMAL([.F120];16)" office:value-type="float" office:value="213" calcext:value-type="float">
            <text:p>213</text:p>
          </table:table-cell>
          <table:table-cell table:style-name="ce35" table:formula="of:=DECIMAL([.G120];16)" office:value-type="float" office:value="71" calcext:value-type="float">
            <text:p>71</text:p>
          </table:table-cell>
          <table:table-cell table:style-name="ce35" table:formula="of:=DECIMAL([.H120];16)" office:value-type="float" office:value="3" calcext:value-type="float">
            <text:p>3</text:p>
          </table:table-cell>
          <table:table-cell table:style-name="ce41" table:formula="of:=DECIMAL([.I120];16)" office:value-type="float" office:value="96" calcext:value-type="float">
            <text:p>96</text:p>
          </table:table-cell>
          <table:table-cell table:style-name="ce41" table:formula="of:=DECIMAL([.J120];16)" office:value-type="float" office:value="238" calcext:value-type="float">
            <text:p>238</text:p>
          </table:table-cell>
          <table:table-cell table:style-name="ce41" table:formula="of:=DECIMAL([.K120];16)" office:value-type="float" office:value="96" calcext:value-type="float">
            <text:p>96</text:p>
          </table:table-cell>
          <table:table-cell table:style-name="ce41" table:formula="of:=DECIMAL([.L120];16)" office:value-type="float" office:value="4" calcext:value-type="float">
            <text:p>4</text:p>
          </table:table-cell>
          <table:table-cell table:style-name="ce35" table:formula="of:=DECIMAL([.M120];16)" office:value-type="float" office:value="140" calcext:value-type="float">
            <text:p>140</text:p>
          </table:table-cell>
          <table:table-cell table:style-name="ce35" table:formula="of:=DECIMAL([.N120];16)" office:value-type="float" office:value="212" calcext:value-type="float">
            <text:p>212</text:p>
          </table:table-cell>
          <table:table-cell table:style-name="ce35" table:formula="of:=DECIMAL([.O120];16)" office:value-type="float" office:value="71" calcext:value-type="float">
            <text:p>71</text:p>
          </table:table-cell>
          <table:table-cell table:style-name="ce35" table:formula="of:=DECIMAL([.P120];16)" office:value-type="float" office:value="3" calcext:value-type="float">
            <text:p>3</text:p>
          </table:table-cell>
          <table:table-cell table:style-name="ce41" table:formula="of:=DECIMAL([.Q120];16)" office:value-type="float" office:value="128" calcext:value-type="float">
            <text:p>128</text:p>
          </table:table-cell>
          <table:table-cell table:style-name="ce41" table:formula="of:=DECIMAL([.R120];16)" office:value-type="float" office:value="239" calcext:value-type="float">
            <text:p>239</text:p>
          </table:table-cell>
          <table:table-cell table:style-name="ce41" table:formula="of:=DECIMAL([.S120];16)" office:value-type="float" office:value="96" calcext:value-type="float">
            <text:p>96</text:p>
          </table:table-cell>
          <table:table-cell table:style-name="ce46" table:formula="of:=DECIMAL([.T120];16)" office:value-type="float" office:value="4" calcext:value-type="float">
            <text:p>4</text:p>
          </table:table-cell>
          <table:table-cell/>
          <table:table-cell table:style-name="ce51" table:formula="of:=([.Z120]+[.AA120]*256+[.AB120]*256*256+[.AC120]*256*256*256)/1000000" office:value-type="float" office:value="55.039288" calcext:value-type="float">
            <text:p>55,039288</text:p>
          </table:table-cell>
          <table:table-cell table:formula="of:=([.AD120]+[.AE120]*256+[.AF120]*256*256+[.AG120]*256*256*256)/1000000" office:value-type="float" office:value="73.461344" calcext:value-type="float">
            <text:p>73,461344</text:p>
          </table:table-cell>
          <table:table-cell table:style-name="ce54" table:formula="of:=([.AH120]+[.AI120]*256+[.AJ120]*256*256+[.AK120]*256*256*256)/1000000" office:value-type="float" office:value="55.039116" calcext:value-type="float">
            <text:p>55,039116</text:p>
          </table:table-cell>
          <table:table-cell table:style-name="ce57" table:formula="of:=([.AL120]+[.AM120]*256+[.AN120]*256*256+[.AO120]*256*256*256)/1000000" office:value-type="float" office:value="73.461632" calcext:value-type="float">
            <text:p>73,461632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6" calcext:value-type="float">
            <text:p>76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0" table:formula="of:=DECIMAL([.A121];16)" office:value-type="float" office:value="83" calcext:value-type="float">
            <text:p>83</text:p>
          </table:table-cell>
          <table:table-cell table:style-name="ce28" table:formula="of:=DECIMAL([.B121];16)" office:value-type="float" office:value="0" calcext:value-type="float">
            <text:p>0</text:p>
          </table:table-cell>
          <table:table-cell table:style-name="ce28" table:formula="of:=DECIMAL([.C121];16)" office:value-type="float" office:value="215" calcext:value-type="float">
            <text:p>215</text:p>
          </table:table-cell>
          <table:table-cell table:style-name="ce28" table:formula="of:=DECIMAL([.D121];16)" office:value-type="float" office:value="118" calcext:value-type="float">
            <text:p>118</text:p>
          </table:table-cell>
          <table:table-cell table:style-name="ce37" table:formula="of:=DECIMAL([.E121];16)" office:value-type="float" office:value="232" calcext:value-type="float">
            <text:p>232</text:p>
          </table:table-cell>
          <table:table-cell table:style-name="ce37" table:formula="of:=DECIMAL([.F121];16)" office:value-type="float" office:value="211" calcext:value-type="float">
            <text:p>211</text:p>
          </table:table-cell>
          <table:table-cell table:style-name="ce37" table:formula="of:=DECIMAL([.G121];16)" office:value-type="float" office:value="71" calcext:value-type="float">
            <text:p>71</text:p>
          </table:table-cell>
          <table:table-cell table:style-name="ce37" table:formula="of:=DECIMAL([.H121];16)" office:value-type="float" office:value="3" calcext:value-type="float">
            <text:p>3</text:p>
          </table:table-cell>
          <table:table-cell table:style-name="ce43" table:formula="of:=DECIMAL([.I121];16)" office:value-type="float" office:value="152" calcext:value-type="float">
            <text:p>152</text:p>
          </table:table-cell>
          <table:table-cell table:style-name="ce43" table:formula="of:=DECIMAL([.J121];16)" office:value-type="float" office:value="240" calcext:value-type="float">
            <text:p>240</text:p>
          </table:table-cell>
          <table:table-cell table:style-name="ce43" table:formula="of:=DECIMAL([.K121];16)" office:value-type="float" office:value="96" calcext:value-type="float">
            <text:p>96</text:p>
          </table:table-cell>
          <table:table-cell table:style-name="ce43" table:formula="of:=DECIMAL([.L121];16)" office:value-type="float" office:value="4" calcext:value-type="float">
            <text:p>4</text:p>
          </table:table-cell>
          <table:table-cell table:style-name="ce37" table:formula="of:=DECIMAL([.M121];16)" office:value-type="float" office:value="72" calcext:value-type="float">
            <text:p>72</text:p>
          </table:table-cell>
          <table:table-cell table:style-name="ce37" table:formula="of:=DECIMAL([.N121];16)" office:value-type="float" office:value="211" calcext:value-type="float">
            <text:p>211</text:p>
          </table:table-cell>
          <table:table-cell table:style-name="ce37" table:formula="of:=DECIMAL([.O121];16)" office:value-type="float" office:value="71" calcext:value-type="float">
            <text:p>71</text:p>
          </table:table-cell>
          <table:table-cell table:style-name="ce37" table:formula="of:=DECIMAL([.P121];16)" office:value-type="float" office:value="3" calcext:value-type="float">
            <text:p>3</text:p>
          </table:table-cell>
          <table:table-cell table:style-name="ce43" table:formula="of:=DECIMAL([.Q121];16)" office:value-type="float" office:value="128" calcext:value-type="float">
            <text:p>128</text:p>
          </table:table-cell>
          <table:table-cell table:style-name="ce43" table:formula="of:=DECIMAL([.R121];16)" office:value-type="float" office:value="241" calcext:value-type="float">
            <text:p>241</text:p>
          </table:table-cell>
          <table:table-cell table:style-name="ce41" table:formula="of:=DECIMAL([.S121];16)" office:value-type="float" office:value="96" calcext:value-type="float">
            <text:p>96</text:p>
          </table:table-cell>
          <table:table-cell table:style-name="ce46" table:formula="of:=DECIMAL([.T121];16)" office:value-type="float" office:value="4" calcext:value-type="float">
            <text:p>4</text:p>
          </table:table-cell>
          <table:table-cell/>
          <table:table-cell table:style-name="ce51" table:formula="of:=([.Z121]+[.AA121]*256+[.AB121]*256*256+[.AC121]*256*256*256)/1000000" office:value-type="float" office:value="55.038952" calcext:value-type="float">
            <text:p>55,038952</text:p>
          </table:table-cell>
          <table:table-cell table:formula="of:=([.AD121]+[.AE121]*256+[.AF121]*256*256+[.AG121]*256*256*256)/1000000" office:value-type="float" office:value="73.461912" calcext:value-type="float">
            <text:p>73,461912</text:p>
          </table:table-cell>
          <table:table-cell table:style-name="ce54" table:formula="of:=([.AH121]+[.AI121]*256+[.AJ121]*256*256+[.AK121]*256*256*256)/1000000" office:value-type="float" office:value="55.038792" calcext:value-type="float">
            <text:p>55,038792</text:p>
          </table:table-cell>
          <table:table-cell table:style-name="ce57" table:formula="of:=([.AL121]+[.AM121]*256+[.AN121]*256*256+[.AO121]*256*256*256)/1000000" office:value-type="float" office:value="73.462144" calcext:value-type="float">
            <text:p>73,4621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7" calcext:value-type="float">
            <text:p>77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2];16)" office:value-type="float" office:value="83" calcext:value-type="float">
            <text:p>83</text:p>
          </table:table-cell>
          <table:table-cell table:style-name="ce24" table:formula="of:=DECIMAL([.B122];16)" office:value-type="float" office:value="0" calcext:value-type="float">
            <text:p>0</text:p>
          </table:table-cell>
          <table:table-cell table:style-name="ce24" table:formula="of:=DECIMAL([.C122];16)" office:value-type="float" office:value="215" calcext:value-type="float">
            <text:p>215</text:p>
          </table:table-cell>
          <table:table-cell table:style-name="ce24" table:formula="of:=DECIMAL([.D122];16)" office:value-type="float" office:value="119" calcext:value-type="float">
            <text:p>119</text:p>
          </table:table-cell>
          <table:table-cell table:style-name="ce35" table:formula="of:=DECIMAL([.E122];16)" office:value-type="float" office:value="140" calcext:value-type="float">
            <text:p>140</text:p>
          </table:table-cell>
          <table:table-cell table:style-name="ce35" table:formula="of:=DECIMAL([.F122];16)" office:value-type="float" office:value="211" calcext:value-type="float">
            <text:p>211</text:p>
          </table:table-cell>
          <table:table-cell table:style-name="ce35" table:formula="of:=DECIMAL([.G122];16)" office:value-type="float" office:value="71" calcext:value-type="float">
            <text:p>71</text:p>
          </table:table-cell>
          <table:table-cell table:style-name="ce35" table:formula="of:=DECIMAL([.H122];16)" office:value-type="float" office:value="3" calcext:value-type="float">
            <text:p>3</text:p>
          </table:table-cell>
          <table:table-cell table:style-name="ce41" table:formula="of:=DECIMAL([.I122];16)" office:value-type="float" office:value="104" calcext:value-type="float">
            <text:p>104</text:p>
          </table:table-cell>
          <table:table-cell table:style-name="ce41" table:formula="of:=DECIMAL([.J122];16)" office:value-type="float" office:value="240" calcext:value-type="float">
            <text:p>240</text:p>
          </table:table-cell>
          <table:table-cell table:style-name="ce41" table:formula="of:=DECIMAL([.K122];16)" office:value-type="float" office:value="96" calcext:value-type="float">
            <text:p>96</text:p>
          </table:table-cell>
          <table:table-cell table:style-name="ce41" table:formula="of:=DECIMAL([.L122];16)" office:value-type="float" office:value="4" calcext:value-type="float">
            <text:p>4</text:p>
          </table:table-cell>
          <table:table-cell table:style-name="ce35" table:formula="of:=DECIMAL([.M122];16)" office:value-type="float" office:value="8" calcext:value-type="float">
            <text:p>8</text:p>
          </table:table-cell>
          <table:table-cell table:style-name="ce35" table:formula="of:=DECIMAL([.N122];16)" office:value-type="float" office:value="212" calcext:value-type="float">
            <text:p>212</text:p>
          </table:table-cell>
          <table:table-cell table:style-name="ce35" table:formula="of:=DECIMAL([.O122];16)" office:value-type="float" office:value="71" calcext:value-type="float">
            <text:p>71</text:p>
          </table:table-cell>
          <table:table-cell table:style-name="ce35" table:formula="of:=DECIMAL([.P122];16)" office:value-type="float" office:value="3" calcext:value-type="float">
            <text:p>3</text:p>
          </table:table-cell>
          <table:table-cell table:style-name="ce41" table:formula="of:=DECIMAL([.Q122];16)" office:value-type="float" office:value="136" calcext:value-type="float">
            <text:p>136</text:p>
          </table:table-cell>
          <table:table-cell table:style-name="ce41" table:formula="of:=DECIMAL([.R122];16)" office:value-type="float" office:value="239" calcext:value-type="float">
            <text:p>239</text:p>
          </table:table-cell>
          <table:table-cell table:style-name="ce41" table:formula="of:=DECIMAL([.S122];16)" office:value-type="float" office:value="96" calcext:value-type="float">
            <text:p>96</text:p>
          </table:table-cell>
          <table:table-cell table:style-name="ce46" table:formula="of:=DECIMAL([.T122];16)" office:value-type="float" office:value="4" calcext:value-type="float">
            <text:p>4</text:p>
          </table:table-cell>
          <table:table-cell/>
          <table:table-cell table:style-name="ce51" table:formula="of:=([.Z122]+[.AA122]*256+[.AB122]*256*256+[.AC122]*256*256*256)/1000000" office:value-type="float" office:value="55.03886" calcext:value-type="float">
            <text:p>55,03886</text:p>
          </table:table-cell>
          <table:table-cell table:formula="of:=([.AD122]+[.AE122]*256+[.AF122]*256*256+[.AG122]*256*256*256)/1000000" office:value-type="float" office:value="73.461864" calcext:value-type="float">
            <text:p>73,461864</text:p>
          </table:table-cell>
          <table:table-cell table:style-name="ce54" table:formula="of:=([.AH122]+[.AI122]*256+[.AJ122]*256*256+[.AK122]*256*256*256)/1000000" office:value-type="float" office:value="55.038984" calcext:value-type="float">
            <text:p>55,038984</text:p>
          </table:table-cell>
          <table:table-cell table:style-name="ce57" table:formula="of:=([.AL122]+[.AM122]*256+[.AN122]*256*256+[.AO122]*256*256*256)/1000000" office:value-type="float" office:value="73.46164" calcext:value-type="float">
            <text:p>73,461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3];16)" office:value-type="float" office:value="83" calcext:value-type="float">
            <text:p>83</text:p>
          </table:table-cell>
          <table:table-cell table:style-name="ce24" table:formula="of:=DECIMAL([.B123];16)" office:value-type="float" office:value="0" calcext:value-type="float">
            <text:p>0</text:p>
          </table:table-cell>
          <table:table-cell table:style-name="ce24" table:formula="of:=DECIMAL([.C123];16)" office:value-type="float" office:value="215" calcext:value-type="float">
            <text:p>215</text:p>
          </table:table-cell>
          <table:table-cell table:style-name="ce24" table:formula="of:=DECIMAL([.D123];16)" office:value-type="float" office:value="120" calcext:value-type="float">
            <text:p>120</text:p>
          </table:table-cell>
          <table:table-cell table:style-name="ce35" table:formula="of:=DECIMAL([.E123];16)" office:value-type="float" office:value="112" calcext:value-type="float">
            <text:p>112</text:p>
          </table:table-cell>
          <table:table-cell table:style-name="ce35" table:formula="of:=DECIMAL([.F123];16)" office:value-type="float" office:value="212" calcext:value-type="float">
            <text:p>212</text:p>
          </table:table-cell>
          <table:table-cell table:style-name="ce35" table:formula="of:=DECIMAL([.G123];16)" office:value-type="float" office:value="71" calcext:value-type="float">
            <text:p>71</text:p>
          </table:table-cell>
          <table:table-cell table:style-name="ce35" table:formula="of:=DECIMAL([.H123];16)" office:value-type="float" office:value="3" calcext:value-type="float">
            <text:p>3</text:p>
          </table:table-cell>
          <table:table-cell table:style-name="ce41" table:formula="of:=DECIMAL([.I123];16)" office:value-type="float" office:value="112" calcext:value-type="float">
            <text:p>112</text:p>
          </table:table-cell>
          <table:table-cell table:style-name="ce41" table:formula="of:=DECIMAL([.J123];16)" office:value-type="float" office:value="238" calcext:value-type="float">
            <text:p>238</text:p>
          </table:table-cell>
          <table:table-cell table:style-name="ce41" table:formula="of:=DECIMAL([.K123];16)" office:value-type="float" office:value="96" calcext:value-type="float">
            <text:p>96</text:p>
          </table:table-cell>
          <table:table-cell table:style-name="ce41" table:formula="of:=DECIMAL([.L123];16)" office:value-type="float" office:value="4" calcext:value-type="float">
            <text:p>4</text:p>
          </table:table-cell>
          <table:table-cell table:style-name="ce35" table:formula="of:=DECIMAL([.M123];16)" office:value-type="float" office:value="224" calcext:value-type="float">
            <text:p>224</text:p>
          </table:table-cell>
          <table:table-cell table:style-name="ce35" table:formula="of:=DECIMAL([.N123];16)" office:value-type="float" office:value="212" calcext:value-type="float">
            <text:p>212</text:p>
          </table:table-cell>
          <table:table-cell table:style-name="ce35" table:formula="of:=DECIMAL([.O123];16)" office:value-type="float" office:value="71" calcext:value-type="float">
            <text:p>71</text:p>
          </table:table-cell>
          <table:table-cell table:style-name="ce35" table:formula="of:=DECIMAL([.P123];16)" office:value-type="float" office:value="3" calcext:value-type="float">
            <text:p>3</text:p>
          </table:table-cell>
          <table:table-cell table:style-name="ce41" table:formula="of:=DECIMAL([.Q123];16)" office:value-type="float" office:value="112" calcext:value-type="float">
            <text:p>112</text:p>
          </table:table-cell>
          <table:table-cell table:style-name="ce41" table:formula="of:=DECIMAL([.R123];16)" office:value-type="float" office:value="237" calcext:value-type="float">
            <text:p>237</text:p>
          </table:table-cell>
          <table:table-cell table:style-name="ce41" table:formula="of:=DECIMAL([.S123];16)" office:value-type="float" office:value="96" calcext:value-type="float">
            <text:p>96</text:p>
          </table:table-cell>
          <table:table-cell table:style-name="ce46" table:formula="of:=DECIMAL([.T123];16)" office:value-type="float" office:value="4" calcext:value-type="float">
            <text:p>4</text:p>
          </table:table-cell>
          <table:table-cell/>
          <table:table-cell table:style-name="ce51" table:formula="of:=([.Z123]+[.AA123]*256+[.AB123]*256*256+[.AC123]*256*256*256)/1000000" office:value-type="float" office:value="55.039088" calcext:value-type="float">
            <text:p>55,039088</text:p>
          </table:table-cell>
          <table:table-cell table:formula="of:=([.AD123]+[.AE123]*256+[.AF123]*256*256+[.AG123]*256*256*256)/1000000" office:value-type="float" office:value="73.46136" calcext:value-type="float">
            <text:p>73,46136</text:p>
          </table:table-cell>
          <table:table-cell table:style-name="ce54" table:formula="of:=([.AH123]+[.AI123]*256+[.AJ123]*256*256+[.AK123]*256*256*256)/1000000" office:value-type="float" office:value="55.0392" calcext:value-type="float">
            <text:p>55,0392</text:p>
          </table:table-cell>
          <table:table-cell table:style-name="ce57" table:formula="of:=([.AL123]+[.AM123]*256+[.AN123]*256*256+[.AO123]*256*256*256)/1000000" office:value-type="float" office:value="73.461104" calcext:value-type="float">
            <text:p>73,4611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79" calcext:value-type="float">
            <text:p>79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4];16)" office:value-type="float" office:value="83" calcext:value-type="float">
            <text:p>83</text:p>
          </table:table-cell>
          <table:table-cell table:style-name="ce24" table:formula="of:=DECIMAL([.B124];16)" office:value-type="float" office:value="0" calcext:value-type="float">
            <text:p>0</text:p>
          </table:table-cell>
          <table:table-cell table:style-name="ce24" table:formula="of:=DECIMAL([.C124];16)" office:value-type="float" office:value="215" calcext:value-type="float">
            <text:p>215</text:p>
          </table:table-cell>
          <table:table-cell table:style-name="ce24" table:formula="of:=DECIMAL([.D124];16)" office:value-type="float" office:value="121" calcext:value-type="float">
            <text:p>121</text:p>
          </table:table-cell>
          <table:table-cell table:style-name="ce35" table:formula="of:=DECIMAL([.E124];16)" office:value-type="float" office:value="116" calcext:value-type="float">
            <text:p>116</text:p>
          </table:table-cell>
          <table:table-cell table:style-name="ce35" table:formula="of:=DECIMAL([.F124];16)" office:value-type="float" office:value="213" calcext:value-type="float">
            <text:p>213</text:p>
          </table:table-cell>
          <table:table-cell table:style-name="ce35" table:formula="of:=DECIMAL([.G124];16)" office:value-type="float" office:value="71" calcext:value-type="float">
            <text:p>71</text:p>
          </table:table-cell>
          <table:table-cell table:style-name="ce35" table:formula="of:=DECIMAL([.H124];16)" office:value-type="float" office:value="3" calcext:value-type="float">
            <text:p>3</text:p>
          </table:table-cell>
          <table:table-cell table:style-name="ce41" table:formula="of:=DECIMAL([.I124];16)" office:value-type="float" office:value="136" calcext:value-type="float">
            <text:p>136</text:p>
          </table:table-cell>
          <table:table-cell table:style-name="ce41" table:formula="of:=DECIMAL([.J124];16)" office:value-type="float" office:value="236" calcext:value-type="float">
            <text:p>236</text:p>
          </table:table-cell>
          <table:table-cell table:style-name="ce41" table:formula="of:=DECIMAL([.K124];16)" office:value-type="float" office:value="96" calcext:value-type="float">
            <text:p>96</text:p>
          </table:table-cell>
          <table:table-cell table:style-name="ce41" table:formula="of:=DECIMAL([.L124];16)" office:value-type="float" office:value="4" calcext:value-type="float">
            <text:p>4</text:p>
          </table:table-cell>
          <table:table-cell table:style-name="ce35" table:formula="of:=DECIMAL([.M124];16)" office:value-type="float" office:value="252" calcext:value-type="float">
            <text:p>252</text:p>
          </table:table-cell>
          <table:table-cell table:style-name="ce35" table:formula="of:=DECIMAL([.N124];16)" office:value-type="float" office:value="213" calcext:value-type="float">
            <text:p>213</text:p>
          </table:table-cell>
          <table:table-cell table:style-name="ce35" table:formula="of:=DECIMAL([.O124];16)" office:value-type="float" office:value="71" calcext:value-type="float">
            <text:p>71</text:p>
          </table:table-cell>
          <table:table-cell table:style-name="ce35" table:formula="of:=DECIMAL([.P124];16)" office:value-type="float" office:value="3" calcext:value-type="float">
            <text:p>3</text:p>
          </table:table-cell>
          <table:table-cell table:style-name="ce41" table:formula="of:=DECIMAL([.Q124];16)" office:value-type="float" office:value="184" calcext:value-type="float">
            <text:p>184</text:p>
          </table:table-cell>
          <table:table-cell table:style-name="ce41" table:formula="of:=DECIMAL([.R124];16)" office:value-type="float" office:value="235" calcext:value-type="float">
            <text:p>235</text:p>
          </table:table-cell>
          <table:table-cell table:style-name="ce41" table:formula="of:=DECIMAL([.S124];16)" office:value-type="float" office:value="96" calcext:value-type="float">
            <text:p>96</text:p>
          </table:table-cell>
          <table:table-cell table:style-name="ce46" table:formula="of:=DECIMAL([.T124];16)" office:value-type="float" office:value="4" calcext:value-type="float">
            <text:p>4</text:p>
          </table:table-cell>
          <table:table-cell/>
          <table:table-cell table:style-name="ce51" table:formula="of:=([.Z124]+[.AA124]*256+[.AB124]*256*256+[.AC124]*256*256*256)/1000000" office:value-type="float" office:value="55.039348" calcext:value-type="float">
            <text:p>55,039348</text:p>
          </table:table-cell>
          <table:table-cell table:formula="of:=([.AD124]+[.AE124]*256+[.AF124]*256*256+[.AG124]*256*256*256)/1000000" office:value-type="float" office:value="73.460872" calcext:value-type="float">
            <text:p>73,460872</text:p>
          </table:table-cell>
          <table:table-cell table:style-name="ce54" table:formula="of:=([.AH124]+[.AI124]*256+[.AJ124]*256*256+[.AK124]*256*256*256)/1000000" office:value-type="float" office:value="55.039484" calcext:value-type="float">
            <text:p>55,039484</text:p>
          </table:table-cell>
          <table:table-cell table:style-name="ce57" table:formula="of:=([.AL124]+[.AM124]*256+[.AN124]*256*256+[.AO124]*256*256*256)/1000000" office:value-type="float" office:value="73.460664" calcext:value-type="float">
            <text:p>73,4606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A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5];16)" office:value-type="float" office:value="83" calcext:value-type="float">
            <text:p>83</text:p>
          </table:table-cell>
          <table:table-cell table:style-name="ce24" table:formula="of:=DECIMAL([.B125];16)" office:value-type="float" office:value="0" calcext:value-type="float">
            <text:p>0</text:p>
          </table:table-cell>
          <table:table-cell table:style-name="ce24" table:formula="of:=DECIMAL([.C125];16)" office:value-type="float" office:value="215" calcext:value-type="float">
            <text:p>215</text:p>
          </table:table-cell>
          <table:table-cell table:style-name="ce24" table:formula="of:=DECIMAL([.D125];16)" office:value-type="float" office:value="122" calcext:value-type="float">
            <text:p>122</text:p>
          </table:table-cell>
          <table:table-cell table:style-name="ce35" table:formula="of:=DECIMAL([.E125];16)" office:value-type="float" office:value="120" calcext:value-type="float">
            <text:p>120</text:p>
          </table:table-cell>
          <table:table-cell table:style-name="ce35" table:formula="of:=DECIMAL([.F125];16)" office:value-type="float" office:value="214" calcext:value-type="float">
            <text:p>214</text:p>
          </table:table-cell>
          <table:table-cell table:style-name="ce35" table:formula="of:=DECIMAL([.G125];16)" office:value-type="float" office:value="71" calcext:value-type="float">
            <text:p>71</text:p>
          </table:table-cell>
          <table:table-cell table:style-name="ce35" table:formula="of:=DECIMAL([.H125];16)" office:value-type="float" office:value="3" calcext:value-type="float">
            <text:p>3</text:p>
          </table:table-cell>
          <table:table-cell table:style-name="ce41" table:formula="of:=DECIMAL([.I125];16)" office:value-type="float" office:value="152" calcext:value-type="float">
            <text:p>152</text:p>
          </table:table-cell>
          <table:table-cell table:style-name="ce41" table:formula="of:=DECIMAL([.J125];16)" office:value-type="float" office:value="234" calcext:value-type="float">
            <text:p>234</text:p>
          </table:table-cell>
          <table:table-cell table:style-name="ce41" table:formula="of:=DECIMAL([.K125];16)" office:value-type="float" office:value="96" calcext:value-type="float">
            <text:p>96</text:p>
          </table:table-cell>
          <table:table-cell table:style-name="ce41" table:formula="of:=DECIMAL([.L125];16)" office:value-type="float" office:value="4" calcext:value-type="float">
            <text:p>4</text:p>
          </table:table-cell>
          <table:table-cell table:style-name="ce35" table:formula="of:=DECIMAL([.M125];16)" office:value-type="float" office:value="248" calcext:value-type="float">
            <text:p>248</text:p>
          </table:table-cell>
          <table:table-cell table:style-name="ce35" table:formula="of:=DECIMAL([.N125];16)" office:value-type="float" office:value="214" calcext:value-type="float">
            <text:p>214</text:p>
          </table:table-cell>
          <table:table-cell table:style-name="ce35" table:formula="of:=DECIMAL([.O125];16)" office:value-type="float" office:value="71" calcext:value-type="float">
            <text:p>71</text:p>
          </table:table-cell>
          <table:table-cell table:style-name="ce35" table:formula="of:=DECIMAL([.P125];16)" office:value-type="float" office:value="3" calcext:value-type="float">
            <text:p>3</text:p>
          </table:table-cell>
          <table:table-cell table:style-name="ce41" table:formula="of:=DECIMAL([.Q125];16)" office:value-type="float" office:value="128" calcext:value-type="float">
            <text:p>128</text:p>
          </table:table-cell>
          <table:table-cell table:style-name="ce41" table:formula="of:=DECIMAL([.R125];16)" office:value-type="float" office:value="233" calcext:value-type="float">
            <text:p>233</text:p>
          </table:table-cell>
          <table:table-cell table:style-name="ce41" table:formula="of:=DECIMAL([.S125];16)" office:value-type="float" office:value="96" calcext:value-type="float">
            <text:p>96</text:p>
          </table:table-cell>
          <table:table-cell table:style-name="ce46" table:formula="of:=DECIMAL([.T125];16)" office:value-type="float" office:value="4" calcext:value-type="float">
            <text:p>4</text:p>
          </table:table-cell>
          <table:table-cell/>
          <table:table-cell table:style-name="ce51" table:formula="of:=([.Z125]+[.AA125]*256+[.AB125]*256*256+[.AC125]*256*256*256)/1000000" office:value-type="float" office:value="55.039608" calcext:value-type="float">
            <text:p>55,039608</text:p>
          </table:table-cell>
          <table:table-cell table:formula="of:=([.AD125]+[.AE125]*256+[.AF125]*256*256+[.AG125]*256*256*256)/1000000" office:value-type="float" office:value="73.460376" calcext:value-type="float">
            <text:p>73,460376</text:p>
          </table:table-cell>
          <table:table-cell table:style-name="ce54" table:formula="of:=([.AH125]+[.AI125]*256+[.AJ125]*256*256+[.AK125]*256*256*256)/1000000" office:value-type="float" office:value="55.039736" calcext:value-type="float">
            <text:p>55,039736</text:p>
          </table:table-cell>
          <table:table-cell table:style-name="ce57" table:formula="of:=([.AL125]+[.AM125]*256+[.AN125]*256*256+[.AO125]*256*256*256)/1000000" office:value-type="float" office:value="73.460096" calcext:value-type="float">
            <text:p>73,4600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B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6];16)" office:value-type="float" office:value="83" calcext:value-type="float">
            <text:p>83</text:p>
          </table:table-cell>
          <table:table-cell table:style-name="ce24" table:formula="of:=DECIMAL([.B126];16)" office:value-type="float" office:value="0" calcext:value-type="float">
            <text:p>0</text:p>
          </table:table-cell>
          <table:table-cell table:style-name="ce24" table:formula="of:=DECIMAL([.C126];16)" office:value-type="float" office:value="215" calcext:value-type="float">
            <text:p>215</text:p>
          </table:table-cell>
          <table:table-cell table:style-name="ce24" table:formula="of:=DECIMAL([.D126];16)" office:value-type="float" office:value="123" calcext:value-type="float">
            <text:p>123</text:p>
          </table:table-cell>
          <table:table-cell table:style-name="ce35" table:formula="of:=DECIMAL([.E126];16)" office:value-type="float" office:value="136" calcext:value-type="float">
            <text:p>136</text:p>
          </table:table-cell>
          <table:table-cell table:style-name="ce35" table:formula="of:=DECIMAL([.F126];16)" office:value-type="float" office:value="215" calcext:value-type="float">
            <text:p>215</text:p>
          </table:table-cell>
          <table:table-cell table:style-name="ce35" table:formula="of:=DECIMAL([.G126];16)" office:value-type="float" office:value="71" calcext:value-type="float">
            <text:p>71</text:p>
          </table:table-cell>
          <table:table-cell table:style-name="ce35" table:formula="of:=DECIMAL([.H126];16)" office:value-type="float" office:value="3" calcext:value-type="float">
            <text:p>3</text:p>
          </table:table-cell>
          <table:table-cell table:style-name="ce41" table:formula="of:=DECIMAL([.I126];16)" office:value-type="float" office:value="168" calcext:value-type="float">
            <text:p>168</text:p>
          </table:table-cell>
          <table:table-cell table:style-name="ce41" table:formula="of:=DECIMAL([.J126];16)" office:value-type="float" office:value="232" calcext:value-type="float">
            <text:p>232</text:p>
          </table:table-cell>
          <table:table-cell table:style-name="ce41" table:formula="of:=DECIMAL([.K126];16)" office:value-type="float" office:value="96" calcext:value-type="float">
            <text:p>96</text:p>
          </table:table-cell>
          <table:table-cell table:style-name="ce41" table:formula="of:=DECIMAL([.L126];16)" office:value-type="float" office:value="4" calcext:value-type="float">
            <text:p>4</text:p>
          </table:table-cell>
          <table:table-cell table:style-name="ce35" table:formula="of:=DECIMAL([.M126];16)" office:value-type="float" office:value="24" calcext:value-type="float">
            <text:p>24</text:p>
          </table:table-cell>
          <table:table-cell table:style-name="ce35" table:formula="of:=DECIMAL([.N126];16)" office:value-type="float" office:value="216" calcext:value-type="float">
            <text:p>216</text:p>
          </table:table-cell>
          <table:table-cell table:style-name="ce35" table:formula="of:=DECIMAL([.O126];16)" office:value-type="float" office:value="71" calcext:value-type="float">
            <text:p>71</text:p>
          </table:table-cell>
          <table:table-cell table:style-name="ce35" table:formula="of:=DECIMAL([.P126];16)" office:value-type="float" office:value="3" calcext:value-type="float">
            <text:p>3</text:p>
          </table:table-cell>
          <table:table-cell table:style-name="ce41" table:formula="of:=DECIMAL([.Q126];16)" office:value-type="float" office:value="160" calcext:value-type="float">
            <text:p>160</text:p>
          </table:table-cell>
          <table:table-cell table:style-name="ce41" table:formula="of:=DECIMAL([.R126];16)" office:value-type="float" office:value="231" calcext:value-type="float">
            <text:p>231</text:p>
          </table:table-cell>
          <table:table-cell table:style-name="ce41" table:formula="of:=DECIMAL([.S126];16)" office:value-type="float" office:value="96" calcext:value-type="float">
            <text:p>96</text:p>
          </table:table-cell>
          <table:table-cell table:style-name="ce46" table:formula="of:=DECIMAL([.T126];16)" office:value-type="float" office:value="4" calcext:value-type="float">
            <text:p>4</text:p>
          </table:table-cell>
          <table:table-cell/>
          <table:table-cell table:style-name="ce51" table:formula="of:=([.Z126]+[.AA126]*256+[.AB126]*256*256+[.AC126]*256*256*256)/1000000" office:value-type="float" office:value="55.03988" calcext:value-type="float">
            <text:p>55,03988</text:p>
          </table:table-cell>
          <table:table-cell table:formula="of:=([.AD126]+[.AE126]*256+[.AF126]*256*256+[.AG126]*256*256*256)/1000000" office:value-type="float" office:value="73.45988" calcext:value-type="float">
            <text:p>73,45988</text:p>
          </table:table-cell>
          <table:table-cell table:style-name="ce54" table:formula="of:=([.AH126]+[.AI126]*256+[.AJ126]*256*256+[.AK126]*256*256*256)/1000000" office:value-type="float" office:value="55.040024" calcext:value-type="float">
            <text:p>55,040024</text:p>
          </table:table-cell>
          <table:table-cell table:style-name="ce57" table:formula="of:=([.AL126]+[.AM126]*256+[.AN126]*256*256+[.AO126]*256*256*256)/1000000" office:value-type="float" office:value="73.459616" calcext:value-type="float">
            <text:p>73,4596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7];16)" office:value-type="float" office:value="83" calcext:value-type="float">
            <text:p>83</text:p>
          </table:table-cell>
          <table:table-cell table:style-name="ce24" table:formula="of:=DECIMAL([.B127];16)" office:value-type="float" office:value="0" calcext:value-type="float">
            <text:p>0</text:p>
          </table:table-cell>
          <table:table-cell table:style-name="ce24" table:formula="of:=DECIMAL([.C127];16)" office:value-type="float" office:value="215" calcext:value-type="float">
            <text:p>215</text:p>
          </table:table-cell>
          <table:table-cell table:style-name="ce24" table:formula="of:=DECIMAL([.D127];16)" office:value-type="float" office:value="124" calcext:value-type="float">
            <text:p>124</text:p>
          </table:table-cell>
          <table:table-cell table:style-name="ce35" table:formula="of:=DECIMAL([.E127];16)" office:value-type="float" office:value="192" calcext:value-type="float">
            <text:p>192</text:p>
          </table:table-cell>
          <table:table-cell table:style-name="ce35" table:formula="of:=DECIMAL([.F127];16)" office:value-type="float" office:value="216" calcext:value-type="float">
            <text:p>216</text:p>
          </table:table-cell>
          <table:table-cell table:style-name="ce35" table:formula="of:=DECIMAL([.G127];16)" office:value-type="float" office:value="71" calcext:value-type="float">
            <text:p>71</text:p>
          </table:table-cell>
          <table:table-cell table:style-name="ce35" table:formula="of:=DECIMAL([.H127];16)" office:value-type="float" office:value="3" calcext:value-type="float">
            <text:p>3</text:p>
          </table:table-cell>
          <table:table-cell table:style-name="ce41" table:formula="of:=DECIMAL([.I127];16)" office:value-type="float" office:value="152" calcext:value-type="float">
            <text:p>152</text:p>
          </table:table-cell>
          <table:table-cell table:style-name="ce41" table:formula="of:=DECIMAL([.J127];16)" office:value-type="float" office:value="230" calcext:value-type="float">
            <text:p>230</text:p>
          </table:table-cell>
          <table:table-cell table:style-name="ce41" table:formula="of:=DECIMAL([.K127];16)" office:value-type="float" office:value="96" calcext:value-type="float">
            <text:p>96</text:p>
          </table:table-cell>
          <table:table-cell table:style-name="ce41" table:formula="of:=DECIMAL([.L127];16)" office:value-type="float" office:value="4" calcext:value-type="float">
            <text:p>4</text:p>
          </table:table-cell>
          <table:table-cell table:style-name="ce35" table:formula="of:=DECIMAL([.M127];16)" office:value-type="float" office:value="72" calcext:value-type="float">
            <text:p>72</text:p>
          </table:table-cell>
          <table:table-cell table:style-name="ce35" table:formula="of:=DECIMAL([.N127];16)" office:value-type="float" office:value="217" calcext:value-type="float">
            <text:p>217</text:p>
          </table:table-cell>
          <table:table-cell table:style-name="ce35" table:formula="of:=DECIMAL([.O127];16)" office:value-type="float" office:value="71" calcext:value-type="float">
            <text:p>71</text:p>
          </table:table-cell>
          <table:table-cell table:style-name="ce35" table:formula="of:=DECIMAL([.P127];16)" office:value-type="float" office:value="3" calcext:value-type="float">
            <text:p>3</text:p>
          </table:table-cell>
          <table:table-cell table:style-name="ce41" table:formula="of:=DECIMAL([.Q127];16)" office:value-type="float" office:value="128" calcext:value-type="float">
            <text:p>128</text:p>
          </table:table-cell>
          <table:table-cell table:style-name="ce41" table:formula="of:=DECIMAL([.R127];16)" office:value-type="float" office:value="229" calcext:value-type="float">
            <text:p>229</text:p>
          </table:table-cell>
          <table:table-cell table:style-name="ce41" table:formula="of:=DECIMAL([.S127];16)" office:value-type="float" office:value="96" calcext:value-type="float">
            <text:p>96</text:p>
          </table:table-cell>
          <table:table-cell table:style-name="ce46" table:formula="of:=DECIMAL([.T127];16)" office:value-type="float" office:value="4" calcext:value-type="float">
            <text:p>4</text:p>
          </table:table-cell>
          <table:table-cell/>
          <table:table-cell table:style-name="ce51" table:formula="of:=([.Z127]+[.AA127]*256+[.AB127]*256*256+[.AC127]*256*256*256)/1000000" office:value-type="float" office:value="55.040192" calcext:value-type="float">
            <text:p>55,040192</text:p>
          </table:table-cell>
          <table:table-cell table:formula="of:=([.AD127]+[.AE127]*256+[.AF127]*256*256+[.AG127]*256*256*256)/1000000" office:value-type="float" office:value="73.459352" calcext:value-type="float">
            <text:p>73,459352</text:p>
          </table:table-cell>
          <table:table-cell table:style-name="ce54" table:formula="of:=([.AH127]+[.AI127]*256+[.AJ127]*256*256+[.AK127]*256*256*256)/1000000" office:value-type="float" office:value="55.040328" calcext:value-type="float">
            <text:p>55,040328</text:p>
          </table:table-cell>
          <table:table-cell table:style-name="ce57" table:formula="of:=([.AL127]+[.AM127]*256+[.AN127]*256*256+[.AO127]*256*256*256)/1000000" office:value-type="float" office:value="73.459072" calcext:value-type="float">
            <text:p>73,4590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D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8];16)" office:value-type="float" office:value="83" calcext:value-type="float">
            <text:p>83</text:p>
          </table:table-cell>
          <table:table-cell table:style-name="ce24" table:formula="of:=DECIMAL([.B128];16)" office:value-type="float" office:value="0" calcext:value-type="float">
            <text:p>0</text:p>
          </table:table-cell>
          <table:table-cell table:style-name="ce24" table:formula="of:=DECIMAL([.C128];16)" office:value-type="float" office:value="215" calcext:value-type="float">
            <text:p>215</text:p>
          </table:table-cell>
          <table:table-cell table:style-name="ce24" table:formula="of:=DECIMAL([.D128];16)" office:value-type="float" office:value="125" calcext:value-type="float">
            <text:p>125</text:p>
          </table:table-cell>
          <table:table-cell table:style-name="ce35" table:formula="of:=DECIMAL([.E128];16)" office:value-type="float" office:value="220" calcext:value-type="float">
            <text:p>220</text:p>
          </table:table-cell>
          <table:table-cell table:style-name="ce35" table:formula="of:=DECIMAL([.F128];16)" office:value-type="float" office:value="217" calcext:value-type="float">
            <text:p>217</text:p>
          </table:table-cell>
          <table:table-cell table:style-name="ce35" table:formula="of:=DECIMAL([.G128];16)" office:value-type="float" office:value="71" calcext:value-type="float">
            <text:p>71</text:p>
          </table:table-cell>
          <table:table-cell table:style-name="ce35" table:formula="of:=DECIMAL([.H128];16)" office:value-type="float" office:value="3" calcext:value-type="float">
            <text:p>3</text:p>
          </table:table-cell>
          <table:table-cell table:style-name="ce41" table:formula="of:=DECIMAL([.I128];16)" office:value-type="float" office:value="104" calcext:value-type="float">
            <text:p>104</text:p>
          </table:table-cell>
          <table:table-cell table:style-name="ce41" table:formula="of:=DECIMAL([.J128];16)" office:value-type="float" office:value="228" calcext:value-type="float">
            <text:p>228</text:p>
          </table:table-cell>
          <table:table-cell table:style-name="ce41" table:formula="of:=DECIMAL([.K128];16)" office:value-type="float" office:value="96" calcext:value-type="float">
            <text:p>96</text:p>
          </table:table-cell>
          <table:table-cell table:style-name="ce41" table:formula="of:=DECIMAL([.L128];16)" office:value-type="float" office:value="4" calcext:value-type="float">
            <text:p>4</text:p>
          </table:table-cell>
          <table:table-cell table:style-name="ce35" table:formula="of:=DECIMAL([.M128];16)" office:value-type="float" office:value="104" calcext:value-type="float">
            <text:p>104</text:p>
          </table:table-cell>
          <table:table-cell table:style-name="ce35" table:formula="of:=DECIMAL([.N128];16)" office:value-type="float" office:value="218" calcext:value-type="float">
            <text:p>218</text:p>
          </table:table-cell>
          <table:table-cell table:style-name="ce35" table:formula="of:=DECIMAL([.O128];16)" office:value-type="float" office:value="71" calcext:value-type="float">
            <text:p>71</text:p>
          </table:table-cell>
          <table:table-cell table:style-name="ce35" table:formula="of:=DECIMAL([.P128];16)" office:value-type="float" office:value="3" calcext:value-type="float">
            <text:p>3</text:p>
          </table:table-cell>
          <table:table-cell table:style-name="ce41" table:formula="of:=DECIMAL([.Q128];16)" office:value-type="float" office:value="72" calcext:value-type="float">
            <text:p>72</text:p>
          </table:table-cell>
          <table:table-cell table:style-name="ce41" table:formula="of:=DECIMAL([.R128];16)" office:value-type="float" office:value="227" calcext:value-type="float">
            <text:p>227</text:p>
          </table:table-cell>
          <table:table-cell table:style-name="ce41" table:formula="of:=DECIMAL([.S128];16)" office:value-type="float" office:value="96" calcext:value-type="float">
            <text:p>96</text:p>
          </table:table-cell>
          <table:table-cell table:style-name="ce46" table:formula="of:=DECIMAL([.T128];16)" office:value-type="float" office:value="4" calcext:value-type="float">
            <text:p>4</text:p>
          </table:table-cell>
          <table:table-cell/>
          <table:table-cell table:style-name="ce51" table:formula="of:=([.Z128]+[.AA128]*256+[.AB128]*256*256+[.AC128]*256*256*256)/1000000" office:value-type="float" office:value="55.040476" calcext:value-type="float">
            <text:p>55,040476</text:p>
          </table:table-cell>
          <table:table-cell table:formula="of:=([.AD128]+[.AE128]*256+[.AF128]*256*256+[.AG128]*256*256*256)/1000000" office:value-type="float" office:value="73.458792" calcext:value-type="float">
            <text:p>73,458792</text:p>
          </table:table-cell>
          <table:table-cell table:style-name="ce54" table:formula="of:=([.AH128]+[.AI128]*256+[.AJ128]*256*256+[.AK128]*256*256*256)/1000000" office:value-type="float" office:value="55.040616" calcext:value-type="float">
            <text:p>55,040616</text:p>
          </table:table-cell>
          <table:table-cell table:style-name="ce57" table:formula="of:=([.AL128]+[.AM128]*256+[.AN128]*256*256+[.AO128]*256*256*256)/1000000" office:value-type="float" office:value="73.458504" calcext:value-type="float">
            <text:p>73,4585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E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29];16)" office:value-type="float" office:value="83" calcext:value-type="float">
            <text:p>83</text:p>
          </table:table-cell>
          <table:table-cell table:style-name="ce24" table:formula="of:=DECIMAL([.B129];16)" office:value-type="float" office:value="0" calcext:value-type="float">
            <text:p>0</text:p>
          </table:table-cell>
          <table:table-cell table:style-name="ce24" table:formula="of:=DECIMAL([.C129];16)" office:value-type="float" office:value="215" calcext:value-type="float">
            <text:p>215</text:p>
          </table:table-cell>
          <table:table-cell table:style-name="ce24" table:formula="of:=DECIMAL([.D129];16)" office:value-type="float" office:value="126" calcext:value-type="float">
            <text:p>126</text:p>
          </table:table-cell>
          <table:table-cell table:style-name="ce35" table:formula="of:=DECIMAL([.E129];16)" office:value-type="float" office:value="240" calcext:value-type="float">
            <text:p>240</text:p>
          </table:table-cell>
          <table:table-cell table:style-name="ce35" table:formula="of:=DECIMAL([.F129];16)" office:value-type="float" office:value="218" calcext:value-type="float">
            <text:p>218</text:p>
          </table:table-cell>
          <table:table-cell table:style-name="ce35" table:formula="of:=DECIMAL([.G129];16)" office:value-type="float" office:value="71" calcext:value-type="float">
            <text:p>71</text:p>
          </table:table-cell>
          <table:table-cell table:style-name="ce35" table:formula="of:=DECIMAL([.H129];16)" office:value-type="float" office:value="3" calcext:value-type="float">
            <text:p>3</text:p>
          </table:table-cell>
          <table:table-cell table:style-name="ce41" table:formula="of:=DECIMAL([.I129];16)" office:value-type="float" office:value="64" calcext:value-type="float">
            <text:p>64</text:p>
          </table:table-cell>
          <table:table-cell table:style-name="ce41" table:formula="of:=DECIMAL([.J129];16)" office:value-type="float" office:value="226" calcext:value-type="float">
            <text:p>226</text:p>
          </table:table-cell>
          <table:table-cell table:style-name="ce41" table:formula="of:=DECIMAL([.K129];16)" office:value-type="float" office:value="96" calcext:value-type="float">
            <text:p>96</text:p>
          </table:table-cell>
          <table:table-cell table:style-name="ce41" table:formula="of:=DECIMAL([.L129];16)" office:value-type="float" office:value="4" calcext:value-type="float">
            <text:p>4</text:p>
          </table:table-cell>
          <table:table-cell table:style-name="ce35" table:formula="of:=DECIMAL([.M129];16)" office:value-type="float" office:value="132" calcext:value-type="float">
            <text:p>132</text:p>
          </table:table-cell>
          <table:table-cell table:style-name="ce35" table:formula="of:=DECIMAL([.N129];16)" office:value-type="float" office:value="219" calcext:value-type="float">
            <text:p>219</text:p>
          </table:table-cell>
          <table:table-cell table:style-name="ce35" table:formula="of:=DECIMAL([.O129];16)" office:value-type="float" office:value="71" calcext:value-type="float">
            <text:p>71</text:p>
          </table:table-cell>
          <table:table-cell table:style-name="ce35" table:formula="of:=DECIMAL([.P129];16)" office:value-type="float" office:value="3" calcext:value-type="float">
            <text:p>3</text:p>
          </table:table-cell>
          <table:table-cell table:style-name="ce41" table:formula="of:=DECIMAL([.Q129];16)" office:value-type="float" office:value="72" calcext:value-type="float">
            <text:p>72</text:p>
          </table:table-cell>
          <table:table-cell table:style-name="ce41" table:formula="of:=DECIMAL([.R129];16)" office:value-type="float" office:value="225" calcext:value-type="float">
            <text:p>225</text:p>
          </table:table-cell>
          <table:table-cell table:style-name="ce41" table:formula="of:=DECIMAL([.S129];16)" office:value-type="float" office:value="96" calcext:value-type="float">
            <text:p>96</text:p>
          </table:table-cell>
          <table:table-cell table:style-name="ce46" table:formula="of:=DECIMAL([.T129];16)" office:value-type="float" office:value="4" calcext:value-type="float">
            <text:p>4</text:p>
          </table:table-cell>
          <table:table-cell/>
          <table:table-cell table:style-name="ce51" table:formula="of:=([.Z129]+[.AA129]*256+[.AB129]*256*256+[.AC129]*256*256*256)/1000000" office:value-type="float" office:value="55.040752" calcext:value-type="float">
            <text:p>55,040752</text:p>
          </table:table-cell>
          <table:table-cell table:formula="of:=([.AD129]+[.AE129]*256+[.AF129]*256*256+[.AG129]*256*256*256)/1000000" office:value-type="float" office:value="73.45824" calcext:value-type="float">
            <text:p>73,45824</text:p>
          </table:table-cell>
          <table:table-cell table:style-name="ce54" table:formula="of:=([.AH129]+[.AI129]*256+[.AJ129]*256*256+[.AK129]*256*256*256)/1000000" office:value-type="float" office:value="55.0409" calcext:value-type="float">
            <text:p>55,0409</text:p>
          </table:table-cell>
          <table:table-cell table:style-name="ce57" table:formula="of:=([.AL129]+[.AM129]*256+[.AN129]*256*256+[.AO129]*256*256*256)/1000000" office:value-type="float" office:value="73.457992" calcext:value-type="float">
            <text:p>73,4579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7F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0];16)" office:value-type="float" office:value="83" calcext:value-type="float">
            <text:p>83</text:p>
          </table:table-cell>
          <table:table-cell table:style-name="ce24" table:formula="of:=DECIMAL([.B130];16)" office:value-type="float" office:value="0" calcext:value-type="float">
            <text:p>0</text:p>
          </table:table-cell>
          <table:table-cell table:style-name="ce24" table:formula="of:=DECIMAL([.C130];16)" office:value-type="float" office:value="215" calcext:value-type="float">
            <text:p>215</text:p>
          </table:table-cell>
          <table:table-cell table:style-name="ce24" table:formula="of:=DECIMAL([.D130];16)" office:value-type="float" office:value="127" calcext:value-type="float">
            <text:p>127</text:p>
          </table:table-cell>
          <table:table-cell table:style-name="ce35" table:formula="of:=DECIMAL([.E130];16)" office:value-type="float" office:value="4" calcext:value-type="float">
            <text:p>4</text:p>
          </table:table-cell>
          <table:table-cell table:style-name="ce35" table:formula="of:=DECIMAL([.F130];16)" office:value-type="float" office:value="220" calcext:value-type="float">
            <text:p>220</text:p>
          </table:table-cell>
          <table:table-cell table:style-name="ce35" table:formula="of:=DECIMAL([.G130];16)" office:value-type="float" office:value="71" calcext:value-type="float">
            <text:p>71</text:p>
          </table:table-cell>
          <table:table-cell table:style-name="ce35" table:formula="of:=DECIMAL([.H130];16)" office:value-type="float" office:value="3" calcext:value-type="float">
            <text:p>3</text:p>
          </table:table-cell>
          <table:table-cell table:style-name="ce41" table:formula="of:=DECIMAL([.I130];16)" office:value-type="float" office:value="64" calcext:value-type="float">
            <text:p>64</text:p>
          </table:table-cell>
          <table:table-cell table:style-name="ce41" table:formula="of:=DECIMAL([.J130];16)" office:value-type="float" office:value="224" calcext:value-type="float">
            <text:p>224</text:p>
          </table:table-cell>
          <table:table-cell table:style-name="ce41" table:formula="of:=DECIMAL([.K130];16)" office:value-type="float" office:value="96" calcext:value-type="float">
            <text:p>96</text:p>
          </table:table-cell>
          <table:table-cell table:style-name="ce41" table:formula="of:=DECIMAL([.L130];16)" office:value-type="float" office:value="4" calcext:value-type="float">
            <text:p>4</text:p>
          </table:table-cell>
          <table:table-cell table:style-name="ce35" table:formula="of:=DECIMAL([.M130];16)" office:value-type="float" office:value="164" calcext:value-type="float">
            <text:p>164</text:p>
          </table:table-cell>
          <table:table-cell table:style-name="ce35" table:formula="of:=DECIMAL([.N130];16)" office:value-type="float" office:value="220" calcext:value-type="float">
            <text:p>220</text:p>
          </table:table-cell>
          <table:table-cell table:style-name="ce35" table:formula="of:=DECIMAL([.O130];16)" office:value-type="float" office:value="71" calcext:value-type="float">
            <text:p>71</text:p>
          </table:table-cell>
          <table:table-cell table:style-name="ce35" table:formula="of:=DECIMAL([.P130];16)" office:value-type="float" office:value="3" calcext:value-type="float">
            <text:p>3</text:p>
          </table:table-cell>
          <table:table-cell table:style-name="ce41" table:formula="of:=DECIMAL([.Q130];16)" office:value-type="float" office:value="96" calcext:value-type="float">
            <text:p>96</text:p>
          </table:table-cell>
          <table:table-cell table:style-name="ce41" table:formula="of:=DECIMAL([.R130];16)" office:value-type="float" office:value="223" calcext:value-type="float">
            <text:p>223</text:p>
          </table:table-cell>
          <table:table-cell table:style-name="ce41" table:formula="of:=DECIMAL([.S130];16)" office:value-type="float" office:value="96" calcext:value-type="float">
            <text:p>96</text:p>
          </table:table-cell>
          <table:table-cell table:style-name="ce46" table:formula="of:=DECIMAL([.T130];16)" office:value-type="float" office:value="4" calcext:value-type="float">
            <text:p>4</text:p>
          </table:table-cell>
          <table:table-cell/>
          <table:table-cell table:style-name="ce51" table:formula="of:=([.Z130]+[.AA130]*256+[.AB130]*256*256+[.AC130]*256*256*256)/1000000" office:value-type="float" office:value="55.041028" calcext:value-type="float">
            <text:p>55,041028</text:p>
          </table:table-cell>
          <table:table-cell table:formula="of:=([.AD130]+[.AE130]*256+[.AF130]*256*256+[.AG130]*256*256*256)/1000000" office:value-type="float" office:value="73.457728" calcext:value-type="float">
            <text:p>73,457728</text:p>
          </table:table-cell>
          <table:table-cell table:style-name="ce54" table:formula="of:=([.AH130]+[.AI130]*256+[.AJ130]*256*256+[.AK130]*256*256*256)/1000000" office:value-type="float" office:value="55.041188" calcext:value-type="float">
            <text:p>55,041188</text:p>
          </table:table-cell>
          <table:table-cell table:style-name="ce57" table:formula="of:=([.AL130]+[.AM130]*256+[.AN130]*256*256+[.AO130]*256*256*256)/1000000" office:value-type="float" office:value="73.457504" calcext:value-type="float">
            <text:p>73,4575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1];16)" office:value-type="float" office:value="83" calcext:value-type="float">
            <text:p>83</text:p>
          </table:table-cell>
          <table:table-cell table:style-name="ce24" table:formula="of:=DECIMAL([.B131];16)" office:value-type="float" office:value="0" calcext:value-type="float">
            <text:p>0</text:p>
          </table:table-cell>
          <table:table-cell table:style-name="ce24" table:formula="of:=DECIMAL([.C131];16)" office:value-type="float" office:value="215" calcext:value-type="float">
            <text:p>215</text:p>
          </table:table-cell>
          <table:table-cell table:style-name="ce24" table:formula="of:=DECIMAL([.D131];16)" office:value-type="float" office:value="128" calcext:value-type="float">
            <text:p>128</text:p>
          </table:table-cell>
          <table:table-cell table:style-name="ce35" table:formula="of:=DECIMAL([.E131];16)" office:value-type="float" office:value="56" calcext:value-type="float">
            <text:p>56</text:p>
          </table:table-cell>
          <table:table-cell table:style-name="ce35" table:formula="of:=DECIMAL([.F131];16)" office:value-type="float" office:value="221" calcext:value-type="float">
            <text:p>221</text:p>
          </table:table-cell>
          <table:table-cell table:style-name="ce35" table:formula="of:=DECIMAL([.G131];16)" office:value-type="float" office:value="71" calcext:value-type="float">
            <text:p>71</text:p>
          </table:table-cell>
          <table:table-cell table:style-name="ce35" table:formula="of:=DECIMAL([.H131];16)" office:value-type="float" office:value="3" calcext:value-type="float">
            <text:p>3</text:p>
          </table:table-cell>
          <table:table-cell table:style-name="ce41" table:formula="of:=DECIMAL([.I131];16)" office:value-type="float" office:value="56" calcext:value-type="float">
            <text:p>56</text:p>
          </table:table-cell>
          <table:table-cell table:style-name="ce41" table:formula="of:=DECIMAL([.J131];16)" office:value-type="float" office:value="222" calcext:value-type="float">
            <text:p>222</text:p>
          </table:table-cell>
          <table:table-cell table:style-name="ce41" table:formula="of:=DECIMAL([.K131];16)" office:value-type="float" office:value="96" calcext:value-type="float">
            <text:p>96</text:p>
          </table:table-cell>
          <table:table-cell table:style-name="ce41" table:formula="of:=DECIMAL([.L131];16)" office:value-type="float" office:value="4" calcext:value-type="float">
            <text:p>4</text:p>
          </table:table-cell>
          <table:table-cell table:style-name="ce35" table:formula="of:=DECIMAL([.M131];16)" office:value-type="float" office:value="188" calcext:value-type="float">
            <text:p>188</text:p>
          </table:table-cell>
          <table:table-cell table:style-name="ce35" table:formula="of:=DECIMAL([.N131];16)" office:value-type="float" office:value="221" calcext:value-type="float">
            <text:p>221</text:p>
          </table:table-cell>
          <table:table-cell table:style-name="ce35" table:formula="of:=DECIMAL([.O131];16)" office:value-type="float" office:value="71" calcext:value-type="float">
            <text:p>71</text:p>
          </table:table-cell>
          <table:table-cell table:style-name="ce35" table:formula="of:=DECIMAL([.P131];16)" office:value-type="float" office:value="3" calcext:value-type="float">
            <text:p>3</text:p>
          </table:table-cell>
          <table:table-cell table:style-name="ce41" table:formula="of:=DECIMAL([.Q131];16)" office:value-type="float" office:value="0" calcext:value-type="float">
            <text:p>0</text:p>
          </table:table-cell>
          <table:table-cell table:style-name="ce41" table:formula="of:=DECIMAL([.R131];16)" office:value-type="float" office:value="221" calcext:value-type="float">
            <text:p>221</text:p>
          </table:table-cell>
          <table:table-cell table:style-name="ce41" table:formula="of:=DECIMAL([.S131];16)" office:value-type="float" office:value="96" calcext:value-type="float">
            <text:p>96</text:p>
          </table:table-cell>
          <table:table-cell table:style-name="ce46" table:formula="of:=DECIMAL([.T131];16)" office:value-type="float" office:value="4" calcext:value-type="float">
            <text:p>4</text:p>
          </table:table-cell>
          <table:table-cell/>
          <table:table-cell table:style-name="ce51" table:formula="of:=([.Z131]+[.AA131]*256+[.AB131]*256*256+[.AC131]*256*256*256)/1000000" office:value-type="float" office:value="55.041336" calcext:value-type="float">
            <text:p>55,041336</text:p>
          </table:table-cell>
          <table:table-cell table:formula="of:=([.AD131]+[.AE131]*256+[.AF131]*256*256+[.AG131]*256*256*256)/1000000" office:value-type="float" office:value="73.457208" calcext:value-type="float">
            <text:p>73,457208</text:p>
          </table:table-cell>
          <table:table-cell table:style-name="ce54" table:formula="of:=([.AH131]+[.AI131]*256+[.AJ131]*256*256+[.AK131]*256*256*256)/1000000" office:value-type="float" office:value="55.041468" calcext:value-type="float">
            <text:p>55,041468</text:p>
          </table:table-cell>
          <table:table-cell table:style-name="ce57" table:formula="of:=([.AL131]+[.AM131]*256+[.AN131]*256*256+[.AO131]*256*256*256)/1000000" office:value-type="float" office:value="73.456896" calcext:value-type="float">
            <text:p>73,4568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1" calcext:value-type="float">
            <text:p>81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2];16)" office:value-type="float" office:value="83" calcext:value-type="float">
            <text:p>83</text:p>
          </table:table-cell>
          <table:table-cell table:style-name="ce24" table:formula="of:=DECIMAL([.B132];16)" office:value-type="float" office:value="0" calcext:value-type="float">
            <text:p>0</text:p>
          </table:table-cell>
          <table:table-cell table:style-name="ce24" table:formula="of:=DECIMAL([.C132];16)" office:value-type="float" office:value="215" calcext:value-type="float">
            <text:p>215</text:p>
          </table:table-cell>
          <table:table-cell table:style-name="ce24" table:formula="of:=DECIMAL([.D132];16)" office:value-type="float" office:value="129" calcext:value-type="float">
            <text:p>129</text:p>
          </table:table-cell>
          <table:table-cell table:style-name="ce35" table:formula="of:=DECIMAL([.E132];16)" office:value-type="float" office:value="88" calcext:value-type="float">
            <text:p>88</text:p>
          </table:table-cell>
          <table:table-cell table:style-name="ce35" table:formula="of:=DECIMAL([.F132];16)" office:value-type="float" office:value="222" calcext:value-type="float">
            <text:p>222</text:p>
          </table:table-cell>
          <table:table-cell table:style-name="ce35" table:formula="of:=DECIMAL([.G132];16)" office:value-type="float" office:value="71" calcext:value-type="float">
            <text:p>71</text:p>
          </table:table-cell>
          <table:table-cell table:style-name="ce35" table:formula="of:=DECIMAL([.H132];16)" office:value-type="float" office:value="3" calcext:value-type="float">
            <text:p>3</text:p>
          </table:table-cell>
          <table:table-cell table:style-name="ce41" table:formula="of:=DECIMAL([.I132];16)" office:value-type="float" office:value="240" calcext:value-type="float">
            <text:p>240</text:p>
          </table:table-cell>
          <table:table-cell table:style-name="ce41" table:formula="of:=DECIMAL([.J132];16)" office:value-type="float" office:value="219" calcext:value-type="float">
            <text:p>219</text:p>
          </table:table-cell>
          <table:table-cell table:style-name="ce41" table:formula="of:=DECIMAL([.K132];16)" office:value-type="float" office:value="96" calcext:value-type="float">
            <text:p>96</text:p>
          </table:table-cell>
          <table:table-cell table:style-name="ce41" table:formula="of:=DECIMAL([.L132];16)" office:value-type="float" office:value="4" calcext:value-type="float">
            <text:p>4</text:p>
          </table:table-cell>
          <table:table-cell table:style-name="ce35" table:formula="of:=DECIMAL([.M132];16)" office:value-type="float" office:value="248" calcext:value-type="float">
            <text:p>248</text:p>
          </table:table-cell>
          <table:table-cell table:style-name="ce35" table:formula="of:=DECIMAL([.N132];16)" office:value-type="float" office:value="222" calcext:value-type="float">
            <text:p>222</text:p>
          </table:table-cell>
          <table:table-cell table:style-name="ce35" table:formula="of:=DECIMAL([.O132];16)" office:value-type="float" office:value="71" calcext:value-type="float">
            <text:p>71</text:p>
          </table:table-cell>
          <table:table-cell table:style-name="ce35" table:formula="of:=DECIMAL([.P132];16)" office:value-type="float" office:value="3" calcext:value-type="float">
            <text:p>3</text:p>
          </table:table-cell>
          <table:table-cell table:style-name="ce41" table:formula="of:=DECIMAL([.Q132];16)" office:value-type="float" office:value="16" calcext:value-type="float">
            <text:p>16</text:p>
          </table:table-cell>
          <table:table-cell table:style-name="ce41" table:formula="of:=DECIMAL([.R132];16)" office:value-type="float" office:value="219" calcext:value-type="float">
            <text:p>219</text:p>
          </table:table-cell>
          <table:table-cell table:style-name="ce41" table:formula="of:=DECIMAL([.S132];16)" office:value-type="float" office:value="96" calcext:value-type="float">
            <text:p>96</text:p>
          </table:table-cell>
          <table:table-cell table:style-name="ce46" table:formula="of:=DECIMAL([.T132];16)" office:value-type="float" office:value="4" calcext:value-type="float">
            <text:p>4</text:p>
          </table:table-cell>
          <table:table-cell/>
          <table:table-cell table:style-name="ce51" table:formula="of:=([.Z132]+[.AA132]*256+[.AB132]*256*256+[.AC132]*256*256*256)/1000000" office:value-type="float" office:value="55.041624" calcext:value-type="float">
            <text:p>55,041624</text:p>
          </table:table-cell>
          <table:table-cell table:formula="of:=([.AD132]+[.AE132]*256+[.AF132]*256*256+[.AG132]*256*256*256)/1000000" office:value-type="float" office:value="73.456624" calcext:value-type="float">
            <text:p>73,456624</text:p>
          </table:table-cell>
          <table:table-cell table:style-name="ce54" table:formula="of:=([.AH132]+[.AI132]*256+[.AJ132]*256*256+[.AK132]*256*256*256)/1000000" office:value-type="float" office:value="55.041784" calcext:value-type="float">
            <text:p>55,041784</text:p>
          </table:table-cell>
          <table:table-cell table:style-name="ce57" table:formula="of:=([.AL132]+[.AM132]*256+[.AN132]*256*256+[.AO132]*256*256*256)/1000000" office:value-type="float" office:value="73.4564" calcext:value-type="float">
            <text:p>73,45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2" calcext:value-type="float">
            <text:p>82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3];16)" office:value-type="float" office:value="83" calcext:value-type="float">
            <text:p>83</text:p>
          </table:table-cell>
          <table:table-cell table:style-name="ce24" table:formula="of:=DECIMAL([.B133];16)" office:value-type="float" office:value="0" calcext:value-type="float">
            <text:p>0</text:p>
          </table:table-cell>
          <table:table-cell table:style-name="ce24" table:formula="of:=DECIMAL([.C133];16)" office:value-type="float" office:value="215" calcext:value-type="float">
            <text:p>215</text:p>
          </table:table-cell>
          <table:table-cell table:style-name="ce24" table:formula="of:=DECIMAL([.D133];16)" office:value-type="float" office:value="130" calcext:value-type="float">
            <text:p>130</text:p>
          </table:table-cell>
          <table:table-cell table:style-name="ce35" table:formula="of:=DECIMAL([.E133];16)" office:value-type="float" office:value="136" calcext:value-type="float">
            <text:p>136</text:p>
          </table:table-cell>
          <table:table-cell table:style-name="ce35" table:formula="of:=DECIMAL([.F133];16)" office:value-type="float" office:value="223" calcext:value-type="float">
            <text:p>223</text:p>
          </table:table-cell>
          <table:table-cell table:style-name="ce35" table:formula="of:=DECIMAL([.G133];16)" office:value-type="float" office:value="71" calcext:value-type="float">
            <text:p>71</text:p>
          </table:table-cell>
          <table:table-cell table:style-name="ce35" table:formula="of:=DECIMAL([.H133];16)" office:value-type="float" office:value="3" calcext:value-type="float">
            <text:p>3</text:p>
          </table:table-cell>
          <table:table-cell table:style-name="ce41" table:formula="of:=DECIMAL([.I133];16)" office:value-type="float" office:value="224" calcext:value-type="float">
            <text:p>224</text:p>
          </table:table-cell>
          <table:table-cell table:style-name="ce41" table:formula="of:=DECIMAL([.J133];16)" office:value-type="float" office:value="217" calcext:value-type="float">
            <text:p>217</text:p>
          </table:table-cell>
          <table:table-cell table:style-name="ce41" table:formula="of:=DECIMAL([.K133];16)" office:value-type="float" office:value="96" calcext:value-type="float">
            <text:p>96</text:p>
          </table:table-cell>
          <table:table-cell table:style-name="ce41" table:formula="of:=DECIMAL([.L133];16)" office:value-type="float" office:value="4" calcext:value-type="float">
            <text:p>4</text:p>
          </table:table-cell>
          <table:table-cell table:style-name="ce35" table:formula="of:=DECIMAL([.M133];16)" office:value-type="float" office:value="12" calcext:value-type="float">
            <text:p>12</text:p>
          </table:table-cell>
          <table:table-cell table:style-name="ce35" table:formula="of:=DECIMAL([.N133];16)" office:value-type="float" office:value="224" calcext:value-type="float">
            <text:p>224</text:p>
          </table:table-cell>
          <table:table-cell table:style-name="ce35" table:formula="of:=DECIMAL([.O133];16)" office:value-type="float" office:value="71" calcext:value-type="float">
            <text:p>71</text:p>
          </table:table-cell>
          <table:table-cell table:style-name="ce35" table:formula="of:=DECIMAL([.P133];16)" office:value-type="float" office:value="3" calcext:value-type="float">
            <text:p>3</text:p>
          </table:table-cell>
          <table:table-cell table:style-name="ce41" table:formula="of:=DECIMAL([.Q133];16)" office:value-type="float" office:value="208" calcext:value-type="float">
            <text:p>208</text:p>
          </table:table-cell>
          <table:table-cell table:style-name="ce41" table:formula="of:=DECIMAL([.R133];16)" office:value-type="float" office:value="216" calcext:value-type="float">
            <text:p>216</text:p>
          </table:table-cell>
          <table:table-cell table:style-name="ce41" table:formula="of:=DECIMAL([.S133];16)" office:value-type="float" office:value="96" calcext:value-type="float">
            <text:p>96</text:p>
          </table:table-cell>
          <table:table-cell table:style-name="ce46" table:formula="of:=DECIMAL([.T133];16)" office:value-type="float" office:value="4" calcext:value-type="float">
            <text:p>4</text:p>
          </table:table-cell>
          <table:table-cell/>
          <table:table-cell table:style-name="ce51" table:formula="of:=([.Z133]+[.AA133]*256+[.AB133]*256*256+[.AC133]*256*256*256)/1000000" office:value-type="float" office:value="55.041928" calcext:value-type="float">
            <text:p>55,041928</text:p>
          </table:table-cell>
          <table:table-cell table:formula="of:=([.AD133]+[.AE133]*256+[.AF133]*256*256+[.AG133]*256*256*256)/1000000" office:value-type="float" office:value="73.456096" calcext:value-type="float">
            <text:p>73,456096</text:p>
          </table:table-cell>
          <table:table-cell table:style-name="ce54" table:formula="of:=([.AH133]+[.AI133]*256+[.AJ133]*256*256+[.AK133]*256*256*256)/1000000" office:value-type="float" office:value="55.04206" calcext:value-type="float">
            <text:p>55,04206</text:p>
          </table:table-cell>
          <table:table-cell table:style-name="ce57" table:formula="of:=([.AL133]+[.AM133]*256+[.AN133]*256*256+[.AO133]*256*256*256)/1000000" office:value-type="float" office:value="73.455824" calcext:value-type="float">
            <text:p>73,4558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4];16)" office:value-type="float" office:value="83" calcext:value-type="float">
            <text:p>83</text:p>
          </table:table-cell>
          <table:table-cell table:style-name="ce24" table:formula="of:=DECIMAL([.B134];16)" office:value-type="float" office:value="0" calcext:value-type="float">
            <text:p>0</text:p>
          </table:table-cell>
          <table:table-cell table:style-name="ce24" table:formula="of:=DECIMAL([.C134];16)" office:value-type="float" office:value="215" calcext:value-type="float">
            <text:p>215</text:p>
          </table:table-cell>
          <table:table-cell table:style-name="ce24" table:formula="of:=DECIMAL([.D134];16)" office:value-type="float" office:value="131" calcext:value-type="float">
            <text:p>131</text:p>
          </table:table-cell>
          <table:table-cell table:style-name="ce35" table:formula="of:=DECIMAL([.E134];16)" office:value-type="float" office:value="188" calcext:value-type="float">
            <text:p>188</text:p>
          </table:table-cell>
          <table:table-cell table:style-name="ce35" table:formula="of:=DECIMAL([.F134];16)" office:value-type="float" office:value="224" calcext:value-type="float">
            <text:p>224</text:p>
          </table:table-cell>
          <table:table-cell table:style-name="ce35" table:formula="of:=DECIMAL([.G134];16)" office:value-type="float" office:value="71" calcext:value-type="float">
            <text:p>71</text:p>
          </table:table-cell>
          <table:table-cell table:style-name="ce35" table:formula="of:=DECIMAL([.H134];16)" office:value-type="float" office:value="3" calcext:value-type="float">
            <text:p>3</text:p>
          </table:table-cell>
          <table:table-cell table:style-name="ce41" table:formula="of:=DECIMAL([.I134];16)" office:value-type="float" office:value="200" calcext:value-type="float">
            <text:p>200</text:p>
          </table:table-cell>
          <table:table-cell table:style-name="ce41" table:formula="of:=DECIMAL([.J134];16)" office:value-type="float" office:value="215" calcext:value-type="float">
            <text:p>215</text:p>
          </table:table-cell>
          <table:table-cell table:style-name="ce41" table:formula="of:=DECIMAL([.K134];16)" office:value-type="float" office:value="96" calcext:value-type="float">
            <text:p>96</text:p>
          </table:table-cell>
          <table:table-cell table:style-name="ce41" table:formula="of:=DECIMAL([.L134];16)" office:value-type="float" office:value="4" calcext:value-type="float">
            <text:p>4</text:p>
          </table:table-cell>
          <table:table-cell table:style-name="ce35" table:formula="of:=DECIMAL([.M134];16)" office:value-type="float" office:value="56" calcext:value-type="float">
            <text:p>56</text:p>
          </table:table-cell>
          <table:table-cell table:style-name="ce35" table:formula="of:=DECIMAL([.N134];16)" office:value-type="float" office:value="225" calcext:value-type="float">
            <text:p>225</text:p>
          </table:table-cell>
          <table:table-cell table:style-name="ce35" table:formula="of:=DECIMAL([.O134];16)" office:value-type="float" office:value="71" calcext:value-type="float">
            <text:p>71</text:p>
          </table:table-cell>
          <table:table-cell table:style-name="ce35" table:formula="of:=DECIMAL([.P134];16)" office:value-type="float" office:value="3" calcext:value-type="float">
            <text:p>3</text:p>
          </table:table-cell>
          <table:table-cell table:style-name="ce41" table:formula="of:=DECIMAL([.Q134];16)" office:value-type="float" office:value="144" calcext:value-type="float">
            <text:p>144</text:p>
          </table:table-cell>
          <table:table-cell table:style-name="ce41" table:formula="of:=DECIMAL([.R134];16)" office:value-type="float" office:value="214" calcext:value-type="float">
            <text:p>214</text:p>
          </table:table-cell>
          <table:table-cell table:style-name="ce41" table:formula="of:=DECIMAL([.S134];16)" office:value-type="float" office:value="96" calcext:value-type="float">
            <text:p>96</text:p>
          </table:table-cell>
          <table:table-cell table:style-name="ce46" table:formula="of:=DECIMAL([.T134];16)" office:value-type="float" office:value="4" calcext:value-type="float">
            <text:p>4</text:p>
          </table:table-cell>
          <table:table-cell/>
          <table:table-cell table:style-name="ce51" table:formula="of:=([.Z134]+[.AA134]*256+[.AB134]*256*256+[.AC134]*256*256*256)/1000000" office:value-type="float" office:value="55.042236" calcext:value-type="float">
            <text:p>55,042236</text:p>
          </table:table-cell>
          <table:table-cell table:formula="of:=([.AD134]+[.AE134]*256+[.AF134]*256*256+[.AG134]*256*256*256)/1000000" office:value-type="float" office:value="73.45556" calcext:value-type="float">
            <text:p>73,45556</text:p>
          </table:table-cell>
          <table:table-cell table:style-name="ce54" table:formula="of:=([.AH134]+[.AI134]*256+[.AJ134]*256*256+[.AK134]*256*256*256)/1000000" office:value-type="float" office:value="55.04236" calcext:value-type="float">
            <text:p>55,04236</text:p>
          </table:table-cell>
          <table:table-cell table:style-name="ce57" table:formula="of:=([.AL134]+[.AM134]*256+[.AN134]*256*256+[.AO134]*256*256*256)/1000000" office:value-type="float" office:value="73.455248" calcext:value-type="float">
            <text:p>73,4552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5];16)" office:value-type="float" office:value="83" calcext:value-type="float">
            <text:p>83</text:p>
          </table:table-cell>
          <table:table-cell table:style-name="ce24" table:formula="of:=DECIMAL([.B135];16)" office:value-type="float" office:value="0" calcext:value-type="float">
            <text:p>0</text:p>
          </table:table-cell>
          <table:table-cell table:style-name="ce24" table:formula="of:=DECIMAL([.C135];16)" office:value-type="float" office:value="215" calcext:value-type="float">
            <text:p>215</text:p>
          </table:table-cell>
          <table:table-cell table:style-name="ce24" table:formula="of:=DECIMAL([.D135];16)" office:value-type="float" office:value="132" calcext:value-type="float">
            <text:p>132</text:p>
          </table:table-cell>
          <table:table-cell table:style-name="ce35" table:formula="of:=DECIMAL([.E135];16)" office:value-type="float" office:value="152" calcext:value-type="float">
            <text:p>152</text:p>
          </table:table-cell>
          <table:table-cell table:style-name="ce35" table:formula="of:=DECIMAL([.F135];16)" office:value-type="float" office:value="225" calcext:value-type="float">
            <text:p>225</text:p>
          </table:table-cell>
          <table:table-cell table:style-name="ce35" table:formula="of:=DECIMAL([.G135];16)" office:value-type="float" office:value="71" calcext:value-type="float">
            <text:p>71</text:p>
          </table:table-cell>
          <table:table-cell table:style-name="ce35" table:formula="of:=DECIMAL([.H135];16)" office:value-type="float" office:value="3" calcext:value-type="float">
            <text:p>3</text:p>
          </table:table-cell>
          <table:table-cell table:style-name="ce41" table:formula="of:=DECIMAL([.I135];16)" office:value-type="float" office:value="240" calcext:value-type="float">
            <text:p>240</text:p>
          </table:table-cell>
          <table:table-cell table:style-name="ce41" table:formula="of:=DECIMAL([.J135];16)" office:value-type="float" office:value="213" calcext:value-type="float">
            <text:p>213</text:p>
          </table:table-cell>
          <table:table-cell table:style-name="ce41" table:formula="of:=DECIMAL([.K135];16)" office:value-type="float" office:value="96" calcext:value-type="float">
            <text:p>96</text:p>
          </table:table-cell>
          <table:table-cell table:style-name="ce41" table:formula="of:=DECIMAL([.L135];16)" office:value-type="float" office:value="4" calcext:value-type="float">
            <text:p>4</text:p>
          </table:table-cell>
          <table:table-cell table:style-name="ce35" table:formula="of:=DECIMAL([.M135];16)" office:value-type="float" office:value="4" calcext:value-type="float">
            <text:p>4</text:p>
          </table:table-cell>
          <table:table-cell table:style-name="ce35" table:formula="of:=DECIMAL([.N135];16)" office:value-type="float" office:value="226" calcext:value-type="float">
            <text:p>226</text:p>
          </table:table-cell>
          <table:table-cell table:style-name="ce35" table:formula="of:=DECIMAL([.O135];16)" office:value-type="float" office:value="71" calcext:value-type="float">
            <text:p>71</text:p>
          </table:table-cell>
          <table:table-cell table:style-name="ce35" table:formula="of:=DECIMAL([.P135];16)" office:value-type="float" office:value="3" calcext:value-type="float">
            <text:p>3</text:p>
          </table:table-cell>
          <table:table-cell table:style-name="ce41" table:formula="of:=DECIMAL([.Q135];16)" office:value-type="float" office:value="80" calcext:value-type="float">
            <text:p>80</text:p>
          </table:table-cell>
          <table:table-cell table:style-name="ce41" table:formula="of:=DECIMAL([.R135];16)" office:value-type="float" office:value="213" calcext:value-type="float">
            <text:p>213</text:p>
          </table:table-cell>
          <table:table-cell table:style-name="ce41" table:formula="of:=DECIMAL([.S135];16)" office:value-type="float" office:value="96" calcext:value-type="float">
            <text:p>96</text:p>
          </table:table-cell>
          <table:table-cell table:style-name="ce46" table:formula="of:=DECIMAL([.T135];16)" office:value-type="float" office:value="4" calcext:value-type="float">
            <text:p>4</text:p>
          </table:table-cell>
          <table:table-cell/>
          <table:table-cell table:style-name="ce51" table:formula="of:=([.Z135]+[.AA135]*256+[.AB135]*256*256+[.AC135]*256*256*256)/1000000" office:value-type="float" office:value="55.042456" calcext:value-type="float">
            <text:p>55,042456</text:p>
          </table:table-cell>
          <table:table-cell table:formula="of:=([.AD135]+[.AE135]*256+[.AF135]*256*256+[.AG135]*256*256*256)/1000000" office:value-type="float" office:value="73.455088" calcext:value-type="float">
            <text:p>73,455088</text:p>
          </table:table-cell>
          <table:table-cell table:style-name="ce54" table:formula="of:=([.AH135]+[.AI135]*256+[.AJ135]*256*256+[.AK135]*256*256*256)/1000000" office:value-type="float" office:value="55.042564" calcext:value-type="float">
            <text:p>55,042564</text:p>
          </table:table-cell>
          <table:table-cell table:style-name="ce57" table:formula="of:=([.AL135]+[.AM135]*256+[.AN135]*256*256+[.AO135]*256*256*256)/1000000" office:value-type="float" office:value="73.454928" calcext:value-type="float">
            <text:p>73,4549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5" calcext:value-type="float">
            <text:p>85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6];16)" office:value-type="float" office:value="83" calcext:value-type="float">
            <text:p>83</text:p>
          </table:table-cell>
          <table:table-cell table:style-name="ce24" table:formula="of:=DECIMAL([.B136];16)" office:value-type="float" office:value="0" calcext:value-type="float">
            <text:p>0</text:p>
          </table:table-cell>
          <table:table-cell table:style-name="ce24" table:formula="of:=DECIMAL([.C136];16)" office:value-type="float" office:value="215" calcext:value-type="float">
            <text:p>215</text:p>
          </table:table-cell>
          <table:table-cell table:style-name="ce24" table:formula="of:=DECIMAL([.D136];16)" office:value-type="float" office:value="133" calcext:value-type="float">
            <text:p>133</text:p>
          </table:table-cell>
          <table:table-cell table:style-name="ce35" table:formula="of:=DECIMAL([.E136];16)" office:value-type="float" office:value="152" calcext:value-type="float">
            <text:p>152</text:p>
          </table:table-cell>
          <table:table-cell table:style-name="ce35" table:formula="of:=DECIMAL([.F136];16)" office:value-type="float" office:value="226" calcext:value-type="float">
            <text:p>226</text:p>
          </table:table-cell>
          <table:table-cell table:style-name="ce35" table:formula="of:=DECIMAL([.G136];16)" office:value-type="float" office:value="71" calcext:value-type="float">
            <text:p>71</text:p>
          </table:table-cell>
          <table:table-cell table:style-name="ce35" table:formula="of:=DECIMAL([.H136];16)" office:value-type="float" office:value="3" calcext:value-type="float">
            <text:p>3</text:p>
          </table:table-cell>
          <table:table-cell table:style-name="ce41" table:formula="of:=DECIMAL([.I136];16)" office:value-type="float" office:value="40" calcext:value-type="float">
            <text:p>40</text:p>
          </table:table-cell>
          <table:table-cell table:style-name="ce41" table:formula="of:=DECIMAL([.J136];16)" office:value-type="float" office:value="212" calcext:value-type="float">
            <text:p>212</text:p>
          </table:table-cell>
          <table:table-cell table:style-name="ce41" table:formula="of:=DECIMAL([.K136];16)" office:value-type="float" office:value="96" calcext:value-type="float">
            <text:p>96</text:p>
          </table:table-cell>
          <table:table-cell table:style-name="ce41" table:formula="of:=DECIMAL([.L136];16)" office:value-type="float" office:value="4" calcext:value-type="float">
            <text:p>4</text:p>
          </table:table-cell>
          <table:table-cell table:style-name="ce35" table:formula="of:=DECIMAL([.M136];16)" office:value-type="float" office:value="72" calcext:value-type="float">
            <text:p>72</text:p>
          </table:table-cell>
          <table:table-cell table:style-name="ce35" table:formula="of:=DECIMAL([.N136];16)" office:value-type="float" office:value="227" calcext:value-type="float">
            <text:p>227</text:p>
          </table:table-cell>
          <table:table-cell table:style-name="ce35" table:formula="of:=DECIMAL([.O136];16)" office:value-type="float" office:value="71" calcext:value-type="float">
            <text:p>71</text:p>
          </table:table-cell>
          <table:table-cell table:style-name="ce35" table:formula="of:=DECIMAL([.P136];16)" office:value-type="float" office:value="3" calcext:value-type="float">
            <text:p>3</text:p>
          </table:table-cell>
          <table:table-cell table:style-name="ce41" table:formula="of:=DECIMAL([.Q136];16)" office:value-type="float" office:value="120" calcext:value-type="float">
            <text:p>120</text:p>
          </table:table-cell>
          <table:table-cell table:style-name="ce41" table:formula="of:=DECIMAL([.R136];16)" office:value-type="float" office:value="211" calcext:value-type="float">
            <text:p>211</text:p>
          </table:table-cell>
          <table:table-cell table:style-name="ce41" table:formula="of:=DECIMAL([.S136];16)" office:value-type="float" office:value="96" calcext:value-type="float">
            <text:p>96</text:p>
          </table:table-cell>
          <table:table-cell table:style-name="ce46" table:formula="of:=DECIMAL([.T136];16)" office:value-type="float" office:value="4" calcext:value-type="float">
            <text:p>4</text:p>
          </table:table-cell>
          <table:table-cell/>
          <table:table-cell table:style-name="ce51" table:formula="of:=([.Z136]+[.AA136]*256+[.AB136]*256*256+[.AC136]*256*256*256)/1000000" office:value-type="float" office:value="55.042712" calcext:value-type="float">
            <text:p>55,042712</text:p>
          </table:table-cell>
          <table:table-cell table:formula="of:=([.AD136]+[.AE136]*256+[.AF136]*256*256+[.AG136]*256*256*256)/1000000" office:value-type="float" office:value="73.454632" calcext:value-type="float">
            <text:p>73,454632</text:p>
          </table:table-cell>
          <table:table-cell table:style-name="ce54" table:formula="of:=([.AH136]+[.AI136]*256+[.AJ136]*256*256+[.AK136]*256*256*256)/1000000" office:value-type="float" office:value="55.042888" calcext:value-type="float">
            <text:p>55,042888</text:p>
          </table:table-cell>
          <table:table-cell table:style-name="ce57" table:formula="of:=([.AL136]+[.AM136]*256+[.AN136]*256*256+[.AO136]*256*256*256)/1000000" office:value-type="float" office:value="73.454456" calcext:value-type="float">
            <text:p>73,45445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7];16)" office:value-type="float" office:value="83" calcext:value-type="float">
            <text:p>83</text:p>
          </table:table-cell>
          <table:table-cell table:style-name="ce24" table:formula="of:=DECIMAL([.B137];16)" office:value-type="float" office:value="0" calcext:value-type="float">
            <text:p>0</text:p>
          </table:table-cell>
          <table:table-cell table:style-name="ce24" table:formula="of:=DECIMAL([.C137];16)" office:value-type="float" office:value="215" calcext:value-type="float">
            <text:p>215</text:p>
          </table:table-cell>
          <table:table-cell table:style-name="ce24" table:formula="of:=DECIMAL([.D137];16)" office:value-type="float" office:value="134" calcext:value-type="float">
            <text:p>134</text:p>
          </table:table-cell>
          <table:table-cell table:style-name="ce35" table:formula="of:=DECIMAL([.E137];16)" office:value-type="float" office:value="220" calcext:value-type="float">
            <text:p>220</text:p>
          </table:table-cell>
          <table:table-cell table:style-name="ce35" table:formula="of:=DECIMAL([.F137];16)" office:value-type="float" office:value="227" calcext:value-type="float">
            <text:p>227</text:p>
          </table:table-cell>
          <table:table-cell table:style-name="ce35" table:formula="of:=DECIMAL([.G137];16)" office:value-type="float" office:value="71" calcext:value-type="float">
            <text:p>71</text:p>
          </table:table-cell>
          <table:table-cell table:style-name="ce35" table:formula="of:=DECIMAL([.H137];16)" office:value-type="float" office:value="3" calcext:value-type="float">
            <text:p>3</text:p>
          </table:table-cell>
          <table:table-cell table:style-name="ce41" table:formula="of:=DECIMAL([.I137];16)" office:value-type="float" office:value="112" calcext:value-type="float">
            <text:p>112</text:p>
          </table:table-cell>
          <table:table-cell table:style-name="ce41" table:formula="of:=DECIMAL([.J137];16)" office:value-type="float" office:value="210" calcext:value-type="float">
            <text:p>210</text:p>
          </table:table-cell>
          <table:table-cell table:style-name="ce41" table:formula="of:=DECIMAL([.K137];16)" office:value-type="float" office:value="96" calcext:value-type="float">
            <text:p>96</text:p>
          </table:table-cell>
          <table:table-cell table:style-name="ce41" table:formula="of:=DECIMAL([.L137];16)" office:value-type="float" office:value="4" calcext:value-type="float">
            <text:p>4</text:p>
          </table:table-cell>
          <table:table-cell table:style-name="ce35" table:formula="of:=DECIMAL([.M137];16)" office:value-type="float" office:value="88" calcext:value-type="float">
            <text:p>88</text:p>
          </table:table-cell>
          <table:table-cell table:style-name="ce35" table:formula="of:=DECIMAL([.N137];16)" office:value-type="float" office:value="228" calcext:value-type="float">
            <text:p>228</text:p>
          </table:table-cell>
          <table:table-cell table:style-name="ce35" table:formula="of:=DECIMAL([.O137];16)" office:value-type="float" office:value="71" calcext:value-type="float">
            <text:p>71</text:p>
          </table:table-cell>
          <table:table-cell table:style-name="ce35" table:formula="of:=DECIMAL([.P137];16)" office:value-type="float" office:value="3" calcext:value-type="float">
            <text:p>3</text:p>
          </table:table-cell>
          <table:table-cell table:style-name="ce41" table:formula="of:=DECIMAL([.Q137];16)" office:value-type="float" office:value="144" calcext:value-type="float">
            <text:p>144</text:p>
          </table:table-cell>
          <table:table-cell table:style-name="ce41" table:formula="of:=DECIMAL([.R137];16)" office:value-type="float" office:value="209" calcext:value-type="float">
            <text:p>209</text:p>
          </table:table-cell>
          <table:table-cell table:style-name="ce41" table:formula="of:=DECIMAL([.S137];16)" office:value-type="float" office:value="96" calcext:value-type="float">
            <text:p>96</text:p>
          </table:table-cell>
          <table:table-cell table:style-name="ce46" table:formula="of:=DECIMAL([.T137];16)" office:value-type="float" office:value="4" calcext:value-type="float">
            <text:p>4</text:p>
          </table:table-cell>
          <table:table-cell/>
          <table:table-cell table:style-name="ce51" table:formula="of:=([.Z137]+[.AA137]*256+[.AB137]*256*256+[.AC137]*256*256*256)/1000000" office:value-type="float" office:value="55.043036" calcext:value-type="float">
            <text:p>55,043036</text:p>
          </table:table-cell>
          <table:table-cell table:formula="of:=([.AD137]+[.AE137]*256+[.AF137]*256*256+[.AG137]*256*256*256)/1000000" office:value-type="float" office:value="73.454192" calcext:value-type="float">
            <text:p>73,454192</text:p>
          </table:table-cell>
          <table:table-cell table:style-name="ce54" table:formula="of:=([.AH137]+[.AI137]*256+[.AJ137]*256*256+[.AK137]*256*256*256)/1000000" office:value-type="float" office:value="55.04316" calcext:value-type="float">
            <text:p>55,04316</text:p>
          </table:table-cell>
          <table:table-cell table:style-name="ce57" table:formula="of:=([.AL137]+[.AM137]*256+[.AN137]*256*256+[.AO137]*256*256*256)/1000000" office:value-type="float" office:value="73.453968" calcext:value-type="float">
            <text:p>73,4539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4C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8];16)" office:value-type="float" office:value="83" calcext:value-type="float">
            <text:p>83</text:p>
          </table:table-cell>
          <table:table-cell table:style-name="ce24" table:formula="of:=DECIMAL([.B138];16)" office:value-type="float" office:value="0" calcext:value-type="float">
            <text:p>0</text:p>
          </table:table-cell>
          <table:table-cell table:style-name="ce24" table:formula="of:=DECIMAL([.C138];16)" office:value-type="float" office:value="215" calcext:value-type="float">
            <text:p>215</text:p>
          </table:table-cell>
          <table:table-cell table:style-name="ce24" table:formula="of:=DECIMAL([.D138];16)" office:value-type="float" office:value="135" calcext:value-type="float">
            <text:p>135</text:p>
          </table:table-cell>
          <table:table-cell table:style-name="ce35" table:formula="of:=DECIMAL([.E138];16)" office:value-type="float" office:value="188" calcext:value-type="float">
            <text:p>188</text:p>
          </table:table-cell>
          <table:table-cell table:style-name="ce35" table:formula="of:=DECIMAL([.F138];16)" office:value-type="float" office:value="228" calcext:value-type="float">
            <text:p>228</text:p>
          </table:table-cell>
          <table:table-cell table:style-name="ce35" table:formula="of:=DECIMAL([.G138];16)" office:value-type="float" office:value="71" calcext:value-type="float">
            <text:p>71</text:p>
          </table:table-cell>
          <table:table-cell table:style-name="ce35" table:formula="of:=DECIMAL([.H138];16)" office:value-type="float" office:value="3" calcext:value-type="float">
            <text:p>3</text:p>
          </table:table-cell>
          <table:table-cell table:style-name="ce41" table:formula="of:=DECIMAL([.I138];16)" office:value-type="float" office:value="136" calcext:value-type="float">
            <text:p>136</text:p>
          </table:table-cell>
          <table:table-cell table:style-name="ce41" table:formula="of:=DECIMAL([.J138];16)" office:value-type="float" office:value="208" calcext:value-type="float">
            <text:p>208</text:p>
          </table:table-cell>
          <table:table-cell table:style-name="ce41" table:formula="of:=DECIMAL([.K138];16)" office:value-type="float" office:value="96" calcext:value-type="float">
            <text:p>96</text:p>
          </table:table-cell>
          <table:table-cell table:style-name="ce41" table:formula="of:=DECIMAL([.L138];16)" office:value-type="float" office:value="4" calcext:value-type="float">
            <text:p>4</text:p>
          </table:table-cell>
          <table:table-cell table:style-name="ce35" table:formula="of:=DECIMAL([.M138];16)" office:value-type="float" office:value="76" calcext:value-type="float">
            <text:p>76</text:p>
          </table:table-cell>
          <table:table-cell table:style-name="ce35" table:formula="of:=DECIMAL([.N138];16)" office:value-type="float" office:value="229" calcext:value-type="float">
            <text:p>229</text:p>
          </table:table-cell>
          <table:table-cell table:style-name="ce35" table:formula="of:=DECIMAL([.O138];16)" office:value-type="float" office:value="71" calcext:value-type="float">
            <text:p>71</text:p>
          </table:table-cell>
          <table:table-cell table:style-name="ce35" table:formula="of:=DECIMAL([.P138];16)" office:value-type="float" office:value="3" calcext:value-type="float">
            <text:p>3</text:p>
          </table:table-cell>
          <table:table-cell table:style-name="ce41" table:formula="of:=DECIMAL([.Q138];16)" office:value-type="float" office:value="136" calcext:value-type="float">
            <text:p>136</text:p>
          </table:table-cell>
          <table:table-cell table:style-name="ce41" table:formula="of:=DECIMAL([.R138];16)" office:value-type="float" office:value="207" calcext:value-type="float">
            <text:p>207</text:p>
          </table:table-cell>
          <table:table-cell table:style-name="ce41" table:formula="of:=DECIMAL([.S138];16)" office:value-type="float" office:value="96" calcext:value-type="float">
            <text:p>96</text:p>
          </table:table-cell>
          <table:table-cell table:style-name="ce46" table:formula="of:=DECIMAL([.T138];16)" office:value-type="float" office:value="4" calcext:value-type="float">
            <text:p>4</text:p>
          </table:table-cell>
          <table:table-cell/>
          <table:table-cell table:style-name="ce51" table:formula="of:=([.Z138]+[.AA138]*256+[.AB138]*256*256+[.AC138]*256*256*256)/1000000" office:value-type="float" office:value="55.04326" calcext:value-type="float">
            <text:p>55,04326</text:p>
          </table:table-cell>
          <table:table-cell table:formula="of:=([.AD138]+[.AE138]*256+[.AF138]*256*256+[.AG138]*256*256*256)/1000000" office:value-type="float" office:value="73.453704" calcext:value-type="float">
            <text:p>73,453704</text:p>
          </table:table-cell>
          <table:table-cell table:style-name="ce54" table:formula="of:=([.AH138]+[.AI138]*256+[.AJ138]*256*256+[.AK138]*256*256*256)/1000000" office:value-type="float" office:value="55.043404" calcext:value-type="float">
            <text:p>55,043404</text:p>
          </table:table-cell>
          <table:table-cell table:style-name="ce57" table:formula="of:=([.AL138]+[.AM138]*256+[.AN138]*256*256+[.AO138]*256*256*256)/1000000" office:value-type="float" office:value="73.453448" calcext:value-type="float">
            <text:p>73,4534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39];16)" office:value-type="float" office:value="83" calcext:value-type="float">
            <text:p>83</text:p>
          </table:table-cell>
          <table:table-cell table:style-name="ce24" table:formula="of:=DECIMAL([.B139];16)" office:value-type="float" office:value="0" calcext:value-type="float">
            <text:p>0</text:p>
          </table:table-cell>
          <table:table-cell table:style-name="ce24" table:formula="of:=DECIMAL([.C139];16)" office:value-type="float" office:value="215" calcext:value-type="float">
            <text:p>215</text:p>
          </table:table-cell>
          <table:table-cell table:style-name="ce24" table:formula="of:=DECIMAL([.D139];16)" office:value-type="float" office:value="136" calcext:value-type="float">
            <text:p>136</text:p>
          </table:table-cell>
          <table:table-cell table:style-name="ce35" table:formula="of:=DECIMAL([.E139];16)" office:value-type="float" office:value="216" calcext:value-type="float">
            <text:p>216</text:p>
          </table:table-cell>
          <table:table-cell table:style-name="ce35" table:formula="of:=DECIMAL([.F139];16)" office:value-type="float" office:value="229" calcext:value-type="float">
            <text:p>229</text:p>
          </table:table-cell>
          <table:table-cell table:style-name="ce35" table:formula="of:=DECIMAL([.G139];16)" office:value-type="float" office:value="71" calcext:value-type="float">
            <text:p>71</text:p>
          </table:table-cell>
          <table:table-cell table:style-name="ce35" table:formula="of:=DECIMAL([.H139];16)" office:value-type="float" office:value="3" calcext:value-type="float">
            <text:p>3</text:p>
          </table:table-cell>
          <table:table-cell table:style-name="ce41" table:formula="of:=DECIMAL([.I139];16)" office:value-type="float" office:value="104" calcext:value-type="float">
            <text:p>104</text:p>
          </table:table-cell>
          <table:table-cell table:style-name="ce41" table:formula="of:=DECIMAL([.J139];16)" office:value-type="float" office:value="206" calcext:value-type="float">
            <text:p>206</text:p>
          </table:table-cell>
          <table:table-cell table:style-name="ce41" table:formula="of:=DECIMAL([.K139];16)" office:value-type="float" office:value="96" calcext:value-type="float">
            <text:p>96</text:p>
          </table:table-cell>
          <table:table-cell table:style-name="ce41" table:formula="of:=DECIMAL([.L139];16)" office:value-type="float" office:value="4" calcext:value-type="float">
            <text:p>4</text:p>
          </table:table-cell>
          <table:table-cell table:style-name="ce35" table:formula="of:=DECIMAL([.M139];16)" office:value-type="float" office:value="136" calcext:value-type="float">
            <text:p>136</text:p>
          </table:table-cell>
          <table:table-cell table:style-name="ce35" table:formula="of:=DECIMAL([.N139];16)" office:value-type="float" office:value="230" calcext:value-type="float">
            <text:p>230</text:p>
          </table:table-cell>
          <table:table-cell table:style-name="ce35" table:formula="of:=DECIMAL([.O139];16)" office:value-type="float" office:value="71" calcext:value-type="float">
            <text:p>71</text:p>
          </table:table-cell>
          <table:table-cell table:style-name="ce35" table:formula="of:=DECIMAL([.P139];16)" office:value-type="float" office:value="3" calcext:value-type="float">
            <text:p>3</text:p>
          </table:table-cell>
          <table:table-cell table:style-name="ce41" table:formula="of:=DECIMAL([.Q139];16)" office:value-type="float" office:value="64" calcext:value-type="float">
            <text:p>64</text:p>
          </table:table-cell>
          <table:table-cell table:style-name="ce41" table:formula="of:=DECIMAL([.R139];16)" office:value-type="float" office:value="205" calcext:value-type="float">
            <text:p>205</text:p>
          </table:table-cell>
          <table:table-cell table:style-name="ce41" table:formula="of:=DECIMAL([.S139];16)" office:value-type="float" office:value="96" calcext:value-type="float">
            <text:p>96</text:p>
          </table:table-cell>
          <table:table-cell table:style-name="ce46" table:formula="of:=DECIMAL([.T139];16)" office:value-type="float" office:value="4" calcext:value-type="float">
            <text:p>4</text:p>
          </table:table-cell>
          <table:table-cell/>
          <table:table-cell table:style-name="ce51" table:formula="of:=([.Z139]+[.AA139]*256+[.AB139]*256*256+[.AC139]*256*256*256)/1000000" office:value-type="float" office:value="55.043544" calcext:value-type="float">
            <text:p>55,043544</text:p>
          </table:table-cell>
          <table:table-cell table:formula="of:=([.AD139]+[.AE139]*256+[.AF139]*256*256+[.AG139]*256*256*256)/1000000" office:value-type="float" office:value="73.45316" calcext:value-type="float">
            <text:p>73,45316</text:p>
          </table:table-cell>
          <table:table-cell table:style-name="ce54" table:formula="of:=([.AH139]+[.AI139]*256+[.AJ139]*256*256+[.AK139]*256*256*256)/1000000" office:value-type="float" office:value="55.04372" calcext:value-type="float">
            <text:p>55,04372</text:p>
          </table:table-cell>
          <table:table-cell table:style-name="ce57" table:formula="of:=([.AL139]+[.AM139]*256+[.AN139]*256*256+[.AO139]*256*256*256)/1000000" office:value-type="float" office:value="73.452864" calcext:value-type="float">
            <text:p>73,4528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89" calcext:value-type="float">
            <text:p>89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0];16)" office:value-type="float" office:value="83" calcext:value-type="float">
            <text:p>83</text:p>
          </table:table-cell>
          <table:table-cell table:style-name="ce24" table:formula="of:=DECIMAL([.B140];16)" office:value-type="float" office:value="0" calcext:value-type="float">
            <text:p>0</text:p>
          </table:table-cell>
          <table:table-cell table:style-name="ce24" table:formula="of:=DECIMAL([.C140];16)" office:value-type="float" office:value="215" calcext:value-type="float">
            <text:p>215</text:p>
          </table:table-cell>
          <table:table-cell table:style-name="ce24" table:formula="of:=DECIMAL([.D140];16)" office:value-type="float" office:value="137" calcext:value-type="float">
            <text:p>137</text:p>
          </table:table-cell>
          <table:table-cell table:style-name="ce35" table:formula="of:=DECIMAL([.E140];16)" office:value-type="float" office:value="36" calcext:value-type="float">
            <text:p>36</text:p>
          </table:table-cell>
          <table:table-cell table:style-name="ce35" table:formula="of:=DECIMAL([.F140];16)" office:value-type="float" office:value="231" calcext:value-type="float">
            <text:p>231</text:p>
          </table:table-cell>
          <table:table-cell table:style-name="ce35" table:formula="of:=DECIMAL([.G140];16)" office:value-type="float" office:value="71" calcext:value-type="float">
            <text:p>71</text:p>
          </table:table-cell>
          <table:table-cell table:style-name="ce35" table:formula="of:=DECIMAL([.H140];16)" office:value-type="float" office:value="3" calcext:value-type="float">
            <text:p>3</text:p>
          </table:table-cell>
          <table:table-cell table:style-name="ce41" table:formula="of:=DECIMAL([.I140];16)" office:value-type="float" office:value="32" calcext:value-type="float">
            <text:p>32</text:p>
          </table:table-cell>
          <table:table-cell table:style-name="ce41" table:formula="of:=DECIMAL([.J140];16)" office:value-type="float" office:value="204" calcext:value-type="float">
            <text:p>204</text:p>
          </table:table-cell>
          <table:table-cell table:style-name="ce41" table:formula="of:=DECIMAL([.K140];16)" office:value-type="float" office:value="96" calcext:value-type="float">
            <text:p>96</text:p>
          </table:table-cell>
          <table:table-cell table:style-name="ce41" table:formula="of:=DECIMAL([.L140];16)" office:value-type="float" office:value="4" calcext:value-type="float">
            <text:p>4</text:p>
          </table:table-cell>
          <table:table-cell table:style-name="ce35" table:formula="of:=DECIMAL([.M140];16)" office:value-type="float" office:value="180" calcext:value-type="float">
            <text:p>180</text:p>
          </table:table-cell>
          <table:table-cell table:style-name="ce35" table:formula="of:=DECIMAL([.N140];16)" office:value-type="float" office:value="231" calcext:value-type="float">
            <text:p>231</text:p>
          </table:table-cell>
          <table:table-cell table:style-name="ce35" table:formula="of:=DECIMAL([.O140];16)" office:value-type="float" office:value="71" calcext:value-type="float">
            <text:p>71</text:p>
          </table:table-cell>
          <table:table-cell table:style-name="ce35" table:formula="of:=DECIMAL([.P140];16)" office:value-type="float" office:value="3" calcext:value-type="float">
            <text:p>3</text:p>
          </table:table-cell>
          <table:table-cell table:style-name="ce41" table:formula="of:=DECIMAL([.Q140];16)" office:value-type="float" office:value="232" calcext:value-type="float">
            <text:p>232</text:p>
          </table:table-cell>
          <table:table-cell table:style-name="ce41" table:formula="of:=DECIMAL([.R140];16)" office:value-type="float" office:value="202" calcext:value-type="float">
            <text:p>202</text:p>
          </table:table-cell>
          <table:table-cell table:style-name="ce41" table:formula="of:=DECIMAL([.S140];16)" office:value-type="float" office:value="96" calcext:value-type="float">
            <text:p>96</text:p>
          </table:table-cell>
          <table:table-cell table:style-name="ce46" table:formula="of:=DECIMAL([.T140];16)" office:value-type="float" office:value="4" calcext:value-type="float">
            <text:p>4</text:p>
          </table:table-cell>
          <table:table-cell/>
          <table:table-cell table:style-name="ce51" table:formula="of:=([.Z140]+[.AA140]*256+[.AB140]*256*256+[.AC140]*256*256*256)/1000000" office:value-type="float" office:value="55.043876" calcext:value-type="float">
            <text:p>55,043876</text:p>
          </table:table-cell>
          <table:table-cell table:formula="of:=([.AD140]+[.AE140]*256+[.AF140]*256*256+[.AG140]*256*256*256)/1000000" office:value-type="float" office:value="73.452576" calcext:value-type="float">
            <text:p>73,452576</text:p>
          </table:table-cell>
          <table:table-cell table:style-name="ce54" table:formula="of:=([.AH140]+[.AI140]*256+[.AJ140]*256*256+[.AK140]*256*256*256)/1000000" office:value-type="float" office:value="55.04402" calcext:value-type="float">
            <text:p>55,04402</text:p>
          </table:table-cell>
          <table:table-cell table:style-name="ce57" table:formula="of:=([.AL140]+[.AM140]*256+[.AN140]*256*256+[.AO140]*256*256*256)/1000000" office:value-type="float" office:value="73.452264" calcext:value-type="float">
            <text:p>73,4522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A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1];16)" office:value-type="float" office:value="83" calcext:value-type="float">
            <text:p>83</text:p>
          </table:table-cell>
          <table:table-cell table:style-name="ce24" table:formula="of:=DECIMAL([.B141];16)" office:value-type="float" office:value="0" calcext:value-type="float">
            <text:p>0</text:p>
          </table:table-cell>
          <table:table-cell table:style-name="ce24" table:formula="of:=DECIMAL([.C141];16)" office:value-type="float" office:value="215" calcext:value-type="float">
            <text:p>215</text:p>
          </table:table-cell>
          <table:table-cell table:style-name="ce24" table:formula="of:=DECIMAL([.D141];16)" office:value-type="float" office:value="138" calcext:value-type="float">
            <text:p>138</text:p>
          </table:table-cell>
          <table:table-cell table:style-name="ce35" table:formula="of:=DECIMAL([.E141];16)" office:value-type="float" office:value="108" calcext:value-type="float">
            <text:p>108</text:p>
          </table:table-cell>
          <table:table-cell table:style-name="ce35" table:formula="of:=DECIMAL([.F141];16)" office:value-type="float" office:value="232" calcext:value-type="float">
            <text:p>232</text:p>
          </table:table-cell>
          <table:table-cell table:style-name="ce35" table:formula="of:=DECIMAL([.G141];16)" office:value-type="float" office:value="71" calcext:value-type="float">
            <text:p>71</text:p>
          </table:table-cell>
          <table:table-cell table:style-name="ce35" table:formula="of:=DECIMAL([.H141];16)" office:value-type="float" office:value="3" calcext:value-type="float">
            <text:p>3</text:p>
          </table:table-cell>
          <table:table-cell table:style-name="ce41" table:formula="of:=DECIMAL([.I141];16)" office:value-type="float" office:value="232" calcext:value-type="float">
            <text:p>232</text:p>
          </table:table-cell>
          <table:table-cell table:style-name="ce41" table:formula="of:=DECIMAL([.J141];16)" office:value-type="float" office:value="201" calcext:value-type="float">
            <text:p>201</text:p>
          </table:table-cell>
          <table:table-cell table:style-name="ce41" table:formula="of:=DECIMAL([.K141];16)" office:value-type="float" office:value="96" calcext:value-type="float">
            <text:p>96</text:p>
          </table:table-cell>
          <table:table-cell table:style-name="ce41" table:formula="of:=DECIMAL([.L141];16)" office:value-type="float" office:value="4" calcext:value-type="float">
            <text:p>4</text:p>
          </table:table-cell>
          <table:table-cell table:style-name="ce35" table:formula="of:=DECIMAL([.M141];16)" office:value-type="float" office:value="4" calcext:value-type="float">
            <text:p>4</text:p>
          </table:table-cell>
          <table:table-cell table:style-name="ce35" table:formula="of:=DECIMAL([.N141];16)" office:value-type="float" office:value="233" calcext:value-type="float">
            <text:p>233</text:p>
          </table:table-cell>
          <table:table-cell table:style-name="ce35" table:formula="of:=DECIMAL([.O141];16)" office:value-type="float" office:value="71" calcext:value-type="float">
            <text:p>71</text:p>
          </table:table-cell>
          <table:table-cell table:style-name="ce35" table:formula="of:=DECIMAL([.P141];16)" office:value-type="float" office:value="3" calcext:value-type="float">
            <text:p>3</text:p>
          </table:table-cell>
          <table:table-cell table:style-name="ce41" table:formula="of:=DECIMAL([.Q141];16)" office:value-type="float" office:value="216" calcext:value-type="float">
            <text:p>216</text:p>
          </table:table-cell>
          <table:table-cell table:style-name="ce41" table:formula="of:=DECIMAL([.R141];16)" office:value-type="float" office:value="200" calcext:value-type="float">
            <text:p>200</text:p>
          </table:table-cell>
          <table:table-cell table:style-name="ce41" table:formula="of:=DECIMAL([.S141];16)" office:value-type="float" office:value="96" calcext:value-type="float">
            <text:p>96</text:p>
          </table:table-cell>
          <table:table-cell table:style-name="ce46" table:formula="of:=DECIMAL([.T141];16)" office:value-type="float" office:value="4" calcext:value-type="float">
            <text:p>4</text:p>
          </table:table-cell>
          <table:table-cell/>
          <table:table-cell table:style-name="ce51" table:formula="of:=([.Z141]+[.AA141]*256+[.AB141]*256*256+[.AC141]*256*256*256)/1000000" office:value-type="float" office:value="55.044204" calcext:value-type="float">
            <text:p>55,044204</text:p>
          </table:table-cell>
          <table:table-cell table:formula="of:=([.AD141]+[.AE141]*256+[.AF141]*256*256+[.AG141]*256*256*256)/1000000" office:value-type="float" office:value="73.452008" calcext:value-type="float">
            <text:p>73,452008</text:p>
          </table:table-cell>
          <table:table-cell table:style-name="ce54" table:formula="of:=([.AH141]+[.AI141]*256+[.AJ141]*256*256+[.AK141]*256*256*256)/1000000" office:value-type="float" office:value="55.044356" calcext:value-type="float">
            <text:p>55,044356</text:p>
          </table:table-cell>
          <table:table-cell table:style-name="ce57" table:formula="of:=([.AL141]+[.AM141]*256+[.AN141]*256*256+[.AO141]*256*256*256)/1000000" office:value-type="float" office:value="73.451736" calcext:value-type="float">
            <text:p>73,4517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B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2];16)" office:value-type="float" office:value="83" calcext:value-type="float">
            <text:p>83</text:p>
          </table:table-cell>
          <table:table-cell table:style-name="ce24" table:formula="of:=DECIMAL([.B142];16)" office:value-type="float" office:value="0" calcext:value-type="float">
            <text:p>0</text:p>
          </table:table-cell>
          <table:table-cell table:style-name="ce24" table:formula="of:=DECIMAL([.C142];16)" office:value-type="float" office:value="215" calcext:value-type="float">
            <text:p>215</text:p>
          </table:table-cell>
          <table:table-cell table:style-name="ce24" table:formula="of:=DECIMAL([.D142];16)" office:value-type="float" office:value="139" calcext:value-type="float">
            <text:p>139</text:p>
          </table:table-cell>
          <table:table-cell table:style-name="ce35" table:formula="of:=DECIMAL([.E142];16)" office:value-type="float" office:value="164" calcext:value-type="float">
            <text:p>164</text:p>
          </table:table-cell>
          <table:table-cell table:style-name="ce35" table:formula="of:=DECIMAL([.F142];16)" office:value-type="float" office:value="233" calcext:value-type="float">
            <text:p>233</text:p>
          </table:table-cell>
          <table:table-cell table:style-name="ce35" table:formula="of:=DECIMAL([.G142];16)" office:value-type="float" office:value="71" calcext:value-type="float">
            <text:p>71</text:p>
          </table:table-cell>
          <table:table-cell table:style-name="ce35" table:formula="of:=DECIMAL([.H142];16)" office:value-type="float" office:value="3" calcext:value-type="float">
            <text:p>3</text:p>
          </table:table-cell>
          <table:table-cell table:style-name="ce41" table:formula="of:=DECIMAL([.I142];16)" office:value-type="float" office:value="232" calcext:value-type="float">
            <text:p>232</text:p>
          </table:table-cell>
          <table:table-cell table:style-name="ce41" table:formula="of:=DECIMAL([.J142];16)" office:value-type="float" office:value="199" calcext:value-type="float">
            <text:p>199</text:p>
          </table:table-cell>
          <table:table-cell table:style-name="ce41" table:formula="of:=DECIMAL([.K142];16)" office:value-type="float" office:value="96" calcext:value-type="float">
            <text:p>96</text:p>
          </table:table-cell>
          <table:table-cell table:style-name="ce41" table:formula="of:=DECIMAL([.L142];16)" office:value-type="float" office:value="4" calcext:value-type="float">
            <text:p>4</text:p>
          </table:table-cell>
          <table:table-cell table:style-name="ce35" table:formula="of:=DECIMAL([.M142];16)" office:value-type="float" office:value="88" calcext:value-type="float">
            <text:p>88</text:p>
          </table:table-cell>
          <table:table-cell table:style-name="ce35" table:formula="of:=DECIMAL([.N142];16)" office:value-type="float" office:value="234" calcext:value-type="float">
            <text:p>234</text:p>
          </table:table-cell>
          <table:table-cell table:style-name="ce35" table:formula="of:=DECIMAL([.O142];16)" office:value-type="float" office:value="71" calcext:value-type="float">
            <text:p>71</text:p>
          </table:table-cell>
          <table:table-cell table:style-name="ce35" table:formula="of:=DECIMAL([.P142];16)" office:value-type="float" office:value="3" calcext:value-type="float">
            <text:p>3</text:p>
          </table:table-cell>
          <table:table-cell table:style-name="ce41" table:formula="of:=DECIMAL([.Q142];16)" office:value-type="float" office:value="160" calcext:value-type="float">
            <text:p>160</text:p>
          </table:table-cell>
          <table:table-cell table:style-name="ce41" table:formula="of:=DECIMAL([.R142];16)" office:value-type="float" office:value="198" calcext:value-type="float">
            <text:p>198</text:p>
          </table:table-cell>
          <table:table-cell table:style-name="ce41" table:formula="of:=DECIMAL([.S142];16)" office:value-type="float" office:value="96" calcext:value-type="float">
            <text:p>96</text:p>
          </table:table-cell>
          <table:table-cell table:style-name="ce46" table:formula="of:=DECIMAL([.T142];16)" office:value-type="float" office:value="4" calcext:value-type="float">
            <text:p>4</text:p>
          </table:table-cell>
          <table:table-cell/>
          <table:table-cell table:style-name="ce51" table:formula="of:=([.Z142]+[.AA142]*256+[.AB142]*256*256+[.AC142]*256*256*256)/1000000" office:value-type="float" office:value="55.044516" calcext:value-type="float">
            <text:p>55,044516</text:p>
          </table:table-cell>
          <table:table-cell table:formula="of:=([.AD142]+[.AE142]*256+[.AF142]*256*256+[.AG142]*256*256*256)/1000000" office:value-type="float" office:value="73.451496" calcext:value-type="float">
            <text:p>73,451496</text:p>
          </table:table-cell>
          <table:table-cell table:style-name="ce54" table:formula="of:=([.AH142]+[.AI142]*256+[.AJ142]*256*256+[.AK142]*256*256*256)/1000000" office:value-type="float" office:value="55.044696" calcext:value-type="float">
            <text:p>55,044696</text:p>
          </table:table-cell>
          <table:table-cell table:style-name="ce57" table:formula="of:=([.AL142]+[.AM142]*256+[.AN142]*256*256+[.AO142]*256*256*256)/1000000" office:value-type="float" office:value="73.451168" calcext:value-type="float">
            <text:p>73,4511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3];16)" office:value-type="float" office:value="83" calcext:value-type="float">
            <text:p>83</text:p>
          </table:table-cell>
          <table:table-cell table:style-name="ce24" table:formula="of:=DECIMAL([.B143];16)" office:value-type="float" office:value="0" calcext:value-type="float">
            <text:p>0</text:p>
          </table:table-cell>
          <table:table-cell table:style-name="ce24" table:formula="of:=DECIMAL([.C143];16)" office:value-type="float" office:value="215" calcext:value-type="float">
            <text:p>215</text:p>
          </table:table-cell>
          <table:table-cell table:style-name="ce24" table:formula="of:=DECIMAL([.D143];16)" office:value-type="float" office:value="140" calcext:value-type="float">
            <text:p>140</text:p>
          </table:table-cell>
          <table:table-cell table:style-name="ce35" table:formula="of:=DECIMAL([.E143];16)" office:value-type="float" office:value="248" calcext:value-type="float">
            <text:p>248</text:p>
          </table:table-cell>
          <table:table-cell table:style-name="ce35" table:formula="of:=DECIMAL([.F143];16)" office:value-type="float" office:value="234" calcext:value-type="float">
            <text:p>234</text:p>
          </table:table-cell>
          <table:table-cell table:style-name="ce35" table:formula="of:=DECIMAL([.G143];16)" office:value-type="float" office:value="71" calcext:value-type="float">
            <text:p>71</text:p>
          </table:table-cell>
          <table:table-cell table:style-name="ce35" table:formula="of:=DECIMAL([.H143];16)" office:value-type="float" office:value="3" calcext:value-type="float">
            <text:p>3</text:p>
          </table:table-cell>
          <table:table-cell table:style-name="ce41" table:formula="of:=DECIMAL([.I143];16)" office:value-type="float" office:value="184" calcext:value-type="float">
            <text:p>184</text:p>
          </table:table-cell>
          <table:table-cell table:style-name="ce41" table:formula="of:=DECIMAL([.J143];16)" office:value-type="float" office:value="197" calcext:value-type="float">
            <text:p>197</text:p>
          </table:table-cell>
          <table:table-cell table:style-name="ce41" table:formula="of:=DECIMAL([.K143];16)" office:value-type="float" office:value="96" calcext:value-type="float">
            <text:p>96</text:p>
          </table:table-cell>
          <table:table-cell table:style-name="ce41" table:formula="of:=DECIMAL([.L143];16)" office:value-type="float" office:value="4" calcext:value-type="float">
            <text:p>4</text:p>
          </table:table-cell>
          <table:table-cell table:style-name="ce35" table:formula="of:=DECIMAL([.M143];16)" office:value-type="float" office:value="172" calcext:value-type="float">
            <text:p>172</text:p>
          </table:table-cell>
          <table:table-cell table:style-name="ce35" table:formula="of:=DECIMAL([.N143];16)" office:value-type="float" office:value="235" calcext:value-type="float">
            <text:p>235</text:p>
          </table:table-cell>
          <table:table-cell table:style-name="ce35" table:formula="of:=DECIMAL([.O143];16)" office:value-type="float" office:value="71" calcext:value-type="float">
            <text:p>71</text:p>
          </table:table-cell>
          <table:table-cell table:style-name="ce35" table:formula="of:=DECIMAL([.P143];16)" office:value-type="float" office:value="3" calcext:value-type="float">
            <text:p>3</text:p>
          </table:table-cell>
          <table:table-cell table:style-name="ce41" table:formula="of:=DECIMAL([.Q143];16)" office:value-type="float" office:value="168" calcext:value-type="float">
            <text:p>168</text:p>
          </table:table-cell>
          <table:table-cell table:style-name="ce41" table:formula="of:=DECIMAL([.R143];16)" office:value-type="float" office:value="196" calcext:value-type="float">
            <text:p>196</text:p>
          </table:table-cell>
          <table:table-cell table:style-name="ce41" table:formula="of:=DECIMAL([.S143];16)" office:value-type="float" office:value="96" calcext:value-type="float">
            <text:p>96</text:p>
          </table:table-cell>
          <table:table-cell table:style-name="ce46" table:formula="of:=DECIMAL([.T143];16)" office:value-type="float" office:value="4" calcext:value-type="float">
            <text:p>4</text:p>
          </table:table-cell>
          <table:table-cell/>
          <table:table-cell table:style-name="ce51" table:formula="of:=([.Z143]+[.AA143]*256+[.AB143]*256*256+[.AC143]*256*256*256)/1000000" office:value-type="float" office:value="55.044856" calcext:value-type="float">
            <text:p>55,044856</text:p>
          </table:table-cell>
          <table:table-cell table:formula="of:=([.AD143]+[.AE143]*256+[.AF143]*256*256+[.AG143]*256*256*256)/1000000" office:value-type="float" office:value="73.450936" calcext:value-type="float">
            <text:p>73,450936</text:p>
          </table:table-cell>
          <table:table-cell table:style-name="ce54" table:formula="of:=([.AH143]+[.AI143]*256+[.AJ143]*256*256+[.AK143]*256*256*256)/1000000" office:value-type="float" office:value="55.045036" calcext:value-type="float">
            <text:p>55,045036</text:p>
          </table:table-cell>
          <table:table-cell table:style-name="ce57" table:formula="of:=([.AL143]+[.AM143]*256+[.AN143]*256*256+[.AO143]*256*256*256)/1000000" office:value-type="float" office:value="73.450664" calcext:value-type="float">
            <text:p>73,4506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D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4];16)" office:value-type="float" office:value="83" calcext:value-type="float">
            <text:p>83</text:p>
          </table:table-cell>
          <table:table-cell table:style-name="ce24" table:formula="of:=DECIMAL([.B144];16)" office:value-type="float" office:value="0" calcext:value-type="float">
            <text:p>0</text:p>
          </table:table-cell>
          <table:table-cell table:style-name="ce24" table:formula="of:=DECIMAL([.C144];16)" office:value-type="float" office:value="215" calcext:value-type="float">
            <text:p>215</text:p>
          </table:table-cell>
          <table:table-cell table:style-name="ce24" table:formula="of:=DECIMAL([.D144];16)" office:value-type="float" office:value="141" calcext:value-type="float">
            <text:p>141</text:p>
          </table:table-cell>
          <table:table-cell table:style-name="ce35" table:formula="of:=DECIMAL([.E144];16)" office:value-type="float" office:value="72" calcext:value-type="float">
            <text:p>72</text:p>
          </table:table-cell>
          <table:table-cell table:style-name="ce35" table:formula="of:=DECIMAL([.F144];16)" office:value-type="float" office:value="236" calcext:value-type="float">
            <text:p>236</text:p>
          </table:table-cell>
          <table:table-cell table:style-name="ce35" table:formula="of:=DECIMAL([.G144];16)" office:value-type="float" office:value="71" calcext:value-type="float">
            <text:p>71</text:p>
          </table:table-cell>
          <table:table-cell table:style-name="ce35" table:formula="of:=DECIMAL([.H144];16)" office:value-type="float" office:value="3" calcext:value-type="float">
            <text:p>3</text:p>
          </table:table-cell>
          <table:table-cell table:style-name="ce41" table:formula="of:=DECIMAL([.I144];16)" office:value-type="float" office:value="144" calcext:value-type="float">
            <text:p>144</text:p>
          </table:table-cell>
          <table:table-cell table:style-name="ce41" table:formula="of:=DECIMAL([.J144];16)" office:value-type="float" office:value="195" calcext:value-type="float">
            <text:p>195</text:p>
          </table:table-cell>
          <table:table-cell table:style-name="ce41" table:formula="of:=DECIMAL([.K144];16)" office:value-type="float" office:value="96" calcext:value-type="float">
            <text:p>96</text:p>
          </table:table-cell>
          <table:table-cell table:style-name="ce41" table:formula="of:=DECIMAL([.L144];16)" office:value-type="float" office:value="4" calcext:value-type="float">
            <text:p>4</text:p>
          </table:table-cell>
          <table:table-cell table:style-name="ce35" table:formula="of:=DECIMAL([.M144];16)" office:value-type="float" office:value="208" calcext:value-type="float">
            <text:p>208</text:p>
          </table:table-cell>
          <table:table-cell table:style-name="ce35" table:formula="of:=DECIMAL([.N144];16)" office:value-type="float" office:value="236" calcext:value-type="float">
            <text:p>236</text:p>
          </table:table-cell>
          <table:table-cell table:style-name="ce35" table:formula="of:=DECIMAL([.O144];16)" office:value-type="float" office:value="71" calcext:value-type="float">
            <text:p>71</text:p>
          </table:table-cell>
          <table:table-cell table:style-name="ce35" table:formula="of:=DECIMAL([.P144];16)" office:value-type="float" office:value="3" calcext:value-type="float">
            <text:p>3</text:p>
          </table:table-cell>
          <table:table-cell table:style-name="ce41" table:formula="of:=DECIMAL([.Q144];16)" office:value-type="float" office:value="64" calcext:value-type="float">
            <text:p>64</text:p>
          </table:table-cell>
          <table:table-cell table:style-name="ce41" table:formula="of:=DECIMAL([.R144];16)" office:value-type="float" office:value="194" calcext:value-type="float">
            <text:p>194</text:p>
          </table:table-cell>
          <table:table-cell table:style-name="ce41" table:formula="of:=DECIMAL([.S144];16)" office:value-type="float" office:value="96" calcext:value-type="float">
            <text:p>96</text:p>
          </table:table-cell>
          <table:table-cell table:style-name="ce46" table:formula="of:=DECIMAL([.T144];16)" office:value-type="float" office:value="4" calcext:value-type="float">
            <text:p>4</text:p>
          </table:table-cell>
          <table:table-cell/>
          <table:table-cell table:style-name="ce51" table:formula="of:=([.Z144]+[.AA144]*256+[.AB144]*256*256+[.AC144]*256*256*256)/1000000" office:value-type="float" office:value="55.045192" calcext:value-type="float">
            <text:p>55,045192</text:p>
          </table:table-cell>
          <table:table-cell table:formula="of:=([.AD144]+[.AE144]*256+[.AF144]*256*256+[.AG144]*256*256*256)/1000000" office:value-type="float" office:value="73.450384" calcext:value-type="float">
            <text:p>73,450384</text:p>
          </table:table-cell>
          <table:table-cell table:style-name="ce54" table:formula="of:=([.AH144]+[.AI144]*256+[.AJ144]*256*256+[.AK144]*256*256*256)/1000000" office:value-type="float" office:value="55.045328" calcext:value-type="float">
            <text:p>55,045328</text:p>
          </table:table-cell>
          <table:table-cell table:style-name="ce57" table:formula="of:=([.AL144]+[.AM144]*256+[.AN144]*256*256+[.AO144]*256*256*256)/1000000" office:value-type="float" office:value="73.450048" calcext:value-type="float">
            <text:p>73,4500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E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5];16)" office:value-type="float" office:value="83" calcext:value-type="float">
            <text:p>83</text:p>
          </table:table-cell>
          <table:table-cell table:style-name="ce24" table:formula="of:=DECIMAL([.B145];16)" office:value-type="float" office:value="0" calcext:value-type="float">
            <text:p>0</text:p>
          </table:table-cell>
          <table:table-cell table:style-name="ce24" table:formula="of:=DECIMAL([.C145];16)" office:value-type="float" office:value="215" calcext:value-type="float">
            <text:p>215</text:p>
          </table:table-cell>
          <table:table-cell table:style-name="ce24" table:formula="of:=DECIMAL([.D145];16)" office:value-type="float" office:value="142" calcext:value-type="float">
            <text:p>142</text:p>
          </table:table-cell>
          <table:table-cell table:style-name="ce35" table:formula="of:=DECIMAL([.E145];16)" office:value-type="float" office:value="80" calcext:value-type="float">
            <text:p>80</text:p>
          </table:table-cell>
          <table:table-cell table:style-name="ce35" table:formula="of:=DECIMAL([.F145];16)" office:value-type="float" office:value="237" calcext:value-type="float">
            <text:p>237</text:p>
          </table:table-cell>
          <table:table-cell table:style-name="ce35" table:formula="of:=DECIMAL([.G145];16)" office:value-type="float" office:value="71" calcext:value-type="float">
            <text:p>71</text:p>
          </table:table-cell>
          <table:table-cell table:style-name="ce35" table:formula="of:=DECIMAL([.H145];16)" office:value-type="float" office:value="3" calcext:value-type="float">
            <text:p>3</text:p>
          </table:table-cell>
          <table:table-cell table:style-name="ce41" table:formula="of:=DECIMAL([.I145];16)" office:value-type="float" office:value="40" calcext:value-type="float">
            <text:p>40</text:p>
          </table:table-cell>
          <table:table-cell table:style-name="ce41" table:formula="of:=DECIMAL([.J145];16)" office:value-type="float" office:value="193" calcext:value-type="float">
            <text:p>193</text:p>
          </table:table-cell>
          <table:table-cell table:style-name="ce41" table:formula="of:=DECIMAL([.K145];16)" office:value-type="float" office:value="96" calcext:value-type="float">
            <text:p>96</text:p>
          </table:table-cell>
          <table:table-cell table:style-name="ce41" table:formula="of:=DECIMAL([.L145];16)" office:value-type="float" office:value="4" calcext:value-type="float">
            <text:p>4</text:p>
          </table:table-cell>
          <table:table-cell table:style-name="ce35" table:formula="of:=DECIMAL([.M145];16)" office:value-type="float" office:value="176" calcext:value-type="float">
            <text:p>176</text:p>
          </table:table-cell>
          <table:table-cell table:style-name="ce35" table:formula="of:=DECIMAL([.N145];16)" office:value-type="float" office:value="237" calcext:value-type="float">
            <text:p>237</text:p>
          </table:table-cell>
          <table:table-cell table:style-name="ce35" table:formula="of:=DECIMAL([.O145];16)" office:value-type="float" office:value="71" calcext:value-type="float">
            <text:p>71</text:p>
          </table:table-cell>
          <table:table-cell table:style-name="ce35" table:formula="of:=DECIMAL([.P145];16)" office:value-type="float" office:value="3" calcext:value-type="float">
            <text:p>3</text:p>
          </table:table-cell>
          <table:table-cell table:style-name="ce41" table:formula="of:=DECIMAL([.Q145];16)" office:value-type="float" office:value="120" calcext:value-type="float">
            <text:p>120</text:p>
          </table:table-cell>
          <table:table-cell table:style-name="ce41" table:formula="of:=DECIMAL([.R145];16)" office:value-type="float" office:value="192" calcext:value-type="float">
            <text:p>192</text:p>
          </table:table-cell>
          <table:table-cell table:style-name="ce41" table:formula="of:=DECIMAL([.S145];16)" office:value-type="float" office:value="96" calcext:value-type="float">
            <text:p>96</text:p>
          </table:table-cell>
          <table:table-cell table:style-name="ce46" table:formula="of:=DECIMAL([.T145];16)" office:value-type="float" office:value="4" calcext:value-type="float">
            <text:p>4</text:p>
          </table:table-cell>
          <table:table-cell/>
          <table:table-cell table:style-name="ce51" table:formula="of:=([.Z145]+[.AA145]*256+[.AB145]*256*256+[.AC145]*256*256*256)/1000000" office:value-type="float" office:value="55.045456" calcext:value-type="float">
            <text:p>55,045456</text:p>
          </table:table-cell>
          <table:table-cell table:formula="of:=([.AD145]+[.AE145]*256+[.AF145]*256*256+[.AG145]*256*256*256)/1000000" office:value-type="float" office:value="73.449768" calcext:value-type="float">
            <text:p>73,449768</text:p>
          </table:table-cell>
          <table:table-cell table:style-name="ce54" table:formula="of:=([.AH145]+[.AI145]*256+[.AJ145]*256*256+[.AK145]*256*256*256)/1000000" office:value-type="float" office:value="55.045552" calcext:value-type="float">
            <text:p>55,045552</text:p>
          </table:table-cell>
          <table:table-cell table:style-name="ce57" table:formula="of:=([.AL145]+[.AM145]*256+[.AN145]*256*256+[.AO145]*256*256*256)/1000000" office:value-type="float" office:value="73.449592" calcext:value-type="float">
            <text:p>73,449592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8F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B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9" table:formula="of:=DECIMAL([.A146];16)" office:value-type="float" office:value="83" calcext:value-type="float">
            <text:p>83</text:p>
          </table:table-cell>
          <table:table-cell table:style-name="ce27" table:formula="of:=DECIMAL([.B146];16)" office:value-type="float" office:value="0" calcext:value-type="float">
            <text:p>0</text:p>
          </table:table-cell>
          <table:table-cell table:style-name="ce27" table:formula="of:=DECIMAL([.C146];16)" office:value-type="float" office:value="215" calcext:value-type="float">
            <text:p>215</text:p>
          </table:table-cell>
          <table:table-cell table:style-name="ce27" table:formula="of:=DECIMAL([.D146];16)" office:value-type="float" office:value="143" calcext:value-type="float">
            <text:p>143</text:p>
          </table:table-cell>
          <table:table-cell table:style-name="ce36" table:formula="of:=DECIMAL([.E146];16)" office:value-type="float" office:value="92" calcext:value-type="float">
            <text:p>92</text:p>
          </table:table-cell>
          <table:table-cell table:style-name="ce36" table:formula="of:=DECIMAL([.F146];16)" office:value-type="float" office:value="238" calcext:value-type="float">
            <text:p>238</text:p>
          </table:table-cell>
          <table:table-cell table:style-name="ce36" table:formula="of:=DECIMAL([.G146];16)" office:value-type="float" office:value="71" calcext:value-type="float">
            <text:p>71</text:p>
          </table:table-cell>
          <table:table-cell table:style-name="ce36" table:formula="of:=DECIMAL([.H146];16)" office:value-type="float" office:value="3" calcext:value-type="float">
            <text:p>3</text:p>
          </table:table-cell>
          <table:table-cell table:style-name="ce42" table:formula="of:=DECIMAL([.I146];16)" office:value-type="float" office:value="176" calcext:value-type="float">
            <text:p>176</text:p>
          </table:table-cell>
          <table:table-cell table:style-name="ce42" table:formula="of:=DECIMAL([.J146];16)" office:value-type="float" office:value="191" calcext:value-type="float">
            <text:p>191</text:p>
          </table:table-cell>
          <table:table-cell table:style-name="ce42" table:formula="of:=DECIMAL([.K146];16)" office:value-type="float" office:value="96" calcext:value-type="float">
            <text:p>96</text:p>
          </table:table-cell>
          <table:table-cell table:style-name="ce42" table:formula="of:=DECIMAL([.L146];16)" office:value-type="float" office:value="4" calcext:value-type="float">
            <text:p>4</text:p>
          </table:table-cell>
          <table:table-cell table:style-name="ce36" table:formula="of:=DECIMAL([.M146];16)" office:value-type="float" office:value="60" calcext:value-type="float">
            <text:p>60</text:p>
          </table:table-cell>
          <table:table-cell table:style-name="ce36" table:formula="of:=DECIMAL([.N146];16)" office:value-type="float" office:value="238" calcext:value-type="float">
            <text:p>238</text:p>
          </table:table-cell>
          <table:table-cell table:style-name="ce36" table:formula="of:=DECIMAL([.O146];16)" office:value-type="float" office:value="71" calcext:value-type="float">
            <text:p>71</text:p>
          </table:table-cell>
          <table:table-cell table:style-name="ce36" table:formula="of:=DECIMAL([.P146];16)" office:value-type="float" office:value="3" calcext:value-type="float">
            <text:p>3</text:p>
          </table:table-cell>
          <table:table-cell table:style-name="ce42" table:formula="of:=DECIMAL([.Q146];16)" office:value-type="float" office:value="208" calcext:value-type="float">
            <text:p>208</text:p>
          </table:table-cell>
          <table:table-cell table:style-name="ce42" table:formula="of:=DECIMAL([.R146];16)" office:value-type="float" office:value="192" calcext:value-type="float">
            <text:p>192</text:p>
          </table:table-cell>
          <table:table-cell table:style-name="ce41" table:formula="of:=DECIMAL([.S146];16)" office:value-type="float" office:value="96" calcext:value-type="float">
            <text:p>96</text:p>
          </table:table-cell>
          <table:table-cell table:style-name="ce46" table:formula="of:=DECIMAL([.T146];16)" office:value-type="float" office:value="4" calcext:value-type="float">
            <text:p>4</text:p>
          </table:table-cell>
          <table:table-cell/>
          <table:table-cell table:style-name="ce51" table:formula="of:=([.Z146]+[.AA146]*256+[.AB146]*256*256+[.AC146]*256*256*256)/1000000" office:value-type="float" office:value="55.045724" calcext:value-type="float">
            <text:p>55,045724</text:p>
          </table:table-cell>
          <table:table-cell table:formula="of:=([.AD146]+[.AE146]*256+[.AF146]*256*256+[.AG146]*256*256*256)/1000000" office:value-type="float" office:value="73.449392" calcext:value-type="float">
            <text:p>73,449392</text:p>
          </table:table-cell>
          <table:table-cell table:style-name="ce54" table:formula="of:=([.AH146]+[.AI146]*256+[.AJ146]*256*256+[.AK146]*256*256*256)/1000000" office:value-type="float" office:value="55.045692" calcext:value-type="float">
            <text:p>55,045692</text:p>
          </table:table-cell>
          <table:table-cell table:style-name="ce57" table:formula="of:=([.AL146]+[.AM146]*256+[.AN146]*256*256+[.AO146]*256*256*256)/1000000" office:value-type="float" office:value="73.44968" calcext:value-type="float">
            <text:p>73,449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7];16)" office:value-type="float" office:value="83" calcext:value-type="float">
            <text:p>83</text:p>
          </table:table-cell>
          <table:table-cell table:style-name="ce24" table:formula="of:=DECIMAL([.B147];16)" office:value-type="float" office:value="0" calcext:value-type="float">
            <text:p>0</text:p>
          </table:table-cell>
          <table:table-cell table:style-name="ce24" table:formula="of:=DECIMAL([.C147];16)" office:value-type="float" office:value="215" calcext:value-type="float">
            <text:p>215</text:p>
          </table:table-cell>
          <table:table-cell table:style-name="ce24" table:formula="of:=DECIMAL([.D147];16)" office:value-type="float" office:value="144" calcext:value-type="float">
            <text:p>144</text:p>
          </table:table-cell>
          <table:table-cell table:style-name="ce35" table:formula="of:=DECIMAL([.E147];16)" office:value-type="float" office:value="228" calcext:value-type="float">
            <text:p>228</text:p>
          </table:table-cell>
          <table:table-cell table:style-name="ce35" table:formula="of:=DECIMAL([.F147];16)" office:value-type="float" office:value="237" calcext:value-type="float">
            <text:p>237</text:p>
          </table:table-cell>
          <table:table-cell table:style-name="ce35" table:formula="of:=DECIMAL([.G147];16)" office:value-type="float" office:value="71" calcext:value-type="float">
            <text:p>71</text:p>
          </table:table-cell>
          <table:table-cell table:style-name="ce35" table:formula="of:=DECIMAL([.H147];16)" office:value-type="float" office:value="3" calcext:value-type="float">
            <text:p>3</text:p>
          </table:table-cell>
          <table:table-cell table:style-name="ce41" table:formula="of:=DECIMAL([.I147];16)" office:value-type="float" office:value="208" calcext:value-type="float">
            <text:p>208</text:p>
          </table:table-cell>
          <table:table-cell table:style-name="ce41" table:formula="of:=DECIMAL([.J147];16)" office:value-type="float" office:value="193" calcext:value-type="float">
            <text:p>193</text:p>
          </table:table-cell>
          <table:table-cell table:style-name="ce41" table:formula="of:=DECIMAL([.K147];16)" office:value-type="float" office:value="96" calcext:value-type="float">
            <text:p>96</text:p>
          </table:table-cell>
          <table:table-cell table:style-name="ce41" table:formula="of:=DECIMAL([.L147];16)" office:value-type="float" office:value="4" calcext:value-type="float">
            <text:p>4</text:p>
          </table:table-cell>
          <table:table-cell table:style-name="ce35" table:formula="of:=DECIMAL([.M147];16)" office:value-type="float" office:value="116" calcext:value-type="float">
            <text:p>116</text:p>
          </table:table-cell>
          <table:table-cell table:style-name="ce35" table:formula="of:=DECIMAL([.N147];16)" office:value-type="float" office:value="237" calcext:value-type="float">
            <text:p>237</text:p>
          </table:table-cell>
          <table:table-cell table:style-name="ce35" table:formula="of:=DECIMAL([.O147];16)" office:value-type="float" office:value="71" calcext:value-type="float">
            <text:p>71</text:p>
          </table:table-cell>
          <table:table-cell table:style-name="ce35" table:formula="of:=DECIMAL([.P147];16)" office:value-type="float" office:value="3" calcext:value-type="float">
            <text:p>3</text:p>
          </table:table-cell>
          <table:table-cell table:style-name="ce41" table:formula="of:=DECIMAL([.Q147];16)" office:value-type="float" office:value="192" calcext:value-type="float">
            <text:p>192</text:p>
          </table:table-cell>
          <table:table-cell table:style-name="ce41" table:formula="of:=DECIMAL([.R147];16)" office:value-type="float" office:value="194" calcext:value-type="float">
            <text:p>194</text:p>
          </table:table-cell>
          <table:table-cell table:style-name="ce41" table:formula="of:=DECIMAL([.S147];16)" office:value-type="float" office:value="96" calcext:value-type="float">
            <text:p>96</text:p>
          </table:table-cell>
          <table:table-cell table:style-name="ce46" table:formula="of:=DECIMAL([.T147];16)" office:value-type="float" office:value="4" calcext:value-type="float">
            <text:p>4</text:p>
          </table:table-cell>
          <table:table-cell/>
          <table:table-cell table:style-name="ce51" table:formula="of:=([.Z147]+[.AA147]*256+[.AB147]*256*256+[.AC147]*256*256*256)/1000000" office:value-type="float" office:value="55.045604" calcext:value-type="float">
            <text:p>55,045604</text:p>
          </table:table-cell>
          <table:table-cell table:formula="of:=([.AD147]+[.AE147]*256+[.AF147]*256*256+[.AG147]*256*256*256)/1000000" office:value-type="float" office:value="73.449936" calcext:value-type="float">
            <text:p>73,449936</text:p>
          </table:table-cell>
          <table:table-cell table:style-name="ce54" table:formula="of:=([.AH147]+[.AI147]*256+[.AJ147]*256*256+[.AK147]*256*256*256)/1000000" office:value-type="float" office:value="55.045492" calcext:value-type="float">
            <text:p>55,045492</text:p>
          </table:table-cell>
          <table:table-cell table:style-name="ce57" table:formula="of:=([.AL147]+[.AM147]*256+[.AN147]*256*256+[.AO147]*256*256*256)/1000000" office:value-type="float" office:value="73.450176" calcext:value-type="float">
            <text:p>73,4501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8];16)" office:value-type="float" office:value="83" calcext:value-type="float">
            <text:p>83</text:p>
          </table:table-cell>
          <table:table-cell table:style-name="ce24" table:formula="of:=DECIMAL([.B148];16)" office:value-type="float" office:value="0" calcext:value-type="float">
            <text:p>0</text:p>
          </table:table-cell>
          <table:table-cell table:style-name="ce24" table:formula="of:=DECIMAL([.C148];16)" office:value-type="float" office:value="215" calcext:value-type="float">
            <text:p>215</text:p>
          </table:table-cell>
          <table:table-cell table:style-name="ce24" table:formula="of:=DECIMAL([.D148];16)" office:value-type="float" office:value="145" calcext:value-type="float">
            <text:p>145</text:p>
          </table:table-cell>
          <table:table-cell table:style-name="ce35" table:formula="of:=DECIMAL([.E148];16)" office:value-type="float" office:value="212" calcext:value-type="float">
            <text:p>212</text:p>
          </table:table-cell>
          <table:table-cell table:style-name="ce35" table:formula="of:=DECIMAL([.F148];16)" office:value-type="float" office:value="236" calcext:value-type="float">
            <text:p>236</text:p>
          </table:table-cell>
          <table:table-cell table:style-name="ce35" table:formula="of:=DECIMAL([.G148];16)" office:value-type="float" office:value="71" calcext:value-type="float">
            <text:p>71</text:p>
          </table:table-cell>
          <table:table-cell table:style-name="ce35" table:formula="of:=DECIMAL([.H148];16)" office:value-type="float" office:value="3" calcext:value-type="float">
            <text:p>3</text:p>
          </table:table-cell>
          <table:table-cell table:style-name="ce41" table:formula="of:=DECIMAL([.I148];16)" office:value-type="float" office:value="232" calcext:value-type="float">
            <text:p>232</text:p>
          </table:table-cell>
          <table:table-cell table:style-name="ce41" table:formula="of:=DECIMAL([.J148];16)" office:value-type="float" office:value="195" calcext:value-type="float">
            <text:p>195</text:p>
          </table:table-cell>
          <table:table-cell table:style-name="ce41" table:formula="of:=DECIMAL([.K148];16)" office:value-type="float" office:value="96" calcext:value-type="float">
            <text:p>96</text:p>
          </table:table-cell>
          <table:table-cell table:style-name="ce41" table:formula="of:=DECIMAL([.L148];16)" office:value-type="float" office:value="4" calcext:value-type="float">
            <text:p>4</text:p>
          </table:table-cell>
          <table:table-cell table:style-name="ce35" table:formula="of:=DECIMAL([.M148];16)" office:value-type="float" office:value="72" calcext:value-type="float">
            <text:p>72</text:p>
          </table:table-cell>
          <table:table-cell table:style-name="ce35" table:formula="of:=DECIMAL([.N148];16)" office:value-type="float" office:value="236" calcext:value-type="float">
            <text:p>236</text:p>
          </table:table-cell>
          <table:table-cell table:style-name="ce35" table:formula="of:=DECIMAL([.O148];16)" office:value-type="float" office:value="71" calcext:value-type="float">
            <text:p>71</text:p>
          </table:table-cell>
          <table:table-cell table:style-name="ce35" table:formula="of:=DECIMAL([.P148];16)" office:value-type="float" office:value="3" calcext:value-type="float">
            <text:p>3</text:p>
          </table:table-cell>
          <table:table-cell table:style-name="ce41" table:formula="of:=DECIMAL([.Q148];16)" office:value-type="float" office:value="248" calcext:value-type="float">
            <text:p>248</text:p>
          </table:table-cell>
          <table:table-cell table:style-name="ce41" table:formula="of:=DECIMAL([.R148];16)" office:value-type="float" office:value="196" calcext:value-type="float">
            <text:p>196</text:p>
          </table:table-cell>
          <table:table-cell table:style-name="ce41" table:formula="of:=DECIMAL([.S148];16)" office:value-type="float" office:value="96" calcext:value-type="float">
            <text:p>96</text:p>
          </table:table-cell>
          <table:table-cell table:style-name="ce46" table:formula="of:=DECIMAL([.T148];16)" office:value-type="float" office:value="4" calcext:value-type="float">
            <text:p>4</text:p>
          </table:table-cell>
          <table:table-cell/>
          <table:table-cell table:style-name="ce51" table:formula="of:=([.Z148]+[.AA148]*256+[.AB148]*256*256+[.AC148]*256*256*256)/1000000" office:value-type="float" office:value="55.045332" calcext:value-type="float">
            <text:p>55,045332</text:p>
          </table:table-cell>
          <table:table-cell table:formula="of:=([.AD148]+[.AE148]*256+[.AF148]*256*256+[.AG148]*256*256*256)/1000000" office:value-type="float" office:value="73.450472" calcext:value-type="float">
            <text:p>73,450472</text:p>
          </table:table-cell>
          <table:table-cell table:style-name="ce54" table:formula="of:=([.AH148]+[.AI148]*256+[.AJ148]*256*256+[.AK148]*256*256*256)/1000000" office:value-type="float" office:value="55.045192" calcext:value-type="float">
            <text:p>55,045192</text:p>
          </table:table-cell>
          <table:table-cell table:style-name="ce57" table:formula="of:=([.AL148]+[.AM148]*256+[.AN148]*256*256+[.AO148]*256*256*256)/1000000" office:value-type="float" office:value="73.450744" calcext:value-type="float">
            <text:p>73,4507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49];16)" office:value-type="float" office:value="83" calcext:value-type="float">
            <text:p>83</text:p>
          </table:table-cell>
          <table:table-cell table:style-name="ce24" table:formula="of:=DECIMAL([.B149];16)" office:value-type="float" office:value="0" calcext:value-type="float">
            <text:p>0</text:p>
          </table:table-cell>
          <table:table-cell table:style-name="ce24" table:formula="of:=DECIMAL([.C149];16)" office:value-type="float" office:value="215" calcext:value-type="float">
            <text:p>215</text:p>
          </table:table-cell>
          <table:table-cell table:style-name="ce24" table:formula="of:=DECIMAL([.D149];16)" office:value-type="float" office:value="146" calcext:value-type="float">
            <text:p>146</text:p>
          </table:table-cell>
          <table:table-cell table:style-name="ce35" table:formula="of:=DECIMAL([.E149];16)" office:value-type="float" office:value="200" calcext:value-type="float">
            <text:p>200</text:p>
          </table:table-cell>
          <table:table-cell table:style-name="ce35" table:formula="of:=DECIMAL([.F149];16)" office:value-type="float" office:value="235" calcext:value-type="float">
            <text:p>235</text:p>
          </table:table-cell>
          <table:table-cell table:style-name="ce35" table:formula="of:=DECIMAL([.G149];16)" office:value-type="float" office:value="71" calcext:value-type="float">
            <text:p>71</text:p>
          </table:table-cell>
          <table:table-cell table:style-name="ce35" table:formula="of:=DECIMAL([.H149];16)" office:value-type="float" office:value="3" calcext:value-type="float">
            <text:p>3</text:p>
          </table:table-cell>
          <table:table-cell table:style-name="ce41" table:formula="of:=DECIMAL([.I149];16)" office:value-type="float" office:value="8" calcext:value-type="float">
            <text:p>8</text:p>
          </table:table-cell>
          <table:table-cell table:style-name="ce41" table:formula="of:=DECIMAL([.J149];16)" office:value-type="float" office:value="198" calcext:value-type="float">
            <text:p>198</text:p>
          </table:table-cell>
          <table:table-cell table:style-name="ce41" table:formula="of:=DECIMAL([.K149];16)" office:value-type="float" office:value="96" calcext:value-type="float">
            <text:p>96</text:p>
          </table:table-cell>
          <table:table-cell table:style-name="ce41" table:formula="of:=DECIMAL([.L149];16)" office:value-type="float" office:value="4" calcext:value-type="float">
            <text:p>4</text:p>
          </table:table-cell>
          <table:table-cell table:style-name="ce35" table:formula="of:=DECIMAL([.M149];16)" office:value-type="float" office:value="80" calcext:value-type="float">
            <text:p>80</text:p>
          </table:table-cell>
          <table:table-cell table:style-name="ce35" table:formula="of:=DECIMAL([.N149];16)" office:value-type="float" office:value="235" calcext:value-type="float">
            <text:p>235</text:p>
          </table:table-cell>
          <table:table-cell table:style-name="ce35" table:formula="of:=DECIMAL([.O149];16)" office:value-type="float" office:value="71" calcext:value-type="float">
            <text:p>71</text:p>
          </table:table-cell>
          <table:table-cell table:style-name="ce35" table:formula="of:=DECIMAL([.P149];16)" office:value-type="float" office:value="3" calcext:value-type="float">
            <text:p>3</text:p>
          </table:table-cell>
          <table:table-cell table:style-name="ce41" table:formula="of:=DECIMAL([.Q149];16)" office:value-type="float" office:value="240" calcext:value-type="float">
            <text:p>240</text:p>
          </table:table-cell>
          <table:table-cell table:style-name="ce41" table:formula="of:=DECIMAL([.R149];16)" office:value-type="float" office:value="198" calcext:value-type="float">
            <text:p>198</text:p>
          </table:table-cell>
          <table:table-cell table:style-name="ce41" table:formula="of:=DECIMAL([.S149];16)" office:value-type="float" office:value="96" calcext:value-type="float">
            <text:p>96</text:p>
          </table:table-cell>
          <table:table-cell table:style-name="ce46" table:formula="of:=DECIMAL([.T149];16)" office:value-type="float" office:value="4" calcext:value-type="float">
            <text:p>4</text:p>
          </table:table-cell>
          <table:table-cell/>
          <table:table-cell table:style-name="ce51" table:formula="of:=([.Z149]+[.AA149]*256+[.AB149]*256*256+[.AC149]*256*256*256)/1000000" office:value-type="float" office:value="55.045064" calcext:value-type="float">
            <text:p>55,045064</text:p>
          </table:table-cell>
          <table:table-cell table:formula="of:=([.AD149]+[.AE149]*256+[.AF149]*256*256+[.AG149]*256*256*256)/1000000" office:value-type="float" office:value="73.451016" calcext:value-type="float">
            <text:p>73,451016</text:p>
          </table:table-cell>
          <table:table-cell table:style-name="ce54" table:formula="of:=([.AH149]+[.AI149]*256+[.AJ149]*256*256+[.AK149]*256*256*256)/1000000" office:value-type="float" office:value="55.044944" calcext:value-type="float">
            <text:p>55,044944</text:p>
          </table:table-cell>
          <table:table-cell table:style-name="ce57" table:formula="of:=([.AL149]+[.AM149]*256+[.AN149]*256*256+[.AO149]*256*256*256)/1000000" office:value-type="float" office:value="73.451248" calcext:value-type="float">
            <text:p>73,4512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3" calcext:value-type="float">
            <text:p>9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0];16)" office:value-type="float" office:value="83" calcext:value-type="float">
            <text:p>83</text:p>
          </table:table-cell>
          <table:table-cell table:style-name="ce24" table:formula="of:=DECIMAL([.B150];16)" office:value-type="float" office:value="0" calcext:value-type="float">
            <text:p>0</text:p>
          </table:table-cell>
          <table:table-cell table:style-name="ce24" table:formula="of:=DECIMAL([.C150];16)" office:value-type="float" office:value="215" calcext:value-type="float">
            <text:p>215</text:p>
          </table:table-cell>
          <table:table-cell table:style-name="ce24" table:formula="of:=DECIMAL([.D150];16)" office:value-type="float" office:value="147" calcext:value-type="float">
            <text:p>147</text:p>
          </table:table-cell>
          <table:table-cell table:style-name="ce35" table:formula="of:=DECIMAL([.E150];16)" office:value-type="float" office:value="196" calcext:value-type="float">
            <text:p>196</text:p>
          </table:table-cell>
          <table:table-cell table:style-name="ce35" table:formula="of:=DECIMAL([.F150];16)" office:value-type="float" office:value="234" calcext:value-type="float">
            <text:p>234</text:p>
          </table:table-cell>
          <table:table-cell table:style-name="ce35" table:formula="of:=DECIMAL([.G150];16)" office:value-type="float" office:value="71" calcext:value-type="float">
            <text:p>71</text:p>
          </table:table-cell>
          <table:table-cell table:style-name="ce35" table:formula="of:=DECIMAL([.H150];16)" office:value-type="float" office:value="3" calcext:value-type="float">
            <text:p>3</text:p>
          </table:table-cell>
          <table:table-cell table:style-name="ce41" table:formula="of:=DECIMAL([.I150];16)" office:value-type="float" office:value="248" calcext:value-type="float">
            <text:p>248</text:p>
          </table:table-cell>
          <table:table-cell table:style-name="ce41" table:formula="of:=DECIMAL([.J150];16)" office:value-type="float" office:value="199" calcext:value-type="float">
            <text:p>199</text:p>
          </table:table-cell>
          <table:table-cell table:style-name="ce41" table:formula="of:=DECIMAL([.K150];16)" office:value-type="float" office:value="96" calcext:value-type="float">
            <text:p>96</text:p>
          </table:table-cell>
          <table:table-cell table:style-name="ce41" table:formula="of:=DECIMAL([.L150];16)" office:value-type="float" office:value="4" calcext:value-type="float">
            <text:p>4</text:p>
          </table:table-cell>
          <table:table-cell table:style-name="ce35" table:formula="of:=DECIMAL([.M150];16)" office:value-type="float" office:value="56" calcext:value-type="float">
            <text:p>56</text:p>
          </table:table-cell>
          <table:table-cell table:style-name="ce35" table:formula="of:=DECIMAL([.N150];16)" office:value-type="float" office:value="234" calcext:value-type="float">
            <text:p>234</text:p>
          </table:table-cell>
          <table:table-cell table:style-name="ce35" table:formula="of:=DECIMAL([.O150];16)" office:value-type="float" office:value="71" calcext:value-type="float">
            <text:p>71</text:p>
          </table:table-cell>
          <table:table-cell table:style-name="ce35" table:formula="of:=DECIMAL([.P150];16)" office:value-type="float" office:value="3" calcext:value-type="float">
            <text:p>3</text:p>
          </table:table-cell>
          <table:table-cell table:style-name="ce41" table:formula="of:=DECIMAL([.Q150];16)" office:value-type="float" office:value="208" calcext:value-type="float">
            <text:p>208</text:p>
          </table:table-cell>
          <table:table-cell table:style-name="ce41" table:formula="of:=DECIMAL([.R150];16)" office:value-type="float" office:value="200" calcext:value-type="float">
            <text:p>200</text:p>
          </table:table-cell>
          <table:table-cell table:style-name="ce41" table:formula="of:=DECIMAL([.S150];16)" office:value-type="float" office:value="96" calcext:value-type="float">
            <text:p>96</text:p>
          </table:table-cell>
          <table:table-cell table:style-name="ce46" table:formula="of:=DECIMAL([.T150];16)" office:value-type="float" office:value="4" calcext:value-type="float">
            <text:p>4</text:p>
          </table:table-cell>
          <table:table-cell/>
          <table:table-cell table:style-name="ce51" table:formula="of:=([.Z150]+[.AA150]*256+[.AB150]*256*256+[.AC150]*256*256*256)/1000000" office:value-type="float" office:value="55.044804" calcext:value-type="float">
            <text:p>55,044804</text:p>
          </table:table-cell>
          <table:table-cell table:formula="of:=([.AD150]+[.AE150]*256+[.AF150]*256*256+[.AG150]*256*256*256)/1000000" office:value-type="float" office:value="73.451512" calcext:value-type="float">
            <text:p>73,451512</text:p>
          </table:table-cell>
          <table:table-cell table:style-name="ce54" table:formula="of:=([.AH150]+[.AI150]*256+[.AJ150]*256*256+[.AK150]*256*256*256)/1000000" office:value-type="float" office:value="55.044664" calcext:value-type="float">
            <text:p>55,044664</text:p>
          </table:table-cell>
          <table:table-cell table:style-name="ce57" table:formula="of:=([.AL150]+[.AM150]*256+[.AN150]*256*256+[.AO150]*256*256*256)/1000000" office:value-type="float" office:value="73.451728" calcext:value-type="float">
            <text:p>73,4517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1];16)" office:value-type="float" office:value="83" calcext:value-type="float">
            <text:p>83</text:p>
          </table:table-cell>
          <table:table-cell table:style-name="ce24" table:formula="of:=DECIMAL([.B151];16)" office:value-type="float" office:value="0" calcext:value-type="float">
            <text:p>0</text:p>
          </table:table-cell>
          <table:table-cell table:style-name="ce24" table:formula="of:=DECIMAL([.C151];16)" office:value-type="float" office:value="215" calcext:value-type="float">
            <text:p>215</text:p>
          </table:table-cell>
          <table:table-cell table:style-name="ce24" table:formula="of:=DECIMAL([.D151];16)" office:value-type="float" office:value="148" calcext:value-type="float">
            <text:p>148</text:p>
          </table:table-cell>
          <table:table-cell table:style-name="ce35" table:formula="of:=DECIMAL([.E151];16)" office:value-type="float" office:value="160" calcext:value-type="float">
            <text:p>160</text:p>
          </table:table-cell>
          <table:table-cell table:style-name="ce35" table:formula="of:=DECIMAL([.F151];16)" office:value-type="float" office:value="233" calcext:value-type="float">
            <text:p>233</text:p>
          </table:table-cell>
          <table:table-cell table:style-name="ce35" table:formula="of:=DECIMAL([.G151];16)" office:value-type="float" office:value="71" calcext:value-type="float">
            <text:p>71</text:p>
          </table:table-cell>
          <table:table-cell table:style-name="ce35" table:formula="of:=DECIMAL([.H151];16)" office:value-type="float" office:value="3" calcext:value-type="float">
            <text:p>3</text:p>
          </table:table-cell>
          <table:table-cell table:style-name="ce41" table:formula="of:=DECIMAL([.I151];16)" office:value-type="float" office:value="224" calcext:value-type="float">
            <text:p>224</text:p>
          </table:table-cell>
          <table:table-cell table:style-name="ce41" table:formula="of:=DECIMAL([.J151];16)" office:value-type="float" office:value="201" calcext:value-type="float">
            <text:p>201</text:p>
          </table:table-cell>
          <table:table-cell table:style-name="ce41" table:formula="of:=DECIMAL([.K151];16)" office:value-type="float" office:value="96" calcext:value-type="float">
            <text:p>96</text:p>
          </table:table-cell>
          <table:table-cell table:style-name="ce41" table:formula="of:=DECIMAL([.L151];16)" office:value-type="float" office:value="4" calcext:value-type="float">
            <text:p>4</text:p>
          </table:table-cell>
          <table:table-cell table:style-name="ce35" table:formula="of:=DECIMAL([.M151];16)" office:value-type="float" office:value="32" calcext:value-type="float">
            <text:p>32</text:p>
          </table:table-cell>
          <table:table-cell table:style-name="ce35" table:formula="of:=DECIMAL([.N151];16)" office:value-type="float" office:value="233" calcext:value-type="float">
            <text:p>233</text:p>
          </table:table-cell>
          <table:table-cell table:style-name="ce35" table:formula="of:=DECIMAL([.O151];16)" office:value-type="float" office:value="71" calcext:value-type="float">
            <text:p>71</text:p>
          </table:table-cell>
          <table:table-cell table:style-name="ce35" table:formula="of:=DECIMAL([.P151];16)" office:value-type="float" office:value="3" calcext:value-type="float">
            <text:p>3</text:p>
          </table:table-cell>
          <table:table-cell table:style-name="ce41" table:formula="of:=DECIMAL([.Q151];16)" office:value-type="float" office:value="240" calcext:value-type="float">
            <text:p>240</text:p>
          </table:table-cell>
          <table:table-cell table:style-name="ce41" table:formula="of:=DECIMAL([.R151];16)" office:value-type="float" office:value="202" calcext:value-type="float">
            <text:p>202</text:p>
          </table:table-cell>
          <table:table-cell table:style-name="ce41" table:formula="of:=DECIMAL([.S151];16)" office:value-type="float" office:value="96" calcext:value-type="float">
            <text:p>96</text:p>
          </table:table-cell>
          <table:table-cell table:style-name="ce46" table:formula="of:=DECIMAL([.T151];16)" office:value-type="float" office:value="4" calcext:value-type="float">
            <text:p>4</text:p>
          </table:table-cell>
          <table:table-cell/>
          <table:table-cell table:style-name="ce51" table:formula="of:=([.Z151]+[.AA151]*256+[.AB151]*256*256+[.AC151]*256*256*256)/1000000" office:value-type="float" office:value="55.044512" calcext:value-type="float">
            <text:p>55,044512</text:p>
          </table:table-cell>
          <table:table-cell table:formula="of:=([.AD151]+[.AE151]*256+[.AF151]*256*256+[.AG151]*256*256*256)/1000000" office:value-type="float" office:value="73.452" calcext:value-type="float">
            <text:p>73,452</text:p>
          </table:table-cell>
          <table:table-cell table:style-name="ce54" table:formula="of:=([.AH151]+[.AI151]*256+[.AJ151]*256*256+[.AK151]*256*256*256)/1000000" office:value-type="float" office:value="55.044384" calcext:value-type="float">
            <text:p>55,044384</text:p>
          </table:table-cell>
          <table:table-cell table:style-name="ce57" table:formula="of:=([.AL151]+[.AM151]*256+[.AN151]*256*256+[.AO151]*256*256*256)/1000000" office:value-type="float" office:value="73.452272" calcext:value-type="float">
            <text:p>73,4522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5" calcext:value-type="float">
            <text:p>95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2];16)" office:value-type="float" office:value="83" calcext:value-type="float">
            <text:p>83</text:p>
          </table:table-cell>
          <table:table-cell table:style-name="ce24" table:formula="of:=DECIMAL([.B152];16)" office:value-type="float" office:value="0" calcext:value-type="float">
            <text:p>0</text:p>
          </table:table-cell>
          <table:table-cell table:style-name="ce24" table:formula="of:=DECIMAL([.C152];16)" office:value-type="float" office:value="215" calcext:value-type="float">
            <text:p>215</text:p>
          </table:table-cell>
          <table:table-cell table:style-name="ce24" table:formula="of:=DECIMAL([.D152];16)" office:value-type="float" office:value="149" calcext:value-type="float">
            <text:p>149</text:p>
          </table:table-cell>
          <table:table-cell table:style-name="ce35" table:formula="of:=DECIMAL([.E152];16)" office:value-type="float" office:value="140" calcext:value-type="float">
            <text:p>140</text:p>
          </table:table-cell>
          <table:table-cell table:style-name="ce35" table:formula="of:=DECIMAL([.F152];16)" office:value-type="float" office:value="232" calcext:value-type="float">
            <text:p>232</text:p>
          </table:table-cell>
          <table:table-cell table:style-name="ce35" table:formula="of:=DECIMAL([.G152];16)" office:value-type="float" office:value="71" calcext:value-type="float">
            <text:p>71</text:p>
          </table:table-cell>
          <table:table-cell table:style-name="ce35" table:formula="of:=DECIMAL([.H152];16)" office:value-type="float" office:value="3" calcext:value-type="float">
            <text:p>3</text:p>
          </table:table-cell>
          <table:table-cell table:style-name="ce41" table:formula="of:=DECIMAL([.I152];16)" office:value-type="float" office:value="0" calcext:value-type="float">
            <text:p>0</text:p>
          </table:table-cell>
          <table:table-cell table:style-name="ce41" table:formula="of:=DECIMAL([.J152];16)" office:value-type="float" office:value="204" calcext:value-type="float">
            <text:p>204</text:p>
          </table:table-cell>
          <table:table-cell table:style-name="ce41" table:formula="of:=DECIMAL([.K152];16)" office:value-type="float" office:value="96" calcext:value-type="float">
            <text:p>96</text:p>
          </table:table-cell>
          <table:table-cell table:style-name="ce41" table:formula="of:=DECIMAL([.L152];16)" office:value-type="float" office:value="4" calcext:value-type="float">
            <text:p>4</text:p>
          </table:table-cell>
          <table:table-cell table:style-name="ce35" table:formula="of:=DECIMAL([.M152];16)" office:value-type="float" office:value="232" calcext:value-type="float">
            <text:p>232</text:p>
          </table:table-cell>
          <table:table-cell table:style-name="ce35" table:formula="of:=DECIMAL([.N152];16)" office:value-type="float" office:value="231" calcext:value-type="float">
            <text:p>231</text:p>
          </table:table-cell>
          <table:table-cell table:style-name="ce35" table:formula="of:=DECIMAL([.O152];16)" office:value-type="float" office:value="71" calcext:value-type="float">
            <text:p>71</text:p>
          </table:table-cell>
          <table:table-cell table:style-name="ce35" table:formula="of:=DECIMAL([.P152];16)" office:value-type="float" office:value="3" calcext:value-type="float">
            <text:p>3</text:p>
          </table:table-cell>
          <table:table-cell table:style-name="ce41" table:formula="of:=DECIMAL([.Q152];16)" office:value-type="float" office:value="16" calcext:value-type="float">
            <text:p>16</text:p>
          </table:table-cell>
          <table:table-cell table:style-name="ce41" table:formula="of:=DECIMAL([.R152];16)" office:value-type="float" office:value="205" calcext:value-type="float">
            <text:p>205</text:p>
          </table:table-cell>
          <table:table-cell table:style-name="ce41" table:formula="of:=DECIMAL([.S152];16)" office:value-type="float" office:value="96" calcext:value-type="float">
            <text:p>96</text:p>
          </table:table-cell>
          <table:table-cell table:style-name="ce46" table:formula="of:=DECIMAL([.T152];16)" office:value-type="float" office:value="4" calcext:value-type="float">
            <text:p>4</text:p>
          </table:table-cell>
          <table:table-cell/>
          <table:table-cell table:style-name="ce51" table:formula="of:=([.Z152]+[.AA152]*256+[.AB152]*256*256+[.AC152]*256*256*256)/1000000" office:value-type="float" office:value="55.044236" calcext:value-type="float">
            <text:p>55,044236</text:p>
          </table:table-cell>
          <table:table-cell table:formula="of:=([.AD152]+[.AE152]*256+[.AF152]*256*256+[.AG152]*256*256*256)/1000000" office:value-type="float" office:value="73.452544" calcext:value-type="float">
            <text:p>73,452544</text:p>
          </table:table-cell>
          <table:table-cell table:style-name="ce54" table:formula="of:=([.AH152]+[.AI152]*256+[.AJ152]*256*256+[.AK152]*256*256*256)/1000000" office:value-type="float" office:value="55.044072" calcext:value-type="float">
            <text:p>55,044072</text:p>
          </table:table-cell>
          <table:table-cell table:style-name="ce57" table:formula="of:=([.AL152]+[.AM152]*256+[.AN152]*256*256+[.AO152]*256*256*256)/1000000" office:value-type="float" office:value="73.452816" calcext:value-type="float">
            <text:p>73,4528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3];16)" office:value-type="float" office:value="83" calcext:value-type="float">
            <text:p>83</text:p>
          </table:table-cell>
          <table:table-cell table:style-name="ce24" table:formula="of:=DECIMAL([.B153];16)" office:value-type="float" office:value="0" calcext:value-type="float">
            <text:p>0</text:p>
          </table:table-cell>
          <table:table-cell table:style-name="ce24" table:formula="of:=DECIMAL([.C153];16)" office:value-type="float" office:value="215" calcext:value-type="float">
            <text:p>215</text:p>
          </table:table-cell>
          <table:table-cell table:style-name="ce24" table:formula="of:=DECIMAL([.D153];16)" office:value-type="float" office:value="150" calcext:value-type="float">
            <text:p>150</text:p>
          </table:table-cell>
          <table:table-cell table:style-name="ce35" table:formula="of:=DECIMAL([.E153];16)" office:value-type="float" office:value="60" calcext:value-type="float">
            <text:p>60</text:p>
          </table:table-cell>
          <table:table-cell table:style-name="ce35" table:formula="of:=DECIMAL([.F153];16)" office:value-type="float" office:value="231" calcext:value-type="float">
            <text:p>231</text:p>
          </table:table-cell>
          <table:table-cell table:style-name="ce35" table:formula="of:=DECIMAL([.G153];16)" office:value-type="float" office:value="71" calcext:value-type="float">
            <text:p>71</text:p>
          </table:table-cell>
          <table:table-cell table:style-name="ce35" table:formula="of:=DECIMAL([.H153];16)" office:value-type="float" office:value="3" calcext:value-type="float">
            <text:p>3</text:p>
          </table:table-cell>
          <table:table-cell table:style-name="ce41" table:formula="of:=DECIMAL([.I153];16)" office:value-type="float" office:value="56" calcext:value-type="float">
            <text:p>56</text:p>
          </table:table-cell>
          <table:table-cell table:style-name="ce41" table:formula="of:=DECIMAL([.J153];16)" office:value-type="float" office:value="206" calcext:value-type="float">
            <text:p>206</text:p>
          </table:table-cell>
          <table:table-cell table:style-name="ce41" table:formula="of:=DECIMAL([.K153];16)" office:value-type="float" office:value="96" calcext:value-type="float">
            <text:p>96</text:p>
          </table:table-cell>
          <table:table-cell table:style-name="ce41" table:formula="of:=DECIMAL([.L153];16)" office:value-type="float" office:value="4" calcext:value-type="float">
            <text:p>4</text:p>
          </table:table-cell>
          <table:table-cell table:style-name="ce35" table:formula="of:=DECIMAL([.M153];16)" office:value-type="float" office:value="160" calcext:value-type="float">
            <text:p>160</text:p>
          </table:table-cell>
          <table:table-cell table:style-name="ce35" table:formula="of:=DECIMAL([.N153];16)" office:value-type="float" office:value="230" calcext:value-type="float">
            <text:p>230</text:p>
          </table:table-cell>
          <table:table-cell table:style-name="ce35" table:formula="of:=DECIMAL([.O153];16)" office:value-type="float" office:value="71" calcext:value-type="float">
            <text:p>71</text:p>
          </table:table-cell>
          <table:table-cell table:style-name="ce35" table:formula="of:=DECIMAL([.P153];16)" office:value-type="float" office:value="3" calcext:value-type="float">
            <text:p>3</text:p>
          </table:table-cell>
          <table:table-cell table:style-name="ce41" table:formula="of:=DECIMAL([.Q153];16)" office:value-type="float" office:value="72" calcext:value-type="float">
            <text:p>72</text:p>
          </table:table-cell>
          <table:table-cell table:style-name="ce41" table:formula="of:=DECIMAL([.R153];16)" office:value-type="float" office:value="207" calcext:value-type="float">
            <text:p>207</text:p>
          </table:table-cell>
          <table:table-cell table:style-name="ce41" table:formula="of:=DECIMAL([.S153];16)" office:value-type="float" office:value="96" calcext:value-type="float">
            <text:p>96</text:p>
          </table:table-cell>
          <table:table-cell table:style-name="ce46" table:formula="of:=DECIMAL([.T153];16)" office:value-type="float" office:value="4" calcext:value-type="float">
            <text:p>4</text:p>
          </table:table-cell>
          <table:table-cell/>
          <table:table-cell table:style-name="ce51" table:formula="of:=([.Z153]+[.AA153]*256+[.AB153]*256*256+[.AC153]*256*256*256)/1000000" office:value-type="float" office:value="55.0439" calcext:value-type="float">
            <text:p>55,0439</text:p>
          </table:table-cell>
          <table:table-cell table:formula="of:=([.AD153]+[.AE153]*256+[.AF153]*256*256+[.AG153]*256*256*256)/1000000" office:value-type="float" office:value="73.453112" calcext:value-type="float">
            <text:p>73,453112</text:p>
          </table:table-cell>
          <table:table-cell table:style-name="ce54" table:formula="of:=([.AH153]+[.AI153]*256+[.AJ153]*256*256+[.AK153]*256*256*256)/1000000" office:value-type="float" office:value="55.043744" calcext:value-type="float">
            <text:p>55,043744</text:p>
          </table:table-cell>
          <table:table-cell table:style-name="ce57" table:formula="of:=([.AL153]+[.AM153]*256+[.AN153]*256*256+[.AO153]*256*256*256)/1000000" office:value-type="float" office:value="73.453384" calcext:value-type="float">
            <text:p>73,4533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7" calcext:value-type="float">
            <text:p>97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4];16)" office:value-type="float" office:value="83" calcext:value-type="float">
            <text:p>83</text:p>
          </table:table-cell>
          <table:table-cell table:style-name="ce24" table:formula="of:=DECIMAL([.B154];16)" office:value-type="float" office:value="0" calcext:value-type="float">
            <text:p>0</text:p>
          </table:table-cell>
          <table:table-cell table:style-name="ce24" table:formula="of:=DECIMAL([.C154];16)" office:value-type="float" office:value="215" calcext:value-type="float">
            <text:p>215</text:p>
          </table:table-cell>
          <table:table-cell table:style-name="ce24" table:formula="of:=DECIMAL([.D154];16)" office:value-type="float" office:value="151" calcext:value-type="float">
            <text:p>151</text:p>
          </table:table-cell>
          <table:table-cell table:style-name="ce35" table:formula="of:=DECIMAL([.E154];16)" office:value-type="float" office:value="16" calcext:value-type="float">
            <text:p>16</text:p>
          </table:table-cell>
          <table:table-cell table:style-name="ce35" table:formula="of:=DECIMAL([.F154];16)" office:value-type="float" office:value="230" calcext:value-type="float">
            <text:p>230</text:p>
          </table:table-cell>
          <table:table-cell table:style-name="ce35" table:formula="of:=DECIMAL([.G154];16)" office:value-type="float" office:value="71" calcext:value-type="float">
            <text:p>71</text:p>
          </table:table-cell>
          <table:table-cell table:style-name="ce35" table:formula="of:=DECIMAL([.H154];16)" office:value-type="float" office:value="3" calcext:value-type="float">
            <text:p>3</text:p>
          </table:table-cell>
          <table:table-cell table:style-name="ce41" table:formula="of:=DECIMAL([.I154];16)" office:value-type="float" office:value="88" calcext:value-type="float">
            <text:p>88</text:p>
          </table:table-cell>
          <table:table-cell table:style-name="ce41" table:formula="of:=DECIMAL([.J154];16)" office:value-type="float" office:value="208" calcext:value-type="float">
            <text:p>208</text:p>
          </table:table-cell>
          <table:table-cell table:style-name="ce41" table:formula="of:=DECIMAL([.K154];16)" office:value-type="float" office:value="96" calcext:value-type="float">
            <text:p>96</text:p>
          </table:table-cell>
          <table:table-cell table:style-name="ce41" table:formula="of:=DECIMAL([.L154];16)" office:value-type="float" office:value="4" calcext:value-type="float">
            <text:p>4</text:p>
          </table:table-cell>
          <table:table-cell table:style-name="ce35" table:formula="of:=DECIMAL([.M154];16)" office:value-type="float" office:value="124" calcext:value-type="float">
            <text:p>124</text:p>
          </table:table-cell>
          <table:table-cell table:style-name="ce35" table:formula="of:=DECIMAL([.N154];16)" office:value-type="float" office:value="229" calcext:value-type="float">
            <text:p>229</text:p>
          </table:table-cell>
          <table:table-cell table:style-name="ce35" table:formula="of:=DECIMAL([.O154];16)" office:value-type="float" office:value="71" calcext:value-type="float">
            <text:p>71</text:p>
          </table:table-cell>
          <table:table-cell table:style-name="ce35" table:formula="of:=DECIMAL([.P154];16)" office:value-type="float" office:value="3" calcext:value-type="float">
            <text:p>3</text:p>
          </table:table-cell>
          <table:table-cell table:style-name="ce41" table:formula="of:=DECIMAL([.Q154];16)" office:value-type="float" office:value="88" calcext:value-type="float">
            <text:p>88</text:p>
          </table:table-cell>
          <table:table-cell table:style-name="ce41" table:formula="of:=DECIMAL([.R154];16)" office:value-type="float" office:value="209" calcext:value-type="float">
            <text:p>209</text:p>
          </table:table-cell>
          <table:table-cell table:style-name="ce41" table:formula="of:=DECIMAL([.S154];16)" office:value-type="float" office:value="96" calcext:value-type="float">
            <text:p>96</text:p>
          </table:table-cell>
          <table:table-cell table:style-name="ce46" table:formula="of:=DECIMAL([.T154];16)" office:value-type="float" office:value="4" calcext:value-type="float">
            <text:p>4</text:p>
          </table:table-cell>
          <table:table-cell/>
          <table:table-cell table:style-name="ce51" table:formula="of:=([.Z154]+[.AA154]*256+[.AB154]*256*256+[.AC154]*256*256*256)/1000000" office:value-type="float" office:value="55.0436" calcext:value-type="float">
            <text:p>55,0436</text:p>
          </table:table-cell>
          <table:table-cell table:formula="of:=([.AD154]+[.AE154]*256+[.AF154]*256*256+[.AG154]*256*256*256)/1000000" office:value-type="float" office:value="73.453656" calcext:value-type="float">
            <text:p>73,453656</text:p>
          </table:table-cell>
          <table:table-cell table:style-name="ce54" table:formula="of:=([.AH154]+[.AI154]*256+[.AJ154]*256*256+[.AK154]*256*256*256)/1000000" office:value-type="float" office:value="55.043452" calcext:value-type="float">
            <text:p>55,043452</text:p>
          </table:table-cell>
          <table:table-cell table:style-name="ce57" table:formula="of:=([.AL154]+[.AM154]*256+[.AN154]*256*256+[.AO154]*256*256*256)/1000000" office:value-type="float" office:value="73.453912" calcext:value-type="float">
            <text:p>73,4539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5];16)" office:value-type="float" office:value="83" calcext:value-type="float">
            <text:p>83</text:p>
          </table:table-cell>
          <table:table-cell table:style-name="ce24" table:formula="of:=DECIMAL([.B155];16)" office:value-type="float" office:value="0" calcext:value-type="float">
            <text:p>0</text:p>
          </table:table-cell>
          <table:table-cell table:style-name="ce24" table:formula="of:=DECIMAL([.C155];16)" office:value-type="float" office:value="215" calcext:value-type="float">
            <text:p>215</text:p>
          </table:table-cell>
          <table:table-cell table:style-name="ce24" table:formula="of:=DECIMAL([.D155];16)" office:value-type="float" office:value="152" calcext:value-type="float">
            <text:p>152</text:p>
          </table:table-cell>
          <table:table-cell table:style-name="ce35" table:formula="of:=DECIMAL([.E155];16)" office:value-type="float" office:value="220" calcext:value-type="float">
            <text:p>220</text:p>
          </table:table-cell>
          <table:table-cell table:style-name="ce35" table:formula="of:=DECIMAL([.F155];16)" office:value-type="float" office:value="228" calcext:value-type="float">
            <text:p>228</text:p>
          </table:table-cell>
          <table:table-cell table:style-name="ce35" table:formula="of:=DECIMAL([.G155];16)" office:value-type="float" office:value="71" calcext:value-type="float">
            <text:p>71</text:p>
          </table:table-cell>
          <table:table-cell table:style-name="ce35" table:formula="of:=DECIMAL([.H155];16)" office:value-type="float" office:value="3" calcext:value-type="float">
            <text:p>3</text:p>
          </table:table-cell>
          <table:table-cell table:style-name="ce41" table:formula="of:=DECIMAL([.I155];16)" office:value-type="float" office:value="128" calcext:value-type="float">
            <text:p>128</text:p>
          </table:table-cell>
          <table:table-cell table:style-name="ce41" table:formula="of:=DECIMAL([.J155];16)" office:value-type="float" office:value="210" calcext:value-type="float">
            <text:p>210</text:p>
          </table:table-cell>
          <table:table-cell table:style-name="ce41" table:formula="of:=DECIMAL([.K155];16)" office:value-type="float" office:value="96" calcext:value-type="float">
            <text:p>96</text:p>
          </table:table-cell>
          <table:table-cell table:style-name="ce41" table:formula="of:=DECIMAL([.L155];16)" office:value-type="float" office:value="4" calcext:value-type="float">
            <text:p>4</text:p>
          </table:table-cell>
          <table:table-cell table:style-name="ce35" table:formula="of:=DECIMAL([.M155];16)" office:value-type="float" office:value="28" calcext:value-type="float">
            <text:p>28</text:p>
          </table:table-cell>
          <table:table-cell table:style-name="ce35" table:formula="of:=DECIMAL([.N155];16)" office:value-type="float" office:value="228" calcext:value-type="float">
            <text:p>228</text:p>
          </table:table-cell>
          <table:table-cell table:style-name="ce35" table:formula="of:=DECIMAL([.O155];16)" office:value-type="float" office:value="71" calcext:value-type="float">
            <text:p>71</text:p>
          </table:table-cell>
          <table:table-cell table:style-name="ce35" table:formula="of:=DECIMAL([.P155];16)" office:value-type="float" office:value="3" calcext:value-type="float">
            <text:p>3</text:p>
          </table:table-cell>
          <table:table-cell table:style-name="ce41" table:formula="of:=DECIMAL([.Q155];16)" office:value-type="float" office:value="152" calcext:value-type="float">
            <text:p>152</text:p>
          </table:table-cell>
          <table:table-cell table:style-name="ce41" table:formula="of:=DECIMAL([.R155];16)" office:value-type="float" office:value="211" calcext:value-type="float">
            <text:p>211</text:p>
          </table:table-cell>
          <table:table-cell table:style-name="ce41" table:formula="of:=DECIMAL([.S155];16)" office:value-type="float" office:value="96" calcext:value-type="float">
            <text:p>96</text:p>
          </table:table-cell>
          <table:table-cell table:style-name="ce46" table:formula="of:=DECIMAL([.T155];16)" office:value-type="float" office:value="4" calcext:value-type="float">
            <text:p>4</text:p>
          </table:table-cell>
          <table:table-cell/>
          <table:table-cell table:style-name="ce51" table:formula="of:=([.Z155]+[.AA155]*256+[.AB155]*256*256+[.AC155]*256*256*256)/1000000" office:value-type="float" office:value="55.043292" calcext:value-type="float">
            <text:p>55,043292</text:p>
          </table:table-cell>
          <table:table-cell table:formula="of:=([.AD155]+[.AE155]*256+[.AF155]*256*256+[.AG155]*256*256*256)/1000000" office:value-type="float" office:value="73.454208" calcext:value-type="float">
            <text:p>73,454208</text:p>
          </table:table-cell>
          <table:table-cell table:style-name="ce54" table:formula="of:=([.AH155]+[.AI155]*256+[.AJ155]*256*256+[.AK155]*256*256*256)/1000000" office:value-type="float" office:value="55.0431" calcext:value-type="float">
            <text:p>55,0431</text:p>
          </table:table-cell>
          <table:table-cell table:style-name="ce57" table:formula="of:=([.AL155]+[.AM155]*256+[.AN155]*256*256+[.AO155]*256*256*256)/1000000" office:value-type="float" office:value="73.454488" calcext:value-type="float">
            <text:p>73,4544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99" calcext:value-type="float">
            <text:p>99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6];16)" office:value-type="float" office:value="83" calcext:value-type="float">
            <text:p>83</text:p>
          </table:table-cell>
          <table:table-cell table:style-name="ce24" table:formula="of:=DECIMAL([.B156];16)" office:value-type="float" office:value="0" calcext:value-type="float">
            <text:p>0</text:p>
          </table:table-cell>
          <table:table-cell table:style-name="ce24" table:formula="of:=DECIMAL([.C156];16)" office:value-type="float" office:value="215" calcext:value-type="float">
            <text:p>215</text:p>
          </table:table-cell>
          <table:table-cell table:style-name="ce24" table:formula="of:=DECIMAL([.D156];16)" office:value-type="float" office:value="153" calcext:value-type="float">
            <text:p>153</text:p>
          </table:table-cell>
          <table:table-cell table:style-name="ce35" table:formula="of:=DECIMAL([.E156];16)" office:value-type="float" office:value="144" calcext:value-type="float">
            <text:p>144</text:p>
          </table:table-cell>
          <table:table-cell table:style-name="ce35" table:formula="of:=DECIMAL([.F156];16)" office:value-type="float" office:value="227" calcext:value-type="float">
            <text:p>227</text:p>
          </table:table-cell>
          <table:table-cell table:style-name="ce35" table:formula="of:=DECIMAL([.G156];16)" office:value-type="float" office:value="71" calcext:value-type="float">
            <text:p>71</text:p>
          </table:table-cell>
          <table:table-cell table:style-name="ce35" table:formula="of:=DECIMAL([.H156];16)" office:value-type="float" office:value="3" calcext:value-type="float">
            <text:p>3</text:p>
          </table:table-cell>
          <table:table-cell table:style-name="ce41" table:formula="of:=DECIMAL([.I156];16)" office:value-type="float" office:value="184" calcext:value-type="float">
            <text:p>184</text:p>
          </table:table-cell>
          <table:table-cell table:style-name="ce41" table:formula="of:=DECIMAL([.J156];16)" office:value-type="float" office:value="212" calcext:value-type="float">
            <text:p>212</text:p>
          </table:table-cell>
          <table:table-cell table:style-name="ce41" table:formula="of:=DECIMAL([.K156];16)" office:value-type="float" office:value="96" calcext:value-type="float">
            <text:p>96</text:p>
          </table:table-cell>
          <table:table-cell table:style-name="ce41" table:formula="of:=DECIMAL([.L156];16)" office:value-type="float" office:value="4" calcext:value-type="float">
            <text:p>4</text:p>
          </table:table-cell>
          <table:table-cell table:style-name="ce35" table:formula="of:=DECIMAL([.M156];16)" office:value-type="float" office:value="252" calcext:value-type="float">
            <text:p>252</text:p>
          </table:table-cell>
          <table:table-cell table:style-name="ce35" table:formula="of:=DECIMAL([.N156];16)" office:value-type="float" office:value="226" calcext:value-type="float">
            <text:p>226</text:p>
          </table:table-cell>
          <table:table-cell table:style-name="ce35" table:formula="of:=DECIMAL([.O156];16)" office:value-type="float" office:value="71" calcext:value-type="float">
            <text:p>71</text:p>
          </table:table-cell>
          <table:table-cell table:style-name="ce35" table:formula="of:=DECIMAL([.P156];16)" office:value-type="float" office:value="3" calcext:value-type="float">
            <text:p>3</text:p>
          </table:table-cell>
          <table:table-cell table:style-name="ce41" table:formula="of:=DECIMAL([.Q156];16)" office:value-type="float" office:value="216" calcext:value-type="float">
            <text:p>216</text:p>
          </table:table-cell>
          <table:table-cell table:style-name="ce41" table:formula="of:=DECIMAL([.R156];16)" office:value-type="float" office:value="213" calcext:value-type="float">
            <text:p>213</text:p>
          </table:table-cell>
          <table:table-cell table:style-name="ce41" table:formula="of:=DECIMAL([.S156];16)" office:value-type="float" office:value="96" calcext:value-type="float">
            <text:p>96</text:p>
          </table:table-cell>
          <table:table-cell table:style-name="ce46" table:formula="of:=DECIMAL([.T156];16)" office:value-type="float" office:value="4" calcext:value-type="float">
            <text:p>4</text:p>
          </table:table-cell>
          <table:table-cell/>
          <table:table-cell table:style-name="ce51" table:formula="of:=([.Z156]+[.AA156]*256+[.AB156]*256*256+[.AC156]*256*256*256)/1000000" office:value-type="float" office:value="55.04296" calcext:value-type="float">
            <text:p>55,04296</text:p>
          </table:table-cell>
          <table:table-cell table:formula="of:=([.AD156]+[.AE156]*256+[.AF156]*256*256+[.AG156]*256*256*256)/1000000" office:value-type="float" office:value="73.454776" calcext:value-type="float">
            <text:p>73,454776</text:p>
          </table:table-cell>
          <table:table-cell table:style-name="ce54" table:formula="of:=([.AH156]+[.AI156]*256+[.AJ156]*256*256+[.AK156]*256*256*256)/1000000" office:value-type="float" office:value="55.042812" calcext:value-type="float">
            <text:p>55,042812</text:p>
          </table:table-cell>
          <table:table-cell table:style-name="ce57" table:formula="of:=([.AL156]+[.AM156]*256+[.AN156]*256*256+[.AO156]*256*256*256)/1000000" office:value-type="float" office:value="73.455064" calcext:value-type="float">
            <text:p>73,4550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A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7];16)" office:value-type="float" office:value="83" calcext:value-type="float">
            <text:p>83</text:p>
          </table:table-cell>
          <table:table-cell table:style-name="ce24" table:formula="of:=DECIMAL([.B157];16)" office:value-type="float" office:value="0" calcext:value-type="float">
            <text:p>0</text:p>
          </table:table-cell>
          <table:table-cell table:style-name="ce24" table:formula="of:=DECIMAL([.C157];16)" office:value-type="float" office:value="215" calcext:value-type="float">
            <text:p>215</text:p>
          </table:table-cell>
          <table:table-cell table:style-name="ce24" table:formula="of:=DECIMAL([.D157];16)" office:value-type="float" office:value="154" calcext:value-type="float">
            <text:p>154</text:p>
          </table:table-cell>
          <table:table-cell table:style-name="ce35" table:formula="of:=DECIMAL([.E157];16)" office:value-type="float" office:value="92" calcext:value-type="float">
            <text:p>92</text:p>
          </table:table-cell>
          <table:table-cell table:style-name="ce35" table:formula="of:=DECIMAL([.F157];16)" office:value-type="float" office:value="226" calcext:value-type="float">
            <text:p>226</text:p>
          </table:table-cell>
          <table:table-cell table:style-name="ce35" table:formula="of:=DECIMAL([.G157];16)" office:value-type="float" office:value="71" calcext:value-type="float">
            <text:p>71</text:p>
          </table:table-cell>
          <table:table-cell table:style-name="ce35" table:formula="of:=DECIMAL([.H157];16)" office:value-type="float" office:value="3" calcext:value-type="float">
            <text:p>3</text:p>
          </table:table-cell>
          <table:table-cell table:style-name="ce41" table:formula="of:=DECIMAL([.I157];16)" office:value-type="float" office:value="224" calcext:value-type="float">
            <text:p>224</text:p>
          </table:table-cell>
          <table:table-cell table:style-name="ce41" table:formula="of:=DECIMAL([.J157];16)" office:value-type="float" office:value="214" calcext:value-type="float">
            <text:p>214</text:p>
          </table:table-cell>
          <table:table-cell table:style-name="ce41" table:formula="of:=DECIMAL([.K157];16)" office:value-type="float" office:value="96" calcext:value-type="float">
            <text:p>96</text:p>
          </table:table-cell>
          <table:table-cell table:style-name="ce41" table:formula="of:=DECIMAL([.L157];16)" office:value-type="float" office:value="4" calcext:value-type="float">
            <text:p>4</text:p>
          </table:table-cell>
          <table:table-cell table:style-name="ce35" table:formula="of:=DECIMAL([.M157];16)" office:value-type="float" office:value="184" calcext:value-type="float">
            <text:p>184</text:p>
          </table:table-cell>
          <table:table-cell table:style-name="ce35" table:formula="of:=DECIMAL([.N157];16)" office:value-type="float" office:value="225" calcext:value-type="float">
            <text:p>225</text:p>
          </table:table-cell>
          <table:table-cell table:style-name="ce35" table:formula="of:=DECIMAL([.O157];16)" office:value-type="float" office:value="71" calcext:value-type="float">
            <text:p>71</text:p>
          </table:table-cell>
          <table:table-cell table:style-name="ce35" table:formula="of:=DECIMAL([.P157];16)" office:value-type="float" office:value="3" calcext:value-type="float">
            <text:p>3</text:p>
          </table:table-cell>
          <table:table-cell table:style-name="ce41" table:formula="of:=DECIMAL([.Q157];16)" office:value-type="float" office:value="24" calcext:value-type="float">
            <text:p>24</text:p>
          </table:table-cell>
          <table:table-cell table:style-name="ce41" table:formula="of:=DECIMAL([.R157];16)" office:value-type="float" office:value="216" calcext:value-type="float">
            <text:p>216</text:p>
          </table:table-cell>
          <table:table-cell table:style-name="ce41" table:formula="of:=DECIMAL([.S157];16)" office:value-type="float" office:value="96" calcext:value-type="float">
            <text:p>96</text:p>
          </table:table-cell>
          <table:table-cell table:style-name="ce46" table:formula="of:=DECIMAL([.T157];16)" office:value-type="float" office:value="4" calcext:value-type="float">
            <text:p>4</text:p>
          </table:table-cell>
          <table:table-cell/>
          <table:table-cell table:style-name="ce51" table:formula="of:=([.Z157]+[.AA157]*256+[.AB157]*256*256+[.AC157]*256*256*256)/1000000" office:value-type="float" office:value="55.042652" calcext:value-type="float">
            <text:p>55,042652</text:p>
          </table:table-cell>
          <table:table-cell table:formula="of:=([.AD157]+[.AE157]*256+[.AF157]*256*256+[.AG157]*256*256*256)/1000000" office:value-type="float" office:value="73.455328" calcext:value-type="float">
            <text:p>73,455328</text:p>
          </table:table-cell>
          <table:table-cell table:style-name="ce54" table:formula="of:=([.AH157]+[.AI157]*256+[.AJ157]*256*256+[.AK157]*256*256*256)/1000000" office:value-type="float" office:value="55.042488" calcext:value-type="float">
            <text:p>55,042488</text:p>
          </table:table-cell>
          <table:table-cell table:style-name="ce57" table:formula="of:=([.AL157]+[.AM157]*256+[.AN157]*256*256+[.AO157]*256*256*256)/1000000" office:value-type="float" office:value="73.45564" calcext:value-type="float">
            <text:p>73,455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B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8];16)" office:value-type="float" office:value="83" calcext:value-type="float">
            <text:p>83</text:p>
          </table:table-cell>
          <table:table-cell table:style-name="ce24" table:formula="of:=DECIMAL([.B158];16)" office:value-type="float" office:value="0" calcext:value-type="float">
            <text:p>0</text:p>
          </table:table-cell>
          <table:table-cell table:style-name="ce24" table:formula="of:=DECIMAL([.C158];16)" office:value-type="float" office:value="215" calcext:value-type="float">
            <text:p>215</text:p>
          </table:table-cell>
          <table:table-cell table:style-name="ce24" table:formula="of:=DECIMAL([.D158];16)" office:value-type="float" office:value="155" calcext:value-type="float">
            <text:p>155</text:p>
          </table:table-cell>
          <table:table-cell table:style-name="ce35" table:formula="of:=DECIMAL([.E158];16)" office:value-type="float" office:value="20" calcext:value-type="float">
            <text:p>20</text:p>
          </table:table-cell>
          <table:table-cell table:style-name="ce35" table:formula="of:=DECIMAL([.F158];16)" office:value-type="float" office:value="225" calcext:value-type="float">
            <text:p>225</text:p>
          </table:table-cell>
          <table:table-cell table:style-name="ce35" table:formula="of:=DECIMAL([.G158];16)" office:value-type="float" office:value="71" calcext:value-type="float">
            <text:p>71</text:p>
          </table:table-cell>
          <table:table-cell table:style-name="ce35" table:formula="of:=DECIMAL([.H158];16)" office:value-type="float" office:value="3" calcext:value-type="float">
            <text:p>3</text:p>
          </table:table-cell>
          <table:table-cell table:style-name="ce41" table:formula="of:=DECIMAL([.I158];16)" office:value-type="float" office:value="72" calcext:value-type="float">
            <text:p>72</text:p>
          </table:table-cell>
          <table:table-cell table:style-name="ce41" table:formula="of:=DECIMAL([.J158];16)" office:value-type="float" office:value="217" calcext:value-type="float">
            <text:p>217</text:p>
          </table:table-cell>
          <table:table-cell table:style-name="ce41" table:formula="of:=DECIMAL([.K158];16)" office:value-type="float" office:value="96" calcext:value-type="float">
            <text:p>96</text:p>
          </table:table-cell>
          <table:table-cell table:style-name="ce41" table:formula="of:=DECIMAL([.L158];16)" office:value-type="float" office:value="4" calcext:value-type="float">
            <text:p>4</text:p>
          </table:table-cell>
          <table:table-cell table:style-name="ce35" table:formula="of:=DECIMAL([.M158];16)" office:value-type="float" office:value="188" calcext:value-type="float">
            <text:p>188</text:p>
          </table:table-cell>
          <table:table-cell table:style-name="ce35" table:formula="of:=DECIMAL([.N158];16)" office:value-type="float" office:value="224" calcext:value-type="float">
            <text:p>224</text:p>
          </table:table-cell>
          <table:table-cell table:style-name="ce35" table:formula="of:=DECIMAL([.O158];16)" office:value-type="float" office:value="71" calcext:value-type="float">
            <text:p>71</text:p>
          </table:table-cell>
          <table:table-cell table:style-name="ce35" table:formula="of:=DECIMAL([.P158];16)" office:value-type="float" office:value="3" calcext:value-type="float">
            <text:p>3</text:p>
          </table:table-cell>
          <table:table-cell table:style-name="ce41" table:formula="of:=DECIMAL([.Q158];16)" office:value-type="float" office:value="0" calcext:value-type="float">
            <text:p>0</text:p>
          </table:table-cell>
          <table:table-cell table:style-name="ce41" table:formula="of:=DECIMAL([.R158];16)" office:value-type="float" office:value="218" calcext:value-type="float">
            <text:p>218</text:p>
          </table:table-cell>
          <table:table-cell table:style-name="ce41" table:formula="of:=DECIMAL([.S158];16)" office:value-type="float" office:value="96" calcext:value-type="float">
            <text:p>96</text:p>
          </table:table-cell>
          <table:table-cell table:style-name="ce46" table:formula="of:=DECIMAL([.T158];16)" office:value-type="float" office:value="4" calcext:value-type="float">
            <text:p>4</text:p>
          </table:table-cell>
          <table:table-cell/>
          <table:table-cell table:style-name="ce51" table:formula="of:=([.Z158]+[.AA158]*256+[.AB158]*256*256+[.AC158]*256*256*256)/1000000" office:value-type="float" office:value="55.042324" calcext:value-type="float">
            <text:p>55,042324</text:p>
          </table:table-cell>
          <table:table-cell table:formula="of:=([.AD158]+[.AE158]*256+[.AF158]*256*256+[.AG158]*256*256*256)/1000000" office:value-type="float" office:value="73.455944" calcext:value-type="float">
            <text:p>73,455944</text:p>
          </table:table-cell>
          <table:table-cell table:style-name="ce54" table:formula="of:=([.AH158]+[.AI158]*256+[.AJ158]*256*256+[.AK158]*256*256*256)/1000000" office:value-type="float" office:value="55.042236" calcext:value-type="float">
            <text:p>55,042236</text:p>
          </table:table-cell>
          <table:table-cell table:style-name="ce57" table:formula="of:=([.AL158]+[.AM158]*256+[.AN158]*256*256+[.AO158]*256*256*256)/1000000" office:value-type="float" office:value="73.456128" calcext:value-type="float">
            <text:p>73,4561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C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59];16)" office:value-type="float" office:value="83" calcext:value-type="float">
            <text:p>83</text:p>
          </table:table-cell>
          <table:table-cell table:style-name="ce24" table:formula="of:=DECIMAL([.B159];16)" office:value-type="float" office:value="0" calcext:value-type="float">
            <text:p>0</text:p>
          </table:table-cell>
          <table:table-cell table:style-name="ce24" table:formula="of:=DECIMAL([.C159];16)" office:value-type="float" office:value="215" calcext:value-type="float">
            <text:p>215</text:p>
          </table:table-cell>
          <table:table-cell table:style-name="ce24" table:formula="of:=DECIMAL([.D159];16)" office:value-type="float" office:value="156" calcext:value-type="float">
            <text:p>156</text:p>
          </table:table-cell>
          <table:table-cell table:style-name="ce35" table:formula="of:=DECIMAL([.E159];16)" office:value-type="float" office:value="16" calcext:value-type="float">
            <text:p>16</text:p>
          </table:table-cell>
          <table:table-cell table:style-name="ce35" table:formula="of:=DECIMAL([.F159];16)" office:value-type="float" office:value="224" calcext:value-type="float">
            <text:p>224</text:p>
          </table:table-cell>
          <table:table-cell table:style-name="ce35" table:formula="of:=DECIMAL([.G159];16)" office:value-type="float" office:value="71" calcext:value-type="float">
            <text:p>71</text:p>
          </table:table-cell>
          <table:table-cell table:style-name="ce35" table:formula="of:=DECIMAL([.H159];16)" office:value-type="float" office:value="3" calcext:value-type="float">
            <text:p>3</text:p>
          </table:table-cell>
          <table:table-cell table:style-name="ce41" table:formula="of:=DECIMAL([.I159];16)" office:value-type="float" office:value="24" calcext:value-type="float">
            <text:p>24</text:p>
          </table:table-cell>
          <table:table-cell table:style-name="ce41" table:formula="of:=DECIMAL([.J159];16)" office:value-type="float" office:value="219" calcext:value-type="float">
            <text:p>219</text:p>
          </table:table-cell>
          <table:table-cell table:style-name="ce41" table:formula="of:=DECIMAL([.K159];16)" office:value-type="float" office:value="96" calcext:value-type="float">
            <text:p>96</text:p>
          </table:table-cell>
          <table:table-cell table:style-name="ce41" table:formula="of:=DECIMAL([.L159];16)" office:value-type="float" office:value="4" calcext:value-type="float">
            <text:p>4</text:p>
          </table:table-cell>
          <table:table-cell table:style-name="ce35" table:formula="of:=DECIMAL([.M159];16)" office:value-type="float" office:value="164" calcext:value-type="float">
            <text:p>164</text:p>
          </table:table-cell>
          <table:table-cell table:style-name="ce35" table:formula="of:=DECIMAL([.N159];16)" office:value-type="float" office:value="223" calcext:value-type="float">
            <text:p>223</text:p>
          </table:table-cell>
          <table:table-cell table:style-name="ce35" table:formula="of:=DECIMAL([.O159];16)" office:value-type="float" office:value="71" calcext:value-type="float">
            <text:p>71</text:p>
          </table:table-cell>
          <table:table-cell table:style-name="ce35" table:formula="of:=DECIMAL([.P159];16)" office:value-type="float" office:value="3" calcext:value-type="float">
            <text:p>3</text:p>
          </table:table-cell>
          <table:table-cell table:style-name="ce41" table:formula="of:=DECIMAL([.Q159];16)" office:value-type="float" office:value="200" calcext:value-type="float">
            <text:p>200</text:p>
          </table:table-cell>
          <table:table-cell table:style-name="ce41" table:formula="of:=DECIMAL([.R159];16)" office:value-type="float" office:value="219" calcext:value-type="float">
            <text:p>219</text:p>
          </table:table-cell>
          <table:table-cell table:style-name="ce41" table:formula="of:=DECIMAL([.S159];16)" office:value-type="float" office:value="96" calcext:value-type="float">
            <text:p>96</text:p>
          </table:table-cell>
          <table:table-cell table:style-name="ce46" table:formula="of:=DECIMAL([.T159];16)" office:value-type="float" office:value="4" calcext:value-type="float">
            <text:p>4</text:p>
          </table:table-cell>
          <table:table-cell/>
          <table:table-cell table:style-name="ce51" table:formula="of:=([.Z159]+[.AA159]*256+[.AB159]*256*256+[.AC159]*256*256*256)/1000000" office:value-type="float" office:value="55.042064" calcext:value-type="float">
            <text:p>55,042064</text:p>
          </table:table-cell>
          <table:table-cell table:formula="of:=([.AD159]+[.AE159]*256+[.AF159]*256*256+[.AG159]*256*256*256)/1000000" office:value-type="float" office:value="73.456408" calcext:value-type="float">
            <text:p>73,456408</text:p>
          </table:table-cell>
          <table:table-cell table:style-name="ce54" table:formula="of:=([.AH159]+[.AI159]*256+[.AJ159]*256*256+[.AK159]*256*256*256)/1000000" office:value-type="float" office:value="55.041956" calcext:value-type="float">
            <text:p>55,041956</text:p>
          </table:table-cell>
          <table:table-cell table:style-name="ce57" table:formula="of:=([.AL159]+[.AM159]*256+[.AN159]*256*256+[.AO159]*256*256*256)/1000000" office:value-type="float" office:value="73.456584" calcext:value-type="float">
            <text:p>73,4565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D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0];16)" office:value-type="float" office:value="83" calcext:value-type="float">
            <text:p>83</text:p>
          </table:table-cell>
          <table:table-cell table:style-name="ce24" table:formula="of:=DECIMAL([.B160];16)" office:value-type="float" office:value="0" calcext:value-type="float">
            <text:p>0</text:p>
          </table:table-cell>
          <table:table-cell table:style-name="ce24" table:formula="of:=DECIMAL([.C160];16)" office:value-type="float" office:value="215" calcext:value-type="float">
            <text:p>215</text:p>
          </table:table-cell>
          <table:table-cell table:style-name="ce24" table:formula="of:=DECIMAL([.D160];16)" office:value-type="float" office:value="157" calcext:value-type="float">
            <text:p>157</text:p>
          </table:table-cell>
          <table:table-cell table:style-name="ce35" table:formula="of:=DECIMAL([.E160];16)" office:value-type="float" office:value="24" calcext:value-type="float">
            <text:p>24</text:p>
          </table:table-cell>
          <table:table-cell table:style-name="ce35" table:formula="of:=DECIMAL([.F160];16)" office:value-type="float" office:value="223" calcext:value-type="float">
            <text:p>223</text:p>
          </table:table-cell>
          <table:table-cell table:style-name="ce35" table:formula="of:=DECIMAL([.G160];16)" office:value-type="float" office:value="71" calcext:value-type="float">
            <text:p>71</text:p>
          </table:table-cell>
          <table:table-cell table:style-name="ce35" table:formula="of:=DECIMAL([.H160];16)" office:value-type="float" office:value="3" calcext:value-type="float">
            <text:p>3</text:p>
          </table:table-cell>
          <table:table-cell table:style-name="ce41" table:formula="of:=DECIMAL([.I160];16)" office:value-type="float" office:value="176" calcext:value-type="float">
            <text:p>176</text:p>
          </table:table-cell>
          <table:table-cell table:style-name="ce41" table:formula="of:=DECIMAL([.J160];16)" office:value-type="float" office:value="220" calcext:value-type="float">
            <text:p>220</text:p>
          </table:table-cell>
          <table:table-cell table:style-name="ce41" table:formula="of:=DECIMAL([.K160];16)" office:value-type="float" office:value="96" calcext:value-type="float">
            <text:p>96</text:p>
          </table:table-cell>
          <table:table-cell table:style-name="ce41" table:formula="of:=DECIMAL([.L160];16)" office:value-type="float" office:value="4" calcext:value-type="float">
            <text:p>4</text:p>
          </table:table-cell>
          <table:table-cell table:style-name="ce35" table:formula="of:=DECIMAL([.M160];16)" office:value-type="float" office:value="120" calcext:value-type="float">
            <text:p>120</text:p>
          </table:table-cell>
          <table:table-cell table:style-name="ce35" table:formula="of:=DECIMAL([.N160];16)" office:value-type="float" office:value="222" calcext:value-type="float">
            <text:p>222</text:p>
          </table:table-cell>
          <table:table-cell table:style-name="ce35" table:formula="of:=DECIMAL([.O160];16)" office:value-type="float" office:value="71" calcext:value-type="float">
            <text:p>71</text:p>
          </table:table-cell>
          <table:table-cell table:style-name="ce35" table:formula="of:=DECIMAL([.P160];16)" office:value-type="float" office:value="3" calcext:value-type="float">
            <text:p>3</text:p>
          </table:table-cell>
          <table:table-cell table:style-name="ce41" table:formula="of:=DECIMAL([.Q160];16)" office:value-type="float" office:value="208" calcext:value-type="float">
            <text:p>208</text:p>
          </table:table-cell>
          <table:table-cell table:style-name="ce41" table:formula="of:=DECIMAL([.R160];16)" office:value-type="float" office:value="221" calcext:value-type="float">
            <text:p>221</text:p>
          </table:table-cell>
          <table:table-cell table:style-name="ce41" table:formula="of:=DECIMAL([.S160];16)" office:value-type="float" office:value="96" calcext:value-type="float">
            <text:p>96</text:p>
          </table:table-cell>
          <table:table-cell table:style-name="ce46" table:formula="of:=DECIMAL([.T160];16)" office:value-type="float" office:value="4" calcext:value-type="float">
            <text:p>4</text:p>
          </table:table-cell>
          <table:table-cell/>
          <table:table-cell table:style-name="ce51" table:formula="of:=([.Z160]+[.AA160]*256+[.AB160]*256*256+[.AC160]*256*256*256)/1000000" office:value-type="float" office:value="55.041816" calcext:value-type="float">
            <text:p>55,041816</text:p>
          </table:table-cell>
          <table:table-cell table:formula="of:=([.AD160]+[.AE160]*256+[.AF160]*256*256+[.AG160]*256*256*256)/1000000" office:value-type="float" office:value="73.456816" calcext:value-type="float">
            <text:p>73,456816</text:p>
          </table:table-cell>
          <table:table-cell table:style-name="ce54" table:formula="of:=([.AH160]+[.AI160]*256+[.AJ160]*256*256+[.AK160]*256*256*256)/1000000" office:value-type="float" office:value="55.041656" calcext:value-type="float">
            <text:p>55,041656</text:p>
          </table:table-cell>
          <table:table-cell table:style-name="ce57" table:formula="of:=([.AL160]+[.AM160]*256+[.AN160]*256*256+[.AO160]*256*256*256)/1000000" office:value-type="float" office:value="73.457104" calcext:value-type="float">
            <text:p>73,4571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E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1];16)" office:value-type="float" office:value="83" calcext:value-type="float">
            <text:p>83</text:p>
          </table:table-cell>
          <table:table-cell table:style-name="ce24" table:formula="of:=DECIMAL([.B161];16)" office:value-type="float" office:value="0" calcext:value-type="float">
            <text:p>0</text:p>
          </table:table-cell>
          <table:table-cell table:style-name="ce24" table:formula="of:=DECIMAL([.C161];16)" office:value-type="float" office:value="215" calcext:value-type="float">
            <text:p>215</text:p>
          </table:table-cell>
          <table:table-cell table:style-name="ce24" table:formula="of:=DECIMAL([.D161];16)" office:value-type="float" office:value="158" calcext:value-type="float">
            <text:p>158</text:p>
          </table:table-cell>
          <table:table-cell table:style-name="ce35" table:formula="of:=DECIMAL([.E161];16)" office:value-type="float" office:value="248" calcext:value-type="float">
            <text:p>248</text:p>
          </table:table-cell>
          <table:table-cell table:style-name="ce35" table:formula="of:=DECIMAL([.F161];16)" office:value-type="float" office:value="221" calcext:value-type="float">
            <text:p>221</text:p>
          </table:table-cell>
          <table:table-cell table:style-name="ce35" table:formula="of:=DECIMAL([.G161];16)" office:value-type="float" office:value="71" calcext:value-type="float">
            <text:p>71</text:p>
          </table:table-cell>
          <table:table-cell table:style-name="ce35" table:formula="of:=DECIMAL([.H161];16)" office:value-type="float" office:value="3" calcext:value-type="float">
            <text:p>3</text:p>
          </table:table-cell>
          <table:table-cell table:style-name="ce41" table:formula="of:=DECIMAL([.I161];16)" office:value-type="float" office:value="216" calcext:value-type="float">
            <text:p>216</text:p>
          </table:table-cell>
          <table:table-cell table:style-name="ce41" table:formula="of:=DECIMAL([.J161];16)" office:value-type="float" office:value="222" calcext:value-type="float">
            <text:p>222</text:p>
          </table:table-cell>
          <table:table-cell table:style-name="ce41" table:formula="of:=DECIMAL([.K161];16)" office:value-type="float" office:value="96" calcext:value-type="float">
            <text:p>96</text:p>
          </table:table-cell>
          <table:table-cell table:style-name="ce41" table:formula="of:=DECIMAL([.L161];16)" office:value-type="float" office:value="4" calcext:value-type="float">
            <text:p>4</text:p>
          </table:table-cell>
          <table:table-cell table:style-name="ce35" table:formula="of:=DECIMAL([.M161];16)" office:value-type="float" office:value="80" calcext:value-type="float">
            <text:p>80</text:p>
          </table:table-cell>
          <table:table-cell table:style-name="ce35" table:formula="of:=DECIMAL([.N161];16)" office:value-type="float" office:value="221" calcext:value-type="float">
            <text:p>221</text:p>
          </table:table-cell>
          <table:table-cell table:style-name="ce35" table:formula="of:=DECIMAL([.O161];16)" office:value-type="float" office:value="71" calcext:value-type="float">
            <text:p>71</text:p>
          </table:table-cell>
          <table:table-cell table:style-name="ce35" table:formula="of:=DECIMAL([.P161];16)" office:value-type="float" office:value="3" calcext:value-type="float">
            <text:p>3</text:p>
          </table:table-cell>
          <table:table-cell table:style-name="ce41" table:formula="of:=DECIMAL([.Q161];16)" office:value-type="float" office:value="240" calcext:value-type="float">
            <text:p>240</text:p>
          </table:table-cell>
          <table:table-cell table:style-name="ce41" table:formula="of:=DECIMAL([.R161];16)" office:value-type="float" office:value="223" calcext:value-type="float">
            <text:p>223</text:p>
          </table:table-cell>
          <table:table-cell table:style-name="ce41" table:formula="of:=DECIMAL([.S161];16)" office:value-type="float" office:value="96" calcext:value-type="float">
            <text:p>96</text:p>
          </table:table-cell>
          <table:table-cell table:style-name="ce46" table:formula="of:=DECIMAL([.T161];16)" office:value-type="float" office:value="4" calcext:value-type="float">
            <text:p>4</text:p>
          </table:table-cell>
          <table:table-cell/>
          <table:table-cell table:style-name="ce51" table:formula="of:=([.Z161]+[.AA161]*256+[.AB161]*256*256+[.AC161]*256*256*256)/1000000" office:value-type="float" office:value="55.041528" calcext:value-type="float">
            <text:p>55,041528</text:p>
          </table:table-cell>
          <table:table-cell table:formula="of:=([.AD161]+[.AE161]*256+[.AF161]*256*256+[.AG161]*256*256*256)/1000000" office:value-type="float" office:value="73.457368" calcext:value-type="float">
            <text:p>73,457368</text:p>
          </table:table-cell>
          <table:table-cell table:style-name="ce54" table:formula="of:=([.AH161]+[.AI161]*256+[.AJ161]*256*256+[.AK161]*256*256*256)/1000000" office:value-type="float" office:value="55.04136" calcext:value-type="float">
            <text:p>55,04136</text:p>
          </table:table-cell>
          <table:table-cell table:style-name="ce57" table:formula="of:=([.AL161]+[.AM161]*256+[.AN161]*256*256+[.AO161]*256*256*256)/1000000" office:value-type="float" office:value="73.457648" calcext:value-type="float">
            <text:p>73,4576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9F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2];16)" office:value-type="float" office:value="83" calcext:value-type="float">
            <text:p>83</text:p>
          </table:table-cell>
          <table:table-cell table:style-name="ce24" table:formula="of:=DECIMAL([.B162];16)" office:value-type="float" office:value="0" calcext:value-type="float">
            <text:p>0</text:p>
          </table:table-cell>
          <table:table-cell table:style-name="ce24" table:formula="of:=DECIMAL([.C162];16)" office:value-type="float" office:value="215" calcext:value-type="float">
            <text:p>215</text:p>
          </table:table-cell>
          <table:table-cell table:style-name="ce24" table:formula="of:=DECIMAL([.D162];16)" office:value-type="float" office:value="159" calcext:value-type="float">
            <text:p>159</text:p>
          </table:table-cell>
          <table:table-cell table:style-name="ce35" table:formula="of:=DECIMAL([.E162];16)" office:value-type="float" office:value="188" calcext:value-type="float">
            <text:p>188</text:p>
          </table:table-cell>
          <table:table-cell table:style-name="ce35" table:formula="of:=DECIMAL([.F162];16)" office:value-type="float" office:value="220" calcext:value-type="float">
            <text:p>220</text:p>
          </table:table-cell>
          <table:table-cell table:style-name="ce35" table:formula="of:=DECIMAL([.G162];16)" office:value-type="float" office:value="71" calcext:value-type="float">
            <text:p>71</text:p>
          </table:table-cell>
          <table:table-cell table:style-name="ce35" table:formula="of:=DECIMAL([.H162];16)" office:value-type="float" office:value="3" calcext:value-type="float">
            <text:p>3</text:p>
          </table:table-cell>
          <table:table-cell table:style-name="ce41" table:formula="of:=DECIMAL([.I162];16)" office:value-type="float" office:value="232" calcext:value-type="float">
            <text:p>232</text:p>
          </table:table-cell>
          <table:table-cell table:style-name="ce41" table:formula="of:=DECIMAL([.J162];16)" office:value-type="float" office:value="224" calcext:value-type="float">
            <text:p>224</text:p>
          </table:table-cell>
          <table:table-cell table:style-name="ce41" table:formula="of:=DECIMAL([.K162];16)" office:value-type="float" office:value="96" calcext:value-type="float">
            <text:p>96</text:p>
          </table:table-cell>
          <table:table-cell table:style-name="ce41" table:formula="of:=DECIMAL([.L162];16)" office:value-type="float" office:value="4" calcext:value-type="float">
            <text:p>4</text:p>
          </table:table-cell>
          <table:table-cell table:style-name="ce35" table:formula="of:=DECIMAL([.M162];16)" office:value-type="float" office:value="24" calcext:value-type="float">
            <text:p>24</text:p>
          </table:table-cell>
          <table:table-cell table:style-name="ce35" table:formula="of:=DECIMAL([.N162];16)" office:value-type="float" office:value="220" calcext:value-type="float">
            <text:p>220</text:p>
          </table:table-cell>
          <table:table-cell table:style-name="ce35" table:formula="of:=DECIMAL([.O162];16)" office:value-type="float" office:value="71" calcext:value-type="float">
            <text:p>71</text:p>
          </table:table-cell>
          <table:table-cell table:style-name="ce35" table:formula="of:=DECIMAL([.P162];16)" office:value-type="float" office:value="3" calcext:value-type="float">
            <text:p>3</text:p>
          </table:table-cell>
          <table:table-cell table:style-name="ce41" table:formula="of:=DECIMAL([.Q162];16)" office:value-type="float" office:value="32" calcext:value-type="float">
            <text:p>32</text:p>
          </table:table-cell>
          <table:table-cell table:style-name="ce41" table:formula="of:=DECIMAL([.R162];16)" office:value-type="float" office:value="226" calcext:value-type="float">
            <text:p>226</text:p>
          </table:table-cell>
          <table:table-cell table:style-name="ce41" table:formula="of:=DECIMAL([.S162];16)" office:value-type="float" office:value="96" calcext:value-type="float">
            <text:p>96</text:p>
          </table:table-cell>
          <table:table-cell table:style-name="ce46" table:formula="of:=DECIMAL([.T162];16)" office:value-type="float" office:value="4" calcext:value-type="float">
            <text:p>4</text:p>
          </table:table-cell>
          <table:table-cell/>
          <table:table-cell table:style-name="ce51" table:formula="of:=([.Z162]+[.AA162]*256+[.AB162]*256*256+[.AC162]*256*256*256)/1000000" office:value-type="float" office:value="55.041212" calcext:value-type="float">
            <text:p>55,041212</text:p>
          </table:table-cell>
          <table:table-cell table:formula="of:=([.AD162]+[.AE162]*256+[.AF162]*256*256+[.AG162]*256*256*256)/1000000" office:value-type="float" office:value="73.457896" calcext:value-type="float">
            <text:p>73,457896</text:p>
          </table:table-cell>
          <table:table-cell table:style-name="ce54" table:formula="of:=([.AH162]+[.AI162]*256+[.AJ162]*256*256+[.AK162]*256*256*256)/1000000" office:value-type="float" office:value="55.041048" calcext:value-type="float">
            <text:p>55,041048</text:p>
          </table:table-cell>
          <table:table-cell table:style-name="ce57" table:formula="of:=([.AL162]+[.AM162]*256+[.AN162]*256*256+[.AO162]*256*256*256)/1000000" office:value-type="float" office:value="73.458208" calcext:value-type="float">
            <text:p>73,4582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3];16)" office:value-type="float" office:value="83" calcext:value-type="float">
            <text:p>83</text:p>
          </table:table-cell>
          <table:table-cell table:style-name="ce24" table:formula="of:=DECIMAL([.B163];16)" office:value-type="float" office:value="0" calcext:value-type="float">
            <text:p>0</text:p>
          </table:table-cell>
          <table:table-cell table:style-name="ce24" table:formula="of:=DECIMAL([.C163];16)" office:value-type="float" office:value="215" calcext:value-type="float">
            <text:p>215</text:p>
          </table:table-cell>
          <table:table-cell table:style-name="ce24" table:formula="of:=DECIMAL([.D163];16)" office:value-type="float" office:value="161" calcext:value-type="float">
            <text:p>161</text:p>
          </table:table-cell>
          <table:table-cell table:style-name="ce35" table:formula="of:=DECIMAL([.E163];16)" office:value-type="float" office:value="4" calcext:value-type="float">
            <text:p>4</text:p>
          </table:table-cell>
          <table:table-cell table:style-name="ce35" table:formula="of:=DECIMAL([.F163];16)" office:value-type="float" office:value="218" calcext:value-type="float">
            <text:p>218</text:p>
          </table:table-cell>
          <table:table-cell table:style-name="ce35" table:formula="of:=DECIMAL([.G163];16)" office:value-type="float" office:value="71" calcext:value-type="float">
            <text:p>71</text:p>
          </table:table-cell>
          <table:table-cell table:style-name="ce35" table:formula="of:=DECIMAL([.H163];16)" office:value-type="float" office:value="3" calcext:value-type="float">
            <text:p>3</text:p>
          </table:table-cell>
          <table:table-cell table:style-name="ce41" table:formula="of:=DECIMAL([.I163];16)" office:value-type="float" office:value="176" calcext:value-type="float">
            <text:p>176</text:p>
          </table:table-cell>
          <table:table-cell table:style-name="ce41" table:formula="of:=DECIMAL([.J163];16)" office:value-type="float" office:value="229" calcext:value-type="float">
            <text:p>229</text:p>
          </table:table-cell>
          <table:table-cell table:style-name="ce41" table:formula="of:=DECIMAL([.K163];16)" office:value-type="float" office:value="96" calcext:value-type="float">
            <text:p>96</text:p>
          </table:table-cell>
          <table:table-cell table:style-name="ce41" table:formula="of:=DECIMAL([.L163];16)" office:value-type="float" office:value="4" calcext:value-type="float">
            <text:p>4</text:p>
          </table:table-cell>
          <table:table-cell table:style-name="ce35" table:formula="of:=DECIMAL([.M163];16)" office:value-type="float" office:value="148" calcext:value-type="float">
            <text:p>148</text:p>
          </table:table-cell>
          <table:table-cell table:style-name="ce35" table:formula="of:=DECIMAL([.N163];16)" office:value-type="float" office:value="217" calcext:value-type="float">
            <text:p>217</text:p>
          </table:table-cell>
          <table:table-cell table:style-name="ce35" table:formula="of:=DECIMAL([.O163];16)" office:value-type="float" office:value="71" calcext:value-type="float">
            <text:p>71</text:p>
          </table:table-cell>
          <table:table-cell table:style-name="ce35" table:formula="of:=DECIMAL([.P163];16)" office:value-type="float" office:value="3" calcext:value-type="float">
            <text:p>3</text:p>
          </table:table-cell>
          <table:table-cell table:style-name="ce41" table:formula="of:=DECIMAL([.Q163];16)" office:value-type="float" office:value="80" calcext:value-type="float">
            <text:p>80</text:p>
          </table:table-cell>
          <table:table-cell table:style-name="ce41" table:formula="of:=DECIMAL([.R163];16)" office:value-type="float" office:value="230" calcext:value-type="float">
            <text:p>230</text:p>
          </table:table-cell>
          <table:table-cell table:style-name="ce41" table:formula="of:=DECIMAL([.S163];16)" office:value-type="float" office:value="96" calcext:value-type="float">
            <text:p>96</text:p>
          </table:table-cell>
          <table:table-cell table:style-name="ce46" table:formula="of:=DECIMAL([.T163];16)" office:value-type="float" office:value="4" calcext:value-type="float">
            <text:p>4</text:p>
          </table:table-cell>
          <table:table-cell/>
          <table:table-cell table:style-name="ce51" table:formula="of:=([.Z163]+[.AA163]*256+[.AB163]*256*256+[.AC163]*256*256*256)/1000000" office:value-type="float" office:value="55.040516" calcext:value-type="float">
            <text:p>55,040516</text:p>
          </table:table-cell>
          <table:table-cell table:formula="of:=([.AD163]+[.AE163]*256+[.AF163]*256*256+[.AG163]*256*256*256)/1000000" office:value-type="float" office:value="73.45912" calcext:value-type="float">
            <text:p>73,45912</text:p>
          </table:table-cell>
          <table:table-cell table:style-name="ce54" table:formula="of:=([.AH163]+[.AI163]*256+[.AJ163]*256*256+[.AK163]*256*256*256)/1000000" office:value-type="float" office:value="55.040404" calcext:value-type="float">
            <text:p>55,040404</text:p>
          </table:table-cell>
          <table:table-cell table:style-name="ce57" table:formula="of:=([.AL163]+[.AM163]*256+[.AN163]*256*256+[.AO163]*256*256*256)/1000000" office:value-type="float" office:value="73.45928" calcext:value-type="float">
            <text:p>73,459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2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4];16)" office:value-type="float" office:value="83" calcext:value-type="float">
            <text:p>83</text:p>
          </table:table-cell>
          <table:table-cell table:style-name="ce24" table:formula="of:=DECIMAL([.B164];16)" office:value-type="float" office:value="0" calcext:value-type="float">
            <text:p>0</text:p>
          </table:table-cell>
          <table:table-cell table:style-name="ce24" table:formula="of:=DECIMAL([.C164];16)" office:value-type="float" office:value="215" calcext:value-type="float">
            <text:p>215</text:p>
          </table:table-cell>
          <table:table-cell table:style-name="ce24" table:formula="of:=DECIMAL([.D164];16)" office:value-type="float" office:value="162" calcext:value-type="float">
            <text:p>162</text:p>
          </table:table-cell>
          <table:table-cell table:style-name="ce35" table:formula="of:=DECIMAL([.E164];16)" office:value-type="float" office:value="224" calcext:value-type="float">
            <text:p>224</text:p>
          </table:table-cell>
          <table:table-cell table:style-name="ce35" table:formula="of:=DECIMAL([.F164];16)" office:value-type="float" office:value="216" calcext:value-type="float">
            <text:p>216</text:p>
          </table:table-cell>
          <table:table-cell table:style-name="ce35" table:formula="of:=DECIMAL([.G164];16)" office:value-type="float" office:value="71" calcext:value-type="float">
            <text:p>71</text:p>
          </table:table-cell>
          <table:table-cell table:style-name="ce35" table:formula="of:=DECIMAL([.H164];16)" office:value-type="float" office:value="3" calcext:value-type="float">
            <text:p>3</text:p>
          </table:table-cell>
          <table:table-cell table:style-name="ce41" table:formula="of:=DECIMAL([.I164];16)" office:value-type="float" office:value="112" calcext:value-type="float">
            <text:p>112</text:p>
          </table:table-cell>
          <table:table-cell table:style-name="ce41" table:formula="of:=DECIMAL([.J164];16)" office:value-type="float" office:value="231" calcext:value-type="float">
            <text:p>231</text:p>
          </table:table-cell>
          <table:table-cell table:style-name="ce41" table:formula="of:=DECIMAL([.K164];16)" office:value-type="float" office:value="96" calcext:value-type="float">
            <text:p>96</text:p>
          </table:table-cell>
          <table:table-cell table:style-name="ce41" table:formula="of:=DECIMAL([.L164];16)" office:value-type="float" office:value="4" calcext:value-type="float">
            <text:p>4</text:p>
          </table:table-cell>
          <table:table-cell table:style-name="ce35" table:formula="of:=DECIMAL([.M164];16)" office:value-type="float" office:value="40" calcext:value-type="float">
            <text:p>40</text:p>
          </table:table-cell>
          <table:table-cell table:style-name="ce35" table:formula="of:=DECIMAL([.N164];16)" office:value-type="float" office:value="216" calcext:value-type="float">
            <text:p>216</text:p>
          </table:table-cell>
          <table:table-cell table:style-name="ce35" table:formula="of:=DECIMAL([.O164];16)" office:value-type="float" office:value="71" calcext:value-type="float">
            <text:p>71</text:p>
          </table:table-cell>
          <table:table-cell table:style-name="ce35" table:formula="of:=DECIMAL([.P164];16)" office:value-type="float" office:value="3" calcext:value-type="float">
            <text:p>3</text:p>
          </table:table-cell>
          <table:table-cell table:style-name="ce41" table:formula="of:=DECIMAL([.Q164];16)" office:value-type="float" office:value="152" calcext:value-type="float">
            <text:p>152</text:p>
          </table:table-cell>
          <table:table-cell table:style-name="ce41" table:formula="of:=DECIMAL([.R164];16)" office:value-type="float" office:value="232" calcext:value-type="float">
            <text:p>232</text:p>
          </table:table-cell>
          <table:table-cell table:style-name="ce41" table:formula="of:=DECIMAL([.S164];16)" office:value-type="float" office:value="96" calcext:value-type="float">
            <text:p>96</text:p>
          </table:table-cell>
          <table:table-cell table:style-name="ce46" table:formula="of:=DECIMAL([.T164];16)" office:value-type="float" office:value="4" calcext:value-type="float">
            <text:p>4</text:p>
          </table:table-cell>
          <table:table-cell/>
          <table:table-cell table:style-name="ce51" table:formula="of:=([.Z164]+[.AA164]*256+[.AB164]*256*256+[.AC164]*256*256*256)/1000000" office:value-type="float" office:value="55.040224" calcext:value-type="float">
            <text:p>55,040224</text:p>
          </table:table-cell>
          <table:table-cell table:formula="of:=([.AD164]+[.AE164]*256+[.AF164]*256*256+[.AG164]*256*256*256)/1000000" office:value-type="float" office:value="73.459568" calcext:value-type="float">
            <text:p>73,459568</text:p>
          </table:table-cell>
          <table:table-cell table:style-name="ce54" table:formula="of:=([.AH164]+[.AI164]*256+[.AJ164]*256*256+[.AK164]*256*256*256)/1000000" office:value-type="float" office:value="55.04004" calcext:value-type="float">
            <text:p>55,04004</text:p>
          </table:table-cell>
          <table:table-cell table:style-name="ce57" table:formula="of:=([.AL164]+[.AM164]*256+[.AN164]*256*256+[.AO164]*256*256*256)/1000000" office:value-type="float" office:value="73.459864" calcext:value-type="float">
            <text:p>73,4598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3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5];16)" office:value-type="float" office:value="83" calcext:value-type="float">
            <text:p>83</text:p>
          </table:table-cell>
          <table:table-cell table:style-name="ce24" table:formula="of:=DECIMAL([.B165];16)" office:value-type="float" office:value="0" calcext:value-type="float">
            <text:p>0</text:p>
          </table:table-cell>
          <table:table-cell table:style-name="ce24" table:formula="of:=DECIMAL([.C165];16)" office:value-type="float" office:value="215" calcext:value-type="float">
            <text:p>215</text:p>
          </table:table-cell>
          <table:table-cell table:style-name="ce24" table:formula="of:=DECIMAL([.D165];16)" office:value-type="float" office:value="163" calcext:value-type="float">
            <text:p>163</text:p>
          </table:table-cell>
          <table:table-cell table:style-name="ce35" table:formula="of:=DECIMAL([.E165];16)" office:value-type="float" office:value="116" calcext:value-type="float">
            <text:p>116</text:p>
          </table:table-cell>
          <table:table-cell table:style-name="ce35" table:formula="of:=DECIMAL([.F165];16)" office:value-type="float" office:value="215" calcext:value-type="float">
            <text:p>215</text:p>
          </table:table-cell>
          <table:table-cell table:style-name="ce35" table:formula="of:=DECIMAL([.G165];16)" office:value-type="float" office:value="71" calcext:value-type="float">
            <text:p>71</text:p>
          </table:table-cell>
          <table:table-cell table:style-name="ce35" table:formula="of:=DECIMAL([.H165];16)" office:value-type="float" office:value="3" calcext:value-type="float">
            <text:p>3</text:p>
          </table:table-cell>
          <table:table-cell table:style-name="ce41" table:formula="of:=DECIMAL([.I165];16)" office:value-type="float" office:value="160" calcext:value-type="float">
            <text:p>160</text:p>
          </table:table-cell>
          <table:table-cell table:style-name="ce41" table:formula="of:=DECIMAL([.J165];16)" office:value-type="float" office:value="233" calcext:value-type="float">
            <text:p>233</text:p>
          </table:table-cell>
          <table:table-cell table:style-name="ce41" table:formula="of:=DECIMAL([.K165];16)" office:value-type="float" office:value="96" calcext:value-type="float">
            <text:p>96</text:p>
          </table:table-cell>
          <table:table-cell table:style-name="ce41" table:formula="of:=DECIMAL([.L165];16)" office:value-type="float" office:value="4" calcext:value-type="float">
            <text:p>4</text:p>
          </table:table-cell>
          <table:table-cell table:style-name="ce35" table:formula="of:=DECIMAL([.M165];16)" office:value-type="float" office:value="188" calcext:value-type="float">
            <text:p>188</text:p>
          </table:table-cell>
          <table:table-cell table:style-name="ce35" table:formula="of:=DECIMAL([.N165];16)" office:value-type="float" office:value="214" calcext:value-type="float">
            <text:p>214</text:p>
          </table:table-cell>
          <table:table-cell table:style-name="ce35" table:formula="of:=DECIMAL([.O165];16)" office:value-type="float" office:value="71" calcext:value-type="float">
            <text:p>71</text:p>
          </table:table-cell>
          <table:table-cell table:style-name="ce35" table:formula="of:=DECIMAL([.P165];16)" office:value-type="float" office:value="3" calcext:value-type="float">
            <text:p>3</text:p>
          </table:table-cell>
          <table:table-cell table:style-name="ce41" table:formula="of:=DECIMAL([.Q165];16)" office:value-type="float" office:value="200" calcext:value-type="float">
            <text:p>200</text:p>
          </table:table-cell>
          <table:table-cell table:style-name="ce41" table:formula="of:=DECIMAL([.R165];16)" office:value-type="float" office:value="234" calcext:value-type="float">
            <text:p>234</text:p>
          </table:table-cell>
          <table:table-cell table:style-name="ce41" table:formula="of:=DECIMAL([.S165];16)" office:value-type="float" office:value="96" calcext:value-type="float">
            <text:p>96</text:p>
          </table:table-cell>
          <table:table-cell table:style-name="ce46" table:formula="of:=DECIMAL([.T165];16)" office:value-type="float" office:value="4" calcext:value-type="float">
            <text:p>4</text:p>
          </table:table-cell>
          <table:table-cell/>
          <table:table-cell table:style-name="ce51" table:formula="of:=([.Z165]+[.AA165]*256+[.AB165]*256*256+[.AC165]*256*256*256)/1000000" office:value-type="float" office:value="55.03986" calcext:value-type="float">
            <text:p>55,03986</text:p>
          </table:table-cell>
          <table:table-cell table:formula="of:=([.AD165]+[.AE165]*256+[.AF165]*256*256+[.AG165]*256*256*256)/1000000" office:value-type="float" office:value="73.460128" calcext:value-type="float">
            <text:p>73,460128</text:p>
          </table:table-cell>
          <table:table-cell table:style-name="ce54" table:formula="of:=([.AH165]+[.AI165]*256+[.AJ165]*256*256+[.AK165]*256*256*256)/1000000" office:value-type="float" office:value="55.039676" calcext:value-type="float">
            <text:p>55,039676</text:p>
          </table:table-cell>
          <table:table-cell table:style-name="ce57" table:formula="of:=([.AL165]+[.AM165]*256+[.AN165]*256*256+[.AO165]*256*256*256)/1000000" office:value-type="float" office:value="73.460424" calcext:value-type="float">
            <text:p>73,4604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6];16)" office:value-type="float" office:value="83" calcext:value-type="float">
            <text:p>83</text:p>
          </table:table-cell>
          <table:table-cell table:style-name="ce24" table:formula="of:=DECIMAL([.B166];16)" office:value-type="float" office:value="0" calcext:value-type="float">
            <text:p>0</text:p>
          </table:table-cell>
          <table:table-cell table:style-name="ce24" table:formula="of:=DECIMAL([.C166];16)" office:value-type="float" office:value="215" calcext:value-type="float">
            <text:p>215</text:p>
          </table:table-cell>
          <table:table-cell table:style-name="ce24" table:formula="of:=DECIMAL([.D166];16)" office:value-type="float" office:value="164" calcext:value-type="float">
            <text:p>164</text:p>
          </table:table-cell>
          <table:table-cell table:style-name="ce35" table:formula="of:=DECIMAL([.E166];16)" office:value-type="float" office:value="28" calcext:value-type="float">
            <text:p>28</text:p>
          </table:table-cell>
          <table:table-cell table:style-name="ce35" table:formula="of:=DECIMAL([.F166];16)" office:value-type="float" office:value="214" calcext:value-type="float">
            <text:p>214</text:p>
          </table:table-cell>
          <table:table-cell table:style-name="ce35" table:formula="of:=DECIMAL([.G166];16)" office:value-type="float" office:value="71" calcext:value-type="float">
            <text:p>71</text:p>
          </table:table-cell>
          <table:table-cell table:style-name="ce35" table:formula="of:=DECIMAL([.H166];16)" office:value-type="float" office:value="3" calcext:value-type="float">
            <text:p>3</text:p>
          </table:table-cell>
          <table:table-cell table:style-name="ce41" table:formula="of:=DECIMAL([.I166];16)" office:value-type="float" office:value="240" calcext:value-type="float">
            <text:p>240</text:p>
          </table:table-cell>
          <table:table-cell table:style-name="ce41" table:formula="of:=DECIMAL([.J166];16)" office:value-type="float" office:value="235" calcext:value-type="float">
            <text:p>235</text:p>
          </table:table-cell>
          <table:table-cell table:style-name="ce41" table:formula="of:=DECIMAL([.K166];16)" office:value-type="float" office:value="96" calcext:value-type="float">
            <text:p>96</text:p>
          </table:table-cell>
          <table:table-cell table:style-name="ce41" table:formula="of:=DECIMAL([.L166];16)" office:value-type="float" office:value="4" calcext:value-type="float">
            <text:p>4</text:p>
          </table:table-cell>
          <table:table-cell table:style-name="ce35" table:formula="of:=DECIMAL([.M166];16)" office:value-type="float" office:value="116" calcext:value-type="float">
            <text:p>116</text:p>
          </table:table-cell>
          <table:table-cell table:style-name="ce35" table:formula="of:=DECIMAL([.N166];16)" office:value-type="float" office:value="213" calcext:value-type="float">
            <text:p>213</text:p>
          </table:table-cell>
          <table:table-cell table:style-name="ce35" table:formula="of:=DECIMAL([.O166];16)" office:value-type="float" office:value="71" calcext:value-type="float">
            <text:p>71</text:p>
          </table:table-cell>
          <table:table-cell table:style-name="ce35" table:formula="of:=DECIMAL([.P166];16)" office:value-type="float" office:value="3" calcext:value-type="float">
            <text:p>3</text:p>
          </table:table-cell>
          <table:table-cell table:style-name="ce41" table:formula="of:=DECIMAL([.Q166];16)" office:value-type="float" office:value="32" calcext:value-type="float">
            <text:p>32</text:p>
          </table:table-cell>
          <table:table-cell table:style-name="ce41" table:formula="of:=DECIMAL([.R166];16)" office:value-type="float" office:value="237" calcext:value-type="float">
            <text:p>237</text:p>
          </table:table-cell>
          <table:table-cell table:style-name="ce41" table:formula="of:=DECIMAL([.S166];16)" office:value-type="float" office:value="96" calcext:value-type="float">
            <text:p>96</text:p>
          </table:table-cell>
          <table:table-cell table:style-name="ce46" table:formula="of:=DECIMAL([.T166];16)" office:value-type="float" office:value="4" calcext:value-type="float">
            <text:p>4</text:p>
          </table:table-cell>
          <table:table-cell/>
          <table:table-cell table:style-name="ce51" table:formula="of:=([.Z166]+[.AA166]*256+[.AB166]*256*256+[.AC166]*256*256*256)/1000000" office:value-type="float" office:value="55.039516" calcext:value-type="float">
            <text:p>55,039516</text:p>
          </table:table-cell>
          <table:table-cell table:formula="of:=([.AD166]+[.AE166]*256+[.AF166]*256*256+[.AG166]*256*256*256)/1000000" office:value-type="float" office:value="73.46072" calcext:value-type="float">
            <text:p>73,46072</text:p>
          </table:table-cell>
          <table:table-cell table:style-name="ce54" table:formula="of:=([.AH166]+[.AI166]*256+[.AJ166]*256*256+[.AK166]*256*256*256)/1000000" office:value-type="float" office:value="55.039348" calcext:value-type="float">
            <text:p>55,039348</text:p>
          </table:table-cell>
          <table:table-cell table:style-name="ce57" table:formula="of:=([.AL166]+[.AM166]*256+[.AN166]*256*256+[.AO166]*256*256*256)/1000000" office:value-type="float" office:value="73.461024" calcext:value-type="float">
            <text:p>73,4610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5</text:p>
          </table:table-cell>
          <table:table-cell table:style-name="ce9" office:value-type="string" calcext:value-type="string">
            <text:p>C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7];16)" office:value-type="float" office:value="83" calcext:value-type="float">
            <text:p>83</text:p>
          </table:table-cell>
          <table:table-cell table:style-name="ce24" table:formula="of:=DECIMAL([.B167];16)" office:value-type="float" office:value="0" calcext:value-type="float">
            <text:p>0</text:p>
          </table:table-cell>
          <table:table-cell table:style-name="ce24" table:formula="of:=DECIMAL([.C167];16)" office:value-type="float" office:value="215" calcext:value-type="float">
            <text:p>215</text:p>
          </table:table-cell>
          <table:table-cell table:style-name="ce24" table:formula="of:=DECIMAL([.D167];16)" office:value-type="float" office:value="165" calcext:value-type="float">
            <text:p>165</text:p>
          </table:table-cell>
          <table:table-cell table:style-name="ce35" table:formula="of:=DECIMAL([.E167];16)" office:value-type="float" office:value="200" calcext:value-type="float">
            <text:p>200</text:p>
          </table:table-cell>
          <table:table-cell table:style-name="ce35" table:formula="of:=DECIMAL([.F167];16)" office:value-type="float" office:value="212" calcext:value-type="float">
            <text:p>212</text:p>
          </table:table-cell>
          <table:table-cell table:style-name="ce35" table:formula="of:=DECIMAL([.G167];16)" office:value-type="float" office:value="71" calcext:value-type="float">
            <text:p>71</text:p>
          </table:table-cell>
          <table:table-cell table:style-name="ce35" table:formula="of:=DECIMAL([.H167];16)" office:value-type="float" office:value="3" calcext:value-type="float">
            <text:p>3</text:p>
          </table:table-cell>
          <table:table-cell table:style-name="ce41" table:formula="of:=DECIMAL([.I167];16)" office:value-type="float" office:value="56" calcext:value-type="float">
            <text:p>56</text:p>
          </table:table-cell>
          <table:table-cell table:style-name="ce41" table:formula="of:=DECIMAL([.J167];16)" office:value-type="float" office:value="238" calcext:value-type="float">
            <text:p>238</text:p>
          </table:table-cell>
          <table:table-cell table:style-name="ce41" table:formula="of:=DECIMAL([.K167];16)" office:value-type="float" office:value="96" calcext:value-type="float">
            <text:p>96</text:p>
          </table:table-cell>
          <table:table-cell table:style-name="ce41" table:formula="of:=DECIMAL([.L167];16)" office:value-type="float" office:value="4" calcext:value-type="float">
            <text:p>4</text:p>
          </table:table-cell>
          <table:table-cell table:style-name="ce35" table:formula="of:=DECIMAL([.M167];16)" office:value-type="float" office:value="36" calcext:value-type="float">
            <text:p>36</text:p>
          </table:table-cell>
          <table:table-cell table:style-name="ce35" table:formula="of:=DECIMAL([.N167];16)" office:value-type="float" office:value="212" calcext:value-type="float">
            <text:p>212</text:p>
          </table:table-cell>
          <table:table-cell table:style-name="ce35" table:formula="of:=DECIMAL([.O167];16)" office:value-type="float" office:value="71" calcext:value-type="float">
            <text:p>71</text:p>
          </table:table-cell>
          <table:table-cell table:style-name="ce35" table:formula="of:=DECIMAL([.P167];16)" office:value-type="float" office:value="3" calcext:value-type="float">
            <text:p>3</text:p>
          </table:table-cell>
          <table:table-cell table:style-name="ce41" table:formula="of:=DECIMAL([.Q167];16)" office:value-type="float" office:value="80" calcext:value-type="float">
            <text:p>80</text:p>
          </table:table-cell>
          <table:table-cell table:style-name="ce41" table:formula="of:=DECIMAL([.R167];16)" office:value-type="float" office:value="239" calcext:value-type="float">
            <text:p>239</text:p>
          </table:table-cell>
          <table:table-cell table:style-name="ce41" table:formula="of:=DECIMAL([.S167];16)" office:value-type="float" office:value="96" calcext:value-type="float">
            <text:p>96</text:p>
          </table:table-cell>
          <table:table-cell table:style-name="ce46" table:formula="of:=DECIMAL([.T167];16)" office:value-type="float" office:value="4" calcext:value-type="float">
            <text:p>4</text:p>
          </table:table-cell>
          <table:table-cell/>
          <table:table-cell table:style-name="ce51" table:formula="of:=([.Z167]+[.AA167]*256+[.AB167]*256*256+[.AC167]*256*256*256)/1000000" office:value-type="float" office:value="55.039176" calcext:value-type="float">
            <text:p>55,039176</text:p>
          </table:table-cell>
          <table:table-cell table:formula="of:=([.AD167]+[.AE167]*256+[.AF167]*256*256+[.AG167]*256*256*256)/1000000" office:value-type="float" office:value="73.461304" calcext:value-type="float">
            <text:p>73,461304</text:p>
          </table:table-cell>
          <table:table-cell table:style-name="ce54" table:formula="of:=([.AH167]+[.AI167]*256+[.AJ167]*256*256+[.AK167]*256*256*256)/1000000" office:value-type="float" office:value="55.039012" calcext:value-type="float">
            <text:p>55,039012</text:p>
          </table:table-cell>
          <table:table-cell table:style-name="ce57" table:formula="of:=([.AL167]+[.AM167]*256+[.AN167]*256*256+[.AO167]*256*256*256)/1000000" office:value-type="float" office:value="73.461584" calcext:value-type="float">
            <text:p>73,461584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6</text:p>
          </table:table-cell>
          <table:table-cell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0" table:formula="of:=DECIMAL([.A168];16)" office:value-type="float" office:value="83" calcext:value-type="float">
            <text:p>83</text:p>
          </table:table-cell>
          <table:table-cell table:style-name="ce28" table:formula="of:=DECIMAL([.B168];16)" office:value-type="float" office:value="0" calcext:value-type="float">
            <text:p>0</text:p>
          </table:table-cell>
          <table:table-cell table:style-name="ce28" table:formula="of:=DECIMAL([.C168];16)" office:value-type="float" office:value="215" calcext:value-type="float">
            <text:p>215</text:p>
          </table:table-cell>
          <table:table-cell table:style-name="ce28" table:formula="of:=DECIMAL([.D168];16)" office:value-type="float" office:value="166" calcext:value-type="float">
            <text:p>166</text:p>
          </table:table-cell>
          <table:table-cell table:style-name="ce37" table:formula="of:=DECIMAL([.E168];16)" office:value-type="float" office:value="132" calcext:value-type="float">
            <text:p>132</text:p>
          </table:table-cell>
          <table:table-cell table:style-name="ce37" table:formula="of:=DECIMAL([.F168];16)" office:value-type="float" office:value="211" calcext:value-type="float">
            <text:p>211</text:p>
          </table:table-cell>
          <table:table-cell table:style-name="ce37" table:formula="of:=DECIMAL([.G168];16)" office:value-type="float" office:value="71" calcext:value-type="float">
            <text:p>71</text:p>
          </table:table-cell>
          <table:table-cell table:style-name="ce37" table:formula="of:=DECIMAL([.H168];16)" office:value-type="float" office:value="3" calcext:value-type="float">
            <text:p>3</text:p>
          </table:table-cell>
          <table:table-cell table:style-name="ce43" table:formula="of:=DECIMAL([.I168];16)" office:value-type="float" office:value="112" calcext:value-type="float">
            <text:p>112</text:p>
          </table:table-cell>
          <table:table-cell table:style-name="ce43" table:formula="of:=DECIMAL([.J168];16)" office:value-type="float" office:value="240" calcext:value-type="float">
            <text:p>240</text:p>
          </table:table-cell>
          <table:table-cell table:style-name="ce43" table:formula="of:=DECIMAL([.K168];16)" office:value-type="float" office:value="96" calcext:value-type="float">
            <text:p>96</text:p>
          </table:table-cell>
          <table:table-cell table:style-name="ce43" table:formula="of:=DECIMAL([.L168];16)" office:value-type="float" office:value="4" calcext:value-type="float">
            <text:p>4</text:p>
          </table:table-cell>
          <table:table-cell table:style-name="ce37" table:formula="of:=DECIMAL([.M168];16)" office:value-type="float" office:value="240" calcext:value-type="float">
            <text:p>240</text:p>
          </table:table-cell>
          <table:table-cell table:style-name="ce37" table:formula="of:=DECIMAL([.N168];16)" office:value-type="float" office:value="210" calcext:value-type="float">
            <text:p>210</text:p>
          </table:table-cell>
          <table:table-cell table:style-name="ce37" table:formula="of:=DECIMAL([.O168];16)" office:value-type="float" office:value="71" calcext:value-type="float">
            <text:p>71</text:p>
          </table:table-cell>
          <table:table-cell table:style-name="ce37" table:formula="of:=DECIMAL([.P168];16)" office:value-type="float" office:value="3" calcext:value-type="float">
            <text:p>3</text:p>
          </table:table-cell>
          <table:table-cell table:style-name="ce43" table:formula="of:=DECIMAL([.Q168];16)" office:value-type="float" office:value="112" calcext:value-type="float">
            <text:p>112</text:p>
          </table:table-cell>
          <table:table-cell table:style-name="ce43" table:formula="of:=DECIMAL([.R168];16)" office:value-type="float" office:value="241" calcext:value-type="float">
            <text:p>241</text:p>
          </table:table-cell>
          <table:table-cell table:style-name="ce41" table:formula="of:=DECIMAL([.S168];16)" office:value-type="float" office:value="96" calcext:value-type="float">
            <text:p>96</text:p>
          </table:table-cell>
          <table:table-cell table:style-name="ce46" table:formula="of:=DECIMAL([.T168];16)" office:value-type="float" office:value="4" calcext:value-type="float">
            <text:p>4</text:p>
          </table:table-cell>
          <table:table-cell/>
          <table:table-cell table:style-name="ce51" table:formula="of:=([.Z168]+[.AA168]*256+[.AB168]*256*256+[.AC168]*256*256*256)/1000000" office:value-type="float" office:value="55.038852" calcext:value-type="float">
            <text:p>55,038852</text:p>
          </table:table-cell>
          <table:table-cell table:formula="of:=([.AD168]+[.AE168]*256+[.AF168]*256*256+[.AG168]*256*256*256)/1000000" office:value-type="float" office:value="73.461872" calcext:value-type="float">
            <text:p>73,461872</text:p>
          </table:table-cell>
          <table:table-cell table:style-name="ce54" table:formula="of:=([.AH168]+[.AI168]*256+[.AJ168]*256*256+[.AK168]*256*256*256)/1000000" office:value-type="float" office:value="55.038704" calcext:value-type="float">
            <text:p>55,038704</text:p>
          </table:table-cell>
          <table:table-cell table:style-name="ce57" table:formula="of:=([.AL168]+[.AM168]*256+[.AN168]*256*256+[.AO168]*256*256*256)/1000000" office:value-type="float" office:value="73.462128" calcext:value-type="float">
            <text:p>73,4621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7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69];16)" office:value-type="float" office:value="83" calcext:value-type="float">
            <text:p>83</text:p>
          </table:table-cell>
          <table:table-cell table:style-name="ce24" table:formula="of:=DECIMAL([.B169];16)" office:value-type="float" office:value="0" calcext:value-type="float">
            <text:p>0</text:p>
          </table:table-cell>
          <table:table-cell table:style-name="ce24" table:formula="of:=DECIMAL([.C169];16)" office:value-type="float" office:value="215" calcext:value-type="float">
            <text:p>215</text:p>
          </table:table-cell>
          <table:table-cell table:style-name="ce24" table:formula="of:=DECIMAL([.D169];16)" office:value-type="float" office:value="167" calcext:value-type="float">
            <text:p>167</text:p>
          </table:table-cell>
          <table:table-cell table:style-name="ce35" table:formula="of:=DECIMAL([.E169];16)" office:value-type="float" office:value="104" calcext:value-type="float">
            <text:p>104</text:p>
          </table:table-cell>
          <table:table-cell table:style-name="ce35" table:formula="of:=DECIMAL([.F169];16)" office:value-type="float" office:value="211" calcext:value-type="float">
            <text:p>211</text:p>
          </table:table-cell>
          <table:table-cell table:style-name="ce35" table:formula="of:=DECIMAL([.G169];16)" office:value-type="float" office:value="71" calcext:value-type="float">
            <text:p>71</text:p>
          </table:table-cell>
          <table:table-cell table:style-name="ce35" table:formula="of:=DECIMAL([.H169];16)" office:value-type="float" office:value="3" calcext:value-type="float">
            <text:p>3</text:p>
          </table:table-cell>
          <table:table-cell table:style-name="ce41" table:formula="of:=DECIMAL([.I169];16)" office:value-type="float" office:value="152" calcext:value-type="float">
            <text:p>152</text:p>
          </table:table-cell>
          <table:table-cell table:style-name="ce41" table:formula="of:=DECIMAL([.J169];16)" office:value-type="float" office:value="240" calcext:value-type="float">
            <text:p>240</text:p>
          </table:table-cell>
          <table:table-cell table:style-name="ce41" table:formula="of:=DECIMAL([.K169];16)" office:value-type="float" office:value="96" calcext:value-type="float">
            <text:p>96</text:p>
          </table:table-cell>
          <table:table-cell table:style-name="ce41" table:formula="of:=DECIMAL([.L169];16)" office:value-type="float" office:value="4" calcext:value-type="float">
            <text:p>4</text:p>
          </table:table-cell>
          <table:table-cell table:style-name="ce35" table:formula="of:=DECIMAL([.M169];16)" office:value-type="float" office:value="220" calcext:value-type="float">
            <text:p>220</text:p>
          </table:table-cell>
          <table:table-cell table:style-name="ce35" table:formula="of:=DECIMAL([.N169];16)" office:value-type="float" office:value="211" calcext:value-type="float">
            <text:p>211</text:p>
          </table:table-cell>
          <table:table-cell table:style-name="ce35" table:formula="of:=DECIMAL([.O169];16)" office:value-type="float" office:value="71" calcext:value-type="float">
            <text:p>71</text:p>
          </table:table-cell>
          <table:table-cell table:style-name="ce35" table:formula="of:=DECIMAL([.P169];16)" office:value-type="float" office:value="3" calcext:value-type="float">
            <text:p>3</text:p>
          </table:table-cell>
          <table:table-cell table:style-name="ce41" table:formula="of:=DECIMAL([.Q169];16)" office:value-type="float" office:value="176" calcext:value-type="float">
            <text:p>176</text:p>
          </table:table-cell>
          <table:table-cell table:style-name="ce41" table:formula="of:=DECIMAL([.R169];16)" office:value-type="float" office:value="239" calcext:value-type="float">
            <text:p>239</text:p>
          </table:table-cell>
          <table:table-cell table:style-name="ce41" table:formula="of:=DECIMAL([.S169];16)" office:value-type="float" office:value="96" calcext:value-type="float">
            <text:p>96</text:p>
          </table:table-cell>
          <table:table-cell table:style-name="ce46" table:formula="of:=DECIMAL([.T169];16)" office:value-type="float" office:value="4" calcext:value-type="float">
            <text:p>4</text:p>
          </table:table-cell>
          <table:table-cell/>
          <table:table-cell table:style-name="ce51" table:formula="of:=([.Z169]+[.AA169]*256+[.AB169]*256*256+[.AC169]*256*256*256)/1000000" office:value-type="float" office:value="55.038824" calcext:value-type="float">
            <text:p>55,038824</text:p>
          </table:table-cell>
          <table:table-cell table:formula="of:=([.AD169]+[.AE169]*256+[.AF169]*256*256+[.AG169]*256*256*256)/1000000" office:value-type="float" office:value="73.461912" calcext:value-type="float">
            <text:p>73,461912</text:p>
          </table:table-cell>
          <table:table-cell table:style-name="ce54" table:formula="of:=([.AH169]+[.AI169]*256+[.AJ169]*256*256+[.AK169]*256*256*256)/1000000" office:value-type="float" office:value="55.03894" calcext:value-type="float">
            <text:p>55,03894</text:p>
          </table:table-cell>
          <table:table-cell table:style-name="ce57" table:formula="of:=([.AL169]+[.AM169]*256+[.AN169]*256*256+[.AO169]*256*256*256)/1000000" office:value-type="float" office:value="73.46168" calcext:value-type="float">
            <text:p>73,461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8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0];16)" office:value-type="float" office:value="83" calcext:value-type="float">
            <text:p>83</text:p>
          </table:table-cell>
          <table:table-cell table:style-name="ce24" table:formula="of:=DECIMAL([.B170];16)" office:value-type="float" office:value="0" calcext:value-type="float">
            <text:p>0</text:p>
          </table:table-cell>
          <table:table-cell table:style-name="ce24" table:formula="of:=DECIMAL([.C170];16)" office:value-type="float" office:value="215" calcext:value-type="float">
            <text:p>215</text:p>
          </table:table-cell>
          <table:table-cell table:style-name="ce24" table:formula="of:=DECIMAL([.D170];16)" office:value-type="float" office:value="168" calcext:value-type="float">
            <text:p>168</text:p>
          </table:table-cell>
          <table:table-cell table:style-name="ce35" table:formula="of:=DECIMAL([.E170];16)" office:value-type="float" office:value="112" calcext:value-type="float">
            <text:p>112</text:p>
          </table:table-cell>
          <table:table-cell table:style-name="ce35" table:formula="of:=DECIMAL([.F170];16)" office:value-type="float" office:value="212" calcext:value-type="float">
            <text:p>212</text:p>
          </table:table-cell>
          <table:table-cell table:style-name="ce35" table:formula="of:=DECIMAL([.G170];16)" office:value-type="float" office:value="71" calcext:value-type="float">
            <text:p>71</text:p>
          </table:table-cell>
          <table:table-cell table:style-name="ce35" table:formula="of:=DECIMAL([.H170];16)" office:value-type="float" office:value="3" calcext:value-type="float">
            <text:p>3</text:p>
          </table:table-cell>
          <table:table-cell table:style-name="ce41" table:formula="of:=DECIMAL([.I170];16)" office:value-type="float" office:value="160" calcext:value-type="float">
            <text:p>160</text:p>
          </table:table-cell>
          <table:table-cell table:style-name="ce41" table:formula="of:=DECIMAL([.J170];16)" office:value-type="float" office:value="238" calcext:value-type="float">
            <text:p>238</text:p>
          </table:table-cell>
          <table:table-cell table:style-name="ce41" table:formula="of:=DECIMAL([.K170];16)" office:value-type="float" office:value="96" calcext:value-type="float">
            <text:p>96</text:p>
          </table:table-cell>
          <table:table-cell table:style-name="ce41" table:formula="of:=DECIMAL([.L170];16)" office:value-type="float" office:value="4" calcext:value-type="float">
            <text:p>4</text:p>
          </table:table-cell>
          <table:table-cell table:style-name="ce35" table:formula="of:=DECIMAL([.M170];16)" office:value-type="float" office:value="232" calcext:value-type="float">
            <text:p>232</text:p>
          </table:table-cell>
          <table:table-cell table:style-name="ce35" table:formula="of:=DECIMAL([.N170];16)" office:value-type="float" office:value="212" calcext:value-type="float">
            <text:p>212</text:p>
          </table:table-cell>
          <table:table-cell table:style-name="ce35" table:formula="of:=DECIMAL([.O170];16)" office:value-type="float" office:value="71" calcext:value-type="float">
            <text:p>71</text:p>
          </table:table-cell>
          <table:table-cell table:style-name="ce35" table:formula="of:=DECIMAL([.P170];16)" office:value-type="float" office:value="3" calcext:value-type="float">
            <text:p>3</text:p>
          </table:table-cell>
          <table:table-cell table:style-name="ce41" table:formula="of:=DECIMAL([.Q170];16)" office:value-type="float" office:value="176" calcext:value-type="float">
            <text:p>176</text:p>
          </table:table-cell>
          <table:table-cell table:style-name="ce41" table:formula="of:=DECIMAL([.R170];16)" office:value-type="float" office:value="237" calcext:value-type="float">
            <text:p>237</text:p>
          </table:table-cell>
          <table:table-cell table:style-name="ce41" table:formula="of:=DECIMAL([.S170];16)" office:value-type="float" office:value="96" calcext:value-type="float">
            <text:p>96</text:p>
          </table:table-cell>
          <table:table-cell table:style-name="ce46" table:formula="of:=DECIMAL([.T170];16)" office:value-type="float" office:value="4" calcext:value-type="float">
            <text:p>4</text:p>
          </table:table-cell>
          <table:table-cell/>
          <table:table-cell table:style-name="ce51" table:formula="of:=([.Z170]+[.AA170]*256+[.AB170]*256*256+[.AC170]*256*256*256)/1000000" office:value-type="float" office:value="55.039088" calcext:value-type="float">
            <text:p>55,039088</text:p>
          </table:table-cell>
          <table:table-cell table:formula="of:=([.AD170]+[.AE170]*256+[.AF170]*256*256+[.AG170]*256*256*256)/1000000" office:value-type="float" office:value="73.461408" calcext:value-type="float">
            <text:p>73,461408</text:p>
          </table:table-cell>
          <table:table-cell table:style-name="ce54" table:formula="of:=([.AH170]+[.AI170]*256+[.AJ170]*256*256+[.AK170]*256*256*256)/1000000" office:value-type="float" office:value="55.039208" calcext:value-type="float">
            <text:p>55,039208</text:p>
          </table:table-cell>
          <table:table-cell table:style-name="ce57" table:formula="of:=([.AL170]+[.AM170]*256+[.AN170]*256*256+[.AO170]*256*256*256)/1000000" office:value-type="float" office:value="73.461168" calcext:value-type="float">
            <text:p>73,4611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9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FC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1];16)" office:value-type="float" office:value="83" calcext:value-type="float">
            <text:p>83</text:p>
          </table:table-cell>
          <table:table-cell table:style-name="ce24" table:formula="of:=DECIMAL([.B171];16)" office:value-type="float" office:value="0" calcext:value-type="float">
            <text:p>0</text:p>
          </table:table-cell>
          <table:table-cell table:style-name="ce24" table:formula="of:=DECIMAL([.C171];16)" office:value-type="float" office:value="215" calcext:value-type="float">
            <text:p>215</text:p>
          </table:table-cell>
          <table:table-cell table:style-name="ce24" table:formula="of:=DECIMAL([.D171];16)" office:value-type="float" office:value="169" calcext:value-type="float">
            <text:p>169</text:p>
          </table:table-cell>
          <table:table-cell table:style-name="ce35" table:formula="of:=DECIMAL([.E171];16)" office:value-type="float" office:value="100" calcext:value-type="float">
            <text:p>100</text:p>
          </table:table-cell>
          <table:table-cell table:style-name="ce35" table:formula="of:=DECIMAL([.F171];16)" office:value-type="float" office:value="213" calcext:value-type="float">
            <text:p>213</text:p>
          </table:table-cell>
          <table:table-cell table:style-name="ce35" table:formula="of:=DECIMAL([.G171];16)" office:value-type="float" office:value="71" calcext:value-type="float">
            <text:p>71</text:p>
          </table:table-cell>
          <table:table-cell table:style-name="ce35" table:formula="of:=DECIMAL([.H171];16)" office:value-type="float" office:value="3" calcext:value-type="float">
            <text:p>3</text:p>
          </table:table-cell>
          <table:table-cell table:style-name="ce41" table:formula="of:=DECIMAL([.I171];16)" office:value-type="float" office:value="168" calcext:value-type="float">
            <text:p>168</text:p>
          </table:table-cell>
          <table:table-cell table:style-name="ce41" table:formula="of:=DECIMAL([.J171];16)" office:value-type="float" office:value="236" calcext:value-type="float">
            <text:p>236</text:p>
          </table:table-cell>
          <table:table-cell table:style-name="ce41" table:formula="of:=DECIMAL([.K171];16)" office:value-type="float" office:value="96" calcext:value-type="float">
            <text:p>96</text:p>
          </table:table-cell>
          <table:table-cell table:style-name="ce41" table:formula="of:=DECIMAL([.L171];16)" office:value-type="float" office:value="4" calcext:value-type="float">
            <text:p>4</text:p>
          </table:table-cell>
          <table:table-cell table:style-name="ce35" table:formula="of:=DECIMAL([.M171];16)" office:value-type="float" office:value="252" calcext:value-type="float">
            <text:p>252</text:p>
          </table:table-cell>
          <table:table-cell table:style-name="ce35" table:formula="of:=DECIMAL([.N171];16)" office:value-type="float" office:value="213" calcext:value-type="float">
            <text:p>213</text:p>
          </table:table-cell>
          <table:table-cell table:style-name="ce35" table:formula="of:=DECIMAL([.O171];16)" office:value-type="float" office:value="71" calcext:value-type="float">
            <text:p>71</text:p>
          </table:table-cell>
          <table:table-cell table:style-name="ce35" table:formula="of:=DECIMAL([.P171];16)" office:value-type="float" office:value="3" calcext:value-type="float">
            <text:p>3</text:p>
          </table:table-cell>
          <table:table-cell table:style-name="ce41" table:formula="of:=DECIMAL([.Q171];16)" office:value-type="float" office:value="168" calcext:value-type="float">
            <text:p>168</text:p>
          </table:table-cell>
          <table:table-cell table:style-name="ce41" table:formula="of:=DECIMAL([.R171];16)" office:value-type="float" office:value="235" calcext:value-type="float">
            <text:p>235</text:p>
          </table:table-cell>
          <table:table-cell table:style-name="ce41" table:formula="of:=DECIMAL([.S171];16)" office:value-type="float" office:value="96" calcext:value-type="float">
            <text:p>96</text:p>
          </table:table-cell>
          <table:table-cell table:style-name="ce46" table:formula="of:=DECIMAL([.T171];16)" office:value-type="float" office:value="4" calcext:value-type="float">
            <text:p>4</text:p>
          </table:table-cell>
          <table:table-cell/>
          <table:table-cell table:style-name="ce51" table:formula="of:=([.Z171]+[.AA171]*256+[.AB171]*256*256+[.AC171]*256*256*256)/1000000" office:value-type="float" office:value="55.039332" calcext:value-type="float">
            <text:p>55,039332</text:p>
          </table:table-cell>
          <table:table-cell table:formula="of:=([.AD171]+[.AE171]*256+[.AF171]*256*256+[.AG171]*256*256*256)/1000000" office:value-type="float" office:value="73.460904" calcext:value-type="float">
            <text:p>73,460904</text:p>
          </table:table-cell>
          <table:table-cell table:style-name="ce54" table:formula="of:=([.AH171]+[.AI171]*256+[.AJ171]*256*256+[.AK171]*256*256*256)/1000000" office:value-type="float" office:value="55.039484" calcext:value-type="float">
            <text:p>55,039484</text:p>
          </table:table-cell>
          <table:table-cell table:style-name="ce57" table:formula="of:=([.AL171]+[.AM171]*256+[.AN171]*256*256+[.AO171]*256*256*256)/1000000" office:value-type="float" office:value="73.460648" calcext:value-type="float">
            <text:p>73,4606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A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2];16)" office:value-type="float" office:value="83" calcext:value-type="float">
            <text:p>83</text:p>
          </table:table-cell>
          <table:table-cell table:style-name="ce24" table:formula="of:=DECIMAL([.B172];16)" office:value-type="float" office:value="0" calcext:value-type="float">
            <text:p>0</text:p>
          </table:table-cell>
          <table:table-cell table:style-name="ce24" table:formula="of:=DECIMAL([.C172];16)" office:value-type="float" office:value="215" calcext:value-type="float">
            <text:p>215</text:p>
          </table:table-cell>
          <table:table-cell table:style-name="ce24" table:formula="of:=DECIMAL([.D172];16)" office:value-type="float" office:value="170" calcext:value-type="float">
            <text:p>170</text:p>
          </table:table-cell>
          <table:table-cell table:style-name="ce35" table:formula="of:=DECIMAL([.E172];16)" office:value-type="float" office:value="116" calcext:value-type="float">
            <text:p>116</text:p>
          </table:table-cell>
          <table:table-cell table:style-name="ce35" table:formula="of:=DECIMAL([.F172];16)" office:value-type="float" office:value="214" calcext:value-type="float">
            <text:p>214</text:p>
          </table:table-cell>
          <table:table-cell table:style-name="ce35" table:formula="of:=DECIMAL([.G172];16)" office:value-type="float" office:value="71" calcext:value-type="float">
            <text:p>71</text:p>
          </table:table-cell>
          <table:table-cell table:style-name="ce35" table:formula="of:=DECIMAL([.H172];16)" office:value-type="float" office:value="3" calcext:value-type="float">
            <text:p>3</text:p>
          </table:table-cell>
          <table:table-cell table:style-name="ce41" table:formula="of:=DECIMAL([.I172];16)" office:value-type="float" office:value="232" calcext:value-type="float">
            <text:p>232</text:p>
          </table:table-cell>
          <table:table-cell table:style-name="ce41" table:formula="of:=DECIMAL([.J172];16)" office:value-type="float" office:value="234" calcext:value-type="float">
            <text:p>234</text:p>
          </table:table-cell>
          <table:table-cell table:style-name="ce41" table:formula="of:=DECIMAL([.K172];16)" office:value-type="float" office:value="96" calcext:value-type="float">
            <text:p>96</text:p>
          </table:table-cell>
          <table:table-cell table:style-name="ce41" table:formula="of:=DECIMAL([.L172];16)" office:value-type="float" office:value="4" calcext:value-type="float">
            <text:p>4</text:p>
          </table:table-cell>
          <table:table-cell table:style-name="ce35" table:formula="of:=DECIMAL([.M172];16)" office:value-type="float" office:value="12" calcext:value-type="float">
            <text:p>12</text:p>
          </table:table-cell>
          <table:table-cell table:style-name="ce35" table:formula="of:=DECIMAL([.N172];16)" office:value-type="float" office:value="215" calcext:value-type="float">
            <text:p>215</text:p>
          </table:table-cell>
          <table:table-cell table:style-name="ce35" table:formula="of:=DECIMAL([.O172];16)" office:value-type="float" office:value="71" calcext:value-type="float">
            <text:p>71</text:p>
          </table:table-cell>
          <table:table-cell table:style-name="ce35" table:formula="of:=DECIMAL([.P172];16)" office:value-type="float" office:value="3" calcext:value-type="float">
            <text:p>3</text:p>
          </table:table-cell>
          <table:table-cell table:style-name="ce41" table:formula="of:=DECIMAL([.Q172];16)" office:value-type="float" office:value="136" calcext:value-type="float">
            <text:p>136</text:p>
          </table:table-cell>
          <table:table-cell table:style-name="ce41" table:formula="of:=DECIMAL([.R172];16)" office:value-type="float" office:value="233" calcext:value-type="float">
            <text:p>233</text:p>
          </table:table-cell>
          <table:table-cell table:style-name="ce41" table:formula="of:=DECIMAL([.S172];16)" office:value-type="float" office:value="96" calcext:value-type="float">
            <text:p>96</text:p>
          </table:table-cell>
          <table:table-cell table:style-name="ce46" table:formula="of:=DECIMAL([.T172];16)" office:value-type="float" office:value="4" calcext:value-type="float">
            <text:p>4</text:p>
          </table:table-cell>
          <table:table-cell/>
          <table:table-cell table:style-name="ce51" table:formula="of:=([.Z172]+[.AA172]*256+[.AB172]*256*256+[.AC172]*256*256*256)/1000000" office:value-type="float" office:value="55.039604" calcext:value-type="float">
            <text:p>55,039604</text:p>
          </table:table-cell>
          <table:table-cell table:formula="of:=([.AD172]+[.AE172]*256+[.AF172]*256*256+[.AG172]*256*256*256)/1000000" office:value-type="float" office:value="73.460456" calcext:value-type="float">
            <text:p>73,460456</text:p>
          </table:table-cell>
          <table:table-cell table:style-name="ce54" table:formula="of:=([.AH172]+[.AI172]*256+[.AJ172]*256*256+[.AK172]*256*256*256)/1000000" office:value-type="float" office:value="55.039756" calcext:value-type="float">
            <text:p>55,039756</text:p>
          </table:table-cell>
          <table:table-cell table:style-name="ce57" table:formula="of:=([.AL172]+[.AM172]*256+[.AN172]*256*256+[.AO172]*256*256*256)/1000000" office:value-type="float" office:value="73.460104" calcext:value-type="float">
            <text:p>73,4601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B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3];16)" office:value-type="float" office:value="83" calcext:value-type="float">
            <text:p>83</text:p>
          </table:table-cell>
          <table:table-cell table:style-name="ce24" table:formula="of:=DECIMAL([.B173];16)" office:value-type="float" office:value="0" calcext:value-type="float">
            <text:p>0</text:p>
          </table:table-cell>
          <table:table-cell table:style-name="ce24" table:formula="of:=DECIMAL([.C173];16)" office:value-type="float" office:value="215" calcext:value-type="float">
            <text:p>215</text:p>
          </table:table-cell>
          <table:table-cell table:style-name="ce24" table:formula="of:=DECIMAL([.D173];16)" office:value-type="float" office:value="171" calcext:value-type="float">
            <text:p>171</text:p>
          </table:table-cell>
          <table:table-cell table:style-name="ce35" table:formula="of:=DECIMAL([.E173];16)" office:value-type="float" office:value="168" calcext:value-type="float">
            <text:p>168</text:p>
          </table:table-cell>
          <table:table-cell table:style-name="ce35" table:formula="of:=DECIMAL([.F173];16)" office:value-type="float" office:value="215" calcext:value-type="float">
            <text:p>215</text:p>
          </table:table-cell>
          <table:table-cell table:style-name="ce35" table:formula="of:=DECIMAL([.G173];16)" office:value-type="float" office:value="71" calcext:value-type="float">
            <text:p>71</text:p>
          </table:table-cell>
          <table:table-cell table:style-name="ce35" table:formula="of:=DECIMAL([.H173];16)" office:value-type="float" office:value="3" calcext:value-type="float">
            <text:p>3</text:p>
          </table:table-cell>
          <table:table-cell table:style-name="ce41" table:formula="of:=DECIMAL([.I173];16)" office:value-type="float" office:value="112" calcext:value-type="float">
            <text:p>112</text:p>
          </table:table-cell>
          <table:table-cell table:style-name="ce41" table:formula="of:=DECIMAL([.J173];16)" office:value-type="float" office:value="232" calcext:value-type="float">
            <text:p>232</text:p>
          </table:table-cell>
          <table:table-cell table:style-name="ce41" table:formula="of:=DECIMAL([.K173];16)" office:value-type="float" office:value="96" calcext:value-type="float">
            <text:p>96</text:p>
          </table:table-cell>
          <table:table-cell table:style-name="ce41" table:formula="of:=DECIMAL([.L173];16)" office:value-type="float" office:value="4" calcext:value-type="float">
            <text:p>4</text:p>
          </table:table-cell>
          <table:table-cell table:style-name="ce35" table:formula="of:=DECIMAL([.M173];16)" office:value-type="float" office:value="56" calcext:value-type="float">
            <text:p>56</text:p>
          </table:table-cell>
          <table:table-cell table:style-name="ce35" table:formula="of:=DECIMAL([.N173];16)" office:value-type="float" office:value="216" calcext:value-type="float">
            <text:p>216</text:p>
          </table:table-cell>
          <table:table-cell table:style-name="ce35" table:formula="of:=DECIMAL([.O173];16)" office:value-type="float" office:value="71" calcext:value-type="float">
            <text:p>71</text:p>
          </table:table-cell>
          <table:table-cell table:style-name="ce35" table:formula="of:=DECIMAL([.P173];16)" office:value-type="float" office:value="3" calcext:value-type="float">
            <text:p>3</text:p>
          </table:table-cell>
          <table:table-cell table:style-name="ce41" table:formula="of:=DECIMAL([.Q173];16)" office:value-type="float" office:value="72" calcext:value-type="float">
            <text:p>72</text:p>
          </table:table-cell>
          <table:table-cell table:style-name="ce41" table:formula="of:=DECIMAL([.R173];16)" office:value-type="float" office:value="231" calcext:value-type="float">
            <text:p>231</text:p>
          </table:table-cell>
          <table:table-cell table:style-name="ce41" table:formula="of:=DECIMAL([.S173];16)" office:value-type="float" office:value="96" calcext:value-type="float">
            <text:p>96</text:p>
          </table:table-cell>
          <table:table-cell table:style-name="ce46" table:formula="of:=DECIMAL([.T173];16)" office:value-type="float" office:value="4" calcext:value-type="float">
            <text:p>4</text:p>
          </table:table-cell>
          <table:table-cell/>
          <table:table-cell table:style-name="ce51" table:formula="of:=([.Z173]+[.AA173]*256+[.AB173]*256*256+[.AC173]*256*256*256)/1000000" office:value-type="float" office:value="55.039912" calcext:value-type="float">
            <text:p>55,039912</text:p>
          </table:table-cell>
          <table:table-cell table:formula="of:=([.AD173]+[.AE173]*256+[.AF173]*256*256+[.AG173]*256*256*256)/1000000" office:value-type="float" office:value="73.459824" calcext:value-type="float">
            <text:p>73,459824</text:p>
          </table:table-cell>
          <table:table-cell table:style-name="ce54" table:formula="of:=([.AH173]+[.AI173]*256+[.AJ173]*256*256+[.AK173]*256*256*256)/1000000" office:value-type="float" office:value="55.040056" calcext:value-type="float">
            <text:p>55,040056</text:p>
          </table:table-cell>
          <table:table-cell table:style-name="ce57" table:formula="of:=([.AL173]+[.AM173]*256+[.AN173]*256*256+[.AO173]*256*256*256)/1000000" office:value-type="float" office:value="73.459528" calcext:value-type="float">
            <text:p>73,4595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C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4];16)" office:value-type="float" office:value="83" calcext:value-type="float">
            <text:p>83</text:p>
          </table:table-cell>
          <table:table-cell table:style-name="ce24" table:formula="of:=DECIMAL([.B174];16)" office:value-type="float" office:value="0" calcext:value-type="float">
            <text:p>0</text:p>
          </table:table-cell>
          <table:table-cell table:style-name="ce24" table:formula="of:=DECIMAL([.C174];16)" office:value-type="float" office:value="215" calcext:value-type="float">
            <text:p>215</text:p>
          </table:table-cell>
          <table:table-cell table:style-name="ce24" table:formula="of:=DECIMAL([.D174];16)" office:value-type="float" office:value="172" calcext:value-type="float">
            <text:p>172</text:p>
          </table:table-cell>
          <table:table-cell table:style-name="ce35" table:formula="of:=DECIMAL([.E174];16)" office:value-type="float" office:value="180" calcext:value-type="float">
            <text:p>180</text:p>
          </table:table-cell>
          <table:table-cell table:style-name="ce35" table:formula="of:=DECIMAL([.F174];16)" office:value-type="float" office:value="216" calcext:value-type="float">
            <text:p>216</text:p>
          </table:table-cell>
          <table:table-cell table:style-name="ce35" table:formula="of:=DECIMAL([.G174];16)" office:value-type="float" office:value="71" calcext:value-type="float">
            <text:p>71</text:p>
          </table:table-cell>
          <table:table-cell table:style-name="ce35" table:formula="of:=DECIMAL([.H174];16)" office:value-type="float" office:value="3" calcext:value-type="float">
            <text:p>3</text:p>
          </table:table-cell>
          <table:table-cell table:style-name="ce41" table:formula="of:=DECIMAL([.I174];16)" office:value-type="float" office:value="88" calcext:value-type="float">
            <text:p>88</text:p>
          </table:table-cell>
          <table:table-cell table:style-name="ce41" table:formula="of:=DECIMAL([.J174];16)" office:value-type="float" office:value="230" calcext:value-type="float">
            <text:p>230</text:p>
          </table:table-cell>
          <table:table-cell table:style-name="ce41" table:formula="of:=DECIMAL([.K174];16)" office:value-type="float" office:value="96" calcext:value-type="float">
            <text:p>96</text:p>
          </table:table-cell>
          <table:table-cell table:style-name="ce41" table:formula="of:=DECIMAL([.L174];16)" office:value-type="float" office:value="4" calcext:value-type="float">
            <text:p>4</text:p>
          </table:table-cell>
          <table:table-cell table:style-name="ce35" table:formula="of:=DECIMAL([.M174];16)" office:value-type="float" office:value="68" calcext:value-type="float">
            <text:p>68</text:p>
          </table:table-cell>
          <table:table-cell table:style-name="ce35" table:formula="of:=DECIMAL([.N174];16)" office:value-type="float" office:value="217" calcext:value-type="float">
            <text:p>217</text:p>
          </table:table-cell>
          <table:table-cell table:style-name="ce35" table:formula="of:=DECIMAL([.O174];16)" office:value-type="float" office:value="71" calcext:value-type="float">
            <text:p>71</text:p>
          </table:table-cell>
          <table:table-cell table:style-name="ce35" table:formula="of:=DECIMAL([.P174];16)" office:value-type="float" office:value="3" calcext:value-type="float">
            <text:p>3</text:p>
          </table:table-cell>
          <table:table-cell table:style-name="ce41" table:formula="of:=DECIMAL([.Q174];16)" office:value-type="float" office:value="80" calcext:value-type="float">
            <text:p>80</text:p>
          </table:table-cell>
          <table:table-cell table:style-name="ce41" table:formula="of:=DECIMAL([.R174];16)" office:value-type="float" office:value="229" calcext:value-type="float">
            <text:p>229</text:p>
          </table:table-cell>
          <table:table-cell table:style-name="ce41" table:formula="of:=DECIMAL([.S174];16)" office:value-type="float" office:value="96" calcext:value-type="float">
            <text:p>96</text:p>
          </table:table-cell>
          <table:table-cell table:style-name="ce46" table:formula="of:=DECIMAL([.T174];16)" office:value-type="float" office:value="4" calcext:value-type="float">
            <text:p>4</text:p>
          </table:table-cell>
          <table:table-cell/>
          <table:table-cell table:style-name="ce51" table:formula="of:=([.Z174]+[.AA174]*256+[.AB174]*256*256+[.AC174]*256*256*256)/1000000" office:value-type="float" office:value="55.04018" calcext:value-type="float">
            <text:p>55,04018</text:p>
          </table:table-cell>
          <table:table-cell table:formula="of:=([.AD174]+[.AE174]*256+[.AF174]*256*256+[.AG174]*256*256*256)/1000000" office:value-type="float" office:value="73.459288" calcext:value-type="float">
            <text:p>73,459288</text:p>
          </table:table-cell>
          <table:table-cell table:style-name="ce54" table:formula="of:=([.AH174]+[.AI174]*256+[.AJ174]*256*256+[.AK174]*256*256*256)/1000000" office:value-type="float" office:value="55.040324" calcext:value-type="float">
            <text:p>55,040324</text:p>
          </table:table-cell>
          <table:table-cell table:style-name="ce57" table:formula="of:=([.AL174]+[.AM174]*256+[.AN174]*256*256+[.AO174]*256*256*256)/1000000" office:value-type="float" office:value="73.459024" calcext:value-type="float">
            <text:p>73,4590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D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7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5];16)" office:value-type="float" office:value="83" calcext:value-type="float">
            <text:p>83</text:p>
          </table:table-cell>
          <table:table-cell table:style-name="ce24" table:formula="of:=DECIMAL([.B175];16)" office:value-type="float" office:value="0" calcext:value-type="float">
            <text:p>0</text:p>
          </table:table-cell>
          <table:table-cell table:style-name="ce24" table:formula="of:=DECIMAL([.C175];16)" office:value-type="float" office:value="215" calcext:value-type="float">
            <text:p>215</text:p>
          </table:table-cell>
          <table:table-cell table:style-name="ce24" table:formula="of:=DECIMAL([.D175];16)" office:value-type="float" office:value="173" calcext:value-type="float">
            <text:p>173</text:p>
          </table:table-cell>
          <table:table-cell table:style-name="ce35" table:formula="of:=DECIMAL([.E175];16)" office:value-type="float" office:value="228" calcext:value-type="float">
            <text:p>228</text:p>
          </table:table-cell>
          <table:table-cell table:style-name="ce35" table:formula="of:=DECIMAL([.F175];16)" office:value-type="float" office:value="217" calcext:value-type="float">
            <text:p>217</text:p>
          </table:table-cell>
          <table:table-cell table:style-name="ce35" table:formula="of:=DECIMAL([.G175];16)" office:value-type="float" office:value="71" calcext:value-type="float">
            <text:p>71</text:p>
          </table:table-cell>
          <table:table-cell table:style-name="ce35" table:formula="of:=DECIMAL([.H175];16)" office:value-type="float" office:value="3" calcext:value-type="float">
            <text:p>3</text:p>
          </table:table-cell>
          <table:table-cell table:style-name="ce41" table:formula="of:=DECIMAL([.I175];16)" office:value-type="float" office:value="56" calcext:value-type="float">
            <text:p>56</text:p>
          </table:table-cell>
          <table:table-cell table:style-name="ce41" table:formula="of:=DECIMAL([.J175];16)" office:value-type="float" office:value="228" calcext:value-type="float">
            <text:p>228</text:p>
          </table:table-cell>
          <table:table-cell table:style-name="ce41" table:formula="of:=DECIMAL([.K175];16)" office:value-type="float" office:value="96" calcext:value-type="float">
            <text:p>96</text:p>
          </table:table-cell>
          <table:table-cell table:style-name="ce41" table:formula="of:=DECIMAL([.L175];16)" office:value-type="float" office:value="4" calcext:value-type="float">
            <text:p>4</text:p>
          </table:table-cell>
          <table:table-cell table:style-name="ce35" table:formula="of:=DECIMAL([.M175];16)" office:value-type="float" office:value="124" calcext:value-type="float">
            <text:p>124</text:p>
          </table:table-cell>
          <table:table-cell table:style-name="ce35" table:formula="of:=DECIMAL([.N175];16)" office:value-type="float" office:value="218" calcext:value-type="float">
            <text:p>218</text:p>
          </table:table-cell>
          <table:table-cell table:style-name="ce35" table:formula="of:=DECIMAL([.O175];16)" office:value-type="float" office:value="71" calcext:value-type="float">
            <text:p>71</text:p>
          </table:table-cell>
          <table:table-cell table:style-name="ce35" table:formula="of:=DECIMAL([.P175];16)" office:value-type="float" office:value="3" calcext:value-type="float">
            <text:p>3</text:p>
          </table:table-cell>
          <table:table-cell table:style-name="ce41" table:formula="of:=DECIMAL([.Q175];16)" office:value-type="float" office:value="64" calcext:value-type="float">
            <text:p>64</text:p>
          </table:table-cell>
          <table:table-cell table:style-name="ce41" table:formula="of:=DECIMAL([.R175];16)" office:value-type="float" office:value="227" calcext:value-type="float">
            <text:p>227</text:p>
          </table:table-cell>
          <table:table-cell table:style-name="ce41" table:formula="of:=DECIMAL([.S175];16)" office:value-type="float" office:value="96" calcext:value-type="float">
            <text:p>96</text:p>
          </table:table-cell>
          <table:table-cell table:style-name="ce46" table:formula="of:=DECIMAL([.T175];16)" office:value-type="float" office:value="4" calcext:value-type="float">
            <text:p>4</text:p>
          </table:table-cell>
          <table:table-cell/>
          <table:table-cell table:style-name="ce51" table:formula="of:=([.Z175]+[.AA175]*256+[.AB175]*256*256+[.AC175]*256*256*256)/1000000" office:value-type="float" office:value="55.040484" calcext:value-type="float">
            <text:p>55,040484</text:p>
          </table:table-cell>
          <table:table-cell table:formula="of:=([.AD175]+[.AE175]*256+[.AF175]*256*256+[.AG175]*256*256*256)/1000000" office:value-type="float" office:value="73.458744" calcext:value-type="float">
            <text:p>73,458744</text:p>
          </table:table-cell>
          <table:table-cell table:style-name="ce54" table:formula="of:=([.AH175]+[.AI175]*256+[.AJ175]*256*256+[.AK175]*256*256*256)/1000000" office:value-type="float" office:value="55.040636" calcext:value-type="float">
            <text:p>55,040636</text:p>
          </table:table-cell>
          <table:table-cell table:style-name="ce57" table:formula="of:=([.AL175]+[.AM175]*256+[.AN175]*256*256+[.AO175]*256*256*256)/1000000" office:value-type="float" office:value="73.458496" calcext:value-type="float">
            <text:p>73,4584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E</text:p>
          </table:table-cell>
          <table:table-cell table:style-name="ce9" office:value-type="string" calcext:value-type="string">
            <text:p>0C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6];16)" office:value-type="float" office:value="83" calcext:value-type="float">
            <text:p>83</text:p>
          </table:table-cell>
          <table:table-cell table:style-name="ce24" table:formula="of:=DECIMAL([.B176];16)" office:value-type="float" office:value="0" calcext:value-type="float">
            <text:p>0</text:p>
          </table:table-cell>
          <table:table-cell table:style-name="ce24" table:formula="of:=DECIMAL([.C176];16)" office:value-type="float" office:value="215" calcext:value-type="float">
            <text:p>215</text:p>
          </table:table-cell>
          <table:table-cell table:style-name="ce24" table:formula="of:=DECIMAL([.D176];16)" office:value-type="float" office:value="174" calcext:value-type="float">
            <text:p>174</text:p>
          </table:table-cell>
          <table:table-cell table:style-name="ce35" table:formula="of:=DECIMAL([.E176];16)" office:value-type="float" office:value="12" calcext:value-type="float">
            <text:p>12</text:p>
          </table:table-cell>
          <table:table-cell table:style-name="ce35" table:formula="of:=DECIMAL([.F176];16)" office:value-type="float" office:value="219" calcext:value-type="float">
            <text:p>219</text:p>
          </table:table-cell>
          <table:table-cell table:style-name="ce35" table:formula="of:=DECIMAL([.G176];16)" office:value-type="float" office:value="71" calcext:value-type="float">
            <text:p>71</text:p>
          </table:table-cell>
          <table:table-cell table:style-name="ce35" table:formula="of:=DECIMAL([.H176];16)" office:value-type="float" office:value="3" calcext:value-type="float">
            <text:p>3</text:p>
          </table:table-cell>
          <table:table-cell table:style-name="ce41" table:formula="of:=DECIMAL([.I176];16)" office:value-type="float" office:value="64" calcext:value-type="float">
            <text:p>64</text:p>
          </table:table-cell>
          <table:table-cell table:style-name="ce41" table:formula="of:=DECIMAL([.J176];16)" office:value-type="float" office:value="226" calcext:value-type="float">
            <text:p>226</text:p>
          </table:table-cell>
          <table:table-cell table:style-name="ce41" table:formula="of:=DECIMAL([.K176];16)" office:value-type="float" office:value="96" calcext:value-type="float">
            <text:p>96</text:p>
          </table:table-cell>
          <table:table-cell table:style-name="ce41" table:formula="of:=DECIMAL([.L176];16)" office:value-type="float" office:value="4" calcext:value-type="float">
            <text:p>4</text:p>
          </table:table-cell>
          <table:table-cell table:style-name="ce35" table:formula="of:=DECIMAL([.M176];16)" office:value-type="float" office:value="144" calcext:value-type="float">
            <text:p>144</text:p>
          </table:table-cell>
          <table:table-cell table:style-name="ce35" table:formula="of:=DECIMAL([.N176];16)" office:value-type="float" office:value="219" calcext:value-type="float">
            <text:p>219</text:p>
          </table:table-cell>
          <table:table-cell table:style-name="ce35" table:formula="of:=DECIMAL([.O176];16)" office:value-type="float" office:value="71" calcext:value-type="float">
            <text:p>71</text:p>
          </table:table-cell>
          <table:table-cell table:style-name="ce35" table:formula="of:=DECIMAL([.P176];16)" office:value-type="float" office:value="3" calcext:value-type="float">
            <text:p>3</text:p>
          </table:table-cell>
          <table:table-cell table:style-name="ce41" table:formula="of:=DECIMAL([.Q176];16)" office:value-type="float" office:value="32" calcext:value-type="float">
            <text:p>32</text:p>
          </table:table-cell>
          <table:table-cell table:style-name="ce41" table:formula="of:=DECIMAL([.R176];16)" office:value-type="float" office:value="225" calcext:value-type="float">
            <text:p>225</text:p>
          </table:table-cell>
          <table:table-cell table:style-name="ce41" table:formula="of:=DECIMAL([.S176];16)" office:value-type="float" office:value="96" calcext:value-type="float">
            <text:p>96</text:p>
          </table:table-cell>
          <table:table-cell table:style-name="ce46" table:formula="of:=DECIMAL([.T176];16)" office:value-type="float" office:value="4" calcext:value-type="float">
            <text:p>4</text:p>
          </table:table-cell>
          <table:table-cell/>
          <table:table-cell table:style-name="ce51" table:formula="of:=([.Z176]+[.AA176]*256+[.AB176]*256*256+[.AC176]*256*256*256)/1000000" office:value-type="float" office:value="55.04078" calcext:value-type="float">
            <text:p>55,04078</text:p>
          </table:table-cell>
          <table:table-cell table:formula="of:=([.AD176]+[.AE176]*256+[.AF176]*256*256+[.AG176]*256*256*256)/1000000" office:value-type="float" office:value="73.45824" calcext:value-type="float">
            <text:p>73,45824</text:p>
          </table:table-cell>
          <table:table-cell table:style-name="ce54" table:formula="of:=([.AH176]+[.AI176]*256+[.AJ176]*256*256+[.AK176]*256*256*256)/1000000" office:value-type="float" office:value="55.040912" calcext:value-type="float">
            <text:p>55,040912</text:p>
          </table:table-cell>
          <table:table-cell table:style-name="ce57" table:formula="of:=([.AL176]+[.AM176]*256+[.AN176]*256*256+[.AO176]*256*256*256)/1000000" office:value-type="float" office:value="73.457952" calcext:value-type="float">
            <text:p>73,45795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AF</text:p>
          </table:table-cell>
          <table:table-cell table:style-name="ce9" office:value-type="float" office:value="24" calcext:value-type="float">
            <text:p>2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7];16)" office:value-type="float" office:value="83" calcext:value-type="float">
            <text:p>83</text:p>
          </table:table-cell>
          <table:table-cell table:style-name="ce24" table:formula="of:=DECIMAL([.B177];16)" office:value-type="float" office:value="0" calcext:value-type="float">
            <text:p>0</text:p>
          </table:table-cell>
          <table:table-cell table:style-name="ce24" table:formula="of:=DECIMAL([.C177];16)" office:value-type="float" office:value="215" calcext:value-type="float">
            <text:p>215</text:p>
          </table:table-cell>
          <table:table-cell table:style-name="ce24" table:formula="of:=DECIMAL([.D177];16)" office:value-type="float" office:value="175" calcext:value-type="float">
            <text:p>175</text:p>
          </table:table-cell>
          <table:table-cell table:style-name="ce35" table:formula="of:=DECIMAL([.E177];16)" office:value-type="float" office:value="36" calcext:value-type="float">
            <text:p>36</text:p>
          </table:table-cell>
          <table:table-cell table:style-name="ce35" table:formula="of:=DECIMAL([.F177];16)" office:value-type="float" office:value="220" calcext:value-type="float">
            <text:p>220</text:p>
          </table:table-cell>
          <table:table-cell table:style-name="ce35" table:formula="of:=DECIMAL([.G177];16)" office:value-type="float" office:value="71" calcext:value-type="float">
            <text:p>71</text:p>
          </table:table-cell>
          <table:table-cell table:style-name="ce35" table:formula="of:=DECIMAL([.H177];16)" office:value-type="float" office:value="3" calcext:value-type="float">
            <text:p>3</text:p>
          </table:table-cell>
          <table:table-cell table:style-name="ce41" table:formula="of:=DECIMAL([.I177];16)" office:value-type="float" office:value="248" calcext:value-type="float">
            <text:p>248</text:p>
          </table:table-cell>
          <table:table-cell table:style-name="ce41" table:formula="of:=DECIMAL([.J177];16)" office:value-type="float" office:value="223" calcext:value-type="float">
            <text:p>223</text:p>
          </table:table-cell>
          <table:table-cell table:style-name="ce41" table:formula="of:=DECIMAL([.K177];16)" office:value-type="float" office:value="96" calcext:value-type="float">
            <text:p>96</text:p>
          </table:table-cell>
          <table:table-cell table:style-name="ce41" table:formula="of:=DECIMAL([.L177];16)" office:value-type="float" office:value="4" calcext:value-type="float">
            <text:p>4</text:p>
          </table:table-cell>
          <table:table-cell table:style-name="ce35" table:formula="of:=DECIMAL([.M177];16)" office:value-type="float" office:value="160" calcext:value-type="float">
            <text:p>160</text:p>
          </table:table-cell>
          <table:table-cell table:style-name="ce35" table:formula="of:=DECIMAL([.N177];16)" office:value-type="float" office:value="220" calcext:value-type="float">
            <text:p>220</text:p>
          </table:table-cell>
          <table:table-cell table:style-name="ce35" table:formula="of:=DECIMAL([.O177];16)" office:value-type="float" office:value="71" calcext:value-type="float">
            <text:p>71</text:p>
          </table:table-cell>
          <table:table-cell table:style-name="ce35" table:formula="of:=DECIMAL([.P177];16)" office:value-type="float" office:value="3" calcext:value-type="float">
            <text:p>3</text:p>
          </table:table-cell>
          <table:table-cell table:style-name="ce41" table:formula="of:=DECIMAL([.Q177];16)" office:value-type="float" office:value="0" calcext:value-type="float">
            <text:p>0</text:p>
          </table:table-cell>
          <table:table-cell table:style-name="ce41" table:formula="of:=DECIMAL([.R177];16)" office:value-type="float" office:value="223" calcext:value-type="float">
            <text:p>223</text:p>
          </table:table-cell>
          <table:table-cell table:style-name="ce41" table:formula="of:=DECIMAL([.S177];16)" office:value-type="float" office:value="96" calcext:value-type="float">
            <text:p>96</text:p>
          </table:table-cell>
          <table:table-cell table:style-name="ce46" table:formula="of:=DECIMAL([.T177];16)" office:value-type="float" office:value="4" calcext:value-type="float">
            <text:p>4</text:p>
          </table:table-cell>
          <table:table-cell/>
          <table:table-cell table:style-name="ce51" table:formula="of:=([.Z177]+[.AA177]*256+[.AB177]*256*256+[.AC177]*256*256*256)/1000000" office:value-type="float" office:value="55.04106" calcext:value-type="float">
            <text:p>55,04106</text:p>
          </table:table-cell>
          <table:table-cell table:formula="of:=([.AD177]+[.AE177]*256+[.AF177]*256*256+[.AG177]*256*256*256)/1000000" office:value-type="float" office:value="73.457656" calcext:value-type="float">
            <text:p>73,457656</text:p>
          </table:table-cell>
          <table:table-cell table:style-name="ce54" table:formula="of:=([.AH177]+[.AI177]*256+[.AJ177]*256*256+[.AK177]*256*256*256)/1000000" office:value-type="float" office:value="55.041184" calcext:value-type="float">
            <text:p>55,041184</text:p>
          </table:table-cell>
          <table:table-cell table:style-name="ce57" table:formula="of:=([.AL177]+[.AM177]*256+[.AN177]*256*256+[.AO177]*256*256*256)/1000000" office:value-type="float" office:value="73.457408" calcext:value-type="float">
            <text:p>73,4574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0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8];16)" office:value-type="float" office:value="83" calcext:value-type="float">
            <text:p>83</text:p>
          </table:table-cell>
          <table:table-cell table:style-name="ce24" table:formula="of:=DECIMAL([.B178];16)" office:value-type="float" office:value="0" calcext:value-type="float">
            <text:p>0</text:p>
          </table:table-cell>
          <table:table-cell table:style-name="ce24" table:formula="of:=DECIMAL([.C178];16)" office:value-type="float" office:value="215" calcext:value-type="float">
            <text:p>215</text:p>
          </table:table-cell>
          <table:table-cell table:style-name="ce24" table:formula="of:=DECIMAL([.D178];16)" office:value-type="float" office:value="176" calcext:value-type="float">
            <text:p>176</text:p>
          </table:table-cell>
          <table:table-cell table:style-name="ce35" table:formula="of:=DECIMAL([.E178];16)" office:value-type="float" office:value="68" calcext:value-type="float">
            <text:p>68</text:p>
          </table:table-cell>
          <table:table-cell table:style-name="ce35" table:formula="of:=DECIMAL([.F178];16)" office:value-type="float" office:value="221" calcext:value-type="float">
            <text:p>221</text:p>
          </table:table-cell>
          <table:table-cell table:style-name="ce35" table:formula="of:=DECIMAL([.G178];16)" office:value-type="float" office:value="71" calcext:value-type="float">
            <text:p>71</text:p>
          </table:table-cell>
          <table:table-cell table:style-name="ce35" table:formula="of:=DECIMAL([.H178];16)" office:value-type="float" office:value="3" calcext:value-type="float">
            <text:p>3</text:p>
          </table:table-cell>
          <table:table-cell table:style-name="ce41" table:formula="of:=DECIMAL([.I178];16)" office:value-type="float" office:value="240" calcext:value-type="float">
            <text:p>240</text:p>
          </table:table-cell>
          <table:table-cell table:style-name="ce41" table:formula="of:=DECIMAL([.J178];16)" office:value-type="float" office:value="221" calcext:value-type="float">
            <text:p>221</text:p>
          </table:table-cell>
          <table:table-cell table:style-name="ce41" table:formula="of:=DECIMAL([.K178];16)" office:value-type="float" office:value="96" calcext:value-type="float">
            <text:p>96</text:p>
          </table:table-cell>
          <table:table-cell table:style-name="ce41" table:formula="of:=DECIMAL([.L178];16)" office:value-type="float" office:value="4" calcext:value-type="float">
            <text:p>4</text:p>
          </table:table-cell>
          <table:table-cell table:style-name="ce35" table:formula="of:=DECIMAL([.M178];16)" office:value-type="float" office:value="204" calcext:value-type="float">
            <text:p>204</text:p>
          </table:table-cell>
          <table:table-cell table:style-name="ce35" table:formula="of:=DECIMAL([.N178];16)" office:value-type="float" office:value="221" calcext:value-type="float">
            <text:p>221</text:p>
          </table:table-cell>
          <table:table-cell table:style-name="ce35" table:formula="of:=DECIMAL([.O178];16)" office:value-type="float" office:value="71" calcext:value-type="float">
            <text:p>71</text:p>
          </table:table-cell>
          <table:table-cell table:style-name="ce35" table:formula="of:=DECIMAL([.P178];16)" office:value-type="float" office:value="3" calcext:value-type="float">
            <text:p>3</text:p>
          </table:table-cell>
          <table:table-cell table:style-name="ce41" table:formula="of:=DECIMAL([.Q178];16)" office:value-type="float" office:value="192" calcext:value-type="float">
            <text:p>192</text:p>
          </table:table-cell>
          <table:table-cell table:style-name="ce41" table:formula="of:=DECIMAL([.R178];16)" office:value-type="float" office:value="220" calcext:value-type="float">
            <text:p>220</text:p>
          </table:table-cell>
          <table:table-cell table:style-name="ce41" table:formula="of:=DECIMAL([.S178];16)" office:value-type="float" office:value="96" calcext:value-type="float">
            <text:p>96</text:p>
          </table:table-cell>
          <table:table-cell table:style-name="ce46" table:formula="of:=DECIMAL([.T178];16)" office:value-type="float" office:value="4" calcext:value-type="float">
            <text:p>4</text:p>
          </table:table-cell>
          <table:table-cell/>
          <table:table-cell table:style-name="ce51" table:formula="of:=([.Z178]+[.AA178]*256+[.AB178]*256*256+[.AC178]*256*256*256)/1000000" office:value-type="float" office:value="55.041348" calcext:value-type="float">
            <text:p>55,041348</text:p>
          </table:table-cell>
          <table:table-cell table:formula="of:=([.AD178]+[.AE178]*256+[.AF178]*256*256+[.AG178]*256*256*256)/1000000" office:value-type="float" office:value="73.457136" calcext:value-type="float">
            <text:p>73,457136</text:p>
          </table:table-cell>
          <table:table-cell table:style-name="ce54" table:formula="of:=([.AH178]+[.AI178]*256+[.AJ178]*256*256+[.AK178]*256*256*256)/1000000" office:value-type="float" office:value="55.041484" calcext:value-type="float">
            <text:p>55,041484</text:p>
          </table:table-cell>
          <table:table-cell table:style-name="ce57" table:formula="of:=([.AL178]+[.AM178]*256+[.AN178]*256*256+[.AO178]*256*256*256)/1000000" office:value-type="float" office:value="73.456832" calcext:value-type="float">
            <text:p>73,4568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1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79];16)" office:value-type="float" office:value="83" calcext:value-type="float">
            <text:p>83</text:p>
          </table:table-cell>
          <table:table-cell table:style-name="ce24" table:formula="of:=DECIMAL([.B179];16)" office:value-type="float" office:value="0" calcext:value-type="float">
            <text:p>0</text:p>
          </table:table-cell>
          <table:table-cell table:style-name="ce24" table:formula="of:=DECIMAL([.C179];16)" office:value-type="float" office:value="215" calcext:value-type="float">
            <text:p>215</text:p>
          </table:table-cell>
          <table:table-cell table:style-name="ce24" table:formula="of:=DECIMAL([.D179];16)" office:value-type="float" office:value="177" calcext:value-type="float">
            <text:p>177</text:p>
          </table:table-cell>
          <table:table-cell table:style-name="ce35" table:formula="of:=DECIMAL([.E179];16)" office:value-type="float" office:value="120" calcext:value-type="float">
            <text:p>120</text:p>
          </table:table-cell>
          <table:table-cell table:style-name="ce35" table:formula="of:=DECIMAL([.F179];16)" office:value-type="float" office:value="222" calcext:value-type="float">
            <text:p>222</text:p>
          </table:table-cell>
          <table:table-cell table:style-name="ce35" table:formula="of:=DECIMAL([.G179];16)" office:value-type="float" office:value="71" calcext:value-type="float">
            <text:p>71</text:p>
          </table:table-cell>
          <table:table-cell table:style-name="ce35" table:formula="of:=DECIMAL([.H179];16)" office:value-type="float" office:value="3" calcext:value-type="float">
            <text:p>3</text:p>
          </table:table-cell>
          <table:table-cell table:style-name="ce41" table:formula="of:=DECIMAL([.I179];16)" office:value-type="float" office:value="176" calcext:value-type="float">
            <text:p>176</text:p>
          </table:table-cell>
          <table:table-cell table:style-name="ce41" table:formula="of:=DECIMAL([.J179];16)" office:value-type="float" office:value="219" calcext:value-type="float">
            <text:p>219</text:p>
          </table:table-cell>
          <table:table-cell table:style-name="ce41" table:formula="of:=DECIMAL([.K179];16)" office:value-type="float" office:value="96" calcext:value-type="float">
            <text:p>96</text:p>
          </table:table-cell>
          <table:table-cell table:style-name="ce41" table:formula="of:=DECIMAL([.L179];16)" office:value-type="float" office:value="4" calcext:value-type="float">
            <text:p>4</text:p>
          </table:table-cell>
          <table:table-cell table:style-name="ce35" table:formula="of:=DECIMAL([.M179];16)" office:value-type="float" office:value="212" calcext:value-type="float">
            <text:p>212</text:p>
          </table:table-cell>
          <table:table-cell table:style-name="ce35" table:formula="of:=DECIMAL([.N179];16)" office:value-type="float" office:value="222" calcext:value-type="float">
            <text:p>222</text:p>
          </table:table-cell>
          <table:table-cell table:style-name="ce35" table:formula="of:=DECIMAL([.O179];16)" office:value-type="float" office:value="71" calcext:value-type="float">
            <text:p>71</text:p>
          </table:table-cell>
          <table:table-cell table:style-name="ce35" table:formula="of:=DECIMAL([.P179];16)" office:value-type="float" office:value="3" calcext:value-type="float">
            <text:p>3</text:p>
          </table:table-cell>
          <table:table-cell table:style-name="ce41" table:formula="of:=DECIMAL([.Q179];16)" office:value-type="float" office:value="248" calcext:value-type="float">
            <text:p>248</text:p>
          </table:table-cell>
          <table:table-cell table:style-name="ce41" table:formula="of:=DECIMAL([.R179];16)" office:value-type="float" office:value="218" calcext:value-type="float">
            <text:p>218</text:p>
          </table:table-cell>
          <table:table-cell table:style-name="ce41" table:formula="of:=DECIMAL([.S179];16)" office:value-type="float" office:value="96" calcext:value-type="float">
            <text:p>96</text:p>
          </table:table-cell>
          <table:table-cell table:style-name="ce46" table:formula="of:=DECIMAL([.T179];16)" office:value-type="float" office:value="4" calcext:value-type="float">
            <text:p>4</text:p>
          </table:table-cell>
          <table:table-cell/>
          <table:table-cell table:style-name="ce51" table:formula="of:=([.Z179]+[.AA179]*256+[.AB179]*256*256+[.AC179]*256*256*256)/1000000" office:value-type="float" office:value="55.041656" calcext:value-type="float">
            <text:p>55,041656</text:p>
          </table:table-cell>
          <table:table-cell table:formula="of:=([.AD179]+[.AE179]*256+[.AF179]*256*256+[.AG179]*256*256*256)/1000000" office:value-type="float" office:value="73.45656" calcext:value-type="float">
            <text:p>73,45656</text:p>
          </table:table-cell>
          <table:table-cell table:style-name="ce54" table:formula="of:=([.AH179]+[.AI179]*256+[.AJ179]*256*256+[.AK179]*256*256*256)/1000000" office:value-type="float" office:value="55.041748" calcext:value-type="float">
            <text:p>55,041748</text:p>
          </table:table-cell>
          <table:table-cell table:style-name="ce57" table:formula="of:=([.AL179]+[.AM179]*256+[.AN179]*256*256+[.AO179]*256*256*256)/1000000" office:value-type="float" office:value="73.456376" calcext:value-type="float">
            <text:p>73,4563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2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1C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0];16)" office:value-type="float" office:value="83" calcext:value-type="float">
            <text:p>83</text:p>
          </table:table-cell>
          <table:table-cell table:style-name="ce24" table:formula="of:=DECIMAL([.B180];16)" office:value-type="float" office:value="0" calcext:value-type="float">
            <text:p>0</text:p>
          </table:table-cell>
          <table:table-cell table:style-name="ce24" table:formula="of:=DECIMAL([.C180];16)" office:value-type="float" office:value="215" calcext:value-type="float">
            <text:p>215</text:p>
          </table:table-cell>
          <table:table-cell table:style-name="ce24" table:formula="of:=DECIMAL([.D180];16)" office:value-type="float" office:value="178" calcext:value-type="float">
            <text:p>178</text:p>
          </table:table-cell>
          <table:table-cell table:style-name="ce35" table:formula="of:=DECIMAL([.E180];16)" office:value-type="float" office:value="128" calcext:value-type="float">
            <text:p>128</text:p>
          </table:table-cell>
          <table:table-cell table:style-name="ce35" table:formula="of:=DECIMAL([.F180];16)" office:value-type="float" office:value="223" calcext:value-type="float">
            <text:p>223</text:p>
          </table:table-cell>
          <table:table-cell table:style-name="ce35" table:formula="of:=DECIMAL([.G180];16)" office:value-type="float" office:value="71" calcext:value-type="float">
            <text:p>71</text:p>
          </table:table-cell>
          <table:table-cell table:style-name="ce35" table:formula="of:=DECIMAL([.H180];16)" office:value-type="float" office:value="3" calcext:value-type="float">
            <text:p>3</text:p>
          </table:table-cell>
          <table:table-cell table:style-name="ce41" table:formula="of:=DECIMAL([.I180];16)" office:value-type="float" office:value="248" calcext:value-type="float">
            <text:p>248</text:p>
          </table:table-cell>
          <table:table-cell table:style-name="ce41" table:formula="of:=DECIMAL([.J180];16)" office:value-type="float" office:value="217" calcext:value-type="float">
            <text:p>217</text:p>
          </table:table-cell>
          <table:table-cell table:style-name="ce41" table:formula="of:=DECIMAL([.K180];16)" office:value-type="float" office:value="96" calcext:value-type="float">
            <text:p>96</text:p>
          </table:table-cell>
          <table:table-cell table:style-name="ce41" table:formula="of:=DECIMAL([.L180];16)" office:value-type="float" office:value="4" calcext:value-type="float">
            <text:p>4</text:p>
          </table:table-cell>
          <table:table-cell table:style-name="ce35" table:formula="of:=DECIMAL([.M180];16)" office:value-type="float" office:value="28" calcext:value-type="float">
            <text:p>28</text:p>
          </table:table-cell>
          <table:table-cell table:style-name="ce35" table:formula="of:=DECIMAL([.N180];16)" office:value-type="float" office:value="224" calcext:value-type="float">
            <text:p>224</text:p>
          </table:table-cell>
          <table:table-cell table:style-name="ce35" table:formula="of:=DECIMAL([.O180];16)" office:value-type="float" office:value="71" calcext:value-type="float">
            <text:p>71</text:p>
          </table:table-cell>
          <table:table-cell table:style-name="ce35" table:formula="of:=DECIMAL([.P180];16)" office:value-type="float" office:value="3" calcext:value-type="float">
            <text:p>3</text:p>
          </table:table-cell>
          <table:table-cell table:style-name="ce41" table:formula="of:=DECIMAL([.Q180];16)" office:value-type="float" office:value="248" calcext:value-type="float">
            <text:p>248</text:p>
          </table:table-cell>
          <table:table-cell table:style-name="ce41" table:formula="of:=DECIMAL([.R180];16)" office:value-type="float" office:value="216" calcext:value-type="float">
            <text:p>216</text:p>
          </table:table-cell>
          <table:table-cell table:style-name="ce41" table:formula="of:=DECIMAL([.S180];16)" office:value-type="float" office:value="96" calcext:value-type="float">
            <text:p>96</text:p>
          </table:table-cell>
          <table:table-cell table:style-name="ce46" table:formula="of:=DECIMAL([.T180];16)" office:value-type="float" office:value="4" calcext:value-type="float">
            <text:p>4</text:p>
          </table:table-cell>
          <table:table-cell/>
          <table:table-cell table:style-name="ce51" table:formula="of:=([.Z180]+[.AA180]*256+[.AB180]*256*256+[.AC180]*256*256*256)/1000000" office:value-type="float" office:value="55.04192" calcext:value-type="float">
            <text:p>55,04192</text:p>
          </table:table-cell>
          <table:table-cell table:formula="of:=([.AD180]+[.AE180]*256+[.AF180]*256*256+[.AG180]*256*256*256)/1000000" office:value-type="float" office:value="73.45612" calcext:value-type="float">
            <text:p>73,45612</text:p>
          </table:table-cell>
          <table:table-cell table:style-name="ce54" table:formula="of:=([.AH180]+[.AI180]*256+[.AJ180]*256*256+[.AK180]*256*256*256)/1000000" office:value-type="float" office:value="55.042076" calcext:value-type="float">
            <text:p>55,042076</text:p>
          </table:table-cell>
          <table:table-cell table:style-name="ce57" table:formula="of:=([.AL180]+[.AM180]*256+[.AN180]*256*256+[.AO180]*256*256*256)/1000000" office:value-type="float" office:value="73.455864" calcext:value-type="float">
            <text:p>73,4558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3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1];16)" office:value-type="float" office:value="83" calcext:value-type="float">
            <text:p>83</text:p>
          </table:table-cell>
          <table:table-cell table:style-name="ce24" table:formula="of:=DECIMAL([.B181];16)" office:value-type="float" office:value="0" calcext:value-type="float">
            <text:p>0</text:p>
          </table:table-cell>
          <table:table-cell table:style-name="ce24" table:formula="of:=DECIMAL([.C181];16)" office:value-type="float" office:value="215" calcext:value-type="float">
            <text:p>215</text:p>
          </table:table-cell>
          <table:table-cell table:style-name="ce24" table:formula="of:=DECIMAL([.D181];16)" office:value-type="float" office:value="179" calcext:value-type="float">
            <text:p>179</text:p>
          </table:table-cell>
          <table:table-cell table:style-name="ce35" table:formula="of:=DECIMAL([.E181];16)" office:value-type="float" office:value="196" calcext:value-type="float">
            <text:p>196</text:p>
          </table:table-cell>
          <table:table-cell table:style-name="ce35" table:formula="of:=DECIMAL([.F181];16)" office:value-type="float" office:value="224" calcext:value-type="float">
            <text:p>224</text:p>
          </table:table-cell>
          <table:table-cell table:style-name="ce35" table:formula="of:=DECIMAL([.G181];16)" office:value-type="float" office:value="71" calcext:value-type="float">
            <text:p>71</text:p>
          </table:table-cell>
          <table:table-cell table:style-name="ce35" table:formula="of:=DECIMAL([.H181];16)" office:value-type="float" office:value="3" calcext:value-type="float">
            <text:p>3</text:p>
          </table:table-cell>
          <table:table-cell table:style-name="ce41" table:formula="of:=DECIMAL([.I181];16)" office:value-type="float" office:value="232" calcext:value-type="float">
            <text:p>232</text:p>
          </table:table-cell>
          <table:table-cell table:style-name="ce41" table:formula="of:=DECIMAL([.J181];16)" office:value-type="float" office:value="215" calcext:value-type="float">
            <text:p>215</text:p>
          </table:table-cell>
          <table:table-cell table:style-name="ce41" table:formula="of:=DECIMAL([.K181];16)" office:value-type="float" office:value="96" calcext:value-type="float">
            <text:p>96</text:p>
          </table:table-cell>
          <table:table-cell table:style-name="ce41" table:formula="of:=DECIMAL([.L181];16)" office:value-type="float" office:value="4" calcext:value-type="float">
            <text:p>4</text:p>
          </table:table-cell>
          <table:table-cell table:style-name="ce35" table:formula="of:=DECIMAL([.M181];16)" office:value-type="float" office:value="104" calcext:value-type="float">
            <text:p>104</text:p>
          </table:table-cell>
          <table:table-cell table:style-name="ce35" table:formula="of:=DECIMAL([.N181];16)" office:value-type="float" office:value="225" calcext:value-type="float">
            <text:p>225</text:p>
          </table:table-cell>
          <table:table-cell table:style-name="ce35" table:formula="of:=DECIMAL([.O181];16)" office:value-type="float" office:value="71" calcext:value-type="float">
            <text:p>71</text:p>
          </table:table-cell>
          <table:table-cell table:style-name="ce35" table:formula="of:=DECIMAL([.P181];16)" office:value-type="float" office:value="3" calcext:value-type="float">
            <text:p>3</text:p>
          </table:table-cell>
          <table:table-cell table:style-name="ce41" table:formula="of:=DECIMAL([.Q181];16)" office:value-type="float" office:value="216" calcext:value-type="float">
            <text:p>216</text:p>
          </table:table-cell>
          <table:table-cell table:style-name="ce41" table:formula="of:=DECIMAL([.R181];16)" office:value-type="float" office:value="214" calcext:value-type="float">
            <text:p>214</text:p>
          </table:table-cell>
          <table:table-cell table:style-name="ce41" table:formula="of:=DECIMAL([.S181];16)" office:value-type="float" office:value="96" calcext:value-type="float">
            <text:p>96</text:p>
          </table:table-cell>
          <table:table-cell table:style-name="ce46" table:formula="of:=DECIMAL([.T181];16)" office:value-type="float" office:value="4" calcext:value-type="float">
            <text:p>4</text:p>
          </table:table-cell>
          <table:table-cell/>
          <table:table-cell table:style-name="ce51" table:formula="of:=([.Z181]+[.AA181]*256+[.AB181]*256*256+[.AC181]*256*256*256)/1000000" office:value-type="float" office:value="55.042244" calcext:value-type="float">
            <text:p>55,042244</text:p>
          </table:table-cell>
          <table:table-cell table:formula="of:=([.AD181]+[.AE181]*256+[.AF181]*256*256+[.AG181]*256*256*256)/1000000" office:value-type="float" office:value="73.455592" calcext:value-type="float">
            <text:p>73,455592</text:p>
          </table:table-cell>
          <table:table-cell table:style-name="ce54" table:formula="of:=([.AH181]+[.AI181]*256+[.AJ181]*256*256+[.AK181]*256*256*256)/1000000" office:value-type="float" office:value="55.042408" calcext:value-type="float">
            <text:p>55,042408</text:p>
          </table:table-cell>
          <table:table-cell table:style-name="ce57" table:formula="of:=([.AL181]+[.AM181]*256+[.AN181]*256*256+[.AO181]*256*256*256)/1000000" office:value-type="float" office:value="73.45532" calcext:value-type="float">
            <text:p>73,455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2];16)" office:value-type="float" office:value="83" calcext:value-type="float">
            <text:p>83</text:p>
          </table:table-cell>
          <table:table-cell table:style-name="ce24" table:formula="of:=DECIMAL([.B182];16)" office:value-type="float" office:value="0" calcext:value-type="float">
            <text:p>0</text:p>
          </table:table-cell>
          <table:table-cell table:style-name="ce24" table:formula="of:=DECIMAL([.C182];16)" office:value-type="float" office:value="215" calcext:value-type="float">
            <text:p>215</text:p>
          </table:table-cell>
          <table:table-cell table:style-name="ce24" table:formula="of:=DECIMAL([.D182];16)" office:value-type="float" office:value="180" calcext:value-type="float">
            <text:p>180</text:p>
          </table:table-cell>
          <table:table-cell table:style-name="ce35" table:formula="of:=DECIMAL([.E182];16)" office:value-type="float" office:value="24" calcext:value-type="float">
            <text:p>24</text:p>
          </table:table-cell>
          <table:table-cell table:style-name="ce35" table:formula="of:=DECIMAL([.F182];16)" office:value-type="float" office:value="226" calcext:value-type="float">
            <text:p>226</text:p>
          </table:table-cell>
          <table:table-cell table:style-name="ce35" table:formula="of:=DECIMAL([.G182];16)" office:value-type="float" office:value="71" calcext:value-type="float">
            <text:p>71</text:p>
          </table:table-cell>
          <table:table-cell table:style-name="ce35" table:formula="of:=DECIMAL([.H182];16)" office:value-type="float" office:value="3" calcext:value-type="float">
            <text:p>3</text:p>
          </table:table-cell>
          <table:table-cell table:style-name="ce41" table:formula="of:=DECIMAL([.I182];16)" office:value-type="float" office:value="168" calcext:value-type="float">
            <text:p>168</text:p>
          </table:table-cell>
          <table:table-cell table:style-name="ce41" table:formula="of:=DECIMAL([.J182];16)" office:value-type="float" office:value="213" calcext:value-type="float">
            <text:p>213</text:p>
          </table:table-cell>
          <table:table-cell table:style-name="ce41" table:formula="of:=DECIMAL([.K182];16)" office:value-type="float" office:value="96" calcext:value-type="float">
            <text:p>96</text:p>
          </table:table-cell>
          <table:table-cell table:style-name="ce41" table:formula="of:=DECIMAL([.L182];16)" office:value-type="float" office:value="4" calcext:value-type="float">
            <text:p>4</text:p>
          </table:table-cell>
          <table:table-cell table:style-name="ce35" table:formula="of:=DECIMAL([.M182];16)" office:value-type="float" office:value="184" calcext:value-type="float">
            <text:p>184</text:p>
          </table:table-cell>
          <table:table-cell table:style-name="ce35" table:formula="of:=DECIMAL([.N182];16)" office:value-type="float" office:value="226" calcext:value-type="float">
            <text:p>226</text:p>
          </table:table-cell>
          <table:table-cell table:style-name="ce35" table:formula="of:=DECIMAL([.O182];16)" office:value-type="float" office:value="71" calcext:value-type="float">
            <text:p>71</text:p>
          </table:table-cell>
          <table:table-cell table:style-name="ce35" table:formula="of:=DECIMAL([.P182];16)" office:value-type="float" office:value="3" calcext:value-type="float">
            <text:p>3</text:p>
          </table:table-cell>
          <table:table-cell table:style-name="ce41" table:formula="of:=DECIMAL([.Q182];16)" office:value-type="float" office:value="144" calcext:value-type="float">
            <text:p>144</text:p>
          </table:table-cell>
          <table:table-cell table:style-name="ce41" table:formula="of:=DECIMAL([.R182];16)" office:value-type="float" office:value="212" calcext:value-type="float">
            <text:p>212</text:p>
          </table:table-cell>
          <table:table-cell table:style-name="ce41" table:formula="of:=DECIMAL([.S182];16)" office:value-type="float" office:value="96" calcext:value-type="float">
            <text:p>96</text:p>
          </table:table-cell>
          <table:table-cell table:style-name="ce46" table:formula="of:=DECIMAL([.T182];16)" office:value-type="float" office:value="4" calcext:value-type="float">
            <text:p>4</text:p>
          </table:table-cell>
          <table:table-cell/>
          <table:table-cell table:style-name="ce51" table:formula="of:=([.Z182]+[.AA182]*256+[.AB182]*256*256+[.AC182]*256*256*256)/1000000" office:value-type="float" office:value="55.042584" calcext:value-type="float">
            <text:p>55,042584</text:p>
          </table:table-cell>
          <table:table-cell table:formula="of:=([.AD182]+[.AE182]*256+[.AF182]*256*256+[.AG182]*256*256*256)/1000000" office:value-type="float" office:value="73.455016" calcext:value-type="float">
            <text:p>73,455016</text:p>
          </table:table-cell>
          <table:table-cell table:style-name="ce54" table:formula="of:=([.AH182]+[.AI182]*256+[.AJ182]*256*256+[.AK182]*256*256*256)/1000000" office:value-type="float" office:value="55.042744" calcext:value-type="float">
            <text:p>55,042744</text:p>
          </table:table-cell>
          <table:table-cell table:style-name="ce57" table:formula="of:=([.AL182]+[.AM182]*256+[.AN182]*256*256+[.AO182]*256*256*256)/1000000" office:value-type="float" office:value="73.454736" calcext:value-type="float">
            <text:p>73,4547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5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3];16)" office:value-type="float" office:value="83" calcext:value-type="float">
            <text:p>83</text:p>
          </table:table-cell>
          <table:table-cell table:style-name="ce24" table:formula="of:=DECIMAL([.B183];16)" office:value-type="float" office:value="0" calcext:value-type="float">
            <text:p>0</text:p>
          </table:table-cell>
          <table:table-cell table:style-name="ce24" table:formula="of:=DECIMAL([.C183];16)" office:value-type="float" office:value="215" calcext:value-type="float">
            <text:p>215</text:p>
          </table:table-cell>
          <table:table-cell table:style-name="ce24" table:formula="of:=DECIMAL([.D183];16)" office:value-type="float" office:value="181" calcext:value-type="float">
            <text:p>181</text:p>
          </table:table-cell>
          <table:table-cell table:style-name="ce35" table:formula="of:=DECIMAL([.E183];16)" office:value-type="float" office:value="84" calcext:value-type="float">
            <text:p>84</text:p>
          </table:table-cell>
          <table:table-cell table:style-name="ce35" table:formula="of:=DECIMAL([.F183];16)" office:value-type="float" office:value="227" calcext:value-type="float">
            <text:p>227</text:p>
          </table:table-cell>
          <table:table-cell table:style-name="ce35" table:formula="of:=DECIMAL([.G183];16)" office:value-type="float" office:value="71" calcext:value-type="float">
            <text:p>71</text:p>
          </table:table-cell>
          <table:table-cell table:style-name="ce35" table:formula="of:=DECIMAL([.H183];16)" office:value-type="float" office:value="3" calcext:value-type="float">
            <text:p>3</text:p>
          </table:table-cell>
          <table:table-cell table:style-name="ce41" table:formula="of:=DECIMAL([.I183];16)" office:value-type="float" office:value="96" calcext:value-type="float">
            <text:p>96</text:p>
          </table:table-cell>
          <table:table-cell table:style-name="ce41" table:formula="of:=DECIMAL([.J183];16)" office:value-type="float" office:value="211" calcext:value-type="float">
            <text:p>211</text:p>
          </table:table-cell>
          <table:table-cell table:style-name="ce41" table:formula="of:=DECIMAL([.K183];16)" office:value-type="float" office:value="96" calcext:value-type="float">
            <text:p>96</text:p>
          </table:table-cell>
          <table:table-cell table:style-name="ce41" table:formula="of:=DECIMAL([.L183];16)" office:value-type="float" office:value="4" calcext:value-type="float">
            <text:p>4</text:p>
          </table:table-cell>
          <table:table-cell table:style-name="ce35" table:formula="of:=DECIMAL([.M183];16)" office:value-type="float" office:value="0" calcext:value-type="float">
            <text:p>0</text:p>
          </table:table-cell>
          <table:table-cell table:style-name="ce35" table:formula="of:=DECIMAL([.N183];16)" office:value-type="float" office:value="228" calcext:value-type="float">
            <text:p>228</text:p>
          </table:table-cell>
          <table:table-cell table:style-name="ce35" table:formula="of:=DECIMAL([.O183];16)" office:value-type="float" office:value="71" calcext:value-type="float">
            <text:p>71</text:p>
          </table:table-cell>
          <table:table-cell table:style-name="ce35" table:formula="of:=DECIMAL([.P183];16)" office:value-type="float" office:value="3" calcext:value-type="float">
            <text:p>3</text:p>
          </table:table-cell>
          <table:table-cell table:style-name="ce41" table:formula="of:=DECIMAL([.Q183];16)" office:value-type="float" office:value="64" calcext:value-type="float">
            <text:p>64</text:p>
          </table:table-cell>
          <table:table-cell table:style-name="ce41" table:formula="of:=DECIMAL([.R183];16)" office:value-type="float" office:value="210" calcext:value-type="float">
            <text:p>210</text:p>
          </table:table-cell>
          <table:table-cell table:style-name="ce41" table:formula="of:=DECIMAL([.S183];16)" office:value-type="float" office:value="96" calcext:value-type="float">
            <text:p>96</text:p>
          </table:table-cell>
          <table:table-cell table:style-name="ce46" table:formula="of:=DECIMAL([.T183];16)" office:value-type="float" office:value="4" calcext:value-type="float">
            <text:p>4</text:p>
          </table:table-cell>
          <table:table-cell/>
          <table:table-cell table:style-name="ce51" table:formula="of:=([.Z183]+[.AA183]*256+[.AB183]*256*256+[.AC183]*256*256*256)/1000000" office:value-type="float" office:value="55.0429" calcext:value-type="float">
            <text:p>55,0429</text:p>
          </table:table-cell>
          <table:table-cell table:formula="of:=([.AD183]+[.AE183]*256+[.AF183]*256*256+[.AG183]*256*256*256)/1000000" office:value-type="float" office:value="73.454432" calcext:value-type="float">
            <text:p>73,454432</text:p>
          </table:table-cell>
          <table:table-cell table:style-name="ce54" table:formula="of:=([.AH183]+[.AI183]*256+[.AJ183]*256*256+[.AK183]*256*256*256)/1000000" office:value-type="float" office:value="55.043072" calcext:value-type="float">
            <text:p>55,043072</text:p>
          </table:table-cell>
          <table:table-cell table:style-name="ce57" table:formula="of:=([.AL183]+[.AM183]*256+[.AN183]*256*256+[.AO183]*256*256*256)/1000000" office:value-type="float" office:value="73.454144" calcext:value-type="float">
            <text:p>73,45414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4];16)" office:value-type="float" office:value="83" calcext:value-type="float">
            <text:p>83</text:p>
          </table:table-cell>
          <table:table-cell table:style-name="ce24" table:formula="of:=DECIMAL([.B184];16)" office:value-type="float" office:value="0" calcext:value-type="float">
            <text:p>0</text:p>
          </table:table-cell>
          <table:table-cell table:style-name="ce24" table:formula="of:=DECIMAL([.C184];16)" office:value-type="float" office:value="215" calcext:value-type="float">
            <text:p>215</text:p>
          </table:table-cell>
          <table:table-cell table:style-name="ce24" table:formula="of:=DECIMAL([.D184];16)" office:value-type="float" office:value="182" calcext:value-type="float">
            <text:p>182</text:p>
          </table:table-cell>
          <table:table-cell table:style-name="ce35" table:formula="of:=DECIMAL([.E184];16)" office:value-type="float" office:value="176" calcext:value-type="float">
            <text:p>176</text:p>
          </table:table-cell>
          <table:table-cell table:style-name="ce35" table:formula="of:=DECIMAL([.F184];16)" office:value-type="float" office:value="228" calcext:value-type="float">
            <text:p>228</text:p>
          </table:table-cell>
          <table:table-cell table:style-name="ce35" table:formula="of:=DECIMAL([.G184];16)" office:value-type="float" office:value="71" calcext:value-type="float">
            <text:p>71</text:p>
          </table:table-cell>
          <table:table-cell table:style-name="ce35" table:formula="of:=DECIMAL([.H184];16)" office:value-type="float" office:value="3" calcext:value-type="float">
            <text:p>3</text:p>
          </table:table-cell>
          <table:table-cell table:style-name="ce41" table:formula="of:=DECIMAL([.I184];16)" office:value-type="float" office:value="32" calcext:value-type="float">
            <text:p>32</text:p>
          </table:table-cell>
          <table:table-cell table:style-name="ce41" table:formula="of:=DECIMAL([.J184];16)" office:value-type="float" office:value="209" calcext:value-type="float">
            <text:p>209</text:p>
          </table:table-cell>
          <table:table-cell table:style-name="ce41" table:formula="of:=DECIMAL([.K184];16)" office:value-type="float" office:value="96" calcext:value-type="float">
            <text:p>96</text:p>
          </table:table-cell>
          <table:table-cell table:style-name="ce41" table:formula="of:=DECIMAL([.L184];16)" office:value-type="float" office:value="4" calcext:value-type="float">
            <text:p>4</text:p>
          </table:table-cell>
          <table:table-cell table:style-name="ce35" table:formula="of:=DECIMAL([.M184];16)" office:value-type="float" office:value="64" calcext:value-type="float">
            <text:p>64</text:p>
          </table:table-cell>
          <table:table-cell table:style-name="ce35" table:formula="of:=DECIMAL([.N184];16)" office:value-type="float" office:value="229" calcext:value-type="float">
            <text:p>229</text:p>
          </table:table-cell>
          <table:table-cell table:style-name="ce35" table:formula="of:=DECIMAL([.O184];16)" office:value-type="float" office:value="71" calcext:value-type="float">
            <text:p>71</text:p>
          </table:table-cell>
          <table:table-cell table:style-name="ce35" table:formula="of:=DECIMAL([.P184];16)" office:value-type="float" office:value="3" calcext:value-type="float">
            <text:p>3</text:p>
          </table:table-cell>
          <table:table-cell table:style-name="ce41" table:formula="of:=DECIMAL([.Q184];16)" office:value-type="float" office:value="216" calcext:value-type="float">
            <text:p>216</text:p>
          </table:table-cell>
          <table:table-cell table:style-name="ce41" table:formula="of:=DECIMAL([.R184];16)" office:value-type="float" office:value="207" calcext:value-type="float">
            <text:p>207</text:p>
          </table:table-cell>
          <table:table-cell table:style-name="ce41" table:formula="of:=DECIMAL([.S184];16)" office:value-type="float" office:value="96" calcext:value-type="float">
            <text:p>96</text:p>
          </table:table-cell>
          <table:table-cell table:style-name="ce46" table:formula="of:=DECIMAL([.T184];16)" office:value-type="float" office:value="4" calcext:value-type="float">
            <text:p>4</text:p>
          </table:table-cell>
          <table:table-cell/>
          <table:table-cell table:style-name="ce51" table:formula="of:=([.Z184]+[.AA184]*256+[.AB184]*256*256+[.AC184]*256*256*256)/1000000" office:value-type="float" office:value="55.043248" calcext:value-type="float">
            <text:p>55,043248</text:p>
          </table:table-cell>
          <table:table-cell table:formula="of:=([.AD184]+[.AE184]*256+[.AF184]*256*256+[.AG184]*256*256*256)/1000000" office:value-type="float" office:value="73.453856" calcext:value-type="float">
            <text:p>73,453856</text:p>
          </table:table-cell>
          <table:table-cell table:style-name="ce54" table:formula="of:=([.AH184]+[.AI184]*256+[.AJ184]*256*256+[.AK184]*256*256*256)/1000000" office:value-type="float" office:value="55.043392" calcext:value-type="float">
            <text:p>55,043392</text:p>
          </table:table-cell>
          <table:table-cell table:style-name="ce57" table:formula="of:=([.AL184]+[.AM184]*256+[.AN184]*256*256+[.AO184]*256*256*256)/1000000" office:value-type="float" office:value="73.453528" calcext:value-type="float">
            <text:p>73,4535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5];16)" office:value-type="float" office:value="83" calcext:value-type="float">
            <text:p>83</text:p>
          </table:table-cell>
          <table:table-cell table:style-name="ce24" table:formula="of:=DECIMAL([.B185];16)" office:value-type="float" office:value="0" calcext:value-type="float">
            <text:p>0</text:p>
          </table:table-cell>
          <table:table-cell table:style-name="ce24" table:formula="of:=DECIMAL([.C185];16)" office:value-type="float" office:value="215" calcext:value-type="float">
            <text:p>215</text:p>
          </table:table-cell>
          <table:table-cell table:style-name="ce24" table:formula="of:=DECIMAL([.D185];16)" office:value-type="float" office:value="183" calcext:value-type="float">
            <text:p>183</text:p>
          </table:table-cell>
          <table:table-cell table:style-name="ce35" table:formula="of:=DECIMAL([.E185];16)" office:value-type="float" office:value="228" calcext:value-type="float">
            <text:p>228</text:p>
          </table:table-cell>
          <table:table-cell table:style-name="ce35" table:formula="of:=DECIMAL([.F185];16)" office:value-type="float" office:value="229" calcext:value-type="float">
            <text:p>229</text:p>
          </table:table-cell>
          <table:table-cell table:style-name="ce35" table:formula="of:=DECIMAL([.G185];16)" office:value-type="float" office:value="71" calcext:value-type="float">
            <text:p>71</text:p>
          </table:table-cell>
          <table:table-cell table:style-name="ce35" table:formula="of:=DECIMAL([.H185];16)" office:value-type="float" office:value="3" calcext:value-type="float">
            <text:p>3</text:p>
          </table:table-cell>
          <table:table-cell table:style-name="ce41" table:formula="of:=DECIMAL([.I185];16)" office:value-type="float" office:value="184" calcext:value-type="float">
            <text:p>184</text:p>
          </table:table-cell>
          <table:table-cell table:style-name="ce41" table:formula="of:=DECIMAL([.J185];16)" office:value-type="float" office:value="206" calcext:value-type="float">
            <text:p>206</text:p>
          </table:table-cell>
          <table:table-cell table:style-name="ce41" table:formula="of:=DECIMAL([.K185];16)" office:value-type="float" office:value="96" calcext:value-type="float">
            <text:p>96</text:p>
          </table:table-cell>
          <table:table-cell table:style-name="ce41" table:formula="of:=DECIMAL([.L185];16)" office:value-type="float" office:value="4" calcext:value-type="float">
            <text:p>4</text:p>
          </table:table-cell>
          <table:table-cell table:style-name="ce35" table:formula="of:=DECIMAL([.M185];16)" office:value-type="float" office:value="152" calcext:value-type="float">
            <text:p>152</text:p>
          </table:table-cell>
          <table:table-cell table:style-name="ce35" table:formula="of:=DECIMAL([.N185];16)" office:value-type="float" office:value="230" calcext:value-type="float">
            <text:p>230</text:p>
          </table:table-cell>
          <table:table-cell table:style-name="ce35" table:formula="of:=DECIMAL([.O185];16)" office:value-type="float" office:value="71" calcext:value-type="float">
            <text:p>71</text:p>
          </table:table-cell>
          <table:table-cell table:style-name="ce35" table:formula="of:=DECIMAL([.P185];16)" office:value-type="float" office:value="3" calcext:value-type="float">
            <text:p>3</text:p>
          </table:table-cell>
          <table:table-cell table:style-name="ce41" table:formula="of:=DECIMAL([.Q185];16)" office:value-type="float" office:value="128" calcext:value-type="float">
            <text:p>128</text:p>
          </table:table-cell>
          <table:table-cell table:style-name="ce41" table:formula="of:=DECIMAL([.R185];16)" office:value-type="float" office:value="205" calcext:value-type="float">
            <text:p>205</text:p>
          </table:table-cell>
          <table:table-cell table:style-name="ce41" table:formula="of:=DECIMAL([.S185];16)" office:value-type="float" office:value="96" calcext:value-type="float">
            <text:p>96</text:p>
          </table:table-cell>
          <table:table-cell table:style-name="ce46" table:formula="of:=DECIMAL([.T185];16)" office:value-type="float" office:value="4" calcext:value-type="float">
            <text:p>4</text:p>
          </table:table-cell>
          <table:table-cell/>
          <table:table-cell table:style-name="ce51" table:formula="of:=([.Z185]+[.AA185]*256+[.AB185]*256*256+[.AC185]*256*256*256)/1000000" office:value-type="float" office:value="55.043556" calcext:value-type="float">
            <text:p>55,043556</text:p>
          </table:table-cell>
          <table:table-cell table:formula="of:=([.AD185]+[.AE185]*256+[.AF185]*256*256+[.AG185]*256*256*256)/1000000" office:value-type="float" office:value="73.45324" calcext:value-type="float">
            <text:p>73,45324</text:p>
          </table:table-cell>
          <table:table-cell table:style-name="ce54" table:formula="of:=([.AH185]+[.AI185]*256+[.AJ185]*256*256+[.AK185]*256*256*256)/1000000" office:value-type="float" office:value="55.043736" calcext:value-type="float">
            <text:p>55,043736</text:p>
          </table:table-cell>
          <table:table-cell table:style-name="ce57" table:formula="of:=([.AL185]+[.AM185]*256+[.AN185]*256*256+[.AO185]*256*256*256)/1000000" office:value-type="float" office:value="73.452928" calcext:value-type="float">
            <text:p>73,4529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8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6];16)" office:value-type="float" office:value="83" calcext:value-type="float">
            <text:p>83</text:p>
          </table:table-cell>
          <table:table-cell table:style-name="ce24" table:formula="of:=DECIMAL([.B186];16)" office:value-type="float" office:value="0" calcext:value-type="float">
            <text:p>0</text:p>
          </table:table-cell>
          <table:table-cell table:style-name="ce24" table:formula="of:=DECIMAL([.C186];16)" office:value-type="float" office:value="215" calcext:value-type="float">
            <text:p>215</text:p>
          </table:table-cell>
          <table:table-cell table:style-name="ce24" table:formula="of:=DECIMAL([.D186];16)" office:value-type="float" office:value="184" calcext:value-type="float">
            <text:p>184</text:p>
          </table:table-cell>
          <table:table-cell table:style-name="ce35" table:formula="of:=DECIMAL([.E186];16)" office:value-type="float" office:value="52" calcext:value-type="float">
            <text:p>52</text:p>
          </table:table-cell>
          <table:table-cell table:style-name="ce35" table:formula="of:=DECIMAL([.F186];16)" office:value-type="float" office:value="231" calcext:value-type="float">
            <text:p>231</text:p>
          </table:table-cell>
          <table:table-cell table:style-name="ce35" table:formula="of:=DECIMAL([.G186];16)" office:value-type="float" office:value="71" calcext:value-type="float">
            <text:p>71</text:p>
          </table:table-cell>
          <table:table-cell table:style-name="ce35" table:formula="of:=DECIMAL([.H186];16)" office:value-type="float" office:value="3" calcext:value-type="float">
            <text:p>3</text:p>
          </table:table-cell>
          <table:table-cell table:style-name="ce41" table:formula="of:=DECIMAL([.I186];16)" office:value-type="float" office:value="104" calcext:value-type="float">
            <text:p>104</text:p>
          </table:table-cell>
          <table:table-cell table:style-name="ce41" table:formula="of:=DECIMAL([.J186];16)" office:value-type="float" office:value="204" calcext:value-type="float">
            <text:p>204</text:p>
          </table:table-cell>
          <table:table-cell table:style-name="ce41" table:formula="of:=DECIMAL([.K186];16)" office:value-type="float" office:value="96" calcext:value-type="float">
            <text:p>96</text:p>
          </table:table-cell>
          <table:table-cell table:style-name="ce41" table:formula="of:=DECIMAL([.L186];16)" office:value-type="float" office:value="4" calcext:value-type="float">
            <text:p>4</text:p>
          </table:table-cell>
          <table:table-cell table:style-name="ce35" table:formula="of:=DECIMAL([.M186];16)" office:value-type="float" office:value="192" calcext:value-type="float">
            <text:p>192</text:p>
          </table:table-cell>
          <table:table-cell table:style-name="ce35" table:formula="of:=DECIMAL([.N186];16)" office:value-type="float" office:value="231" calcext:value-type="float">
            <text:p>231</text:p>
          </table:table-cell>
          <table:table-cell table:style-name="ce35" table:formula="of:=DECIMAL([.O186];16)" office:value-type="float" office:value="71" calcext:value-type="float">
            <text:p>71</text:p>
          </table:table-cell>
          <table:table-cell table:style-name="ce35" table:formula="of:=DECIMAL([.P186];16)" office:value-type="float" office:value="3" calcext:value-type="float">
            <text:p>3</text:p>
          </table:table-cell>
          <table:table-cell table:style-name="ce41" table:formula="of:=DECIMAL([.Q186];16)" office:value-type="float" office:value="88" calcext:value-type="float">
            <text:p>88</text:p>
          </table:table-cell>
          <table:table-cell table:style-name="ce41" table:formula="of:=DECIMAL([.R186];16)" office:value-type="float" office:value="203" calcext:value-type="float">
            <text:p>203</text:p>
          </table:table-cell>
          <table:table-cell table:style-name="ce41" table:formula="of:=DECIMAL([.S186];16)" office:value-type="float" office:value="96" calcext:value-type="float">
            <text:p>96</text:p>
          </table:table-cell>
          <table:table-cell table:style-name="ce46" table:formula="of:=DECIMAL([.T186];16)" office:value-type="float" office:value="4" calcext:value-type="float">
            <text:p>4</text:p>
          </table:table-cell>
          <table:table-cell/>
          <table:table-cell table:style-name="ce51" table:formula="of:=([.Z186]+[.AA186]*256+[.AB186]*256*256+[.AC186]*256*256*256)/1000000" office:value-type="float" office:value="55.043892" calcext:value-type="float">
            <text:p>55,043892</text:p>
          </table:table-cell>
          <table:table-cell table:formula="of:=([.AD186]+[.AE186]*256+[.AF186]*256*256+[.AG186]*256*256*256)/1000000" office:value-type="float" office:value="73.452648" calcext:value-type="float">
            <text:p>73,452648</text:p>
          </table:table-cell>
          <table:table-cell table:style-name="ce54" table:formula="of:=([.AH186]+[.AI186]*256+[.AJ186]*256*256+[.AK186]*256*256*256)/1000000" office:value-type="float" office:value="55.044032" calcext:value-type="float">
            <text:p>55,044032</text:p>
          </table:table-cell>
          <table:table-cell table:style-name="ce57" table:formula="of:=([.AL186]+[.AM186]*256+[.AN186]*256*256+[.AO186]*256*256*256)/1000000" office:value-type="float" office:value="73.452376" calcext:value-type="float">
            <text:p>73,45237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9</text:p>
          </table:table-cell>
          <table:table-cell table:style-name="ce9" office:value-type="string" calcext:value-type="string">
            <text:p>5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7];16)" office:value-type="float" office:value="83" calcext:value-type="float">
            <text:p>83</text:p>
          </table:table-cell>
          <table:table-cell table:style-name="ce24" table:formula="of:=DECIMAL([.B187];16)" office:value-type="float" office:value="0" calcext:value-type="float">
            <text:p>0</text:p>
          </table:table-cell>
          <table:table-cell table:style-name="ce24" table:formula="of:=DECIMAL([.C187];16)" office:value-type="float" office:value="215" calcext:value-type="float">
            <text:p>215</text:p>
          </table:table-cell>
          <table:table-cell table:style-name="ce24" table:formula="of:=DECIMAL([.D187];16)" office:value-type="float" office:value="185" calcext:value-type="float">
            <text:p>185</text:p>
          </table:table-cell>
          <table:table-cell table:style-name="ce35" table:formula="of:=DECIMAL([.E187];16)" office:value-type="float" office:value="92" calcext:value-type="float">
            <text:p>92</text:p>
          </table:table-cell>
          <table:table-cell table:style-name="ce35" table:formula="of:=DECIMAL([.F187];16)" office:value-type="float" office:value="232" calcext:value-type="float">
            <text:p>232</text:p>
          </table:table-cell>
          <table:table-cell table:style-name="ce35" table:formula="of:=DECIMAL([.G187];16)" office:value-type="float" office:value="71" calcext:value-type="float">
            <text:p>71</text:p>
          </table:table-cell>
          <table:table-cell table:style-name="ce35" table:formula="of:=DECIMAL([.H187];16)" office:value-type="float" office:value="3" calcext:value-type="float">
            <text:p>3</text:p>
          </table:table-cell>
          <table:table-cell table:style-name="ce41" table:formula="of:=DECIMAL([.I187];16)" office:value-type="float" office:value="96" calcext:value-type="float">
            <text:p>96</text:p>
          </table:table-cell>
          <table:table-cell table:style-name="ce41" table:formula="of:=DECIMAL([.J187];16)" office:value-type="float" office:value="202" calcext:value-type="float">
            <text:p>202</text:p>
          </table:table-cell>
          <table:table-cell table:style-name="ce41" table:formula="of:=DECIMAL([.K187];16)" office:value-type="float" office:value="96" calcext:value-type="float">
            <text:p>96</text:p>
          </table:table-cell>
          <table:table-cell table:style-name="ce41" table:formula="of:=DECIMAL([.L187];16)" office:value-type="float" office:value="4" calcext:value-type="float">
            <text:p>4</text:p>
          </table:table-cell>
          <table:table-cell table:style-name="ce35" table:formula="of:=DECIMAL([.M187];16)" office:value-type="float" office:value="4" calcext:value-type="float">
            <text:p>4</text:p>
          </table:table-cell>
          <table:table-cell table:style-name="ce35" table:formula="of:=DECIMAL([.N187];16)" office:value-type="float" office:value="233" calcext:value-type="float">
            <text:p>233</text:p>
          </table:table-cell>
          <table:table-cell table:style-name="ce35" table:formula="of:=DECIMAL([.O187];16)" office:value-type="float" office:value="71" calcext:value-type="float">
            <text:p>71</text:p>
          </table:table-cell>
          <table:table-cell table:style-name="ce35" table:formula="of:=DECIMAL([.P187];16)" office:value-type="float" office:value="3" calcext:value-type="float">
            <text:p>3</text:p>
          </table:table-cell>
          <table:table-cell table:style-name="ce41" table:formula="of:=DECIMAL([.Q187];16)" office:value-type="float" office:value="88" calcext:value-type="float">
            <text:p>88</text:p>
          </table:table-cell>
          <table:table-cell table:style-name="ce41" table:formula="of:=DECIMAL([.R187];16)" office:value-type="float" office:value="201" calcext:value-type="float">
            <text:p>201</text:p>
          </table:table-cell>
          <table:table-cell table:style-name="ce41" table:formula="of:=DECIMAL([.S187];16)" office:value-type="float" office:value="96" calcext:value-type="float">
            <text:p>96</text:p>
          </table:table-cell>
          <table:table-cell table:style-name="ce46" table:formula="of:=DECIMAL([.T187];16)" office:value-type="float" office:value="4" calcext:value-type="float">
            <text:p>4</text:p>
          </table:table-cell>
          <table:table-cell/>
          <table:table-cell table:style-name="ce51" table:formula="of:=([.Z187]+[.AA187]*256+[.AB187]*256*256+[.AC187]*256*256*256)/1000000" office:value-type="float" office:value="55.044188" calcext:value-type="float">
            <text:p>55,044188</text:p>
          </table:table-cell>
          <table:table-cell table:formula="of:=([.AD187]+[.AE187]*256+[.AF187]*256*256+[.AG187]*256*256*256)/1000000" office:value-type="float" office:value="73.452128" calcext:value-type="float">
            <text:p>73,452128</text:p>
          </table:table-cell>
          <table:table-cell table:style-name="ce54" table:formula="of:=([.AH187]+[.AI187]*256+[.AJ187]*256*256+[.AK187]*256*256*256)/1000000" office:value-type="float" office:value="55.044356" calcext:value-type="float">
            <text:p>55,044356</text:p>
          </table:table-cell>
          <table:table-cell table:style-name="ce57" table:formula="of:=([.AL187]+[.AM187]*256+[.AN187]*256*256+[.AO187]*256*256*256)/1000000" office:value-type="float" office:value="73.451864" calcext:value-type="float">
            <text:p>73,45186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8];16)" office:value-type="float" office:value="83" calcext:value-type="float">
            <text:p>83</text:p>
          </table:table-cell>
          <table:table-cell table:style-name="ce24" table:formula="of:=DECIMAL([.B188];16)" office:value-type="float" office:value="0" calcext:value-type="float">
            <text:p>0</text:p>
          </table:table-cell>
          <table:table-cell table:style-name="ce24" table:formula="of:=DECIMAL([.C188];16)" office:value-type="float" office:value="215" calcext:value-type="float">
            <text:p>215</text:p>
          </table:table-cell>
          <table:table-cell table:style-name="ce24" table:formula="of:=DECIMAL([.D188];16)" office:value-type="float" office:value="186" calcext:value-type="float">
            <text:p>186</text:p>
          </table:table-cell>
          <table:table-cell table:style-name="ce35" table:formula="of:=DECIMAL([.E188];16)" office:value-type="float" office:value="160" calcext:value-type="float">
            <text:p>160</text:p>
          </table:table-cell>
          <table:table-cell table:style-name="ce35" table:formula="of:=DECIMAL([.F188];16)" office:value-type="float" office:value="233" calcext:value-type="float">
            <text:p>233</text:p>
          </table:table-cell>
          <table:table-cell table:style-name="ce35" table:formula="of:=DECIMAL([.G188];16)" office:value-type="float" office:value="71" calcext:value-type="float">
            <text:p>71</text:p>
          </table:table-cell>
          <table:table-cell table:style-name="ce35" table:formula="of:=DECIMAL([.H188];16)" office:value-type="float" office:value="3" calcext:value-type="float">
            <text:p>3</text:p>
          </table:table-cell>
          <table:table-cell table:style-name="ce41" table:formula="of:=DECIMAL([.I188];16)" office:value-type="float" office:value="88" calcext:value-type="float">
            <text:p>88</text:p>
          </table:table-cell>
          <table:table-cell table:style-name="ce41" table:formula="of:=DECIMAL([.J188];16)" office:value-type="float" office:value="200" calcext:value-type="float">
            <text:p>200</text:p>
          </table:table-cell>
          <table:table-cell table:style-name="ce41" table:formula="of:=DECIMAL([.K188];16)" office:value-type="float" office:value="96" calcext:value-type="float">
            <text:p>96</text:p>
          </table:table-cell>
          <table:table-cell table:style-name="ce41" table:formula="of:=DECIMAL([.L188];16)" office:value-type="float" office:value="4" calcext:value-type="float">
            <text:p>4</text:p>
          </table:table-cell>
          <table:table-cell table:style-name="ce35" table:formula="of:=DECIMAL([.M188];16)" office:value-type="float" office:value="64" calcext:value-type="float">
            <text:p>64</text:p>
          </table:table-cell>
          <table:table-cell table:style-name="ce35" table:formula="of:=DECIMAL([.N188];16)" office:value-type="float" office:value="234" calcext:value-type="float">
            <text:p>234</text:p>
          </table:table-cell>
          <table:table-cell table:style-name="ce35" table:formula="of:=DECIMAL([.O188];16)" office:value-type="float" office:value="71" calcext:value-type="float">
            <text:p>71</text:p>
          </table:table-cell>
          <table:table-cell table:style-name="ce35" table:formula="of:=DECIMAL([.P188];16)" office:value-type="float" office:value="3" calcext:value-type="float">
            <text:p>3</text:p>
          </table:table-cell>
          <table:table-cell table:style-name="ce41" table:formula="of:=DECIMAL([.Q188];16)" office:value-type="float" office:value="72" calcext:value-type="float">
            <text:p>72</text:p>
          </table:table-cell>
          <table:table-cell table:style-name="ce41" table:formula="of:=DECIMAL([.R188];16)" office:value-type="float" office:value="199" calcext:value-type="float">
            <text:p>199</text:p>
          </table:table-cell>
          <table:table-cell table:style-name="ce41" table:formula="of:=DECIMAL([.S188];16)" office:value-type="float" office:value="96" calcext:value-type="float">
            <text:p>96</text:p>
          </table:table-cell>
          <table:table-cell table:style-name="ce46" table:formula="of:=DECIMAL([.T188];16)" office:value-type="float" office:value="4" calcext:value-type="float">
            <text:p>4</text:p>
          </table:table-cell>
          <table:table-cell/>
          <table:table-cell table:style-name="ce51" table:formula="of:=([.Z188]+[.AA188]*256+[.AB188]*256*256+[.AC188]*256*256*256)/1000000" office:value-type="float" office:value="55.044512" calcext:value-type="float">
            <text:p>55,044512</text:p>
          </table:table-cell>
          <table:table-cell table:formula="of:=([.AD188]+[.AE188]*256+[.AF188]*256*256+[.AG188]*256*256*256)/1000000" office:value-type="float" office:value="73.451608" calcext:value-type="float">
            <text:p>73,451608</text:p>
          </table:table-cell>
          <table:table-cell table:style-name="ce54" table:formula="of:=([.AH188]+[.AI188]*256+[.AJ188]*256*256+[.AK188]*256*256*256)/1000000" office:value-type="float" office:value="55.044672" calcext:value-type="float">
            <text:p>55,044672</text:p>
          </table:table-cell>
          <table:table-cell table:style-name="ce57" table:formula="of:=([.AL188]+[.AM188]*256+[.AN188]*256*256+[.AO188]*256*256*256)/1000000" office:value-type="float" office:value="73.451336" calcext:value-type="float">
            <text:p>73,4513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B</text:p>
          </table:table-cell>
          <table:table-cell table:style-name="ce9" office:value-type="string" calcext:value-type="string">
            <text:p>A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89];16)" office:value-type="float" office:value="83" calcext:value-type="float">
            <text:p>83</text:p>
          </table:table-cell>
          <table:table-cell table:style-name="ce24" table:formula="of:=DECIMAL([.B189];16)" office:value-type="float" office:value="0" calcext:value-type="float">
            <text:p>0</text:p>
          </table:table-cell>
          <table:table-cell table:style-name="ce24" table:formula="of:=DECIMAL([.C189];16)" office:value-type="float" office:value="215" calcext:value-type="float">
            <text:p>215</text:p>
          </table:table-cell>
          <table:table-cell table:style-name="ce24" table:formula="of:=DECIMAL([.D189];16)" office:value-type="float" office:value="187" calcext:value-type="float">
            <text:p>187</text:p>
          </table:table-cell>
          <table:table-cell table:style-name="ce35" table:formula="of:=DECIMAL([.E189];16)" office:value-type="float" office:value="164" calcext:value-type="float">
            <text:p>164</text:p>
          </table:table-cell>
          <table:table-cell table:style-name="ce35" table:formula="of:=DECIMAL([.F189];16)" office:value-type="float" office:value="234" calcext:value-type="float">
            <text:p>234</text:p>
          </table:table-cell>
          <table:table-cell table:style-name="ce35" table:formula="of:=DECIMAL([.G189];16)" office:value-type="float" office:value="71" calcext:value-type="float">
            <text:p>71</text:p>
          </table:table-cell>
          <table:table-cell table:style-name="ce35" table:formula="of:=DECIMAL([.H189];16)" office:value-type="float" office:value="3" calcext:value-type="float">
            <text:p>3</text:p>
          </table:table-cell>
          <table:table-cell table:style-name="ce41" table:formula="of:=DECIMAL([.I189];16)" office:value-type="float" office:value="160" calcext:value-type="float">
            <text:p>160</text:p>
          </table:table-cell>
          <table:table-cell table:style-name="ce41" table:formula="of:=DECIMAL([.J189];16)" office:value-type="float" office:value="198" calcext:value-type="float">
            <text:p>198</text:p>
          </table:table-cell>
          <table:table-cell table:style-name="ce41" table:formula="of:=DECIMAL([.K189];16)" office:value-type="float" office:value="96" calcext:value-type="float">
            <text:p>96</text:p>
          </table:table-cell>
          <table:table-cell table:style-name="ce41" table:formula="of:=DECIMAL([.L189];16)" office:value-type="float" office:value="4" calcext:value-type="float">
            <text:p>4</text:p>
          </table:table-cell>
          <table:table-cell table:style-name="ce35" table:formula="of:=DECIMAL([.M189];16)" office:value-type="float" office:value="68" calcext:value-type="float">
            <text:p>68</text:p>
          </table:table-cell>
          <table:table-cell table:style-name="ce35" table:formula="of:=DECIMAL([.N189];16)" office:value-type="float" office:value="235" calcext:value-type="float">
            <text:p>235</text:p>
          </table:table-cell>
          <table:table-cell table:style-name="ce35" table:formula="of:=DECIMAL([.O189];16)" office:value-type="float" office:value="71" calcext:value-type="float">
            <text:p>71</text:p>
          </table:table-cell>
          <table:table-cell table:style-name="ce35" table:formula="of:=DECIMAL([.P189];16)" office:value-type="float" office:value="3" calcext:value-type="float">
            <text:p>3</text:p>
          </table:table-cell>
          <table:table-cell table:style-name="ce41" table:formula="of:=DECIMAL([.Q189];16)" office:value-type="float" office:value="144" calcext:value-type="float">
            <text:p>144</text:p>
          </table:table-cell>
          <table:table-cell table:style-name="ce41" table:formula="of:=DECIMAL([.R189];16)" office:value-type="float" office:value="197" calcext:value-type="float">
            <text:p>197</text:p>
          </table:table-cell>
          <table:table-cell table:style-name="ce41" table:formula="of:=DECIMAL([.S189];16)" office:value-type="float" office:value="96" calcext:value-type="float">
            <text:p>96</text:p>
          </table:table-cell>
          <table:table-cell table:style-name="ce46" table:formula="of:=DECIMAL([.T189];16)" office:value-type="float" office:value="4" calcext:value-type="float">
            <text:p>4</text:p>
          </table:table-cell>
          <table:table-cell/>
          <table:table-cell table:style-name="ce51" table:formula="of:=([.Z189]+[.AA189]*256+[.AB189]*256*256+[.AC189]*256*256*256)/1000000" office:value-type="float" office:value="55.044772" calcext:value-type="float">
            <text:p>55,044772</text:p>
          </table:table-cell>
          <table:table-cell table:formula="of:=([.AD189]+[.AE189]*256+[.AF189]*256*256+[.AG189]*256*256*256)/1000000" office:value-type="float" office:value="73.451168" calcext:value-type="float">
            <text:p>73,451168</text:p>
          </table:table-cell>
          <table:table-cell table:style-name="ce54" table:formula="of:=([.AH189]+[.AI189]*256+[.AJ189]*256*256+[.AK189]*256*256*256)/1000000" office:value-type="float" office:value="55.044932" calcext:value-type="float">
            <text:p>55,044932</text:p>
          </table:table-cell>
          <table:table-cell table:style-name="ce57" table:formula="of:=([.AL189]+[.AM189]*256+[.AN189]*256*256+[.AO189]*256*256*256)/1000000" office:value-type="float" office:value="73.450896" calcext:value-type="float">
            <text:p>73,4508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0];16)" office:value-type="float" office:value="83" calcext:value-type="float">
            <text:p>83</text:p>
          </table:table-cell>
          <table:table-cell table:style-name="ce24" table:formula="of:=DECIMAL([.B190];16)" office:value-type="float" office:value="0" calcext:value-type="float">
            <text:p>0</text:p>
          </table:table-cell>
          <table:table-cell table:style-name="ce24" table:formula="of:=DECIMAL([.C190];16)" office:value-type="float" office:value="215" calcext:value-type="float">
            <text:p>215</text:p>
          </table:table-cell>
          <table:table-cell table:style-name="ce24" table:formula="of:=DECIMAL([.D190];16)" office:value-type="float" office:value="188" calcext:value-type="float">
            <text:p>188</text:p>
          </table:table-cell>
          <table:table-cell table:style-name="ce35" table:formula="of:=DECIMAL([.E190];16)" office:value-type="float" office:value="244" calcext:value-type="float">
            <text:p>244</text:p>
          </table:table-cell>
          <table:table-cell table:style-name="ce35" table:formula="of:=DECIMAL([.F190];16)" office:value-type="float" office:value="235" calcext:value-type="float">
            <text:p>235</text:p>
          </table:table-cell>
          <table:table-cell table:style-name="ce35" table:formula="of:=DECIMAL([.G190];16)" office:value-type="float" office:value="71" calcext:value-type="float">
            <text:p>71</text:p>
          </table:table-cell>
          <table:table-cell table:style-name="ce35" table:formula="of:=DECIMAL([.H190];16)" office:value-type="float" office:value="3" calcext:value-type="float">
            <text:p>3</text:p>
          </table:table-cell>
          <table:table-cell table:style-name="ce41" table:formula="of:=DECIMAL([.I190];16)" office:value-type="float" office:value="144" calcext:value-type="float">
            <text:p>144</text:p>
          </table:table-cell>
          <table:table-cell table:style-name="ce41" table:formula="of:=DECIMAL([.J190];16)" office:value-type="float" office:value="196" calcext:value-type="float">
            <text:p>196</text:p>
          </table:table-cell>
          <table:table-cell table:style-name="ce41" table:formula="of:=DECIMAL([.K190];16)" office:value-type="float" office:value="96" calcext:value-type="float">
            <text:p>96</text:p>
          </table:table-cell>
          <table:table-cell table:style-name="ce41" table:formula="of:=DECIMAL([.L190];16)" office:value-type="float" office:value="4" calcext:value-type="float">
            <text:p>4</text:p>
          </table:table-cell>
          <table:table-cell table:style-name="ce35" table:formula="of:=DECIMAL([.M190];16)" office:value-type="float" office:value="148" calcext:value-type="float">
            <text:p>148</text:p>
          </table:table-cell>
          <table:table-cell table:style-name="ce35" table:formula="of:=DECIMAL([.N190];16)" office:value-type="float" office:value="236" calcext:value-type="float">
            <text:p>236</text:p>
          </table:table-cell>
          <table:table-cell table:style-name="ce35" table:formula="of:=DECIMAL([.O190];16)" office:value-type="float" office:value="71" calcext:value-type="float">
            <text:p>71</text:p>
          </table:table-cell>
          <table:table-cell table:style-name="ce35" table:formula="of:=DECIMAL([.P190];16)" office:value-type="float" office:value="3" calcext:value-type="float">
            <text:p>3</text:p>
          </table:table-cell>
          <table:table-cell table:style-name="ce41" table:formula="of:=DECIMAL([.Q190];16)" office:value-type="float" office:value="144" calcext:value-type="float">
            <text:p>144</text:p>
          </table:table-cell>
          <table:table-cell table:style-name="ce41" table:formula="of:=DECIMAL([.R190];16)" office:value-type="float" office:value="195" calcext:value-type="float">
            <text:p>195</text:p>
          </table:table-cell>
          <table:table-cell table:style-name="ce41" table:formula="of:=DECIMAL([.S190];16)" office:value-type="float" office:value="96" calcext:value-type="float">
            <text:p>96</text:p>
          </table:table-cell>
          <table:table-cell table:style-name="ce46" table:formula="of:=DECIMAL([.T190];16)" office:value-type="float" office:value="4" calcext:value-type="float">
            <text:p>4</text:p>
          </table:table-cell>
          <table:table-cell/>
          <table:table-cell table:style-name="ce51" table:formula="of:=([.Z190]+[.AA190]*256+[.AB190]*256*256+[.AC190]*256*256*256)/1000000" office:value-type="float" office:value="55.045108" calcext:value-type="float">
            <text:p>55,045108</text:p>
          </table:table-cell>
          <table:table-cell table:formula="of:=([.AD190]+[.AE190]*256+[.AF190]*256*256+[.AG190]*256*256*256)/1000000" office:value-type="float" office:value="73.45064" calcext:value-type="float">
            <text:p>73,45064</text:p>
          </table:table-cell>
          <table:table-cell table:style-name="ce54" table:formula="of:=([.AH190]+[.AI190]*256+[.AJ190]*256*256+[.AK190]*256*256*256)/1000000" office:value-type="float" office:value="55.045268" calcext:value-type="float">
            <text:p>55,045268</text:p>
          </table:table-cell>
          <table:table-cell table:style-name="ce57" table:formula="of:=([.AL190]+[.AM190]*256+[.AN190]*256*256+[.AO190]*256*256*256)/1000000" office:value-type="float" office:value="73.450384" calcext:value-type="float">
            <text:p>73,4503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D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1];16)" office:value-type="float" office:value="83" calcext:value-type="float">
            <text:p>83</text:p>
          </table:table-cell>
          <table:table-cell table:style-name="ce24" table:formula="of:=DECIMAL([.B191];16)" office:value-type="float" office:value="0" calcext:value-type="float">
            <text:p>0</text:p>
          </table:table-cell>
          <table:table-cell table:style-name="ce24" table:formula="of:=DECIMAL([.C191];16)" office:value-type="float" office:value="215" calcext:value-type="float">
            <text:p>215</text:p>
          </table:table-cell>
          <table:table-cell table:style-name="ce24" table:formula="of:=DECIMAL([.D191];16)" office:value-type="float" office:value="189" calcext:value-type="float">
            <text:p>189</text:p>
          </table:table-cell>
          <table:table-cell table:style-name="ce35" table:formula="of:=DECIMAL([.E191];16)" office:value-type="float" office:value="56" calcext:value-type="float">
            <text:p>56</text:p>
          </table:table-cell>
          <table:table-cell table:style-name="ce35" table:formula="of:=DECIMAL([.F191];16)" office:value-type="float" office:value="237" calcext:value-type="float">
            <text:p>237</text:p>
          </table:table-cell>
          <table:table-cell table:style-name="ce35" table:formula="of:=DECIMAL([.G191];16)" office:value-type="float" office:value="71" calcext:value-type="float">
            <text:p>71</text:p>
          </table:table-cell>
          <table:table-cell table:style-name="ce35" table:formula="of:=DECIMAL([.H191];16)" office:value-type="float" office:value="3" calcext:value-type="float">
            <text:p>3</text:p>
          </table:table-cell>
          <table:table-cell table:style-name="ce41" table:formula="of:=DECIMAL([.I191];16)" office:value-type="float" office:value="120" calcext:value-type="float">
            <text:p>120</text:p>
          </table:table-cell>
          <table:table-cell table:style-name="ce41" table:formula="of:=DECIMAL([.J191];16)" office:value-type="float" office:value="194" calcext:value-type="float">
            <text:p>194</text:p>
          </table:table-cell>
          <table:table-cell table:style-name="ce41" table:formula="of:=DECIMAL([.K191];16)" office:value-type="float" office:value="96" calcext:value-type="float">
            <text:p>96</text:p>
          </table:table-cell>
          <table:table-cell table:style-name="ce41" table:formula="of:=DECIMAL([.L191];16)" office:value-type="float" office:value="4" calcext:value-type="float">
            <text:p>4</text:p>
          </table:table-cell>
          <table:table-cell table:style-name="ce35" table:formula="of:=DECIMAL([.M191];16)" office:value-type="float" office:value="224" calcext:value-type="float">
            <text:p>224</text:p>
          </table:table-cell>
          <table:table-cell table:style-name="ce35" table:formula="of:=DECIMAL([.N191];16)" office:value-type="float" office:value="237" calcext:value-type="float">
            <text:p>237</text:p>
          </table:table-cell>
          <table:table-cell table:style-name="ce35" table:formula="of:=DECIMAL([.O191];16)" office:value-type="float" office:value="71" calcext:value-type="float">
            <text:p>71</text:p>
          </table:table-cell>
          <table:table-cell table:style-name="ce35" table:formula="of:=DECIMAL([.P191];16)" office:value-type="float" office:value="3" calcext:value-type="float">
            <text:p>3</text:p>
          </table:table-cell>
          <table:table-cell table:style-name="ce41" table:formula="of:=DECIMAL([.Q191];16)" office:value-type="float" office:value="96" calcext:value-type="float">
            <text:p>96</text:p>
          </table:table-cell>
          <table:table-cell table:style-name="ce41" table:formula="of:=DECIMAL([.R191];16)" office:value-type="float" office:value="193" calcext:value-type="float">
            <text:p>193</text:p>
          </table:table-cell>
          <table:table-cell table:style-name="ce41" table:formula="of:=DECIMAL([.S191];16)" office:value-type="float" office:value="96" calcext:value-type="float">
            <text:p>96</text:p>
          </table:table-cell>
          <table:table-cell table:style-name="ce46" table:formula="of:=DECIMAL([.T191];16)" office:value-type="float" office:value="4" calcext:value-type="float">
            <text:p>4</text:p>
          </table:table-cell>
          <table:table-cell/>
          <table:table-cell table:style-name="ce51" table:formula="of:=([.Z191]+[.AA191]*256+[.AB191]*256*256+[.AC191]*256*256*256)/1000000" office:value-type="float" office:value="55.045432" calcext:value-type="float">
            <text:p>55,045432</text:p>
          </table:table-cell>
          <table:table-cell table:formula="of:=([.AD191]+[.AE191]*256+[.AF191]*256*256+[.AG191]*256*256*256)/1000000" office:value-type="float" office:value="73.450104" calcext:value-type="float">
            <text:p>73,450104</text:p>
          </table:table-cell>
          <table:table-cell table:style-name="ce54" table:formula="of:=([.AH191]+[.AI191]*256+[.AJ191]*256*256+[.AK191]*256*256*256)/1000000" office:value-type="float" office:value="55.0456" calcext:value-type="float">
            <text:p>55,0456</text:p>
          </table:table-cell>
          <table:table-cell table:style-name="ce57" table:formula="of:=([.AL191]+[.AM191]*256+[.AN191]*256*256+[.AO191]*256*256*256)/1000000" office:value-type="float" office:value="73.449824" calcext:value-type="float">
            <text:p>73,449824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6C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C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9" table:formula="of:=DECIMAL([.A192];16)" office:value-type="float" office:value="83" calcext:value-type="float">
            <text:p>83</text:p>
          </table:table-cell>
          <table:table-cell table:style-name="ce27" table:formula="of:=DECIMAL([.B192];16)" office:value-type="float" office:value="0" calcext:value-type="float">
            <text:p>0</text:p>
          </table:table-cell>
          <table:table-cell table:style-name="ce27" table:formula="of:=DECIMAL([.C192];16)" office:value-type="float" office:value="215" calcext:value-type="float">
            <text:p>215</text:p>
          </table:table-cell>
          <table:table-cell table:style-name="ce27" table:formula="of:=DECIMAL([.D192];16)" office:value-type="float" office:value="190" calcext:value-type="float">
            <text:p>190</text:p>
          </table:table-cell>
          <table:table-cell table:style-name="ce36" table:formula="of:=DECIMAL([.E192];16)" office:value-type="float" office:value="108" calcext:value-type="float">
            <text:p>108</text:p>
          </table:table-cell>
          <table:table-cell table:style-name="ce36" table:formula="of:=DECIMAL([.F192];16)" office:value-type="float" office:value="238" calcext:value-type="float">
            <text:p>238</text:p>
          </table:table-cell>
          <table:table-cell table:style-name="ce36" table:formula="of:=DECIMAL([.G192];16)" office:value-type="float" office:value="71" calcext:value-type="float">
            <text:p>71</text:p>
          </table:table-cell>
          <table:table-cell table:style-name="ce36" table:formula="of:=DECIMAL([.H192];16)" office:value-type="float" office:value="3" calcext:value-type="float">
            <text:p>3</text:p>
          </table:table-cell>
          <table:table-cell table:style-name="ce42" table:formula="of:=DECIMAL([.I192];16)" office:value-type="float" office:value="16" calcext:value-type="float">
            <text:p>16</text:p>
          </table:table-cell>
          <table:table-cell table:style-name="ce42" table:formula="of:=DECIMAL([.J192];16)" office:value-type="float" office:value="192" calcext:value-type="float">
            <text:p>192</text:p>
          </table:table-cell>
          <table:table-cell table:style-name="ce42" table:formula="of:=DECIMAL([.K192];16)" office:value-type="float" office:value="96" calcext:value-type="float">
            <text:p>96</text:p>
          </table:table-cell>
          <table:table-cell table:style-name="ce42" table:formula="of:=DECIMAL([.L192];16)" office:value-type="float" office:value="4" calcext:value-type="float">
            <text:p>4</text:p>
          </table:table-cell>
          <table:table-cell table:style-name="ce36" table:formula="of:=DECIMAL([.M192];16)" office:value-type="float" office:value="24" calcext:value-type="float">
            <text:p>24</text:p>
          </table:table-cell>
          <table:table-cell table:style-name="ce36" table:formula="of:=DECIMAL([.N192];16)" office:value-type="float" office:value="238" calcext:value-type="float">
            <text:p>238</text:p>
          </table:table-cell>
          <table:table-cell table:style-name="ce36" table:formula="of:=DECIMAL([.O192];16)" office:value-type="float" office:value="71" calcext:value-type="float">
            <text:p>71</text:p>
          </table:table-cell>
          <table:table-cell table:style-name="ce36" table:formula="of:=DECIMAL([.P192];16)" office:value-type="float" office:value="3" calcext:value-type="float">
            <text:p>3</text:p>
          </table:table-cell>
          <table:table-cell table:style-name="ce42" table:formula="of:=DECIMAL([.Q192];16)" office:value-type="float" office:value="80" calcext:value-type="float">
            <text:p>80</text:p>
          </table:table-cell>
          <table:table-cell table:style-name="ce42" table:formula="of:=DECIMAL([.R192];16)" office:value-type="float" office:value="193" calcext:value-type="float">
            <text:p>193</text:p>
          </table:table-cell>
          <table:table-cell table:style-name="ce41" table:formula="of:=DECIMAL([.S192];16)" office:value-type="float" office:value="96" calcext:value-type="float">
            <text:p>96</text:p>
          </table:table-cell>
          <table:table-cell table:style-name="ce46" table:formula="of:=DECIMAL([.T192];16)" office:value-type="float" office:value="4" calcext:value-type="float">
            <text:p>4</text:p>
          </table:table-cell>
          <table:table-cell/>
          <table:table-cell table:style-name="ce51" table:formula="of:=([.Z192]+[.AA192]*256+[.AB192]*256*256+[.AC192]*256*256*256)/1000000" office:value-type="float" office:value="55.04574" calcext:value-type="float">
            <text:p>55,04574</text:p>
          </table:table-cell>
          <table:table-cell table:formula="of:=([.AD192]+[.AE192]*256+[.AF192]*256*256+[.AG192]*256*256*256)/1000000" office:value-type="float" office:value="73.449488" calcext:value-type="float">
            <text:p>73,449488</text:p>
          </table:table-cell>
          <table:table-cell table:style-name="ce54" table:formula="of:=([.AH192]+[.AI192]*256+[.AJ192]*256*256+[.AK192]*256*256*256)/1000000" office:value-type="float" office:value="55.045656" calcext:value-type="float">
            <text:p>55,045656</text:p>
          </table:table-cell>
          <table:table-cell table:style-name="ce57" table:formula="of:=([.AL192]+[.AM192]*256+[.AN192]*256*256+[.AO192]*256*256*256)/1000000" office:value-type="float" office:value="73.449808" calcext:value-type="float">
            <text:p>73,4498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BF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3];16)" office:value-type="float" office:value="83" calcext:value-type="float">
            <text:p>83</text:p>
          </table:table-cell>
          <table:table-cell table:style-name="ce24" table:formula="of:=DECIMAL([.B193];16)" office:value-type="float" office:value="0" calcext:value-type="float">
            <text:p>0</text:p>
          </table:table-cell>
          <table:table-cell table:style-name="ce24" table:formula="of:=DECIMAL([.C193];16)" office:value-type="float" office:value="215" calcext:value-type="float">
            <text:p>215</text:p>
          </table:table-cell>
          <table:table-cell table:style-name="ce24" table:formula="of:=DECIMAL([.D193];16)" office:value-type="float" office:value="191" calcext:value-type="float">
            <text:p>191</text:p>
          </table:table-cell>
          <table:table-cell table:style-name="ce35" table:formula="of:=DECIMAL([.E193];16)" office:value-type="float" office:value="168" calcext:value-type="float">
            <text:p>168</text:p>
          </table:table-cell>
          <table:table-cell table:style-name="ce35" table:formula="of:=DECIMAL([.F193];16)" office:value-type="float" office:value="237" calcext:value-type="float">
            <text:p>237</text:p>
          </table:table-cell>
          <table:table-cell table:style-name="ce35" table:formula="of:=DECIMAL([.G193];16)" office:value-type="float" office:value="71" calcext:value-type="float">
            <text:p>71</text:p>
          </table:table-cell>
          <table:table-cell table:style-name="ce35" table:formula="of:=DECIMAL([.H193];16)" office:value-type="float" office:value="3" calcext:value-type="float">
            <text:p>3</text:p>
          </table:table-cell>
          <table:table-cell table:style-name="ce41" table:formula="of:=DECIMAL([.I193];16)" office:value-type="float" office:value="64" calcext:value-type="float">
            <text:p>64</text:p>
          </table:table-cell>
          <table:table-cell table:style-name="ce41" table:formula="of:=DECIMAL([.J193];16)" office:value-type="float" office:value="194" calcext:value-type="float">
            <text:p>194</text:p>
          </table:table-cell>
          <table:table-cell table:style-name="ce41" table:formula="of:=DECIMAL([.K193];16)" office:value-type="float" office:value="96" calcext:value-type="float">
            <text:p>96</text:p>
          </table:table-cell>
          <table:table-cell table:style-name="ce41" table:formula="of:=DECIMAL([.L193];16)" office:value-type="float" office:value="4" calcext:value-type="float">
            <text:p>4</text:p>
          </table:table-cell>
          <table:table-cell table:style-name="ce35" table:formula="of:=DECIMAL([.M193];16)" office:value-type="float" office:value="56" calcext:value-type="float">
            <text:p>56</text:p>
          </table:table-cell>
          <table:table-cell table:style-name="ce35" table:formula="of:=DECIMAL([.N193];16)" office:value-type="float" office:value="237" calcext:value-type="float">
            <text:p>237</text:p>
          </table:table-cell>
          <table:table-cell table:style-name="ce35" table:formula="of:=DECIMAL([.O193];16)" office:value-type="float" office:value="71" calcext:value-type="float">
            <text:p>71</text:p>
          </table:table-cell>
          <table:table-cell table:style-name="ce35" table:formula="of:=DECIMAL([.P193];16)" office:value-type="float" office:value="3" calcext:value-type="float">
            <text:p>3</text:p>
          </table:table-cell>
          <table:table-cell table:style-name="ce41" table:formula="of:=DECIMAL([.Q193];16)" office:value-type="float" office:value="56" calcext:value-type="float">
            <text:p>56</text:p>
          </table:table-cell>
          <table:table-cell table:style-name="ce41" table:formula="of:=DECIMAL([.R193];16)" office:value-type="float" office:value="195" calcext:value-type="float">
            <text:p>195</text:p>
          </table:table-cell>
          <table:table-cell table:style-name="ce41" table:formula="of:=DECIMAL([.S193];16)" office:value-type="float" office:value="96" calcext:value-type="float">
            <text:p>96</text:p>
          </table:table-cell>
          <table:table-cell table:style-name="ce46" table:formula="of:=DECIMAL([.T193];16)" office:value-type="float" office:value="4" calcext:value-type="float">
            <text:p>4</text:p>
          </table:table-cell>
          <table:table-cell/>
          <table:table-cell table:style-name="ce51" table:formula="of:=([.Z193]+[.AA193]*256+[.AB193]*256*256+[.AC193]*256*256*256)/1000000" office:value-type="float" office:value="55.045544" calcext:value-type="float">
            <text:p>55,045544</text:p>
          </table:table-cell>
          <table:table-cell table:formula="of:=([.AD193]+[.AE193]*256+[.AF193]*256*256+[.AG193]*256*256*256)/1000000" office:value-type="float" office:value="73.450048" calcext:value-type="float">
            <text:p>73,450048</text:p>
          </table:table-cell>
          <table:table-cell table:style-name="ce54" table:formula="of:=([.AH193]+[.AI193]*256+[.AJ193]*256*256+[.AK193]*256*256*256)/1000000" office:value-type="float" office:value="55.045432" calcext:value-type="float">
            <text:p>55,045432</text:p>
          </table:table-cell>
          <table:table-cell table:style-name="ce57" table:formula="of:=([.AL193]+[.AM193]*256+[.AN193]*256*256+[.AO193]*256*256*256)/1000000" office:value-type="float" office:value="73.450296" calcext:value-type="float">
            <text:p>73,4502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number-columns-repeated="2" table:style-name="ce9" office:value-type="string" calcext:value-type="string">
            <text:p>C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C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5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4];16)" office:value-type="float" office:value="83" calcext:value-type="float">
            <text:p>83</text:p>
          </table:table-cell>
          <table:table-cell table:style-name="ce24" table:formula="of:=DECIMAL([.B194];16)" office:value-type="float" office:value="0" calcext:value-type="float">
            <text:p>0</text:p>
          </table:table-cell>
          <table:table-cell table:style-name="ce24" table:formula="of:=DECIMAL([.C194];16)" office:value-type="float" office:value="215" calcext:value-type="float">
            <text:p>215</text:p>
          </table:table-cell>
          <table:table-cell table:style-name="ce24" table:formula="of:=DECIMAL([.D194];16)" office:value-type="float" office:value="192" calcext:value-type="float">
            <text:p>192</text:p>
          </table:table-cell>
          <table:table-cell table:style-name="ce35" table:formula="of:=DECIMAL([.E194];16)" office:value-type="float" office:value="192" calcext:value-type="float">
            <text:p>192</text:p>
          </table:table-cell>
          <table:table-cell table:style-name="ce35" table:formula="of:=DECIMAL([.F194];16)" office:value-type="float" office:value="236" calcext:value-type="float">
            <text:p>236</text:p>
          </table:table-cell>
          <table:table-cell table:style-name="ce35" table:formula="of:=DECIMAL([.G194];16)" office:value-type="float" office:value="71" calcext:value-type="float">
            <text:p>71</text:p>
          </table:table-cell>
          <table:table-cell table:style-name="ce35" table:formula="of:=DECIMAL([.H194];16)" office:value-type="float" office:value="3" calcext:value-type="float">
            <text:p>3</text:p>
          </table:table-cell>
          <table:table-cell table:style-name="ce41" table:formula="of:=DECIMAL([.I194];16)" office:value-type="float" office:value="32" calcext:value-type="float">
            <text:p>32</text:p>
          </table:table-cell>
          <table:table-cell table:style-name="ce41" table:formula="of:=DECIMAL([.J194];16)" office:value-type="float" office:value="196" calcext:value-type="float">
            <text:p>196</text:p>
          </table:table-cell>
          <table:table-cell table:style-name="ce41" table:formula="of:=DECIMAL([.K194];16)" office:value-type="float" office:value="96" calcext:value-type="float">
            <text:p>96</text:p>
          </table:table-cell>
          <table:table-cell table:style-name="ce41" table:formula="of:=DECIMAL([.L194];16)" office:value-type="float" office:value="4" calcext:value-type="float">
            <text:p>4</text:p>
          </table:table-cell>
          <table:table-cell table:style-name="ce35" table:formula="of:=DECIMAL([.M194];16)" office:value-type="float" office:value="96" calcext:value-type="float">
            <text:p>96</text:p>
          </table:table-cell>
          <table:table-cell table:style-name="ce35" table:formula="of:=DECIMAL([.N194];16)" office:value-type="float" office:value="236" calcext:value-type="float">
            <text:p>236</text:p>
          </table:table-cell>
          <table:table-cell table:style-name="ce35" table:formula="of:=DECIMAL([.O194];16)" office:value-type="float" office:value="71" calcext:value-type="float">
            <text:p>71</text:p>
          </table:table-cell>
          <table:table-cell table:style-name="ce35" table:formula="of:=DECIMAL([.P194];16)" office:value-type="float" office:value="3" calcext:value-type="float">
            <text:p>3</text:p>
          </table:table-cell>
          <table:table-cell table:style-name="ce41" table:formula="of:=DECIMAL([.Q194];16)" office:value-type="float" office:value="64" calcext:value-type="float">
            <text:p>64</text:p>
          </table:table-cell>
          <table:table-cell table:style-name="ce41" table:formula="of:=DECIMAL([.R194];16)" office:value-type="float" office:value="197" calcext:value-type="float">
            <text:p>197</text:p>
          </table:table-cell>
          <table:table-cell table:style-name="ce41" table:formula="of:=DECIMAL([.S194];16)" office:value-type="float" office:value="96" calcext:value-type="float">
            <text:p>96</text:p>
          </table:table-cell>
          <table:table-cell table:style-name="ce46" table:formula="of:=DECIMAL([.T194];16)" office:value-type="float" office:value="4" calcext:value-type="float">
            <text:p>4</text:p>
          </table:table-cell>
          <table:table-cell/>
          <table:table-cell table:style-name="ce51" table:formula="of:=([.Z194]+[.AA194]*256+[.AB194]*256*256+[.AC194]*256*256*256)/1000000" office:value-type="float" office:value="55.045312" calcext:value-type="float">
            <text:p>55,045312</text:p>
          </table:table-cell>
          <table:table-cell table:formula="of:=([.AD194]+[.AE194]*256+[.AF194]*256*256+[.AG194]*256*256*256)/1000000" office:value-type="float" office:value="73.450528" calcext:value-type="float">
            <text:p>73,450528</text:p>
          </table:table-cell>
          <table:table-cell table:style-name="ce54" table:formula="of:=([.AH194]+[.AI194]*256+[.AJ194]*256*256+[.AK194]*256*256*256)/1000000" office:value-type="float" office:value="55.045216" calcext:value-type="float">
            <text:p>55,045216</text:p>
          </table:table-cell>
          <table:table-cell table:style-name="ce57" table:formula="of:=([.AL194]+[.AM194]*256+[.AN194]*256*256+[.AO194]*256*256*256)/1000000" office:value-type="float" office:value="73.450816" calcext:value-type="float">
            <text:p>73,45081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1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5];16)" office:value-type="float" office:value="83" calcext:value-type="float">
            <text:p>83</text:p>
          </table:table-cell>
          <table:table-cell table:style-name="ce24" table:formula="of:=DECIMAL([.B195];16)" office:value-type="float" office:value="0" calcext:value-type="float">
            <text:p>0</text:p>
          </table:table-cell>
          <table:table-cell table:style-name="ce24" table:formula="of:=DECIMAL([.C195];16)" office:value-type="float" office:value="215" calcext:value-type="float">
            <text:p>215</text:p>
          </table:table-cell>
          <table:table-cell table:style-name="ce24" table:formula="of:=DECIMAL([.D195];16)" office:value-type="float" office:value="193" calcext:value-type="float">
            <text:p>193</text:p>
          </table:table-cell>
          <table:table-cell table:style-name="ce35" table:formula="of:=DECIMAL([.E195];16)" office:value-type="float" office:value="216" calcext:value-type="float">
            <text:p>216</text:p>
          </table:table-cell>
          <table:table-cell table:style-name="ce35" table:formula="of:=DECIMAL([.F195];16)" office:value-type="float" office:value="235" calcext:value-type="float">
            <text:p>235</text:p>
          </table:table-cell>
          <table:table-cell table:style-name="ce35" table:formula="of:=DECIMAL([.G195];16)" office:value-type="float" office:value="71" calcext:value-type="float">
            <text:p>71</text:p>
          </table:table-cell>
          <table:table-cell table:style-name="ce35" table:formula="of:=DECIMAL([.H195];16)" office:value-type="float" office:value="3" calcext:value-type="float">
            <text:p>3</text:p>
          </table:table-cell>
          <table:table-cell table:style-name="ce41" table:formula="of:=DECIMAL([.I195];16)" office:value-type="float" office:value="64" calcext:value-type="float">
            <text:p>64</text:p>
          </table:table-cell>
          <table:table-cell table:style-name="ce41" table:formula="of:=DECIMAL([.J195];16)" office:value-type="float" office:value="198" calcext:value-type="float">
            <text:p>198</text:p>
          </table:table-cell>
          <table:table-cell table:style-name="ce41" table:formula="of:=DECIMAL([.K195];16)" office:value-type="float" office:value="96" calcext:value-type="float">
            <text:p>96</text:p>
          </table:table-cell>
          <table:table-cell table:style-name="ce41" table:formula="of:=DECIMAL([.L195];16)" office:value-type="float" office:value="4" calcext:value-type="float">
            <text:p>4</text:p>
          </table:table-cell>
          <table:table-cell table:style-name="ce35" table:formula="of:=DECIMAL([.M195];16)" office:value-type="float" office:value="56" calcext:value-type="float">
            <text:p>56</text:p>
          </table:table-cell>
          <table:table-cell table:style-name="ce35" table:formula="of:=DECIMAL([.N195];16)" office:value-type="float" office:value="235" calcext:value-type="float">
            <text:p>235</text:p>
          </table:table-cell>
          <table:table-cell table:style-name="ce35" table:formula="of:=DECIMAL([.O195];16)" office:value-type="float" office:value="71" calcext:value-type="float">
            <text:p>71</text:p>
          </table:table-cell>
          <table:table-cell table:style-name="ce35" table:formula="of:=DECIMAL([.P195];16)" office:value-type="float" office:value="3" calcext:value-type="float">
            <text:p>3</text:p>
          </table:table-cell>
          <table:table-cell table:style-name="ce41" table:formula="of:=DECIMAL([.Q195];16)" office:value-type="float" office:value="88" calcext:value-type="float">
            <text:p>88</text:p>
          </table:table-cell>
          <table:table-cell table:style-name="ce41" table:formula="of:=DECIMAL([.R195];16)" office:value-type="float" office:value="199" calcext:value-type="float">
            <text:p>199</text:p>
          </table:table-cell>
          <table:table-cell table:style-name="ce41" table:formula="of:=DECIMAL([.S195];16)" office:value-type="float" office:value="96" calcext:value-type="float">
            <text:p>96</text:p>
          </table:table-cell>
          <table:table-cell table:style-name="ce46" table:formula="of:=DECIMAL([.T195];16)" office:value-type="float" office:value="4" calcext:value-type="float">
            <text:p>4</text:p>
          </table:table-cell>
          <table:table-cell/>
          <table:table-cell table:style-name="ce51" table:formula="of:=([.Z195]+[.AA195]*256+[.AB195]*256*256+[.AC195]*256*256*256)/1000000" office:value-type="float" office:value="55.04508" calcext:value-type="float">
            <text:p>55,04508</text:p>
          </table:table-cell>
          <table:table-cell table:formula="of:=([.AD195]+[.AE195]*256+[.AF195]*256*256+[.AG195]*256*256*256)/1000000" office:value-type="float" office:value="73.451072" calcext:value-type="float">
            <text:p>73,451072</text:p>
          </table:table-cell>
          <table:table-cell table:style-name="ce54" table:formula="of:=([.AH195]+[.AI195]*256+[.AJ195]*256*256+[.AK195]*256*256*256)/1000000" office:value-type="float" office:value="55.04492" calcext:value-type="float">
            <text:p>55,04492</text:p>
          </table:table-cell>
          <table:table-cell table:style-name="ce57" table:formula="of:=([.AL195]+[.AM195]*256+[.AN195]*256*256+[.AO195]*256*256*256)/1000000" office:value-type="float" office:value="73.451352" calcext:value-type="float">
            <text:p>73,45135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2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C9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6];16)" office:value-type="float" office:value="83" calcext:value-type="float">
            <text:p>83</text:p>
          </table:table-cell>
          <table:table-cell table:style-name="ce24" table:formula="of:=DECIMAL([.B196];16)" office:value-type="float" office:value="0" calcext:value-type="float">
            <text:p>0</text:p>
          </table:table-cell>
          <table:table-cell table:style-name="ce24" table:formula="of:=DECIMAL([.C196];16)" office:value-type="float" office:value="215" calcext:value-type="float">
            <text:p>215</text:p>
          </table:table-cell>
          <table:table-cell table:style-name="ce24" table:formula="of:=DECIMAL([.D196];16)" office:value-type="float" office:value="194" calcext:value-type="float">
            <text:p>194</text:p>
          </table:table-cell>
          <table:table-cell table:style-name="ce35" table:formula="of:=DECIMAL([.E196];16)" office:value-type="float" office:value="168" calcext:value-type="float">
            <text:p>168</text:p>
          </table:table-cell>
          <table:table-cell table:style-name="ce35" table:formula="of:=DECIMAL([.F196];16)" office:value-type="float" office:value="234" calcext:value-type="float">
            <text:p>234</text:p>
          </table:table-cell>
          <table:table-cell table:style-name="ce35" table:formula="of:=DECIMAL([.G196];16)" office:value-type="float" office:value="71" calcext:value-type="float">
            <text:p>71</text:p>
          </table:table-cell>
          <table:table-cell table:style-name="ce35" table:formula="of:=DECIMAL([.H196];16)" office:value-type="float" office:value="3" calcext:value-type="float">
            <text:p>3</text:p>
          </table:table-cell>
          <table:table-cell table:style-name="ce41" table:formula="of:=DECIMAL([.I196];16)" office:value-type="float" office:value="88" calcext:value-type="float">
            <text:p>88</text:p>
          </table:table-cell>
          <table:table-cell table:style-name="ce41" table:formula="of:=DECIMAL([.J196];16)" office:value-type="float" office:value="200" calcext:value-type="float">
            <text:p>200</text:p>
          </table:table-cell>
          <table:table-cell table:style-name="ce41" table:formula="of:=DECIMAL([.K196];16)" office:value-type="float" office:value="96" calcext:value-type="float">
            <text:p>96</text:p>
          </table:table-cell>
          <table:table-cell table:style-name="ce41" table:formula="of:=DECIMAL([.L196];16)" office:value-type="float" office:value="4" calcext:value-type="float">
            <text:p>4</text:p>
          </table:table-cell>
          <table:table-cell table:style-name="ce35" table:formula="of:=DECIMAL([.M196];16)" office:value-type="float" office:value="20" calcext:value-type="float">
            <text:p>20</text:p>
          </table:table-cell>
          <table:table-cell table:style-name="ce35" table:formula="of:=DECIMAL([.N196];16)" office:value-type="float" office:value="234" calcext:value-type="float">
            <text:p>234</text:p>
          </table:table-cell>
          <table:table-cell table:style-name="ce35" table:formula="of:=DECIMAL([.O196];16)" office:value-type="float" office:value="71" calcext:value-type="float">
            <text:p>71</text:p>
          </table:table-cell>
          <table:table-cell table:style-name="ce35" table:formula="of:=DECIMAL([.P196];16)" office:value-type="float" office:value="3" calcext:value-type="float">
            <text:p>3</text:p>
          </table:table-cell>
          <table:table-cell table:style-name="ce41" table:formula="of:=DECIMAL([.Q196];16)" office:value-type="float" office:value="128" calcext:value-type="float">
            <text:p>128</text:p>
          </table:table-cell>
          <table:table-cell table:style-name="ce41" table:formula="of:=DECIMAL([.R196];16)" office:value-type="float" office:value="201" calcext:value-type="float">
            <text:p>201</text:p>
          </table:table-cell>
          <table:table-cell table:style-name="ce41" table:formula="of:=DECIMAL([.S196];16)" office:value-type="float" office:value="96" calcext:value-type="float">
            <text:p>96</text:p>
          </table:table-cell>
          <table:table-cell table:style-name="ce46" table:formula="of:=DECIMAL([.T196];16)" office:value-type="float" office:value="4" calcext:value-type="float">
            <text:p>4</text:p>
          </table:table-cell>
          <table:table-cell/>
          <table:table-cell table:style-name="ce51" table:formula="of:=([.Z196]+[.AA196]*256+[.AB196]*256*256+[.AC196]*256*256*256)/1000000" office:value-type="float" office:value="55.044776" calcext:value-type="float">
            <text:p>55,044776</text:p>
          </table:table-cell>
          <table:table-cell table:formula="of:=([.AD196]+[.AE196]*256+[.AF196]*256*256+[.AG196]*256*256*256)/1000000" office:value-type="float" office:value="73.451608" calcext:value-type="float">
            <text:p>73,451608</text:p>
          </table:table-cell>
          <table:table-cell table:style-name="ce54" table:formula="of:=([.AH196]+[.AI196]*256+[.AJ196]*256*256+[.AK196]*256*256*256)/1000000" office:value-type="float" office:value="55.044628" calcext:value-type="float">
            <text:p>55,044628</text:p>
          </table:table-cell>
          <table:table-cell table:style-name="ce57" table:formula="of:=([.AL196]+[.AM196]*256+[.AN196]*256*256+[.AO196]*256*256*256)/1000000" office:value-type="float" office:value="73.451904" calcext:value-type="float">
            <text:p>73,45190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3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7];16)" office:value-type="float" office:value="83" calcext:value-type="float">
            <text:p>83</text:p>
          </table:table-cell>
          <table:table-cell table:style-name="ce24" table:formula="of:=DECIMAL([.B197];16)" office:value-type="float" office:value="0" calcext:value-type="float">
            <text:p>0</text:p>
          </table:table-cell>
          <table:table-cell table:style-name="ce24" table:formula="of:=DECIMAL([.C197];16)" office:value-type="float" office:value="215" calcext:value-type="float">
            <text:p>215</text:p>
          </table:table-cell>
          <table:table-cell table:style-name="ce24" table:formula="of:=DECIMAL([.D197];16)" office:value-type="float" office:value="195" calcext:value-type="float">
            <text:p>195</text:p>
          </table:table-cell>
          <table:table-cell table:style-name="ce35" table:formula="of:=DECIMAL([.E197];16)" office:value-type="float" office:value="128" calcext:value-type="float">
            <text:p>128</text:p>
          </table:table-cell>
          <table:table-cell table:style-name="ce35" table:formula="of:=DECIMAL([.F197];16)" office:value-type="float" office:value="233" calcext:value-type="float">
            <text:p>233</text:p>
          </table:table-cell>
          <table:table-cell table:style-name="ce35" table:formula="of:=DECIMAL([.G197];16)" office:value-type="float" office:value="71" calcext:value-type="float">
            <text:p>71</text:p>
          </table:table-cell>
          <table:table-cell table:style-name="ce35" table:formula="of:=DECIMAL([.H197];16)" office:value-type="float" office:value="3" calcext:value-type="float">
            <text:p>3</text:p>
          </table:table-cell>
          <table:table-cell table:style-name="ce41" table:formula="of:=DECIMAL([.I197];16)" office:value-type="float" office:value="160" calcext:value-type="float">
            <text:p>160</text:p>
          </table:table-cell>
          <table:table-cell table:style-name="ce41" table:formula="of:=DECIMAL([.J197];16)" office:value-type="float" office:value="202" calcext:value-type="float">
            <text:p>202</text:p>
          </table:table-cell>
          <table:table-cell table:style-name="ce41" table:formula="of:=DECIMAL([.K197];16)" office:value-type="float" office:value="96" calcext:value-type="float">
            <text:p>96</text:p>
          </table:table-cell>
          <table:table-cell table:style-name="ce41" table:formula="of:=DECIMAL([.L197];16)" office:value-type="float" office:value="4" calcext:value-type="float">
            <text:p>4</text:p>
          </table:table-cell>
          <table:table-cell table:style-name="ce35" table:formula="of:=DECIMAL([.M197];16)" office:value-type="float" office:value="204" calcext:value-type="float">
            <text:p>204</text:p>
          </table:table-cell>
          <table:table-cell table:style-name="ce35" table:formula="of:=DECIMAL([.N197];16)" office:value-type="float" office:value="232" calcext:value-type="float">
            <text:p>232</text:p>
          </table:table-cell>
          <table:table-cell table:style-name="ce35" table:formula="of:=DECIMAL([.O197];16)" office:value-type="float" office:value="71" calcext:value-type="float">
            <text:p>71</text:p>
          </table:table-cell>
          <table:table-cell table:style-name="ce35" table:formula="of:=DECIMAL([.P197];16)" office:value-type="float" office:value="3" calcext:value-type="float">
            <text:p>3</text:p>
          </table:table-cell>
          <table:table-cell table:style-name="ce41" table:formula="of:=DECIMAL([.Q197];16)" office:value-type="float" office:value="192" calcext:value-type="float">
            <text:p>192</text:p>
          </table:table-cell>
          <table:table-cell table:style-name="ce41" table:formula="of:=DECIMAL([.R197];16)" office:value-type="float" office:value="203" calcext:value-type="float">
            <text:p>203</text:p>
          </table:table-cell>
          <table:table-cell table:style-name="ce41" table:formula="of:=DECIMAL([.S197];16)" office:value-type="float" office:value="96" calcext:value-type="float">
            <text:p>96</text:p>
          </table:table-cell>
          <table:table-cell table:style-name="ce46" table:formula="of:=DECIMAL([.T197];16)" office:value-type="float" office:value="4" calcext:value-type="float">
            <text:p>4</text:p>
          </table:table-cell>
          <table:table-cell/>
          <table:table-cell table:style-name="ce51" table:formula="of:=([.Z197]+[.AA197]*256+[.AB197]*256*256+[.AC197]*256*256*256)/1000000" office:value-type="float" office:value="55.04448" calcext:value-type="float">
            <text:p>55,04448</text:p>
          </table:table-cell>
          <table:table-cell table:formula="of:=([.AD197]+[.AE197]*256+[.AF197]*256*256+[.AG197]*256*256*256)/1000000" office:value-type="float" office:value="73.452192" calcext:value-type="float">
            <text:p>73,452192</text:p>
          </table:table-cell>
          <table:table-cell table:style-name="ce54" table:formula="of:=([.AH197]+[.AI197]*256+[.AJ197]*256*256+[.AK197]*256*256*256)/1000000" office:value-type="float" office:value="55.0443" calcext:value-type="float">
            <text:p>55,0443</text:p>
          </table:table-cell>
          <table:table-cell table:style-name="ce57" table:formula="of:=([.AL197]+[.AM197]*256+[.AN197]*256*256+[.AO197]*256*256*256)/1000000" office:value-type="float" office:value="73.45248" calcext:value-type="float">
            <text:p>73,4524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4</text:p>
          </table:table-cell>
          <table:table-cell table:style-name="ce9" office:value-type="string" calcext:value-type="string">
            <text:p>2C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C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8];16)" office:value-type="float" office:value="83" calcext:value-type="float">
            <text:p>83</text:p>
          </table:table-cell>
          <table:table-cell table:style-name="ce24" table:formula="of:=DECIMAL([.B198];16)" office:value-type="float" office:value="0" calcext:value-type="float">
            <text:p>0</text:p>
          </table:table-cell>
          <table:table-cell table:style-name="ce24" table:formula="of:=DECIMAL([.C198];16)" office:value-type="float" office:value="215" calcext:value-type="float">
            <text:p>215</text:p>
          </table:table-cell>
          <table:table-cell table:style-name="ce24" table:formula="of:=DECIMAL([.D198];16)" office:value-type="float" office:value="196" calcext:value-type="float">
            <text:p>196</text:p>
          </table:table-cell>
          <table:table-cell table:style-name="ce35" table:formula="of:=DECIMAL([.E198];16)" office:value-type="float" office:value="44" calcext:value-type="float">
            <text:p>44</text:p>
          </table:table-cell>
          <table:table-cell table:style-name="ce35" table:formula="of:=DECIMAL([.F198];16)" office:value-type="float" office:value="232" calcext:value-type="float">
            <text:p>232</text:p>
          </table:table-cell>
          <table:table-cell table:style-name="ce35" table:formula="of:=DECIMAL([.G198];16)" office:value-type="float" office:value="71" calcext:value-type="float">
            <text:p>71</text:p>
          </table:table-cell>
          <table:table-cell table:style-name="ce35" table:formula="of:=DECIMAL([.H198];16)" office:value-type="float" office:value="3" calcext:value-type="float">
            <text:p>3</text:p>
          </table:table-cell>
          <table:table-cell table:style-name="ce41" table:formula="of:=DECIMAL([.I198];16)" office:value-type="float" office:value="224" calcext:value-type="float">
            <text:p>224</text:p>
          </table:table-cell>
          <table:table-cell table:style-name="ce41" table:formula="of:=DECIMAL([.J198];16)" office:value-type="float" office:value="204" calcext:value-type="float">
            <text:p>204</text:p>
          </table:table-cell>
          <table:table-cell table:style-name="ce41" table:formula="of:=DECIMAL([.K198];16)" office:value-type="float" office:value="96" calcext:value-type="float">
            <text:p>96</text:p>
          </table:table-cell>
          <table:table-cell table:style-name="ce41" table:formula="of:=DECIMAL([.L198];16)" office:value-type="float" office:value="4" calcext:value-type="float">
            <text:p>4</text:p>
          </table:table-cell>
          <table:table-cell table:style-name="ce35" table:formula="of:=DECIMAL([.M198];16)" office:value-type="float" office:value="128" calcext:value-type="float">
            <text:p>128</text:p>
          </table:table-cell>
          <table:table-cell table:style-name="ce35" table:formula="of:=DECIMAL([.N198];16)" office:value-type="float" office:value="231" calcext:value-type="float">
            <text:p>231</text:p>
          </table:table-cell>
          <table:table-cell table:style-name="ce35" table:formula="of:=DECIMAL([.O198];16)" office:value-type="float" office:value="71" calcext:value-type="float">
            <text:p>71</text:p>
          </table:table-cell>
          <table:table-cell table:style-name="ce35" table:formula="of:=DECIMAL([.P198];16)" office:value-type="float" office:value="3" calcext:value-type="float">
            <text:p>3</text:p>
          </table:table-cell>
          <table:table-cell table:style-name="ce41" table:formula="of:=DECIMAL([.Q198];16)" office:value-type="float" office:value="16" calcext:value-type="float">
            <text:p>16</text:p>
          </table:table-cell>
          <table:table-cell table:style-name="ce41" table:formula="of:=DECIMAL([.R198];16)" office:value-type="float" office:value="206" calcext:value-type="float">
            <text:p>206</text:p>
          </table:table-cell>
          <table:table-cell table:style-name="ce41" table:formula="of:=DECIMAL([.S198];16)" office:value-type="float" office:value="96" calcext:value-type="float">
            <text:p>96</text:p>
          </table:table-cell>
          <table:table-cell table:style-name="ce46" table:formula="of:=DECIMAL([.T198];16)" office:value-type="float" office:value="4" calcext:value-type="float">
            <text:p>4</text:p>
          </table:table-cell>
          <table:table-cell/>
          <table:table-cell table:style-name="ce51" table:formula="of:=([.Z198]+[.AA198]*256+[.AB198]*256*256+[.AC198]*256*256*256)/1000000" office:value-type="float" office:value="55.04414" calcext:value-type="float">
            <text:p>55,04414</text:p>
          </table:table-cell>
          <table:table-cell table:formula="of:=([.AD198]+[.AE198]*256+[.AF198]*256*256+[.AG198]*256*256*256)/1000000" office:value-type="float" office:value="73.452768" calcext:value-type="float">
            <text:p>73,452768</text:p>
          </table:table-cell>
          <table:table-cell table:style-name="ce54" table:formula="of:=([.AH198]+[.AI198]*256+[.AJ198]*256*256+[.AK198]*256*256*256)/1000000" office:value-type="float" office:value="55.043968" calcext:value-type="float">
            <text:p>55,043968</text:p>
          </table:table-cell>
          <table:table-cell table:style-name="ce57" table:formula="of:=([.AL198]+[.AM198]*256+[.AN198]*256*256+[.AO198]*256*256*256)/1000000" office:value-type="float" office:value="73.453072" calcext:value-type="float">
            <text:p>73,4530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5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C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4" calcext:value-type="float">
            <text:p>34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0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199];16)" office:value-type="float" office:value="83" calcext:value-type="float">
            <text:p>83</text:p>
          </table:table-cell>
          <table:table-cell table:style-name="ce24" table:formula="of:=DECIMAL([.B199];16)" office:value-type="float" office:value="0" calcext:value-type="float">
            <text:p>0</text:p>
          </table:table-cell>
          <table:table-cell table:style-name="ce24" table:formula="of:=DECIMAL([.C199];16)" office:value-type="float" office:value="215" calcext:value-type="float">
            <text:p>215</text:p>
          </table:table-cell>
          <table:table-cell table:style-name="ce24" table:formula="of:=DECIMAL([.D199];16)" office:value-type="float" office:value="197" calcext:value-type="float">
            <text:p>197</text:p>
          </table:table-cell>
          <table:table-cell table:style-name="ce35" table:formula="of:=DECIMAL([.E199];16)" office:value-type="float" office:value="220" calcext:value-type="float">
            <text:p>220</text:p>
          </table:table-cell>
          <table:table-cell table:style-name="ce35" table:formula="of:=DECIMAL([.F199];16)" office:value-type="float" office:value="230" calcext:value-type="float">
            <text:p>230</text:p>
          </table:table-cell>
          <table:table-cell table:style-name="ce35" table:formula="of:=DECIMAL([.G199];16)" office:value-type="float" office:value="71" calcext:value-type="float">
            <text:p>71</text:p>
          </table:table-cell>
          <table:table-cell table:style-name="ce35" table:formula="of:=DECIMAL([.H199];16)" office:value-type="float" office:value="3" calcext:value-type="float">
            <text:p>3</text:p>
          </table:table-cell>
          <table:table-cell table:style-name="ce41" table:formula="of:=DECIMAL([.I199];16)" office:value-type="float" office:value="8" calcext:value-type="float">
            <text:p>8</text:p>
          </table:table-cell>
          <table:table-cell table:style-name="ce41" table:formula="of:=DECIMAL([.J199];16)" office:value-type="float" office:value="207" calcext:value-type="float">
            <text:p>207</text:p>
          </table:table-cell>
          <table:table-cell table:style-name="ce41" table:formula="of:=DECIMAL([.K199];16)" office:value-type="float" office:value="96" calcext:value-type="float">
            <text:p>96</text:p>
          </table:table-cell>
          <table:table-cell table:style-name="ce41" table:formula="of:=DECIMAL([.L199];16)" office:value-type="float" office:value="4" calcext:value-type="float">
            <text:p>4</text:p>
          </table:table-cell>
          <table:table-cell table:style-name="ce35" table:formula="of:=DECIMAL([.M199];16)" office:value-type="float" office:value="52" calcext:value-type="float">
            <text:p>52</text:p>
          </table:table-cell>
          <table:table-cell table:style-name="ce35" table:formula="of:=DECIMAL([.N199];16)" office:value-type="float" office:value="230" calcext:value-type="float">
            <text:p>230</text:p>
          </table:table-cell>
          <table:table-cell table:style-name="ce35" table:formula="of:=DECIMAL([.O199];16)" office:value-type="float" office:value="71" calcext:value-type="float">
            <text:p>71</text:p>
          </table:table-cell>
          <table:table-cell table:style-name="ce35" table:formula="of:=DECIMAL([.P199];16)" office:value-type="float" office:value="3" calcext:value-type="float">
            <text:p>3</text:p>
          </table:table-cell>
          <table:table-cell table:style-name="ce41" table:formula="of:=DECIMAL([.Q199];16)" office:value-type="float" office:value="0" calcext:value-type="float">
            <text:p>0</text:p>
          </table:table-cell>
          <table:table-cell table:style-name="ce41" table:formula="of:=DECIMAL([.R199];16)" office:value-type="float" office:value="208" calcext:value-type="float">
            <text:p>208</text:p>
          </table:table-cell>
          <table:table-cell table:style-name="ce41" table:formula="of:=DECIMAL([.S199];16)" office:value-type="float" office:value="96" calcext:value-type="float">
            <text:p>96</text:p>
          </table:table-cell>
          <table:table-cell table:style-name="ce46" table:formula="of:=DECIMAL([.T199];16)" office:value-type="float" office:value="4" calcext:value-type="float">
            <text:p>4</text:p>
          </table:table-cell>
          <table:table-cell/>
          <table:table-cell table:style-name="ce51" table:formula="of:=([.Z199]+[.AA199]*256+[.AB199]*256*256+[.AC199]*256*256*256)/1000000" office:value-type="float" office:value="55.043804" calcext:value-type="float">
            <text:p>55,043804</text:p>
          </table:table-cell>
          <table:table-cell table:formula="of:=([.AD199]+[.AE199]*256+[.AF199]*256*256+[.AG199]*256*256*256)/1000000" office:value-type="float" office:value="73.45332" calcext:value-type="float">
            <text:p>73,45332</text:p>
          </table:table-cell>
          <table:table-cell table:style-name="ce54" table:formula="of:=([.AH199]+[.AI199]*256+[.AJ199]*256*256+[.AK199]*256*256*256)/1000000" office:value-type="float" office:value="55.043636" calcext:value-type="float">
            <text:p>55,043636</text:p>
          </table:table-cell>
          <table:table-cell table:style-name="ce57" table:formula="of:=([.AL199]+[.AM199]*256+[.AN199]*256*256+[.AO199]*256*256*256)/1000000" office:value-type="float" office:value="73.453568" calcext:value-type="float">
            <text:p>73,45356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6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D1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0];16)" office:value-type="float" office:value="83" calcext:value-type="float">
            <text:p>83</text:p>
          </table:table-cell>
          <table:table-cell table:style-name="ce24" table:formula="of:=DECIMAL([.B200];16)" office:value-type="float" office:value="0" calcext:value-type="float">
            <text:p>0</text:p>
          </table:table-cell>
          <table:table-cell table:style-name="ce24" table:formula="of:=DECIMAL([.C200];16)" office:value-type="float" office:value="215" calcext:value-type="float">
            <text:p>215</text:p>
          </table:table-cell>
          <table:table-cell table:style-name="ce24" table:formula="of:=DECIMAL([.D200];16)" office:value-type="float" office:value="198" calcext:value-type="float">
            <text:p>198</text:p>
          </table:table-cell>
          <table:table-cell table:style-name="ce35" table:formula="of:=DECIMAL([.E200];16)" office:value-type="float" office:value="144" calcext:value-type="float">
            <text:p>144</text:p>
          </table:table-cell>
          <table:table-cell table:style-name="ce35" table:formula="of:=DECIMAL([.F200];16)" office:value-type="float" office:value="229" calcext:value-type="float">
            <text:p>229</text:p>
          </table:table-cell>
          <table:table-cell table:style-name="ce35" table:formula="of:=DECIMAL([.G200];16)" office:value-type="float" office:value="71" calcext:value-type="float">
            <text:p>71</text:p>
          </table:table-cell>
          <table:table-cell table:style-name="ce35" table:formula="of:=DECIMAL([.H200];16)" office:value-type="float" office:value="3" calcext:value-type="float">
            <text:p>3</text:p>
          </table:table-cell>
          <table:table-cell table:style-name="ce41" table:formula="of:=DECIMAL([.I200];16)" office:value-type="float" office:value="32" calcext:value-type="float">
            <text:p>32</text:p>
          </table:table-cell>
          <table:table-cell table:style-name="ce41" table:formula="of:=DECIMAL([.J200];16)" office:value-type="float" office:value="209" calcext:value-type="float">
            <text:p>209</text:p>
          </table:table-cell>
          <table:table-cell table:style-name="ce41" table:formula="of:=DECIMAL([.K200];16)" office:value-type="float" office:value="96" calcext:value-type="float">
            <text:p>96</text:p>
          </table:table-cell>
          <table:table-cell table:style-name="ce41" table:formula="of:=DECIMAL([.L200];16)" office:value-type="float" office:value="4" calcext:value-type="float">
            <text:p>4</text:p>
          </table:table-cell>
          <table:table-cell table:style-name="ce35" table:formula="of:=DECIMAL([.M200];16)" office:value-type="float" office:value="220" calcext:value-type="float">
            <text:p>220</text:p>
          </table:table-cell>
          <table:table-cell table:style-name="ce35" table:formula="of:=DECIMAL([.N200];16)" office:value-type="float" office:value="228" calcext:value-type="float">
            <text:p>228</text:p>
          </table:table-cell>
          <table:table-cell table:style-name="ce35" table:formula="of:=DECIMAL([.O200];16)" office:value-type="float" office:value="71" calcext:value-type="float">
            <text:p>71</text:p>
          </table:table-cell>
          <table:table-cell table:style-name="ce35" table:formula="of:=DECIMAL([.P200];16)" office:value-type="float" office:value="3" calcext:value-type="float">
            <text:p>3</text:p>
          </table:table-cell>
          <table:table-cell table:style-name="ce41" table:formula="of:=DECIMAL([.Q200];16)" office:value-type="float" office:value="56" calcext:value-type="float">
            <text:p>56</text:p>
          </table:table-cell>
          <table:table-cell table:style-name="ce41" table:formula="of:=DECIMAL([.R200];16)" office:value-type="float" office:value="210" calcext:value-type="float">
            <text:p>210</text:p>
          </table:table-cell>
          <table:table-cell table:style-name="ce41" table:formula="of:=DECIMAL([.S200];16)" office:value-type="float" office:value="96" calcext:value-type="float">
            <text:p>96</text:p>
          </table:table-cell>
          <table:table-cell table:style-name="ce46" table:formula="of:=DECIMAL([.T200];16)" office:value-type="float" office:value="4" calcext:value-type="float">
            <text:p>4</text:p>
          </table:table-cell>
          <table:table-cell/>
          <table:table-cell table:style-name="ce51" table:formula="of:=([.Z200]+[.AA200]*256+[.AB200]*256*256+[.AC200]*256*256*256)/1000000" office:value-type="float" office:value="55.043472" calcext:value-type="float">
            <text:p>55,043472</text:p>
          </table:table-cell>
          <table:table-cell table:formula="of:=([.AD200]+[.AE200]*256+[.AF200]*256*256+[.AG200]*256*256*256)/1000000" office:value-type="float" office:value="73.453856" calcext:value-type="float">
            <text:p>73,453856</text:p>
          </table:table-cell>
          <table:table-cell table:style-name="ce54" table:formula="of:=([.AH200]+[.AI200]*256+[.AJ200]*256*256+[.AK200]*256*256*256)/1000000" office:value-type="float" office:value="55.043292" calcext:value-type="float">
            <text:p>55,043292</text:p>
          </table:table-cell>
          <table:table-cell table:style-name="ce57" table:formula="of:=([.AL200]+[.AM200]*256+[.AN200]*256*256+[.AO200]*256*256*256)/1000000" office:value-type="float" office:value="73.454136" calcext:value-type="float">
            <text:p>73,45413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7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1];16)" office:value-type="float" office:value="83" calcext:value-type="float">
            <text:p>83</text:p>
          </table:table-cell>
          <table:table-cell table:style-name="ce24" table:formula="of:=DECIMAL([.B201];16)" office:value-type="float" office:value="0" calcext:value-type="float">
            <text:p>0</text:p>
          </table:table-cell>
          <table:table-cell table:style-name="ce24" table:formula="of:=DECIMAL([.C201];16)" office:value-type="float" office:value="215" calcext:value-type="float">
            <text:p>215</text:p>
          </table:table-cell>
          <table:table-cell table:style-name="ce24" table:formula="of:=DECIMAL([.D201];16)" office:value-type="float" office:value="199" calcext:value-type="float">
            <text:p>199</text:p>
          </table:table-cell>
          <table:table-cell table:style-name="ce35" table:formula="of:=DECIMAL([.E201];16)" office:value-type="float" office:value="56" calcext:value-type="float">
            <text:p>56</text:p>
          </table:table-cell>
          <table:table-cell table:style-name="ce35" table:formula="of:=DECIMAL([.F201];16)" office:value-type="float" office:value="228" calcext:value-type="float">
            <text:p>228</text:p>
          </table:table-cell>
          <table:table-cell table:style-name="ce35" table:formula="of:=DECIMAL([.G201];16)" office:value-type="float" office:value="71" calcext:value-type="float">
            <text:p>71</text:p>
          </table:table-cell>
          <table:table-cell table:style-name="ce35" table:formula="of:=DECIMAL([.H201];16)" office:value-type="float" office:value="3" calcext:value-type="float">
            <text:p>3</text:p>
          </table:table-cell>
          <table:table-cell table:style-name="ce41" table:formula="of:=DECIMAL([.I201];16)" office:value-type="float" office:value="80" calcext:value-type="float">
            <text:p>80</text:p>
          </table:table-cell>
          <table:table-cell table:style-name="ce41" table:formula="of:=DECIMAL([.J201];16)" office:value-type="float" office:value="211" calcext:value-type="float">
            <text:p>211</text:p>
          </table:table-cell>
          <table:table-cell table:style-name="ce41" table:formula="of:=DECIMAL([.K201];16)" office:value-type="float" office:value="96" calcext:value-type="float">
            <text:p>96</text:p>
          </table:table-cell>
          <table:table-cell table:style-name="ce41" table:formula="of:=DECIMAL([.L201];16)" office:value-type="float" office:value="4" calcext:value-type="float">
            <text:p>4</text:p>
          </table:table-cell>
          <table:table-cell table:style-name="ce35" table:formula="of:=DECIMAL([.M201];16)" office:value-type="float" office:value="160" calcext:value-type="float">
            <text:p>160</text:p>
          </table:table-cell>
          <table:table-cell table:style-name="ce35" table:formula="of:=DECIMAL([.N201];16)" office:value-type="float" office:value="227" calcext:value-type="float">
            <text:p>227</text:p>
          </table:table-cell>
          <table:table-cell table:style-name="ce35" table:formula="of:=DECIMAL([.O201];16)" office:value-type="float" office:value="71" calcext:value-type="float">
            <text:p>71</text:p>
          </table:table-cell>
          <table:table-cell table:style-name="ce35" table:formula="of:=DECIMAL([.P201];16)" office:value-type="float" office:value="3" calcext:value-type="float">
            <text:p>3</text:p>
          </table:table-cell>
          <table:table-cell table:style-name="ce41" table:formula="of:=DECIMAL([.Q201];16)" office:value-type="float" office:value="104" calcext:value-type="float">
            <text:p>104</text:p>
          </table:table-cell>
          <table:table-cell table:style-name="ce41" table:formula="of:=DECIMAL([.R201];16)" office:value-type="float" office:value="212" calcext:value-type="float">
            <text:p>212</text:p>
          </table:table-cell>
          <table:table-cell table:style-name="ce41" table:formula="of:=DECIMAL([.S201];16)" office:value-type="float" office:value="96" calcext:value-type="float">
            <text:p>96</text:p>
          </table:table-cell>
          <table:table-cell table:style-name="ce46" table:formula="of:=DECIMAL([.T201];16)" office:value-type="float" office:value="4" calcext:value-type="float">
            <text:p>4</text:p>
          </table:table-cell>
          <table:table-cell/>
          <table:table-cell table:style-name="ce51" table:formula="of:=([.Z201]+[.AA201]*256+[.AB201]*256*256+[.AC201]*256*256*256)/1000000" office:value-type="float" office:value="55.043128" calcext:value-type="float">
            <text:p>55,043128</text:p>
          </table:table-cell>
          <table:table-cell table:formula="of:=([.AD201]+[.AE201]*256+[.AF201]*256*256+[.AG201]*256*256*256)/1000000" office:value-type="float" office:value="73.454416" calcext:value-type="float">
            <text:p>73,454416</text:p>
          </table:table-cell>
          <table:table-cell table:style-name="ce54" table:formula="of:=([.AH201]+[.AI201]*256+[.AJ201]*256*256+[.AK201]*256*256*256)/1000000" office:value-type="float" office:value="55.042976" calcext:value-type="float">
            <text:p>55,042976</text:p>
          </table:table-cell>
          <table:table-cell table:style-name="ce57" table:formula="of:=([.AL201]+[.AM201]*256+[.AN201]*256*256+[.AO201]*256*256*256)/1000000" office:value-type="float" office:value="73.454696" calcext:value-type="float">
            <text:p>73,454696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4" calcext:value-type="float">
            <text:p>64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2];16)" office:value-type="float" office:value="83" calcext:value-type="float">
            <text:p>83</text:p>
          </table:table-cell>
          <table:table-cell table:style-name="ce24" table:formula="of:=DECIMAL([.B202];16)" office:value-type="float" office:value="0" calcext:value-type="float">
            <text:p>0</text:p>
          </table:table-cell>
          <table:table-cell table:style-name="ce24" table:formula="of:=DECIMAL([.C202];16)" office:value-type="float" office:value="215" calcext:value-type="float">
            <text:p>215</text:p>
          </table:table-cell>
          <table:table-cell table:style-name="ce24" table:formula="of:=DECIMAL([.D202];16)" office:value-type="float" office:value="200" calcext:value-type="float">
            <text:p>200</text:p>
          </table:table-cell>
          <table:table-cell table:style-name="ce35" table:formula="of:=DECIMAL([.E202];16)" office:value-type="float" office:value="16" calcext:value-type="float">
            <text:p>16</text:p>
          </table:table-cell>
          <table:table-cell table:style-name="ce35" table:formula="of:=DECIMAL([.F202];16)" office:value-type="float" office:value="227" calcext:value-type="float">
            <text:p>227</text:p>
          </table:table-cell>
          <table:table-cell table:style-name="ce35" table:formula="of:=DECIMAL([.G202];16)" office:value-type="float" office:value="71" calcext:value-type="float">
            <text:p>71</text:p>
          </table:table-cell>
          <table:table-cell table:style-name="ce35" table:formula="of:=DECIMAL([.H202];16)" office:value-type="float" office:value="3" calcext:value-type="float">
            <text:p>3</text:p>
          </table:table-cell>
          <table:table-cell table:style-name="ce41" table:formula="of:=DECIMAL([.I202];16)" office:value-type="float" office:value="80" calcext:value-type="float">
            <text:p>80</text:p>
          </table:table-cell>
          <table:table-cell table:style-name="ce41" table:formula="of:=DECIMAL([.J202];16)" office:value-type="float" office:value="213" calcext:value-type="float">
            <text:p>213</text:p>
          </table:table-cell>
          <table:table-cell table:style-name="ce41" table:formula="of:=DECIMAL([.K202];16)" office:value-type="float" office:value="96" calcext:value-type="float">
            <text:p>96</text:p>
          </table:table-cell>
          <table:table-cell table:style-name="ce41" table:formula="of:=DECIMAL([.L202];16)" office:value-type="float" office:value="4" calcext:value-type="float">
            <text:p>4</text:p>
          </table:table-cell>
          <table:table-cell table:style-name="ce35" table:formula="of:=DECIMAL([.M202];16)" office:value-type="float" office:value="100" calcext:value-type="float">
            <text:p>100</text:p>
          </table:table-cell>
          <table:table-cell table:style-name="ce35" table:formula="of:=DECIMAL([.N202];16)" office:value-type="float" office:value="226" calcext:value-type="float">
            <text:p>226</text:p>
          </table:table-cell>
          <table:table-cell table:style-name="ce35" table:formula="of:=DECIMAL([.O202];16)" office:value-type="float" office:value="71" calcext:value-type="float">
            <text:p>71</text:p>
          </table:table-cell>
          <table:table-cell table:style-name="ce35" table:formula="of:=DECIMAL([.P202];16)" office:value-type="float" office:value="3" calcext:value-type="float">
            <text:p>3</text:p>
          </table:table-cell>
          <table:table-cell table:style-name="ce41" table:formula="of:=DECIMAL([.Q202];16)" office:value-type="float" office:value="120" calcext:value-type="float">
            <text:p>120</text:p>
          </table:table-cell>
          <table:table-cell table:style-name="ce41" table:formula="of:=DECIMAL([.R202];16)" office:value-type="float" office:value="214" calcext:value-type="float">
            <text:p>214</text:p>
          </table:table-cell>
          <table:table-cell table:style-name="ce41" table:formula="of:=DECIMAL([.S202];16)" office:value-type="float" office:value="96" calcext:value-type="float">
            <text:p>96</text:p>
          </table:table-cell>
          <table:table-cell table:style-name="ce46" table:formula="of:=DECIMAL([.T202];16)" office:value-type="float" office:value="4" calcext:value-type="float">
            <text:p>4</text:p>
          </table:table-cell>
          <table:table-cell/>
          <table:table-cell table:style-name="ce51" table:formula="of:=([.Z202]+[.AA202]*256+[.AB202]*256*256+[.AC202]*256*256*256)/1000000" office:value-type="float" office:value="55.042832" calcext:value-type="float">
            <text:p>55,042832</text:p>
          </table:table-cell>
          <table:table-cell table:formula="of:=([.AD202]+[.AE202]*256+[.AF202]*256*256+[.AG202]*256*256*256)/1000000" office:value-type="float" office:value="73.454928" calcext:value-type="float">
            <text:p>73,454928</text:p>
          </table:table-cell>
          <table:table-cell table:style-name="ce54" table:formula="of:=([.AH202]+[.AI202]*256+[.AJ202]*256*256+[.AK202]*256*256*256)/1000000" office:value-type="float" office:value="55.04266" calcext:value-type="float">
            <text:p>55,04266</text:p>
          </table:table-cell>
          <table:table-cell table:style-name="ce57" table:formula="of:=([.AL202]+[.AM202]*256+[.AN202]*256*256+[.AO202]*256*256*256)/1000000" office:value-type="float" office:value="73.455224" calcext:value-type="float">
            <text:p>73,45522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9</text:p>
          </table:table-cell>
          <table:table-cell table:style-name="ce9" office:value-type="string" calcext:value-type="string">
            <text:p>CC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3];16)" office:value-type="float" office:value="83" calcext:value-type="float">
            <text:p>83</text:p>
          </table:table-cell>
          <table:table-cell table:style-name="ce24" table:formula="of:=DECIMAL([.B203];16)" office:value-type="float" office:value="0" calcext:value-type="float">
            <text:p>0</text:p>
          </table:table-cell>
          <table:table-cell table:style-name="ce24" table:formula="of:=DECIMAL([.C203];16)" office:value-type="float" office:value="215" calcext:value-type="float">
            <text:p>215</text:p>
          </table:table-cell>
          <table:table-cell table:style-name="ce24" table:formula="of:=DECIMAL([.D203];16)" office:value-type="float" office:value="201" calcext:value-type="float">
            <text:p>201</text:p>
          </table:table-cell>
          <table:table-cell table:style-name="ce35" table:formula="of:=DECIMAL([.E203];16)" office:value-type="float" office:value="204" calcext:value-type="float">
            <text:p>204</text:p>
          </table:table-cell>
          <table:table-cell table:style-name="ce35" table:formula="of:=DECIMAL([.F203];16)" office:value-type="float" office:value="225" calcext:value-type="float">
            <text:p>225</text:p>
          </table:table-cell>
          <table:table-cell table:style-name="ce35" table:formula="of:=DECIMAL([.G203];16)" office:value-type="float" office:value="71" calcext:value-type="float">
            <text:p>71</text:p>
          </table:table-cell>
          <table:table-cell table:style-name="ce35" table:formula="of:=DECIMAL([.H203];16)" office:value-type="float" office:value="3" calcext:value-type="float">
            <text:p>3</text:p>
          </table:table-cell>
          <table:table-cell table:style-name="ce41" table:formula="of:=DECIMAL([.I203];16)" office:value-type="float" office:value="152" calcext:value-type="float">
            <text:p>152</text:p>
          </table:table-cell>
          <table:table-cell table:style-name="ce41" table:formula="of:=DECIMAL([.J203];16)" office:value-type="float" office:value="215" calcext:value-type="float">
            <text:p>215</text:p>
          </table:table-cell>
          <table:table-cell table:style-name="ce41" table:formula="of:=DECIMAL([.K203];16)" office:value-type="float" office:value="96" calcext:value-type="float">
            <text:p>96</text:p>
          </table:table-cell>
          <table:table-cell table:style-name="ce41" table:formula="of:=DECIMAL([.L203];16)" office:value-type="float" office:value="4" calcext:value-type="float">
            <text:p>4</text:p>
          </table:table-cell>
          <table:table-cell table:style-name="ce35" table:formula="of:=DECIMAL([.M203];16)" office:value-type="float" office:value="48" calcext:value-type="float">
            <text:p>48</text:p>
          </table:table-cell>
          <table:table-cell table:style-name="ce35" table:formula="of:=DECIMAL([.N203];16)" office:value-type="float" office:value="225" calcext:value-type="float">
            <text:p>225</text:p>
          </table:table-cell>
          <table:table-cell table:style-name="ce35" table:formula="of:=DECIMAL([.O203];16)" office:value-type="float" office:value="71" calcext:value-type="float">
            <text:p>71</text:p>
          </table:table-cell>
          <table:table-cell table:style-name="ce35" table:formula="of:=DECIMAL([.P203];16)" office:value-type="float" office:value="3" calcext:value-type="float">
            <text:p>3</text:p>
          </table:table-cell>
          <table:table-cell table:style-name="ce41" table:formula="of:=DECIMAL([.Q203];16)" office:value-type="float" office:value="224" calcext:value-type="float">
            <text:p>224</text:p>
          </table:table-cell>
          <table:table-cell table:style-name="ce41" table:formula="of:=DECIMAL([.R203];16)" office:value-type="float" office:value="216" calcext:value-type="float">
            <text:p>216</text:p>
          </table:table-cell>
          <table:table-cell table:style-name="ce41" table:formula="of:=DECIMAL([.S203];16)" office:value-type="float" office:value="96" calcext:value-type="float">
            <text:p>96</text:p>
          </table:table-cell>
          <table:table-cell table:style-name="ce46" table:formula="of:=DECIMAL([.T203];16)" office:value-type="float" office:value="4" calcext:value-type="float">
            <text:p>4</text:p>
          </table:table-cell>
          <table:table-cell/>
          <table:table-cell table:style-name="ce51" table:formula="of:=([.Z203]+[.AA203]*256+[.AB203]*256*256+[.AC203]*256*256*256)/1000000" office:value-type="float" office:value="55.042508" calcext:value-type="float">
            <text:p>55,042508</text:p>
          </table:table-cell>
          <table:table-cell table:formula="of:=([.AD203]+[.AE203]*256+[.AF203]*256*256+[.AG203]*256*256*256)/1000000" office:value-type="float" office:value="73.455512" calcext:value-type="float">
            <text:p>73,455512</text:p>
          </table:table-cell>
          <table:table-cell table:style-name="ce54" table:formula="of:=([.AH203]+[.AI203]*256+[.AJ203]*256*256+[.AK203]*256*256*256)/1000000" office:value-type="float" office:value="55.042352" calcext:value-type="float">
            <text:p>55,042352</text:p>
          </table:table-cell>
          <table:table-cell table:style-name="ce57" table:formula="of:=([.AL203]+[.AM203]*256+[.AN203]*256*256+[.AO203]*256*256*256)/1000000" office:value-type="float" office:value="73.45584" calcext:value-type="float">
            <text:p>73,455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A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C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4];16)" office:value-type="float" office:value="83" calcext:value-type="float">
            <text:p>83</text:p>
          </table:table-cell>
          <table:table-cell table:style-name="ce24" table:formula="of:=DECIMAL([.B204];16)" office:value-type="float" office:value="0" calcext:value-type="float">
            <text:p>0</text:p>
          </table:table-cell>
          <table:table-cell table:style-name="ce24" table:formula="of:=DECIMAL([.C204];16)" office:value-type="float" office:value="215" calcext:value-type="float">
            <text:p>215</text:p>
          </table:table-cell>
          <table:table-cell table:style-name="ce24" table:formula="of:=DECIMAL([.D204];16)" office:value-type="float" office:value="202" calcext:value-type="float">
            <text:p>202</text:p>
          </table:table-cell>
          <table:table-cell table:style-name="ce35" table:formula="of:=DECIMAL([.E204];16)" office:value-type="float" office:value="144" calcext:value-type="float">
            <text:p>144</text:p>
          </table:table-cell>
          <table:table-cell table:style-name="ce35" table:formula="of:=DECIMAL([.F204];16)" office:value-type="float" office:value="224" calcext:value-type="float">
            <text:p>224</text:p>
          </table:table-cell>
          <table:table-cell table:style-name="ce35" table:formula="of:=DECIMAL([.G204];16)" office:value-type="float" office:value="71" calcext:value-type="float">
            <text:p>71</text:p>
          </table:table-cell>
          <table:table-cell table:style-name="ce35" table:formula="of:=DECIMAL([.H204];16)" office:value-type="float" office:value="3" calcext:value-type="float">
            <text:p>3</text:p>
          </table:table-cell>
          <table:table-cell table:style-name="ce41" table:formula="of:=DECIMAL([.I204];16)" office:value-type="float" office:value="16" calcext:value-type="float">
            <text:p>16</text:p>
          </table:table-cell>
          <table:table-cell table:style-name="ce41" table:formula="of:=DECIMAL([.J204];16)" office:value-type="float" office:value="218" calcext:value-type="float">
            <text:p>218</text:p>
          </table:table-cell>
          <table:table-cell table:style-name="ce41" table:formula="of:=DECIMAL([.K204];16)" office:value-type="float" office:value="96" calcext:value-type="float">
            <text:p>96</text:p>
          </table:table-cell>
          <table:table-cell table:style-name="ce41" table:formula="of:=DECIMAL([.L204];16)" office:value-type="float" office:value="4" calcext:value-type="float">
            <text:p>4</text:p>
          </table:table-cell>
          <table:table-cell table:style-name="ce35" table:formula="of:=DECIMAL([.M204];16)" office:value-type="float" office:value="236" calcext:value-type="float">
            <text:p>236</text:p>
          </table:table-cell>
          <table:table-cell table:style-name="ce35" table:formula="of:=DECIMAL([.N204];16)" office:value-type="float" office:value="223" calcext:value-type="float">
            <text:p>223</text:p>
          </table:table-cell>
          <table:table-cell table:style-name="ce35" table:formula="of:=DECIMAL([.O204];16)" office:value-type="float" office:value="71" calcext:value-type="float">
            <text:p>71</text:p>
          </table:table-cell>
          <table:table-cell table:style-name="ce35" table:formula="of:=DECIMAL([.P204];16)" office:value-type="float" office:value="3" calcext:value-type="float">
            <text:p>3</text:p>
          </table:table-cell>
          <table:table-cell table:style-name="ce41" table:formula="of:=DECIMAL([.Q204];16)" office:value-type="float" office:value="48" calcext:value-type="float">
            <text:p>48</text:p>
          </table:table-cell>
          <table:table-cell table:style-name="ce41" table:formula="of:=DECIMAL([.R204];16)" office:value-type="float" office:value="219" calcext:value-type="float">
            <text:p>219</text:p>
          </table:table-cell>
          <table:table-cell table:style-name="ce41" table:formula="of:=DECIMAL([.S204];16)" office:value-type="float" office:value="96" calcext:value-type="float">
            <text:p>96</text:p>
          </table:table-cell>
          <table:table-cell table:style-name="ce46" table:formula="of:=DECIMAL([.T204];16)" office:value-type="float" office:value="4" calcext:value-type="float">
            <text:p>4</text:p>
          </table:table-cell>
          <table:table-cell/>
          <table:table-cell table:style-name="ce51" table:formula="of:=([.Z204]+[.AA204]*256+[.AB204]*256*256+[.AC204]*256*256*256)/1000000" office:value-type="float" office:value="55.042192" calcext:value-type="float">
            <text:p>55,042192</text:p>
          </table:table-cell>
          <table:table-cell table:formula="of:=([.AD204]+[.AE204]*256+[.AF204]*256*256+[.AG204]*256*256*256)/1000000" office:value-type="float" office:value="73.456144" calcext:value-type="float">
            <text:p>73,456144</text:p>
          </table:table-cell>
          <table:table-cell table:style-name="ce54" table:formula="of:=([.AH204]+[.AI204]*256+[.AJ204]*256*256+[.AK204]*256*256*256)/1000000" office:value-type="float" office:value="55.042028" calcext:value-type="float">
            <text:p>55,042028</text:p>
          </table:table-cell>
          <table:table-cell table:style-name="ce57" table:formula="of:=([.AL204]+[.AM204]*256+[.AN204]*256*256+[.AO204]*256*256*256)/1000000" office:value-type="float" office:value="73.456432" calcext:value-type="float">
            <text:p>73,4564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B</text:p>
          </table:table-cell>
          <table:table-cell table:style-name="ce9" office:value-type="float" office:value="50" calcext:value-type="float">
            <text:p>50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5];16)" office:value-type="float" office:value="83" calcext:value-type="float">
            <text:p>83</text:p>
          </table:table-cell>
          <table:table-cell table:style-name="ce24" table:formula="of:=DECIMAL([.B205];16)" office:value-type="float" office:value="0" calcext:value-type="float">
            <text:p>0</text:p>
          </table:table-cell>
          <table:table-cell table:style-name="ce24" table:formula="of:=DECIMAL([.C205];16)" office:value-type="float" office:value="215" calcext:value-type="float">
            <text:p>215</text:p>
          </table:table-cell>
          <table:table-cell table:style-name="ce24" table:formula="of:=DECIMAL([.D205];16)" office:value-type="float" office:value="203" calcext:value-type="float">
            <text:p>203</text:p>
          </table:table-cell>
          <table:table-cell table:style-name="ce35" table:formula="of:=DECIMAL([.E205];16)" office:value-type="float" office:value="80" calcext:value-type="float">
            <text:p>80</text:p>
          </table:table-cell>
          <table:table-cell table:style-name="ce35" table:formula="of:=DECIMAL([.F205];16)" office:value-type="float" office:value="223" calcext:value-type="float">
            <text:p>223</text:p>
          </table:table-cell>
          <table:table-cell table:style-name="ce35" table:formula="of:=DECIMAL([.G205];16)" office:value-type="float" office:value="71" calcext:value-type="float">
            <text:p>71</text:p>
          </table:table-cell>
          <table:table-cell table:style-name="ce35" table:formula="of:=DECIMAL([.H205];16)" office:value-type="float" office:value="3" calcext:value-type="float">
            <text:p>3</text:p>
          </table:table-cell>
          <table:table-cell table:style-name="ce41" table:formula="of:=DECIMAL([.I205];16)" office:value-type="float" office:value="48" calcext:value-type="float">
            <text:p>48</text:p>
          </table:table-cell>
          <table:table-cell table:style-name="ce41" table:formula="of:=DECIMAL([.J205];16)" office:value-type="float" office:value="220" calcext:value-type="float">
            <text:p>220</text:p>
          </table:table-cell>
          <table:table-cell table:style-name="ce41" table:formula="of:=DECIMAL([.K205];16)" office:value-type="float" office:value="96" calcext:value-type="float">
            <text:p>96</text:p>
          </table:table-cell>
          <table:table-cell table:style-name="ce41" table:formula="of:=DECIMAL([.L205];16)" office:value-type="float" office:value="4" calcext:value-type="float">
            <text:p>4</text:p>
          </table:table-cell>
          <table:table-cell table:style-name="ce35" table:formula="of:=DECIMAL([.M205];16)" office:value-type="float" office:value="168" calcext:value-type="float">
            <text:p>168</text:p>
          </table:table-cell>
          <table:table-cell table:style-name="ce35" table:formula="of:=DECIMAL([.N205];16)" office:value-type="float" office:value="222" calcext:value-type="float">
            <text:p>222</text:p>
          </table:table-cell>
          <table:table-cell table:style-name="ce35" table:formula="of:=DECIMAL([.O205];16)" office:value-type="float" office:value="71" calcext:value-type="float">
            <text:p>71</text:p>
          </table:table-cell>
          <table:table-cell table:style-name="ce35" table:formula="of:=DECIMAL([.P205];16)" office:value-type="float" office:value="3" calcext:value-type="float">
            <text:p>3</text:p>
          </table:table-cell>
          <table:table-cell table:style-name="ce41" table:formula="of:=DECIMAL([.Q205];16)" office:value-type="float" office:value="104" calcext:value-type="float">
            <text:p>104</text:p>
          </table:table-cell>
          <table:table-cell table:style-name="ce41" table:formula="of:=DECIMAL([.R205];16)" office:value-type="float" office:value="221" calcext:value-type="float">
            <text:p>221</text:p>
          </table:table-cell>
          <table:table-cell table:style-name="ce41" table:formula="of:=DECIMAL([.S205];16)" office:value-type="float" office:value="96" calcext:value-type="float">
            <text:p>96</text:p>
          </table:table-cell>
          <table:table-cell table:style-name="ce46" table:formula="of:=DECIMAL([.T205];16)" office:value-type="float" office:value="4" calcext:value-type="float">
            <text:p>4</text:p>
          </table:table-cell>
          <table:table-cell/>
          <table:table-cell table:style-name="ce51" table:formula="of:=([.Z205]+[.AA205]*256+[.AB205]*256*256+[.AC205]*256*256*256)/1000000" office:value-type="float" office:value="55.041872" calcext:value-type="float">
            <text:p>55,041872</text:p>
          </table:table-cell>
          <table:table-cell table:formula="of:=([.AD205]+[.AE205]*256+[.AF205]*256*256+[.AG205]*256*256*256)/1000000" office:value-type="float" office:value="73.456688" calcext:value-type="float">
            <text:p>73,456688</text:p>
          </table:table-cell>
          <table:table-cell table:style-name="ce54" table:formula="of:=([.AH205]+[.AI205]*256+[.AJ205]*256*256+[.AK205]*256*256*256)/1000000" office:value-type="float" office:value="55.041704" calcext:value-type="float">
            <text:p>55,041704</text:p>
          </table:table-cell>
          <table:table-cell table:style-name="ce57" table:formula="of:=([.AL205]+[.AM205]*256+[.AN205]*256*256+[.AO205]*256*256*256)/1000000" office:value-type="float" office:value="73.457" calcext:value-type="float">
            <text:p>73,457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C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DE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DD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8" calcext:value-type="float">
            <text:p>78</text:p>
          </table:table-cell>
          <table:table-cell table:style-name="ce9" office:value-type="string" calcext:value-type="string">
            <text:p>D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6];16)" office:value-type="float" office:value="83" calcext:value-type="float">
            <text:p>83</text:p>
          </table:table-cell>
          <table:table-cell table:style-name="ce24" table:formula="of:=DECIMAL([.B206];16)" office:value-type="float" office:value="0" calcext:value-type="float">
            <text:p>0</text:p>
          </table:table-cell>
          <table:table-cell table:style-name="ce24" table:formula="of:=DECIMAL([.C206];16)" office:value-type="float" office:value="215" calcext:value-type="float">
            <text:p>215</text:p>
          </table:table-cell>
          <table:table-cell table:style-name="ce24" table:formula="of:=DECIMAL([.D206];16)" office:value-type="float" office:value="204" calcext:value-type="float">
            <text:p>204</text:p>
          </table:table-cell>
          <table:table-cell table:style-name="ce35" table:formula="of:=DECIMAL([.E206];16)" office:value-type="float" office:value="8" calcext:value-type="float">
            <text:p>8</text:p>
          </table:table-cell>
          <table:table-cell table:style-name="ce35" table:formula="of:=DECIMAL([.F206];16)" office:value-type="float" office:value="222" calcext:value-type="float">
            <text:p>222</text:p>
          </table:table-cell>
          <table:table-cell table:style-name="ce35" table:formula="of:=DECIMAL([.G206];16)" office:value-type="float" office:value="71" calcext:value-type="float">
            <text:p>71</text:p>
          </table:table-cell>
          <table:table-cell table:style-name="ce35" table:formula="of:=DECIMAL([.H206];16)" office:value-type="float" office:value="3" calcext:value-type="float">
            <text:p>3</text:p>
          </table:table-cell>
          <table:table-cell table:style-name="ce41" table:formula="of:=DECIMAL([.I206];16)" office:value-type="float" office:value="104" calcext:value-type="float">
            <text:p>104</text:p>
          </table:table-cell>
          <table:table-cell table:style-name="ce41" table:formula="of:=DECIMAL([.J206];16)" office:value-type="float" office:value="222" calcext:value-type="float">
            <text:p>222</text:p>
          </table:table-cell>
          <table:table-cell table:style-name="ce41" table:formula="of:=DECIMAL([.K206];16)" office:value-type="float" office:value="96" calcext:value-type="float">
            <text:p>96</text:p>
          </table:table-cell>
          <table:table-cell table:style-name="ce41" table:formula="of:=DECIMAL([.L206];16)" office:value-type="float" office:value="4" calcext:value-type="float">
            <text:p>4</text:p>
          </table:table-cell>
          <table:table-cell table:style-name="ce35" table:formula="of:=DECIMAL([.M206];16)" office:value-type="float" office:value="112" calcext:value-type="float">
            <text:p>112</text:p>
          </table:table-cell>
          <table:table-cell table:style-name="ce35" table:formula="of:=DECIMAL([.N206];16)" office:value-type="float" office:value="221" calcext:value-type="float">
            <text:p>221</text:p>
          </table:table-cell>
          <table:table-cell table:style-name="ce35" table:formula="of:=DECIMAL([.O206];16)" office:value-type="float" office:value="71" calcext:value-type="float">
            <text:p>71</text:p>
          </table:table-cell>
          <table:table-cell table:style-name="ce35" table:formula="of:=DECIMAL([.P206];16)" office:value-type="float" office:value="3" calcext:value-type="float">
            <text:p>3</text:p>
          </table:table-cell>
          <table:table-cell table:style-name="ce41" table:formula="of:=DECIMAL([.Q206];16)" office:value-type="float" office:value="120" calcext:value-type="float">
            <text:p>120</text:p>
          </table:table-cell>
          <table:table-cell table:style-name="ce41" table:formula="of:=DECIMAL([.R206];16)" office:value-type="float" office:value="223" calcext:value-type="float">
            <text:p>223</text:p>
          </table:table-cell>
          <table:table-cell table:style-name="ce41" table:formula="of:=DECIMAL([.S206];16)" office:value-type="float" office:value="96" calcext:value-type="float">
            <text:p>96</text:p>
          </table:table-cell>
          <table:table-cell table:style-name="ce46" table:formula="of:=DECIMAL([.T206];16)" office:value-type="float" office:value="4" calcext:value-type="float">
            <text:p>4</text:p>
          </table:table-cell>
          <table:table-cell/>
          <table:table-cell table:style-name="ce51" table:formula="of:=([.Z206]+[.AA206]*256+[.AB206]*256*256+[.AC206]*256*256*256)/1000000" office:value-type="float" office:value="55.041544" calcext:value-type="float">
            <text:p>55,041544</text:p>
          </table:table-cell>
          <table:table-cell table:formula="of:=([.AD206]+[.AE206]*256+[.AF206]*256*256+[.AG206]*256*256*256)/1000000" office:value-type="float" office:value="73.457256" calcext:value-type="float">
            <text:p>73,457256</text:p>
          </table:table-cell>
          <table:table-cell table:style-name="ce54" table:formula="of:=([.AH206]+[.AI206]*256+[.AJ206]*256*256+[.AK206]*256*256*256)/1000000" office:value-type="float" office:value="55.041392" calcext:value-type="float">
            <text:p>55,041392</text:p>
          </table:table-cell>
          <table:table-cell table:style-name="ce57" table:formula="of:=([.AL206]+[.AM206]*256+[.AN206]*256*256+[.AO206]*256*256*256)/1000000" office:value-type="float" office:value="73.457528" calcext:value-type="float">
            <text:p>73,4575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D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8" calcext:value-type="float">
            <text:p>28</text:p>
          </table:table-cell>
          <table:table-cell table:style-name="ce9" office:value-type="string" calcext:value-type="string">
            <text:p>DC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C0</text:p>
          </table:table-cell>
          <table:table-cell table:style-name="ce9" office:value-type="string" calcext:value-type="string">
            <text:p>E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7];16)" office:value-type="float" office:value="83" calcext:value-type="float">
            <text:p>83</text:p>
          </table:table-cell>
          <table:table-cell table:style-name="ce24" table:formula="of:=DECIMAL([.B207];16)" office:value-type="float" office:value="0" calcext:value-type="float">
            <text:p>0</text:p>
          </table:table-cell>
          <table:table-cell table:style-name="ce24" table:formula="of:=DECIMAL([.C207];16)" office:value-type="float" office:value="215" calcext:value-type="float">
            <text:p>215</text:p>
          </table:table-cell>
          <table:table-cell table:style-name="ce24" table:formula="of:=DECIMAL([.D207];16)" office:value-type="float" office:value="205" calcext:value-type="float">
            <text:p>205</text:p>
          </table:table-cell>
          <table:table-cell table:style-name="ce35" table:formula="of:=DECIMAL([.E207];16)" office:value-type="float" office:value="216" calcext:value-type="float">
            <text:p>216</text:p>
          </table:table-cell>
          <table:table-cell table:style-name="ce35" table:formula="of:=DECIMAL([.F207];16)" office:value-type="float" office:value="220" calcext:value-type="float">
            <text:p>220</text:p>
          </table:table-cell>
          <table:table-cell table:style-name="ce35" table:formula="of:=DECIMAL([.G207];16)" office:value-type="float" office:value="71" calcext:value-type="float">
            <text:p>71</text:p>
          </table:table-cell>
          <table:table-cell table:style-name="ce35" table:formula="of:=DECIMAL([.H207];16)" office:value-type="float" office:value="3" calcext:value-type="float">
            <text:p>3</text:p>
          </table:table-cell>
          <table:table-cell table:style-name="ce41" table:formula="of:=DECIMAL([.I207];16)" office:value-type="float" office:value="160" calcext:value-type="float">
            <text:p>160</text:p>
          </table:table-cell>
          <table:table-cell table:style-name="ce41" table:formula="of:=DECIMAL([.J207];16)" office:value-type="float" office:value="224" calcext:value-type="float">
            <text:p>224</text:p>
          </table:table-cell>
          <table:table-cell table:style-name="ce41" table:formula="of:=DECIMAL([.K207];16)" office:value-type="float" office:value="96" calcext:value-type="float">
            <text:p>96</text:p>
          </table:table-cell>
          <table:table-cell table:style-name="ce41" table:formula="of:=DECIMAL([.L207];16)" office:value-type="float" office:value="4" calcext:value-type="float">
            <text:p>4</text:p>
          </table:table-cell>
          <table:table-cell table:style-name="ce35" table:formula="of:=DECIMAL([.M207];16)" office:value-type="float" office:value="40" calcext:value-type="float">
            <text:p>40</text:p>
          </table:table-cell>
          <table:table-cell table:style-name="ce35" table:formula="of:=DECIMAL([.N207];16)" office:value-type="float" office:value="220" calcext:value-type="float">
            <text:p>220</text:p>
          </table:table-cell>
          <table:table-cell table:style-name="ce35" table:formula="of:=DECIMAL([.O207];16)" office:value-type="float" office:value="71" calcext:value-type="float">
            <text:p>71</text:p>
          </table:table-cell>
          <table:table-cell table:style-name="ce35" table:formula="of:=DECIMAL([.P207];16)" office:value-type="float" office:value="3" calcext:value-type="float">
            <text:p>3</text:p>
          </table:table-cell>
          <table:table-cell table:style-name="ce41" table:formula="of:=DECIMAL([.Q207];16)" office:value-type="float" office:value="192" calcext:value-type="float">
            <text:p>192</text:p>
          </table:table-cell>
          <table:table-cell table:style-name="ce41" table:formula="of:=DECIMAL([.R207];16)" office:value-type="float" office:value="225" calcext:value-type="float">
            <text:p>225</text:p>
          </table:table-cell>
          <table:table-cell table:style-name="ce41" table:formula="of:=DECIMAL([.S207];16)" office:value-type="float" office:value="96" calcext:value-type="float">
            <text:p>96</text:p>
          </table:table-cell>
          <table:table-cell table:style-name="ce46" table:formula="of:=DECIMAL([.T207];16)" office:value-type="float" office:value="4" calcext:value-type="float">
            <text:p>4</text:p>
          </table:table-cell>
          <table:table-cell/>
          <table:table-cell table:style-name="ce51" table:formula="of:=([.Z207]+[.AA207]*256+[.AB207]*256*256+[.AC207]*256*256*256)/1000000" office:value-type="float" office:value="55.04124" calcext:value-type="float">
            <text:p>55,04124</text:p>
          </table:table-cell>
          <table:table-cell table:formula="of:=([.AD207]+[.AE207]*256+[.AF207]*256*256+[.AG207]*256*256*256)/1000000" office:value-type="float" office:value="73.457824" calcext:value-type="float">
            <text:p>73,457824</text:p>
          </table:table-cell>
          <table:table-cell table:style-name="ce54" table:formula="of:=([.AH207]+[.AI207]*256+[.AJ207]*256*256+[.AK207]*256*256*256)/1000000" office:value-type="float" office:value="55.041064" calcext:value-type="float">
            <text:p>55,041064</text:p>
          </table:table-cell>
          <table:table-cell table:style-name="ce57" table:formula="of:=([.AL207]+[.AM207]*256+[.AN207]*256*256+[.AO207]*256*256*256)/1000000" office:value-type="float" office:value="73.458112" calcext:value-type="float">
            <text:p>73,45811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E</text:p>
          </table:table-cell>
          <table:table-cell table:style-name="ce9" office:value-type="string" calcext:value-type="string">
            <text:p>8C</text:p>
          </table:table-cell>
          <table:table-cell table:style-name="ce9" office:value-type="string" calcext:value-type="string">
            <text:p>DB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3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8];16)" office:value-type="float" office:value="83" calcext:value-type="float">
            <text:p>83</text:p>
          </table:table-cell>
          <table:table-cell table:style-name="ce24" table:formula="of:=DECIMAL([.B208];16)" office:value-type="float" office:value="0" calcext:value-type="float">
            <text:p>0</text:p>
          </table:table-cell>
          <table:table-cell table:style-name="ce24" table:formula="of:=DECIMAL([.C208];16)" office:value-type="float" office:value="215" calcext:value-type="float">
            <text:p>215</text:p>
          </table:table-cell>
          <table:table-cell table:style-name="ce24" table:formula="of:=DECIMAL([.D208];16)" office:value-type="float" office:value="206" calcext:value-type="float">
            <text:p>206</text:p>
          </table:table-cell>
          <table:table-cell table:style-name="ce35" table:formula="of:=DECIMAL([.E208];16)" office:value-type="float" office:value="140" calcext:value-type="float">
            <text:p>140</text:p>
          </table:table-cell>
          <table:table-cell table:style-name="ce35" table:formula="of:=DECIMAL([.F208];16)" office:value-type="float" office:value="219" calcext:value-type="float">
            <text:p>219</text:p>
          </table:table-cell>
          <table:table-cell table:style-name="ce35" table:formula="of:=DECIMAL([.G208];16)" office:value-type="float" office:value="71" calcext:value-type="float">
            <text:p>71</text:p>
          </table:table-cell>
          <table:table-cell table:style-name="ce35" table:formula="of:=DECIMAL([.H208];16)" office:value-type="float" office:value="3" calcext:value-type="float">
            <text:p>3</text:p>
          </table:table-cell>
          <table:table-cell table:style-name="ce41" table:formula="of:=DECIMAL([.I208];16)" office:value-type="float" office:value="224" calcext:value-type="float">
            <text:p>224</text:p>
          </table:table-cell>
          <table:table-cell table:style-name="ce41" table:formula="of:=DECIMAL([.J208];16)" office:value-type="float" office:value="226" calcext:value-type="float">
            <text:p>226</text:p>
          </table:table-cell>
          <table:table-cell table:style-name="ce41" table:formula="of:=DECIMAL([.K208];16)" office:value-type="float" office:value="96" calcext:value-type="float">
            <text:p>96</text:p>
          </table:table-cell>
          <table:table-cell table:style-name="ce41" table:formula="of:=DECIMAL([.L208];16)" office:value-type="float" office:value="4" calcext:value-type="float">
            <text:p>4</text:p>
          </table:table-cell>
          <table:table-cell table:style-name="ce35" table:formula="of:=DECIMAL([.M208];16)" office:value-type="float" office:value="220" calcext:value-type="float">
            <text:p>220</text:p>
          </table:table-cell>
          <table:table-cell table:style-name="ce35" table:formula="of:=DECIMAL([.N208];16)" office:value-type="float" office:value="218" calcext:value-type="float">
            <text:p>218</text:p>
          </table:table-cell>
          <table:table-cell table:style-name="ce35" table:formula="of:=DECIMAL([.O208];16)" office:value-type="float" office:value="71" calcext:value-type="float">
            <text:p>71</text:p>
          </table:table-cell>
          <table:table-cell table:style-name="ce35" table:formula="of:=DECIMAL([.P208];16)" office:value-type="float" office:value="3" calcext:value-type="float">
            <text:p>3</text:p>
          </table:table-cell>
          <table:table-cell table:style-name="ce41" table:formula="of:=DECIMAL([.Q208];16)" office:value-type="float" office:value="240" calcext:value-type="float">
            <text:p>240</text:p>
          </table:table-cell>
          <table:table-cell table:style-name="ce41" table:formula="of:=DECIMAL([.R208];16)" office:value-type="float" office:value="227" calcext:value-type="float">
            <text:p>227</text:p>
          </table:table-cell>
          <table:table-cell table:style-name="ce41" table:formula="of:=DECIMAL([.S208];16)" office:value-type="float" office:value="96" calcext:value-type="float">
            <text:p>96</text:p>
          </table:table-cell>
          <table:table-cell table:style-name="ce46" table:formula="of:=DECIMAL([.T208];16)" office:value-type="float" office:value="4" calcext:value-type="float">
            <text:p>4</text:p>
          </table:table-cell>
          <table:table-cell/>
          <table:table-cell table:style-name="ce51" table:formula="of:=([.Z208]+[.AA208]*256+[.AB208]*256*256+[.AC208]*256*256*256)/1000000" office:value-type="float" office:value="55.040908" calcext:value-type="float">
            <text:p>55,040908</text:p>
          </table:table-cell>
          <table:table-cell table:formula="of:=([.AD208]+[.AE208]*256+[.AF208]*256*256+[.AG208]*256*256*256)/1000000" office:value-type="float" office:value="73.4584" calcext:value-type="float">
            <text:p>73,4584</text:p>
          </table:table-cell>
          <table:table-cell table:style-name="ce54" table:formula="of:=([.AH208]+[.AI208]*256+[.AJ208]*256*256+[.AK208]*256*256*256)/1000000" office:value-type="float" office:value="55.040732" calcext:value-type="float">
            <text:p>55,040732</text:p>
          </table:table-cell>
          <table:table-cell table:style-name="ce57" table:formula="of:=([.AL208]+[.AM208]*256+[.AN208]*256*256+[.AO208]*256*256*256)/1000000" office:value-type="float" office:value="73.458672" calcext:value-type="float">
            <text:p>73,45867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CF</text:p>
          </table:table-cell>
          <table:table-cell table:style-name="ce9" office:value-type="string" calcext:value-type="string">
            <text:p>3C</text:p>
          </table:table-cell>
          <table:table-cell table:style-name="ce9" office:value-type="string" calcext:value-type="string">
            <text:p>DA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E5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D9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0" calcext:value-type="float">
            <text:p>20</text:p>
          </table:table-cell>
          <table:table-cell table:style-name="ce9" office:value-type="string" calcext:value-type="string">
            <text:p>E6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09];16)" office:value-type="float" office:value="83" calcext:value-type="float">
            <text:p>83</text:p>
          </table:table-cell>
          <table:table-cell table:style-name="ce24" table:formula="of:=DECIMAL([.B209];16)" office:value-type="float" office:value="0" calcext:value-type="float">
            <text:p>0</text:p>
          </table:table-cell>
          <table:table-cell table:style-name="ce24" table:formula="of:=DECIMAL([.C209];16)" office:value-type="float" office:value="215" calcext:value-type="float">
            <text:p>215</text:p>
          </table:table-cell>
          <table:table-cell table:style-name="ce24" table:formula="of:=DECIMAL([.D209];16)" office:value-type="float" office:value="207" calcext:value-type="float">
            <text:p>207</text:p>
          </table:table-cell>
          <table:table-cell table:style-name="ce35" table:formula="of:=DECIMAL([.E209];16)" office:value-type="float" office:value="60" calcext:value-type="float">
            <text:p>60</text:p>
          </table:table-cell>
          <table:table-cell table:style-name="ce35" table:formula="of:=DECIMAL([.F209];16)" office:value-type="float" office:value="218" calcext:value-type="float">
            <text:p>218</text:p>
          </table:table-cell>
          <table:table-cell table:style-name="ce35" table:formula="of:=DECIMAL([.G209];16)" office:value-type="float" office:value="71" calcext:value-type="float">
            <text:p>71</text:p>
          </table:table-cell>
          <table:table-cell table:style-name="ce35" table:formula="of:=DECIMAL([.H209];16)" office:value-type="float" office:value="3" calcext:value-type="float">
            <text:p>3</text:p>
          </table:table-cell>
          <table:table-cell table:style-name="ce41" table:formula="of:=DECIMAL([.I209];16)" office:value-type="float" office:value="16" calcext:value-type="float">
            <text:p>16</text:p>
          </table:table-cell>
          <table:table-cell table:style-name="ce41" table:formula="of:=DECIMAL([.J209];16)" office:value-type="float" office:value="229" calcext:value-type="float">
            <text:p>229</text:p>
          </table:table-cell>
          <table:table-cell table:style-name="ce41" table:formula="of:=DECIMAL([.K209];16)" office:value-type="float" office:value="96" calcext:value-type="float">
            <text:p>96</text:p>
          </table:table-cell>
          <table:table-cell table:style-name="ce41" table:formula="of:=DECIMAL([.L209];16)" office:value-type="float" office:value="4" calcext:value-type="float">
            <text:p>4</text:p>
          </table:table-cell>
          <table:table-cell table:style-name="ce35" table:formula="of:=DECIMAL([.M209];16)" office:value-type="float" office:value="144" calcext:value-type="float">
            <text:p>144</text:p>
          </table:table-cell>
          <table:table-cell table:style-name="ce35" table:formula="of:=DECIMAL([.N209];16)" office:value-type="float" office:value="217" calcext:value-type="float">
            <text:p>217</text:p>
          </table:table-cell>
          <table:table-cell table:style-name="ce35" table:formula="of:=DECIMAL([.O209];16)" office:value-type="float" office:value="71" calcext:value-type="float">
            <text:p>71</text:p>
          </table:table-cell>
          <table:table-cell table:style-name="ce35" table:formula="of:=DECIMAL([.P209];16)" office:value-type="float" office:value="3" calcext:value-type="float">
            <text:p>3</text:p>
          </table:table-cell>
          <table:table-cell table:style-name="ce41" table:formula="of:=DECIMAL([.Q209];16)" office:value-type="float" office:value="32" calcext:value-type="float">
            <text:p>32</text:p>
          </table:table-cell>
          <table:table-cell table:style-name="ce41" table:formula="of:=DECIMAL([.R209];16)" office:value-type="float" office:value="230" calcext:value-type="float">
            <text:p>230</text:p>
          </table:table-cell>
          <table:table-cell table:style-name="ce41" table:formula="of:=DECIMAL([.S209];16)" office:value-type="float" office:value="96" calcext:value-type="float">
            <text:p>96</text:p>
          </table:table-cell>
          <table:table-cell table:style-name="ce46" table:formula="of:=DECIMAL([.T209];16)" office:value-type="float" office:value="4" calcext:value-type="float">
            <text:p>4</text:p>
          </table:table-cell>
          <table:table-cell/>
          <table:table-cell table:style-name="ce51" table:formula="of:=([.Z209]+[.AA209]*256+[.AB209]*256*256+[.AC209]*256*256*256)/1000000" office:value-type="float" office:value="55.040572" calcext:value-type="float">
            <text:p>55,040572</text:p>
          </table:table-cell>
          <table:table-cell table:formula="of:=([.AD209]+[.AE209]*256+[.AF209]*256*256+[.AG209]*256*256*256)/1000000" office:value-type="float" office:value="73.45896" calcext:value-type="float">
            <text:p>73,45896</text:p>
          </table:table-cell>
          <table:table-cell table:style-name="ce54" table:formula="of:=([.AH209]+[.AI209]*256+[.AJ209]*256*256+[.AK209]*256*256*256)/1000000" office:value-type="float" office:value="55.0404" calcext:value-type="float">
            <text:p>55,0404</text:p>
          </table:table-cell>
          <table:table-cell table:style-name="ce57" table:formula="of:=([.AL209]+[.AM209]*256+[.AN209]*256*256+[.AO209]*256*256*256)/1000000" office:value-type="float" office:value="73.459232" calcext:value-type="float">
            <text:p>73,45923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E7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8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E8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0];16)" office:value-type="float" office:value="83" calcext:value-type="float">
            <text:p>83</text:p>
          </table:table-cell>
          <table:table-cell table:style-name="ce24" table:formula="of:=DECIMAL([.B210];16)" office:value-type="float" office:value="0" calcext:value-type="float">
            <text:p>0</text:p>
          </table:table-cell>
          <table:table-cell table:style-name="ce24" table:formula="of:=DECIMAL([.C210];16)" office:value-type="float" office:value="215" calcext:value-type="float">
            <text:p>215</text:p>
          </table:table-cell>
          <table:table-cell table:style-name="ce24" table:formula="of:=DECIMAL([.D210];16)" office:value-type="float" office:value="208" calcext:value-type="float">
            <text:p>208</text:p>
          </table:table-cell>
          <table:table-cell table:style-name="ce35" table:formula="of:=DECIMAL([.E210];16)" office:value-type="float" office:value="224" calcext:value-type="float">
            <text:p>224</text:p>
          </table:table-cell>
          <table:table-cell table:style-name="ce35" table:formula="of:=DECIMAL([.F210];16)" office:value-type="float" office:value="216" calcext:value-type="float">
            <text:p>216</text:p>
          </table:table-cell>
          <table:table-cell table:style-name="ce35" table:formula="of:=DECIMAL([.G210];16)" office:value-type="float" office:value="71" calcext:value-type="float">
            <text:p>71</text:p>
          </table:table-cell>
          <table:table-cell table:style-name="ce35" table:formula="of:=DECIMAL([.H210];16)" office:value-type="float" office:value="3" calcext:value-type="float">
            <text:p>3</text:p>
          </table:table-cell>
          <table:table-cell table:style-name="ce41" table:formula="of:=DECIMAL([.I210];16)" office:value-type="float" office:value="56" calcext:value-type="float">
            <text:p>56</text:p>
          </table:table-cell>
          <table:table-cell table:style-name="ce41" table:formula="of:=DECIMAL([.J210];16)" office:value-type="float" office:value="231" calcext:value-type="float">
            <text:p>231</text:p>
          </table:table-cell>
          <table:table-cell table:style-name="ce41" table:formula="of:=DECIMAL([.K210];16)" office:value-type="float" office:value="96" calcext:value-type="float">
            <text:p>96</text:p>
          </table:table-cell>
          <table:table-cell table:style-name="ce41" table:formula="of:=DECIMAL([.L210];16)" office:value-type="float" office:value="4" calcext:value-type="float">
            <text:p>4</text:p>
          </table:table-cell>
          <table:table-cell table:style-name="ce35" table:formula="of:=DECIMAL([.M210];16)" office:value-type="float" office:value="72" calcext:value-type="float">
            <text:p>72</text:p>
          </table:table-cell>
          <table:table-cell table:style-name="ce35" table:formula="of:=DECIMAL([.N210];16)" office:value-type="float" office:value="216" calcext:value-type="float">
            <text:p>216</text:p>
          </table:table-cell>
          <table:table-cell table:style-name="ce35" table:formula="of:=DECIMAL([.O210];16)" office:value-type="float" office:value="71" calcext:value-type="float">
            <text:p>71</text:p>
          </table:table-cell>
          <table:table-cell table:style-name="ce35" table:formula="of:=DECIMAL([.P210];16)" office:value-type="float" office:value="3" calcext:value-type="float">
            <text:p>3</text:p>
          </table:table-cell>
          <table:table-cell table:style-name="ce41" table:formula="of:=DECIMAL([.Q210];16)" office:value-type="float" office:value="72" calcext:value-type="float">
            <text:p>72</text:p>
          </table:table-cell>
          <table:table-cell table:style-name="ce41" table:formula="of:=DECIMAL([.R210];16)" office:value-type="float" office:value="232" calcext:value-type="float">
            <text:p>232</text:p>
          </table:table-cell>
          <table:table-cell table:style-name="ce41" table:formula="of:=DECIMAL([.S210];16)" office:value-type="float" office:value="96" calcext:value-type="float">
            <text:p>96</text:p>
          </table:table-cell>
          <table:table-cell table:style-name="ce46" table:formula="of:=DECIMAL([.T210];16)" office:value-type="float" office:value="4" calcext:value-type="float">
            <text:p>4</text:p>
          </table:table-cell>
          <table:table-cell/>
          <table:table-cell table:style-name="ce51" table:formula="of:=([.Z210]+[.AA210]*256+[.AB210]*256*256+[.AC210]*256*256*256)/1000000" office:value-type="float" office:value="55.040224" calcext:value-type="float">
            <text:p>55,040224</text:p>
          </table:table-cell>
          <table:table-cell table:formula="of:=([.AD210]+[.AE210]*256+[.AF210]*256*256+[.AG210]*256*256*256)/1000000" office:value-type="float" office:value="73.459512" calcext:value-type="float">
            <text:p>73,459512</text:p>
          </table:table-cell>
          <table:table-cell table:style-name="ce54" table:formula="of:=([.AH210]+[.AI210]*256+[.AJ210]*256*256+[.AK210]*256*256*256)/1000000" office:value-type="float" office:value="55.040072" calcext:value-type="float">
            <text:p>55,040072</text:p>
          </table:table-cell>
          <table:table-cell table:style-name="ce57" table:formula="of:=([.AL210]+[.AM210]*256+[.AN210]*256*256+[.AO210]*256*256*256)/1000000" office:value-type="float" office:value="73.459784" calcext:value-type="float">
            <text:p>73,459784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1</text:p>
          </table:table-cell>
          <table:table-cell table:style-name="ce9" office:value-type="string" calcext:value-type="string">
            <text:p>B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8" calcext:value-type="float">
            <text:p>58</text:p>
          </table:table-cell>
          <table:table-cell table:style-name="ce9" office:value-type="string" calcext:value-type="string">
            <text:p>E9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A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1];16)" office:value-type="float" office:value="83" calcext:value-type="float">
            <text:p>83</text:p>
          </table:table-cell>
          <table:table-cell table:style-name="ce24" table:formula="of:=DECIMAL([.B211];16)" office:value-type="float" office:value="0" calcext:value-type="float">
            <text:p>0</text:p>
          </table:table-cell>
          <table:table-cell table:style-name="ce24" table:formula="of:=DECIMAL([.C211];16)" office:value-type="float" office:value="215" calcext:value-type="float">
            <text:p>215</text:p>
          </table:table-cell>
          <table:table-cell table:style-name="ce24" table:formula="of:=DECIMAL([.D211];16)" office:value-type="float" office:value="209" calcext:value-type="float">
            <text:p>209</text:p>
          </table:table-cell>
          <table:table-cell table:style-name="ce35" table:formula="of:=DECIMAL([.E211];16)" office:value-type="float" office:value="176" calcext:value-type="float">
            <text:p>176</text:p>
          </table:table-cell>
          <table:table-cell table:style-name="ce35" table:formula="of:=DECIMAL([.F211];16)" office:value-type="float" office:value="215" calcext:value-type="float">
            <text:p>215</text:p>
          </table:table-cell>
          <table:table-cell table:style-name="ce35" table:formula="of:=DECIMAL([.G211];16)" office:value-type="float" office:value="71" calcext:value-type="float">
            <text:p>71</text:p>
          </table:table-cell>
          <table:table-cell table:style-name="ce35" table:formula="of:=DECIMAL([.H211];16)" office:value-type="float" office:value="3" calcext:value-type="float">
            <text:p>3</text:p>
          </table:table-cell>
          <table:table-cell table:style-name="ce41" table:formula="of:=DECIMAL([.I211];16)" office:value-type="float" office:value="88" calcext:value-type="float">
            <text:p>88</text:p>
          </table:table-cell>
          <table:table-cell table:style-name="ce41" table:formula="of:=DECIMAL([.J211];16)" office:value-type="float" office:value="233" calcext:value-type="float">
            <text:p>233</text:p>
          </table:table-cell>
          <table:table-cell table:style-name="ce41" table:formula="of:=DECIMAL([.K211];16)" office:value-type="float" office:value="96" calcext:value-type="float">
            <text:p>96</text:p>
          </table:table-cell>
          <table:table-cell table:style-name="ce41" table:formula="of:=DECIMAL([.L211];16)" office:value-type="float" office:value="4" calcext:value-type="float">
            <text:p>4</text:p>
          </table:table-cell>
          <table:table-cell table:style-name="ce35" table:formula="of:=DECIMAL([.M211];16)" office:value-type="float" office:value="16" calcext:value-type="float">
            <text:p>16</text:p>
          </table:table-cell>
          <table:table-cell table:style-name="ce35" table:formula="of:=DECIMAL([.N211];16)" office:value-type="float" office:value="215" calcext:value-type="float">
            <text:p>215</text:p>
          </table:table-cell>
          <table:table-cell table:style-name="ce35" table:formula="of:=DECIMAL([.O211];16)" office:value-type="float" office:value="71" calcext:value-type="float">
            <text:p>71</text:p>
          </table:table-cell>
          <table:table-cell table:style-name="ce35" table:formula="of:=DECIMAL([.P211];16)" office:value-type="float" office:value="3" calcext:value-type="float">
            <text:p>3</text:p>
          </table:table-cell>
          <table:table-cell table:style-name="ce41" table:formula="of:=DECIMAL([.Q211];16)" office:value-type="float" office:value="104" calcext:value-type="float">
            <text:p>104</text:p>
          </table:table-cell>
          <table:table-cell table:style-name="ce41" table:formula="of:=DECIMAL([.R211];16)" office:value-type="float" office:value="234" calcext:value-type="float">
            <text:p>234</text:p>
          </table:table-cell>
          <table:table-cell table:style-name="ce41" table:formula="of:=DECIMAL([.S211];16)" office:value-type="float" office:value="96" calcext:value-type="float">
            <text:p>96</text:p>
          </table:table-cell>
          <table:table-cell table:style-name="ce46" table:formula="of:=DECIMAL([.T211];16)" office:value-type="float" office:value="4" calcext:value-type="float">
            <text:p>4</text:p>
          </table:table-cell>
          <table:table-cell/>
          <table:table-cell table:style-name="ce51" table:formula="of:=([.Z211]+[.AA211]*256+[.AB211]*256*256+[.AC211]*256*256*256)/1000000" office:value-type="float" office:value="55.03992" calcext:value-type="float">
            <text:p>55,03992</text:p>
          </table:table-cell>
          <table:table-cell table:formula="of:=([.AD211]+[.AE211]*256+[.AF211]*256*256+[.AG211]*256*256*256)/1000000" office:value-type="float" office:value="73.460056" calcext:value-type="float">
            <text:p>73,460056</text:p>
          </table:table-cell>
          <table:table-cell table:style-name="ce54" table:formula="of:=([.AH211]+[.AI211]*256+[.AJ211]*256*256+[.AK211]*256*256*256)/1000000" office:value-type="float" office:value="55.03976" calcext:value-type="float">
            <text:p>55,03976</text:p>
          </table:table-cell>
          <table:table-cell table:style-name="ce57" table:formula="of:=([.AL211]+[.AM211]*256+[.AN211]*256*256+[.AO211]*256*256*256)/1000000" office:value-type="float" office:value="73.460328" calcext:value-type="float">
            <text:p>73,46032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2</text:p>
          </table:table-cell>
          <table:table-cell table:style-name="ce9" office:value-type="float" office:value="74" calcext:value-type="float">
            <text:p>74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B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EC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2];16)" office:value-type="float" office:value="83" calcext:value-type="float">
            <text:p>83</text:p>
          </table:table-cell>
          <table:table-cell table:style-name="ce24" table:formula="of:=DECIMAL([.B212];16)" office:value-type="float" office:value="0" calcext:value-type="float">
            <text:p>0</text:p>
          </table:table-cell>
          <table:table-cell table:style-name="ce24" table:formula="of:=DECIMAL([.C212];16)" office:value-type="float" office:value="215" calcext:value-type="float">
            <text:p>215</text:p>
          </table:table-cell>
          <table:table-cell table:style-name="ce24" table:formula="of:=DECIMAL([.D212];16)" office:value-type="float" office:value="210" calcext:value-type="float">
            <text:p>210</text:p>
          </table:table-cell>
          <table:table-cell table:style-name="ce35" table:formula="of:=DECIMAL([.E212];16)" office:value-type="float" office:value="116" calcext:value-type="float">
            <text:p>116</text:p>
          </table:table-cell>
          <table:table-cell table:style-name="ce35" table:formula="of:=DECIMAL([.F212];16)" office:value-type="float" office:value="214" calcext:value-type="float">
            <text:p>214</text:p>
          </table:table-cell>
          <table:table-cell table:style-name="ce35" table:formula="of:=DECIMAL([.G212];16)" office:value-type="float" office:value="71" calcext:value-type="float">
            <text:p>71</text:p>
          </table:table-cell>
          <table:table-cell table:style-name="ce35" table:formula="of:=DECIMAL([.H212];16)" office:value-type="float" office:value="3" calcext:value-type="float">
            <text:p>3</text:p>
          </table:table-cell>
          <table:table-cell table:style-name="ce41" table:formula="of:=DECIMAL([.I212];16)" office:value-type="float" office:value="144" calcext:value-type="float">
            <text:p>144</text:p>
          </table:table-cell>
          <table:table-cell table:style-name="ce41" table:formula="of:=DECIMAL([.J212];16)" office:value-type="float" office:value="235" calcext:value-type="float">
            <text:p>235</text:p>
          </table:table-cell>
          <table:table-cell table:style-name="ce41" table:formula="of:=DECIMAL([.K212];16)" office:value-type="float" office:value="96" calcext:value-type="float">
            <text:p>96</text:p>
          </table:table-cell>
          <table:table-cell table:style-name="ce41" table:formula="of:=DECIMAL([.L212];16)" office:value-type="float" office:value="4" calcext:value-type="float">
            <text:p>4</text:p>
          </table:table-cell>
          <table:table-cell table:style-name="ce35" table:formula="of:=DECIMAL([.M212];16)" office:value-type="float" office:value="224" calcext:value-type="float">
            <text:p>224</text:p>
          </table:table-cell>
          <table:table-cell table:style-name="ce35" table:formula="of:=DECIMAL([.N212];16)" office:value-type="float" office:value="213" calcext:value-type="float">
            <text:p>213</text:p>
          </table:table-cell>
          <table:table-cell table:style-name="ce35" table:formula="of:=DECIMAL([.O212];16)" office:value-type="float" office:value="71" calcext:value-type="float">
            <text:p>71</text:p>
          </table:table-cell>
          <table:table-cell table:style-name="ce35" table:formula="of:=DECIMAL([.P212];16)" office:value-type="float" office:value="3" calcext:value-type="float">
            <text:p>3</text:p>
          </table:table-cell>
          <table:table-cell table:style-name="ce41" table:formula="of:=DECIMAL([.Q212];16)" office:value-type="float" office:value="184" calcext:value-type="float">
            <text:p>184</text:p>
          </table:table-cell>
          <table:table-cell table:style-name="ce41" table:formula="of:=DECIMAL([.R212];16)" office:value-type="float" office:value="236" calcext:value-type="float">
            <text:p>236</text:p>
          </table:table-cell>
          <table:table-cell table:style-name="ce41" table:formula="of:=DECIMAL([.S212];16)" office:value-type="float" office:value="96" calcext:value-type="float">
            <text:p>96</text:p>
          </table:table-cell>
          <table:table-cell table:style-name="ce46" table:formula="of:=DECIMAL([.T212];16)" office:value-type="float" office:value="4" calcext:value-type="float">
            <text:p>4</text:p>
          </table:table-cell>
          <table:table-cell/>
          <table:table-cell table:style-name="ce51" table:formula="of:=([.Z212]+[.AA212]*256+[.AB212]*256*256+[.AC212]*256*256*256)/1000000" office:value-type="float" office:value="55.039604" calcext:value-type="float">
            <text:p>55,039604</text:p>
          </table:table-cell>
          <table:table-cell table:formula="of:=([.AD212]+[.AE212]*256+[.AF212]*256*256+[.AG212]*256*256*256)/1000000" office:value-type="float" office:value="73.460624" calcext:value-type="float">
            <text:p>73,460624</text:p>
          </table:table-cell>
          <table:table-cell table:style-name="ce54" table:formula="of:=([.AH212]+[.AI212]*256+[.AJ212]*256*256+[.AK212]*256*256*256)/1000000" office:value-type="float" office:value="55.039456" calcext:value-type="float">
            <text:p>55,039456</text:p>
          </table:table-cell>
          <table:table-cell table:style-name="ce57" table:formula="of:=([.AL212]+[.AM212]*256+[.AN212]*256*256+[.AO212]*256*256*256)/1000000" office:value-type="float" office:value="73.46092" calcext:value-type="float">
            <text:p>73,46092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8" calcext:value-type="float">
            <text:p>48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D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A0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3];16)" office:value-type="float" office:value="83" calcext:value-type="float">
            <text:p>83</text:p>
          </table:table-cell>
          <table:table-cell table:style-name="ce24" table:formula="of:=DECIMAL([.B213];16)" office:value-type="float" office:value="0" calcext:value-type="float">
            <text:p>0</text:p>
          </table:table-cell>
          <table:table-cell table:style-name="ce24" table:formula="of:=DECIMAL([.C213];16)" office:value-type="float" office:value="215" calcext:value-type="float">
            <text:p>215</text:p>
          </table:table-cell>
          <table:table-cell table:style-name="ce24" table:formula="of:=DECIMAL([.D213];16)" office:value-type="float" office:value="211" calcext:value-type="float">
            <text:p>211</text:p>
          </table:table-cell>
          <table:table-cell table:style-name="ce35" table:formula="of:=DECIMAL([.E213];16)" office:value-type="float" office:value="72" calcext:value-type="float">
            <text:p>72</text:p>
          </table:table-cell>
          <table:table-cell table:style-name="ce35" table:formula="of:=DECIMAL([.F213];16)" office:value-type="float" office:value="213" calcext:value-type="float">
            <text:p>213</text:p>
          </table:table-cell>
          <table:table-cell table:style-name="ce35" table:formula="of:=DECIMAL([.G213];16)" office:value-type="float" office:value="71" calcext:value-type="float">
            <text:p>71</text:p>
          </table:table-cell>
          <table:table-cell table:style-name="ce35" table:formula="of:=DECIMAL([.H213];16)" office:value-type="float" office:value="3" calcext:value-type="float">
            <text:p>3</text:p>
          </table:table-cell>
          <table:table-cell table:style-name="ce41" table:formula="of:=DECIMAL([.I213];16)" office:value-type="float" office:value="208" calcext:value-type="float">
            <text:p>208</text:p>
          </table:table-cell>
          <table:table-cell table:style-name="ce41" table:formula="of:=DECIMAL([.J213];16)" office:value-type="float" office:value="237" calcext:value-type="float">
            <text:p>237</text:p>
          </table:table-cell>
          <table:table-cell table:style-name="ce41" table:formula="of:=DECIMAL([.K213];16)" office:value-type="float" office:value="96" calcext:value-type="float">
            <text:p>96</text:p>
          </table:table-cell>
          <table:table-cell table:style-name="ce41" table:formula="of:=DECIMAL([.L213];16)" office:value-type="float" office:value="4" calcext:value-type="float">
            <text:p>4</text:p>
          </table:table-cell>
          <table:table-cell table:style-name="ce35" table:formula="of:=DECIMAL([.M213];16)" office:value-type="float" office:value="160" calcext:value-type="float">
            <text:p>160</text:p>
          </table:table-cell>
          <table:table-cell table:style-name="ce35" table:formula="of:=DECIMAL([.N213];16)" office:value-type="float" office:value="212" calcext:value-type="float">
            <text:p>212</text:p>
          </table:table-cell>
          <table:table-cell table:style-name="ce35" table:formula="of:=DECIMAL([.O213];16)" office:value-type="float" office:value="71" calcext:value-type="float">
            <text:p>71</text:p>
          </table:table-cell>
          <table:table-cell table:style-name="ce35" table:formula="of:=DECIMAL([.P213];16)" office:value-type="float" office:value="3" calcext:value-type="float">
            <text:p>3</text:p>
          </table:table-cell>
          <table:table-cell table:style-name="ce41" table:formula="of:=DECIMAL([.Q213];16)" office:value-type="float" office:value="240" calcext:value-type="float">
            <text:p>240</text:p>
          </table:table-cell>
          <table:table-cell table:style-name="ce41" table:formula="of:=DECIMAL([.R213];16)" office:value-type="float" office:value="238" calcext:value-type="float">
            <text:p>238</text:p>
          </table:table-cell>
          <table:table-cell table:style-name="ce41" table:formula="of:=DECIMAL([.S213];16)" office:value-type="float" office:value="96" calcext:value-type="float">
            <text:p>96</text:p>
          </table:table-cell>
          <table:table-cell table:style-name="ce46" table:formula="of:=DECIMAL([.T213];16)" office:value-type="float" office:value="4" calcext:value-type="float">
            <text:p>4</text:p>
          </table:table-cell>
          <table:table-cell/>
          <table:table-cell table:style-name="ce51" table:formula="of:=([.Z213]+[.AA213]*256+[.AB213]*256*256+[.AC213]*256*256*256)/1000000" office:value-type="float" office:value="55.039304" calcext:value-type="float">
            <text:p>55,039304</text:p>
          </table:table-cell>
          <table:table-cell table:formula="of:=([.AD213]+[.AE213]*256+[.AF213]*256*256+[.AG213]*256*256*256)/1000000" office:value-type="float" office:value="73.4612" calcext:value-type="float">
            <text:p>73,4612</text:p>
          </table:table-cell>
          <table:table-cell table:style-name="ce54" table:formula="of:=([.AH213]+[.AI213]*256+[.AJ213]*256*256+[.AK213]*256*256*256)/1000000" office:value-type="float" office:value="55.039136" calcext:value-type="float">
            <text:p>55,039136</text:p>
          </table:table-cell>
          <table:table-cell table:style-name="ce57" table:formula="of:=([.AL213]+[.AM213]*256+[.AN213]*256*256+[.AO213]*256*256*256)/1000000" office:value-type="float" office:value="73.461488" calcext:value-type="float">
            <text:p>73,46148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string" calcext:value-type="string">
            <text:p>F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4" calcext:value-type="float">
            <text:p>44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string" calcext:value-type="string">
            <text:p>F1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4];16)" office:value-type="float" office:value="83" calcext:value-type="float">
            <text:p>83</text:p>
          </table:table-cell>
          <table:table-cell table:style-name="ce24" table:formula="of:=DECIMAL([.B214];16)" office:value-type="float" office:value="0" calcext:value-type="float">
            <text:p>0</text:p>
          </table:table-cell>
          <table:table-cell table:style-name="ce24" table:formula="of:=DECIMAL([.C214];16)" office:value-type="float" office:value="215" calcext:value-type="float">
            <text:p>215</text:p>
          </table:table-cell>
          <table:table-cell table:style-name="ce24" table:formula="of:=DECIMAL([.D214];16)" office:value-type="float" office:value="212" calcext:value-type="float">
            <text:p>212</text:p>
          </table:table-cell>
          <table:table-cell table:style-name="ce35" table:formula="of:=DECIMAL([.E214];16)" office:value-type="float" office:value="244" calcext:value-type="float">
            <text:p>244</text:p>
          </table:table-cell>
          <table:table-cell table:style-name="ce35" table:formula="of:=DECIMAL([.F214];16)" office:value-type="float" office:value="211" calcext:value-type="float">
            <text:p>211</text:p>
          </table:table-cell>
          <table:table-cell table:style-name="ce35" table:formula="of:=DECIMAL([.G214];16)" office:value-type="float" office:value="71" calcext:value-type="float">
            <text:p>71</text:p>
          </table:table-cell>
          <table:table-cell table:style-name="ce35" table:formula="of:=DECIMAL([.H214];16)" office:value-type="float" office:value="3" calcext:value-type="float">
            <text:p>3</text:p>
          </table:table-cell>
          <table:table-cell table:style-name="ce41" table:formula="of:=DECIMAL([.I214];16)" office:value-type="float" office:value="248" calcext:value-type="float">
            <text:p>248</text:p>
          </table:table-cell>
          <table:table-cell table:style-name="ce41" table:formula="of:=DECIMAL([.J214];16)" office:value-type="float" office:value="239" calcext:value-type="float">
            <text:p>239</text:p>
          </table:table-cell>
          <table:table-cell table:style-name="ce41" table:formula="of:=DECIMAL([.K214];16)" office:value-type="float" office:value="96" calcext:value-type="float">
            <text:p>96</text:p>
          </table:table-cell>
          <table:table-cell table:style-name="ce41" table:formula="of:=DECIMAL([.L214];16)" office:value-type="float" office:value="4" calcext:value-type="float">
            <text:p>4</text:p>
          </table:table-cell>
          <table:table-cell table:style-name="ce35" table:formula="of:=DECIMAL([.M214];16)" office:value-type="float" office:value="68" calcext:value-type="float">
            <text:p>68</text:p>
          </table:table-cell>
          <table:table-cell table:style-name="ce35" table:formula="of:=DECIMAL([.N214];16)" office:value-type="float" office:value="211" calcext:value-type="float">
            <text:p>211</text:p>
          </table:table-cell>
          <table:table-cell table:style-name="ce35" table:formula="of:=DECIMAL([.O214];16)" office:value-type="float" office:value="71" calcext:value-type="float">
            <text:p>71</text:p>
          </table:table-cell>
          <table:table-cell table:style-name="ce35" table:formula="of:=DECIMAL([.P214];16)" office:value-type="float" office:value="3" calcext:value-type="float">
            <text:p>3</text:p>
          </table:table-cell>
          <table:table-cell table:style-name="ce41" table:formula="of:=DECIMAL([.Q214];16)" office:value-type="float" office:value="24" calcext:value-type="float">
            <text:p>24</text:p>
          </table:table-cell>
          <table:table-cell table:style-name="ce41" table:formula="of:=DECIMAL([.R214];16)" office:value-type="float" office:value="241" calcext:value-type="float">
            <text:p>241</text:p>
          </table:table-cell>
          <table:table-cell table:style-name="ce41" table:formula="of:=DECIMAL([.S214];16)" office:value-type="float" office:value="96" calcext:value-type="float">
            <text:p>96</text:p>
          </table:table-cell>
          <table:table-cell table:style-name="ce46" table:formula="of:=DECIMAL([.T214];16)" office:value-type="float" office:value="4" calcext:value-type="float">
            <text:p>4</text:p>
          </table:table-cell>
          <table:table-cell/>
          <table:table-cell table:style-name="ce51" table:formula="of:=([.Z214]+[.AA214]*256+[.AB214]*256*256+[.AC214]*256*256*256)/1000000" office:value-type="float" office:value="55.038964" calcext:value-type="float">
            <text:p>55,038964</text:p>
          </table:table-cell>
          <table:table-cell table:formula="of:=([.AD214]+[.AE214]*256+[.AF214]*256*256+[.AG214]*256*256*256)/1000000" office:value-type="float" office:value="73.461752" calcext:value-type="float">
            <text:p>73,461752</text:p>
          </table:table-cell>
          <table:table-cell table:style-name="ce54" table:formula="of:=([.AH214]+[.AI214]*256+[.AJ214]*256*256+[.AK214]*256*256*256)/1000000" office:value-type="float" office:value="55.038788" calcext:value-type="float">
            <text:p>55,038788</text:p>
          </table:table-cell>
          <table:table-cell table:style-name="ce57" table:formula="of:=([.AL214]+[.AM214]*256+[.AN214]*256*256+[.AO214]*256*256*256)/1000000" office:value-type="float" office:value="73.46204" calcext:value-type="float">
            <text:p>73,46204</text:p>
          </table:table-cell>
          <table:table-cell table:number-columns-repeated="978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80" calcext:value-type="float">
            <text:p>80</text:p>
          </table:table-cell>
          <table:table-cell table:style-name="ce9" office:value-type="string" calcext:value-type="string">
            <text:p>D3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38" calcext:value-type="float">
            <text:p>38</text:p>
          </table:table-cell>
          <table:table-cell table:style-name="ce9" office:value-type="string" calcext:value-type="string">
            <text:p>F0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8" calcext:value-type="float">
            <text:p>68</text:p>
          </table:table-cell>
          <table:table-cell table:style-name="ce9" office:value-type="string" calcext:value-type="string">
            <text:p>EF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20" table:formula="of:=DECIMAL([.A215];16)" office:value-type="float" office:value="83" calcext:value-type="float">
            <text:p>83</text:p>
          </table:table-cell>
          <table:table-cell table:style-name="ce28" table:formula="of:=DECIMAL([.B215];16)" office:value-type="float" office:value="0" calcext:value-type="float">
            <text:p>0</text:p>
          </table:table-cell>
          <table:table-cell table:style-name="ce28" table:formula="of:=DECIMAL([.C215];16)" office:value-type="float" office:value="215" calcext:value-type="float">
            <text:p>215</text:p>
          </table:table-cell>
          <table:table-cell table:style-name="ce28" table:formula="of:=DECIMAL([.D215];16)" office:value-type="float" office:value="213" calcext:value-type="float">
            <text:p>213</text:p>
          </table:table-cell>
          <table:table-cell table:style-name="ce37" table:formula="of:=DECIMAL([.E215];16)" office:value-type="float" office:value="128" calcext:value-type="float">
            <text:p>128</text:p>
          </table:table-cell>
          <table:table-cell table:style-name="ce37" table:formula="of:=DECIMAL([.F215];16)" office:value-type="float" office:value="211" calcext:value-type="float">
            <text:p>211</text:p>
          </table:table-cell>
          <table:table-cell table:style-name="ce37" table:formula="of:=DECIMAL([.G215];16)" office:value-type="float" office:value="71" calcext:value-type="float">
            <text:p>71</text:p>
          </table:table-cell>
          <table:table-cell table:style-name="ce37" table:formula="of:=DECIMAL([.H215];16)" office:value-type="float" office:value="3" calcext:value-type="float">
            <text:p>3</text:p>
          </table:table-cell>
          <table:table-cell table:style-name="ce43" table:formula="of:=DECIMAL([.I215];16)" office:value-type="float" office:value="56" calcext:value-type="float">
            <text:p>56</text:p>
          </table:table-cell>
          <table:table-cell table:style-name="ce43" table:formula="of:=DECIMAL([.J215];16)" office:value-type="float" office:value="240" calcext:value-type="float">
            <text:p>240</text:p>
          </table:table-cell>
          <table:table-cell table:style-name="ce43" table:formula="of:=DECIMAL([.K215];16)" office:value-type="float" office:value="96" calcext:value-type="float">
            <text:p>96</text:p>
          </table:table-cell>
          <table:table-cell table:style-name="ce43" table:formula="of:=DECIMAL([.L215];16)" office:value-type="float" office:value="4" calcext:value-type="float">
            <text:p>4</text:p>
          </table:table-cell>
          <table:table-cell table:style-name="ce37" table:formula="of:=DECIMAL([.M215];16)" office:value-type="float" office:value="8" calcext:value-type="float">
            <text:p>8</text:p>
          </table:table-cell>
          <table:table-cell table:style-name="ce37" table:formula="of:=DECIMAL([.N215];16)" office:value-type="float" office:value="212" calcext:value-type="float">
            <text:p>212</text:p>
          </table:table-cell>
          <table:table-cell table:style-name="ce37" table:formula="of:=DECIMAL([.O215];16)" office:value-type="float" office:value="71" calcext:value-type="float">
            <text:p>71</text:p>
          </table:table-cell>
          <table:table-cell table:style-name="ce37" table:formula="of:=DECIMAL([.P215];16)" office:value-type="float" office:value="3" calcext:value-type="float">
            <text:p>3</text:p>
          </table:table-cell>
          <table:table-cell table:style-name="ce43" table:formula="of:=DECIMAL([.Q215];16)" office:value-type="float" office:value="104" calcext:value-type="float">
            <text:p>104</text:p>
          </table:table-cell>
          <table:table-cell table:style-name="ce43" table:formula="of:=DECIMAL([.R215];16)" office:value-type="float" office:value="239" calcext:value-type="float">
            <text:p>239</text:p>
          </table:table-cell>
          <table:table-cell table:style-name="ce41" table:formula="of:=DECIMAL([.S215];16)" office:value-type="float" office:value="96" calcext:value-type="float">
            <text:p>96</text:p>
          </table:table-cell>
          <table:table-cell table:style-name="ce46" table:formula="of:=DECIMAL([.T215];16)" office:value-type="float" office:value="4" calcext:value-type="float">
            <text:p>4</text:p>
          </table:table-cell>
          <table:table-cell/>
          <table:table-cell table:style-name="ce51" table:formula="of:=([.Z215]+[.AA215]*256+[.AB215]*256*256+[.AC215]*256*256*256)/1000000" office:value-type="float" office:value="55.038848" calcext:value-type="float">
            <text:p>55,038848</text:p>
          </table:table-cell>
          <table:table-cell table:formula="of:=([.AD215]+[.AE215]*256+[.AF215]*256*256+[.AG215]*256*256*256)/1000000" office:value-type="float" office:value="73.461816" calcext:value-type="float">
            <text:p>73,461816</text:p>
          </table:table-cell>
          <table:table-cell table:style-name="ce54" table:formula="of:=([.AH215]+[.AI215]*256+[.AJ215]*256*256+[.AK215]*256*256*256)/1000000" office:value-type="float" office:value="55.038984" calcext:value-type="float">
            <text:p>55,038984</text:p>
          </table:table-cell>
          <table:table-cell table:style-name="ce57" table:formula="of:=([.AL215]+[.AM215]*256+[.AN215]*256*256+[.AO215]*256*256*256)/1000000" office:value-type="float" office:value="73.461608" calcext:value-type="float">
            <text:p>73,461608</text:p>
          </table:table-cell>
          <table:table-cell table:number-columns-repeated="978"/>
        </table:table-row>
        <table:table-row table:style-name="ro1">
          <table:table-cell table:style-name="ce4" office:value-type="float" office:value="53" calcext:value-type="float">
            <text:p>53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D6</text:p>
          </table:table-cell>
          <table:table-cell table:style-name="ce9" office:value-type="float" office:value="88" calcext:value-type="float">
            <text:p>88</text:p>
          </table:table-cell>
          <table:table-cell table:style-name="ce9" office:value-type="string" calcext:value-type="string">
            <text:p>D4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string" calcext:value-type="string">
            <text:p>EE</text:p>
          </table:table-cell>
          <table:table-cell table:style-name="ce9" office:value-type="float" office:value="60" calcext:value-type="float">
            <text:p>60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string" calcext:value-type="string">
            <text:p>D5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90" calcext:value-type="float">
            <text:p>90</text:p>
          </table:table-cell>
          <table:table-cell table:style-name="ce9" office:value-type="string" calcext:value-type="string">
            <text:p>ED</text:p>
          </table:table-cell>
          <table:table-cell table:style-name="ce9" office:value-type="float" office:value="60" calcext:value-type="float">
            <text:p>60</text:p>
          </table:table-cell>
          <table:table-cell table:style-name="ce11" office:value-type="float" office:value="4" calcext:value-type="float">
            <text:p>4</text:p>
          </table:table-cell>
          <table:table-cell/>
          <table:table-cell table:style-name="ce16" table:formula="of:=DECIMAL([.A216];16)" office:value-type="float" office:value="83" calcext:value-type="float">
            <text:p>83</text:p>
          </table:table-cell>
          <table:table-cell table:style-name="ce24" table:formula="of:=DECIMAL([.B216];16)" office:value-type="float" office:value="0" calcext:value-type="float">
            <text:p>0</text:p>
          </table:table-cell>
          <table:table-cell table:style-name="ce24" table:formula="of:=DECIMAL([.C216];16)" office:value-type="float" office:value="215" calcext:value-type="float">
            <text:p>215</text:p>
          </table:table-cell>
          <table:table-cell table:style-name="ce24" table:formula="of:=DECIMAL([.D216];16)" office:value-type="float" office:value="214" calcext:value-type="float">
            <text:p>214</text:p>
          </table:table-cell>
          <table:table-cell table:style-name="ce35" table:formula="of:=DECIMAL([.E216];16)" office:value-type="float" office:value="136" calcext:value-type="float">
            <text:p>136</text:p>
          </table:table-cell>
          <table:table-cell table:style-name="ce35" table:formula="of:=DECIMAL([.F216];16)" office:value-type="float" office:value="212" calcext:value-type="float">
            <text:p>212</text:p>
          </table:table-cell>
          <table:table-cell table:style-name="ce35" table:formula="of:=DECIMAL([.G216];16)" office:value-type="float" office:value="71" calcext:value-type="float">
            <text:p>71</text:p>
          </table:table-cell>
          <table:table-cell table:style-name="ce35" table:formula="of:=DECIMAL([.H216];16)" office:value-type="float" office:value="3" calcext:value-type="float">
            <text:p>3</text:p>
          </table:table-cell>
          <table:table-cell table:style-name="ce41" table:formula="of:=DECIMAL([.I216];16)" office:value-type="float" office:value="112" calcext:value-type="float">
            <text:p>112</text:p>
          </table:table-cell>
          <table:table-cell table:style-name="ce41" table:formula="of:=DECIMAL([.J216];16)" office:value-type="float" office:value="238" calcext:value-type="float">
            <text:p>238</text:p>
          </table:table-cell>
          <table:table-cell table:style-name="ce41" table:formula="of:=DECIMAL([.K216];16)" office:value-type="float" office:value="96" calcext:value-type="float">
            <text:p>96</text:p>
          </table:table-cell>
          <table:table-cell table:style-name="ce41" table:formula="of:=DECIMAL([.L216];16)" office:value-type="float" office:value="4" calcext:value-type="float">
            <text:p>4</text:p>
          </table:table-cell>
          <table:table-cell table:style-name="ce35" table:formula="of:=DECIMAL([.M216];16)" office:value-type="float" office:value="4" calcext:value-type="float">
            <text:p>4</text:p>
          </table:table-cell>
          <table:table-cell table:style-name="ce35" table:formula="of:=DECIMAL([.N216];16)" office:value-type="float" office:value="213" calcext:value-type="float">
            <text:p>213</text:p>
          </table:table-cell>
          <table:table-cell table:style-name="ce35" table:formula="of:=DECIMAL([.O216];16)" office:value-type="float" office:value="71" calcext:value-type="float">
            <text:p>71</text:p>
          </table:table-cell>
          <table:table-cell table:style-name="ce35" table:formula="of:=DECIMAL([.P216];16)" office:value-type="float" office:value="3" calcext:value-type="float">
            <text:p>3</text:p>
          </table:table-cell>
          <table:table-cell table:style-name="ce41" table:formula="of:=DECIMAL([.Q216];16)" office:value-type="float" office:value="144" calcext:value-type="float">
            <text:p>144</text:p>
          </table:table-cell>
          <table:table-cell table:style-name="ce41" table:formula="of:=DECIMAL([.R216];16)" office:value-type="float" office:value="237" calcext:value-type="float">
            <text:p>237</text:p>
          </table:table-cell>
          <table:table-cell table:style-name="ce41" table:formula="of:=DECIMAL([.S216];16)" office:value-type="float" office:value="96" calcext:value-type="float">
            <text:p>96</text:p>
          </table:table-cell>
          <table:table-cell table:style-name="ce46" table:formula="of:=DECIMAL([.T216];16)" office:value-type="float" office:value="4" calcext:value-type="float">
            <text:p>4</text:p>
          </table:table-cell>
          <table:table-cell/>
          <table:table-cell table:style-name="ce51" table:formula="of:=([.Z216]+[.AA216]*256+[.AB216]*256*256+[.AC216]*256*256*256)/1000000" office:value-type="float" office:value="55.039112" calcext:value-type="float">
            <text:p>55,039112</text:p>
          </table:table-cell>
          <table:table-cell table:formula="of:=([.AD216]+[.AE216]*256+[.AF216]*256*256+[.AG216]*256*256*256)/1000000" office:value-type="float" office:value="73.46136" calcext:value-type="float">
            <text:p>73,46136</text:p>
          </table:table-cell>
          <table:table-cell table:style-name="ce54" table:formula="of:=([.AH216]+[.AI216]*256+[.AJ216]*256*256+[.AK216]*256*256*256)/1000000" office:value-type="float" office:value="55.039236" calcext:value-type="float">
            <text:p>55,039236</text:p>
          </table:table-cell>
          <table:table-cell table:style-name="ce57" table:formula="of:=([.AL216]+[.AM216]*256+[.AN216]*256*256+[.AO216]*256*256*256)/1000000" office:value-type="float" office:value="73.461136" calcext:value-type="float">
            <text:p>73,461136</text:p>
          </table:table-cell>
          <table:table-cell table:number-columns-repeated="978"/>
        </table:table-row>
        <table:table-row table:style-name="ro1">
          <table:table-cell table:style-name="ce5" office:value-type="float" office:value="53" calcext:value-type="float">
            <text:p>5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2" table:style-name="ce10" office:value-type="string" calcext:value-type="string">
            <text:p>D7</text:p>
          </table:table-cell>
          <table:table-cell table:style-name="ce10" office:value-type="string" calcext:value-type="string">
            <text:p>6C</text:p>
          </table:table-cell>
          <table:table-cell table:style-name="ce10" office:value-type="string" calcext:value-type="string">
            <text:p>D5</text:p>
          </table:table-cell>
          <table:table-cell table:style-name="ce10" office:value-type="float" office:value="47" calcext:value-type="float">
            <text:p>4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string" calcext:value-type="string">
            <text:p>C8</text:p>
          </table:table-cell>
          <table:table-cell table:style-name="ce10" office:value-type="string" calcext:value-type="string">
            <text:p>EC</text:p>
          </table:table-cell>
          <table:table-cell table:style-name="ce10" office:value-type="float" office:value="60" calcext:value-type="float">
            <text:p>60</text:p>
          </table:table-cell>
          <table:table-cell table:style-name="ce10" office:value-type="float" office:value="4" calcext:value-type="float">
            <text:p>4</text:p>
          </table:table-cell>
          <table:table-cell table:number-columns-repeated="7" table:style-name="ce10" office:value-type="float" office:value="0" calcext:value-type="float">
            <text:p>0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21" table:formula="of:=DECIMAL([.A217];16)" office:value-type="float" office:value="83" calcext:value-type="float">
            <text:p>83</text:p>
          </table:table-cell>
          <table:table-cell table:style-name="ce29" table:formula="of:=DECIMAL([.B217];16)" office:value-type="float" office:value="0" calcext:value-type="float">
            <text:p>0</text:p>
          </table:table-cell>
          <table:table-cell table:style-name="ce29" table:formula="of:=DECIMAL([.C217];16)" office:value-type="float" office:value="215" calcext:value-type="float">
            <text:p>215</text:p>
          </table:table-cell>
          <table:table-cell table:style-name="ce29" table:formula="of:=DECIMAL([.D217];16)" office:value-type="float" office:value="215" calcext:value-type="float">
            <text:p>215</text:p>
          </table:table-cell>
          <table:table-cell table:style-name="ce38" table:formula="of:=DECIMAL([.E217];16)" office:value-type="float" office:value="108" calcext:value-type="float">
            <text:p>108</text:p>
          </table:table-cell>
          <table:table-cell table:style-name="ce38" table:formula="of:=DECIMAL([.F217];16)" office:value-type="float" office:value="213" calcext:value-type="float">
            <text:p>213</text:p>
          </table:table-cell>
          <table:table-cell table:style-name="ce38" table:formula="of:=DECIMAL([.G217];16)" office:value-type="float" office:value="71" calcext:value-type="float">
            <text:p>71</text:p>
          </table:table-cell>
          <table:table-cell table:style-name="ce38" table:formula="of:=DECIMAL([.H217];16)" office:value-type="float" office:value="3" calcext:value-type="float">
            <text:p>3</text:p>
          </table:table-cell>
          <table:table-cell table:style-name="ce44" table:formula="of:=DECIMAL([.I217];16)" office:value-type="float" office:value="200" calcext:value-type="float">
            <text:p>200</text:p>
          </table:table-cell>
          <table:table-cell table:style-name="ce44" table:formula="of:=DECIMAL([.J217];16)" office:value-type="float" office:value="236" calcext:value-type="float">
            <text:p>236</text:p>
          </table:table-cell>
          <table:table-cell table:style-name="ce44" table:formula="of:=DECIMAL([.K217];16)" office:value-type="float" office:value="96" calcext:value-type="float">
            <text:p>96</text:p>
          </table:table-cell>
          <table:table-cell table:style-name="ce44" table:formula="of:=DECIMAL([.L217];16)" office:value-type="float" office:value="4" calcext:value-type="float">
            <text:p>4</text:p>
          </table:table-cell>
          <table:table-cell table:style-name="ce38" table:formula="of:=DECIMAL([.M217];16)" office:value-type="float" office:value="0" calcext:value-type="float">
            <text:p>0</text:p>
          </table:table-cell>
          <table:table-cell table:style-name="ce38" table:formula="of:=DECIMAL([.N217];16)" office:value-type="float" office:value="0" calcext:value-type="float">
            <text:p>0</text:p>
          </table:table-cell>
          <table:table-cell table:style-name="ce38" table:formula="of:=DECIMAL([.O217];16)" office:value-type="float" office:value="0" calcext:value-type="float">
            <text:p>0</text:p>
          </table:table-cell>
          <table:table-cell table:style-name="ce38" table:formula="of:=DECIMAL([.P217];16)" office:value-type="float" office:value="0" calcext:value-type="float">
            <text:p>0</text:p>
          </table:table-cell>
          <table:table-cell table:style-name="ce44" table:formula="of:=DECIMAL([.Q217];16)" office:value-type="float" office:value="0" calcext:value-type="float">
            <text:p>0</text:p>
          </table:table-cell>
          <table:table-cell table:style-name="ce44" table:formula="of:=DECIMAL([.R217];16)" office:value-type="float" office:value="0" calcext:value-type="float">
            <text:p>0</text:p>
          </table:table-cell>
          <table:table-cell table:style-name="ce44" table:formula="of:=DECIMAL([.S217];16)" office:value-type="float" office:value="0" calcext:value-type="float">
            <text:p>0</text:p>
          </table:table-cell>
          <table:table-cell table:style-name="ce47" table:formula="of:=DECIMAL([.T217];16)" office:value-type="float" office:value="0" calcext:value-type="float">
            <text:p>0</text:p>
          </table:table-cell>
          <table:table-cell/>
          <table:table-cell table:style-name="ce51" table:formula="of:=([.Z217]+[.AA217]*256+[.AB217]*256*256+[.AC217]*256*256*256)/1000000" office:value-type="float" office:value="55.03934" calcext:value-type="float">
            <text:p>55,03934</text:p>
          </table:table-cell>
          <table:table-cell table:formula="of:=([.AD217]+[.AE217]*256+[.AF217]*256*256+[.AG217]*256*256*256)/1000000" office:value-type="float" office:value="73.460936" calcext:value-type="float">
            <text:p>73,460936</text:p>
          </table:table-cell>
          <table:table-cell table:style-name="ce54" table:formula="of:=([.AH217]+[.AI217]*256+[.AJ217]*256*256+[.AK217]*256*256*256)/1000000" office:value-type="float" office:value="0" calcext:value-type="float">
            <text:p>0</text:p>
          </table:table-cell>
          <table:table-cell table:style-name="ce57" table:formula="of:=([.AL217]+[.AM217]*256+[.AN217]*256*256+[.AO217]*256*256*256)/1000000" office:value-type="float" office:value="0" calcext:value-type="float">
            <text:p>0</text:p>
          </table:table-cell>
          <table:table-cell table:number-columns-repeated="978"/>
        </table:table-row>
        <table:table-row table:style-name="ro1" table:number-rows-repeated="10483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7" number:language="ru" number:country="RU"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7P0"/>
    </number:number-style>
    <number:number-style style:name="N10108P0" style:volatile="true" number:language="ru" number:country="RU">
      <number:number number:decimal-places="0" loext:min-decimal-places="0" number:min-integer-digits="1" number:grouping="true"/>
      <number:text>р.</number:text>
    </number:number-style>
    <number:number-style style:name="N10108" number:language="ru" number:country="RU">
      <style:text-properties fo:color="#ff0000"/>
      <number:text>-</number:text>
      <number:number number:decimal-places="0" loext:min-decimal-places="0" number:min-integer-digits="1" number:grouping="true"/>
      <number:text>р.</number:text>
      <style:map style:condition="value()&gt;=0" style:apply-style-name="N10108P0"/>
    </number:number-style>
    <number:number-style style:name="N10109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09" number:language="ru" number:country="RU"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09P0"/>
    </number:number-style>
    <number:number-style style:name="N10110P0" style:volatile="true" number:language="ru" number:country="RU">
      <number:number number:decimal-places="2" loext:min-decimal-places="2" number:min-integer-digits="1" number:grouping="true"/>
      <number:text>р.</number:text>
    </number:number-style>
    <number:number-style style:name="N10110" number:language="ru" number:country="RU">
      <style:text-properties fo:color="#ff0000"/>
      <number:text>-</number:text>
      <number:number number:decimal-places="2" loext:min-decimal-places="2" number:min-integer-digits="1" number:grouping="true"/>
      <number:text>р.</number:text>
      <style:map style:condition="value()&gt;=0" style:apply-style-name="N10110P0"/>
    </number:number-style>
    <number:date-style style:name="N10111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10112" number:language="ru" number:country="RU">
      <number:month number:textual="true"/>
      <number:text>.</number:text>
      <number:year/>
    </number:date-style>
    <number:time-style style:name="N10113" number:language="ru" number:country="RU">
      <number:hours/>
      <number:text>:</number:text>
      <number:minutes number:style="long"/>
      <number:text> </number:text>
      <number:am-pm/>
    </number:time-style>
    <number:time-style style:name="N10114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ru" number:country="RU">
      <number:hours/>
      <number:text>:</number:text>
      <number:minutes number:style="long"/>
    </number:time-style>
    <number:time-style style:name="N10116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10117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8" number:language="ru" number:country="RU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ru" number:country="RU">
      <number:number number:decimal-places="0" loext:min-decimal-places="0" number:min-integer-digits="1" number:grouping="true"/>
      <number:text>   </number:text>
    </number:number-style>
    <number:number-style style:name="N10119" number:language="ru" number:country="RU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0" number:language="ru" number:country="RU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ru" number:country="RU">
      <number:number number:decimal-places="2" loext:min-decimal-places="2" number:min-integer-digits="1" number:grouping="true"/>
      <number:text>   </number:text>
    </number:number-style>
    <number:number-style style:name="N10121" number:language="ru" number:country="RU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2P2" style:volatile="true" number:language="ru" number:country="RU">
      <loext:text> </loext:text>
      <loext:fill-character> </loext:fill-character>
      <number:text>-    </number:text>
    </number:number-style>
    <number:text-style style:name="N10122" number:language="ru" number:country="RU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ru" number:country="RU">
      <loext:text> 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1" style:volatile="true" number:language="ru" number:country="RU">
      <loext:text>-</loext:text>
      <loext:fill-character> </loext:fill-character>
      <number:number number:decimal-places="0" loext:min-decimal-places="0" number:min-integer-digits="1" number:grouping="true"/>
      <number:text>р. </number:text>
    </number:number-style>
    <number:number-style style:name="N10123P2" style:volatile="true" number:language="ru" number:country="RU">
      <loext:text> </loext:text>
      <loext:fill-character> </loext:fill-character>
      <number:text>-р. </number:text>
    </number:number-style>
    <number:text-style style:name="N10123" number:language="ru" number:country="RU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4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4" number:language="ru" number:country="RU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5P0" style:volatile="true" number:language="ru" number:country="RU">
      <loext:text> 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1" style:volatile="true" number:language="ru" number:country="RU">
      <loext:text>-</loext:text>
      <loext:fill-character> </loext:fill-character>
      <number:number number:decimal-places="2" loext:min-decimal-places="2" number:min-integer-digits="1" number:grouping="true"/>
      <number:text>р. </number:text>
    </number:number-style>
    <number:number-style style:name="N10125P2" style:volatile="true" number:language="ru" number:country="RU">
      <loext:text> </loext:text>
      <loext:fill-character> </loext:fill-character>
      <number:text>-</number:text>
      <number:number number:decimal-places="0" loext:min-decimal-places="0" number:min-integer-digits="0"/>
      <number:text>р. </number:text>
    </number:number-style>
    <number:text-style style:name="N10125" number:language="ru" number:country="R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9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PageStyle_5f_Безымянный_20_документ_20_1" style:display-name="PageStyle_Безымянный документ 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Страница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dc:date>2019-01-09T13:29:05.982948997</dc:date>
    <meta:editing-cycles>15</meta:editing-cycles>
    <meta:editing-duration>PT1H18M8S</meta:editing-duration>
    <meta:generator>LibreOffice/6.0.7.3$Linux_X86_64 LibreOffice_project/00m0$Build-3</meta:generator>
    <meta:document-statistic meta:table-count="1" meta:cell-count="9482" meta:object-count="0"/>
  </office:meta>
</office:document-meta>
</file>